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1827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6.4929in"/>
    </style:style>
    <style:style style:name="co9" style:family="table-column">
      <style:table-column-properties fo:break-before="auto" style:column-width="2.039in"/>
    </style:style>
    <style:style style:name="co10" style:family="table-column">
      <style:table-column-properties fo:break-before="auto" style:column-width="0.298in"/>
    </style:style>
    <style:style style:name="co11" style:family="table-column">
      <style:table-column-properties fo:break-before="auto" style:column-width="3.6598in"/>
    </style:style>
    <style:style style:name="co12" style:family="table-column">
      <style:table-column-properties fo:break-before="auto" style:column-width="0.8709in"/>
    </style:style>
    <style:style style:name="co13" style:family="table-column">
      <style:table-column-properties fo:break-before="auto" style:column-width="0.2638in"/>
    </style:style>
    <style:style style:name="co14" style:family="table-column">
      <style:table-column-properties fo:break-before="auto" style:column-width="6.8571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1.2236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0.2535in"/>
    </style:style>
    <style:style style:name="co19" style:family="table-column">
      <style:table-column-properties fo:break-before="auto" style:column-width="5.4681in"/>
    </style:style>
    <style:style style:name="co20" style:family="table-column">
      <style:table-column-properties fo:break-before="auto" style:column-width="0.3862in"/>
    </style:style>
    <style:style style:name="co21" style:family="table-column">
      <style:table-column-properties fo:break-before="auto" style:column-width="0.3083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1.9071in"/>
    </style:style>
    <style:style style:name="co25" style:family="table-column">
      <style:table-column-properties fo:break-before="auto" style:column-width="1.8634in"/>
    </style:style>
    <style:style style:name="co26" style:family="table-column">
      <style:table-column-properties fo:break-before="auto" style:column-width="0.7055in"/>
    </style:style>
    <style:style style:name="co27" style:family="table-column">
      <style:table-column-properties fo:break-before="auto" style:column-width="0.9583in"/>
    </style:style>
    <style:style style:name="co28" style:family="table-column">
      <style:table-column-properties fo:break-before="auto" style:column-width="0.9925in"/>
    </style:style>
    <style:style style:name="co29" style:family="table-column">
      <style:table-column-properties fo:break-before="auto" style:column-width="1.0917in"/>
    </style:style>
    <style:style style:name="co30" style:family="table-column">
      <style:table-column-properties fo:break-before="auto" style:column-width="0.2201in"/>
    </style:style>
    <style:style style:name="co31" style:family="table-column">
      <style:table-column-properties fo:break-before="auto" style:column-width="3.7811in"/>
    </style:style>
    <style:style style:name="co32" style:family="table-column">
      <style:table-column-properties fo:break-before="auto" style:column-width="0.9256in"/>
    </style:style>
    <style:style style:name="co33" style:family="table-column">
      <style:table-column-properties fo:break-before="auto" style:column-width="0.8264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5.1256in"/>
    </style:style>
    <style:style style:name="co36" style:family="table-column">
      <style:table-column-properties fo:break-before="auto" style:column-width="4.2661in"/>
    </style:style>
    <style:style style:name="co37" style:family="table-column">
      <style:table-column-properties fo:break-before="auto" style:column-width="0.1866in"/>
    </style:style>
    <style:style style:name="co38" style:family="table-column">
      <style:table-column-properties fo:break-before="auto" style:column-width="6.2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65in" fo:break-before="auto" style:use-optimal-row-height="false"/>
    </style:style>
    <style:style style:name="ta1" style:family="table" style:master-page-name="PageStyle_5f_punishment_20_yearly">
      <style:table-properties table:display="true" style:writing-mode="lr-tb"/>
    </style:style>
    <style:style style:name="ta2" style:family="table" style:master-page-name="PageStyle_5f_by_20_military_20_situation">
      <style:table-properties table:display="true" style:writing-mode="lr-tb"/>
    </style:style>
    <style:style style:name="ta3" style:family="table" style:master-page-name="PageStyle_5f_comparison_20_to_20_England_20__26__20_Wales">
      <style:table-properties table:display="true" style:writing-mode="lr-tb"/>
    </style:style>
    <style:style style:name="ta4" style:family="table" style:master-page-name="PageStyle_5f_int._20_compare_20_1977">
      <style:table-properties table:display="true" style:writing-mode="lr-tb"/>
    </style:style>
    <style:style style:name="ta5" style:family="table" style:master-page-name="PageStyle_5f_int._20_compare_20_2010">
      <style:table-properties table:display="true" style:writing-mode="lr-tb"/>
    </style:style>
    <style:style style:name="ta6" style:family="table" style:master-page-name="PageStyle_5f_prisoners_20_yearly_20_estimates">
      <style:table-properties table:display="true" style:writing-mode="lr-tb"/>
    </style:style>
    <style:style style:name="ta7" style:family="table" style:master-page-name="PageStyle_5f_misc_20_sta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1" style:family="table-cell" style:parent-style-name="Excel_20_Built-in_20_Percent" style:data-style-name="N800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4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5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1" style:family="table-cell" style:parent-style-name="Excel_20_Built-in_20_Normal" style:data-style-name="N118"/>
    <style:style style:name="ce3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120"/>
    <style:style style:name="ce3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6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8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9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Comma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Comma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 style:data-style-name="N8001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nishment yearl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3" table:number-columns-repeated="3" table:default-cell-style-name="Excel_20_Built-in_20_Normal"/>
        <table:table-column table:style-name="co4" table:number-columns-repeated="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6" table:number-columns-repeated="3" table:default-cell-style-name="ce6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05" table:default-cell-style-name="Excel_20_Built-in_20_Normal"/>
        <table:table-row table:style-name="ro1">
          <table:table-cell table:style-name="ce1" office:value-type="string" table:number-columns-spanned="4" table:number-rows-spanned="1">
            <text:p>Punishment prevalence and sex ratio in the United States since 1815</text:p>
          </table:table-cell>
          <table:covered-table-cell table:number-columns-repeated="3" table:style-name="ce5"/>
          <table:table-cell table:number-columns-repeated="14"/>
          <table:table-cell office:value-type="string">
            <text:p>Repository: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http://acrosswalls.org/datasets/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>
            <text:p>males</text:p>
          </table:table-cell>
          <table:table-cell table:style-name="ce4" office:value-type="string">
            <text:p>females</text:p>
          </table:table-cell>
          <table:table-cell table:number-columns-repeated="14"/>
          <table:table-cell office:value-type="string">
            <text:p>Version: 1.0</text:p>
          </table:table-cell>
          <table:table-cell table:number-columns-repeated="1005"/>
        </table:table-row>
        <table:table-row table:style-name="ro1">
          <table:table-cell table:style-name="ce1" office:value-type="string" table:number-columns-spanned="2" table:number-rows-spanned="1">
            <text:p>years of absence for persons executed</text:p>
          </table:table-cell>
          <table:covered-table-cell table:style-name="ce5"/>
          <table:table-cell table:style-name="ce7" table:formula="of:=[$'misc stats'.B5]" office:value-type="float" office:value="35.8">
            <text:p>36</text:p>
          </table:table-cell>
          <table:table-cell table:style-name="ce7" table:formula="of:=[$'misc stats'.C5]" office:value-type="float" office:value="36.2">
            <text:p>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8" office:value-type="string">
            <text:p>resident population</text:p>
          </table:table-cell>
          <table:table-cell table:style-name="ce9" office:value-type="string" table:number-columns-spanned="5" table:number-rows-spanned="1">
            <text:p>absent in punishment</text:p>
          </table:table-cell>
          <table:covered-table-cell table:number-columns-repeated="3" table:style-name="ce12"/>
          <table:covered-table-cell table:style-name="ce14"/>
          <table:table-cell table:style-name="ce16" office:value-type="string" table:number-columns-spanned="2" table:number-rows-spanned="1">
            <text:p>absence in punishment distribution by cause</text:p>
          </table:table-cell>
          <table:covered-table-cell table:style-name="ce19"/>
          <table:table-cell table:style-name="ce20" office:value-type="string">
            <text:p>punishment sex ratio (25yr ma)</text:p>
          </table:table-cell>
          <table:table-cell table:style-name="ce19" office:value-type="string">
            <text:p>punishment sex ratio</text:p>
          </table:table-cell>
          <table:table-cell table:style-name="ce16" office:value-type="string" table:number-columns-spanned="2" table:number-rows-spanned="1">
            <text:p>punishment by execution</text:p>
          </table:table-cell>
          <table:covered-table-cell table:style-name="ce19"/>
          <table:table-cell table:style-name="ce23" office:value-type="string" table:number-columns-spanned="3" table:number-rows-spanned="1">
            <text:p>punishment by holding in prison (prisoners)</text:p>
          </table:table-cell>
          <table:covered-table-cell table:style-name="ce24"/>
          <table:covered-table-cell table:style-name="ce25"/>
          <table:table-cell table:style-name="ce2" table:number-columns-repeated="1007"/>
        </table:table-row>
        <table:table-row table:style-name="ro3">
          <table:table-cell table:style-name="ce3" office:value-type="string">
            <text:p>year</text:p>
          </table:table-cell>
          <table:table-cell table:style-name="ce2" office:value-type="string">
            <text:p>US military situation</text:p>
          </table:table-cell>
          <table:table-cell table:style-name="ce8" office:value-type="string">
            <text:p>total (1000s)</text:p>
          </table:table-cell>
          <table:table-cell table:style-name="ce10" office:value-type="string">
            <text:p>sex ratio</text:p>
          </table:table-cell>
          <table:table-cell table:style-name="ce13" office:value-type="string">
            <text:p>prevalence</text:p>
          </table:table-cell>
          <table:table-cell table:style-name="ce13" office:value-type="string">
            <text:p>males &amp; females</text:p>
          </table:table-cell>
          <table:table-cell table:style-name="ce13" office:value-type="string">
            <text:p>males</text:p>
          </table:table-cell>
          <table:table-cell table:style-name="ce15" office:value-type="string">
            <text:p>females</text:p>
          </table:table-cell>
          <table:table-cell table:style-name="ce10" office:value-type="string">
            <text:p>executed</text:p>
          </table:table-cell>
          <table:table-cell table:style-name="ce15" office:value-type="string">
            <text:p>in prison</text:p>
          </table:table-cell>
          <table:table-cell table:style-name="ce10" office:value-type="string">
            <text:p>executed</text:p>
          </table:table-cell>
          <table:table-cell table:style-name="ce15" office:value-type="string">
            <text:p>in prison</text:p>
          </table:table-cell>
          <table:table-cell table:style-name="ce10" office:value-type="string">
            <text:p>males</text:p>
          </table:table-cell>
          <table:table-cell table:style-name="ce15" office:value-type="string">
            <text:p>females</text:p>
          </table:table-cell>
          <table:table-cell table:style-name="ce10" office:value-type="string">
            <text:p>males</text:p>
          </table:table-cell>
          <table:table-cell table:style-name="ce13" office:value-type="string">
            <text:p>females</text:p>
          </table:table-cell>
          <table:table-cell table:style-name="ce15" office:value-type="string">
            <text:p>males &amp; females</text:p>
          </table:table-cell>
          <table:table-cell table:style-name="ce2"/>
          <table:table-cell table:style-name="ce2" office:value-type="string">
            <text:p>source and notes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15">
            <text:p>1815</text:p>
          </table:table-cell>
          <table:table-cell table:style-name="ce2" office:value-type="string">
            <text:p>post War of 1812</text:p>
          </table:table-cell>
          <table:table-cell table:style-name="ce8"/>
          <table:table-cell table:style-name="ce3" table:number-columns-repeated="9"/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16">
            <text:p>1816</text:p>
          </table:table-cell>
          <table:table-cell table:style-name="ce2" office:value-type="string">
            <text:p>post War of 1812</text:p>
          </table:table-cell>
          <table:table-cell table:style-name="ce8"/>
          <table:table-cell table:style-name="ce3" table:number-columns-repeated="9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/>
          <table:table-cell table:style-name="ce2" office:value-type="string">
            <text:p>executions-us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17">
            <text:p>1817</text:p>
          </table:table-cell>
          <table:table-cell table:style-name="ce2" office:value-type="string">
            <text:p>post War of 1812</text:p>
          </table:table-cell>
          <table:table-cell table:style-name="ce8"/>
          <table:table-cell table:style-name="ce3" table:number-columns-repeated="9"/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2" office:value-type="string">
            <text:p>sheet: "prisoners yearly estimates"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18">
            <text:p>1818</text:p>
          </table:table-cell>
          <table:table-cell table:style-name="ce2" office:value-type="string">
            <text:p>post War of 1812</text:p>
          </table:table-cell>
          <table:table-cell table:style-name="ce8"/>
          <table:table-cell table:style-name="ce3" table:number-columns-repeated="9"/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2"/>
          <table:table-cell table:style-name="ce2" office:value-type="string">
            <text:p>population-us-from-1790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19">
            <text:p>1819</text:p>
          </table:table-cell>
          <table:table-cell table:style-name="ce2" office:value-type="string">
            <text:p>post War of 1812</text:p>
          </table:table-cell>
          <table:table-cell table:style-name="ce8"/>
          <table:table-cell table:style-name="ce3" table:number-columns-repeated="9"/>
          <table:table-cell table:style-name="ce3"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/>
          <table:table-cell table:style-name="ce2" office:value-type="string">
            <text:p>population interpolated for inter-census years, 1881-1899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20">
            <text:p>1820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9638.453">
            <text:p>9,638</text:p>
          </table:table-cell>
          <table:table-cell table:style-name="ce3" table:number-columns-repeated="9"/>
          <table:table-cell table:style-name="ce3" office:value-type="float" office:value="42">
            <text:p>42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21">
            <text:p>1821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9920.89887366942">
            <text:p>9,921</text:p>
          </table:table-cell>
          <table:table-cell table:style-name="ce3" table:number-columns-repeated="9"/>
          <table:table-cell table:style-name="ce3" office:value-type="float" office:value="34">
            <text:p>34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2" office:value-type="string">
            <text:p>absent statistics aggregate executed and in prison using years of absence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22">
            <text:p>1822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0211.6215601793">
            <text:p>10,212</text:p>
          </table:table-cell>
          <table:table-cell table:style-name="ce3" table:number-columns-repeated="9"/>
          <table:table-cell table:style-name="ce3"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2"/>
          <table:table-cell table:style-name="ce2" office:value-type="string">
            <text:p>total population (population-total) is in thousands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23">
            <text:p>1823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0510.8636038088">
            <text:p>10,511</text:p>
          </table:table-cell>
          <table:table-cell table:style-name="ce3" table:number-columns-repeated="9"/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2"/>
          <table:table-cell table:style-name="ce2" office:value-type="string">
            <text:p>Absent-prevalence is absent per 100,000 of population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24">
            <text:p>1824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0818.8746563706">
            <text:p>10,819</text:p>
          </table:table-cell>
          <table:table-cell table:style-name="ce3" table:number-columns-repeated="9"/>
          <table:table-cell table:style-name="ce3"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2"/>
          <table:table-cell table:style-name="ce2" office:value-type="string">
            <text:p>The moving-average window for executions encompasses missing values at its endpoints.</text:p>
          </table:table-cell>
          <table:table-cell table:style-name="ce2" table:number-columns-repeated="1005"/>
        </table:table-row>
        <table:table-row table:style-name="ro4">
          <table:table-cell table:style-name="ce4" office:value-type="float" office:value="1825">
            <text:p>1825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1135.9116854912">
            <text:p>11,136</text:p>
          </table:table-cell>
          <table:table-cell table:style-name="ce3" table:number-columns-repeated="9"/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26">
            <text:p>1826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1462.2391889935">
            <text:p>11,462</text:p>
          </table:table-cell>
          <table:table-cell table:style-name="ce3" table:number-columns-repeated="9"/>
          <table:table-cell table:style-name="ce3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27">
            <text:p>1827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1798.1294155623">
            <text:p>11,798</text:p>
          </table:table-cell>
          <table:table-cell table:style-name="ce3" table:number-columns-repeated="9"/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28">
            <text:p>1828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2143.8625918764">
            <text:p>12,144</text:p>
          </table:table-cell>
          <table:table-cell table:style-name="ce3" table:number-columns-repeated="9"/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29">
            <text:p>1829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2499.7271563956">
            <text:p>12,500</text:p>
          </table:table-cell>
          <table:table-cell table:style-name="ce3" table:number-columns-repeated="9"/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0">
            <text:p>1830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2866.02">
            <text:p>12,866</text:p>
          </table:table-cell>
          <table:table-cell table:style-name="ce3" table:number-columns-repeated="7"/>
          <table:table-cell table:style-name="ce21" table:formula="of:=SUM([.M23:.M36])/SUM([.N23:.N36])" office:value-type="float" office:value="14.96875">
            <text:p>15</text:p>
          </table:table-cell>
          <table:table-cell table:style-name="ce3"/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1">
            <text:p>1831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3234.9334045994">
            <text:p>13,235</text:p>
          </table:table-cell>
          <table:table-cell table:style-name="ce3" table:number-columns-repeated="7"/>
          <table:table-cell table:style-name="ce21" table:formula="of:=SUM([.M24:.M37])/SUM([.N24:.N37])" office:value-type="float" office:value="14.2121212121212">
            <text:p>14</text:p>
          </table:table-cell>
          <table:table-cell table:style-name="ce3"/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2">
            <text:p>1832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3614.4248356664">
            <text:p>13,614</text:p>
          </table:table-cell>
          <table:table-cell table:style-name="ce3" table:number-columns-repeated="7"/>
          <table:table-cell table:style-name="ce21" table:formula="of:=SUM([.M25:.M38])/SUM([.N25:.N38])" office:value-type="float" office:value="13.2285714285714">
            <text:p>13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3">
            <text:p>1833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4004.7976018977">
            <text:p>14,005</text:p>
          </table:table-cell>
          <table:table-cell table:style-name="ce3" table:number-columns-repeated="7"/>
          <table:table-cell table:style-name="ce21" table:formula="of:=SUM([.M26:.M39])/SUM([.N26:.N39])" office:value-type="float" office:value="15.0625">
            <text:p>15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4">
            <text:p>1834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4406.3637089021">
            <text:p>14,406</text:p>
          </table:table-cell>
          <table:table-cell table:style-name="ce3" table:number-columns-repeated="7"/>
          <table:table-cell table:style-name="ce21" table:formula="of:=SUM([.M27:.M40])/SUM([.N27:.N40])" office:value-type="float" office:value="17.3571428571429">
            <text:p>17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5">
            <text:p>1835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4819.444108571">
            <text:p>14,819</text:p>
          </table:table-cell>
          <table:table-cell table:style-name="ce3" table:number-columns-repeated="7"/>
          <table:table-cell table:style-name="ce21" table:formula="of:=SUM([.M28:.M41])/SUM([.N28:.N41])" office:value-type="float" office:value="18.8076923076923">
            <text:p>19</text:p>
          </table:table-cell>
          <table:table-cell table:style-name="ce3"/>
          <table:table-cell table:style-name="ce3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6">
            <text:p>1836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5244.3689555993">
            <text:p>15,244</text:p>
          </table:table-cell>
          <table:table-cell table:style-name="ce3" table:number-columns-repeated="7"/>
          <table:table-cell table:style-name="ce21" table:formula="of:=SUM([.M29:.M42])/SUM([.N29:.N42])" office:value-type="float" office:value="16.7586206896552">
            <text:p>17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7">
            <text:p>1837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5681.4778713618">
            <text:p>15,681</text:p>
          </table:table-cell>
          <table:table-cell table:style-name="ce3" table:number-columns-repeated="7"/>
          <table:table-cell table:style-name="ce21" table:formula="of:=SUM([.M30:.M43])/SUM([.N30:.N43])" office:value-type="float" office:value="19.1538461538462">
            <text:p>19</text:p>
          </table:table-cell>
          <table:table-cell table:style-name="ce3"/>
          <table:table-cell table:style-name="ce3" office:value-type="float" office:value="47">
            <text:p>47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8">
            <text:p>1838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6131.1202153558">
            <text:p>16,131</text:p>
          </table:table-cell>
          <table:table-cell table:style-name="ce3" table:number-columns-repeated="7"/>
          <table:table-cell table:style-name="ce21" table:formula="of:=SUM([.M31:.M44])/SUM([.N31:.N44])" office:value-type="float" office:value="20.08">
            <text:p>20</text:p>
          </table:table-cell>
          <table:table-cell table:style-name="ce3"/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4">
          <table:table-cell table:style-name="ce4" office:value-type="float" office:value="1839">
            <text:p>1839</text:p>
          </table:table-cell>
          <table:table-cell table:style-name="ce2" office:value-type="string">
            <text:p>non-interventionism, pt. 2</text:p>
          </table:table-cell>
          <table:table-cell table:style-name="ce8" office:value-type="float" office:value="16593.6553644267">
            <text:p>16,594</text:p>
          </table:table-cell>
          <table:table-cell table:style-name="ce3" table:number-columns-repeated="7"/>
          <table:table-cell table:style-name="ce21" table:formula="of:=SUM([.M32:.M45])/SUM([.N32:.N45])" office:value-type="float" office:value="19.1428571428571">
            <text:p>19</text:p>
          </table:table-cell>
          <table:table-cell table:style-name="ce3"/>
          <table:table-cell table:style-name="ce3" office:value-type="float" office:value="37">
            <text:p>37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2" table:number-columns-repeated="1007"/>
        </table:table-row>
        <table:table-row table:style-name="ro1">
          <table:table-cell table:style-name="ce4" office:value-type="float" office:value="1840">
            <text:p>1840</text:p>
          </table:table-cell>
          <table:table-cell office:value-type="string">
            <text:p>non-interventionism, pt. 2</text:p>
          </table:table-cell>
          <table:table-cell table:style-name="ce7" office:value-type="float" office:value="17069.453">
            <text:p>17,069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46])/SUM([.N33:.N46])" office:value-type="float" office:value="19.5714285714286">
            <text:p>20</text:p>
          </table:table-cell>
          <table:table-cell table:style-name="ce22"/>
          <table:table-cell table:style-name="ce7" office:value-type="float" office:value="69">
            <text:p>69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1">
            <text:p>1841</text:p>
          </table:table-cell>
          <table:table-cell office:value-type="string">
            <text:p>pre Mexican American War</text:p>
          </table:table-cell>
          <table:table-cell table:style-name="ce7" office:value-type="float" office:value="17600.7523288287">
            <text:p>17,601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47])/SUM([.N33:.N47])" office:value-type="float" office:value="20.8620689655172">
            <text:p>21</text:p>
          </table:table-cell>
          <table:table-cell table:style-name="ce22"/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2">
            <text:p>1842</text:p>
          </table:table-cell>
          <table:table-cell office:value-type="string">
            <text:p>pre Mexican American War</text:p>
          </table:table-cell>
          <table:table-cell table:style-name="ce7" office:value-type="float" office:value="18148.5887415824">
            <text:p>18,149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48])/SUM([.N33:.N48])" office:value-type="float" office:value="20.40625">
            <text:p>20</text:p>
          </table:table-cell>
          <table:table-cell table:style-name="ce22"/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3">
            <text:p>1843</text:p>
          </table:table-cell>
          <table:table-cell office:value-type="string">
            <text:p>pre Mexican American War</text:p>
          </table:table-cell>
          <table:table-cell table:style-name="ce7" office:value-type="float" office:value="18713.4769672093">
            <text:p>18,713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49])/SUM([.N33:.N49])" office:value-type="float" office:value="20.7714285714286">
            <text:p>21</text:p>
          </table:table-cell>
          <table:table-cell table:style-name="ce22"/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4">
            <text:p>1844</text:p>
          </table:table-cell>
          <table:table-cell office:value-type="string">
            <text:p>pre Mexican American War</text:p>
          </table:table-cell>
          <table:table-cell table:style-name="ce7" office:value-type="float" office:value="19295.9477559763">
            <text:p>19,296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0])/SUM([.N33:.N50])" office:value-type="float" office:value="18.9512195121951">
            <text:p>19</text:p>
          </table:table-cell>
          <table:table-cell table:style-name="ce22"/>
          <table:table-cell table:style-name="ce7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5">
            <text:p>1845</text:p>
          </table:table-cell>
          <table:table-cell office:value-type="string">
            <text:p>pre Mexican American War</text:p>
          </table:table-cell>
          <table:table-cell table:style-name="ce7" office:value-type="float" office:value="19896.5483781441">
            <text:p>19,897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1])/SUM([.N33:.N51])" office:value-type="float" office:value="18.3478260869565">
            <text:p>18</text:p>
          </table:table-cell>
          <table:table-cell table:style-name="ce22"/>
          <table:table-cell table:style-name="ce7" office:value-type="float" office:value="41">
            <text:p>41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6">
            <text:p>1846</text:p>
          </table:table-cell>
          <table:table-cell office:value-type="string">
            <text:p>Mexican-American War</text:p>
          </table:table-cell>
          <table:table-cell table:style-name="ce7" office:value-type="float" office:value="20515.8431381646">
            <text:p>20,516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2])/SUM([.N33:.N52])" office:value-type="float" office:value="18.8541666666667">
            <text:p>19</text:p>
          </table:table-cell>
          <table:table-cell table:style-name="ce22"/>
          <table:table-cell table:style-name="ce7" office:value-type="float" office:value="29">
            <text:p>29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7">
            <text:p>1847</text:p>
          </table:table-cell>
          <table:table-cell office:value-type="string">
            <text:p>Mexican-American War</text:p>
          </table:table-cell>
          <table:table-cell table:style-name="ce7" office:value-type="float" office:value="21154.4139048823">
            <text:p>21,154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3])/SUM([.N33:.N53])" office:value-type="float" office:value="18.2075471698113">
            <text:p>18</text:p>
          </table:table-cell>
          <table:table-cell table:style-name="ce22"/>
          <table:table-cell table:style-name="ce7" office:value-type="float" office:value="32">
            <text:p>32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8">
            <text:p>1848</text:p>
          </table:table-cell>
          <table:table-cell office:value-type="string">
            <text:p>post Mexican American War</text:p>
          </table:table-cell>
          <table:table-cell table:style-name="ce7" office:value-type="float" office:value="21812.8606582393">
            <text:p>21,813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4])/SUM([.N33:.N54])" office:value-type="float" office:value="17.6666666666667">
            <text:p>18</text:p>
          </table:table-cell>
          <table:table-cell table:style-name="ce22"/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49">
            <text:p>1849</text:p>
          </table:table-cell>
          <table:table-cell office:value-type="string">
            <text:p>post Mexican American War</text:p>
          </table:table-cell>
          <table:table-cell table:style-name="ce7" office:value-type="float" office:value="22491.8020529962">
            <text:p>22,492</text:p>
          </table:table-cell>
          <table:table-cell table:style-name="ce11"/>
          <table:table-cell table:style-name="ce7" table:number-columns-repeated="4"/>
          <table:table-cell table:style-name="ce17" table:number-columns-repeated="2"/>
          <table:table-cell table:style-name="ce21" table:formula="of:=SUM([.M33:.M55])/SUM([.N33:.N55])" office:value-type="float" office:value="19.1929824561403">
            <text:p>19</text:p>
          </table:table-cell>
          <table:table-cell table:style-name="ce22"/>
          <table:table-cell table:style-name="ce7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" office:value-type="float" office:value="1850">
            <text:p>1850</text:p>
          </table:table-cell>
          <table:table-cell office:value-type="string">
            <text:p>post Mexican American War</text:p>
          </table:table-cell>
          <table:table-cell table:style-name="ce7" office:value-type="float" office:value="23191.876">
            <text:p>23,192</text:p>
          </table:table-cell>
          <table:table-cell table:style-name="ce11"/>
          <table:table-cell table:style-name="ce7" table:formula="of:=[.F43]*100/[.C43]" office:value-type="float" office:value="60.3564371181104">
            <text:p>60</text:p>
          </table:table-cell>
          <table:table-cell table:style-name="ce7" table:formula="of:=SUM(OFFSET([.M43];-[.C$4]+1;0;[.C$4];1))+SUM(OFFSET([.N43];-[.D$4]+1;0;[.D$4];1))+[.Q43]" office:value-type="float" office:value="13997.7900544501">
            <text:p>13,998</text:p>
          </table:table-cell>
          <table:table-cell table:style-name="ce7" table:number-columns-repeated="2"/>
          <table:table-cell table:style-name="ce18" table:formula="of:=(SUM(OFFSET([.M43];-[.C$4]+1;0;[.C$4];1))+SUM(OFFSET([.N43];-[.D$4]+1;0;[.D$4];1)))/[.F43]" office:value-type="percentage" office:value="0.0862993369168269">
            <text:p>8.6%</text:p>
          </table:table-cell>
          <table:table-cell table:style-name="ce17" table:formula="of:=[.Q43]/[.F43]" office:value-type="percentage" office:value="0.913700663083173">
            <text:p>91%</text:p>
          </table:table-cell>
          <table:table-cell table:style-name="ce21" table:formula="of:=SUM([.M33:.M56])/SUM([.N33:.N56])" office:value-type="float" office:value="18.2539682539683">
            <text:p>18</text:p>
          </table:table-cell>
          <table:table-cell table:style-name="ce22"/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6]" office:value-type="float" office:value="12789.7900544501">
            <text:p>12,790</text:p>
          </table:table-cell>
          <table:table-cell table:number-columns-repeated="1007"/>
        </table:table-row>
        <table:table-row table:style-name="ro1">
          <table:table-cell table:style-name="ce4" office:value-type="float" office:value="1851">
            <text:p>1851</text:p>
          </table:table-cell>
          <table:table-cell office:value-type="string">
            <text:p>post Mexican American War</text:p>
          </table:table-cell>
          <table:table-cell table:style-name="ce7" office:value-type="float" office:value="23908.6543387283">
            <text:p>23,909</text:p>
          </table:table-cell>
          <table:table-cell table:style-name="ce11"/>
          <table:table-cell table:style-name="ce7" table:formula="of:=[.F44]*100/[.C44]" office:value-type="float" office:value="62.0714581402272">
            <text:p>62</text:p>
          </table:table-cell>
          <table:table-cell table:style-name="ce7" table:formula="of:=SUM(OFFSET([.M44];-[.C$4]+1;0;[.C$4];1))+SUM(OFFSET([.N44];-[.D$4]+1;0;[.D$4];1))+[.Q44]" office:value-type="float" office:value="14840.4503697554">
            <text:p>14,840</text:p>
          </table:table-cell>
          <table:table-cell table:style-name="ce7" table:number-columns-repeated="2"/>
          <table:table-cell table:style-name="ce18" table:formula="of:=(SUM(OFFSET([.M44];-[.C$4]+1;0;[.C$4];1))+SUM(OFFSET([.N44];-[.D$4]+1;0;[.D$4];1)))/[.F44]" office:value-type="percentage" office:value="0.0834880323123525">
            <text:p>8.3%</text:p>
          </table:table-cell>
          <table:table-cell table:style-name="ce17" table:formula="of:=[.Q44]/[.F44]" office:value-type="percentage" office:value="0.916511967687647">
            <text:p>92%</text:p>
          </table:table-cell>
          <table:table-cell table:style-name="ce21" table:formula="of:=SUM([.M33:.M57])/SUM([.N33:.N57])" office:value-type="float" office:value="19.0625">
            <text:p>19</text:p>
          </table:table-cell>
          <table:table-cell table:style-name="ce22"/>
          <table:table-cell table:style-name="ce7" office:value-type="float" office:value="51">
            <text:p>5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table:formula="of:=[$'prisoners yearly estimates'.D7]" office:value-type="float" office:value="13601.4503697554">
            <text:p>13,601</text:p>
          </table:table-cell>
          <table:table-cell table:number-columns-repeated="1007"/>
        </table:table-row>
        <table:table-row table:style-name="ro1">
          <table:table-cell table:style-name="ce4" office:value-type="float" office:value="1852">
            <text:p>1852</text:p>
          </table:table-cell>
          <table:table-cell office:value-type="string">
            <text:p>post Mexican American War</text:p>
          </table:table-cell>
          <table:table-cell table:style-name="ce7" office:value-type="float" office:value="24647.5857446286">
            <text:p>24,648</text:p>
          </table:table-cell>
          <table:table-cell table:style-name="ce11"/>
          <table:table-cell table:style-name="ce7" table:formula="of:=[.F45]*100/[.C45]" office:value-type="float" office:value="63.8383819659212">
            <text:p>64</text:p>
          </table:table-cell>
          <table:table-cell table:style-name="ce7" table:formula="of:=SUM(OFFSET([.M45];-[.C$4]+1;0;[.C$4];1))+SUM(OFFSET([.N45];-[.D$4]+1;0;[.D$4];1))+[.Q45]" office:value-type="float" office:value="15734.6199330339">
            <text:p>15,735</text:p>
          </table:table-cell>
          <table:table-cell table:style-name="ce7" table:number-columns-repeated="2"/>
          <table:table-cell table:style-name="ce18" table:formula="of:=(SUM(OFFSET([.M45];-[.C$4]+1;0;[.C$4];1))+SUM(OFFSET([.N45];-[.D$4]+1;0;[.D$4];1)))/[.F45]" office:value-type="percentage" office:value="0.0807137385844134">
            <text:p>8.1%</text:p>
          </table:table-cell>
          <table:table-cell table:style-name="ce17" table:formula="of:=[.Q45]/[.F45]" office:value-type="percentage" office:value="0.919286261415587">
            <text:p>92%</text:p>
          </table:table-cell>
          <table:table-cell table:style-name="ce21" table:formula="of:=SUM([.M33:.M58])/SUM([.N33:.N58])" office:value-type="float" office:value="18.969696969697">
            <text:p>19</text:p>
          </table:table-cell>
          <table:table-cell table:style-name="ce22"/>
          <table:table-cell table:style-name="ce7" office:value-type="float" office:value="66">
            <text:p>66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table:formula="of:=[$'prisoners yearly estimates'.D8]" office:value-type="float" office:value="14464.6199330339">
            <text:p>14,465</text:p>
          </table:table-cell>
          <table:table-cell table:number-columns-repeated="1007"/>
        </table:table-row>
        <table:table-row table:style-name="ro1">
          <table:table-cell table:style-name="ce4" office:value-type="float" office:value="1853">
            <text:p>1853</text:p>
          </table:table-cell>
          <table:table-cell office:value-type="string">
            <text:p>non-interventionism, pt. 3</text:p>
          </table:table-cell>
          <table:table-cell table:style-name="ce7" office:value-type="float" office:value="25409.3548901561">
            <text:p>25,409</text:p>
          </table:table-cell>
          <table:table-cell table:style-name="ce11"/>
          <table:table-cell table:style-name="ce7" table:formula="of:=[.F46]*100/[.C46]" office:value-type="float" office:value="65.7536079719313">
            <text:p>66</text:p>
          </table:table-cell>
          <table:table-cell table:style-name="ce7" table:formula="of:=SUM(OFFSET([.M46];-[.C$4]+1;0;[.C$4];1))+SUM(OFFSET([.N46];-[.D$4]+1;0;[.D$4];1))+[.Q46]" office:value-type="float" office:value="16707.56760267">
            <text:p>16,708</text:p>
          </table:table-cell>
          <table:table-cell table:style-name="ce7" table:number-columns-repeated="2"/>
          <table:table-cell table:style-name="ce18" table:formula="of:=(SUM(OFFSET([.M46];-[.C$4]+1;0;[.C$4];1))+SUM(OFFSET([.N46];-[.D$4]+1;0;[.D$4];1)))/[.F46]" office:value-type="percentage" office:value="0.0793053801433224">
            <text:p>7.9%</text:p>
          </table:table-cell>
          <table:table-cell table:style-name="ce17" table:formula="of:=[.Q46]/[.F46]" office:value-type="percentage" office:value="0.920694619856677">
            <text:p>92%</text:p>
          </table:table-cell>
          <table:table-cell table:style-name="ce21" table:formula="of:=SUM([.M34:.M59])/SUM([.N34:.N59])" office:value-type="float" office:value="19.65625">
            <text:p>20</text:p>
          </table:table-cell>
          <table:table-cell table:style-name="ce22"/>
          <table:table-cell table:style-name="ce7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9]" office:value-type="float" office:value="15382.56760267">
            <text:p>15,383</text:p>
          </table:table-cell>
          <table:table-cell table:number-columns-repeated="1007"/>
        </table:table-row>
        <table:table-row table:style-name="ro1">
          <table:table-cell table:style-name="ce4" office:value-type="float" office:value="1854">
            <text:p>1854</text:p>
          </table:table-cell>
          <table:table-cell office:value-type="string">
            <text:p>non-interventionism, pt. 3</text:p>
          </table:table-cell>
          <table:table-cell table:style-name="ce7" office:value-type="float" office:value="26194.6676085547">
            <text:p>26,195</text:p>
          </table:table-cell>
          <table:table-cell table:style-name="ce11"/>
          <table:table-cell table:style-name="ce7" table:formula="of:=[.F47]*100/[.C47]" office:value-type="float" office:value="67.5624900015663">
            <text:p>68</text:p>
          </table:table-cell>
          <table:table-cell table:style-name="ce7" table:formula="of:=SUM(OFFSET([.M47];-[.C$4]+1;0;[.C$4];1))+SUM(OFFSET([.N47];-[.D$4]+1;0;[.D$4];1))+[.Q47]" office:value-type="float" office:value="17697.7696839733">
            <text:p>17,698</text:p>
          </table:table-cell>
          <table:table-cell table:style-name="ce7" table:number-columns-repeated="2"/>
          <table:table-cell table:style-name="ce18" table:formula="of:=(SUM(OFFSET([.M47];-[.C$4]+1;0;[.C$4];1))+SUM(OFFSET([.N47];-[.D$4]+1;0;[.D$4];1)))/[.F47]" office:value-type="percentage" office:value="0.0756592510757198">
            <text:p>7.6%</text:p>
          </table:table-cell>
          <table:table-cell table:style-name="ce17" table:formula="of:=[.Q47]/[.F47]" office:value-type="percentage" office:value="0.92434074892428">
            <text:p>92%</text:p>
          </table:table-cell>
          <table:table-cell table:style-name="ce21" table:formula="of:=SUM([.M35:.M60])/SUM([.N35:.N60])" office:value-type="float" office:value="19.2424242424242">
            <text:p>19</text:p>
          </table:table-cell>
          <table:table-cell table:style-name="ce22"/>
          <table:table-cell table:style-name="ce7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10]" office:value-type="float" office:value="16358.7696839733">
            <text:p>16,359</text:p>
          </table:table-cell>
          <table:table-cell table:number-columns-repeated="1007"/>
        </table:table-row>
        <table:table-row table:style-name="ro1">
          <table:table-cell table:style-name="ce4" office:value-type="float" office:value="1855">
            <text:p>1855</text:p>
          </table:table-cell>
          <table:table-cell office:value-type="string">
            <text:p>non-interventionism, pt. 3</text:p>
          </table:table-cell>
          <table:table-cell table:style-name="ce7" office:value-type="float" office:value="27004.2515478618">
            <text:p>27,004</text:p>
          </table:table-cell>
          <table:table-cell table:style-name="ce11"/>
          <table:table-cell table:style-name="ce7" table:formula="of:=[.F48]*100/[.C48]" office:value-type="float" office:value="69.4850700114123">
            <text:p>69</text:p>
          </table:table-cell>
          <table:table-cell table:style-name="ce7" table:formula="of:=SUM(OFFSET([.M48];-[.C$4]+1;0;[.C$4];1))+SUM(OFFSET([.N48];-[.D$4]+1;0;[.D$4];1))+[.Q48]" office:value-type="float" office:value="18763.9230940897">
            <text:p>18,764</text:p>
          </table:table-cell>
          <table:table-cell table:style-name="ce7" table:number-columns-repeated="2"/>
          <table:table-cell table:style-name="ce18" table:formula="of:=(SUM(OFFSET([.M48];-[.C$4]+1;0;[.C$4];1))+SUM(OFFSET([.N48];-[.D$4]+1;0;[.D$4];1)))/[.F48]" office:value-type="percentage" office:value="0.0728525688975235">
            <text:p>7.3%</text:p>
          </table:table-cell>
          <table:table-cell table:style-name="ce17" table:formula="of:=[.Q48]/[.F48]" office:value-type="percentage" office:value="0.927147431102476">
            <text:p>93%</text:p>
          </table:table-cell>
          <table:table-cell table:style-name="ce21" table:formula="of:=SUM([.M36:.M61])/SUM([.N36:.N61])" office:value-type="float" office:value="18.7205882352941">
            <text:p>19</text:p>
          </table:table-cell>
          <table:table-cell table:style-name="ce22"/>
          <table:table-cell table:style-name="ce7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table:formula="of:=[$'prisoners yearly estimates'.D11]" office:value-type="float" office:value="17396.9230940897">
            <text:p>17,397</text:p>
          </table:table-cell>
          <table:table-cell table:number-columns-repeated="1007"/>
        </table:table-row>
        <table:table-row table:style-name="ro1">
          <table:table-cell table:style-name="ce4" office:value-type="float" office:value="1856">
            <text:p>1856</text:p>
          </table:table-cell>
          <table:table-cell office:value-type="string">
            <text:p>pre Civil War</text:p>
          </table:table-cell>
          <table:table-cell table:style-name="ce7" office:value-type="float" office:value="27838.8568451253">
            <text:p>27,839</text:p>
          </table:table-cell>
          <table:table-cell table:style-name="ce11"/>
          <table:table-cell table:style-name="ce7" table:formula="of:=[.F49]*100/[.C49]" office:value-type="float" office:value="71.3964638453071">
            <text:p>71</text:p>
          </table:table-cell>
          <table:table-cell table:style-name="ce7" table:formula="of:=SUM(OFFSET([.M49];-[.C$4]+1;0;[.C$4];1))+SUM(OFFSET([.N49];-[.D$4]+1;0;[.D$4];1))+[.Q49]" office:value-type="float" office:value="19875.9593623767">
            <text:p>19,876</text:p>
          </table:table-cell>
          <table:table-cell table:style-name="ce7" table:number-columns-repeated="2"/>
          <table:table-cell table:style-name="ce18" table:formula="of:=(SUM(OFFSET([.M49];-[.C$4]+1;0;[.C$4];1))+SUM(OFFSET([.N49];-[.D$4]+1;0;[.D$4];1)))/[.F49]" office:value-type="percentage" office:value="0.0691790506778125">
            <text:p>6.9%</text:p>
          </table:table-cell>
          <table:table-cell table:style-name="ce17" table:formula="of:=[.Q49]/[.F49]" office:value-type="percentage" office:value="0.930820949322187">
            <text:p>93%</text:p>
          </table:table-cell>
          <table:table-cell table:style-name="ce21" table:formula="of:=SUM([.M37:.M62])/SUM([.N37:.N62])" office:value-type="float" office:value="18.7941176470588">
            <text:p>19</text:p>
          </table:table-cell>
          <table:table-cell table:style-name="ce22"/>
          <table:table-cell table:style-name="ce7" office:value-type="float" office:value="74">
            <text:p>74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table:formula="of:=[$'prisoners yearly estimates'.D12]" office:value-type="float" office:value="18500.9593623767">
            <text:p>18,501</text:p>
          </table:table-cell>
          <table:table-cell table:number-columns-repeated="1007"/>
        </table:table-row>
        <table:table-row table:style-name="ro1">
          <table:table-cell table:style-name="ce4" office:value-type="float" office:value="1857">
            <text:p>1857</text:p>
          </table:table-cell>
          <table:table-cell office:value-type="string">
            <text:p>pre Civil War</text:p>
          </table:table-cell>
          <table:table-cell table:style-name="ce7" office:value-type="float" office:value="28699.2568214595">
            <text:p>28,699</text:p>
          </table:table-cell>
          <table:table-cell table:style-name="ce11"/>
          <table:table-cell table:style-name="ce7" table:formula="of:=[.F50]*100/[.C50]" office:value-type="float" office:value="73.4864308524414">
            <text:p>73</text:p>
          </table:table-cell>
          <table:table-cell table:style-name="ce7" table:formula="of:=SUM(OFFSET([.M50];-[.C$4]+1;0;[.C$4];1))+SUM(OFFSET([.N50];-[.D$4]+1;0;[.D$4];1))+[.Q50]" office:value-type="float" office:value="21090.0595192664">
            <text:p>21,090</text:p>
          </table:table-cell>
          <table:table-cell table:style-name="ce7" table:number-columns-repeated="2"/>
          <table:table-cell table:style-name="ce18" table:formula="of:=(SUM(OFFSET([.M50];-[.C$4]+1;0;[.C$4];1))+SUM(OFFSET([.N50];-[.D$4]+1;0;[.D$4];1)))/[.F50]" office:value-type="percentage" office:value="0.067093219851151">
            <text:p>6.7%</text:p>
          </table:table-cell>
          <table:table-cell table:style-name="ce17" table:formula="of:=[.Q50]/[.F50]" office:value-type="percentage" office:value="0.932906780148849">
            <text:p>93%</text:p>
          </table:table-cell>
          <table:table-cell table:style-name="ce21" table:formula="of:=SUM([.M38:.M63])/SUM([.N38:.N63])" office:value-type="float" office:value="19.7692307692308">
            <text:p>20</text:p>
          </table:table-cell>
          <table:table-cell table:style-name="ce22"/>
          <table:table-cell table:style-name="ce7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7" table:number-columns-repeated="2"/>
          <table:table-cell table:style-name="ce7" table:formula="of:=[$'prisoners yearly estimates'.D13]" office:value-type="float" office:value="19675.0595192664">
            <text:p>19,675</text:p>
          </table:table-cell>
          <table:table-cell table:number-columns-repeated="1007"/>
        </table:table-row>
        <table:table-row table:style-name="ro1">
          <table:table-cell table:style-name="ce4" office:value-type="float" office:value="1858">
            <text:p>1858</text:p>
          </table:table-cell>
          <table:table-cell office:value-type="string">
            <text:p>pre Civil War</text:p>
          </table:table-cell>
          <table:table-cell table:style-name="ce7" office:value-type="float" office:value="29586.2486985816">
            <text:p>29,586</text:p>
          </table:table-cell>
          <table:table-cell table:style-name="ce11"/>
          <table:table-cell table:style-name="ce7" table:formula="of:=[.F51]*100/[.C51]" office:value-type="float" office:value="75.4866565123838">
            <text:p>75</text:p>
          </table:table-cell>
          <table:table-cell table:style-name="ce7" table:formula="of:=SUM(OFFSET([.M51];-[.C$4]+1;0;[.C$4];1))+SUM(OFFSET([.N51];-[.D$4]+1;0;[.D$4];1))+[.Q51]" office:value-type="float" office:value="22333.6699299979">
            <text:p>22,334</text:p>
          </table:table-cell>
          <table:table-cell table:style-name="ce7" table:number-columns-repeated="2"/>
          <table:table-cell table:style-name="ce18" table:formula="of:=(SUM(OFFSET([.M51];-[.C$4]+1;0;[.C$4];1))+SUM(OFFSET([.N51];-[.D$4]+1;0;[.D$4];1)))/[.F51]" office:value-type="percentage" office:value="0.0631333768439969">
            <text:p>6.3%</text:p>
          </table:table-cell>
          <table:table-cell table:style-name="ce17" table:formula="of:=[.Q51]/[.F51]" office:value-type="percentage" office:value="0.936866623156003">
            <text:p>94%</text:p>
          </table:table-cell>
          <table:table-cell table:style-name="ce21" table:formula="of:=SUM([.M39:.M64])/SUM([.N39:.N64])" office:value-type="float" office:value="20.2698412698413">
            <text:p>20</text:p>
          </table:table-cell>
          <table:table-cell table:style-name="ce22"/>
          <table:table-cell table:style-name="ce7" office:value-type="float" office:value="67">
            <text:p>67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table:formula="of:=[$'prisoners yearly estimates'.D14]" office:value-type="float" office:value="20923.6699299979">
            <text:p>20,924</text:p>
          </table:table-cell>
          <table:table-cell table:number-columns-repeated="1007"/>
        </table:table-row>
        <table:table-row table:style-name="ro1">
          <table:table-cell table:style-name="ce4" office:value-type="float" office:value="1859">
            <text:p>1859</text:p>
          </table:table-cell>
          <table:table-cell office:value-type="string">
            <text:p>pre Civil War</text:p>
          </table:table-cell>
          <table:table-cell table:style-name="ce7" office:value-type="float" office:value="30500.6543374947">
            <text:p>30,501</text:p>
          </table:table-cell>
          <table:table-cell table:style-name="ce11"/>
          <table:table-cell table:style-name="ce7" table:formula="of:=[.F52]*100/[.C52]" office:value-type="float" office:value="77.7442964691891">
            <text:p>78</text:p>
          </table:table-cell>
          <table:table-cell table:style-name="ce7" table:formula="of:=SUM(OFFSET([.M52];-[.C$4]+1;0;[.C$4];1))+SUM(OFFSET([.N52];-[.D$4]+1;0;[.D$4];1))+[.Q52]" office:value-type="float" office:value="23712.5191331845">
            <text:p>23,713</text:p>
          </table:table-cell>
          <table:table-cell table:style-name="ce7" table:number-columns-repeated="2"/>
          <table:table-cell table:style-name="ce18" table:formula="of:=(SUM(OFFSET([.M52];-[.C$4]+1;0;[.C$4];1))+SUM(OFFSET([.N52];-[.D$4]+1;0;[.D$4];1)))/[.F52]" office:value-type="percentage" office:value="0.0616130235591631">
            <text:p>6.2%</text:p>
          </table:table-cell>
          <table:table-cell table:style-name="ce17" table:formula="of:=[.Q52]/[.F52]" office:value-type="percentage" office:value="0.938386976440837">
            <text:p>94%</text:p>
          </table:table-cell>
          <table:table-cell table:style-name="ce21" table:formula="of:=SUM([.M40:.M65])/SUM([.N40:.N65])" office:value-type="float" office:value="21.3166666666667">
            <text:p>21</text:p>
          </table:table-cell>
          <table:table-cell table:style-name="ce22"/>
          <table:table-cell table:style-name="ce7" office:value-type="float" office:value="61">
            <text:p>6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table:formula="of:=[$'prisoners yearly estimates'.D15]" office:value-type="float" office:value="22251.5191331845">
            <text:p>22,252</text:p>
          </table:table-cell>
          <table:table-cell table:number-columns-repeated="1007"/>
        </table:table-row>
        <table:table-row table:style-name="ro1">
          <table:table-cell table:style-name="ce4" office:value-type="float" office:value="1860">
            <text:p>1860</text:p>
          </table:table-cell>
          <table:table-cell office:value-type="string">
            <text:p>pre Civil War</text:p>
          </table:table-cell>
          <table:table-cell table:style-name="ce7" office:value-type="float" office:value="31443.321">
            <text:p>31,443</text:p>
          </table:table-cell>
          <table:table-cell table:style-name="ce11"/>
          <table:table-cell table:style-name="ce7" table:formula="of:=[.F53]*100/[.C53]" office:value-type="float" office:value="79.9840314195246">
            <text:p>80</text:p>
          </table:table-cell>
          <table:table-cell table:style-name="ce7" table:formula="of:=SUM(OFFSET([.M53];-[.C$4]+1;0;[.C$4];1))+SUM(OFFSET([.N53];-[.D$4]+1;0;[.D$4];1))+[.Q53]" office:value-type="float" office:value="25149.635747982">
            <text:p>25,150</text:p>
          </table:table-cell>
          <table:table-cell table:style-name="ce7" table:number-columns-repeated="2"/>
          <table:table-cell table:style-name="ce18" table:formula="of:=(SUM(OFFSET([.M53];-[.C$4]+1;0;[.C$4];1))+SUM(OFFSET([.N53];-[.D$4]+1;0;[.D$4];1)))/[.F53]" office:value-type="percentage" office:value="0.05908634283577">
            <text:p>5.9%</text:p>
          </table:table-cell>
          <table:table-cell table:style-name="ce17" table:formula="of:=[.Q53]/[.F53]" office:value-type="percentage" office:value="0.94091365716423">
            <text:p>94%</text:p>
          </table:table-cell>
          <table:table-cell table:style-name="ce21" table:formula="of:=SUM([.M41:.M66])/SUM([.N41:.N66])" office:value-type="float" office:value="21.9166666666667">
            <text:p>22</text:p>
          </table:table-cell>
          <table:table-cell table:style-name="ce22"/>
          <table:table-cell table:style-name="ce7" office:value-type="float" office:value="60">
            <text:p>60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table:formula="of:=[$'prisoners yearly estimates'.D16]" office:value-type="float" office:value="23663.635747982">
            <text:p>23,664</text:p>
          </table:table-cell>
          <table:table-cell table:number-columns-repeated="1007"/>
        </table:table-row>
        <table:table-row table:style-name="ro1">
          <table:table-cell table:style-name="ce4" office:value-type="float" office:value="1861">
            <text:p>1861</text:p>
          </table:table-cell>
          <table:table-cell office:value-type="string">
            <text:p>Civil War</text:p>
          </table:table-cell>
          <table:table-cell table:style-name="ce7" office:value-type="float" office:value="32194.6718170525">
            <text:p>32,195</text:p>
          </table:table-cell>
          <table:table-cell table:style-name="ce11"/>
          <table:table-cell table:style-name="ce7" table:formula="of:=[.F54]*100/[.C54]" office:value-type="float" office:value="82.2314528304549">
            <text:p>82</text:p>
          </table:table-cell>
          <table:table-cell table:style-name="ce7" table:formula="of:=SUM(OFFSET([.M54];-[.C$4]+1;0;[.C$4];1))+SUM(OFFSET([.N54];-[.D$4]+1;0;[.D$4];1))+[.Q54]" office:value-type="float" office:value="26474.1463691593">
            <text:p>26,474</text:p>
          </table:table-cell>
          <table:table-cell table:style-name="ce7" table:number-columns-repeated="2"/>
          <table:table-cell table:style-name="ce18" table:formula="of:=(SUM(OFFSET([.M54];-[.C$4]+1;0;[.C$4];1))+SUM(OFFSET([.N54];-[.D$4]+1;0;[.D$4];1)))/[.F54]" office:value-type="percentage" office:value="0.0573011865556205">
            <text:p>5.7%</text:p>
          </table:table-cell>
          <table:table-cell table:style-name="ce17" table:formula="of:=[.Q54]/[.F54]" office:value-type="percentage" office:value="0.942698813444379">
            <text:p>94%</text:p>
          </table:table-cell>
          <table:table-cell table:style-name="ce21" table:formula="of:=SUM([.M42:.M67])/SUM([.N42:.N67])" office:value-type="float" office:value="22.2666666666667">
            <text:p>22</text:p>
          </table:table-cell>
          <table:table-cell table:style-name="ce22"/>
          <table:table-cell table:style-name="ce7"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7" table:number-columns-repeated="2"/>
          <table:table-cell table:style-name="ce7" table:formula="of:=[$'prisoners yearly estimates'.D17]" office:value-type="float" office:value="24957.1463691593">
            <text:p>24,957</text:p>
          </table:table-cell>
          <table:table-cell table:number-columns-repeated="1007"/>
        </table:table-row>
        <table:table-row table:style-name="ro1">
          <table:table-cell table:style-name="ce4" office:value-type="float" office:value="1862">
            <text:p>1862</text:p>
          </table:table-cell>
          <table:table-cell office:value-type="string">
            <text:p>Civil War</text:p>
          </table:table-cell>
          <table:table-cell table:style-name="ce7" office:value-type="float" office:value="32963.9764644363">
            <text:p>32,964</text:p>
          </table:table-cell>
          <table:table-cell table:style-name="ce11"/>
          <table:table-cell table:style-name="ce7" table:formula="of:=[.F55]*100/[.C55]" office:value-type="float" office:value="84.4842350495742">
            <text:p>84</text:p>
          </table:table-cell>
          <table:table-cell table:style-name="ce7" table:formula="of:=SUM(OFFSET([.M55];-[.C$4]+1;0;[.C$4];1))+SUM(OFFSET([.N55];-[.D$4]+1;0;[.D$4];1))+[.Q55]" office:value-type="float" office:value="27849.3633579007">
            <text:p>27,849</text:p>
          </table:table-cell>
          <table:table-cell table:style-name="ce7" table:number-columns-repeated="2"/>
          <table:table-cell table:style-name="ce18" table:formula="of:=(SUM(OFFSET([.M55];-[.C$4]+1;0;[.C$4];1))+SUM(OFFSET([.N55];-[.D$4]+1;0;[.D$4];1)))/[.F55]" office:value-type="percentage" office:value="0.0548666043228064">
            <text:p>5.5%</text:p>
          </table:table-cell>
          <table:table-cell table:style-name="ce17" table:formula="of:=[.Q55]/[.F55]" office:value-type="percentage" office:value="0.945133395677194">
            <text:p>95%</text:p>
          </table:table-cell>
          <table:table-cell table:style-name="ce21" table:formula="of:=SUM([.M43:.M68])/SUM([.N43:.N68])" office:value-type="float" office:value="24.1754385964912">
            <text:p>24</text:p>
          </table:table-cell>
          <table:table-cell table:style-name="ce22"/>
          <table:table-cell table:style-name="ce7" office:value-type="float" office:value="87">
            <text:p>87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18]" office:value-type="float" office:value="26321.3633579007">
            <text:p>26,321</text:p>
          </table:table-cell>
          <table:table-cell table:number-columns-repeated="1007"/>
        </table:table-row>
        <table:table-row table:style-name="ro1">
          <table:table-cell table:style-name="ce4" office:value-type="float" office:value="1863">
            <text:p>1863</text:p>
          </table:table-cell>
          <table:table-cell office:value-type="string">
            <text:p>Civil War</text:p>
          </table:table-cell>
          <table:table-cell table:style-name="ce7" office:value-type="float" office:value="33751.6639561569">
            <text:p>33,752</text:p>
          </table:table-cell>
          <table:table-cell table:style-name="ce11"/>
          <table:table-cell table:style-name="ce7" table:formula="of:=[.F56]*100/[.C56]" office:value-type="float" office:value="86.8850547058865">
            <text:p>87</text:p>
          </table:table-cell>
          <table:table-cell table:style-name="ce7" table:formula="of:=SUM(OFFSET([.M56];-[.C$4]+1;0;[.C$4];1))+SUM(OFFSET([.N56];-[.D$4]+1;0;[.D$4];1))+[.Q56]" office:value-type="float" office:value="29325.1516924539">
            <text:p>29,325</text:p>
          </table:table-cell>
          <table:table-cell table:style-name="ce7" table:number-columns-repeated="2"/>
          <table:table-cell table:style-name="ce18" table:formula="of:=(SUM(OFFSET([.M56];-[.C$4]+1;0;[.C$4];1))+SUM(OFFSET([.N56];-[.D$4]+1;0;[.D$4];1)))/[.F56]" office:value-type="percentage" office:value="0.0533671578722886">
            <text:p>5.3%</text:p>
          </table:table-cell>
          <table:table-cell table:style-name="ce17" table:formula="of:=[.Q56]/[.F56]" office:value-type="percentage" office:value="0.946632842127711">
            <text:p>95%</text:p>
          </table:table-cell>
          <table:table-cell table:style-name="ce21" table:formula="of:=SUM([.M44:.M69])/SUM([.N44:.N69])" office:value-type="float" office:value="24.8214285714286">
            <text:p>25</text:p>
          </table:table-cell>
          <table:table-cell table:style-name="ce22"/>
          <table:table-cell table:style-name="ce7" office:value-type="float" office:value="56">
            <text:p>56</text:p>
          </table:table-cell>
          <table:table-cell table:style-name="ce7" office:value-type="float" office:value="6">
            <text:p>6</text:p>
          </table:table-cell>
          <table:table-cell table:style-name="ce7" table:number-columns-repeated="2"/>
          <table:table-cell table:style-name="ce7" table:formula="of:=[$'prisoners yearly estimates'.D19]" office:value-type="float" office:value="27760.1516924539">
            <text:p>27,760</text:p>
          </table:table-cell>
          <table:table-cell table:number-columns-repeated="1007"/>
        </table:table-row>
        <table:table-row table:style-name="ro1">
          <table:table-cell table:style-name="ce4" office:value-type="float" office:value="1864">
            <text:p>1864</text:p>
          </table:table-cell>
          <table:table-cell office:value-type="string">
            <text:p>Civil War</text:p>
          </table:table-cell>
          <table:table-cell table:style-name="ce7" office:value-type="float" office:value="34558.1735576822">
            <text:p>34,558</text:p>
          </table:table-cell>
          <table:table-cell table:style-name="ce11"/>
          <table:table-cell table:style-name="ce7" table:formula="of:=[.F57]*100/[.C57]" office:value-type="float" office:value="89.3495935727997">
            <text:p>89</text:p>
          </table:table-cell>
          <table:table-cell table:style-name="ce7" table:formula="of:=SUM(OFFSET([.M57];-[.C$4]+1;0;[.C$4];1))+SUM(OFFSET([.N57];-[.D$4]+1;0;[.D$4];1))+[.Q57]" office:value-type="float" office:value="30877.5876199718">
            <text:p>30,878</text:p>
          </table:table-cell>
          <table:table-cell table:style-name="ce7" table:number-columns-repeated="2"/>
          <table:table-cell table:style-name="ce18" table:formula="of:=(SUM(OFFSET([.M57];-[.C$4]+1;0;[.C$4];1))+SUM(OFFSET([.N57];-[.D$4]+1;0;[.D$4];1)))/[.F57]" office:value-type="percentage" office:value="0.0518175195449891">
            <text:p>5.2%</text:p>
          </table:table-cell>
          <table:table-cell table:style-name="ce17" table:formula="of:=[.Q57]/[.F57]" office:value-type="percentage" office:value="0.948182480455011">
            <text:p>95%</text:p>
          </table:table-cell>
          <table:table-cell table:style-name="ce21" table:formula="of:=SUM([.M45:.M70])/SUM([.N45:.N70])" office:value-type="float" office:value="26.2962962962963">
            <text:p>26</text:p>
          </table:table-cell>
          <table:table-cell table:style-name="ce22"/>
          <table:table-cell table:style-name="ce7" office:value-type="float" office:value="70">
            <text:p>70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20]" office:value-type="float" office:value="29277.5876199717">
            <text:p>29,278</text:p>
          </table:table-cell>
          <table:table-cell table:number-columns-repeated="1007"/>
        </table:table-row>
        <table:table-row table:style-name="ro1">
          <table:table-cell table:style-name="ce4" office:value-type="float" office:value="1865">
            <text:p>1865</text:p>
          </table:table-cell>
          <table:table-cell office:value-type="string">
            <text:p>end of Civil War</text:p>
          </table:table-cell>
          <table:table-cell table:style-name="ce7" office:value-type="float" office:value="35383.9550309053">
            <text:p>35,384</text:p>
          </table:table-cell>
          <table:table-cell table:style-name="ce11"/>
          <table:table-cell table:style-name="ce7" table:formula="of:=[.F58]*100/[.C58]" office:value-type="float" office:value="91.877717390772">
            <text:p>92</text:p>
          </table:table-cell>
          <table:table-cell table:style-name="ce7" table:formula="of:=SUM(OFFSET([.M58];-[.C$4]+1;0;[.C$4];1))+SUM(OFFSET([.N58];-[.D$4]+1;0;[.D$4];1))+[.Q58]" office:value-type="float" office:value="32509.970204973">
            <text:p>32,510</text:p>
          </table:table-cell>
          <table:table-cell table:style-name="ce7" table:number-columns-repeated="2"/>
          <table:table-cell table:style-name="ce18" table:formula="of:=(SUM(OFFSET([.M58];-[.C$4]+1;0;[.C$4];1))+SUM(OFFSET([.N58];-[.D$4]+1;0;[.D$4];1)))/[.F58]" office:value-type="percentage" office:value="0.0501999844881542">
            <text:p>5.0%</text:p>
          </table:table-cell>
          <table:table-cell table:style-name="ce17" table:formula="of:=[.Q58]/[.F58]" office:value-type="percentage" office:value="0.949800015511846">
            <text:p>95%</text:p>
          </table:table-cell>
          <table:table-cell table:style-name="ce21" table:formula="of:=SUM([.M46:.M71])/SUM([.N46:.N71])" office:value-type="float" office:value="29.2">
            <text:p>29</text:p>
          </table:table-cell>
          <table:table-cell table:style-name="ce22"/>
          <table:table-cell table:style-name="ce7" office:value-type="float" office:value="32">
            <text:p>32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table:formula="of:=[$'prisoners yearly estimates'.D21]" office:value-type="float" office:value="30877.970204973">
            <text:p>30,878</text:p>
          </table:table-cell>
          <table:table-cell table:number-columns-repeated="1007"/>
        </table:table-row>
        <table:table-row table:style-name="ro1">
          <table:table-cell table:style-name="ce4" office:value-type="float" office:value="1866">
            <text:p>1866</text:p>
          </table:table-cell>
          <table:table-cell office:value-type="string">
            <text:p>post Civil War</text:p>
          </table:table-cell>
          <table:table-cell table:style-name="ce7" office:value-type="float" office:value="36229.468884961">
            <text:p>36,229</text:p>
          </table:table-cell>
          <table:table-cell table:style-name="ce11"/>
          <table:table-cell table:style-name="ce7" table:formula="of:=[.F59]*100/[.C59]" office:value-type="float" office:value="94.3812718250024">
            <text:p>94</text:p>
          </table:table-cell>
          <table:table-cell table:style-name="ce7" table:formula="of:=SUM(OFFSET([.M59];-[.C$4]+1;0;[.C$4];1))+SUM(OFFSET([.N59];-[.D$4]+1;0;[.D$4];1))+[.Q59]" office:value-type="float" office:value="34193.8335090697">
            <text:p>34,194</text:p>
          </table:table-cell>
          <table:table-cell table:style-name="ce7" table:number-columns-repeated="2"/>
          <table:table-cell table:style-name="ce18" table:formula="of:=(SUM(OFFSET([.M59];-[.C$4]+1;0;[.C$4];1))+SUM(OFFSET([.N59];-[.D$4]+1;0;[.D$4];1)))/[.F59]" office:value-type="percentage" office:value="0.0476109237523246">
            <text:p>4.8%</text:p>
          </table:table-cell>
          <table:table-cell table:style-name="ce17" table:formula="of:=[.Q59]/[.F59]" office:value-type="percentage" office:value="0.952389076247675">
            <text:p>95%</text:p>
          </table:table-cell>
          <table:table-cell table:style-name="ce21" table:formula="of:=SUM([.M47:.M72])/SUM([.N47:.N72])" office:value-type="float" office:value="30.9795918367347">
            <text:p>31</text:p>
          </table:table-cell>
          <table:table-cell table:style-name="ce22"/>
          <table:table-cell table:style-name="ce7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22]" office:value-type="float" office:value="32565.8335090697">
            <text:p>32,566</text:p>
          </table:table-cell>
          <table:table-cell table:number-columns-repeated="1007"/>
        </table:table-row>
        <table:table-row table:style-name="ro1">
          <table:table-cell table:style-name="ce4" office:value-type="float" office:value="1867">
            <text:p>1867</text:p>
          </table:table-cell>
          <table:table-cell office:value-type="string">
            <text:p>post Civil War</text:p>
          </table:table-cell>
          <table:table-cell table:style-name="ce7" office:value-type="float" office:value="37095.1866330352">
            <text:p>37,095</text:p>
          </table:table-cell>
          <table:table-cell table:style-name="ce11"/>
          <table:table-cell table:style-name="ce7" table:formula="of:=[.F60]*100/[.C60]" office:value-type="float" office:value="97.0502178425665">
            <text:p>97</text:p>
          </table:table-cell>
          <table:table-cell table:style-name="ce7" table:formula="of:=SUM(OFFSET([.M60];-[.C$4]+1;0;[.C$4];1))+SUM(OFFSET([.N60];-[.D$4]+1;0;[.D$4];1))+[.Q60]" office:value-type="float" office:value="36000.9594364673">
            <text:p>36,001</text:p>
          </table:table-cell>
          <table:table-cell table:style-name="ce7" table:number-columns-repeated="2"/>
          <table:table-cell table:style-name="ce18" table:formula="of:=(SUM(OFFSET([.M60];-[.C$4]+1;0;[.C$4];1))+SUM(OFFSET([.N60];-[.D$4]+1;0;[.D$4];1)))/[.F60]" office:value-type="percentage" office:value="0.0459709970485831">
            <text:p>4.6%</text:p>
          </table:table-cell>
          <table:table-cell table:style-name="ce17" table:formula="of:=[.Q60]/[.F60]" office:value-type="percentage" office:value="0.954029002951417">
            <text:p>95%</text:p>
          </table:table-cell>
          <table:table-cell table:style-name="ce21" table:formula="of:=SUM([.M48:.M73])/SUM([.N48:.N73])" office:value-type="float" office:value="32.4375">
            <text:p>32</text:p>
          </table:table-cell>
          <table:table-cell table:style-name="ce22"/>
          <table:table-cell table:style-name="ce7" office:value-type="float" office:value="45">
            <text:p>45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table:formula="of:=[$'prisoners yearly estimates'.D23]" office:value-type="float" office:value="34345.9594364673">
            <text:p>34,346</text:p>
          </table:table-cell>
          <table:table-cell table:number-columns-repeated="1007"/>
        </table:table-row>
        <table:table-row table:style-name="ro1">
          <table:table-cell table:style-name="ce4" office:value-type="float" office:value="1868">
            <text:p>1868</text:p>
          </table:table-cell>
          <table:table-cell office:value-type="string">
            <text:p>post Civil War</text:p>
          </table:table-cell>
          <table:table-cell table:style-name="ce7" office:value-type="float" office:value="37981.5910553114">
            <text:p>37,982</text:p>
          </table:table-cell>
          <table:table-cell table:style-name="ce11"/>
          <table:table-cell table:style-name="ce7" table:formula="of:=[.F61]*100/[.C61]" office:value-type="float" office:value="99.8230727786435">
            <text:p>100</text:p>
          </table:table-cell>
          <table:table-cell table:style-name="ce7" table:formula="of:=SUM(OFFSET([.M61];-[.C$4]+1;0;[.C$4];1))+SUM(OFFSET([.N61];-[.D$4]+1;0;[.D$4];1))+[.Q61]" office:value-type="float" office:value="37914.3912816302">
            <text:p>37,914</text:p>
          </table:table-cell>
          <table:table-cell table:style-name="ce7" table:number-columns-repeated="2"/>
          <table:table-cell table:style-name="ce18" table:formula="of:=(SUM(OFFSET([.M61];-[.C$4]+1;0;[.C$4];1))+SUM(OFFSET([.N61];-[.D$4]+1;0;[.D$4];1)))/[.F61]" office:value-type="percentage" office:value="0.0446004786794322">
            <text:p>4.5%</text:p>
          </table:table-cell>
          <table:table-cell table:style-name="ce17" table:formula="of:=[.Q61]/[.F61]" office:value-type="percentage" office:value="0.955399521320568">
            <text:p>96%</text:p>
          </table:table-cell>
          <table:table-cell table:style-name="ce21" table:formula="of:=SUM([.M49:.M74])/SUM([.N49:.N74])" office:value-type="float" office:value="33.3125">
            <text:p>33</text:p>
          </table:table-cell>
          <table:table-cell table:style-name="ce22"/>
          <table:table-cell table:style-name="ce7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table:formula="of:=[$'prisoners yearly estimates'.D24]" office:value-type="float" office:value="36223.3912816302">
            <text:p>36,223</text:p>
          </table:table-cell>
          <table:table-cell table:number-columns-repeated="1007"/>
        </table:table-row>
        <table:table-row table:style-name="ro1">
          <table:table-cell table:style-name="ce4" office:value-type="float" office:value="1869">
            <text:p>1869</text:p>
          </table:table-cell>
          <table:table-cell office:value-type="string">
            <text:p>post Civil War</text:p>
          </table:table-cell>
          <table:table-cell table:style-name="ce7" office:value-type="float" office:value="38889.1764681996">
            <text:p>38,889</text:p>
          </table:table-cell>
          <table:table-cell table:style-name="ce11"/>
          <table:table-cell table:style-name="ce7" table:formula="of:=[.F62]*100/[.C62]" office:value-type="float" office:value="102.577250639687">
            <text:p>103</text:p>
          </table:table-cell>
          <table:table-cell table:style-name="ce7" table:formula="of:=SUM(OFFSET([.M62];-[.C$4]+1;0;[.C$4];1))+SUM(OFFSET([.N62];-[.D$4]+1;0;[.D$4];1))+[.Q62]" office:value-type="float" office:value="39891.4480174954">
            <text:p>39,891</text:p>
          </table:table-cell>
          <table:table-cell table:style-name="ce7" table:number-columns-repeated="2"/>
          <table:table-cell table:style-name="ce18" table:formula="of:=(SUM(OFFSET([.M62];-[.C$4]+1;0;[.C$4];1))+SUM(OFFSET([.N62];-[.D$4]+1;0;[.D$4];1)))/[.F62]" office:value-type="percentage" office:value="0.0423148339779415">
            <text:p>4.2%</text:p>
          </table:table-cell>
          <table:table-cell table:style-name="ce17" table:formula="of:=[.Q62]/[.F62]" office:value-type="percentage" office:value="0.957685166022059">
            <text:p>96%</text:p>
          </table:table-cell>
          <table:table-cell table:style-name="ce21" table:formula="of:=SUM([.M50:.M75])/SUM([.N50:.N75])" office:value-type="float" office:value="33.9375">
            <text:p>34</text:p>
          </table:table-cell>
          <table:table-cell table:style-name="ce22"/>
          <table:table-cell table:style-name="ce7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25]" office:value-type="float" office:value="38203.4480174954">
            <text:p>38,203</text:p>
          </table:table-cell>
          <table:table-cell table:number-columns-repeated="1007"/>
        </table:table-row>
        <table:table-row table:style-name="ro1">
          <table:table-cell table:style-name="ce4" office:value-type="float" office:value="1870">
            <text:p>1870</text:p>
          </table:table-cell>
          <table:table-cell office:value-type="string">
            <text:p>post Civil War</text:p>
          </table:table-cell>
          <table:table-cell table:style-name="ce7" office:value-type="float" office:value="39818.449">
            <text:p>39,818</text:p>
          </table:table-cell>
          <table:table-cell table:style-name="ce11"/>
          <table:table-cell table:style-name="ce7" table:formula="of:=[.F63]*100/[.C63]" office:value-type="float" office:value="105.460509937776">
            <text:p>105</text:p>
          </table:table-cell>
          <table:table-cell table:style-name="ce7" table:formula="of:=SUM(OFFSET([.M63];-[.C$4]+1;0;[.C$4];1))+SUM(OFFSET([.N63];-[.D$4]+1;0;[.D$4];1))+[.Q63]" office:value-type="float" office:value="41992.7393647133">
            <text:p>41,993</text:p>
          </table:table-cell>
          <table:table-cell table:style-name="ce7" table:number-columns-repeated="2"/>
          <table:table-cell table:style-name="ce18" table:formula="of:=(SUM(OFFSET([.M63];-[.C$4]+1;0;[.C$4];1))+SUM(OFFSET([.N63];-[.D$4]+1;0;[.D$4];1)))/[.F63]" office:value-type="percentage" office:value="0.0405070025374282">
            <text:p>4.1%</text:p>
          </table:table-cell>
          <table:table-cell table:style-name="ce17" table:formula="of:=[.Q63]/[.F63]" office:value-type="percentage" office:value="0.959492997462572">
            <text:p>96%</text:p>
          </table:table-cell>
          <table:table-cell table:style-name="ce21" table:formula="of:=SUM([.M51:.M76])/SUM([.N51:.N76])" office:value-type="float" office:value="37.5555555555556">
            <text:p>38</text:p>
          </table:table-cell>
          <table:table-cell table:style-name="ce22"/>
          <table:table-cell table:style-name="ce7" office:value-type="float" office:value="32">
            <text:p>32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26]" office:value-type="float" office:value="40291.7393647133">
            <text:p>40,292</text:p>
          </table:table-cell>
          <table:table-cell table:number-columns-repeated="1007"/>
        </table:table-row>
        <table:table-row table:style-name="ro1">
          <table:table-cell table:style-name="ce4" office:value-type="float" office:value="1871">
            <text:p>1871</text:p>
          </table:table-cell>
          <table:table-cell office:value-type="string">
            <text:p>Pax Britannica</text:p>
          </table:table-cell>
          <table:table-cell table:style-name="ce7" office:value-type="float" office:value="40750.8752174153">
            <text:p>40,751</text:p>
          </table:table-cell>
          <table:table-cell table:style-name="ce11"/>
          <table:table-cell table:style-name="ce7" table:formula="of:=[.F64]*100/[.C64]" office:value-type="float" office:value="106.782960022534">
            <text:p>107</text:p>
          </table:table-cell>
          <table:table-cell table:style-name="ce7" table:formula="of:=SUM(OFFSET([.M64];-[.C$4]+1;0;[.C$4];1))+SUM(OFFSET([.N64];-[.D$4]+1;0;[.D$4];1))+[.Q64]" office:value-type="float" office:value="43514.9907922453">
            <text:p>43,515</text:p>
          </table:table-cell>
          <table:table-cell table:style-name="ce7" table:number-columns-repeated="2"/>
          <table:table-cell table:style-name="ce18" table:formula="of:=(SUM(OFFSET([.M64];-[.C$4]+1;0;[.C$4];1))+SUM(OFFSET([.N64];-[.D$4]+1;0;[.D$4];1)))/[.F64]" office:value-type="percentage" office:value="0.0390440160750942">
            <text:p>3.9%</text:p>
          </table:table-cell>
          <table:table-cell table:style-name="ce17" table:formula="of:=[.Q64]/[.F64]" office:value-type="percentage" office:value="0.960955983924906">
            <text:p>96%</text:p>
          </table:table-cell>
          <table:table-cell table:style-name="ce21" table:formula="of:=SUM([.M52:.M77])/SUM([.N52:.N77])" office:value-type="float" office:value="43.875">
            <text:p>44</text:p>
          </table:table-cell>
          <table:table-cell table:style-name="ce22"/>
          <table:table-cell table:style-name="ce7" office:value-type="float" office:value="33">
            <text:p>33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27]" office:value-type="float" office:value="41815.9907922453">
            <text:p>41,816</text:p>
          </table:table-cell>
          <table:table-cell table:number-columns-repeated="1007"/>
        </table:table-row>
        <table:table-row table:style-name="ro1">
          <table:table-cell table:style-name="ce4" office:value-type="float" office:value="1872">
            <text:p>1872</text:p>
          </table:table-cell>
          <table:table-cell office:value-type="string">
            <text:p>Pax Britannica</text:p>
          </table:table-cell>
          <table:table-cell table:style-name="ce7" office:value-type="float" office:value="41705.1360032971">
            <text:p>41,705</text:p>
          </table:table-cell>
          <table:table-cell table:style-name="ce11"/>
          <table:table-cell table:style-name="ce7" table:formula="of:=[.F65]*100/[.C65]" office:value-type="float" office:value="108.144726377161">
            <text:p>108</text:p>
          </table:table-cell>
          <table:table-cell table:style-name="ce7" table:formula="of:=SUM(OFFSET([.M65];-[.C$4]+1;0;[.C$4];1))+SUM(OFFSET([.N65];-[.D$4]+1;0;[.D$4];1))+[.Q65]" office:value-type="float" office:value="45101.9052159885">
            <text:p>45,102</text:p>
          </table:table-cell>
          <table:table-cell table:style-name="ce7" table:number-columns-repeated="2"/>
          <table:table-cell table:style-name="ce18" table:formula="of:=(SUM(OFFSET([.M65];-[.C$4]+1;0;[.C$4];1))+SUM(OFFSET([.N65];-[.D$4]+1;0;[.D$4];1)))/[.F65]" office:value-type="percentage" office:value="0.037781109064899">
            <text:p>3.8%</text:p>
          </table:table-cell>
          <table:table-cell table:style-name="ce17" table:formula="of:=[.Q65]/[.F65]" office:value-type="percentage" office:value="0.962218890935101">
            <text:p>96%</text:p>
          </table:table-cell>
          <table:table-cell table:style-name="ce21" table:formula="of:=SUM([.M53:.M78])/SUM([.N53:.N78])" office:value-type="float" office:value="46.2051282051282">
            <text:p>46</text:p>
          </table:table-cell>
          <table:table-cell table:style-name="ce22"/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28]" office:value-type="float" office:value="43397.9052159885">
            <text:p>43,398</text:p>
          </table:table-cell>
          <table:table-cell table:number-columns-repeated="1007"/>
        </table:table-row>
        <table:table-row table:style-name="ro1">
          <table:table-cell table:style-name="ce4" office:value-type="float" office:value="1873">
            <text:p>1873</text:p>
          </table:table-cell>
          <table:table-cell office:value-type="string">
            <text:p>Pax Britannica</text:p>
          </table:table-cell>
          <table:table-cell table:style-name="ce7" office:value-type="float" office:value="42681.7426564177">
            <text:p>42,682</text:p>
          </table:table-cell>
          <table:table-cell table:style-name="ce11"/>
          <table:table-cell table:style-name="ce7" table:formula="of:=[.F66]*100/[.C66]" office:value-type="float" office:value="109.469907132359">
            <text:p>109</text:p>
          </table:table-cell>
          <table:table-cell table:style-name="ce7" table:formula="of:=SUM(OFFSET([.M66];-[.C$4]+1;0;[.C$4];1))+SUM(OFFSET([.N66];-[.D$4]+1;0;[.D$4];1))+[.Q66]" office:value-type="float" office:value="46723.6640484529">
            <text:p>46,724</text:p>
          </table:table-cell>
          <table:table-cell table:style-name="ce7" table:number-columns-repeated="2"/>
          <table:table-cell table:style-name="ce18" table:formula="of:=(SUM(OFFSET([.M66];-[.C$4]+1;0;[.C$4];1))+SUM(OFFSET([.N66];-[.D$4]+1;0;[.D$4];1)))/[.F66]" office:value-type="percentage" office:value="0.0360416939530615">
            <text:p>3.6%</text:p>
          </table:table-cell>
          <table:table-cell table:style-name="ce17" table:formula="of:=[.Q66]/[.F66]" office:value-type="percentage" office:value="0.963958306046938">
            <text:p>96%</text:p>
          </table:table-cell>
          <table:table-cell table:style-name="ce21" table:formula="of:=SUM([.M54:.M79])/SUM([.N54:.N79])" office:value-type="float" office:value="54.0588235294118">
            <text:p>54</text:p>
          </table:table-cell>
          <table:table-cell table:style-name="ce22"/>
          <table:table-cell table:style-name="ce7" office:value-type="float" office:value="68">
            <text:p>68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29]" office:value-type="float" office:value="45039.6640484529">
            <text:p>45,040</text:p>
          </table:table-cell>
          <table:table-cell table:number-columns-repeated="1007"/>
        </table:table-row>
        <table:table-row table:style-name="ro1">
          <table:table-cell table:style-name="ce4" office:value-type="float" office:value="1874">
            <text:p>1874</text:p>
          </table:table-cell>
          <table:table-cell office:value-type="string">
            <text:p>Pax Britannica</text:p>
          </table:table-cell>
          <table:table-cell table:style-name="ce7" office:value-type="float" office:value="43681.2184486017">
            <text:p>43,681</text:p>
          </table:table-cell>
          <table:table-cell table:style-name="ce11"/>
          <table:table-cell table:style-name="ce7" table:formula="of:=[.F67]*100/[.C67]" office:value-type="float" office:value="110.943634236793">
            <text:p>111</text:p>
          </table:table-cell>
          <table:table-cell table:style-name="ce7" table:formula="of:=SUM(OFFSET([.M67];-[.C$4]+1;0;[.C$4];1))+SUM(OFFSET([.N67];-[.D$4]+1;0;[.D$4];1))+[.Q67]" office:value-type="float" office:value="48461.5312257914">
            <text:p>48,462</text:p>
          </table:table-cell>
          <table:table-cell table:style-name="ce7" table:number-columns-repeated="2"/>
          <table:table-cell table:style-name="ce18" table:formula="of:=(SUM(OFFSET([.M67];-[.C$4]+1;0;[.C$4];1))+SUM(OFFSET([.N67];-[.D$4]+1;0;[.D$4];1)))/[.F67]" office:value-type="percentage" office:value="0.0354507989439193">
            <text:p>3.5%</text:p>
          </table:table-cell>
          <table:table-cell table:style-name="ce17" table:formula="of:=[.Q67]/[.F67]" office:value-type="percentage" office:value="0.964549201056081">
            <text:p>96%</text:p>
          </table:table-cell>
          <table:table-cell table:style-name="ce21" table:formula="of:=SUM([.M55:.M80])/SUM([.N55:.N80])" office:value-type="float" office:value="60.5806451612903">
            <text:p>61</text:p>
          </table:table-cell>
          <table:table-cell table:style-name="ce22"/>
          <table:table-cell table:style-name="ce7" office:value-type="float" office:value="46">
            <text:p>46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30]" office:value-type="float" office:value="46743.5312257914">
            <text:p>46,744</text:p>
          </table:table-cell>
          <table:table-cell table:number-columns-repeated="1007"/>
        </table:table-row>
        <table:table-row table:style-name="ro1">
          <table:table-cell table:style-name="ce4" office:value-type="float" office:value="1875">
            <text:p>1875</text:p>
          </table:table-cell>
          <table:table-cell office:value-type="string">
            <text:p>Pax Britannica</text:p>
          </table:table-cell>
          <table:table-cell table:style-name="ce7" office:value-type="float" office:value="44704.0989050986">
            <text:p>44,704</text:p>
          </table:table-cell>
          <table:table-cell table:style-name="ce11"/>
          <table:table-cell table:style-name="ce7" table:formula="of:=[.F68]*100/[.C68]" office:value-type="float" office:value="112.37863542748">
            <text:p>112</text:p>
          </table:table-cell>
          <table:table-cell table:style-name="ce7" table:formula="of:=SUM(OFFSET([.M68];-[.C$4]+1;0;[.C$4];1))+SUM(OFFSET([.N68];-[.D$4]+1;0;[.D$4];1))+[.Q68]" office:value-type="float" office:value="50237.8563297009">
            <text:p>50,238</text:p>
          </table:table-cell>
          <table:table-cell table:style-name="ce7" table:number-columns-repeated="2"/>
          <table:table-cell table:style-name="ce18" table:formula="of:=(SUM(OFFSET([.M68];-[.C$4]+1;0;[.C$4];1))+SUM(OFFSET([.N68];-[.D$4]+1;0;[.D$4];1)))/[.F68]" office:value-type="percentage" office:value="0.034356561487668">
            <text:p>3.4%</text:p>
          </table:table-cell>
          <table:table-cell table:style-name="ce17" table:formula="of:=[.Q68]/[.F68]" office:value-type="percentage" office:value="0.965643438512332">
            <text:p>97%</text:p>
          </table:table-cell>
          <table:table-cell table:style-name="ce21"/>
          <table:table-cell table:style-name="ce22"/>
          <table:table-cell table:style-name="ce7" office:value-type="float" office:value="70">
            <text:p>70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31]" office:value-type="float" office:value="48511.8563297009">
            <text:p>48,512</text:p>
          </table:table-cell>
          <table:table-cell table:number-columns-repeated="1007"/>
        </table:table-row>
        <table:table-row table:style-name="ro1">
          <table:table-cell table:style-name="ce4" office:value-type="float" office:value="1876">
            <text:p>1876</text:p>
          </table:table-cell>
          <table:table-cell office:value-type="string">
            <text:p>Pax Britannica</text:p>
          </table:table-cell>
          <table:table-cell table:style-name="ce7" office:value-type="float" office:value="45750.9320915203">
            <text:p>45,751</text:p>
          </table:table-cell>
          <table:table-cell table:style-name="ce11"/>
          <table:table-cell table:style-name="ce7" table:formula="of:=[.F69]*100/[.C69]" office:value-type="float" office:value="113.820801996459">
            <text:p>114</text:p>
          </table:table-cell>
          <table:table-cell table:style-name="ce7" table:formula="of:=SUM(OFFSET([.M69];-[.C$4]+1;0;[.C$4];1))+SUM(OFFSET([.N69];-[.D$4]+1;0;[.D$4];1))+[.Q69]" office:value-type="float" office:value="52074.0778274238">
            <text:p>52,074</text:p>
          </table:table-cell>
          <table:table-cell table:style-name="ce7" table:number-columns-repeated="2"/>
          <table:table-cell table:style-name="ce18" table:formula="of:=(SUM(OFFSET([.M69];-[.C$4]+1;0;[.C$4];1))+SUM(OFFSET([.N69];-[.D$4]+1;0;[.D$4];1)))/[.F69]" office:value-type="percentage" office:value="0.0331642934844351">
            <text:p>3.3%</text:p>
          </table:table-cell>
          <table:table-cell table:style-name="ce17" table:formula="of:=[.Q69]/[.F69]" office:value-type="percentage" office:value="0.966835706515565">
            <text:p>97%</text:p>
          </table:table-cell>
          <table:table-cell table:style-name="ce21" table:formula="of:=SUM([.M57:.M82])/SUM([.N57:.N82])" office:value-type="float" office:value="70.6666666666667">
            <text:p>71</text:p>
          </table:table-cell>
          <table:table-cell table:style-name="ce22"/>
          <table:table-cell table:style-name="ce7" office:value-type="float" office:value="52">
            <text:p>52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32]" office:value-type="float" office:value="50347.0778274239">
            <text:p>50,347</text:p>
          </table:table-cell>
          <table:table-cell table:number-columns-repeated="1007"/>
        </table:table-row>
        <table:table-row table:style-name="ro1">
          <table:table-cell table:style-name="ce4" office:value-type="float" office:value="1877">
            <text:p>1877</text:p>
          </table:table-cell>
          <table:table-cell office:value-type="string">
            <text:p>Pax Britannica</text:p>
          </table:table-cell>
          <table:table-cell table:style-name="ce7" office:value-type="float" office:value="46822.278907498">
            <text:p>46,822</text:p>
          </table:table-cell>
          <table:table-cell table:style-name="ce11"/>
          <table:table-cell table:style-name="ce7" table:formula="of:=[.F70]*100/[.C70]" office:value-type="float" office:value="115.318450306518">
            <text:p>115</text:p>
          </table:table-cell>
          <table:table-cell table:style-name="ce7" table:formula="of:=SUM(OFFSET([.M70];-[.C$4]+1;0;[.C$4];1))+SUM(OFFSET([.N70];-[.D$4]+1;0;[.D$4];1))+[.Q70]" office:value-type="float" office:value="53994.7264343223">
            <text:p>53,995</text:p>
          </table:table-cell>
          <table:table-cell table:style-name="ce7" table:number-columns-repeated="2"/>
          <table:table-cell table:style-name="ce18" table:formula="of:=(SUM(OFFSET([.M70];-[.C$4]+1;0;[.C$4];1))+SUM(OFFSET([.N70];-[.D$4]+1;0;[.D$4];1)))/[.F70]" office:value-type="percentage" office:value="0.0322809302890003">
            <text:p>3.2%</text:p>
          </table:table-cell>
          <table:table-cell table:style-name="ce17" table:formula="of:=[.Q70]/[.F70]" office:value-type="percentage" office:value="0.967719069711">
            <text:p>97%</text:p>
          </table:table-cell>
          <table:table-cell table:style-name="ce21" table:formula="of:=SUM([.M58:.M83])/SUM([.N58:.N83])" office:value-type="float" office:value="66.4827586206897">
            <text:p>66</text:p>
          </table:table-cell>
          <table:table-cell table:style-name="ce22"/>
          <table:table-cell table:style-name="ce7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33]" office:value-type="float" office:value="52251.7264343223">
            <text:p>52,252</text:p>
          </table:table-cell>
          <table:table-cell table:number-columns-repeated="1007"/>
        </table:table-row>
        <table:table-row table:style-name="ro1">
          <table:table-cell table:style-name="ce4" office:value-type="float" office:value="1878">
            <text:p>1878</text:p>
          </table:table-cell>
          <table:table-cell office:value-type="string">
            <text:p>Pax Britannica</text:p>
          </table:table-cell>
          <table:table-cell table:style-name="ce7" office:value-type="float" office:value="47918.7133872157">
            <text:p>47,919</text:p>
          </table:table-cell>
          <table:table-cell table:style-name="ce11"/>
          <table:table-cell table:style-name="ce7" table:formula="of:=[.F71]*100/[.C71]" office:value-type="float" office:value="116.91972643532">
            <text:p>117</text:p>
          </table:table-cell>
          <table:table-cell table:style-name="ce7" table:formula="of:=SUM(OFFSET([.M71];-[.C$4]+1;0;[.C$4];1))+SUM(OFFSET([.N71];-[.D$4]+1;0;[.D$4];1))+[.Q71]" office:value-type="float" office:value="56026.4286036577">
            <text:p>56,026</text:p>
          </table:table-cell>
          <table:table-cell table:style-name="ce7" table:number-columns-repeated="2"/>
          <table:table-cell table:style-name="ce18" table:formula="of:=(SUM(OFFSET([.M71];-[.C$4]+1;0;[.C$4];1))+SUM(OFFSET([.N71];-[.D$4]+1;0;[.D$4];1)))/[.F71]" office:value-type="percentage" office:value="0.0320919973807257">
            <text:p>3.2%</text:p>
          </table:table-cell>
          <table:table-cell table:style-name="ce17" table:formula="of:=[.Q71]/[.F71]" office:value-type="percentage" office:value="0.967908002619274">
            <text:p>97%</text:p>
          </table:table-cell>
          <table:table-cell table:style-name="ce21" table:formula="of:=SUM([.M59:.M84])/SUM([.N59:.N84])" office:value-type="float" office:value="73.9259259259259">
            <text:p>74</text:p>
          </table:table-cell>
          <table:table-cell table:style-name="ce22"/>
          <table:table-cell table:style-name="ce7" office:value-type="float" office:value="106">
            <text:p>106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table:formula="of:=[$'prisoners yearly estimates'.D34]" office:value-type="float" office:value="54228.4286036577">
            <text:p>54,228</text:p>
          </table:table-cell>
          <table:table-cell table:number-columns-repeated="1007"/>
        </table:table-row>
        <table:table-row table:style-name="ro1">
          <table:table-cell table:style-name="ce4" office:value-type="float" office:value="1879">
            <text:p>1879</text:p>
          </table:table-cell>
          <table:table-cell office:value-type="string">
            <text:p>Pax Britannica</text:p>
          </table:table-cell>
          <table:table-cell table:style-name="ce7" office:value-type="float" office:value="49040.8230069813">
            <text:p>49,041</text:p>
          </table:table-cell>
          <table:table-cell table:style-name="ce11"/>
          <table:table-cell table:style-name="ce7" table:formula="of:=[.F72]*100/[.C72]" office:value-type="float" office:value="118.576538040794">
            <text:p>119</text:p>
          </table:table-cell>
          <table:table-cell table:style-name="ce7" table:formula="of:=SUM(OFFSET([.M72];-[.C$4]+1;0;[.C$4];1))+SUM(OFFSET([.N72];-[.D$4]+1;0;[.D$4];1))+[.Q72]" office:value-type="float" office:value="58150.9101483917">
            <text:p>58,151</text:p>
          </table:table-cell>
          <table:table-cell table:style-name="ce7" table:number-columns-repeated="2"/>
          <table:table-cell table:style-name="ce18" table:formula="of:=(SUM(OFFSET([.M72];-[.C$4]+1;0;[.C$4];1))+SUM(OFFSET([.N72];-[.D$4]+1;0;[.D$4];1)))/[.F72]" office:value-type="percentage" office:value="0.0321749048333983">
            <text:p>3.2%</text:p>
          </table:table-cell>
          <table:table-cell table:style-name="ce17" table:formula="of:=[.Q72]/[.F72]" office:value-type="percentage" office:value="0.967825095166602">
            <text:p>97%</text:p>
          </table:table-cell>
          <table:table-cell table:style-name="ce21" table:formula="of:=SUM([.M60:.M85])/SUM([.N60:.N85])" office:value-type="float" office:value="72.5357142857143">
            <text:p>73</text:p>
          </table:table-cell>
          <table:table-cell table:style-name="ce22"/>
          <table:table-cell table:style-name="ce7" office:value-type="float" office:value="107">
            <text:p>107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table:formula="of:=[$'prisoners yearly estimates'.D35]" office:value-type="float" office:value="56279.9101483917">
            <text:p>56,280</text:p>
          </table:table-cell>
          <table:table-cell table:number-columns-repeated="1007"/>
        </table:table-row>
        <table:table-row table:style-name="ro1">
          <table:table-cell table:style-name="ce4" office:value-type="float" office:value="1880">
            <text:p>1880</text:p>
          </table:table-cell>
          <table:table-cell office:value-type="string">
            <text:p>Pax Britannica</text:p>
          </table:table-cell>
          <table:table-cell table:style-name="ce7" office:value-type="float" office:value="50189.209">
            <text:p>50,189</text:p>
          </table:table-cell>
          <table:table-cell table:style-name="ce11" table:formula="of:=[.G73]/[.H73]" office:value-type="float" office:value="10.8053980050851">
            <text:p>10.8</text:p>
          </table:table-cell>
          <table:table-cell table:style-name="ce7" table:formula="of:=[.F73]*100/[.C73]" office:value-type="float" office:value="120.26688844608">
            <text:p>120</text:p>
          </table:table-cell>
          <table:table-cell table:style-name="ce7" table:formula="of:=[.G73]+[.H73]" office:value-type="float" office:value="60361">
            <text:p>60,361</text:p>
          </table:table-cell>
          <table:table-cell table:style-name="ce7" table:formula="of:=SUM(OFFSET([.M73];-[.C$4]+1;0;[.C$4];1))+[.O73]" office:value-type="float" office:value="55248">
            <text:p>55,248</text:p>
          </table:table-cell>
          <table:table-cell table:style-name="ce7" table:formula="of:=SUM(OFFSET([.N73];-[.D$4]+1;0;[.D$4];1))+[.P73]" office:value-type="float" office:value="5113">
            <text:p>5,113</text:p>
          </table:table-cell>
          <table:table-cell table:style-name="ce18" table:formula="of:=(SUM(OFFSET([.M73];-[.C$4]+1;0;[.C$4];1))+SUM(OFFSET([.N73];-[.D$4]+1;0;[.D$4];1)))/[.F73]" office:value-type="percentage" office:value="0.0323387617832707">
            <text:p>3.2%</text:p>
          </table:table-cell>
          <table:table-cell table:style-name="ce17" table:formula="of:=SUM([.O73:.P73])/[.F73]" office:value-type="percentage" office:value="0.967661238216729">
            <text:p>97%</text:p>
          </table:table-cell>
          <table:table-cell table:style-name="ce21" table:formula="of:=SUM([.M61:.M86])/SUM([.N61:.N86])" office:value-type="float" office:value="78.0740740740741">
            <text:p>78</text:p>
          </table:table-cell>
          <table:table-cell table:style-name="ce22" table:formula="of:=[.O73]/[.P73]" office:value-type="float" office:value="10.5890873015873">
            <text:p>10.6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36]" office:value-type="float" office:value="53369">
            <text:p>53,369</text:p>
          </table:table-cell>
          <table:table-cell table:style-name="ce7" table:formula="of:=[$'prisoners yearly estimates'.C36]" office:value-type="float" office:value="5040">
            <text:p>5,040</text:p>
          </table:table-cell>
          <table:table-cell table:style-name="ce7" table:formula="of:=[$'prisoners yearly estimates'.D36]" office:value-type="float" office:value="58409">
            <text:p>58,409</text:p>
          </table:table-cell>
          <table:table-cell table:number-columns-repeated="1007"/>
        </table:table-row>
        <table:table-row table:style-name="ro1">
          <table:table-cell table:style-name="ce4" office:value-type="float" office:value="1881">
            <text:p>1881</text:p>
          </table:table-cell>
          <table:table-cell office:value-type="string">
            <text:p>Pax Britannica</text:p>
          </table:table-cell>
          <table:table-cell table:style-name="ce7" office:value-type="float" office:value="60470.5244365757">
            <text:p>60,471</text:p>
          </table:table-cell>
          <table:table-cell table:style-name="ce11" table:formula="of:=[.G74]/[.H74]" office:value-type="float" office:value="10.9245995990171">
            <text:p>10.9</text:p>
          </table:table-cell>
          <table:table-cell table:style-name="ce7" table:formula="of:=[.F74]*100/[.C74]" office:value-type="float" office:value="103.066624352092">
            <text:p>103</text:p>
          </table:table-cell>
          <table:table-cell table:style-name="ce7" table:formula="of:=[.G74]+[.H74]" office:value-type="float" office:value="62324.9282647856">
            <text:p>62,325</text:p>
          </table:table-cell>
          <table:table-cell table:style-name="ce7" table:formula="of:=SUM(OFFSET([.M74];-[.C$4]+1;0;[.C$4];1))+[.O74]" office:value-type="float" office:value="57098.3436950259">
            <text:p>57,098</text:p>
          </table:table-cell>
          <table:table-cell table:style-name="ce7" table:formula="of:=SUM(OFFSET([.N74];-[.D$4]+1;0;[.D$4];1))+[.P74]" office:value-type="float" office:value="5226.58456975971">
            <text:p>5,227</text:p>
          </table:table-cell>
          <table:table-cell table:style-name="ce18" table:formula="of:=(SUM(OFFSET([.M74];-[.C$4]+1;0;[.C$4];1))+SUM(OFFSET([.N74];-[.D$4]+1;0;[.D$4];1)))/[.F74]" office:value-type="percentage" office:value="0.0321540682964939">
            <text:p>3.2%</text:p>
          </table:table-cell>
          <table:table-cell table:style-name="ce17" table:formula="of:=SUM([.O74:.P74])/[.F74]" office:value-type="percentage" office:value="0.967845931703506">
            <text:p>97%</text:p>
          </table:table-cell>
          <table:table-cell table:style-name="ce21" table:formula="of:=SUM([.M62:.M87])/SUM([.N62:.N87])" office:value-type="float" office:value="87.76">
            <text:p>88</text:p>
          </table:table-cell>
          <table:table-cell table:style-name="ce22" table:formula="of:=[.O74]/[.P74]" office:value-type="float" office:value="10.6978452401483">
            <text:p>10.7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37]" office:value-type="float" office:value="55164.3436950259">
            <text:p>55,164</text:p>
          </table:table-cell>
          <table:table-cell table:style-name="ce7" table:formula="of:=[$'prisoners yearly estimates'.C37]" office:value-type="float" office:value="5156.58456975971">
            <text:p>5,157</text:p>
          </table:table-cell>
          <table:table-cell table:style-name="ce7" table:formula="of:=[$'prisoners yearly estimates'.D37]" office:value-type="float" office:value="60320.9282647856">
            <text:p>60,321</text:p>
          </table:table-cell>
          <table:table-cell table:number-columns-repeated="1007"/>
        </table:table-row>
        <table:table-row table:style-name="ro1">
          <table:table-cell table:style-name="ce4" office:value-type="float" office:value="1882">
            <text:p>1882</text:p>
          </table:table-cell>
          <table:table-cell office:value-type="string">
            <text:p>Pax Britannica</text:p>
          </table:table-cell>
          <table:table-cell table:style-name="ce7" office:value-type="float" office:value="61353.9278294723">
            <text:p>61,354</text:p>
          </table:table-cell>
          <table:table-cell table:style-name="ce11" table:formula="of:=[.G75]/[.H75]" office:value-type="float" office:value="11.0393869911994">
            <text:p>11.0</text:p>
          </table:table-cell>
          <table:table-cell table:style-name="ce7" table:formula="of:=[.F75]*100/[.C75]" office:value-type="float" office:value="104.901106319707">
            <text:p>105</text:p>
          </table:table-cell>
          <table:table-cell table:style-name="ce7" table:formula="of:=[.G75]+[.H75]" office:value-type="float" office:value="64360.9490637107">
            <text:p>64,361</text:p>
          </table:table-cell>
          <table:table-cell table:style-name="ce7" table:formula="of:=SUM(OFFSET([.M75];-[.C$4]+1;0;[.C$4];1))+[.O75]" office:value-type="float" office:value="59015.0831063528">
            <text:p>59,015</text:p>
          </table:table-cell>
          <table:table-cell table:style-name="ce7" table:formula="of:=SUM(OFFSET([.N75];-[.D$4]+1;0;[.D$4];1))+[.P75]" office:value-type="float" office:value="5345.86595735791">
            <text:p>5,346</text:p>
          </table:table-cell>
          <table:table-cell table:style-name="ce18" table:formula="of:=(SUM(OFFSET([.M75];-[.C$4]+1;0;[.C$4];1))+SUM(OFFSET([.N75];-[.D$4]+1;0;[.D$4];1)))/[.F75]" office:value-type="percentage" office:value="0.0320846729273035">
            <text:p>3.2%</text:p>
          </table:table-cell>
          <table:table-cell table:style-name="ce17" table:formula="of:=SUM([.O75:.P75])/[.F75]" office:value-type="percentage" office:value="0.967915327072696">
            <text:p>97%</text:p>
          </table:table-cell>
          <table:table-cell table:style-name="ce21" table:formula="of:=SUM([.M63:.M88])/SUM([.N63:.N88])" office:value-type="float" office:value="87.2307692307692">
            <text:p>87</text:p>
          </table:table-cell>
          <table:table-cell table:style-name="ce22" table:formula="of:=[.O75]/[.P75]" office:value-type="float" office:value="10.8077202050273">
            <text:p>10.8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38]" office:value-type="float" office:value="57020.0831063528">
            <text:p>57,020</text:p>
          </table:table-cell>
          <table:table-cell table:style-name="ce7" table:formula="of:=[$'prisoners yearly estimates'.C38]" office:value-type="float" office:value="5275.86595735791">
            <text:p>5,276</text:p>
          </table:table-cell>
          <table:table-cell table:style-name="ce7" table:formula="of:=[$'prisoners yearly estimates'.D38]" office:value-type="float" office:value="62295.9490637107">
            <text:p>62,296</text:p>
          </table:table-cell>
          <table:table-cell table:number-columns-repeated="1007"/>
        </table:table-row>
        <table:table-row table:style-name="ro1">
          <table:table-cell table:style-name="ce4" office:value-type="float" office:value="1883">
            <text:p>1883</text:p>
          </table:table-cell>
          <table:table-cell office:value-type="string">
            <text:p>Pax Britannica</text:p>
          </table:table-cell>
          <table:table-cell table:style-name="ce7" office:value-type="float" office:value="62250.2367091635">
            <text:p>62,250</text:p>
          </table:table-cell>
          <table:table-cell table:style-name="ce11" table:formula="of:=[.G76]/[.H76]" office:value-type="float" office:value="11.1569664648528">
            <text:p>11.2</text:p>
          </table:table-cell>
          <table:table-cell table:style-name="ce7" table:formula="of:=[.F76]*100/[.C76]" office:value-type="float" office:value="106.783781102023">
            <text:p>107</text:p>
          </table:table-cell>
          <table:table-cell table:style-name="ce7" table:formula="of:=[.G76]+[.H76]" office:value-type="float" office:value="66473.1565030041">
            <text:p>66,473</text:p>
          </table:table-cell>
          <table:table-cell table:style-name="ce7" table:formula="of:=SUM(OFFSET([.M76];-[.C$4]+1;0;[.C$4];1))+[.O76]" office:value-type="float" office:value="61005.2499577992">
            <text:p>61,005</text:p>
          </table:table-cell>
          <table:table-cell table:style-name="ce7" table:formula="of:=SUM(OFFSET([.N76];-[.D$4]+1;0;[.D$4];1))+[.P76]" office:value-type="float" office:value="5467.90654520483">
            <text:p>5,468</text:p>
          </table:table-cell>
          <table:table-cell table:style-name="ce18" table:formula="of:=(SUM(OFFSET([.M76];-[.C$4]+1;0;[.C$4];1))+SUM(OFFSET([.N76];-[.D$4]+1;0;[.D$4];1)))/[.F76]" office:value-type="percentage" office:value="0.032148315386579">
            <text:p>3.2%</text:p>
          </table:table-cell>
          <table:table-cell table:style-name="ce17" table:formula="of:=SUM([.O76:.P76])/[.F76]" office:value-type="percentage" office:value="0.967851684613421">
            <text:p>97%</text:p>
          </table:table-cell>
          <table:table-cell table:style-name="ce21" table:formula="of:=SUM([.M64:.M89])/SUM([.N64:.N89])" office:value-type="float" office:value="86.7037037037037">
            <text:p>87</text:p>
          </table:table-cell>
          <table:table-cell table:style-name="ce22" table:formula="of:=[.O76]/[.P76]" office:value-type="float" office:value="10.9187236689298">
            <text:p>10.9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39]" office:value-type="float" office:value="58938.2499577992">
            <text:p>58,938</text:p>
          </table:table-cell>
          <table:table-cell table:style-name="ce7" table:formula="of:=[$'prisoners yearly estimates'.C39]" office:value-type="float" office:value="5397.90654520483">
            <text:p>5,398</text:p>
          </table:table-cell>
          <table:table-cell table:style-name="ce7" table:formula="of:=[$'prisoners yearly estimates'.D39]" office:value-type="float" office:value="64336.1565030041">
            <text:p>64,336</text:p>
          </table:table-cell>
          <table:table-cell table:number-columns-repeated="1007"/>
        </table:table-row>
        <table:table-row table:style-name="ro1">
          <table:table-cell table:style-name="ce4" office:value-type="float" office:value="1884">
            <text:p>1884</text:p>
          </table:table-cell>
          <table:table-cell office:value-type="string">
            <text:p>Pax Britannica</text:p>
          </table:table-cell>
          <table:table-cell table:style-name="ce7" office:value-type="float" office:value="63159.6396096653">
            <text:p>63,160</text:p>
          </table:table-cell>
          <table:table-cell table:style-name="ce11" table:formula="of:=[.G77]/[.H77]" office:value-type="float" office:value="11.2737328846895">
            <text:p>11.3</text:p>
          </table:table-cell>
          <table:table-cell table:style-name="ce7" table:formula="of:=[.F77]*100/[.C77]" office:value-type="float" office:value="108.722460900485">
            <text:p>109</text:p>
          </table:table-cell>
          <table:table-cell table:style-name="ce7" table:formula="of:=[.G77]+[.H77]" office:value-type="float" office:value="68668.7144795057">
            <text:p>68,669</text:p>
          </table:table-cell>
          <table:table-cell table:style-name="ce7" table:formula="of:=SUM(OFFSET([.M77];-[.C$4]+1;0;[.C$4];1))+[.O77]" office:value-type="float" office:value="63073.9443207739">
            <text:p>63,074</text:p>
          </table:table-cell>
          <table:table-cell table:style-name="ce7" table:formula="of:=SUM(OFFSET([.N77];-[.D$4]+1;0;[.D$4];1))+[.P77]" office:value-type="float" office:value="5594.77015873178">
            <text:p>5,595</text:p>
          </table:table-cell>
          <table:table-cell table:style-name="ce18" table:formula="of:=(SUM(OFFSET([.M77];-[.C$4]+1;0;[.C$4];1))+SUM(OFFSET([.N77];-[.D$4]+1;0;[.D$4];1)))/[.F77]" office:value-type="percentage" office:value="0.0324019463137621">
            <text:p>3.2%</text:p>
          </table:table-cell>
          <table:table-cell table:style-name="ce17" table:formula="of:=SUM([.O77:.P77])/[.F77]" office:value-type="percentage" office:value="0.967598053686238">
            <text:p>97%</text:p>
          </table:table-cell>
          <table:table-cell table:style-name="ce21" table:formula="of:=SUM([.M65:.M90])/SUM([.N65:.N90])" office:value-type="float" office:value="93.5">
            <text:p>94</text:p>
          </table:table-cell>
          <table:table-cell table:style-name="ce22" table:formula="of:=[.O77]/[.P77]" office:value-type="float" office:value="11.0308672223947">
            <text:p>11.0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40]" office:value-type="float" office:value="60920.9443207739">
            <text:p>60,921</text:p>
          </table:table-cell>
          <table:table-cell table:style-name="ce7" table:formula="of:=[$'prisoners yearly estimates'.C40]" office:value-type="float" office:value="5522.77015873178">
            <text:p>5,523</text:p>
          </table:table-cell>
          <table:table-cell table:style-name="ce7" table:formula="of:=[$'prisoners yearly estimates'.D40]" office:value-type="float" office:value="66443.7144795057">
            <text:p>66,444</text:p>
          </table:table-cell>
          <table:table-cell table:number-columns-repeated="1007"/>
        </table:table-row>
        <table:table-row table:style-name="ro1">
          <table:table-cell table:style-name="ce4" office:value-type="float" office:value="1885">
            <text:p>1885</text:p>
          </table:table-cell>
          <table:table-cell office:value-type="string">
            <text:p>Pax Britannica</text:p>
          </table:table-cell>
          <table:table-cell table:style-name="ce7" office:value-type="float" office:value="64082.3278192545">
            <text:p>64,082</text:p>
          </table:table-cell>
          <table:table-cell table:style-name="ce11" table:formula="of:=[.G78]/[.H78]" office:value-type="float" office:value="11.4003469314771">
            <text:p>11.4</text:p>
          </table:table-cell>
          <table:table-cell table:style-name="ce7" table:formula="of:=[.F78]*100/[.C78]" office:value-type="float" office:value="110.715171292444">
            <text:p>111</text:p>
          </table:table-cell>
          <table:table-cell table:style-name="ce7" table:formula="of:=[.G78]+[.H78]" office:value-type="float" office:value="70948.8590132733">
            <text:p>70,949</text:p>
          </table:table-cell>
          <table:table-cell table:style-name="ce7" table:formula="of:=SUM(OFFSET([.M78];-[.C$4]+1;0;[.C$4];1))+[.O78]" office:value-type="float" office:value="65227.3369135024">
            <text:p>65,227</text:p>
          </table:table-cell>
          <table:table-cell table:style-name="ce7" table:formula="of:=SUM(OFFSET([.N78];-[.D$4]+1;0;[.D$4];1))+[.P78]" office:value-type="float" office:value="5721.52209977096">
            <text:p>5,722</text:p>
          </table:table-cell>
          <table:table-cell table:style-name="ce18" table:formula="of:=(SUM(OFFSET([.M78];-[.C$4]+1;0;[.C$4];1))+SUM(OFFSET([.N78];-[.D$4]+1;0;[.D$4];1)))/[.F78]" office:value-type="percentage" office:value="0.0328123669975365">
            <text:p>3.3%</text:p>
          </table:table-cell>
          <table:table-cell table:style-name="ce17" table:formula="of:=SUM([.O78:.P78])/[.F78]" office:value-type="percentage" office:value="0.967187633002463">
            <text:p>97%</text:p>
          </table:table-cell>
          <table:table-cell table:style-name="ce21" table:formula="of:=SUM([.M66:.M91])/SUM([.N66:.N91])" office:value-type="float" office:value="95.4615384615385">
            <text:p>95</text:p>
          </table:table-cell>
          <table:table-cell table:style-name="ce22" table:formula="of:=[.O78]/[.P78]" office:value-type="float" office:value="11.1441625750043">
            <text:p>11.1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41]" office:value-type="float" office:value="62970.3369135024">
            <text:p>62,970</text:p>
          </table:table-cell>
          <table:table-cell table:style-name="ce7" table:formula="of:=[$'prisoners yearly estimates'.C41]" office:value-type="float" office:value="5650.52209977096">
            <text:p>5,651</text:p>
          </table:table-cell>
          <table:table-cell table:style-name="ce7" table:formula="of:=[$'prisoners yearly estimates'.D41]" office:value-type="float" office:value="68620.8590132733">
            <text:p>68,621</text:p>
          </table:table-cell>
          <table:table-cell table:number-columns-repeated="1007"/>
        </table:table-row>
        <table:table-row table:style-name="ro1">
          <table:table-cell table:style-name="ce4" office:value-type="float" office:value="1886">
            <text:p>1886</text:p>
          </table:table-cell>
          <table:table-cell office:value-type="string">
            <text:p>Pax Britannica</text:p>
          </table:table-cell>
          <table:table-cell table:style-name="ce7" office:value-type="float" office:value="65018.4954207049">
            <text:p>65,018</text:p>
          </table:table-cell>
          <table:table-cell table:style-name="ce11" table:formula="of:=[.G79]/[.H79]" office:value-type="float" office:value="11.5252231353751">
            <text:p>11.5</text:p>
          </table:table-cell>
          <table:table-cell table:style-name="ce7" table:formula="of:=[.F79]*100/[.C79]" office:value-type="float" office:value="112.680092309514">
            <text:p>113</text:p>
          </table:table-cell>
          <table:table-cell table:style-name="ce7" table:formula="of:=[.G79]+[.H79]" office:value-type="float" office:value="73262.9006583071">
            <text:p>73,263</text:p>
          </table:table-cell>
          <table:table-cell table:style-name="ce7" table:formula="of:=SUM(OFFSET([.M79];-[.C$4]+1;0;[.C$4];1))+[.O79]" office:value-type="float" office:value="67413.6714775998">
            <text:p>67,414</text:p>
          </table:table-cell>
          <table:table-cell table:style-name="ce7" table:formula="of:=SUM(OFFSET([.N79];-[.D$4]+1;0;[.D$4];1))+[.P79]" office:value-type="float" office:value="5849.22918070737">
            <text:p>5,849</text:p>
          </table:table-cell>
          <table:table-cell table:style-name="ce18" table:formula="of:=(SUM(OFFSET([.M79];-[.C$4]+1;0;[.C$4];1))+SUM(OFFSET([.N79];-[.D$4]+1;0;[.D$4];1)))/[.F79]" office:value-type="percentage" office:value="0.0326631893973292">
            <text:p>3.3%</text:p>
          </table:table-cell>
          <table:table-cell table:style-name="ce17" table:formula="of:=SUM([.O79:.P79])/[.F79]" office:value-type="percentage" office:value="0.967336810602671">
            <text:p>97%</text:p>
          </table:table-cell>
          <table:table-cell table:style-name="ce21" table:formula="of:=SUM([.M67:.M92])/SUM([.N67:.N92])" office:value-type="float" office:value="97.7692307692308">
            <text:p>98</text:p>
          </table:table-cell>
          <table:table-cell table:style-name="ce22" table:formula="of:=[.O79]/[.P79]" office:value-type="float" office:value="11.2586215566074">
            <text:p>11.3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42]" office:value-type="float" office:value="65088.6714775998">
            <text:p>65,089</text:p>
          </table:table-cell>
          <table:table-cell table:style-name="ce7" table:formula="of:=[$'prisoners yearly estimates'.C42]" office:value-type="float" office:value="5781.22918070737">
            <text:p>5,781</text:p>
          </table:table-cell>
          <table:table-cell table:style-name="ce7" table:formula="of:=[$'prisoners yearly estimates'.D42]" office:value-type="float" office:value="70869.9006583071">
            <text:p>70,870</text:p>
          </table:table-cell>
          <table:table-cell table:number-columns-repeated="1007"/>
        </table:table-row>
        <table:table-row table:style-name="ro1">
          <table:table-cell table:style-name="ce4" office:value-type="float" office:value="1887">
            <text:p>1887</text:p>
          </table:table-cell>
          <table:table-cell office:value-type="string">
            <text:p>Pax Britannica</text:p>
          </table:table-cell>
          <table:table-cell table:style-name="ce7" office:value-type="float" office:value="65968.3393321121">
            <text:p>65,968</text:p>
          </table:table-cell>
          <table:table-cell table:style-name="ce11" table:formula="of:=[.G80]/[.H80]" office:value-type="float" office:value="11.6430517816351">
            <text:p>11.6</text:p>
          </table:table-cell>
          <table:table-cell table:style-name="ce7" table:formula="of:=[.F80]*100/[.C80]" office:value-type="float" office:value="114.646249639935">
            <text:p>115</text:p>
          </table:table-cell>
          <table:table-cell table:style-name="ce7" table:formula="of:=[.G80]+[.H80]" office:value-type="float" office:value="75630.2269940127">
            <text:p>75,630</text:p>
          </table:table-cell>
          <table:table-cell table:style-name="ce7" table:formula="of:=SUM(OFFSET([.M80];-[.C$4]+1;0;[.C$4];1))+[.O80]" office:value-type="float" office:value="69648.267234592">
            <text:p>69,648</text:p>
          </table:table-cell>
          <table:table-cell table:style-name="ce7" table:formula="of:=SUM(OFFSET([.N80];-[.D$4]+1;0;[.D$4];1))+[.P80]" office:value-type="float" office:value="5981.95975942067">
            <text:p>5,982</text:p>
          </table:table-cell>
          <table:table-cell table:style-name="ce18" table:formula="of:=(SUM(OFFSET([.M80];-[.C$4]+1;0;[.C$4];1))+SUM(OFFSET([.N80];-[.D$4]+1;0;[.D$4];1)))/[.F80]" office:value-type="percentage" office:value="0.0322225662524182">
            <text:p>3.2%</text:p>
          </table:table-cell>
          <table:table-cell table:style-name="ce17" table:formula="of:=SUM([.O80:.P80])/[.F80]" office:value-type="percentage" office:value="0.967777433747582">
            <text:p>97%</text:p>
          </table:table-cell>
          <table:table-cell table:style-name="ce21" table:formula="of:=SUM([.M68:.M93])/SUM([.N68:.N93])" office:value-type="float" office:value="103.8">
            <text:p>104</text:p>
          </table:table-cell>
          <table:table-cell table:style-name="ce22" table:formula="of:=[.O80]/[.P80]" office:value-type="float" office:value="11.3742561185541">
            <text:p>11.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43]" office:value-type="float" office:value="67278.267234592">
            <text:p>67,278</text:p>
          </table:table-cell>
          <table:table-cell table:style-name="ce7" table:formula="of:=[$'prisoners yearly estimates'.C43]" office:value-type="float" office:value="5914.95975942067">
            <text:p>5,915</text:p>
          </table:table-cell>
          <table:table-cell table:style-name="ce7" table:formula="of:=[$'prisoners yearly estimates'.D43]" office:value-type="float" office:value="73193.2269940127">
            <text:p>73,193</text:p>
          </table:table-cell>
          <table:table-cell table:number-columns-repeated="1007"/>
        </table:table-row>
        <table:table-row table:style-name="ro1">
          <table:table-cell table:style-name="ce4" office:value-type="float" office:value="1888">
            <text:p>1888</text:p>
          </table:table-cell>
          <table:table-cell office:value-type="string">
            <text:p>Pax Britannica</text:p>
          </table:table-cell>
          <table:table-cell table:style-name="ce7" office:value-type="float" office:value="66932.0593483137">
            <text:p>66,932</text:p>
          </table:table-cell>
          <table:table-cell table:style-name="ce11" table:formula="of:=[.G81]/[.H81]" office:value-type="float" office:value="11.7571205635916">
            <text:p>11.8</text:p>
          </table:table-cell>
          <table:table-cell table:style-name="ce7" table:formula="of:=[.F81]*100/[.C81]" office:value-type="float" office:value="116.603770988076">
            <text:p>117</text:p>
          </table:table-cell>
          <table:table-cell table:style-name="ce7" table:formula="of:=[.G81]+[.H81]" office:value-type="float" office:value="78045.3052001105">
            <text:p>78,045</text:p>
          </table:table-cell>
          <table:table-cell table:style-name="ce7" table:formula="of:=SUM(OFFSET([.M81];-[.C$4]+1;0;[.C$4];1))+[.O81]" office:value-type="float" office:value="71927.5214250752">
            <text:p>71,928</text:p>
          </table:table-cell>
          <table:table-cell table:style-name="ce7" table:formula="of:=SUM(OFFSET([.N81];-[.D$4]+1;0;[.D$4];1))+[.P81]" office:value-type="float" office:value="6117.78377503535">
            <text:p>6,118</text:p>
          </table:table-cell>
          <table:table-cell table:style-name="ce18" table:formula="of:=(SUM(OFFSET([.M81];-[.C$4]+1;0;[.C$4];1))+SUM(OFFSET([.N81];-[.D$4]+1;0;[.D$4];1)))/[.F81]" office:value-type="percentage" office:value="0.031417648937537">
            <text:p>3.1%</text:p>
          </table:table-cell>
          <table:table-cell table:style-name="ce17" table:formula="of:=SUM([.O81:.P81])/[.F81]" office:value-type="percentage" office:value="0.968582351062463">
            <text:p>97%</text:p>
          </table:table-cell>
          <table:table-cell table:style-name="ce21" table:formula="of:=SUM([.M69:.M94])/SUM([.N69:.N94])" office:value-type="float" office:value="109.875">
            <text:p>110</text:p>
          </table:table-cell>
          <table:table-cell table:style-name="ce22" table:formula="of:=[.O81]/[.P81]" office:value-type="float" office:value="11.4910783349441">
            <text:p>11.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44]" office:value-type="float" office:value="69541.5214250752">
            <text:p>69,542</text:p>
          </table:table-cell>
          <table:table-cell table:style-name="ce7" table:formula="of:=[$'prisoners yearly estimates'.C44]" office:value-type="float" office:value="6051.78377503535">
            <text:p>6,052</text:p>
          </table:table-cell>
          <table:table-cell table:style-name="ce7" table:formula="of:=[$'prisoners yearly estimates'.D44]" office:value-type="float" office:value="75593.3052001105">
            <text:p>75,593</text:p>
          </table:table-cell>
          <table:table-cell table:number-columns-repeated="1007"/>
        </table:table-row>
        <table:table-row table:style-name="ro1">
          <table:table-cell table:style-name="ce4" office:value-type="float" office:value="1889">
            <text:p>1889</text:p>
          </table:table-cell>
          <table:table-cell office:value-type="string">
            <text:p>Pax Britannica</text:p>
          </table:table-cell>
          <table:table-cell table:style-name="ce7" office:value-type="float" office:value="67909.8581829157">
            <text:p>67,910</text:p>
          </table:table-cell>
          <table:table-cell table:style-name="ce11" table:formula="of:=[.G82]/[.H82]" office:value-type="float" office:value="11.8806542056448">
            <text:p>11.9</text:p>
          </table:table-cell>
          <table:table-cell table:style-name="ce7" table:formula="of:=[.F82]*100/[.C82]" office:value-type="float" office:value="118.617071030866">
            <text:p>119</text:p>
          </table:table-cell>
          <table:table-cell table:style-name="ce7" table:formula="of:=[.G82]+[.H82]" office:value-type="float" office:value="80552.6847177898">
            <text:p>80,553</text:p>
          </table:table-cell>
          <table:table-cell table:style-name="ce7" table:formula="of:=SUM(OFFSET([.M82];-[.C$4]+1;0;[.C$4];1))+[.O82]" office:value-type="float" office:value="74298.9119332919">
            <text:p>74,299</text:p>
          </table:table-cell>
          <table:table-cell table:style-name="ce7" table:formula="of:=SUM(OFFSET([.N82];-[.D$4]+1;0;[.D$4];1))+[.P82]" office:value-type="float" office:value="6253.77278449791">
            <text:p>6,254</text:p>
          </table:table-cell>
          <table:table-cell table:style-name="ce18" table:formula="of:=(SUM(OFFSET([.M82];-[.C$4]+1;0;[.C$4];1))+SUM(OFFSET([.N82];-[.D$4]+1;0;[.D$4];1)))/[.F82]" office:value-type="percentage" office:value="0.0307873040940658">
            <text:p>3.1%</text:p>
          </table:table-cell>
          <table:table-cell table:style-name="ce17" table:formula="of:=SUM([.O82:.P82])/[.F82]" office:value-type="percentage" office:value="0.969212695905934">
            <text:p>97%</text:p>
          </table:table-cell>
          <table:table-cell table:style-name="ce21" table:formula="of:=SUM([.M70:.M95])/SUM([.N70:.N95])" office:value-type="float" office:value="113.833333333333">
            <text:p>114</text:p>
          </table:table-cell>
          <table:table-cell table:style-name="ce22" table:formula="of:=[.O82]/[.P82]" office:value-type="float" office:value="11.6091004038871">
            <text:p>11.6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45]" office:value-type="float" office:value="71880.9119332918">
            <text:p>71,881</text:p>
          </table:table-cell>
          <table:table-cell table:style-name="ce7" table:formula="of:=[$'prisoners yearly estimates'.C45]" office:value-type="float" office:value="6191.77278449791">
            <text:p>6,192</text:p>
          </table:table-cell>
          <table:table-cell table:style-name="ce7" table:formula="of:=[$'prisoners yearly estimates'.D45]" office:value-type="float" office:value="78072.6847177898">
            <text:p>78,073</text:p>
          </table:table-cell>
          <table:table-cell table:number-columns-repeated="1007"/>
        </table:table-row>
        <table:table-row table:style-name="ro1">
          <table:table-cell table:style-name="ce4" office:value-type="float" office:value="1890">
            <text:p>1890</text:p>
          </table:table-cell>
          <table:table-cell office:value-type="string">
            <text:p>Pax Britannica</text:p>
          </table:table-cell>
          <table:table-cell table:style-name="ce7" office:value-type="float" office:value="62979.766">
            <text:p>62,980</text:p>
          </table:table-cell>
          <table:table-cell table:style-name="ce11" table:formula="of:=[.G83]/[.H83]" office:value-type="float" office:value="11.9981241206816">
            <text:p>12.0</text:p>
          </table:table-cell>
          <table:table-cell table:style-name="ce7" table:formula="of:=[.F83]*100/[.C83]" office:value-type="float" office:value="132.024942741134">
            <text:p>132</text:p>
          </table:table-cell>
          <table:table-cell table:style-name="ce7" table:formula="of:=[.G83]+[.H83]" office:value-type="float" office:value="83149">
            <text:p>83,149</text:p>
          </table:table-cell>
          <table:table-cell table:style-name="ce7" table:formula="of:=SUM(OFFSET([.M83];-[.C$4]+1;0;[.C$4];1))+[.O83]" office:value-type="float" office:value="76752">
            <text:p>76,752</text:p>
          </table:table-cell>
          <table:table-cell table:style-name="ce7" table:formula="of:=SUM(OFFSET([.N83];-[.D$4]+1;0;[.D$4];1))+[.P83]" office:value-type="float" office:value="6397">
            <text:p>6,397</text:p>
          </table:table-cell>
          <table:table-cell table:style-name="ce18" table:formula="of:=(SUM(OFFSET([.M83];-[.C$4]+1;0;[.C$4];1))+SUM(OFFSET([.N83];-[.D$4]+1;0;[.D$4];1)))/[.F83]" office:value-type="percentage" office:value="0.030246906156418">
            <text:p>3.0%</text:p>
          </table:table-cell>
          <table:table-cell table:style-name="ce17" table:formula="of:=SUM([.O83:.P83])/[.F83]" office:value-type="percentage" office:value="0.969753093843582">
            <text:p>97%</text:p>
          </table:table-cell>
          <table:table-cell table:style-name="ce21" table:formula="of:=SUM([.M71:.M96])/SUM([.N71:.N96])" office:value-type="float" office:value="111.24">
            <text:p>111</text:p>
          </table:table-cell>
          <table:table-cell table:style-name="ce22" table:formula="of:=[.O83]/[.P83]" office:value-type="float" office:value="11.7283346487766">
            <text:p>11.7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46]" office:value-type="float" office:value="74299">
            <text:p>74,299</text:p>
          </table:table-cell>
          <table:table-cell table:style-name="ce7" table:formula="of:=[$'prisoners yearly estimates'.C46]" office:value-type="float" office:value="6335">
            <text:p>6,335</text:p>
          </table:table-cell>
          <table:table-cell table:style-name="ce7" table:formula="of:=[$'prisoners yearly estimates'.D46]" office:value-type="float" office:value="80634">
            <text:p>80,634</text:p>
          </table:table-cell>
          <table:table-cell table:number-columns-repeated="1007"/>
        </table:table-row>
        <table:table-row table:style-name="ro1">
          <table:table-cell table:style-name="ce4" office:value-type="float" office:value="1891">
            <text:p>1891</text:p>
          </table:table-cell>
          <table:table-cell office:value-type="string">
            <text:p>Pax Britannica</text:p>
          </table:table-cell>
          <table:table-cell table:style-name="ce7" office:value-type="float" office:value="92421.8488290772">
            <text:p>92,422</text:p>
          </table:table-cell>
          <table:table-cell table:style-name="ce11" table:formula="of:=[.G84]/[.H84]" office:value-type="float" office:value="12.1695067500175">
            <text:p>12.2</text:p>
          </table:table-cell>
          <table:table-cell table:style-name="ce7" table:formula="of:=[.F84]*100/[.C84]" office:value-type="float" office:value="91.8175694319166">
            <text:p>92</text:p>
          </table:table-cell>
          <table:table-cell table:style-name="ce7" table:formula="of:=[.G84]+[.H84]" office:value-type="float" office:value="84859.4952188989">
            <text:p>84,859</text:p>
          </table:table-cell>
          <table:table-cell table:style-name="ce7" table:formula="of:=SUM(OFFSET([.M84];-[.C$4]+1;0;[.C$4];1))+[.O84]" office:value-type="float" office:value="78415.8601739655">
            <text:p>78,416</text:p>
          </table:table-cell>
          <table:table-cell table:style-name="ce7" table:formula="of:=SUM(OFFSET([.N84];-[.D$4]+1;0;[.D$4];1))+[.P84]" office:value-type="float" office:value="6443.63504493335">
            <text:p>6,444</text:p>
          </table:table-cell>
          <table:table-cell table:style-name="ce18" table:formula="of:=(SUM(OFFSET([.M84];-[.C$4]+1;0;[.C$4];1))+SUM(OFFSET([.N84];-[.D$4]+1;0;[.D$4];1)))/[.F84]" office:value-type="percentage" office:value="0.03015572969647">
            <text:p>3.0%</text:p>
          </table:table-cell>
          <table:table-cell table:style-name="ce17" table:formula="of:=SUM([.O84:.P84])/[.F84]" office:value-type="percentage" office:value="0.96984427030353">
            <text:p>97%</text:p>
          </table:table-cell>
          <table:table-cell table:style-name="ce21" table:formula="of:=SUM([.M72:.M97])/SUM([.N72:.N97])" office:value-type="float" office:value="117.041666666667">
            <text:p>117</text:p>
          </table:table-cell>
          <table:table-cell table:style-name="ce22" table:formula="of:=[.O84]/[.P84]" office:value-type="float" office:value="11.9005020881659">
            <text:p>11.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47]" office:value-type="float" office:value="75920.8601739655">
            <text:p>75,921</text:p>
          </table:table-cell>
          <table:table-cell table:style-name="ce7" table:formula="of:=[$'prisoners yearly estimates'.C47]" office:value-type="float" office:value="6379.63504493335">
            <text:p>6,380</text:p>
          </table:table-cell>
          <table:table-cell table:style-name="ce7" table:formula="of:=[$'prisoners yearly estimates'.D47]" office:value-type="float" office:value="82300.4952188989">
            <text:p>82,300</text:p>
          </table:table-cell>
          <table:table-cell table:number-columns-repeated="1007"/>
        </table:table-row>
        <table:table-row table:style-name="ro1">
          <table:table-cell table:style-name="ce4" office:value-type="float" office:value="1892">
            <text:p>1892</text:p>
          </table:table-cell>
          <table:table-cell office:value-type="string">
            <text:p>Pax Britannica</text:p>
          </table:table-cell>
          <table:table-cell table:style-name="ce7" office:value-type="float" office:value="93103.1668010572">
            <text:p>93,103</text:p>
          </table:table-cell>
          <table:table-cell table:style-name="ce11" table:formula="of:=[.G85]/[.H85]" office:value-type="float" office:value="12.3503321379292">
            <text:p>12.4</text:p>
          </table:table-cell>
          <table:table-cell table:style-name="ce7" table:formula="of:=[.F85]*100/[.C85]" office:value-type="float" office:value="92.9986714848236">
            <text:p>93</text:p>
          </table:table-cell>
          <table:table-cell table:style-name="ce7" table:formula="of:=[.G85]+[.H85]" office:value-type="float" office:value="86584.7082352825">
            <text:p>86,585</text:p>
          </table:table-cell>
          <table:table-cell table:style-name="ce7" table:formula="of:=SUM(OFFSET([.M85];-[.C$4]+1;0;[.C$4];1))+[.O85]" office:value-type="float" office:value="80099.1236565072">
            <text:p>80,099</text:p>
          </table:table-cell>
          <table:table-cell table:style-name="ce7" table:formula="of:=SUM(OFFSET([.N85];-[.D$4]+1;0;[.D$4];1))+[.P85]" office:value-type="float" office:value="6485.58457877534">
            <text:p>6,486</text:p>
          </table:table-cell>
          <table:table-cell table:style-name="ce18" table:formula="of:=(SUM(OFFSET([.M85];-[.C$4]+1;0;[.C$4];1))+SUM(OFFSET([.N85];-[.D$4]+1;0;[.D$4];1)))/[.F85]" office:value-type="percentage" office:value="0.0298205081777692">
            <text:p>3.0%</text:p>
          </table:table-cell>
          <table:table-cell table:style-name="ce17" table:formula="of:=SUM([.O85:.P85])/[.F85]" office:value-type="percentage" office:value="0.970179491822231">
            <text:p>97%</text:p>
          </table:table-cell>
          <table:table-cell table:style-name="ce21" table:formula="of:=SUM([.M73:.M98])/SUM([.N73:.N98])" office:value-type="float" office:value="114.48">
            <text:p>114</text:p>
          </table:table-cell>
          <table:table-cell table:style-name="ce22" table:formula="of:=[.O85]/[.P85]" office:value-type="float" office:value="12.0751968793125">
            <text:p>12.1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48]" office:value-type="float" office:value="77578.1236565072">
            <text:p>77,578</text:p>
          </table:table-cell>
          <table:table-cell table:style-name="ce7" table:formula="of:=[$'prisoners yearly estimates'.C48]" office:value-type="float" office:value="6424.58457877534">
            <text:p>6,425</text:p>
          </table:table-cell>
          <table:table-cell table:style-name="ce7" table:formula="of:=[$'prisoners yearly estimates'.D48]" office:value-type="float" office:value="84002.7082352825">
            <text:p>84,003</text:p>
          </table:table-cell>
          <table:table-cell table:number-columns-repeated="1007"/>
        </table:table-row>
        <table:table-row table:style-name="ro1">
          <table:table-cell table:style-name="ce4" office:value-type="float" office:value="1893">
            <text:p>1893</text:p>
          </table:table-cell>
          <table:table-cell office:value-type="string">
            <text:p>Pax Britannica</text:p>
          </table:table-cell>
          <table:table-cell table:style-name="ce7" office:value-type="float" office:value="93789.5073319323">
            <text:p>93,790</text:p>
          </table:table-cell>
          <table:table-cell table:style-name="ce11" table:formula="of:=[.G86]/[.H86]" office:value-type="float" office:value="12.535135265717">
            <text:p>12.5</text:p>
          </table:table-cell>
          <table:table-cell table:style-name="ce7" table:formula="of:=[.F86]*100/[.C86]" office:value-type="float" office:value="94.2348633573144">
            <text:p>94</text:p>
          </table:table-cell>
          <table:table-cell table:style-name="ce7" table:formula="of:=[.G86]+[.H86]" office:value-type="float" office:value="88382.4140777448">
            <text:p>88,382</text:p>
          </table:table-cell>
          <table:table-cell table:style-name="ce7" table:formula="of:=SUM(OFFSET([.M86];-[.C$4]+1;0;[.C$4];1))+[.O86]" office:value-type="float" office:value="81852.5632603977">
            <text:p>81,853</text:p>
          </table:table-cell>
          <table:table-cell table:style-name="ce7" table:formula="of:=SUM(OFFSET([.N86];-[.D$4]+1;0;[.D$4];1))+[.P86]" office:value-type="float" office:value="6529.85081734705">
            <text:p>6,530</text:p>
          </table:table-cell>
          <table:table-cell table:style-name="ce18" table:formula="of:=(SUM(OFFSET([.M86];-[.C$4]+1;0;[.C$4];1))+SUM(OFFSET([.N86];-[.D$4]+1;0;[.D$4];1)))/[.F86]" office:value-type="percentage" office:value="0.0298815101121459">
            <text:p>3.0%</text:p>
          </table:table-cell>
          <table:table-cell table:style-name="ce17" table:formula="of:=SUM([.O86:.P86])/[.F86]" office:value-type="percentage" office:value="0.970118489887854">
            <text:p>97%</text:p>
          </table:table-cell>
          <table:table-cell table:style-name="ce21" table:formula="of:=SUM([.M74:.M99])/SUM([.N74:.N99])" office:value-type="float" office:value="115.76">
            <text:p>116</text:p>
          </table:table-cell>
          <table:table-cell table:style-name="ce22" table:formula="of:=[.O86]/[.P86]" office:value-type="float" office:value="12.2524561227677">
            <text:p>12.3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49]" office:value-type="float" office:value="79271.5632603977">
            <text:p>79,272</text:p>
          </table:table-cell>
          <table:table-cell table:style-name="ce7" table:formula="of:=[$'prisoners yearly estimates'.C49]" office:value-type="float" office:value="6469.85081734705">
            <text:p>6,470</text:p>
          </table:table-cell>
          <table:table-cell table:style-name="ce7" table:formula="of:=[$'prisoners yearly estimates'.D49]" office:value-type="float" office:value="85741.4140777448">
            <text:p>85,741</text:p>
          </table:table-cell>
          <table:table-cell table:number-columns-repeated="1007"/>
        </table:table-row>
        <table:table-row table:style-name="ro1">
          <table:table-cell table:style-name="ce4" office:value-type="float" office:value="1894">
            <text:p>1894</text:p>
          </table:table-cell>
          <table:table-cell office:value-type="string">
            <text:p>Pax Britannica</text:p>
          </table:table-cell>
          <table:table-cell table:style-name="ce7" office:value-type="float" office:value="94480.9074471429">
            <text:p>94,481</text:p>
          </table:table-cell>
          <table:table-cell table:style-name="ce11" table:formula="of:=[.G87]/[.H87]" office:value-type="float" office:value="12.7294396854033">
            <text:p>12.7</text:p>
          </table:table-cell>
          <table:table-cell table:style-name="ce7" table:formula="of:=[.F87]*100/[.C87]" office:value-type="float" office:value="95.4779193992782">
            <text:p>95</text:p>
          </table:table-cell>
          <table:table-cell table:style-name="ce7" table:formula="of:=[.G87]+[.H87]" office:value-type="float" office:value="90208.4046600897">
            <text:p>90,208</text:p>
          </table:table-cell>
          <table:table-cell table:style-name="ce7" table:formula="of:=SUM(OFFSET([.M87];-[.C$4]+1;0;[.C$4];1))+[.O87]" office:value-type="float" office:value="83637.9686680079">
            <text:p>83,638</text:p>
          </table:table-cell>
          <table:table-cell table:style-name="ce7" table:formula="of:=SUM(OFFSET([.N87];-[.D$4]+1;0;[.D$4];1))+[.P87]" office:value-type="float" office:value="6570.43599208176">
            <text:p>6,570</text:p>
          </table:table-cell>
          <table:table-cell table:style-name="ce18" table:formula="of:=(SUM(OFFSET([.M87];-[.C$4]+1;0;[.C$4];1))+SUM(OFFSET([.N87];-[.D$4]+1;0;[.D$4];1)))/[.F87]" office:value-type="percentage" office:value="0.0298309232952277">
            <text:p>3.0%</text:p>
          </table:table-cell>
          <table:table-cell table:style-name="ce17" table:formula="of:=SUM([.O87:.P87])/[.F87]" office:value-type="percentage" office:value="0.970169076704772">
            <text:p>97%</text:p>
          </table:table-cell>
          <table:table-cell table:style-name="ce21" table:formula="of:=SUM([.M75:.M100])/SUM([.N75:.N100])" office:value-type="float" office:value="132.863636363636">
            <text:p>133</text:p>
          </table:table-cell>
          <table:table-cell table:style-name="ce22" table:formula="of:=[.O87]/[.P87]" office:value-type="float" office:value="12.4323174637047">
            <text:p>12.4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0]" office:value-type="float" office:value="81001.9686680079">
            <text:p>81,002</text:p>
          </table:table-cell>
          <table:table-cell table:style-name="ce7" table:formula="of:=[$'prisoners yearly estimates'.C50]" office:value-type="float" office:value="6515.43599208176">
            <text:p>6,515</text:p>
          </table:table-cell>
          <table:table-cell table:style-name="ce7" table:formula="of:=[$'prisoners yearly estimates'.D50]" office:value-type="float" office:value="87517.4046600897">
            <text:p>87,517</text:p>
          </table:table-cell>
          <table:table-cell table:number-columns-repeated="1007"/>
        </table:table-row>
        <table:table-row table:style-name="ro1">
          <table:table-cell table:style-name="ce4" office:value-type="float" office:value="1895">
            <text:p>1895</text:p>
          </table:table-cell>
          <table:table-cell office:value-type="string">
            <text:p>Pax Britannica</text:p>
          </table:table-cell>
          <table:table-cell table:style-name="ce7" office:value-type="float" office:value="95177.4044450742">
            <text:p>95,177</text:p>
          </table:table-cell>
          <table:table-cell table:style-name="ce11" table:formula="of:=[.G88]/[.H88]" office:value-type="float" office:value="12.9262927668245">
            <text:p>12.9</text:p>
          </table:table-cell>
          <table:table-cell table:style-name="ce7" table:formula="of:=[.F88]*100/[.C88]" office:value-type="float" office:value="96.7367093970485">
            <text:p>97</text:p>
          </table:table-cell>
          <table:table-cell table:style-name="ce7" table:formula="of:=[.G88]+[.H88]" office:value-type="float" office:value="92071.489149685">
            <text:p>92,071</text:p>
          </table:table-cell>
          <table:table-cell table:style-name="ce7" table:formula="of:=SUM(OFFSET([.M88];-[.C$4]+1;0;[.C$4];1))+[.O88]" office:value-type="float" office:value="85460.14679955">
            <text:p>85,460</text:p>
          </table:table-cell>
          <table:table-cell table:style-name="ce7" table:formula="of:=SUM(OFFSET([.N88];-[.D$4]+1;0;[.D$4];1))+[.P88]" office:value-type="float" office:value="6611.34235013495">
            <text:p>6,611</text:p>
          </table:table-cell>
          <table:table-cell table:style-name="ce18" table:formula="of:=(SUM(OFFSET([.M88];-[.C$4]+1;0;[.C$4];1))+SUM(OFFSET([.N88];-[.D$4]+1;0;[.D$4];1)))/[.F88]" office:value-type="percentage" office:value="0.0297594839108712">
            <text:p>3.0%</text:p>
          </table:table-cell>
          <table:table-cell table:style-name="ce17" table:formula="of:=SUM([.O88:.P88])/[.F88]" office:value-type="percentage" office:value="0.970240516089129">
            <text:p>97%</text:p>
          </table:table-cell>
          <table:table-cell table:style-name="ce21" table:formula="of:=SUM([.M76:.M101])/SUM([.N76:.N101])" office:value-type="float" office:value="154.421052631579">
            <text:p>154</text:p>
          </table:table-cell>
          <table:table-cell table:style-name="ce22" table:formula="of:=[.O88]/[.P88]" office:value-type="float" office:value="12.6148190999129">
            <text:p>12.6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51]" office:value-type="float" office:value="82770.14679955">
            <text:p>82,770</text:p>
          </table:table-cell>
          <table:table-cell table:style-name="ce7" table:formula="of:=[$'prisoners yearly estimates'.C51]" office:value-type="float" office:value="6561.34235013495">
            <text:p>6,561</text:p>
          </table:table-cell>
          <table:table-cell table:style-name="ce7" table:formula="of:=[$'prisoners yearly estimates'.D51]" office:value-type="float" office:value="89331.489149685">
            <text:p>89,331</text:p>
          </table:table-cell>
          <table:table-cell table:number-columns-repeated="1007"/>
        </table:table-row>
        <table:table-row table:style-name="ro1">
          <table:table-cell table:style-name="ce4" office:value-type="float" office:value="1896">
            <text:p>1896</text:p>
          </table:table-cell>
          <table:table-cell office:value-type="string">
            <text:p>Pax Britannica</text:p>
          </table:table-cell>
          <table:table-cell table:style-name="ce7" office:value-type="float" office:value="95879.0358990691">
            <text:p>95,879</text:p>
          </table:table-cell>
          <table:table-cell table:style-name="ce11" table:formula="of:=[.G89]/[.H89]" office:value-type="float" office:value="13.1158807089162">
            <text:p>13.1</text:p>
          </table:table-cell>
          <table:table-cell table:style-name="ce7" table:formula="of:=[.F89]*100/[.C89]" office:value-type="float" office:value="98.0167285398906">
            <text:p>98</text:p>
          </table:table-cell>
          <table:table-cell table:style-name="ce7" table:formula="of:=[.G89]+[.H89]" office:value-type="float" office:value="93977.4943438548">
            <text:p>93,977</text:p>
          </table:table-cell>
          <table:table-cell table:style-name="ce7" table:formula="of:=SUM(OFFSET([.M89];-[.C$4]+1;0;[.C$4];1))+[.O89]" office:value-type="float" office:value="87319.9221893598">
            <text:p>87,320</text:p>
          </table:table-cell>
          <table:table-cell table:style-name="ce7" table:formula="of:=SUM(OFFSET([.N89];-[.D$4]+1;0;[.D$4];1))+[.P89]" office:value-type="float" office:value="6657.57215449507">
            <text:p>6,658</text:p>
          </table:table-cell>
          <table:table-cell table:style-name="ce18" table:formula="of:=(SUM(OFFSET([.M89];-[.C$4]+1;0;[.C$4];1))+SUM(OFFSET([.N89];-[.D$4]+1;0;[.D$4];1)))/[.F89]" office:value-type="percentage" office:value="0.0297198815471785">
            <text:p>3.0%</text:p>
          </table:table-cell>
          <table:table-cell table:style-name="ce17" table:formula="of:=SUM([.O89:.P89])/[.F89]" office:value-type="percentage" office:value="0.970280118452822">
            <text:p>97%</text:p>
          </table:table-cell>
          <table:table-cell table:style-name="ce21" table:formula="of:=SUM([.M77:.M102])/SUM([.N77:.N102])" office:value-type="float" office:value="174.176470588235">
            <text:p>174</text:p>
          </table:table-cell>
          <table:table-cell table:style-name="ce22" table:formula="of:=[.O89]/[.P89]" office:value-type="float" office:value="12.7999997899112">
            <text:p>12.8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52]" office:value-type="float" office:value="84576.9221893598">
            <text:p>84,577</text:p>
          </table:table-cell>
          <table:table-cell table:style-name="ce7" table:formula="of:=[$'prisoners yearly estimates'.C52]" office:value-type="float" office:value="6607.57215449507">
            <text:p>6,608</text:p>
          </table:table-cell>
          <table:table-cell table:style-name="ce7" table:formula="of:=[$'prisoners yearly estimates'.D52]" office:value-type="float" office:value="91184.4943438548">
            <text:p>91,184</text:p>
          </table:table-cell>
          <table:table-cell table:number-columns-repeated="1007"/>
        </table:table-row>
        <table:table-row table:style-name="ro1">
          <table:table-cell table:style-name="ce4" office:value-type="float" office:value="1897">
            <text:p>1897</text:p>
          </table:table-cell>
          <table:table-cell office:value-type="string">
            <text:p>Pax Britannica</text:p>
          </table:table-cell>
          <table:table-cell table:style-name="ce7" office:value-type="float" office:value="96585.8396594544">
            <text:p>96,586</text:p>
          </table:table-cell>
          <table:table-cell table:style-name="ce11" table:formula="of:=[.G90]/[.H90]" office:value-type="float" office:value="13.317527900581">
            <text:p>13.3</text:p>
          </table:table-cell>
          <table:table-cell table:style-name="ce7" table:formula="of:=[.F90]*100/[.C90]" office:value-type="float" office:value="99.3202164962458">
            <text:p>99</text:p>
          </table:table-cell>
          <table:table-cell table:style-name="ce7" table:formula="of:=[.G90]+[.H90]" office:value-type="float" office:value="95929.265054487">
            <text:p>95,929</text:p>
          </table:table-cell>
          <table:table-cell table:style-name="ce7" table:formula="of:=SUM(OFFSET([.M90];-[.C$4]+1;0;[.C$4];1))+[.O90]" office:value-type="float" office:value="89229.1373703918">
            <text:p>89,229</text:p>
          </table:table-cell>
          <table:table-cell table:style-name="ce7" table:formula="of:=SUM(OFFSET([.N90];-[.D$4]+1;0;[.D$4];1))+[.P90]" office:value-type="float" office:value="6700.12768409511">
            <text:p>6,700</text:p>
          </table:table-cell>
          <table:table-cell table:style-name="ce18" table:formula="of:=(SUM(OFFSET([.M90];-[.C$4]+1;0;[.C$4];1))+SUM(OFFSET([.N90];-[.D$4]+1;0;[.D$4];1)))/[.F90]" office:value-type="percentage" office:value="0.0297302392380478">
            <text:p>3.0%</text:p>
          </table:table-cell>
          <table:table-cell table:style-name="ce17" table:formula="of:=SUM([.O90:.P90])/[.F90]" office:value-type="percentage" office:value="0.970269760761952">
            <text:p>97%</text:p>
          </table:table-cell>
          <table:table-cell table:style-name="ce21" table:formula="of:=SUM([.M78:.M103])/SUM([.N78:.N103])" office:value-type="float" office:value="173.941176470588">
            <text:p>174</text:p>
          </table:table-cell>
          <table:table-cell table:style-name="ce22" table:formula="of:=[.O90]/[.P90]" office:value-type="float" office:value="12.987898861178">
            <text:p>13.0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3]" office:value-type="float" office:value="86423.1373703919">
            <text:p>86,423</text:p>
          </table:table-cell>
          <table:table-cell table:style-name="ce7" table:formula="of:=[$'prisoners yearly estimates'.C53]" office:value-type="float" office:value="6654.12768409511">
            <text:p>6,654</text:p>
          </table:table-cell>
          <table:table-cell table:style-name="ce7" table:formula="of:=[$'prisoners yearly estimates'.D53]" office:value-type="float" office:value="93077.265054487">
            <text:p>93,077</text:p>
          </table:table-cell>
          <table:table-cell table:number-columns-repeated="1007"/>
        </table:table-row>
        <table:table-row table:style-name="ro1">
          <table:table-cell table:style-name="ce4" office:value-type="float" office:value="1898">
            <text:p>1898</text:p>
          </table:table-cell>
          <table:table-cell office:value-type="string">
            <text:p>Pax Britannica</text:p>
          </table:table-cell>
          <table:table-cell table:style-name="ce7" office:value-type="float" office:value="97297.8538555831">
            <text:p>97,298</text:p>
          </table:table-cell>
          <table:table-cell table:style-name="ce11" table:formula="of:=[.G91]/[.H91]" office:value-type="float" office:value="13.5179447438132">
            <text:p>13.5</text:p>
          </table:table-cell>
          <table:table-cell table:style-name="ce7" table:formula="of:=[.F91]*100/[.C91]" office:value-type="float" office:value="100.61338521026">
            <text:p>101</text:p>
          </table:table-cell>
          <table:table-cell table:style-name="ce7" table:formula="of:=[.G91]+[.H91]" office:value-type="float" office:value="97894.664501034">
            <text:p>97,895</text:p>
          </table:table-cell>
          <table:table-cell table:style-name="ce7" table:formula="of:=SUM(OFFSET([.M91];-[.C$4]+1;0;[.C$4];1))+[.O91]" office:value-type="float" office:value="91151.6532671091">
            <text:p>91,152</text:p>
          </table:table-cell>
          <table:table-cell table:style-name="ce7" table:formula="of:=SUM(OFFSET([.N91];-[.D$4]+1;0;[.D$4];1))+[.P91]" office:value-type="float" office:value="6743.01123392493">
            <text:p>6,743</text:p>
          </table:table-cell>
          <table:table-cell table:style-name="ce18" table:formula="of:=(SUM(OFFSET([.M91];-[.C$4]+1;0;[.C$4];1))+SUM(OFFSET([.N91];-[.D$4]+1;0;[.D$4];1)))/[.F91]" office:value-type="percentage" office:value="0.0294602368239337">
            <text:p>2.9%</text:p>
          </table:table-cell>
          <table:table-cell table:style-name="ce17" table:formula="of:=SUM([.O91:.P91])/[.F91]" office:value-type="percentage" office:value="0.970539763176066">
            <text:p>97%</text:p>
          </table:table-cell>
          <table:table-cell table:style-name="ce21" table:formula="of:=SUM([.M79:.M104])/SUM([.N79:.N104])" office:value-type="float" office:value="184.6875">
            <text:p>185</text:p>
          </table:table-cell>
          <table:table-cell table:style-name="ce22" table:formula="of:=[.O91]/[.P91]" office:value-type="float" office:value="13.1785562185044">
            <text:p>13.2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4]" office:value-type="float" office:value="88309.653267109">
            <text:p>88,310</text:p>
          </table:table-cell>
          <table:table-cell table:style-name="ce7" table:formula="of:=[$'prisoners yearly estimates'.C54]" office:value-type="float" office:value="6701.01123392493">
            <text:p>6,701</text:p>
          </table:table-cell>
          <table:table-cell table:style-name="ce7" table:formula="of:=[$'prisoners yearly estimates'.D54]" office:value-type="float" office:value="95010.664501034">
            <text:p>95,011</text:p>
          </table:table-cell>
          <table:table-cell table:number-columns-repeated="1007"/>
        </table:table-row>
        <table:table-row table:style-name="ro1">
          <table:table-cell table:style-name="ce4" office:value-type="float" office:value="1899">
            <text:p>1899</text:p>
          </table:table-cell>
          <table:table-cell office:value-type="string">
            <text:p>Pax Britannica</text:p>
          </table:table-cell>
          <table:table-cell table:style-name="ce7" office:value-type="float" office:value="98015.1168978913">
            <text:p>98,015</text:p>
          </table:table-cell>
          <table:table-cell table:style-name="ce11" table:formula="of:=[.G92]/[.H92]" office:value-type="float" office:value="13.7116734744615">
            <text:p>13.7</text:p>
          </table:table-cell>
          <table:table-cell table:style-name="ce7" table:formula="of:=[.F92]*100/[.C92]" office:value-type="float" office:value="101.918538561923">
            <text:p>102</text:p>
          </table:table-cell>
          <table:table-cell table:style-name="ce7" table:formula="of:=[.G92]+[.H92]" office:value-type="float" office:value="99895.5747120914">
            <text:p>99,896</text:p>
          </table:table-cell>
          <table:table-cell table:style-name="ce7" table:formula="of:=SUM(OFFSET([.M92];-[.C$4]+1;0;[.C$4];1))+[.O92]" office:value-type="float" office:value="93105.349596947">
            <text:p>93,105</text:p>
          </table:table-cell>
          <table:table-cell table:style-name="ce7" table:formula="of:=SUM(OFFSET([.N92];-[.D$4]+1;0;[.D$4];1))+[.P92]" office:value-type="float" office:value="6790.22511514436">
            <text:p>6,790</text:p>
          </table:table-cell>
          <table:table-cell table:style-name="ce18" table:formula="of:=(SUM(OFFSET([.M92];-[.C$4]+1;0;[.C$4];1))+SUM(OFFSET([.N92];-[.D$4]+1;0;[.D$4];1)))/[.F92]" office:value-type="percentage" office:value="0.0291304195244574">
            <text:p>2.9%</text:p>
          </table:table-cell>
          <table:table-cell table:style-name="ce17" table:formula="of:=SUM([.O92:.P92])/[.F92]" office:value-type="percentage" office:value="0.970869580475543">
            <text:p>97%</text:p>
          </table:table-cell>
          <table:table-cell table:style-name="ce21" table:formula="of:=SUM([.M80:.M105])/SUM([.N80:.N105])" office:value-type="float" office:value="177.588235294118">
            <text:p>178</text:p>
          </table:table-cell>
          <table:table-cell table:style-name="ce22" table:formula="of:=[.O92]/[.P92]" office:value-type="float" office:value="13.3720123524683">
            <text:p>13.4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55]" office:value-type="float" office:value="90237.349596947">
            <text:p>90,237</text:p>
          </table:table-cell>
          <table:table-cell table:style-name="ce7" table:formula="of:=[$'prisoners yearly estimates'.C55]" office:value-type="float" office:value="6748.22511514436">
            <text:p>6,748</text:p>
          </table:table-cell>
          <table:table-cell table:style-name="ce7" table:formula="of:=[$'prisoners yearly estimates'.D55]" office:value-type="float" office:value="96985.5747120914">
            <text:p>96,986</text:p>
          </table:table-cell>
          <table:table-cell table:number-columns-repeated="1007"/>
        </table:table-row>
        <table:table-row table:style-name="ro1">
          <table:table-cell table:style-name="ce4" office:value-type="float" office:value="1900">
            <text:p>1900</text:p>
          </table:table-cell>
          <table:table-cell office:value-type="string">
            <text:p>Pax Britannica</text:p>
          </table:table-cell>
          <table:table-cell table:style-name="ce7" office:value-type="float" office:value="76094">
            <text:p>76,094</text:p>
          </table:table-cell>
          <table:table-cell table:style-name="ce11" table:formula="of:=[.G93]/[.H93]" office:value-type="float" office:value="13.923065204174">
            <text:p>13.9</text:p>
          </table:table-cell>
          <table:table-cell table:style-name="ce7" table:formula="of:=[.F93]*100/[.C93]" office:value-type="float" office:value="133.999917123216">
            <text:p>134</text:p>
          </table:table-cell>
          <table:table-cell table:style-name="ce7" table:formula="of:=[.G93]+[.H93]" office:value-type="float" office:value="101965.89693574">
            <text:p>101,966</text:p>
          </table:table-cell>
          <table:table-cell table:style-name="ce7" table:formula="of:=SUM(OFFSET([.M93];-[.C$4]+1;0;[.C$4];1))+[.O93]" office:value-type="float" office:value="95133.125280543">
            <text:p>95,133</text:p>
          </table:table-cell>
          <table:table-cell table:style-name="ce7" table:formula="of:=SUM(OFFSET([.N93];-[.D$4]+1;0;[.D$4];1))+[.P93]" office:value-type="float" office:value="6832.77165519722">
            <text:p>6,833</text:p>
          </table:table-cell>
          <table:table-cell table:style-name="ce18" table:formula="of:=(SUM(OFFSET([.M93];-[.C$4]+1;0;[.C$4];1))+SUM(OFFSET([.N93];-[.D$4]+1;0;[.D$4];1)))/[.F93]" office:value-type="percentage" office:value="0.0290587352148465">
            <text:p>2.9%</text:p>
          </table:table-cell>
          <table:table-cell table:style-name="ce17" table:formula="of:=SUM([.O93:.P93])/[.F93]" office:value-type="percentage" office:value="0.970941264785153">
            <text:p>97%</text:p>
          </table:table-cell>
          <table:table-cell table:style-name="ce21" table:formula="of:=SUM([.M81:.M106])/SUM([.N81:.N106])" office:value-type="float" office:value="191.875">
            <text:p>192</text:p>
          </table:table-cell>
          <table:table-cell table:style-name="ce22" table:formula="of:=[.O93]/[.P93]" office:value-type="float" office:value="13.5683083480337">
            <text:p>13.6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6]" office:value-type="float" office:value="92207.125280543">
            <text:p>92,207</text:p>
          </table:table-cell>
          <table:table-cell table:style-name="ce7" table:formula="of:=[$'prisoners yearly estimates'.C56]" office:value-type="float" office:value="6795.77165519722">
            <text:p>6,796</text:p>
          </table:table-cell>
          <table:table-cell table:style-name="ce7" table:formula="of:=[$'prisoners yearly estimates'.D56]" office:value-type="float" office:value="99002.8969357402">
            <text:p>99,003</text:p>
          </table:table-cell>
          <table:table-cell table:number-columns-repeated="1007"/>
        </table:table-row>
        <table:table-row table:style-name="ro1">
          <table:table-cell table:style-name="ce4" office:value-type="float" office:value="1901">
            <text:p>1901</text:p>
          </table:table-cell>
          <table:table-cell office:value-type="string">
            <text:p>Pax Britannica</text:p>
          </table:table-cell>
          <table:table-cell table:style-name="ce7" office:value-type="float" office:value="77584">
            <text:p>77,584</text:p>
          </table:table-cell>
          <table:table-cell table:style-name="ce11" table:formula="of:=[.G94]/[.H94]" office:value-type="float" office:value="14.1304940909269">
            <text:p>14.1</text:p>
          </table:table-cell>
          <table:table-cell table:style-name="ce7" table:formula="of:=[.F94]*100/[.C94]" office:value-type="float" office:value="134.167550086158">
            <text:p>134</text:p>
          </table:table-cell>
          <table:table-cell table:style-name="ce7" table:formula="of:=[.G94]+[.H94]" office:value-type="float" office:value="104092.552058845">
            <text:p>104,093</text:p>
          </table:table-cell>
          <table:table-cell table:style-name="ce7" table:formula="of:=SUM(OFFSET([.M94];-[.C$4]+1;0;[.C$4];1))+[.O94]" office:value-type="float" office:value="97212.8988609191">
            <text:p>97,213</text:p>
          </table:table-cell>
          <table:table-cell table:style-name="ce7" table:formula="of:=SUM(OFFSET([.N94];-[.D$4]+1;0;[.D$4];1))+[.P94]" office:value-type="float" office:value="6879.65319792596">
            <text:p>6,880</text:p>
          </table:table-cell>
          <table:table-cell table:style-name="ce18" table:formula="of:=(SUM(OFFSET([.M94];-[.C$4]+1;0;[.C$4];1))+SUM(OFFSET([.N94];-[.D$4]+1;0;[.D$4];1)))/[.F94]" office:value-type="percentage" office:value="0.0290991040193506">
            <text:p>2.9%</text:p>
          </table:table-cell>
          <table:table-cell table:style-name="ce17" table:formula="of:=SUM([.O94:.P94])/[.F94]" office:value-type="percentage" office:value="0.970900895980649">
            <text:p>97%</text:p>
          </table:table-cell>
          <table:table-cell table:style-name="ce22" table:formula="of:=SUM([.M82:.M107])/SUM([.N82:.N107])" office:value-type="float" office:value="205.866666666667">
            <text:p>205.9</text:p>
          </table:table-cell>
          <table:table-cell table:style-name="ce22" table:formula="of:=[.O94]/[.P94]" office:value-type="float" office:value="13.767485893276">
            <text:p>13.8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7]" office:value-type="float" office:value="94219.8988609191">
            <text:p>94,220</text:p>
          </table:table-cell>
          <table:table-cell table:style-name="ce7" table:formula="of:=[$'prisoners yearly estimates'.C57]" office:value-type="float" office:value="6843.65319792596">
            <text:p>6,844</text:p>
          </table:table-cell>
          <table:table-cell table:style-name="ce7" table:formula="of:=[$'prisoners yearly estimates'.D57]" office:value-type="float" office:value="101063.552058845">
            <text:p>101,064</text:p>
          </table:table-cell>
          <table:table-cell table:number-columns-repeated="1007"/>
        </table:table-row>
        <table:table-row table:style-name="ro1">
          <table:table-cell table:style-name="ce4" office:value-type="float" office:value="1902">
            <text:p>1902</text:p>
          </table:table-cell>
          <table:table-cell office:value-type="string">
            <text:p>Pax Britannica</text:p>
          </table:table-cell>
          <table:table-cell table:style-name="ce7" office:value-type="float" office:value="79163">
            <text:p>79,163</text:p>
          </table:table-cell>
          <table:table-cell table:style-name="ce11" table:formula="of:=[.G95]/[.H95]" office:value-type="float" office:value="14.3384988121491">
            <text:p>14.3</text:p>
          </table:table-cell>
          <table:table-cell table:style-name="ce7" table:formula="of:=[.F95]*100/[.C95]" office:value-type="float" office:value="134.194612426896">
            <text:p>134</text:p>
          </table:table-cell>
          <table:table-cell table:style-name="ce7" table:formula="of:=[.G95]+[.H95]" office:value-type="float" office:value="106232.481035503">
            <text:p>106,232</text:p>
          </table:table-cell>
          <table:table-cell table:style-name="ce7" table:formula="of:=SUM(OFFSET([.M95];-[.C$4]+1;0;[.C$4];1))+[.O95]" office:value-type="float" office:value="99306.6089318162">
            <text:p>99,307</text:p>
          </table:table-cell>
          <table:table-cell table:style-name="ce7" table:formula="of:=SUM(OFFSET([.N95];-[.D$4]+1;0;[.D$4];1))+[.P95]" office:value-type="float" office:value="6925.87210368724">
            <text:p>6,926</text:p>
          </table:table-cell>
          <table:table-cell table:style-name="ce18" table:formula="of:=(SUM(OFFSET([.M95];-[.C$4]+1;0;[.C$4];1))+SUM(OFFSET([.N95];-[.D$4]+1;0;[.D$4];1)))/[.F95]" office:value-type="percentage" office:value="0.0288424027202753">
            <text:p>2.9%</text:p>
          </table:table-cell>
          <table:table-cell table:style-name="ce17" table:formula="of:=SUM([.O95:.P95])/[.F95]" office:value-type="percentage" office:value="0.971157597279725">
            <text:p>97%</text:p>
          </table:table-cell>
          <table:table-cell table:style-name="ce22" table:formula="of:=SUM([.M83:.M108])/SUM([.N83:.N108])" office:value-type="float" office:value="223.357142857143">
            <text:p>223.4</text:p>
          </table:table-cell>
          <table:table-cell table:style-name="ce22" table:formula="of:=[.O95]/[.P95]" office:value-type="float" office:value="13.9695872882358">
            <text:p>14.0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58]" office:value-type="float" office:value="96276.6089318162">
            <text:p>96,277</text:p>
          </table:table-cell>
          <table:table-cell table:style-name="ce7" table:formula="of:=[$'prisoners yearly estimates'.C58]" office:value-type="float" office:value="6891.87210368724">
            <text:p>6,892</text:p>
          </table:table-cell>
          <table:table-cell table:style-name="ce7" table:formula="of:=[$'prisoners yearly estimates'.D58]" office:value-type="float" office:value="103168.481035503">
            <text:p>103,168</text:p>
          </table:table-cell>
          <table:table-cell table:number-columns-repeated="1007"/>
        </table:table-row>
        <table:table-row table:style-name="ro1">
          <table:table-cell table:style-name="ce4" office:value-type="float" office:value="1903">
            <text:p>1903</text:p>
          </table:table-cell>
          <table:table-cell office:value-type="string">
            <text:p>Pax Britannica</text:p>
          </table:table-cell>
          <table:table-cell table:style-name="ce7" office:value-type="float" office:value="80632">
            <text:p>80,632</text:p>
          </table:table-cell>
          <table:table-cell table:style-name="ce11" table:formula="of:=[.G96]/[.H96]" office:value-type="float" office:value="14.5567107815787">
            <text:p>14.6</text:p>
          </table:table-cell>
          <table:table-cell table:style-name="ce7" table:formula="of:=[.F96]*100/[.C96]" office:value-type="float" office:value="134.541677404561">
            <text:p>135</text:p>
          </table:table-cell>
          <table:table-cell table:style-name="ce7" table:formula="of:=[.G96]+[.H96]" office:value-type="float" office:value="108483.645324846">
            <text:p>108,484</text:p>
          </table:table-cell>
          <table:table-cell table:style-name="ce7" table:formula="of:=SUM(OFFSET([.M96];-[.C$4]+1;0;[.C$4];1))+[.O96]" office:value-type="float" office:value="101510.214575378">
            <text:p>101,510</text:p>
          </table:table-cell>
          <table:table-cell table:style-name="ce7" table:formula="of:=SUM(OFFSET([.N96];-[.D$4]+1;0;[.D$4];1))+[.P96]" office:value-type="float" office:value="6973.4307494683">
            <text:p>6,973</text:p>
          </table:table-cell>
          <table:table-cell table:style-name="ce18" table:formula="of:=(SUM(OFFSET([.M96];-[.C$4]+1;0;[.C$4];1))+SUM(OFFSET([.N96];-[.D$4]+1;0;[.D$4];1)))/[.F96]" office:value-type="percentage" office:value="0.0291749045722298">
            <text:p>2.9%</text:p>
          </table:table-cell>
          <table:table-cell table:style-name="ce17" table:formula="of:=SUM([.O96:.P96])/[.F96]" office:value-type="percentage" office:value="0.97082509542777">
            <text:p>97%</text:p>
          </table:table-cell>
          <table:table-cell table:style-name="ce22" table:formula="of:=SUM([.M84:.M109])/SUM([.N84:.N109])" office:value-type="float" office:value="285.727272727273">
            <text:p>285.7</text:p>
          </table:table-cell>
          <table:table-cell table:style-name="ce22" table:formula="of:=[.O96]/[.P96]" office:value-type="float" office:value="14.1746554539017">
            <text:p>14.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59]" office:value-type="float" office:value="98378.2145753776">
            <text:p>98,378</text:p>
          </table:table-cell>
          <table:table-cell table:style-name="ce7" table:formula="of:=[$'prisoners yearly estimates'.C59]" office:value-type="float" office:value="6940.4307494683">
            <text:p>6,940</text:p>
          </table:table-cell>
          <table:table-cell table:style-name="ce7" table:formula="of:=[$'prisoners yearly estimates'.D59]" office:value-type="float" office:value="105318.645324846">
            <text:p>105,319</text:p>
          </table:table-cell>
          <table:table-cell table:number-columns-repeated="1007"/>
        </table:table-row>
        <table:table-row table:style-name="ro1">
          <table:table-cell table:style-name="ce4" office:value-type="float" office:value="1904">
            <text:p>1904</text:p>
          </table:table-cell>
          <table:table-cell office:value-type="string">
            <text:p>Pax Britannica</text:p>
          </table:table-cell>
          <table:table-cell table:style-name="ce7" office:value-type="float" office:value="82166">
            <text:p>82,166</text:p>
          </table:table-cell>
          <table:table-cell table:style-name="ce11" table:formula="of:=[.G97]/[.H97]" office:value-type="float" office:value="14.7776380278832">
            <text:p>14.8</text:p>
          </table:table-cell>
          <table:table-cell table:style-name="ce7" table:formula="of:=[.F97]*100/[.C97]" office:value-type="float" office:value="134.824656595661">
            <text:p>135</text:p>
          </table:table-cell>
          <table:table-cell table:style-name="ce7" table:formula="of:=[.G97]+[.H97]" office:value-type="float" office:value="110780.027338391">
            <text:p>110,780</text:p>
          </table:table-cell>
          <table:table-cell table:style-name="ce7" table:formula="of:=SUM(OFFSET([.M97];-[.C$4]+1;0;[.C$4];1))+[.O97]" office:value-type="float" office:value="103758.695809387">
            <text:p>103,759</text:p>
          </table:table-cell>
          <table:table-cell table:style-name="ce7" table:formula="of:=SUM(OFFSET([.N97];-[.D$4]+1;0;[.D$4];1))+[.P97]" office:value-type="float" office:value="7021.3315290041">
            <text:p>7,021</text:p>
          </table:table-cell>
          <table:table-cell table:style-name="ce18" table:formula="of:=(SUM(OFFSET([.M97];-[.C$4]+1;0;[.C$4];1))+SUM(OFFSET([.N97];-[.D$4]+1;0;[.D$4];1)))/[.F97]" office:value-type="percentage" office:value="0.0294728217571807">
            <text:p>2.9%</text:p>
          </table:table-cell>
          <table:table-cell table:style-name="ce17" table:formula="of:=SUM([.O97:.P97])/[.F97]" office:value-type="percentage" office:value="0.970527178242819">
            <text:p>97%</text:p>
          </table:table-cell>
          <table:table-cell table:style-name="ce22" table:formula="of:=SUM([.M85:.M110])/SUM([.N85:.N110])" office:value-type="float" office:value="283.636363636364">
            <text:p>283.6</text:p>
          </table:table-cell>
          <table:table-cell table:style-name="ce22" table:formula="of:=[.O97]/[.P97]" office:value-type="float" office:value="14.3827339413259">
            <text:p>14.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0]" office:value-type="float" office:value="100525.695809387">
            <text:p>100,526</text:p>
          </table:table-cell>
          <table:table-cell table:style-name="ce7" table:formula="of:=[$'prisoners yearly estimates'.C60]" office:value-type="float" office:value="6989.3315290041">
            <text:p>6,989</text:p>
          </table:table-cell>
          <table:table-cell table:style-name="ce7" table:formula="of:=[$'prisoners yearly estimates'.D60]" office:value-type="float" office:value="107515.027338391">
            <text:p>107,515</text:p>
          </table:table-cell>
          <table:table-cell table:number-columns-repeated="1007"/>
        </table:table-row>
        <table:table-row table:style-name="ro1">
          <table:table-cell table:style-name="ce4" office:value-type="float" office:value="1905">
            <text:p>1905</text:p>
          </table:table-cell>
          <table:table-cell office:value-type="string">
            <text:p>Pax Britannica</text:p>
          </table:table-cell>
          <table:table-cell table:style-name="ce7" office:value-type="float" office:value="83822">
            <text:p>83,822</text:p>
          </table:table-cell>
          <table:table-cell table:style-name="ce11" table:formula="of:=[.G98]/[.H98]" office:value-type="float" office:value="14.8694572129295">
            <text:p>14.9</text:p>
          </table:table-cell>
          <table:table-cell table:style-name="ce7" table:formula="of:=[.F98]*100/[.C98]" office:value-type="float" office:value="137.894093963668">
            <text:p>138</text:p>
          </table:table-cell>
          <table:table-cell table:style-name="ce7" table:formula="of:=[.G98]+[.H98]" office:value-type="float" office:value="115585.587442226">
            <text:p>115,586</text:p>
          </table:table-cell>
          <table:table-cell table:style-name="ce7" table:formula="of:=SUM(OFFSET([.M98];-[.C$4]+1;0;[.C$4];1))+[.O98]" office:value-type="float" office:value="108302.062499227">
            <text:p>108,302</text:p>
          </table:table-cell>
          <table:table-cell table:style-name="ce7" table:formula="of:=SUM(OFFSET([.N98];-[.D$4]+1;0;[.D$4];1))+[.P98]" office:value-type="float" office:value="7283.5249429989">
            <text:p>7,284</text:p>
          </table:table-cell>
          <table:table-cell table:style-name="ce18" table:formula="of:=(SUM(OFFSET([.M98];-[.C$4]+1;0;[.C$4];1))+SUM(OFFSET([.N98];-[.D$4]+1;0;[.D$4];1)))/[.F98]" office:value-type="percentage" office:value="0.0290520650048905">
            <text:p>2.9%</text:p>
          </table:table-cell>
          <table:table-cell table:style-name="ce17" table:formula="of:=SUM([.O98:.P98])/[.F98]" office:value-type="percentage" office:value="0.970947934995109">
            <text:p>97%</text:p>
          </table:table-cell>
          <table:table-cell table:style-name="ce22" table:formula="of:=SUM([.M86:.M111])/SUM([.N86:.N111])" office:value-type="float" office:value="344.333333333333">
            <text:p>344.3</text:p>
          </table:table-cell>
          <table:table-cell table:style-name="ce22" table:formula="of:=[.O98]/[.P98]" office:value-type="float" office:value="14.4721446916024">
            <text:p>14.5</text:p>
          </table:table-cell>
          <table:table-cell table:style-name="ce7" office:value-type="float" office:value="160">
            <text:p>16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61]" office:value-type="float" office:value="104974.062499227">
            <text:p>104,974</text:p>
          </table:table-cell>
          <table:table-cell table:style-name="ce7" table:formula="of:=[$'prisoners yearly estimates'.C61]" office:value-type="float" office:value="7253.5249429989">
            <text:p>7,254</text:p>
          </table:table-cell>
          <table:table-cell table:style-name="ce7" table:formula="of:=[$'prisoners yearly estimates'.D61]" office:value-type="float" office:value="112227.587442226">
            <text:p>112,228</text:p>
          </table:table-cell>
          <table:table-cell table:number-columns-repeated="1007"/>
        </table:table-row>
        <table:table-row table:style-name="ro1">
          <table:table-cell table:style-name="ce4" office:value-type="float" office:value="1906">
            <text:p>1906</text:p>
          </table:table-cell>
          <table:table-cell office:value-type="string">
            <text:p>Pax Britannica</text:p>
          </table:table-cell>
          <table:table-cell table:style-name="ce7" office:value-type="float" office:value="85450">
            <text:p>85,450</text:p>
          </table:table-cell>
          <table:table-cell table:style-name="ce11" table:formula="of:=[.G99]/[.H99]" office:value-type="float" office:value="14.9615892518456">
            <text:p>15.0</text:p>
          </table:table-cell>
          <table:table-cell table:style-name="ce7" table:formula="of:=[.F99]*100/[.C99]" office:value-type="float" office:value="141.17376101651">
            <text:p>141</text:p>
          </table:table-cell>
          <table:table-cell table:style-name="ce7" table:formula="of:=[.G99]+[.H99]" office:value-type="float" office:value="120632.978788608">
            <text:p>120,633</text:p>
          </table:table-cell>
          <table:table-cell table:style-name="ce7" table:formula="of:=SUM(OFFSET([.M99];-[.C$4]+1;0;[.C$4];1))+[.O99]" office:value-type="float" office:value="113075.274045976">
            <text:p>113,075</text:p>
          </table:table-cell>
          <table:table-cell table:style-name="ce7" table:formula="of:=SUM(OFFSET([.N99];-[.D$4]+1;0;[.D$4];1))+[.P99]" office:value-type="float" office:value="7557.70474263137">
            <text:p>7,558</text:p>
          </table:table-cell>
          <table:table-cell table:style-name="ce18" table:formula="of:=(SUM(OFFSET([.M99];-[.C$4]+1;0;[.C$4];1))+SUM(OFFSET([.N99];-[.D$4]+1;0;[.D$4];1)))/[.F99]" office:value-type="percentage" office:value="0.0288975704239943">
            <text:p>2.9%</text:p>
          </table:table-cell>
          <table:table-cell table:style-name="ce17" table:formula="of:=SUM([.O99:.P99])/[.F99]" office:value-type="percentage" office:value="0.971102429576006">
            <text:p>97%</text:p>
          </table:table-cell>
          <table:table-cell table:style-name="ce22" table:formula="of:=SUM([.M87:.M112])/SUM([.N87:.N112])" office:value-type="float" office:value="380.25">
            <text:p>380.3</text:p>
          </table:table-cell>
          <table:table-cell table:style-name="ce22" table:formula="of:=[.O99]/[.P99]" office:value-type="float" office:value="14.5621112668213">
            <text:p>14.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2]" office:value-type="float" office:value="109619.274045976">
            <text:p>109,619</text:p>
          </table:table-cell>
          <table:table-cell table:style-name="ce7" table:formula="of:=[$'prisoners yearly estimates'.C62]" office:value-type="float" office:value="7527.70474263137">
            <text:p>7,528</text:p>
          </table:table-cell>
          <table:table-cell table:style-name="ce7" table:formula="of:=[$'prisoners yearly estimates'.D62]" office:value-type="float" office:value="117146.978788608">
            <text:p>117,147</text:p>
          </table:table-cell>
          <table:table-cell table:number-columns-repeated="1007"/>
        </table:table-row>
        <table:table-row table:style-name="ro1">
          <table:table-cell table:style-name="ce4" office:value-type="float" office:value="1907">
            <text:p>1907</text:p>
          </table:table-cell>
          <table:table-cell office:value-type="string">
            <text:p>Pax Britannica</text:p>
          </table:table-cell>
          <table:table-cell table:style-name="ce7" office:value-type="float" office:value="87008">
            <text:p>87,008</text:p>
          </table:table-cell>
          <table:table-cell table:style-name="ce11" table:formula="of:=[.G100]/[.H100]" office:value-type="float" office:value="15.0493882482708">
            <text:p>15.0</text:p>
          </table:table-cell>
          <table:table-cell table:style-name="ce7" table:formula="of:=[.F100]*100/[.C100]" office:value-type="float" office:value="144.65714583488">
            <text:p>145</text:p>
          </table:table-cell>
          <table:table-cell table:style-name="ce7" table:formula="of:=[.G100]+[.H100]" office:value-type="float" office:value="125863.289448012">
            <text:p>125,863</text:p>
          </table:table-cell>
          <table:table-cell table:style-name="ce7" table:formula="of:=SUM(OFFSET([.M100];-[.C$4]+1;0;[.C$4];1))+[.O100]" office:value-type="float" office:value="118021.041039474">
            <text:p>118,021</text:p>
          </table:table-cell>
          <table:table-cell table:style-name="ce7" table:formula="of:=SUM(OFFSET([.N100];-[.D$4]+1;0;[.D$4];1))+[.P100]" office:value-type="float" office:value="7842.24840853814">
            <text:p>7,842</text:p>
          </table:table-cell>
          <table:table-cell table:style-name="ce18" table:formula="of:=(SUM(OFFSET([.M100];-[.C$4]+1;0;[.C$4];1))+SUM(OFFSET([.N100];-[.D$4]+1;0;[.D$4];1)))/[.F100]" office:value-type="percentage" office:value="0.0284515049281238">
            <text:p>2.8%</text:p>
          </table:table-cell>
          <table:table-cell table:style-name="ce17" table:formula="of:=SUM([.O100:.P100])/[.F100]" office:value-type="percentage" office:value="0.971548495071876">
            <text:p>97%</text:p>
          </table:table-cell>
          <table:table-cell table:style-name="ce22" table:formula="of:=SUM([.M88:.M113])/SUM([.N88:.N113])" office:value-type="float" office:value="378.625">
            <text:p>378.6</text:p>
          </table:table-cell>
          <table:table-cell table:style-name="ce22" table:formula="of:=[.O100]/[.P100]" office:value-type="float" office:value="14.6526371222871">
            <text:p>14.7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3]" office:value-type="float" office:value="114470.041039474">
            <text:p>114,470</text:p>
          </table:table-cell>
          <table:table-cell table:style-name="ce7" table:formula="of:=[$'prisoners yearly estimates'.C63]" office:value-type="float" office:value="7812.24840853814">
            <text:p>7,812</text:p>
          </table:table-cell>
          <table:table-cell table:style-name="ce7" table:formula="of:=[$'prisoners yearly estimates'.D63]" office:value-type="float" office:value="122282.289448012">
            <text:p>122,282</text:p>
          </table:table-cell>
          <table:table-cell table:number-columns-repeated="1007"/>
        </table:table-row>
        <table:table-row table:style-name="ro1">
          <table:table-cell table:style-name="ce4" office:value-type="float" office:value="1908">
            <text:p>1908</text:p>
          </table:table-cell>
          <table:table-cell office:value-type="string">
            <text:p>Pax Britannica</text:p>
          </table:table-cell>
          <table:table-cell table:style-name="ce7" office:value-type="float" office:value="88710">
            <text:p>88,710</text:p>
          </table:table-cell>
          <table:table-cell table:style-name="ce11" table:formula="of:=[.G101]/[.H101]" office:value-type="float" office:value="15.1384179403816">
            <text:p>15.1</text:p>
          </table:table-cell>
          <table:table-cell table:style-name="ce7" table:formula="of:=[.F101]*100/[.C101]" office:value-type="float" office:value="148.022778956345">
            <text:p>148</text:p>
          </table:table-cell>
          <table:table-cell table:style-name="ce7" table:formula="of:=[.G101]+[.H101]" office:value-type="float" office:value="131311.007212174">
            <text:p>131,311</text:p>
          </table:table-cell>
          <table:table-cell table:style-name="ce7" table:formula="of:=SUM(OFFSET([.M101];-[.C$4]+1;0;[.C$4];1))+[.O101]" office:value-type="float" office:value="123174.459522229">
            <text:p>123,174</text:p>
          </table:table-cell>
          <table:table-cell table:style-name="ce7" table:formula="of:=SUM(OFFSET([.N101];-[.D$4]+1;0;[.D$4];1))+[.P101]" office:value-type="float" office:value="8136.5476899447">
            <text:p>8,137</text:p>
          </table:table-cell>
          <table:table-cell table:style-name="ce18" table:formula="of:=(SUM(OFFSET([.M101];-[.C$4]+1;0;[.C$4];1))+SUM(OFFSET([.N101];-[.D$4]+1;0;[.D$4];1)))/[.F101]" office:value-type="percentage" office:value="0.0279336826201722">
            <text:p>2.8%</text:p>
          </table:table-cell>
          <table:table-cell table:style-name="ce17" table:formula="of:=SUM([.O101:.P101])/[.F101]" office:value-type="percentage" office:value="0.972066317379828">
            <text:p>97%</text:p>
          </table:table-cell>
          <table:table-cell table:style-name="ce22" table:formula="of:=SUM([.M89:.M114])/SUM([.N89:.N114])" office:value-type="float" office:value="509.333333333333">
            <text:p>509.3</text:p>
          </table:table-cell>
          <table:table-cell table:style-name="ce22" table:formula="of:=[.O101]/[.P101]" office:value-type="float" office:value="14.7437257347843">
            <text:p>14.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4]" office:value-type="float" office:value="119535.459522229">
            <text:p>119,535</text:p>
          </table:table-cell>
          <table:table-cell table:style-name="ce7" table:formula="of:=[$'prisoners yearly estimates'.C64]" office:value-type="float" office:value="8107.5476899447">
            <text:p>8,108</text:p>
          </table:table-cell>
          <table:table-cell table:style-name="ce7" table:formula="of:=[$'prisoners yearly estimates'.D64]" office:value-type="float" office:value="127643.007212174">
            <text:p>127,643</text:p>
          </table:table-cell>
          <table:table-cell table:number-columns-repeated="1007"/>
        </table:table-row>
        <table:table-row table:style-name="ro1">
          <table:table-cell table:style-name="ce4" office:value-type="float" office:value="1909">
            <text:p>1909</text:p>
          </table:table-cell>
          <table:table-cell office:value-type="string">
            <text:p>pre World War I</text:p>
          </table:table-cell>
          <table:table-cell table:style-name="ce7" office:value-type="float" office:value="90490">
            <text:p>90,490</text:p>
          </table:table-cell>
          <table:table-cell table:style-name="ce11" table:formula="of:=[.G102]/[.H102]" office:value-type="float" office:value="15.220998325846">
            <text:p>15.2</text:p>
          </table:table-cell>
          <table:table-cell table:style-name="ce7" table:formula="of:=[.F102]*100/[.C102]" office:value-type="float" office:value="151.347151276506">
            <text:p>151</text:p>
          </table:table-cell>
          <table:table-cell table:style-name="ce7" table:formula="of:=[.G102]+[.H102]" office:value-type="float" office:value="136954.03719011">
            <text:p>136,954</text:p>
          </table:table-cell>
          <table:table-cell table:style-name="ce7" table:formula="of:=SUM(OFFSET([.M102];-[.C$4]+1;0;[.C$4];1))+[.O102]" office:value-type="float" office:value="128511.028046099">
            <text:p>128,511</text:p>
          </table:table-cell>
          <table:table-cell table:style-name="ce7" table:formula="of:=SUM(OFFSET([.N102];-[.D$4]+1;0;[.D$4];1))+[.P102]" office:value-type="float" office:value="8443.00914401129">
            <text:p>8,443</text:p>
          </table:table-cell>
          <table:table-cell table:style-name="ce18" table:formula="of:=(SUM(OFFSET([.M102];-[.C$4]+1;0;[.C$4];1))+SUM(OFFSET([.N102];-[.D$4]+1;0;[.D$4];1)))/[.F102]" office:value-type="percentage" office:value="0.0271258889202594">
            <text:p>2.7%</text:p>
          </table:table-cell>
          <table:table-cell table:style-name="ce17" table:formula="of:=SUM([.O102:.P102])/[.F102]" office:value-type="percentage" office:value="0.97287411107974">
            <text:p>97%</text:p>
          </table:table-cell>
          <table:table-cell table:style-name="ce22" table:formula="of:=SUM([.M90:.M115])/SUM([.N90:.N115])" office:value-type="float" office:value="515.666666666667">
            <text:p>515.7</text:p>
          </table:table-cell>
          <table:table-cell table:style-name="ce22" table:formula="of:=[.O102]/[.P102]" office:value-type="float" office:value="14.8353806027111">
            <text:p>14.8</text:p>
          </table:table-cell>
          <table:table-cell table:style-name="ce7" office:value-type="float" office:value="138">
            <text:p>138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65]" office:value-type="float" office:value="124825.028046099">
            <text:p>124,825</text:p>
          </table:table-cell>
          <table:table-cell table:style-name="ce7" table:formula="of:=[$'prisoners yearly estimates'.C65]" office:value-type="float" office:value="8414.00914401129">
            <text:p>8,414</text:p>
          </table:table-cell>
          <table:table-cell table:style-name="ce7" table:formula="of:=[$'prisoners yearly estimates'.D65]" office:value-type="float" office:value="133239.03719011">
            <text:p>133,239</text:p>
          </table:table-cell>
          <table:table-cell table:number-columns-repeated="1007"/>
        </table:table-row>
        <table:table-row table:style-name="ro1">
          <table:table-cell table:style-name="ce4" office:value-type="float" office:value="1910">
            <text:p>1910</text:p>
          </table:table-cell>
          <table:table-cell office:value-type="string">
            <text:p>pre World War I</text:p>
          </table:table-cell>
          <table:table-cell table:style-name="ce7" office:value-type="float" office:value="92407">
            <text:p>92,407</text:p>
          </table:table-cell>
          <table:table-cell table:style-name="ce11" table:formula="of:=[.G103]/[.H103]" office:value-type="float" office:value="15.3094199436552">
            <text:p>15.3</text:p>
          </table:table-cell>
          <table:table-cell table:style-name="ce7" table:formula="of:=[.F103]*100/[.C103]" office:value-type="float" office:value="154.628675510855">
            <text:p>155</text:p>
          </table:table-cell>
          <table:table-cell table:style-name="ce7" table:formula="of:=[.G103]+[.H103]" office:value-type="float" office:value="142887.720179315">
            <text:p>142,888</text:p>
          </table:table-cell>
          <table:table-cell table:style-name="ce7" table:formula="of:=SUM(OFFSET([.M103];-[.C$4]+1;0;[.C$4];1))+[.O103]" office:value-type="float" office:value="134126.66548375">
            <text:p>134,127</text:p>
          </table:table-cell>
          <table:table-cell table:style-name="ce7" table:formula="of:=SUM(OFFSET([.N103];-[.D$4]+1;0;[.D$4];1))+[.P103]" office:value-type="float" office:value="8761.05469556585">
            <text:p>8,761</text:p>
          </table:table-cell>
          <table:table-cell table:style-name="ce18" table:formula="of:=(SUM(OFFSET([.M103];-[.C$4]+1;0;[.C$4];1))+SUM(OFFSET([.N103];-[.D$4]+1;0;[.D$4];1)))/[.F103]" office:value-type="percentage" office:value="0.0266432972352169">
            <text:p>2.7%</text:p>
          </table:table-cell>
          <table:table-cell table:style-name="ce17" table:formula="of:=SUM([.O103:.P103])/[.F103]" office:value-type="percentage" office:value="0.973356702764783">
            <text:p>97%</text:p>
          </table:table-cell>
          <table:table-cell table:style-name="ce22" table:formula="of:=SUM([.M91:.M116])/SUM([.N91:.N116])" office:value-type="float" office:value="513.166666666667">
            <text:p>513.2</text:p>
          </table:table-cell>
          <table:table-cell table:style-name="ce22" table:formula="of:=[.O103]/[.P103]" office:value-type="float" office:value="14.9276052462132">
            <text:p>14.9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6]" office:value-type="float" office:value="130348.66548375">
            <text:p>130,349</text:p>
          </table:table-cell>
          <table:table-cell table:style-name="ce7" table:formula="of:=[$'prisoners yearly estimates'.C66]" office:value-type="float" office:value="8732.05469556585">
            <text:p>8,732</text:p>
          </table:table-cell>
          <table:table-cell table:style-name="ce7" table:formula="of:=[$'prisoners yearly estimates'.D66]" office:value-type="float" office:value="139080.720179315">
            <text:p>139,081</text:p>
          </table:table-cell>
          <table:table-cell table:number-columns-repeated="1007"/>
        </table:table-row>
        <table:table-row table:style-name="ro1">
          <table:table-cell table:style-name="ce4" office:value-type="float" office:value="1911">
            <text:p>1911</text:p>
          </table:table-cell>
          <table:table-cell office:value-type="string">
            <text:p>pre World War I</text:p>
          </table:table-cell>
          <table:table-cell table:style-name="ce7" office:value-type="float" office:value="93863">
            <text:p>93,863</text:p>
          </table:table-cell>
          <table:table-cell table:style-name="ce11" table:formula="of:=[.G104]/[.H104]" office:value-type="float" office:value="15.5049435018347">
            <text:p>15.5</text:p>
          </table:table-cell>
          <table:table-cell table:style-name="ce7" table:formula="of:=[.F104]*100/[.C104]" office:value-type="float" office:value="154.442608053941">
            <text:p>154</text:p>
          </table:table-cell>
          <table:table-cell table:style-name="ce7" table:formula="of:=[.G104]+[.H104]" office:value-type="float" office:value="144964.46519767">
            <text:p>144,964</text:p>
          </table:table-cell>
          <table:table-cell table:style-name="ce7" table:formula="of:=SUM(OFFSET([.M104];-[.C$4]+1;0;[.C$4];1))+[.O104]" office:value-type="float" office:value="136181.371503254">
            <text:p>136,181</text:p>
          </table:table-cell>
          <table:table-cell table:style-name="ce7" table:formula="of:=SUM(OFFSET([.N104];-[.D$4]+1;0;[.D$4];1))+[.P104]" office:value-type="float" office:value="8783.09369441682">
            <text:p>8,783</text:p>
          </table:table-cell>
          <table:table-cell table:style-name="ce18" table:formula="of:=(SUM(OFFSET([.M104];-[.C$4]+1;0;[.C$4];1))+SUM(OFFSET([.N104];-[.D$4]+1;0;[.D$4];1)))/[.F104]" office:value-type="percentage" office:value="0.0266548080919771">
            <text:p>2.7%</text:p>
          </table:table-cell>
          <table:table-cell table:style-name="ce17" table:formula="of:=SUM([.O104:.P104])/[.F104]" office:value-type="percentage" office:value="0.973345191908023">
            <text:p>97%</text:p>
          </table:table-cell>
          <table:table-cell table:style-name="ce22" table:formula="of:=SUM([.M92:.M117])/SUM([.N92:.N117])" office:value-type="float" office:value="520.333333333333">
            <text:p>520.3</text:p>
          </table:table-cell>
          <table:table-cell table:style-name="ce22" table:formula="of:=[.O104]/[.P104]" office:value-type="float" office:value="15.1163855148291">
            <text:p>15.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7]" office:value-type="float" office:value="132345.371503254">
            <text:p>132,345</text:p>
          </table:table-cell>
          <table:table-cell table:style-name="ce7" table:formula="of:=[$'prisoners yearly estimates'.C67]" office:value-type="float" office:value="8755.09369441682">
            <text:p>8,755</text:p>
          </table:table-cell>
          <table:table-cell table:style-name="ce7" table:formula="of:=[$'prisoners yearly estimates'.D67]" office:value-type="float" office:value="141100.46519767">
            <text:p>141,100</text:p>
          </table:table-cell>
          <table:table-cell table:number-columns-repeated="1007"/>
        </table:table-row>
        <table:table-row table:style-name="ro1">
          <table:table-cell table:style-name="ce4" office:value-type="float" office:value="1912">
            <text:p>1912</text:p>
          </table:table-cell>
          <table:table-cell office:value-type="string">
            <text:p>pre World War I</text:p>
          </table:table-cell>
          <table:table-cell table:style-name="ce7" office:value-type="float" office:value="95335">
            <text:p>95,335</text:p>
          </table:table-cell>
          <table:table-cell table:style-name="ce11" table:formula="of:=[.G105]/[.H105]" office:value-type="float" office:value="15.7023992443473">
            <text:p>15.7</text:p>
          </table:table-cell>
          <table:table-cell table:style-name="ce7" table:formula="of:=[.F105]*100/[.C105]" office:value-type="float" office:value="154.264285866963">
            <text:p>154</text:p>
          </table:table-cell>
          <table:table-cell table:style-name="ce7" table:formula="of:=[.G105]+[.H105]" office:value-type="float" office:value="147067.85693127">
            <text:p>147,068</text:p>
          </table:table-cell>
          <table:table-cell table:style-name="ce7" table:formula="of:=SUM(OFFSET([.M105];-[.C$4]+1;0;[.C$4];1))+[.O105]" office:value-type="float" office:value="138262.663450995">
            <text:p>138,263</text:p>
          </table:table-cell>
          <table:table-cell table:style-name="ce7" table:formula="of:=SUM(OFFSET([.N105];-[.D$4]+1;0;[.D$4];1))+[.P105]" office:value-type="float" office:value="8805.19348027457">
            <text:p>8,805</text:p>
          </table:table-cell>
          <table:table-cell table:style-name="ce18" table:formula="of:=(SUM(OFFSET([.M105];-[.C$4]+1;0;[.C$4];1))+SUM(OFFSET([.N105];-[.D$4]+1;0;[.D$4];1)))/[.F105]" office:value-type="percentage" office:value="0.0266339639519638">
            <text:p>2.7%</text:p>
          </table:table-cell>
          <table:table-cell table:style-name="ce17" table:formula="of:=SUM([.O105:.P105])/[.F105]" office:value-type="percentage" office:value="0.973366036048036">
            <text:p>97%</text:p>
          </table:table-cell>
          <table:table-cell table:style-name="ce22" table:formula="of:=SUM([.M93:.M118])/SUM([.N93:.N118])" office:value-type="float" office:value="627.6">
            <text:p>627.6</text:p>
          </table:table-cell>
          <table:table-cell table:style-name="ce22" table:formula="of:=[.O105]/[.P105]" office:value-type="float" office:value="15.3075531717253">
            <text:p>15.3</text:p>
          </table:table-cell>
          <table:table-cell table:style-name="ce7" office:value-type="float" office:value="160">
            <text:p>16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68]" office:value-type="float" office:value="134372.663450995">
            <text:p>134,373</text:p>
          </table:table-cell>
          <table:table-cell table:style-name="ce7" table:formula="of:=[$'prisoners yearly estimates'.C68]" office:value-type="float" office:value="8778.19348027457">
            <text:p>8,778</text:p>
          </table:table-cell>
          <table:table-cell table:style-name="ce7" table:formula="of:=[$'prisoners yearly estimates'.D68]" office:value-type="float" office:value="143150.85693127">
            <text:p>143,151</text:p>
          </table:table-cell>
          <table:table-cell table:number-columns-repeated="1007"/>
        </table:table-row>
        <table:table-row table:style-name="ro1">
          <table:table-cell table:style-name="ce4" office:value-type="float" office:value="1913">
            <text:p>1913</text:p>
          </table:table-cell>
          <table:table-cell office:value-type="string">
            <text:p>pre World War I</text:p>
          </table:table-cell>
          <table:table-cell table:style-name="ce7" office:value-type="float" office:value="97225">
            <text:p>97,225</text:p>
          </table:table-cell>
          <table:table-cell table:style-name="ce11" table:formula="of:=[.G106]/[.H106]" office:value-type="float" office:value="15.9015038306094">
            <text:p>15.9</text:p>
          </table:table-cell>
          <table:table-cell table:style-name="ce7" table:formula="of:=[.F106]*100/[.C106]" office:value-type="float" office:value="153.488674786988">
            <text:p>153</text:p>
          </table:table-cell>
          <table:table-cell table:style-name="ce7" table:formula="of:=[.G106]+[.H106]" office:value-type="float" office:value="149229.364061649">
            <text:p>149,229</text:p>
          </table:table-cell>
          <table:table-cell table:style-name="ce7" table:formula="of:=SUM(OFFSET([.M106];-[.C$4]+1;0;[.C$4];1))+[.O106]" office:value-type="float" office:value="140400.009848127">
            <text:p>140,400</text:p>
          </table:table-cell>
          <table:table-cell table:style-name="ce7" table:formula="of:=SUM(OFFSET([.N106];-[.D$4]+1;0;[.D$4];1))+[.P106]" office:value-type="float" office:value="8829.35421352196">
            <text:p>8,829</text:p>
          </table:table-cell>
          <table:table-cell table:style-name="ce18" table:formula="of:=(SUM(OFFSET([.M106];-[.C$4]+1;0;[.C$4];1))+SUM(OFFSET([.N106];-[.D$4]+1;0;[.D$4];1)))/[.F106]" office:value-type="percentage" office:value="0.0267842728214588">
            <text:p>2.7%</text:p>
          </table:table-cell>
          <table:table-cell table:style-name="ce17" table:formula="of:=SUM([.O106:.P106])/[.F106]" office:value-type="percentage" office:value="0.973215727178541">
            <text:p>97%</text:p>
          </table:table-cell>
          <table:table-cell table:style-name="ce22" table:formula="of:=SUM([.M94:.M119])/SUM([.N94:.N119])" office:value-type="float" office:value="635.6">
            <text:p>635.6</text:p>
          </table:table-cell>
          <table:table-cell table:style-name="ce22" table:formula="of:=[.O106]/[.P106]" office:value-type="float" office:value="15.5011384087372">
            <text:p>15.5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69]" office:value-type="float" office:value="136431.009848127">
            <text:p>136,431</text:p>
          </table:table-cell>
          <table:table-cell table:style-name="ce7" table:formula="of:=[$'prisoners yearly estimates'.C69]" office:value-type="float" office:value="8801.35421352196">
            <text:p>8,801</text:p>
          </table:table-cell>
          <table:table-cell table:style-name="ce7" table:formula="of:=[$'prisoners yearly estimates'.D69]" office:value-type="float" office:value="145232.364061649">
            <text:p>145,232</text:p>
          </table:table-cell>
          <table:table-cell table:number-columns-repeated="1007"/>
        </table:table-row>
        <table:table-row table:style-name="ro1">
          <table:table-cell table:style-name="ce4" office:value-type="float" office:value="1914">
            <text:p>1914</text:p>
          </table:table-cell>
          <table:table-cell office:value-type="string">
            <text:p>start of WWI</text:p>
          </table:table-cell>
          <table:table-cell table:style-name="ce7" office:value-type="float" office:value="99111">
            <text:p>99,111</text:p>
          </table:table-cell>
          <table:table-cell table:style-name="ce11" table:formula="of:=[.G107]/[.H107]" office:value-type="float" office:value="16.0989169150112">
            <text:p>16.1</text:p>
          </table:table-cell>
          <table:table-cell table:style-name="ce7" table:formula="of:=[.F107]*100/[.C107]" office:value-type="float" office:value="152.727207320745">
            <text:p>153</text:p>
          </table:table-cell>
          <table:table-cell table:style-name="ce7" table:formula="of:=[.G107]+[.H107]" office:value-type="float" office:value="151369.462447664">
            <text:p>151,369</text:p>
          </table:table-cell>
          <table:table-cell table:style-name="ce7" table:formula="of:=SUM(OFFSET([.M107];-[.C$4]+1;0;[.C$4];1))+[.O107]" office:value-type="float" office:value="142516.886392699">
            <text:p>142,517</text:p>
          </table:table-cell>
          <table:table-cell table:style-name="ce7" table:formula="of:=SUM(OFFSET([.N107];-[.D$4]+1;0;[.D$4];1))+[.P107]" office:value-type="float" office:value="8852.576054965">
            <text:p>8,853</text:p>
          </table:table-cell>
          <table:table-cell table:style-name="ce18" table:formula="of:=(SUM(OFFSET([.M107];-[.C$4]+1;0;[.C$4];1))+SUM(OFFSET([.N107];-[.D$4]+1;0;[.D$4];1)))/[.F107]" office:value-type="percentage" office:value="0.0265839617511445">
            <text:p>2.7%</text:p>
          </table:table-cell>
          <table:table-cell table:style-name="ce17" table:formula="of:=SUM([.O107:.P107])/[.F107]" office:value-type="percentage" office:value="0.973416038248855">
            <text:p>97%</text:p>
          </table:table-cell>
          <table:table-cell table:style-name="ce22" table:formula="of:=SUM([.M95:.M120])/SUM([.N95:.N120])" office:value-type="float" office:value="641">
            <text:p>641.0</text:p>
          </table:table-cell>
          <table:table-cell table:style-name="ce22" table:formula="of:=[.O107]/[.P107]" office:value-type="float" office:value="15.6971717995181">
            <text:p>15.7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0]" office:value-type="float" office:value="138520.886392699">
            <text:p>138,521</text:p>
          </table:table-cell>
          <table:table-cell table:style-name="ce7" table:formula="of:=[$'prisoners yearly estimates'.C70]" office:value-type="float" office:value="8824.576054965">
            <text:p>8,825</text:p>
          </table:table-cell>
          <table:table-cell table:style-name="ce7" table:formula="of:=[$'prisoners yearly estimates'.D70]" office:value-type="float" office:value="147345.462447664">
            <text:p>147,345</text:p>
          </table:table-cell>
          <table:table-cell table:number-columns-repeated="1007"/>
        </table:table-row>
        <table:table-row table:style-name="ro1">
          <table:table-cell table:style-name="ce4" office:value-type="float" office:value="1915">
            <text:p>1915</text:p>
          </table:table-cell>
          <table:table-cell office:value-type="string">
            <text:p>World War I</text:p>
          </table:table-cell>
          <table:table-cell table:style-name="ce7" office:value-type="float" office:value="100546">
            <text:p>100,546</text:p>
          </table:table-cell>
          <table:table-cell table:style-name="ce11" table:formula="of:=[.G108]/[.H108]" office:value-type="float" office:value="16.2966840788178">
            <text:p>16.3</text:p>
          </table:table-cell>
          <table:table-cell table:style-name="ce7" table:formula="of:=[.F108]*100/[.C108]" office:value-type="float" office:value="152.672045865007">
            <text:p>153</text:p>
          </table:table-cell>
          <table:table-cell table:style-name="ce7" table:formula="of:=[.G108]+[.H108]" office:value-type="float" office:value="153505.63523543">
            <text:p>153,506</text:p>
          </table:table-cell>
          <table:table-cell table:style-name="ce7" table:formula="of:=SUM(OFFSET([.M108];-[.C$4]+1;0;[.C$4];1))+[.O108]" office:value-type="float" office:value="144630.776069596">
            <text:p>144,631</text:p>
          </table:table-cell>
          <table:table-cell table:style-name="ce7" table:formula="of:=SUM(OFFSET([.N108];-[.D$4]+1;0;[.D$4];1))+[.P108]" office:value-type="float" office:value="8874.85916583395">
            <text:p>8,875</text:p>
          </table:table-cell>
          <table:table-cell table:style-name="ce18" table:formula="of:=(SUM(OFFSET([.M108];-[.C$4]+1;0;[.C$4];1))+SUM(OFFSET([.N108];-[.D$4]+1;0;[.D$4];1)))/[.F108]" office:value-type="percentage" office:value="0.0261553915844342">
            <text:p>2.6%</text:p>
          </table:table-cell>
          <table:table-cell table:style-name="ce17" table:formula="of:=SUM([.O108:.P108])/[.F108]" office:value-type="percentage" office:value="0.973844608415566">
            <text:p>97%</text:p>
          </table:table-cell>
          <table:table-cell table:style-name="ce22" table:formula="of:=SUM([.M96:.M121])/SUM([.N96:.N121])" office:value-type="float" office:value="533.5">
            <text:p>533.5</text:p>
          </table:table-cell>
          <table:table-cell table:style-name="ce22" table:formula="of:=[.O108]/[.P108]" office:value-type="float" office:value="15.895684304367">
            <text:p>15.9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1]" office:value-type="float" office:value="140642.776069596">
            <text:p>140,643</text:p>
          </table:table-cell>
          <table:table-cell table:style-name="ce7" table:formula="of:=[$'prisoners yearly estimates'.C71]" office:value-type="float" office:value="8847.85916583395">
            <text:p>8,848</text:p>
          </table:table-cell>
          <table:table-cell table:style-name="ce7" table:formula="of:=[$'prisoners yearly estimates'.D71]" office:value-type="float" office:value="149490.63523543">
            <text:p>149,491</text:p>
          </table:table-cell>
          <table:table-cell table:number-columns-repeated="1007"/>
        </table:table-row>
        <table:table-row table:style-name="ro1">
          <table:table-cell table:style-name="ce4" office:value-type="float" office:value="1916">
            <text:p>1916</text:p>
          </table:table-cell>
          <table:table-cell office:value-type="string">
            <text:p>World War I</text:p>
          </table:table-cell>
          <table:table-cell table:style-name="ce7" office:value-type="float" office:value="101961">
            <text:p>101,961</text:p>
          </table:table-cell>
          <table:table-cell table:style-name="ce11" table:formula="of:=[.G109]/[.H109]" office:value-type="float" office:value="16.4999784320195">
            <text:p>16.5</text:p>
          </table:table-cell>
          <table:table-cell table:style-name="ce7" table:formula="of:=[.F109]*100/[.C109]" office:value-type="float" office:value="152.723465805499">
            <text:p>153</text:p>
          </table:table-cell>
          <table:table-cell table:style-name="ce7" table:formula="of:=[.G109]+[.H109]" office:value-type="float" office:value="155718.372969944">
            <text:p>155,718</text:p>
          </table:table-cell>
          <table:table-cell table:style-name="ce7" table:formula="of:=SUM(OFFSET([.M109];-[.C$4]+1;0;[.C$4];1))+[.O109]" office:value-type="float" office:value="146820.16926216">
            <text:p>146,820</text:p>
          </table:table-cell>
          <table:table-cell table:style-name="ce7" table:formula="of:=SUM(OFFSET([.N109];-[.D$4]+1;0;[.D$4];1))+[.P109]" office:value-type="float" office:value="8898.20370778451">
            <text:p>8,898</text:p>
          </table:table-cell>
          <table:table-cell table:style-name="ce18" table:formula="of:=(SUM(OFFSET([.M109];-[.C$4]+1;0;[.C$4];1))+SUM(OFFSET([.N109];-[.D$4]+1;0;[.D$4];1)))/[.F109]" office:value-type="percentage" office:value="0.0260084916298329">
            <text:p>2.6%</text:p>
          </table:table-cell>
          <table:table-cell table:style-name="ce17" table:formula="of:=SUM([.O109:.P109])/[.F109]" office:value-type="percentage" office:value="0.973991508370167">
            <text:p>97%</text:p>
          </table:table-cell>
          <table:table-cell table:style-name="ce22" table:formula="of:=SUM([.M97:.M122])/SUM([.N97:.N122])" office:value-type="float" office:value="528.5">
            <text:p>528.5</text:p>
          </table:table-cell>
          <table:table-cell table:style-name="ce22" table:formula="of:=[.O109]/[.P109]" office:value-type="float" office:value="16.0967072751193">
            <text:p>16.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2]" office:value-type="float" office:value="142797.16926216">
            <text:p>142,797</text:p>
          </table:table-cell>
          <table:table-cell table:style-name="ce7" table:formula="of:=[$'prisoners yearly estimates'.C72]" office:value-type="float" office:value="8871.20370778451">
            <text:p>8,871</text:p>
          </table:table-cell>
          <table:table-cell table:style-name="ce7" table:formula="of:=[$'prisoners yearly estimates'.D72]" office:value-type="float" office:value="151668.372969944">
            <text:p>151,668</text:p>
          </table:table-cell>
          <table:table-cell table:number-columns-repeated="1007"/>
        </table:table-row>
        <table:table-row table:style-name="ro1">
          <table:table-cell table:style-name="ce4" office:value-type="float" office:value="1917">
            <text:p>1917</text:p>
          </table:table-cell>
          <table:table-cell office:value-type="string">
            <text:p>World War I</text:p>
          </table:table-cell>
          <table:table-cell table:style-name="ce7" office:value-type="float" office:value="103268">
            <text:p>103,268</text:p>
          </table:table-cell>
          <table:table-cell table:style-name="ce11" table:formula="of:=[.G110]/[.H110]" office:value-type="float" office:value="16.70366295878">
            <text:p>16.7</text:p>
          </table:table-cell>
          <table:table-cell table:style-name="ce7" table:formula="of:=[.F110]*100/[.C110]" office:value-type="float" office:value="152.946869996916">
            <text:p>153</text:p>
          </table:table-cell>
          <table:table-cell table:style-name="ce7" table:formula="of:=[.G110]+[.H110]" office:value-type="float" office:value="157945.173708415">
            <text:p>157,945</text:p>
          </table:table-cell>
          <table:table-cell table:style-name="ce7" table:formula="of:=SUM(OFFSET([.M110];-[.C$4]+1;0;[.C$4];1))+[.O110]" office:value-type="float" office:value="149023.563865517">
            <text:p>149,024</text:p>
          </table:table-cell>
          <table:table-cell table:style-name="ce7" table:formula="of:=SUM(OFFSET([.N110];-[.D$4]+1;0;[.D$4];1))+[.P110]" office:value-type="float" office:value="8921.60984289886">
            <text:p>8,922</text:p>
          </table:table-cell>
          <table:table-cell table:style-name="ce18" table:formula="of:=(SUM(OFFSET([.M110];-[.C$4]+1;0;[.C$4];1))+SUM(OFFSET([.N110];-[.D$4]+1;0;[.D$4];1)))/[.F110]" office:value-type="percentage" office:value="0.0257431101219104">
            <text:p>2.6%</text:p>
          </table:table-cell>
          <table:table-cell table:style-name="ce17" table:formula="of:=SUM([.O110:.P110])/[.F110]" office:value-type="percentage" office:value="0.97425688987809">
            <text:p>97%</text:p>
          </table:table-cell>
          <table:table-cell table:style-name="ce22" table:formula="of:=SUM([.M98:.M123])/SUM([.N98:.N123])" office:value-type="float" office:value="398.75">
            <text:p>398.8</text:p>
          </table:table-cell>
          <table:table-cell table:style-name="ce22" table:formula="of:=[.O110]/[.P110]" office:value-type="float" office:value="16.3002724600975">
            <text:p>16.3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3]" office:value-type="float" office:value="144984.563865517">
            <text:p>144,985</text:p>
          </table:table-cell>
          <table:table-cell table:style-name="ce7" table:formula="of:=[$'prisoners yearly estimates'.C73]" office:value-type="float" office:value="8894.60984289886">
            <text:p>8,895</text:p>
          </table:table-cell>
          <table:table-cell table:style-name="ce7" table:formula="of:=[$'prisoners yearly estimates'.D73]" office:value-type="float" office:value="153879.173708415">
            <text:p>153,879</text:p>
          </table:table-cell>
          <table:table-cell table:number-columns-repeated="1007"/>
        </table:table-row>
        <table:table-row table:style-name="ro1">
          <table:table-cell table:style-name="ce4" office:value-type="float" office:value="1918">
            <text:p>1918</text:p>
          </table:table-cell>
          <table:table-cell office:value-type="string">
            <text:p>World War I</text:p>
          </table:table-cell>
          <table:table-cell table:style-name="ce7" office:value-type="float" office:value="103208">
            <text:p>103,208</text:p>
          </table:table-cell>
          <table:table-cell table:style-name="ce11" table:formula="of:=[.G111]/[.H111]" office:value-type="float" office:value="16.9107750911152">
            <text:p>16.9</text:p>
          </table:table-cell>
          <table:table-cell table:style-name="ce7" table:formula="of:=[.F111]*100/[.C111]" office:value-type="float" office:value="155.181326191123">
            <text:p>155</text:p>
          </table:table-cell>
          <table:table-cell table:style-name="ce7" table:formula="of:=[.G111]+[.H111]" office:value-type="float" office:value="160159.543135334">
            <text:p>160,160</text:p>
          </table:table-cell>
          <table:table-cell table:style-name="ce7" table:formula="of:=SUM(OFFSET([.M111];-[.C$4]+1;0;[.C$4];1))+[.O111]" office:value-type="float" office:value="151217.465401647">
            <text:p>151,217</text:p>
          </table:table-cell>
          <table:table-cell table:style-name="ce7" table:formula="of:=SUM(OFFSET([.N111];-[.D$4]+1;0;[.D$4];1))+[.P111]" office:value-type="float" office:value="8942.07773368686">
            <text:p>8,942</text:p>
          </table:table-cell>
          <table:table-cell table:style-name="ce18" table:formula="of:=(SUM(OFFSET([.M111];-[.C$4]+1;0;[.C$4];1))+SUM(OFFSET([.N111];-[.D$4]+1;0;[.D$4];1)))/[.F111]" office:value-type="percentage" office:value="0.0251998720837359">
            <text:p>2.5%</text:p>
          </table:table-cell>
          <table:table-cell table:style-name="ce17" table:formula="of:=SUM([.O111:.P111])/[.F111]" office:value-type="percentage" office:value="0.974800127916264">
            <text:p>97%</text:p>
          </table:table-cell>
          <table:table-cell table:style-name="ce22" table:formula="of:=SUM([.M99:.M124])/SUM([.N99:.N124])" office:value-type="float" office:value="398">
            <text:p>398.0</text:p>
          </table:table-cell>
          <table:table-cell table:style-name="ce22" table:formula="of:=[.O111]/[.P111]" office:value-type="float" office:value="16.5064120091259">
            <text:p>16.5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4]" office:value-type="float" office:value="147205.465401647">
            <text:p>147,205</text:p>
          </table:table-cell>
          <table:table-cell table:style-name="ce7" table:formula="of:=[$'prisoners yearly estimates'.C74]" office:value-type="float" office:value="8918.07773368686">
            <text:p>8,918</text:p>
          </table:table-cell>
          <table:table-cell table:style-name="ce7" table:formula="of:=[$'prisoners yearly estimates'.D74]" office:value-type="float" office:value="156123.543135334">
            <text:p>156,124</text:p>
          </table:table-cell>
          <table:table-cell table:number-columns-repeated="1007"/>
        </table:table-row>
        <table:table-row table:style-name="ro1">
          <table:table-cell table:style-name="ce4" office:value-type="float" office:value="1919">
            <text:p>1919</text:p>
          </table:table-cell>
          <table:table-cell office:value-type="string">
            <text:p>post World War I</text:p>
          </table:table-cell>
          <table:table-cell table:style-name="ce7" office:value-type="float" office:value="104514">
            <text:p>104,514</text:p>
          </table:table-cell>
          <table:table-cell table:style-name="ce11" table:formula="of:=[.G112]/[.H112]" office:value-type="float" office:value="17.1211766663345">
            <text:p>17.1</text:p>
          </table:table-cell>
          <table:table-cell table:style-name="ce7" table:formula="of:=[.F112]*100/[.C112]" office:value-type="float" office:value="155.398314751424">
            <text:p>155</text:p>
          </table:table-cell>
          <table:table-cell table:style-name="ce7" table:formula="of:=[.G112]+[.H112]" office:value-type="float" office:value="162412.994679303">
            <text:p>162,413</text:p>
          </table:table-cell>
          <table:table-cell table:style-name="ce7" table:formula="of:=SUM(OFFSET([.M112];-[.C$4]+1;0;[.C$4];1))+[.O112]" office:value-type="float" office:value="153450.387136216">
            <text:p>153,450</text:p>
          </table:table-cell>
          <table:table-cell table:style-name="ce7" table:formula="of:=SUM(OFFSET([.N112];-[.D$4]+1;0;[.D$4];1))+[.P112]" office:value-type="float" office:value="8962.60754308711">
            <text:p>8,963</text:p>
          </table:table-cell>
          <table:table-cell table:style-name="ce18" table:formula="of:=(SUM(OFFSET([.M112];-[.C$4]+1;0;[.C$4];1))+SUM(OFFSET([.N112];-[.D$4]+1;0;[.D$4];1)))/[.F112]" office:value-type="percentage" office:value="0.0246962997506451">
            <text:p>2.5%</text:p>
          </table:table-cell>
          <table:table-cell table:style-name="ce17" table:formula="of:=SUM([.O112:.P112])/[.F112]" office:value-type="percentage" office:value="0.975303700249355">
            <text:p>98%</text:p>
          </table:table-cell>
          <table:table-cell table:style-name="ce22" table:formula="of:=SUM([.M100:.M125])/SUM([.N100:.N125])" office:value-type="float" office:value="400.375">
            <text:p>400.4</text:p>
          </table:table-cell>
          <table:table-cell table:style-name="ce22" table:formula="of:=[.O112]/[.P112]" office:value-type="float" office:value="16.7151584786078">
            <text:p>16.7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5]" office:value-type="float" office:value="149460.387136216">
            <text:p>149,460</text:p>
          </table:table-cell>
          <table:table-cell table:style-name="ce7" table:formula="of:=[$'prisoners yearly estimates'.C75]" office:value-type="float" office:value="8941.60754308711">
            <text:p>8,942</text:p>
          </table:table-cell>
          <table:table-cell table:style-name="ce7" table:formula="of:=[$'prisoners yearly estimates'.D75]" office:value-type="float" office:value="158401.994679303">
            <text:p>158,402</text:p>
          </table:table-cell>
          <table:table-cell table:number-columns-repeated="1007"/>
        </table:table-row>
        <table:table-row table:style-name="ro1">
          <table:table-cell table:style-name="ce4" office:value-type="float" office:value="1920">
            <text:p>1920</text:p>
          </table:table-cell>
          <table:table-cell office:value-type="string">
            <text:p>post World War I</text:p>
          </table:table-cell>
          <table:table-cell table:style-name="ce7" office:value-type="float" office:value="106461">
            <text:p>106,461</text:p>
          </table:table-cell>
          <table:table-cell table:style-name="ce11" table:formula="of:=[.G113]/[.H113]" office:value-type="float" office:value="17.3293325315567">
            <text:p>17.3</text:p>
          </table:table-cell>
          <table:table-cell table:style-name="ce7" table:formula="of:=[.F113]*100/[.C113]" office:value-type="float" office:value="154.663256621353">
            <text:p>155</text:p>
          </table:table-cell>
          <table:table-cell table:style-name="ce7" table:formula="of:=[.G113]+[.H113]" office:value-type="float" office:value="164656.049631658">
            <text:p>164,656</text:p>
          </table:table-cell>
          <table:table-cell table:style-name="ce7" table:formula="of:=SUM(OFFSET([.M113];-[.C$4]+1;0;[.C$4];1))+[.O113]" office:value-type="float" office:value="155672.85019719">
            <text:p>155,673</text:p>
          </table:table-cell>
          <table:table-cell table:style-name="ce7" table:formula="of:=SUM(OFFSET([.N113];-[.D$4]+1;0;[.D$4];1))+[.P113]" office:value-type="float" office:value="8983.19943446814">
            <text:p>8,983</text:p>
          </table:table-cell>
          <table:table-cell table:style-name="ce18" table:formula="of:=(SUM(OFFSET([.M113];-[.C$4]+1;0;[.C$4];1))+SUM(OFFSET([.N113];-[.D$4]+1;0;[.D$4];1)))/[.F113]" office:value-type="percentage" office:value="0.0239347415950775">
            <text:p>2.4%</text:p>
          </table:table-cell>
          <table:table-cell table:style-name="ce17" table:formula="of:=SUM([.O113:.P113])/[.F113]" office:value-type="percentage" office:value="0.976065258404923">
            <text:p>98%</text:p>
          </table:table-cell>
          <table:table-cell table:style-name="ce22" table:formula="of:=SUM([.M101:.M126])/SUM([.N101:.N126])" office:value-type="float" office:value="405.625">
            <text:p>405.6</text:p>
          </table:table-cell>
          <table:table-cell table:style-name="ce22" table:formula="of:=[.O113]/[.P113]" office:value-type="float" office:value="16.9265448366674">
            <text:p>16.9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6]" office:value-type="float" office:value="151749.85019719">
            <text:p>151,750</text:p>
          </table:table-cell>
          <table:table-cell table:style-name="ce7" table:formula="of:=[$'prisoners yearly estimates'.C76]" office:value-type="float" office:value="8965.19943446815">
            <text:p>8,965</text:p>
          </table:table-cell>
          <table:table-cell table:style-name="ce7" table:formula="of:=[$'prisoners yearly estimates'.D76]" office:value-type="float" office:value="160715.049631658">
            <text:p>160,715</text:p>
          </table:table-cell>
          <table:table-cell table:number-columns-repeated="1007"/>
        </table:table-row>
        <table:table-row table:style-name="ro1">
          <table:table-cell table:style-name="ce4" office:value-type="float" office:value="1921">
            <text:p>1921</text:p>
          </table:table-cell>
          <table:table-cell office:value-type="string">
            <text:p>post World War I</text:p>
          </table:table-cell>
          <table:table-cell table:style-name="ce7" office:value-type="float" office:value="108538">
            <text:p>108,538</text:p>
          </table:table-cell>
          <table:table-cell table:style-name="ce11" table:formula="of:=[.G114]/[.H114]" office:value-type="float" office:value="17.5412403941958">
            <text:p>17.5</text:p>
          </table:table-cell>
          <table:table-cell table:style-name="ce7" table:formula="of:=[.F114]*100/[.C114]" office:value-type="float" office:value="153.861539061807">
            <text:p>154</text:p>
          </table:table-cell>
          <table:table-cell table:style-name="ce7" table:formula="of:=[.G114]+[.H114]" office:value-type="float" office:value="166998.237266904">
            <text:p>166,998</text:p>
          </table:table-cell>
          <table:table-cell table:style-name="ce7" table:formula="of:=SUM(OFFSET([.M114];-[.C$4]+1;0;[.C$4];1))+[.O114]" office:value-type="float" office:value="157991.383695275">
            <text:p>157,991</text:p>
          </table:table-cell>
          <table:table-cell table:style-name="ce7" table:formula="of:=SUM(OFFSET([.N114];-[.D$4]+1;0;[.D$4];1))+[.P114]" office:value-type="float" office:value="9006.85357162951">
            <text:p>9,007</text:p>
          </table:table-cell>
          <table:table-cell table:style-name="ce18" table:formula="of:=(SUM(OFFSET([.M114];-[.C$4]+1;0;[.C$4];1))+SUM(OFFSET([.N114];-[.D$4]+1;0;[.D$4];1)))/[.F114]" office:value-type="percentage" office:value="0.0235631229670461">
            <text:p>2.4%</text:p>
          </table:table-cell>
          <table:table-cell table:style-name="ce17" table:formula="of:=SUM([.O114:.P114])/[.F114]" office:value-type="percentage" office:value="0.976436877032954">
            <text:p>98%</text:p>
          </table:table-cell>
          <table:table-cell table:style-name="ce22" table:formula="of:=SUM([.M102:.M127])/SUM([.N102:.N127])" office:value-type="float" office:value="366.111111111111">
            <text:p>366.1</text:p>
          </table:table-cell>
          <table:table-cell table:style-name="ce22" table:formula="of:=[.O114]/[.P114]" office:value-type="float" office:value="17.1406044683564">
            <text:p>17.1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7]" office:value-type="float" office:value="154074.383695275">
            <text:p>154,074</text:p>
          </table:table-cell>
          <table:table-cell table:style-name="ce7" table:formula="of:=[$'prisoners yearly estimates'.C77]" office:value-type="float" office:value="8988.85357162951">
            <text:p>8,989</text:p>
          </table:table-cell>
          <table:table-cell table:style-name="ce7" table:formula="of:=[$'prisoners yearly estimates'.D77]" office:value-type="float" office:value="163063.237266904">
            <text:p>163,063</text:p>
          </table:table-cell>
          <table:table-cell table:number-columns-repeated="1007"/>
        </table:table-row>
        <table:table-row table:style-name="ro1">
          <table:table-cell table:style-name="ce4" office:value-type="float" office:value="1922">
            <text:p>1922</text:p>
          </table:table-cell>
          <table:table-cell office:value-type="string">
            <text:p>post World War I</text:p>
          </table:table-cell>
          <table:table-cell table:style-name="ce7" office:value-type="float" office:value="110049">
            <text:p>110,049</text:p>
          </table:table-cell>
          <table:table-cell table:style-name="ce11" table:formula="of:=[.G115]/[.H115]" office:value-type="float" office:value="17.763362234952">
            <text:p>17.8</text:p>
          </table:table-cell>
          <table:table-cell table:style-name="ce7" table:formula="of:=[.F115]*100/[.C115]" office:value-type="float" office:value="153.95423399122">
            <text:p>154</text:p>
          </table:table-cell>
          <table:table-cell table:style-name="ce7" table:formula="of:=[.G115]+[.H115]" office:value-type="float" office:value="169425.094964998">
            <text:p>169,425</text:p>
          </table:table-cell>
          <table:table-cell table:style-name="ce7" table:formula="of:=SUM(OFFSET([.M115];-[.C$4]+1;0;[.C$4];1))+[.O115]" office:value-type="float" office:value="160395.524846195">
            <text:p>160,396</text:p>
          </table:table-cell>
          <table:table-cell table:style-name="ce7" table:formula="of:=SUM(OFFSET([.N115];-[.D$4]+1;0;[.D$4];1))+[.P115]" office:value-type="float" office:value="9029.57011880293">
            <text:p>9,030</text:p>
          </table:table-cell>
          <table:table-cell table:style-name="ce18" table:formula="of:=(SUM(OFFSET([.M115];-[.C$4]+1;0;[.C$4];1))+SUM(OFFSET([.N115];-[.D$4]+1;0;[.D$4];1)))/[.F115]" office:value-type="percentage" office:value="0.0234794025101289">
            <text:p>2.3%</text:p>
          </table:table-cell>
          <table:table-cell table:style-name="ce17" table:formula="of:=SUM([.O115:.P115])/[.F115]" office:value-type="percentage" office:value="0.976520597489871">
            <text:p>98%</text:p>
          </table:table-cell>
          <table:table-cell table:style-name="ce22" table:formula="of:=SUM([.M103:.M128])/SUM([.N103:.N128])" office:value-type="float" office:value="304.545454545455">
            <text:p>304.5</text:p>
          </table:table-cell>
          <table:table-cell table:style-name="ce22" table:formula="of:=[.O115]/[.P115]" office:value-type="float" office:value="17.3573711809271">
            <text:p>17.4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78]" office:value-type="float" office:value="156434.524846195">
            <text:p>156,435</text:p>
          </table:table-cell>
          <table:table-cell table:style-name="ce7" table:formula="of:=[$'prisoners yearly estimates'.C78]" office:value-type="float" office:value="9012.57011880293">
            <text:p>9,013</text:p>
          </table:table-cell>
          <table:table-cell table:style-name="ce7" table:formula="of:=[$'prisoners yearly estimates'.D78]" office:value-type="float" office:value="165447.094964998">
            <text:p>165,447</text:p>
          </table:table-cell>
          <table:table-cell table:number-columns-repeated="1007"/>
        </table:table-row>
        <table:table-row table:style-name="ro1">
          <table:table-cell table:style-name="ce4" office:value-type="float" office:value="1923">
            <text:p>1923</text:p>
          </table:table-cell>
          <table:table-cell office:value-type="string">
            <text:p>post World War I</text:p>
          </table:table-cell>
          <table:table-cell table:style-name="ce7" office:value-type="float" office:value="111947">
            <text:p>111,947</text:p>
          </table:table-cell>
          <table:table-cell table:style-name="ce11" table:formula="of:=[.G116]/[.H116]" office:value-type="float" office:value="18.1224358517704">
            <text:p>18.1</text:p>
          </table:table-cell>
          <table:table-cell table:style-name="ce7" table:formula="of:=[.F116]*100/[.C116]" office:value-type="float" office:value="156.713111266053">
            <text:p>157</text:p>
          </table:table-cell>
          <table:table-cell table:style-name="ce7" table:formula="of:=[.G116]+[.H116]" office:value-type="float" office:value="175435.626669009">
            <text:p>175,436</text:p>
          </table:table-cell>
          <table:table-cell table:style-name="ce7" table:formula="of:=SUM(OFFSET([.M116];-[.C$4]+1;0;[.C$4];1))+[.O116]" office:value-type="float" office:value="166261.291974992">
            <text:p>166,261</text:p>
          </table:table-cell>
          <table:table-cell table:style-name="ce7" table:formula="of:=SUM(OFFSET([.N116];-[.D$4]+1;0;[.D$4];1))+[.P116]" office:value-type="float" office:value="9174.33469401683">
            <text:p>9,174</text:p>
          </table:table-cell>
          <table:table-cell table:style-name="ce18" table:formula="of:=(SUM(OFFSET([.M116];-[.C$4]+1;0;[.C$4];1))+SUM(OFFSET([.N116];-[.D$4]+1;0;[.D$4];1)))/[.F116]" office:value-type="percentage" office:value="0.0230283898242755">
            <text:p>2.3%</text:p>
          </table:table-cell>
          <table:table-cell table:style-name="ce17" table:formula="of:=SUM([.O116:.P116])/[.F116]" office:value-type="percentage" office:value="0.976971610175725">
            <text:p>98%</text:p>
          </table:table-cell>
          <table:table-cell table:style-name="ce22" table:formula="of:=SUM([.M104:.M129])/SUM([.N104:.N129])" office:value-type="float" office:value="284.75">
            <text:p>284.8</text:p>
          </table:table-cell>
          <table:table-cell table:style-name="ce22" table:formula="of:=[.O116]/[.P116]" office:value-type="float" office:value="17.7188031452156">
            <text:p>17.7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79]" office:value-type="float" office:value="162239.291974992">
            <text:p>162,239</text:p>
          </table:table-cell>
          <table:table-cell table:style-name="ce7" table:formula="of:=[$'prisoners yearly estimates'.C79]" office:value-type="float" office:value="9156.33469401683">
            <text:p>9,156</text:p>
          </table:table-cell>
          <table:table-cell table:style-name="ce7" table:formula="of:=[$'prisoners yearly estimates'.D79]" office:value-type="float" office:value="171395.626669009">
            <text:p>171,396</text:p>
          </table:table-cell>
          <table:table-cell table:number-columns-repeated="1007"/>
        </table:table-row>
        <table:table-row table:style-name="ro1">
          <table:table-cell table:style-name="ce4" office:value-type="float" office:value="1924">
            <text:p>1924</text:p>
          </table:table-cell>
          <table:table-cell office:value-type="string">
            <text:p>interwar period</text:p>
          </table:table-cell>
          <table:table-cell table:style-name="ce7" office:value-type="float" office:value="114109">
            <text:p>114,109</text:p>
          </table:table-cell>
          <table:table-cell table:style-name="ce11" table:formula="of:=[.G117]/[.H117]" office:value-type="float" office:value="18.4892367254001">
            <text:p>18.5</text:p>
          </table:table-cell>
          <table:table-cell table:style-name="ce7" table:formula="of:=[.F117]*100/[.C117]" office:value-type="float" office:value="159.170483770984">
            <text:p>159</text:p>
          </table:table-cell>
          <table:table-cell table:style-name="ce7" table:formula="of:=[.G117]+[.H117]" office:value-type="float" office:value="181627.847326232">
            <text:p>181,628</text:p>
          </table:table-cell>
          <table:table-cell table:style-name="ce7" table:formula="of:=SUM(OFFSET([.M117];-[.C$4]+1;0;[.C$4];1))+[.O117]" office:value-type="float" office:value="172308.4547874">
            <text:p>172,308</text:p>
          </table:table-cell>
          <table:table-cell table:style-name="ce7" table:formula="of:=SUM(OFFSET([.N117];-[.D$4]+1;0;[.D$4];1))+[.P117]" office:value-type="float" office:value="9319.39253883241">
            <text:p>9,319</text:p>
          </table:table-cell>
          <table:table-cell table:style-name="ce18" table:formula="of:=(SUM(OFFSET([.M117];-[.C$4]+1;0;[.C$4];1))+SUM(OFFSET([.N117];-[.D$4]+1;0;[.D$4];1)))/[.F117]" office:value-type="percentage" office:value="0.022386435009037">
            <text:p>2.2%</text:p>
          </table:table-cell>
          <table:table-cell table:style-name="ce17" table:formula="of:=SUM([.O117:.P117])/[.F117]" office:value-type="percentage" office:value="0.977613564990963">
            <text:p>98%</text:p>
          </table:table-cell>
          <table:table-cell table:style-name="ce22" table:formula="of:=SUM([.M105:.M130])/SUM([.N105:.N130])" office:value-type="float" office:value="266.153846153846">
            <text:p>266.2</text:p>
          </table:table-cell>
          <table:table-cell table:style-name="ce22" table:formula="of:=[.O117]/[.P117]" office:value-type="float" office:value="18.0877611953063">
            <text:p>18.1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0]" office:value-type="float" office:value="168259.4547874">
            <text:p>168,259</text:p>
          </table:table-cell>
          <table:table-cell table:style-name="ce7" table:formula="of:=[$'prisoners yearly estimates'.C80]" office:value-type="float" office:value="9302.39253883241">
            <text:p>9,302</text:p>
          </table:table-cell>
          <table:table-cell table:style-name="ce7" table:formula="of:=[$'prisoners yearly estimates'.D80]" office:value-type="float" office:value="177561.847326232">
            <text:p>177,562</text:p>
          </table:table-cell>
          <table:table-cell table:number-columns-repeated="1007"/>
        </table:table-row>
        <table:table-row table:style-name="ro1">
          <table:table-cell table:style-name="ce4" office:value-type="float" office:value="1925">
            <text:p>1925</text:p>
          </table:table-cell>
          <table:table-cell office:value-type="string">
            <text:p>interwar period</text:p>
          </table:table-cell>
          <table:table-cell table:style-name="ce7" office:value-type="float" office:value="115829">
            <text:p>115,829</text:p>
          </table:table-cell>
          <table:table-cell table:style-name="ce11" table:formula="of:=[.G118]/[.H118]" office:value-type="float" office:value="18.8643869911946">
            <text:p>18.9</text:p>
          </table:table-cell>
          <table:table-cell table:style-name="ce7" table:formula="of:=[.F118]*100/[.C118]" office:value-type="float" office:value="162.352939366101">
            <text:p>162</text:p>
          </table:table-cell>
          <table:table-cell table:style-name="ce7" table:formula="of:=[.G118]+[.H118]" office:value-type="float" office:value="188051.786138361">
            <text:p>188,052</text:p>
          </table:table-cell>
          <table:table-cell table:style-name="ce7" table:formula="of:=SUM(OFFSET([.M118];-[.C$4]+1;0;[.C$4];1))+[.O118]" office:value-type="float" office:value="178585.005903878">
            <text:p>178,585</text:p>
          </table:table-cell>
          <table:table-cell table:style-name="ce7" table:formula="of:=SUM(OFFSET([.N118];-[.D$4]+1;0;[.D$4];1))+[.P118]" office:value-type="float" office:value="9466.78023448296">
            <text:p>9,467</text:p>
          </table:table-cell>
          <table:table-cell table:style-name="ce18" table:formula="of:=(SUM(OFFSET([.M118];-[.C$4]+1;0;[.C$4];1))+SUM(OFFSET([.N118];-[.D$4]+1;0;[.D$4];1)))/[.F118]" office:value-type="percentage" office:value="0.0217918695916286">
            <text:p>2.2%</text:p>
          </table:table-cell>
          <table:table-cell table:style-name="ce17" table:formula="of:=SUM([.O118:.P118])/[.F118]" office:value-type="percentage" office:value="0.978208130408371">
            <text:p>98%</text:p>
          </table:table-cell>
          <table:table-cell table:style-name="ce22" table:formula="of:=SUM([.M106:.M131])/SUM([.N106:.N131])" office:value-type="float" office:value="249">
            <text:p>249.0</text:p>
          </table:table-cell>
          <table:table-cell table:style-name="ce22" table:formula="of:=[.O118]/[.P118]" office:value-type="float" office:value="18.4644020466343">
            <text:p>18.5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1]" office:value-type="float" office:value="174503.005903878">
            <text:p>174,503</text:p>
          </table:table-cell>
          <table:table-cell table:style-name="ce7" table:formula="of:=[$'prisoners yearly estimates'.C81]" office:value-type="float" office:value="9450.78023448296">
            <text:p>9,451</text:p>
          </table:table-cell>
          <table:table-cell table:style-name="ce7" table:formula="of:=[$'prisoners yearly estimates'.D81]" office:value-type="float" office:value="183953.786138361">
            <text:p>183,954</text:p>
          </table:table-cell>
          <table:table-cell table:number-columns-repeated="1007"/>
        </table:table-row>
        <table:table-row table:style-name="ro1">
          <table:table-cell table:style-name="ce4" office:value-type="float" office:value="1926">
            <text:p>1926</text:p>
          </table:table-cell>
          <table:table-cell office:value-type="string">
            <text:p>interwar period</text:p>
          </table:table-cell>
          <table:table-cell table:style-name="ce7" office:value-type="float" office:value="117397">
            <text:p>117,397</text:p>
          </table:table-cell>
          <table:table-cell table:style-name="ce11" table:formula="of:=[.G119]/[.H119]" office:value-type="float" office:value="19.2495774797517">
            <text:p>19.2</text:p>
          </table:table-cell>
          <table:table-cell table:style-name="ce7" table:formula="of:=[.F119]*100/[.C119]" office:value-type="float" office:value="165.873718638715">
            <text:p>166</text:p>
          </table:table-cell>
          <table:table-cell table:style-name="ce7" table:formula="of:=[.G119]+[.H119]" office:value-type="float" office:value="194730.769470292">
            <text:p>194,731</text:p>
          </table:table-cell>
          <table:table-cell table:style-name="ce7" table:formula="of:=SUM(OFFSET([.M119];-[.C$4]+1;0;[.C$4];1))+[.O119]" office:value-type="float" office:value="185114.234524562">
            <text:p>185,114</text:p>
          </table:table-cell>
          <table:table-cell table:style-name="ce7" table:formula="of:=SUM(OFFSET([.N119];-[.D$4]+1;0;[.D$4];1))+[.P119]" office:value-type="float" office:value="9616.53494572962">
            <text:p>9,617</text:p>
          </table:table-cell>
          <table:table-cell table:style-name="ce18" table:formula="of:=(SUM(OFFSET([.M119];-[.C$4]+1;0;[.C$4];1))+SUM(OFFSET([.N119];-[.D$4]+1;0;[.D$4];1)))/[.F119]" office:value-type="percentage" office:value="0.0213166106788957">
            <text:p>2.1%</text:p>
          </table:table-cell>
          <table:table-cell table:style-name="ce17" table:formula="of:=SUM([.O119:.P119])/[.F119]" office:value-type="percentage" office:value="0.978683389321104">
            <text:p>98%</text:p>
          </table:table-cell>
          <table:table-cell table:style-name="ce22" table:formula="of:=SUM([.M107:.M132])/SUM([.N107:.N132])" office:value-type="float" office:value="251.071428571429">
            <text:p>251.1</text:p>
          </table:table-cell>
          <table:table-cell table:style-name="ce22" table:formula="of:=[.O119]/[.P119]" office:value-type="float" office:value="18.8488856779149">
            <text:p>18.8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2]" office:value-type="float" office:value="180978.234524562">
            <text:p>180,978</text:p>
          </table:table-cell>
          <table:table-cell table:style-name="ce7" table:formula="of:=[$'prisoners yearly estimates'.C82]" office:value-type="float" office:value="9601.53494572962">
            <text:p>9,602</text:p>
          </table:table-cell>
          <table:table-cell table:style-name="ce7" table:formula="of:=[$'prisoners yearly estimates'.D82]" office:value-type="float" office:value="190579.769470292">
            <text:p>190,580</text:p>
          </table:table-cell>
          <table:table-cell table:number-columns-repeated="1007"/>
        </table:table-row>
        <table:table-row table:style-name="ro1">
          <table:table-cell table:style-name="ce4" office:value-type="float" office:value="1927">
            <text:p>1927</text:p>
          </table:table-cell>
          <table:table-cell office:value-type="string">
            <text:p>interwar period</text:p>
          </table:table-cell>
          <table:table-cell table:style-name="ce7" office:value-type="float" office:value="119035">
            <text:p>119,035</text:p>
          </table:table-cell>
          <table:table-cell table:style-name="ce11" table:formula="of:=[.G120]/[.H120]" office:value-type="float" office:value="19.6452073735064">
            <text:p>19.6</text:p>
          </table:table-cell>
          <table:table-cell table:style-name="ce7" table:formula="of:=[.F120]*100/[.C120]" office:value-type="float" office:value="169.391718288335">
            <text:p>169</text:p>
          </table:table-cell>
          <table:table-cell table:style-name="ce7" table:formula="of:=[.G120]+[.H120]" office:value-type="float" office:value="201635.43186452">
            <text:p>201,635</text:p>
          </table:table-cell>
          <table:table-cell table:style-name="ce7" table:formula="of:=SUM(OFFSET([.M120];-[.C$4]+1;0;[.C$4];1))+[.O120]" office:value-type="float" office:value="191868.73743435">
            <text:p>191,869</text:p>
          </table:table-cell>
          <table:table-cell table:style-name="ce7" table:formula="of:=SUM(OFFSET([.N120];-[.D$4]+1;0;[.D$4];1))+[.P120]" office:value-type="float" office:value="9766.69443016951">
            <text:p>9,767</text:p>
          </table:table-cell>
          <table:table-cell table:style-name="ce18" table:formula="of:=(SUM(OFFSET([.M120];-[.C$4]+1;0;[.C$4];1))+SUM(OFFSET([.N120];-[.D$4]+1;0;[.D$4];1)))/[.F120]" office:value-type="percentage" office:value="0.0207651996540631">
            <text:p>2.1%</text:p>
          </table:table-cell>
          <table:table-cell table:style-name="ce17" table:formula="of:=SUM([.O120:.P120])/[.F120]" office:value-type="percentage" office:value="0.979234800345937">
            <text:p>98%</text:p>
          </table:table-cell>
          <table:table-cell table:style-name="ce22" table:formula="of:=SUM([.M108:.M133])/SUM([.N108:.N133])" office:value-type="float" office:value="252.857142857143">
            <text:p>252.9</text:p>
          </table:table-cell>
          <table:table-cell table:style-name="ce22" table:formula="of:=[.O120]/[.P120]" office:value-type="float" office:value="19.2413753990948">
            <text:p>19.2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3]" office:value-type="float" office:value="187693.73743435">
            <text:p>187,694</text:p>
          </table:table-cell>
          <table:table-cell table:style-name="ce7" table:formula="of:=[$'prisoners yearly estimates'.C83]" office:value-type="float" office:value="9754.69443016951">
            <text:p>9,755</text:p>
          </table:table-cell>
          <table:table-cell table:style-name="ce7" table:formula="of:=[$'prisoners yearly estimates'.D83]" office:value-type="float" office:value="197448.43186452">
            <text:p>197,448</text:p>
          </table:table-cell>
          <table:table-cell table:number-columns-repeated="1007"/>
        </table:table-row>
        <table:table-row table:style-name="ro1">
          <table:table-cell table:style-name="ce4" office:value-type="float" office:value="1928">
            <text:p>1928</text:p>
          </table:table-cell>
          <table:table-cell office:value-type="string">
            <text:p>interwar period</text:p>
          </table:table-cell>
          <table:table-cell table:style-name="ce7" office:value-type="float" office:value="120509">
            <text:p>120,509</text:p>
          </table:table-cell>
          <table:table-cell table:style-name="ce11" table:formula="of:=[.G121]/[.H121]" office:value-type="float" office:value="20.0419751052108">
            <text:p>20.0</text:p>
          </table:table-cell>
          <table:table-cell table:style-name="ce7" table:formula="of:=[.F121]*100/[.C121]" office:value-type="float" office:value="173.252393982234">
            <text:p>173</text:p>
          </table:table-cell>
          <table:table-cell table:style-name="ce7" table:formula="of:=[.G121]+[.H121]" office:value-type="float" office:value="208784.727464051">
            <text:p>208,785</text:p>
          </table:table-cell>
          <table:table-cell table:style-name="ce7" table:formula="of:=SUM(OFFSET([.M121];-[.C$4]+1;0;[.C$4];1))+[.O121]" office:value-type="float" office:value="198862.430416358">
            <text:p>198,862</text:p>
          </table:table-cell>
          <table:table-cell table:style-name="ce7" table:formula="of:=SUM(OFFSET([.N121];-[.D$4]+1;0;[.D$4];1))+[.P121]" office:value-type="float" office:value="9922.29704769244">
            <text:p>9,922</text:p>
          </table:table-cell>
          <table:table-cell table:style-name="ce18" table:formula="of:=(SUM(OFFSET([.M121];-[.C$4]+1;0;[.C$4];1))+SUM(OFFSET([.N121];-[.D$4]+1;0;[.D$4];1)))/[.F121]" office:value-type="percentage" office:value="0.0201930478881695">
            <text:p>2.0%</text:p>
          </table:table-cell>
          <table:table-cell table:style-name="ce17" table:formula="of:=SUM([.O121:.P121])/[.F121]" office:value-type="percentage" office:value="0.97980695211183">
            <text:p>98%</text:p>
          </table:table-cell>
          <table:table-cell table:style-name="ce22" table:formula="of:=SUM([.M109:.M134])/SUM([.N109:.N134])" office:value-type="float" office:value="235.4">
            <text:p>235.4</text:p>
          </table:table-cell>
          <table:table-cell table:style-name="ce22" table:formula="of:=[.O121]/[.P121]" office:value-type="float" office:value="19.6420379207184">
            <text:p>19.6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84]" office:value-type="float" office:value="194658.430416358">
            <text:p>194,658</text:p>
          </table:table-cell>
          <table:table-cell table:style-name="ce7" table:formula="of:=[$'prisoners yearly estimates'.C84]" office:value-type="float" office:value="9910.29704769244">
            <text:p>9,910</text:p>
          </table:table-cell>
          <table:table-cell table:style-name="ce7" table:formula="of:=[$'prisoners yearly estimates'.D84]" office:value-type="float" office:value="204568.727464051">
            <text:p>204,569</text:p>
          </table:table-cell>
          <table:table-cell table:number-columns-repeated="1007"/>
        </table:table-row>
        <table:table-row table:style-name="ro1">
          <table:table-cell table:style-name="ce4" office:value-type="float" office:value="1929">
            <text:p>1929</text:p>
          </table:table-cell>
          <table:table-cell office:value-type="string">
            <text:p>interwar period</text:p>
          </table:table-cell>
          <table:table-cell table:style-name="ce7" office:value-type="float" office:value="121767">
            <text:p>121,767</text:p>
          </table:table-cell>
          <table:table-cell table:style-name="ce11" table:formula="of:=[.G122]/[.H122]" office:value-type="float" office:value="20.4483335178877">
            <text:p>20.4</text:p>
          </table:table-cell>
          <table:table-cell table:style-name="ce7" table:formula="of:=[.F122]*100/[.C122]" office:value-type="float" office:value="177.540665253289">
            <text:p>178</text:p>
          </table:table-cell>
          <table:table-cell table:style-name="ce7" table:formula="of:=[.G122]+[.H122]" office:value-type="float" office:value="216185.941858973">
            <text:p>216,186</text:p>
          </table:table-cell>
          <table:table-cell table:style-name="ce7" table:formula="of:=SUM(OFFSET([.M122];-[.C$4]+1;0;[.C$4];1))+[.O122]" office:value-type="float" office:value="206106.560088885">
            <text:p>206,107</text:p>
          </table:table-cell>
          <table:table-cell table:style-name="ce7" table:formula="of:=SUM(OFFSET([.N122];-[.D$4]+1;0;[.D$4];1))+[.P122]" office:value-type="float" office:value="10079.3817700884">
            <text:p>10,079</text:p>
          </table:table-cell>
          <table:table-cell table:style-name="ce18" table:formula="of:=(SUM(OFFSET([.M122];-[.C$4]+1;0;[.C$4];1))+SUM(OFFSET([.N122];-[.D$4]+1;0;[.D$4];1)))/[.F122]" office:value-type="percentage" office:value="0.0195942435644743">
            <text:p>2.0%</text:p>
          </table:table-cell>
          <table:table-cell table:style-name="ce17" table:formula="of:=SUM([.O122:.P122])/[.F122]" office:value-type="percentage" office:value="0.980405756435526">
            <text:p>98%</text:p>
          </table:table-cell>
          <table:table-cell table:style-name="ce22" table:formula="of:=SUM([.M110:.M135])/SUM([.N110:.N135])" office:value-type="float" office:value="223.1875">
            <text:p>223.2</text:p>
          </table:table-cell>
          <table:table-cell table:style-name="ce22" table:formula="of:=[.O122]/[.P122]" office:value-type="float" office:value="20.0510434247382">
            <text:p>20.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85]" office:value-type="float" office:value="201881.560088885">
            <text:p>201,882</text:p>
          </table:table-cell>
          <table:table-cell table:style-name="ce7" table:formula="of:=[$'prisoners yearly estimates'.C85]" office:value-type="float" office:value="10068.3817700884">
            <text:p>10,068</text:p>
          </table:table-cell>
          <table:table-cell table:style-name="ce7" table:formula="of:=[$'prisoners yearly estimates'.D85]" office:value-type="float" office:value="211949.941858973">
            <text:p>211,950</text:p>
          </table:table-cell>
          <table:table-cell table:number-columns-repeated="1007"/>
        </table:table-row>
        <table:table-row table:style-name="ro1">
          <table:table-cell table:style-name="ce4" office:value-type="float" office:value="1930">
            <text:p>1930</text:p>
          </table:table-cell>
          <table:table-cell office:value-type="string">
            <text:p>interwar period</text:p>
          </table:table-cell>
          <table:table-cell table:style-name="ce7" office:value-type="float" office:value="123077">
            <text:p>123,077</text:p>
          </table:table-cell>
          <table:table-cell table:style-name="ce11" table:formula="of:=[.G123]/[.H123]" office:value-type="float" office:value="20.857711181086">
            <text:p>20.9</text:p>
          </table:table-cell>
          <table:table-cell table:style-name="ce7" table:formula="of:=[.F123]*100/[.C123]" office:value-type="float" office:value="181.855833642694">
            <text:p>182</text:p>
          </table:table-cell>
          <table:table-cell table:style-name="ce7" table:formula="of:=[.G123]+[.H123]" office:value-type="float" office:value="223822.704372419">
            <text:p>223,823</text:p>
          </table:table-cell>
          <table:table-cell table:style-name="ce7" table:formula="of:=SUM(OFFSET([.M123];-[.C$4]+1;0;[.C$4];1))+[.O123]" office:value-type="float" office:value="213582.716181611">
            <text:p>213,583</text:p>
          </table:table-cell>
          <table:table-cell table:style-name="ce7" table:formula="of:=SUM(OFFSET([.N123];-[.D$4]+1;0;[.D$4];1))+[.P123]" office:value-type="float" office:value="10239.9881908083">
            <text:p>10,240</text:p>
          </table:table-cell>
          <table:table-cell table:style-name="ce18" table:formula="of:=(SUM(OFFSET([.M123];-[.C$4]+1;0;[.C$4];1))+SUM(OFFSET([.N123];-[.D$4]+1;0;[.D$4];1)))/[.F123]" office:value-type="percentage" office:value="0.0188586766111836">
            <text:p>1.9%</text:p>
          </table:table-cell>
          <table:table-cell table:style-name="ce17" table:formula="of:=SUM([.O123:.P123])/[.F123]" office:value-type="percentage" office:value="0.981141323388816">
            <text:p>98%</text:p>
          </table:table-cell>
          <table:table-cell table:style-name="ce22" table:formula="of:=SUM([.M111:.M136])/SUM([.N111:.N136])" office:value-type="float" office:value="201.388888888889">
            <text:p>201.4</text:p>
          </table:table-cell>
          <table:table-cell table:style-name="ce22" table:formula="of:=[.O123]/[.P123]" office:value-type="float" office:value="20.4685656367999">
            <text:p>20.5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86]" office:value-type="float" office:value="209372.716181611">
            <text:p>209,373</text:p>
          </table:table-cell>
          <table:table-cell table:style-name="ce7" table:formula="of:=[$'prisoners yearly estimates'.C86]" office:value-type="float" office:value="10228.9881908083">
            <text:p>10,229</text:p>
          </table:table-cell>
          <table:table-cell table:style-name="ce7" table:formula="of:=[$'prisoners yearly estimates'.D86]" office:value-type="float" office:value="219601.704372419">
            <text:p>219,602</text:p>
          </table:table-cell>
          <table:table-cell table:number-columns-repeated="1007"/>
        </table:table-row>
        <table:table-row table:style-name="ro1">
          <table:table-cell table:style-name="ce4" office:value-type="float" office:value="1931">
            <text:p>1931</text:p>
          </table:table-cell>
          <table:table-cell office:value-type="string">
            <text:p>interwar period</text:p>
          </table:table-cell>
          <table:table-cell table:style-name="ce7" office:value-type="float" office:value="124040">
            <text:p>124,040</text:p>
          </table:table-cell>
          <table:table-cell table:style-name="ce11" table:formula="of:=[.G124]/[.H124]" office:value-type="float" office:value="21.2771276938668">
            <text:p>21.3</text:p>
          </table:table-cell>
          <table:table-cell table:style-name="ce7" table:formula="of:=[.F124]*100/[.C124]" office:value-type="float" office:value="186.872783619966">
            <text:p>187</text:p>
          </table:table-cell>
          <table:table-cell table:style-name="ce7" table:formula="of:=[.G124]+[.H124]" office:value-type="float" office:value="231797.000802206">
            <text:p>231,797</text:p>
          </table:table-cell>
          <table:table-cell table:style-name="ce7" table:formula="of:=SUM(OFFSET([.M124];-[.C$4]+1;0;[.C$4];1))+[.O124]" office:value-type="float" office:value="221391.844267325">
            <text:p>221,392</text:p>
          </table:table-cell>
          <table:table-cell table:style-name="ce7" table:formula="of:=SUM(OFFSET([.N124];-[.D$4]+1;0;[.D$4];1))+[.P124]" office:value-type="float" office:value="10405.1565348805">
            <text:p>10,405</text:p>
          </table:table-cell>
          <table:table-cell table:style-name="ce18" table:formula="of:=(SUM(OFFSET([.M124];-[.C$4]+1;0;[.C$4];1))+SUM(OFFSET([.N124];-[.D$4]+1;0;[.D$4];1)))/[.F124]" office:value-type="percentage" office:value="0.0183910921420319">
            <text:p>1.8%</text:p>
          </table:table-cell>
          <table:table-cell table:style-name="ce17" table:formula="of:=SUM([.O124:.P124])/[.F124]" office:value-type="percentage" office:value="0.981608907857968">
            <text:p>98%</text:p>
          </table:table-cell>
          <table:table-cell table:style-name="ce22" table:formula="of:=SUM([.M112:.M137])/SUM([.N112:.N137])" office:value-type="float" office:value="173.904761904762">
            <text:p>173.9</text:p>
          </table:table-cell>
          <table:table-cell table:style-name="ce22" table:formula="of:=[.O124]/[.P124]" office:value-type="float" office:value="20.8947819000325">
            <text:p>20.9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87]" office:value-type="float" office:value="217141.844267325">
            <text:p>217,142</text:p>
          </table:table-cell>
          <table:table-cell table:style-name="ce7" table:formula="of:=[$'prisoners yearly estimates'.C87]" office:value-type="float" office:value="10392.1565348805">
            <text:p>10,392</text:p>
          </table:table-cell>
          <table:table-cell table:style-name="ce7" table:formula="of:=[$'prisoners yearly estimates'.D87]" office:value-type="float" office:value="227534.000802206">
            <text:p>227,534</text:p>
          </table:table-cell>
          <table:table-cell table:number-columns-repeated="1007"/>
        </table:table-row>
        <table:table-row table:style-name="ro1">
          <table:table-cell table:style-name="ce4" office:value-type="float" office:value="1932">
            <text:p>1932</text:p>
          </table:table-cell>
          <table:table-cell office:value-type="string">
            <text:p>pre World War II</text:p>
          </table:table-cell>
          <table:table-cell table:style-name="ce7" office:value-type="float" office:value="124840">
            <text:p>124,840</text:p>
          </table:table-cell>
          <table:table-cell table:style-name="ce11" table:formula="of:=[.G125]/[.H125]" office:value-type="float" office:value="21.7123774308776">
            <text:p>21.7</text:p>
          </table:table-cell>
          <table:table-cell table:style-name="ce7" table:formula="of:=[.F125]*100/[.C125]" office:value-type="float" office:value="192.300694196629">
            <text:p>192</text:p>
          </table:table-cell>
          <table:table-cell table:style-name="ce7" table:formula="of:=[.G125]+[.H125]" office:value-type="float" office:value="240068.186635071">
            <text:p>240,068</text:p>
          </table:table-cell>
          <table:table-cell table:style-name="ce7" table:formula="of:=SUM(OFFSET([.M125];-[.C$4]+1;0;[.C$4];1))+[.O125]" office:value-type="float" office:value="229498.258966086">
            <text:p>229,498</text:p>
          </table:table-cell>
          <table:table-cell table:style-name="ce7" table:formula="of:=SUM(OFFSET([.N125];-[.D$4]+1;0;[.D$4];1))+[.P125]" office:value-type="float" office:value="10569.9276689853">
            <text:p>10,570</text:p>
          </table:table-cell>
          <table:table-cell table:style-name="ce18" table:formula="of:=(SUM(OFFSET([.M125];-[.C$4]+1;0;[.C$4];1))+SUM(OFFSET([.N125];-[.D$4]+1;0;[.D$4];1)))/[.F125]" office:value-type="percentage" office:value="0.0179573981060355">
            <text:p>1.8%</text:p>
          </table:table-cell>
          <table:table-cell table:style-name="ce17" table:formula="of:=SUM([.O125:.P125])/[.F125]" office:value-type="percentage" office:value="0.982042601893964">
            <text:p>98%</text:p>
          </table:table-cell>
          <table:table-cell table:style-name="ce22" table:formula="of:=SUM([.M113:.M138])/SUM([.N113:.N138])" office:value-type="float" office:value="168.772727272727">
            <text:p>168.8</text:p>
          </table:table-cell>
          <table:table-cell table:style-name="ce22" table:formula="of:=[.O125]/[.P125]" office:value-type="float" office:value="21.3298732503751">
            <text:p>21.3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8]" office:value-type="float" office:value="225199.258966086">
            <text:p>225,199</text:p>
          </table:table-cell>
          <table:table-cell table:style-name="ce7" table:formula="of:=[$'prisoners yearly estimates'.C88]" office:value-type="float" office:value="10557.9276689853">
            <text:p>10,558</text:p>
          </table:table-cell>
          <table:table-cell table:style-name="ce7" table:formula="of:=[$'prisoners yearly estimates'.D88]" office:value-type="float" office:value="235757.186635071">
            <text:p>235,757</text:p>
          </table:table-cell>
          <table:table-cell table:number-columns-repeated="1007"/>
        </table:table-row>
        <table:table-row table:style-name="ro1">
          <table:table-cell table:style-name="ce4" office:value-type="float" office:value="1933">
            <text:p>1933</text:p>
          </table:table-cell>
          <table:table-cell office:value-type="string">
            <text:p>pre World War II</text:p>
          </table:table-cell>
          <table:table-cell table:style-name="ce7" office:value-type="float" office:value="125579">
            <text:p>125,579</text:p>
          </table:table-cell>
          <table:table-cell table:style-name="ce11" table:formula="of:=[.G126]/[.H126]" office:value-type="float" office:value="22.1543313988301">
            <text:p>22.2</text:p>
          </table:table-cell>
          <table:table-cell table:style-name="ce7" table:formula="of:=[.F126]*100/[.C126]" office:value-type="float" office:value="197.975776802674">
            <text:p>198</text:p>
          </table:table-cell>
          <table:table-cell table:style-name="ce7" table:formula="of:=[.G126]+[.H126]" office:value-type="float" office:value="248616.000751031">
            <text:p>248,616</text:p>
          </table:table-cell>
          <table:table-cell table:style-name="ce7" table:formula="of:=SUM(OFFSET([.M126];-[.C$4]+1;0;[.C$4];1))+[.O126]" office:value-type="float" office:value="237878.65763934">
            <text:p>237,879</text:p>
          </table:table-cell>
          <table:table-cell table:style-name="ce7" table:formula="of:=SUM(OFFSET([.N126];-[.D$4]+1;0;[.D$4];1))+[.P126]" office:value-type="float" office:value="10737.3431116906">
            <text:p>10,737</text:p>
          </table:table-cell>
          <table:table-cell table:style-name="ce18" table:formula="of:=(SUM(OFFSET([.M126];-[.C$4]+1;0;[.C$4];1))+SUM(OFFSET([.N126];-[.D$4]+1;0;[.D$4];1)))/[.F126]" office:value-type="percentage" office:value="0.0174325063025214">
            <text:p>1.7%</text:p>
          </table:table-cell>
          <table:table-cell table:style-name="ce17" table:formula="of:=SUM([.O126:.P126])/[.F126]" office:value-type="percentage" office:value="0.982567493697479">
            <text:p>98%</text:p>
          </table:table-cell>
          <table:table-cell table:style-name="ce22" table:formula="of:=SUM([.M114:.M139])/SUM([.N114:.N139])" office:value-type="float" office:value="155.75">
            <text:p>155.8</text:p>
          </table:table-cell>
          <table:table-cell table:style-name="ce22" table:formula="of:=[.O126]/[.P126]" office:value-type="float" office:value="21.7740244934723">
            <text:p>21.8</text:p>
          </table:table-cell>
          <table:table-cell table:style-name="ce7" office:value-type="float" office:value="161">
            <text:p>16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89]" office:value-type="float" office:value="233555.65763934">
            <text:p>233,556</text:p>
          </table:table-cell>
          <table:table-cell table:style-name="ce7" table:formula="of:=[$'prisoners yearly estimates'.C89]" office:value-type="float" office:value="10726.3431116906">
            <text:p>10,726</text:p>
          </table:table-cell>
          <table:table-cell table:style-name="ce7" table:formula="of:=[$'prisoners yearly estimates'.D89]" office:value-type="float" office:value="244282.00075103">
            <text:p>244,282</text:p>
          </table:table-cell>
          <table:table-cell table:number-columns-repeated="1007"/>
        </table:table-row>
        <table:table-row table:style-name="ro1">
          <table:table-cell table:style-name="ce4" office:value-type="float" office:value="1934">
            <text:p>1934</text:p>
          </table:table-cell>
          <table:table-cell office:value-type="string">
            <text:p>pre World War II</text:p>
          </table:table-cell>
          <table:table-cell table:style-name="ce7" office:value-type="float" office:value="126374">
            <text:p>126,374</text:p>
          </table:table-cell>
          <table:table-cell table:style-name="ce11" table:formula="of:=[.G127]/[.H127]" office:value-type="float" office:value="21.7070107462849">
            <text:p>21.7</text:p>
          </table:table-cell>
          <table:table-cell table:style-name="ce7" table:formula="of:=[.F127]*100/[.C127]" office:value-type="float" office:value="201.090066312449">
            <text:p>201</text:p>
          </table:table-cell>
          <table:table-cell table:style-name="ce7" table:formula="of:=[.G127]+[.H127]" office:value-type="float" office:value="254125.560401694">
            <text:p>254,126</text:p>
          </table:table-cell>
          <table:table-cell table:style-name="ce7" table:formula="of:=SUM(OFFSET([.M127];-[.C$4]+1;0;[.C$4];1))+[.O127]" office:value-type="float" office:value="242934.058215821">
            <text:p>242,934</text:p>
          </table:table-cell>
          <table:table-cell table:style-name="ce7" table:formula="of:=SUM(OFFSET([.N127];-[.D$4]+1;0;[.D$4];1))+[.P127]" office:value-type="float" office:value="11191.5021858732">
            <text:p>11,192</text:p>
          </table:table-cell>
          <table:table-cell table:style-name="ce18" table:formula="of:=(SUM(OFFSET([.M127];-[.C$4]+1;0;[.C$4];1))+SUM(OFFSET([.N127];-[.D$4]+1;0;[.D$4];1)))/[.F127]" office:value-type="percentage" office:value="0.0173654314545314">
            <text:p>1.7%</text:p>
          </table:table-cell>
          <table:table-cell table:style-name="ce17" table:formula="of:=SUM([.O127:.P127])/[.F127]" office:value-type="percentage" office:value="0.982634568545469">
            <text:p>98%</text:p>
          </table:table-cell>
          <table:table-cell table:style-name="ce22" table:formula="of:=SUM([.M115:.M140])/SUM([.N115:.N140])" office:value-type="float" office:value="144.346153846154">
            <text:p>144.3</text:p>
          </table:table-cell>
          <table:table-cell table:style-name="ce22" table:formula="of:=[.O127]/[.P127]" office:value-type="float" office:value="21.3346461769142">
            <text:p>21.3</text:p>
          </table:table-cell>
          <table:table-cell table:style-name="ce7" office:value-type="float" office:value="165">
            <text:p>165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90]" office:value-type="float" office:value="238532.058215821">
            <text:p>238,532</text:p>
          </table:table-cell>
          <table:table-cell table:style-name="ce7" table:formula="of:=[$'prisoners yearly estimates'.C90]" office:value-type="float" office:value="11180.5021858732">
            <text:p>11,181</text:p>
          </table:table-cell>
          <table:table-cell table:style-name="ce7" table:formula="of:=[$'prisoners yearly estimates'.D90]" office:value-type="float" office:value="249712.560401694">
            <text:p>249,713</text:p>
          </table:table-cell>
          <table:table-cell table:number-columns-repeated="1007"/>
        </table:table-row>
        <table:table-row table:style-name="ro1">
          <table:table-cell table:style-name="ce4" office:value-type="float" office:value="1935">
            <text:p>1935</text:p>
          </table:table-cell>
          <table:table-cell office:value-type="string">
            <text:p>pre World War II</text:p>
          </table:table-cell>
          <table:table-cell table:style-name="ce7" office:value-type="float" office:value="127250">
            <text:p>127,250</text:p>
          </table:table-cell>
          <table:table-cell table:style-name="ce11" table:formula="of:=[.G128]/[.H128]" office:value-type="float" office:value="21.2631422815337">
            <text:p>21.3</text:p>
          </table:table-cell>
          <table:table-cell table:style-name="ce7" table:formula="of:=[.F128]*100/[.C128]" office:value-type="float" office:value="204.101675598667">
            <text:p>204</text:p>
          </table:table-cell>
          <table:table-cell table:style-name="ce7" table:formula="of:=[.G128]+[.H128]" office:value-type="float" office:value="259719.382199304">
            <text:p>259,719</text:p>
          </table:table-cell>
          <table:table-cell table:style-name="ce7" table:formula="of:=SUM(OFFSET([.M128];-[.C$4]+1;0;[.C$4];1))+[.O128]" office:value-type="float" office:value="248053.491602417">
            <text:p>248,053</text:p>
          </table:table-cell>
          <table:table-cell table:style-name="ce7" table:formula="of:=SUM(OFFSET([.N128];-[.D$4]+1;0;[.D$4];1))+[.P128]" office:value-type="float" office:value="11665.8905968871">
            <text:p>11,666</text:p>
          </table:table-cell>
          <table:table-cell table:style-name="ce18" table:formula="of:=(SUM(OFFSET([.M128];-[.C$4]+1;0;[.C$4];1))+SUM(OFFSET([.N128];-[.D$4]+1;0;[.D$4];1)))/[.F128]" office:value-type="percentage" office:value="0.0171377275053904">
            <text:p>1.7%</text:p>
          </table:table-cell>
          <table:table-cell table:style-name="ce17" table:formula="of:=SUM([.O128:.P128])/[.F128]" office:value-type="percentage" office:value="0.98286227249461">
            <text:p>98%</text:p>
          </table:table-cell>
          <table:table-cell table:style-name="ce22" table:formula="of:=SUM([.M116:.M141])/SUM([.N116:.N141])" office:value-type="float" office:value="149.08">
            <text:p>149.1</text:p>
          </table:table-cell>
          <table:table-cell table:style-name="ce22" table:formula="of:=[.O128]/[.P128]" office:value-type="float" office:value="20.9041340809814">
            <text:p>20.9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91]" office:value-type="float" office:value="243614.491602417">
            <text:p>243,614</text:p>
          </table:table-cell>
          <table:table-cell table:style-name="ce7" table:formula="of:=[$'prisoners yearly estimates'.C91]" office:value-type="float" office:value="11653.8905968871">
            <text:p>11,654</text:p>
          </table:table-cell>
          <table:table-cell table:style-name="ce7" table:formula="of:=[$'prisoners yearly estimates'.D91]" office:value-type="float" office:value="255268.382199304">
            <text:p>255,268</text:p>
          </table:table-cell>
          <table:table-cell table:number-columns-repeated="1007"/>
        </table:table-row>
        <table:table-row table:style-name="ro1">
          <table:table-cell table:style-name="ce4" office:value-type="float" office:value="1936">
            <text:p>1936</text:p>
          </table:table-cell>
          <table:table-cell office:value-type="string">
            <text:p>pre World War II</text:p>
          </table:table-cell>
          <table:table-cell table:style-name="ce7" office:value-type="float" office:value="128053">
            <text:p>128,053</text:p>
          </table:table-cell>
          <table:table-cell table:style-name="ce11" table:formula="of:=[.G129]/[.H129]" office:value-type="float" office:value="20.8314693185192">
            <text:p>20.8</text:p>
          </table:table-cell>
          <table:table-cell table:style-name="ce7" table:formula="of:=[.F129]*100/[.C129]" office:value-type="float" office:value="207.335665372148">
            <text:p>207</text:p>
          </table:table-cell>
          <table:table-cell table:style-name="ce7" table:formula="of:=[.G129]+[.H129]" office:value-type="float" office:value="265499.539578997">
            <text:p>265,500</text:p>
          </table:table-cell>
          <table:table-cell table:style-name="ce7" table:formula="of:=SUM(OFFSET([.M129];-[.C$4]+1;0;[.C$4];1))+[.O129]" office:value-type="float" office:value="253338.217053913">
            <text:p>253,338</text:p>
          </table:table-cell>
          <table:table-cell table:style-name="ce7" table:formula="of:=SUM(OFFSET([.N129];-[.D$4]+1;0;[.D$4];1))+[.P129]" office:value-type="float" office:value="12161.3225250844">
            <text:p>12,161</text:p>
          </table:table-cell>
          <table:table-cell table:style-name="ce18" table:formula="of:=(SUM(OFFSET([.M129];-[.C$4]+1;0;[.C$4];1))+SUM(OFFSET([.N129];-[.D$4]+1;0;[.D$4];1)))/[.F129]" office:value-type="percentage" office:value="0.017126206724163">
            <text:p>1.7%</text:p>
          </table:table-cell>
          <table:table-cell table:style-name="ce17" table:formula="of:=SUM([.O129:.P129])/[.F129]" office:value-type="percentage" office:value="0.982873793275837">
            <text:p>98%</text:p>
          </table:table-cell>
          <table:table-cell table:style-name="ce22" table:formula="of:=SUM([.M117:.M142])/SUM([.N117:.N142])" office:value-type="float" office:value="149.56">
            <text:p>149.6</text:p>
          </table:table-cell>
          <table:table-cell table:style-name="ce22" table:formula="of:=[.O129]/[.P129]" office:value-type="float" office:value="20.4823092940956">
            <text:p>20.5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92]" office:value-type="float" office:value="248805.217053913">
            <text:p>248,805</text:p>
          </table:table-cell>
          <table:table-cell table:style-name="ce7" table:formula="of:=[$'prisoners yearly estimates'.C92]" office:value-type="float" office:value="12147.3225250844">
            <text:p>12,147</text:p>
          </table:table-cell>
          <table:table-cell table:style-name="ce7" table:formula="of:=[$'prisoners yearly estimates'.D92]" office:value-type="float" office:value="260952.539578997">
            <text:p>260,953</text:p>
          </table:table-cell>
          <table:table-cell table:number-columns-repeated="1007"/>
        </table:table-row>
        <table:table-row table:style-name="ro1">
          <table:table-cell table:style-name="ce4" office:value-type="float" office:value="1937">
            <text:p>1937</text:p>
          </table:table-cell>
          <table:table-cell office:value-type="string">
            <text:p>pre World War II</text:p>
          </table:table-cell>
          <table:table-cell table:style-name="ce7" office:value-type="float" office:value="128825">
            <text:p>128,825</text:p>
          </table:table-cell>
          <table:table-cell table:style-name="ce11" table:formula="of:=[.G130]/[.H130]" office:value-type="float" office:value="20.4093834627145">
            <text:p>20.4</text:p>
          </table:table-cell>
          <table:table-cell table:style-name="ce7" table:formula="of:=[.F130]*100/[.C130]" office:value-type="float" office:value="210.672764282535">
            <text:p>211</text:p>
          </table:table-cell>
          <table:table-cell table:style-name="ce7" table:formula="of:=[.G130]+[.H130]" office:value-type="float" office:value="271399.188586976">
            <text:p>271,399</text:p>
          </table:table-cell>
          <table:table-cell table:style-name="ce7" table:formula="of:=SUM(OFFSET([.M130];-[.C$4]+1;0;[.C$4];1))+[.O130]" office:value-type="float" office:value="258722.541963329">
            <text:p>258,723</text:p>
          </table:table-cell>
          <table:table-cell table:style-name="ce7" table:formula="of:=SUM(OFFSET([.N130];-[.D$4]+1;0;[.D$4];1))+[.P130]" office:value-type="float" office:value="12676.6466236467">
            <text:p>12,677</text:p>
          </table:table-cell>
          <table:table-cell table:style-name="ce18" table:formula="of:=(SUM(OFFSET([.M130];-[.C$4]+1;0;[.C$4];1))+SUM(OFFSET([.N130];-[.D$4]+1;0;[.D$4];1)))/[.F130]" office:value-type="percentage" office:value="0.0170634261071709">
            <text:p>1.7%</text:p>
          </table:table-cell>
          <table:table-cell table:style-name="ce17" table:formula="of:=SUM([.O130:.P130])/[.F130]" office:value-type="percentage" office:value="0.982936573892829">
            <text:p>98%</text:p>
          </table:table-cell>
          <table:table-cell table:style-name="ce22" table:formula="of:=SUM([.M118:.M143])/SUM([.N118:.N143])" office:value-type="float" office:value="147.88">
            <text:p>147.9</text:p>
          </table:table-cell>
          <table:table-cell table:style-name="ce22" table:formula="of:=[.O130]/[.P130]" office:value-type="float" office:value="20.068996514937">
            <text:p>20.1</text:p>
          </table:table-cell>
          <table:table-cell table:style-name="ce7" office:value-type="float" office:value="149">
            <text:p>149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93]" office:value-type="float" office:value="254106.541963329">
            <text:p>254,107</text:p>
          </table:table-cell>
          <table:table-cell table:style-name="ce7" table:formula="of:=[$'prisoners yearly estimates'.C93]" office:value-type="float" office:value="12661.6466236467">
            <text:p>12,662</text:p>
          </table:table-cell>
          <table:table-cell table:style-name="ce7" table:formula="of:=[$'prisoners yearly estimates'.D93]" office:value-type="float" office:value="266768.188586976">
            <text:p>266,768</text:p>
          </table:table-cell>
          <table:table-cell table:number-columns-repeated="1007"/>
        </table:table-row>
        <table:table-row table:style-name="ro1">
          <table:table-cell table:style-name="ce4" office:value-type="float" office:value="1938">
            <text:p>1938</text:p>
          </table:table-cell>
          <table:table-cell office:value-type="string">
            <text:p>pre World War II</text:p>
          </table:table-cell>
          <table:table-cell table:style-name="ce7" office:value-type="float" office:value="129825">
            <text:p>129,825</text:p>
          </table:table-cell>
          <table:table-cell table:style-name="ce11" table:formula="of:=[.G131]/[.H131]" office:value-type="float" office:value="19.9896981022024">
            <text:p>20.0</text:p>
          </table:table-cell>
          <table:table-cell table:style-name="ce7" table:formula="of:=[.F131]*100/[.C131]" office:value-type="float" office:value="213.635717593522">
            <text:p>214</text:p>
          </table:table-cell>
          <table:table-cell table:style-name="ce7" table:formula="of:=[.G131]+[.H131]" office:value-type="float" office:value="277352.57036579">
            <text:p>277,353</text:p>
          </table:table-cell>
          <table:table-cell table:style-name="ce7" table:formula="of:=SUM(OFFSET([.M131];-[.C$4]+1;0;[.C$4];1))+[.O131]" office:value-type="float" office:value="264138.822887608">
            <text:p>264,139</text:p>
          </table:table-cell>
          <table:table-cell table:style-name="ce7" table:formula="of:=SUM(OFFSET([.N131];-[.D$4]+1;0;[.D$4];1))+[.P131]" office:value-type="float" office:value="13213.7474781826">
            <text:p>13,214</text:p>
          </table:table-cell>
          <table:table-cell table:style-name="ce18" table:formula="of:=(SUM(OFFSET([.M131];-[.C$4]+1;0;[.C$4];1))+SUM(OFFSET([.N131];-[.D$4]+1;0;[.D$4];1)))/[.F131]" office:value-type="percentage" office:value="0.0167079756783519">
            <text:p>1.7%</text:p>
          </table:table-cell>
          <table:table-cell table:style-name="ce17" table:formula="of:=SUM([.O131:.P131])/[.F131]" office:value-type="percentage" office:value="0.983292024321648">
            <text:p>98%</text:p>
          </table:table-cell>
          <table:table-cell table:style-name="ce22" table:formula="of:=SUM([.M119:.M144])/SUM([.N119:.N144])" office:value-type="float" office:value="140.5">
            <text:p>140.5</text:p>
          </table:table-cell>
          <table:table-cell table:style-name="ce22" table:formula="of:=[.O131]/[.P131]" office:value-type="float" office:value="19.664023979594">
            <text:p>19.7</text:p>
          </table:table-cell>
          <table:table-cell table:style-name="ce7" office:value-type="float" office:value="186">
            <text:p>186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94]" office:value-type="float" office:value="259520.822887608">
            <text:p>259,521</text:p>
          </table:table-cell>
          <table:table-cell table:style-name="ce7" table:formula="of:=[$'prisoners yearly estimates'.C94]" office:value-type="float" office:value="13197.7474781826">
            <text:p>13,198</text:p>
          </table:table-cell>
          <table:table-cell table:style-name="ce7" table:formula="of:=[$'prisoners yearly estimates'.D94]" office:value-type="float" office:value="272718.57036579">
            <text:p>272,719</text:p>
          </table:table-cell>
          <table:table-cell table:number-columns-repeated="1007"/>
        </table:table-row>
        <table:table-row table:style-name="ro1">
          <table:table-cell table:style-name="ce4" office:value-type="float" office:value="1939">
            <text:p>1939</text:p>
          </table:table-cell>
          <table:table-cell office:value-type="string">
            <text:p>World War II</text:p>
          </table:table-cell>
          <table:table-cell table:style-name="ce7" office:value-type="float" office:value="130880">
            <text:p>130,880</text:p>
          </table:table-cell>
          <table:table-cell table:style-name="ce11" table:formula="of:=[.G132]/[.H132]" office:value-type="float" office:value="19.5813672918803">
            <text:p>19.6</text:p>
          </table:table-cell>
          <table:table-cell table:style-name="ce7" table:formula="of:=[.F132]*100/[.C132]" office:value-type="float" office:value="216.609882123532">
            <text:p>217</text:p>
          </table:table-cell>
          <table:table-cell table:style-name="ce7" table:formula="of:=[.G132]+[.H132]" office:value-type="float" office:value="283499.013723278">
            <text:p>283,499</text:p>
          </table:table-cell>
          <table:table-cell table:style-name="ce7" table:formula="of:=SUM(OFFSET([.M132];-[.C$4]+1;0;[.C$4];1))+[.O132]" office:value-type="float" office:value="269724.466595152">
            <text:p>269,724</text:p>
          </table:table-cell>
          <table:table-cell table:style-name="ce7" table:formula="of:=SUM(OFFSET([.N132];-[.D$4]+1;0;[.D$4];1))+[.P132]" office:value-type="float" office:value="13774.5471281261">
            <text:p>13,775</text:p>
          </table:table-cell>
          <table:table-cell table:style-name="ce18" table:formula="of:=(SUM(OFFSET([.M132];-[.C$4]+1;0;[.C$4];1))+SUM(OFFSET([.N132];-[.D$4]+1;0;[.D$4];1)))/[.F132]" office:value-type="percentage" office:value="0.0165503221276806">
            <text:p>1.7%</text:p>
          </table:table-cell>
          <table:table-cell table:style-name="ce17" table:formula="of:=SUM([.O132:.P132])/[.F132]" office:value-type="percentage" office:value="0.983449677872319">
            <text:p>98%</text:p>
          </table:table-cell>
          <table:table-cell table:style-name="ce22" table:formula="of:=SUM([.M120:.M145])/SUM([.N120:.N145])" office:value-type="float" office:value="138.269230769231">
            <text:p>138.3</text:p>
          </table:table-cell>
          <table:table-cell table:style-name="ce22" table:formula="of:=[.O132]/[.P132]" office:value-type="float" office:value="19.2672233901805">
            <text:p>19.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95]" office:value-type="float" office:value="265050.466595152">
            <text:p>265,050</text:p>
          </table:table-cell>
          <table:table-cell table:style-name="ce7" table:formula="of:=[$'prisoners yearly estimates'.C95]" office:value-type="float" office:value="13756.5471281261">
            <text:p>13,757</text:p>
          </table:table-cell>
          <table:table-cell table:style-name="ce7" table:formula="of:=[$'prisoners yearly estimates'.D95]" office:value-type="float" office:value="278807.013723278">
            <text:p>278,807</text:p>
          </table:table-cell>
          <table:table-cell table:number-columns-repeated="1007"/>
        </table:table-row>
        <table:table-row table:style-name="ro1">
          <table:table-cell table:style-name="ce4" office:value-type="float" office:value="1940">
            <text:p>1940</text:p>
          </table:table-cell>
          <table:table-cell office:value-type="string">
            <text:p>World War II</text:p>
          </table:table-cell>
          <table:table-cell table:style-name="ce7" office:value-type="float" office:value="132457">
            <text:p>132,457</text:p>
          </table:table-cell>
          <table:table-cell table:style-name="ce11" table:formula="of:=[.G133]/[.H133]" office:value-type="float" office:value="19.1836029197399">
            <text:p>19.2</text:p>
          </table:table-cell>
          <table:table-cell table:style-name="ce7" table:formula="of:=[.F133]*100/[.C133]" office:value-type="float" office:value="218.754718730036">
            <text:p>219</text:p>
          </table:table-cell>
          <table:table-cell table:style-name="ce7" table:formula="of:=[.G133]+[.H133]" office:value-type="float" office:value="289755.937788244">
            <text:p>289,756</text:p>
          </table:table-cell>
          <table:table-cell table:style-name="ce7" table:formula="of:=SUM(OFFSET([.M133];-[.C$4]+1;0;[.C$4];1))+[.O133]" office:value-type="float" office:value="275399.931135692">
            <text:p>275,400</text:p>
          </table:table-cell>
          <table:table-cell table:style-name="ce7" table:formula="of:=SUM(OFFSET([.N133];-[.D$4]+1;0;[.D$4];1))+[.P133]" office:value-type="float" office:value="14356.0066525515">
            <text:p>14,356</text:p>
          </table:table-cell>
          <table:table-cell table:style-name="ce18" table:formula="of:=(SUM(OFFSET([.M133];-[.C$4]+1;0;[.C$4];1))+SUM(OFFSET([.N133];-[.D$4]+1;0;[.D$4];1)))/[.F133]" office:value-type="percentage" office:value="0.0162861200913463">
            <text:p>1.6%</text:p>
          </table:table-cell>
          <table:table-cell table:style-name="ce17" table:formula="of:=SUM([.O133:.P133])/[.F133]" office:value-type="percentage" office:value="0.983713879908654">
            <text:p>98%</text:p>
          </table:table-cell>
          <table:table-cell table:style-name="ce22" table:formula="of:=SUM([.M121:.M146])/SUM([.N121:.N146])" office:value-type="float" office:value="121.241379310345">
            <text:p>121.2</text:p>
          </table:table-cell>
          <table:table-cell table:style-name="ce22" table:formula="of:=[.O133]/[.P133]" office:value-type="float" office:value="18.8784298448961">
            <text:p>18.9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96]" office:value-type="float" office:value="270697.931135692">
            <text:p>270,698</text:p>
          </table:table-cell>
          <table:table-cell table:style-name="ce7" table:formula="of:=[$'prisoners yearly estimates'.C96]" office:value-type="float" office:value="14339.0066525515">
            <text:p>14,339</text:p>
          </table:table-cell>
          <table:table-cell table:style-name="ce7" table:formula="of:=[$'prisoners yearly estimates'.D96]" office:value-type="float" office:value="285036.937788244">
            <text:p>285,037</text:p>
          </table:table-cell>
          <table:table-cell table:number-columns-repeated="1007"/>
        </table:table-row>
        <table:table-row table:style-name="ro1">
          <table:table-cell table:style-name="ce4" office:value-type="float" office:value="1941">
            <text:p>1941</text:p>
          </table:table-cell>
          <table:table-cell office:value-type="string">
            <text:p>World War II</text:p>
          </table:table-cell>
          <table:table-cell table:style-name="ce7" office:value-type="float" office:value="133669">
            <text:p>133,669</text:p>
          </table:table-cell>
          <table:table-cell table:style-name="ce11" table:formula="of:=[.G134]/[.H134]" office:value-type="float" office:value="19.2314819350573">
            <text:p>19.2</text:p>
          </table:table-cell>
          <table:table-cell table:style-name="ce7" table:formula="of:=[.F134]*100/[.C134]" office:value-type="float" office:value="215.159960380821">
            <text:p>215</text:p>
          </table:table-cell>
          <table:table-cell table:style-name="ce7" table:formula="of:=[.G134]+[.H134]" office:value-type="float" office:value="287602.16744144">
            <text:p>287,602</text:p>
          </table:table-cell>
          <table:table-cell table:style-name="ce7" table:formula="of:=SUM(OFFSET([.M134];-[.C$4]+1;0;[.C$4];1))+[.O134]" office:value-type="float" office:value="273386.591520475">
            <text:p>273,387</text:p>
          </table:table-cell>
          <table:table-cell table:style-name="ce7" table:formula="of:=SUM(OFFSET([.N134];-[.D$4]+1;0;[.D$4];1))+[.P134]" office:value-type="float" office:value="14215.5759209651">
            <text:p>14,216</text:p>
          </table:table-cell>
          <table:table-cell table:style-name="ce18" table:formula="of:=(SUM(OFFSET([.M134];-[.C$4]+1;0;[.C$4];1))+SUM(OFFSET([.N134];-[.D$4]+1;0;[.D$4];1)))/[.F134]" office:value-type="percentage" office:value="0.0162829092758959">
            <text:p>1.6%</text:p>
          </table:table-cell>
          <table:table-cell table:style-name="ce17" table:formula="of:=SUM([.O134:.P134])/[.F134]" office:value-type="percentage" office:value="0.983717090724104">
            <text:p>98%</text:p>
          </table:table-cell>
          <table:table-cell table:style-name="ce22" table:formula="of:=SUM([.M122:.M147])/SUM([.N122:.N147])" office:value-type="float" office:value="115.166666666667">
            <text:p>115.2</text:p>
          </table:table-cell>
          <table:table-cell table:style-name="ce22" table:formula="of:=[.O134]/[.P134]" office:value-type="float" office:value="18.9258833432508">
            <text:p>18.9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97]" office:value-type="float" office:value="268720.591520475">
            <text:p>268,721</text:p>
          </table:table-cell>
          <table:table-cell table:style-name="ce7" table:formula="of:=[$'prisoners yearly estimates'.C97]" office:value-type="float" office:value="14198.5759209651">
            <text:p>14,199</text:p>
          </table:table-cell>
          <table:table-cell table:style-name="ce7" table:formula="of:=[$'prisoners yearly estimates'.D97]" office:value-type="float" office:value="282919.16744144">
            <text:p>282,919</text:p>
          </table:table-cell>
          <table:table-cell table:number-columns-repeated="1007"/>
        </table:table-row>
        <table:table-row table:style-name="ro1">
          <table:table-cell table:style-name="ce4" office:value-type="float" office:value="1942">
            <text:p>1942</text:p>
          </table:table-cell>
          <table:table-cell office:value-type="string">
            <text:p>World War II</text:p>
          </table:table-cell>
          <table:table-cell table:style-name="ce7" office:value-type="float" office:value="134617">
            <text:p>134,617</text:p>
          </table:table-cell>
          <table:table-cell table:style-name="ce11" table:formula="of:=[.G135]/[.H135]" office:value-type="float" office:value="19.2815898861286">
            <text:p>19.3</text:p>
          </table:table-cell>
          <table:table-cell table:style-name="ce7" table:formula="of:=[.F135]*100/[.C135]" office:value-type="float" office:value="212.078872720916">
            <text:p>212</text:p>
          </table:table-cell>
          <table:table-cell table:style-name="ce7" table:formula="of:=[.G135]+[.H135]" office:value-type="float" office:value="285494.216090716">
            <text:p>285,494</text:p>
          </table:table-cell>
          <table:table-cell table:style-name="ce7" table:formula="of:=SUM(OFFSET([.M135];-[.C$4]+1;0;[.C$4];1))+[.O135]" office:value-type="float" office:value="271417.695576613">
            <text:p>271,418</text:p>
          </table:table-cell>
          <table:table-cell table:style-name="ce7" table:formula="of:=SUM(OFFSET([.N135];-[.D$4]+1;0;[.D$4];1))+[.P135]" office:value-type="float" office:value="14076.5205141031">
            <text:p>14,077</text:p>
          </table:table-cell>
          <table:table-cell table:style-name="ce18" table:formula="of:=(SUM(OFFSET([.M135];-[.C$4]+1;0;[.C$4];1))+SUM(OFFSET([.N135];-[.D$4]+1;0;[.D$4];1)))/[.F135]" office:value-type="percentage" office:value="0.0163821182230672">
            <text:p>1.6%</text:p>
          </table:table-cell>
          <table:table-cell table:style-name="ce17" table:formula="of:=SUM([.O135:.P135])/[.F135]" office:value-type="percentage" office:value="0.983617881776933">
            <text:p>98%</text:p>
          </table:table-cell>
          <table:table-cell table:style-name="ce22" table:formula="of:=SUM([.M123:.M148])/SUM([.N123:.N148])" office:value-type="float" office:value="114.433333333333">
            <text:p>114.4</text:p>
          </table:table-cell>
          <table:table-cell table:style-name="ce22" table:formula="of:=[.O135]/[.P135]" office:value-type="float" office:value="18.9734561224209">
            <text:p>19.0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98]" office:value-type="float" office:value="266757.695576613">
            <text:p>266,758</text:p>
          </table:table-cell>
          <table:table-cell table:style-name="ce7" table:formula="of:=[$'prisoners yearly estimates'.C98]" office:value-type="float" office:value="14059.5205141031">
            <text:p>14,060</text:p>
          </table:table-cell>
          <table:table-cell table:style-name="ce7" table:formula="of:=[$'prisoners yearly estimates'.D98]" office:value-type="float" office:value="280817.216090716">
            <text:p>280,817</text:p>
          </table:table-cell>
          <table:table-cell table:number-columns-repeated="1007"/>
        </table:table-row>
        <table:table-row table:style-name="ro1">
          <table:table-cell table:style-name="ce4" office:value-type="float" office:value="1943">
            <text:p>1943</text:p>
          </table:table-cell>
          <table:table-cell office:value-type="string">
            <text:p>World War II</text:p>
          </table:table-cell>
          <table:table-cell table:style-name="ce7" office:value-type="float" office:value="135107">
            <text:p>135,107</text:p>
          </table:table-cell>
          <table:table-cell table:style-name="ce11" table:formula="of:=[.G136]/[.H136]" office:value-type="float" office:value="19.3328180129249">
            <text:p>19.3</text:p>
          </table:table-cell>
          <table:table-cell table:style-name="ce7" table:formula="of:=[.F136]*100/[.C136]" office:value-type="float" office:value="209.786291429351">
            <text:p>210</text:p>
          </table:table-cell>
          <table:table-cell table:style-name="ce7" table:formula="of:=[.G136]+[.H136]" office:value-type="float" office:value="283435.964761454">
            <text:p>283,436</text:p>
          </table:table-cell>
          <table:table-cell table:style-name="ce7" table:formula="of:=SUM(OFFSET([.M136];-[.C$4]+1;0;[.C$4];1))+[.O136]" office:value-type="float" office:value="269496.137798891">
            <text:p>269,496</text:p>
          </table:table-cell>
          <table:table-cell table:style-name="ce7" table:formula="of:=SUM(OFFSET([.N136];-[.D$4]+1;0;[.D$4];1))+[.P136]" office:value-type="float" office:value="13939.8269625628">
            <text:p>13,940</text:p>
          </table:table-cell>
          <table:table-cell table:style-name="ce18" table:formula="of:=(SUM(OFFSET([.M136];-[.C$4]+1;0;[.C$4];1))+SUM(OFFSET([.N136];-[.D$4]+1;0;[.D$4];1)))/[.F136]" office:value-type="percentage" office:value="0.0165998694059868">
            <text:p>1.7%</text:p>
          </table:table-cell>
          <table:table-cell table:style-name="ce17" table:formula="of:=SUM([.O136:.P136])/[.F136]" office:value-type="percentage" office:value="0.983400130594013">
            <text:p>98%</text:p>
          </table:table-cell>
          <table:table-cell table:style-name="ce22" table:formula="of:=SUM([.M124:.M149])/SUM([.N124:.N149])" office:value-type="float" office:value="119.464285714286">
            <text:p>119.5</text:p>
          </table:table-cell>
          <table:table-cell table:style-name="ce22" table:formula="of:=[.O136]/[.P136]" office:value-type="float" office:value="19.021148482235">
            <text:p>19.0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99]" office:value-type="float" office:value="264809.137798891">
            <text:p>264,809</text:p>
          </table:table-cell>
          <table:table-cell table:style-name="ce7" table:formula="of:=[$'prisoners yearly estimates'.C99]" office:value-type="float" office:value="13921.8269625628">
            <text:p>13,922</text:p>
          </table:table-cell>
          <table:table-cell table:style-name="ce7" table:formula="of:=[$'prisoners yearly estimates'.D99]" office:value-type="float" office:value="278730.964761454">
            <text:p>278,731</text:p>
          </table:table-cell>
          <table:table-cell table:number-columns-repeated="1007"/>
        </table:table-row>
        <table:table-row table:style-name="ro1">
          <table:table-cell table:style-name="ce4" office:value-type="float" office:value="1944">
            <text:p>1944</text:p>
          </table:table-cell>
          <table:table-cell office:value-type="string">
            <text:p>World War II</text:p>
          </table:table-cell>
          <table:table-cell table:style-name="ce7" office:value-type="float" office:value="133915">
            <text:p>133,915</text:p>
          </table:table-cell>
          <table:table-cell table:style-name="ce11" table:formula="of:=[.G137]/[.H137]" office:value-type="float" office:value="19.3819972987317">
            <text:p>19.4</text:p>
          </table:table-cell>
          <table:table-cell table:style-name="ce7" table:formula="of:=[.F137]*100/[.C137]" office:value-type="float" office:value="210.120819461316">
            <text:p>210</text:p>
          </table:table-cell>
          <table:table-cell table:style-name="ce7" table:formula="of:=[.G137]+[.H137]" office:value-type="float" office:value="281383.295381622">
            <text:p>281,383</text:p>
          </table:table-cell>
          <table:table-cell table:style-name="ce7" table:formula="of:=SUM(OFFSET([.M137];-[.C$4]+1;0;[.C$4];1))+[.O137]" office:value-type="float" office:value="267577.813452766">
            <text:p>267,578</text:p>
          </table:table-cell>
          <table:table-cell table:style-name="ce7" table:formula="of:=SUM(OFFSET([.N137];-[.D$4]+1;0;[.D$4];1))+[.P137]" office:value-type="float" office:value="13805.4819288555">
            <text:p>13,805</text:p>
          </table:table-cell>
          <table:table-cell table:style-name="ce18" table:formula="of:=(SUM(OFFSET([.M137];-[.C$4]+1;0;[.C$4];1))+SUM(OFFSET([.N137];-[.D$4]+1;0;[.D$4];1)))/[.F137]" office:value-type="percentage" office:value="0.0167849338518639">
            <text:p>1.7%</text:p>
          </table:table-cell>
          <table:table-cell table:style-name="ce17" table:formula="of:=SUM([.O137:.P137])/[.F137]" office:value-type="percentage" office:value="0.983215066148136">
            <text:p>98%</text:p>
          </table:table-cell>
          <table:table-cell table:style-name="ce22" table:formula="of:=SUM([.M125:.M150])/SUM([.N125:.N150])" office:value-type="float" office:value="116.392857142857">
            <text:p>116.4</text:p>
          </table:table-cell>
          <table:table-cell table:style-name="ce22" table:formula="of:=[.O137]/[.P137]" office:value-type="float" office:value="19.0689607232753">
            <text:p>19.1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100]" office:value-type="float" office:value="262874.813452766">
            <text:p>262,875</text:p>
          </table:table-cell>
          <table:table-cell table:style-name="ce7" table:formula="of:=[$'prisoners yearly estimates'.C100]" office:value-type="float" office:value="13785.4819288555">
            <text:p>13,785</text:p>
          </table:table-cell>
          <table:table-cell table:style-name="ce7" table:formula="of:=[$'prisoners yearly estimates'.D100]" office:value-type="float" office:value="276660.295381622">
            <text:p>276,660</text:p>
          </table:table-cell>
          <table:table-cell table:number-columns-repeated="1007"/>
        </table:table-row>
        <table:table-row table:style-name="ro1">
          <table:table-cell table:style-name="ce4" office:value-type="float" office:value="1945">
            <text:p>1945</text:p>
          </table:table-cell>
          <table:table-cell office:value-type="string">
            <text:p>World War II</text:p>
          </table:table-cell>
          <table:table-cell table:style-name="ce7" office:value-type="float" office:value="133434">
            <text:p>133,434</text:p>
          </table:table-cell>
          <table:table-cell table:style-name="ce11" table:formula="of:=[.G138]/[.H138]" office:value-type="float" office:value="19.4270785477556">
            <text:p>19.4</text:p>
          </table:table-cell>
          <table:table-cell table:style-name="ce7" table:formula="of:=[.F138]*100/[.C138]" office:value-type="float" office:value="209.323778628277">
            <text:p>209</text:p>
          </table:table-cell>
          <table:table-cell table:style-name="ce7" table:formula="of:=[.G138]+[.H138]" office:value-type="float" office:value="279309.090774855">
            <text:p>279,309</text:p>
          </table:table-cell>
          <table:table-cell table:style-name="ce7" table:formula="of:=SUM(OFFSET([.M138];-[.C$4]+1;0;[.C$4];1))+[.O138]" office:value-type="float" office:value="265635.618568741">
            <text:p>265,636</text:p>
          </table:table-cell>
          <table:table-cell table:style-name="ce7" table:formula="of:=SUM(OFFSET([.N138];-[.D$4]+1;0;[.D$4];1))+[.P138]" office:value-type="float" office:value="13673.4722061146">
            <text:p>13,673</text:p>
          </table:table-cell>
          <table:table-cell table:style-name="ce18" table:formula="of:=(SUM(OFFSET([.M138];-[.C$4]+1;0;[.C$4];1))+SUM(OFFSET([.N138];-[.D$4]+1;0;[.D$4];1)))/[.F138]" office:value-type="percentage" office:value="0.0168415570970147">
            <text:p>1.7%</text:p>
          </table:table-cell>
          <table:table-cell table:style-name="ce17" table:formula="of:=SUM([.O138:.P138])/[.F138]" office:value-type="percentage" office:value="0.983158442902985">
            <text:p>98%</text:p>
          </table:table-cell>
          <table:table-cell table:style-name="ce22" table:formula="of:=SUM([.M126:.M151])/SUM([.N126:.N151])" office:value-type="float" office:value="112.928571428571">
            <text:p>112.9</text:p>
          </table:table-cell>
          <table:table-cell table:style-name="ce22" table:formula="of:=[.O138]/[.P138]" office:value-type="float" office:value="19.1168931468795">
            <text:p>19.1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01]" office:value-type="float" office:value="260954.618568741">
            <text:p>260,955</text:p>
          </table:table-cell>
          <table:table-cell table:style-name="ce7" table:formula="of:=[$'prisoners yearly estimates'.C101]" office:value-type="float" office:value="13650.4722061146">
            <text:p>13,650</text:p>
          </table:table-cell>
          <table:table-cell table:style-name="ce7" table:formula="of:=[$'prisoners yearly estimates'.D101]" office:value-type="float" office:value="274605.090774855">
            <text:p>274,605</text:p>
          </table:table-cell>
          <table:table-cell table:number-columns-repeated="1007"/>
        </table:table-row>
        <table:table-row table:style-name="ro1">
          <table:table-cell table:style-name="ce4" office:value-type="float" office:value="1946">
            <text:p>1946</text:p>
          </table:table-cell>
          <table:table-cell office:value-type="string">
            <text:p>post WWII</text:p>
          </table:table-cell>
          <table:table-cell table:style-name="ce7" office:value-type="float" office:value="140686">
            <text:p>140,686</text:p>
          </table:table-cell>
          <table:table-cell table:style-name="ce11" table:formula="of:=[.G139]/[.H139]" office:value-type="float" office:value="19.4779647869301">
            <text:p>19.5</text:p>
          </table:table-cell>
          <table:table-cell table:style-name="ce7" table:formula="of:=[.F139]*100/[.C139]" office:value-type="float" office:value="197.082321377812">
            <text:p>197</text:p>
          </table:table-cell>
          <table:table-cell table:style-name="ce7" table:formula="of:=[.G139]+[.H139]" office:value-type="float" office:value="277267.234653588">
            <text:p>277,267</text:p>
          </table:table-cell>
          <table:table-cell table:style-name="ce7" table:formula="of:=SUM(OFFSET([.M139];-[.C$4]+1;0;[.C$4];1))+[.O139]" office:value-type="float" office:value="263727.449936771">
            <text:p>263,727</text:p>
          </table:table-cell>
          <table:table-cell table:style-name="ce7" table:formula="of:=SUM(OFFSET([.N139];-[.D$4]+1;0;[.D$4];1))+[.P139]" office:value-type="float" office:value="13539.7847168167">
            <text:p>13,540</text:p>
          </table:table-cell>
          <table:table-cell table:style-name="ce18" table:formula="of:=(SUM(OFFSET([.M139];-[.C$4]+1;0;[.C$4];1))+SUM(OFFSET([.N139];-[.D$4]+1;0;[.D$4];1)))/[.F139]" office:value-type="percentage" office:value="0.016958368722776">
            <text:p>1.7%</text:p>
          </table:table-cell>
          <table:table-cell table:style-name="ce17" table:formula="of:=SUM([.O139:.P139])/[.F139]" office:value-type="percentage" office:value="0.983041631277224">
            <text:p>98%</text:p>
          </table:table-cell>
          <table:table-cell table:style-name="ce22" table:formula="of:=SUM([.M127:.M152])/SUM([.N127:.N152])" office:value-type="float" office:value="108.964285714286">
            <text:p>109.0</text:p>
          </table:table-cell>
          <table:table-cell table:style-name="ce22" table:formula="of:=[.O139]/[.P139]" office:value-type="float" office:value="19.1649460551428">
            <text:p>19.2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102]" office:value-type="float" office:value="259048.449936771">
            <text:p>259,048</text:p>
          </table:table-cell>
          <table:table-cell table:style-name="ce7" table:formula="of:=[$'prisoners yearly estimates'.C102]" office:value-type="float" office:value="13516.7847168167">
            <text:p>13,517</text:p>
          </table:table-cell>
          <table:table-cell table:style-name="ce7" table:formula="of:=[$'prisoners yearly estimates'.D102]" office:value-type="float" office:value="272565.234653588">
            <text:p>272,565</text:p>
          </table:table-cell>
          <table:table-cell table:number-columns-repeated="1007"/>
        </table:table-row>
        <table:table-row table:style-name="ro1">
          <table:table-cell table:style-name="ce4" office:value-type="float" office:value="1947">
            <text:p>1947</text:p>
          </table:table-cell>
          <table:table-cell office:value-type="string">
            <text:p>post WWII</text:p>
          </table:table-cell>
          <table:table-cell table:style-name="ce7" office:value-type="float" office:value="144083">
            <text:p>144,083</text:p>
          </table:table-cell>
          <table:table-cell table:style-name="ce11" table:formula="of:=[.G140]/[.H140]" office:value-type="float" office:value="19.5277997483234">
            <text:p>19.5</text:p>
          </table:table-cell>
          <table:table-cell table:style-name="ce7" table:formula="of:=[.F140]*100/[.C140]" office:value-type="float" office:value="191.046557617649">
            <text:p>191</text:p>
          </table:table-cell>
          <table:table-cell table:style-name="ce7" table:formula="of:=[.G140]+[.H140]" office:value-type="float" office:value="275265.611612237">
            <text:p>275,266</text:p>
          </table:table-cell>
          <table:table-cell table:style-name="ce7" table:formula="of:=SUM(OFFSET([.M140];-[.C$4]+1;0;[.C$4];1))+[.O140]" office:value-type="float" office:value="261856.205100722">
            <text:p>261,856</text:p>
          </table:table-cell>
          <table:table-cell table:style-name="ce7" table:formula="of:=SUM(OFFSET([.N140];-[.D$4]+1;0;[.D$4];1))+[.P140]" office:value-type="float" office:value="13409.4065115147">
            <text:p>13,409</text:p>
          </table:table-cell>
          <table:table-cell table:style-name="ce18" table:formula="of:=(SUM(OFFSET([.M140];-[.C$4]+1;0;[.C$4];1))+SUM(OFFSET([.N140];-[.D$4]+1;0;[.D$4];1)))/[.F140]" office:value-type="percentage" office:value="0.0171652389571133">
            <text:p>1.7%</text:p>
          </table:table-cell>
          <table:table-cell table:style-name="ce17" table:formula="of:=SUM([.O140:.P140])/[.F140]" office:value-type="percentage" office:value="0.982834761042887">
            <text:p>98%</text:p>
          </table:table-cell>
          <table:table-cell table:style-name="ce22" table:formula="of:=SUM([.M128:.M153])/SUM([.N128:.N153])" office:value-type="float" office:value="108.962962962963">
            <text:p>109.0</text:p>
          </table:table-cell>
          <table:table-cell table:style-name="ce22" table:formula="of:=[.O140]/[.P140]" office:value-type="float" office:value="19.2131197509198">
            <text:p>19.2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103]" office:value-type="float" office:value="257156.205100722">
            <text:p>257,156</text:p>
          </table:table-cell>
          <table:table-cell table:style-name="ce7" table:formula="of:=[$'prisoners yearly estimates'.C103]" office:value-type="float" office:value="13384.4065115147">
            <text:p>13,384</text:p>
          </table:table-cell>
          <table:table-cell table:style-name="ce7" table:formula="of:=[$'prisoners yearly estimates'.D103]" office:value-type="float" office:value="270540.611612237">
            <text:p>270,541</text:p>
          </table:table-cell>
          <table:table-cell table:number-columns-repeated="1007"/>
        </table:table-row>
        <table:table-row table:style-name="ro1">
          <table:table-cell table:style-name="ce4" office:value-type="float" office:value="1948">
            <text:p>1948</text:p>
          </table:table-cell>
          <table:table-cell office:value-type="string">
            <text:p>post WWII</text:p>
          </table:table-cell>
          <table:table-cell table:style-name="ce7" office:value-type="float" office:value="146730">
            <text:p>146,730</text:p>
          </table:table-cell>
          <table:table-cell table:style-name="ce11" table:formula="of:=[.G141]/[.H141]" office:value-type="float" office:value="19.5757849979275">
            <text:p>19.6</text:p>
          </table:table-cell>
          <table:table-cell table:style-name="ce7" table:formula="of:=[.F141]*100/[.C141]" office:value-type="float" office:value="186.228519812201">
            <text:p>186</text:p>
          </table:table-cell>
          <table:table-cell table:style-name="ce7" table:formula="of:=[.G141]+[.H141]" office:value-type="float" office:value="273253.107120443">
            <text:p>273,253</text:p>
          </table:table-cell>
          <table:table-cell table:style-name="ce7" table:formula="of:=SUM(OFFSET([.M141];-[.C$4]+1;0;[.C$4];1))+[.O141]" office:value-type="float" office:value="259972.78235286">
            <text:p>259,973</text:p>
          </table:table-cell>
          <table:table-cell table:style-name="ce7" table:formula="of:=SUM(OFFSET([.N141];-[.D$4]+1;0;[.D$4];1))+[.P141]" office:value-type="float" office:value="13280.3247675832">
            <text:p>13,280</text:p>
          </table:table-cell>
          <table:table-cell table:style-name="ce18" table:formula="of:=(SUM(OFFSET([.M141];-[.C$4]+1;0;[.C$4];1))+SUM(OFFSET([.N141];-[.D$4]+1;0;[.D$4];1)))/[.F141]" office:value-type="percentage" office:value="0.0172806818182626">
            <text:p>1.7%</text:p>
          </table:table-cell>
          <table:table-cell table:style-name="ce17" table:formula="of:=SUM([.O141:.P141])/[.F141]" office:value-type="percentage" office:value="0.982719318181737">
            <text:p>98%</text:p>
          </table:table-cell>
          <table:table-cell table:style-name="ce22" table:formula="of:=SUM([.M129:.M154])/SUM([.N129:.N154])" office:value-type="float" office:value="116.333333333333">
            <text:p>116.3</text:p>
          </table:table-cell>
          <table:table-cell table:style-name="ce22" table:formula="of:=[.O141]/[.P141]" office:value-type="float" office:value="19.2614145378263">
            <text:p>19.3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04]" office:value-type="float" office:value="255277.78235286">
            <text:p>255,278</text:p>
          </table:table-cell>
          <table:table-cell table:style-name="ce7" table:formula="of:=[$'prisoners yearly estimates'.C104]" office:value-type="float" office:value="13253.3247675832">
            <text:p>13,253</text:p>
          </table:table-cell>
          <table:table-cell table:style-name="ce7" table:formula="of:=[$'prisoners yearly estimates'.D104]" office:value-type="float" office:value="268531.107120443">
            <text:p>268,531</text:p>
          </table:table-cell>
          <table:table-cell table:number-columns-repeated="1007"/>
        </table:table-row>
        <table:table-row table:style-name="ro1">
          <table:table-cell table:style-name="ce4" office:value-type="float" office:value="1949">
            <text:p>1949</text:p>
          </table:table-cell>
          <table:table-cell office:value-type="string">
            <text:p>post WWII</text:p>
          </table:table-cell>
          <table:table-cell table:style-name="ce7" office:value-type="float" office:value="149304">
            <text:p>149,304</text:p>
          </table:table-cell>
          <table:table-cell table:style-name="ce11" table:formula="of:=[.G142]/[.H142]" office:value-type="float" office:value="19.6274805086043">
            <text:p>19.6</text:p>
          </table:table-cell>
          <table:table-cell table:style-name="ce7" table:formula="of:=[.F142]*100/[.C142]" office:value-type="float" office:value="181.670690347452">
            <text:p>182</text:p>
          </table:table-cell>
          <table:table-cell table:style-name="ce7" table:formula="of:=[.G142]+[.H142]" office:value-type="float" office:value="271241.60751636">
            <text:p>271,242</text:p>
          </table:table-cell>
          <table:table-cell table:style-name="ce7" table:formula="of:=SUM(OFFSET([.M142];-[.C$4]+1;0;[.C$4];1))+[.O142]" office:value-type="float" office:value="258092.080728383">
            <text:p>258,092</text:p>
          </table:table-cell>
          <table:table-cell table:style-name="ce7" table:formula="of:=SUM(OFFSET([.N142];-[.D$4]+1;0;[.D$4];1))+[.P142]" office:value-type="float" office:value="13149.5267879767">
            <text:p>13,150</text:p>
          </table:table-cell>
          <table:table-cell table:style-name="ce18" table:formula="of:=(SUM(OFFSET([.M142];-[.C$4]+1;0;[.C$4];1))+SUM(OFFSET([.N142];-[.D$4]+1;0;[.D$4];1)))/[.F142]" office:value-type="percentage" office:value="0.0173461588105218">
            <text:p>1.7%</text:p>
          </table:table-cell>
          <table:table-cell table:style-name="ce17" table:formula="of:=SUM([.O142:.P142])/[.F142]" office:value-type="percentage" office:value="0.982653841189478">
            <text:p>98%</text:p>
          </table:table-cell>
          <table:table-cell table:style-name="ce22" table:formula="of:=SUM([.M130:.M155])/SUM([.N130:.N155])" office:value-type="float" office:value="110.125">
            <text:p>110.1</text:p>
          </table:table-cell>
          <table:table-cell table:style-name="ce22" table:formula="of:=[.O142]/[.P142]" office:value-type="float" office:value="19.3098307202413">
            <text:p>19.3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05]" office:value-type="float" office:value="253413.080728383">
            <text:p>253,413</text:p>
          </table:table-cell>
          <table:table-cell table:style-name="ce7" table:formula="of:=[$'prisoners yearly estimates'.C105]" office:value-type="float" office:value="13123.5267879767">
            <text:p>13,124</text:p>
          </table:table-cell>
          <table:table-cell table:style-name="ce7" table:formula="of:=[$'prisoners yearly estimates'.D105]" office:value-type="float" office:value="266536.60751636">
            <text:p>266,537</text:p>
          </table:table-cell>
          <table:table-cell table:number-columns-repeated="1007"/>
        </table:table-row>
        <table:table-row table:style-name="ro1">
          <table:table-cell table:style-name="ce4" office:value-type="float" office:value="1950">
            <text:p>1950</text:p>
          </table:table-cell>
          <table:table-cell office:value-type="string">
            <text:p>post WWII</text:p>
          </table:table-cell>
          <table:table-cell table:style-name="ce7" office:value-type="float" office:value="151868">
            <text:p>151,868</text:p>
          </table:table-cell>
          <table:table-cell table:style-name="ce11" table:formula="of:=[.G143]/[.H143]" office:value-type="float" office:value="19.680669687428">
            <text:p>19.7</text:p>
          </table:table-cell>
          <table:table-cell table:style-name="ce7" table:formula="of:=[.F143]*100/[.C143]" office:value-type="float" office:value="177.313851502621">
            <text:p>177</text:p>
          </table:table-cell>
          <table:table-cell table:style-name="ce7" table:formula="of:=[.G143]+[.H143]" office:value-type="float" office:value="269283">
            <text:p>269,283</text:p>
          </table:table-cell>
          <table:table-cell table:style-name="ce7" table:formula="of:=SUM(OFFSET([.M143];-[.C$4]+1;0;[.C$4];1))+[.O143]" office:value-type="float" office:value="256262">
            <text:p>256,262</text:p>
          </table:table-cell>
          <table:table-cell table:style-name="ce7" table:formula="of:=SUM(OFFSET([.N143];-[.D$4]+1;0;[.D$4];1))+[.P143]" office:value-type="float" office:value="13021">
            <text:p>13,021</text:p>
          </table:table-cell>
          <table:table-cell table:style-name="ce18" table:formula="of:=(SUM(OFFSET([.M143];-[.C$4]+1;0;[.C$4];1))+SUM(OFFSET([.N143];-[.D$4]+1;0;[.D$4];1)))/[.F143]" office:value-type="percentage" office:value="0.0175503095256663">
            <text:p>1.8%</text:p>
          </table:table-cell>
          <table:table-cell table:style-name="ce17" table:formula="of:=SUM([.O143:.P143])/[.F143]" office:value-type="percentage" office:value="0.982449690474334">
            <text:p>98%</text:p>
          </table:table-cell>
          <table:table-cell table:style-name="ce22" table:formula="of:=SUM([.M131:.M156])/SUM([.N131:.N156])" office:value-type="float" office:value="109.347826086957">
            <text:p>109.3</text:p>
          </table:table-cell>
          <table:table-cell table:style-name="ce22" table:formula="of:=[.O143]/[.P143]" office:value-type="float" office:value="19.358368603309">
            <text:p>19.4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06]" office:value-type="float" office:value="251562">
            <text:p>251,562</text:p>
          </table:table-cell>
          <table:table-cell table:style-name="ce7" table:formula="of:=[$'prisoners yearly estimates'.C106]" office:value-type="float" office:value="12995">
            <text:p>12,995</text:p>
          </table:table-cell>
          <table:table-cell table:style-name="ce7" table:formula="of:=[$'prisoners yearly estimates'.D106]" office:value-type="float" office:value="264557">
            <text:p>264,557</text:p>
          </table:table-cell>
          <table:table-cell table:number-columns-repeated="1007"/>
        </table:table-row>
        <table:table-row table:style-name="ro1">
          <table:table-cell table:style-name="ce4" office:value-type="float" office:value="1951">
            <text:p>1951</text:p>
          </table:table-cell>
          <table:table-cell office:value-type="string">
            <text:p>post WWII</text:p>
          </table:table-cell>
          <table:table-cell table:style-name="ce7" office:value-type="float" office:value="153982">
            <text:p>153,982</text:p>
          </table:table-cell>
          <table:table-cell table:style-name="ce11" table:formula="of:=[.G144]/[.H144]" office:value-type="float" office:value="19.7683447115566">
            <text:p>19.8</text:p>
          </table:table-cell>
          <table:table-cell table:style-name="ce7" table:formula="of:=[.F144]*100/[.C144]" office:value-type="float" office:value="179.68843181097">
            <text:p>180</text:p>
          </table:table-cell>
          <table:table-cell table:style-name="ce7" table:formula="of:=[.G144]+[.H144]" office:value-type="float" office:value="276687.841071168">
            <text:p>276,688</text:p>
          </table:table-cell>
          <table:table-cell table:style-name="ce7" table:formula="of:=SUM(OFFSET([.M144];-[.C$4]+1;0;[.C$4];1))+[.O144]" office:value-type="float" office:value="263365.265540283">
            <text:p>263,365</text:p>
          </table:table-cell>
          <table:table-cell table:style-name="ce7" table:formula="of:=SUM(OFFSET([.N144];-[.D$4]+1;0;[.D$4];1))+[.P144]" office:value-type="float" office:value="13322.575530885">
            <text:p>13,323</text:p>
          </table:table-cell>
          <table:table-cell table:style-name="ce18" table:formula="of:=(SUM(OFFSET([.M144];-[.C$4]+1;0;[.C$4];1))+SUM(OFFSET([.N144];-[.D$4]+1;0;[.D$4];1)))/[.F144]" office:value-type="percentage" office:value="0.0169071397640374">
            <text:p>1.7%</text:p>
          </table:table-cell>
          <table:table-cell table:style-name="ce17" table:formula="of:=SUM([.O144:.P144])/[.F144]" office:value-type="percentage" office:value="0.983092860235963">
            <text:p>98%</text:p>
          </table:table-cell>
          <table:table-cell table:style-name="ce22" table:formula="of:=SUM([.M132:.M157])/SUM([.N132:.N157])" office:value-type="float" office:value="111.619047619048">
            <text:p>111.6</text:p>
          </table:table-cell>
          <table:table-cell table:style-name="ce22" table:formula="of:=[.O144]/[.P144]" office:value-type="float" office:value="19.4571350299443">
            <text:p>19.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07]" office:value-type="float" office:value="258713.265540283">
            <text:p>258,713</text:p>
          </table:table-cell>
          <table:table-cell table:style-name="ce7" table:formula="of:=[$'prisoners yearly estimates'.C107]" office:value-type="float" office:value="13296.575530885">
            <text:p>13,297</text:p>
          </table:table-cell>
          <table:table-cell table:style-name="ce7" table:formula="of:=[$'prisoners yearly estimates'.D107]" office:value-type="float" office:value="272009.841071168">
            <text:p>272,010</text:p>
          </table:table-cell>
          <table:table-cell table:number-columns-repeated="1007"/>
        </table:table-row>
        <table:table-row table:style-name="ro1">
          <table:table-cell table:style-name="ce4" office:value-type="float" office:value="1952">
            <text:p>1952</text:p>
          </table:table-cell>
          <table:table-cell office:value-type="string">
            <text:p>post WWII</text:p>
          </table:table-cell>
          <table:table-cell table:style-name="ce7" office:value-type="float" office:value="156393">
            <text:p>156,393</text:p>
          </table:table-cell>
          <table:table-cell table:style-name="ce11" table:formula="of:=[.G145]/[.H145]" office:value-type="float" office:value="19.8584836950925">
            <text:p>19.9</text:p>
          </table:table-cell>
          <table:table-cell table:style-name="ce7" table:formula="of:=[.F145]*100/[.C145]" office:value-type="float" office:value="181.815025636889">
            <text:p>182</text:p>
          </table:table-cell>
          <table:table-cell table:style-name="ce7" table:formula="of:=[.G145]+[.H145]" office:value-type="float" office:value="284345.973044299">
            <text:p>284,346</text:p>
          </table:table-cell>
          <table:table-cell table:style-name="ce7" table:formula="of:=SUM(OFFSET([.M145];-[.C$4]+1;0;[.C$4];1))+[.O145]" office:value-type="float" office:value="270713.823306052">
            <text:p>270,714</text:p>
          </table:table-cell>
          <table:table-cell table:style-name="ce7" table:formula="of:=SUM(OFFSET([.N145];-[.D$4]+1;0;[.D$4];1))+[.P145]" office:value-type="float" office:value="13632.1497382477">
            <text:p>13,632</text:p>
          </table:table-cell>
          <table:table-cell table:style-name="ce18" table:formula="of:=(SUM(OFFSET([.M145];-[.C$4]+1;0;[.C$4];1))+SUM(OFFSET([.N145];-[.D$4]+1;0;[.D$4];1)))/[.F145]" office:value-type="percentage" office:value="0.0164342049580283">
            <text:p>1.6%</text:p>
          </table:table-cell>
          <table:table-cell table:style-name="ce17" table:formula="of:=SUM([.O145:.P145])/[.F145]" office:value-type="percentage" office:value="0.983565795041972">
            <text:p>98%</text:p>
          </table:table-cell>
          <table:table-cell table:style-name="ce22" table:formula="of:=SUM([.M133:.M158])/SUM([.N133:.N158])" office:value-type="float" office:value="104.238095238095">
            <text:p>104.2</text:p>
          </table:table-cell>
          <table:table-cell table:style-name="ce22" table:formula="of:=[.O145]/[.P145]" office:value-type="float" office:value="19.5564053630416">
            <text:p>19.6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08]" office:value-type="float" office:value="266067.823306052">
            <text:p>266,068</text:p>
          </table:table-cell>
          <table:table-cell table:style-name="ce7" table:formula="of:=[$'prisoners yearly estimates'.C108]" office:value-type="float" office:value="13605.1497382477">
            <text:p>13,605</text:p>
          </table:table-cell>
          <table:table-cell table:style-name="ce7" table:formula="of:=[$'prisoners yearly estimates'.D108]" office:value-type="float" office:value="279672.973044299">
            <text:p>279,673</text:p>
          </table:table-cell>
          <table:table-cell table:number-columns-repeated="1007"/>
        </table:table-row>
        <table:table-row table:style-name="ro1">
          <table:table-cell table:style-name="ce4" office:value-type="float" office:value="1953">
            <text:p>1953</text:p>
          </table:table-cell>
          <table:table-cell office:value-type="string">
            <text:p>after WWII</text:p>
          </table:table-cell>
          <table:table-cell table:style-name="ce7" office:value-type="float" office:value="158956">
            <text:p>158,956</text:p>
          </table:table-cell>
          <table:table-cell table:style-name="ce11" table:formula="of:=[.G146]/[.H146]" office:value-type="float" office:value="19.9515160588704">
            <text:p>20.0</text:p>
          </table:table-cell>
          <table:table-cell table:style-name="ce7" table:formula="of:=[.F146]*100/[.C146]" office:value-type="float" office:value="183.842910879139">
            <text:p>184</text:p>
          </table:table-cell>
          <table:table-cell table:style-name="ce7" table:formula="of:=[.G146]+[.H146]" office:value-type="float" office:value="292229.337417045">
            <text:p>292,229</text:p>
          </table:table-cell>
          <table:table-cell table:style-name="ce7" table:formula="of:=SUM(OFFSET([.M146];-[.C$4]+1;0;[.C$4];1))+[.O146]" office:value-type="float" office:value="278281.452376367">
            <text:p>278,281</text:p>
          </table:table-cell>
          <table:table-cell table:style-name="ce7" table:formula="of:=SUM(OFFSET([.N146];-[.D$4]+1;0;[.D$4];1))+[.P146]" office:value-type="float" office:value="13947.885040678">
            <text:p>13,948</text:p>
          </table:table-cell>
          <table:table-cell table:style-name="ce18" table:formula="of:=(SUM(OFFSET([.M146];-[.C$4]+1;0;[.C$4];1))+SUM(OFFSET([.N146];-[.D$4]+1;0;[.D$4];1)))/[.F146]" office:value-type="percentage" office:value="0.0160045532777066">
            <text:p>1.6%</text:p>
          </table:table-cell>
          <table:table-cell table:style-name="ce17" table:formula="of:=SUM([.O146:.P146])/[.F146]" office:value-type="percentage" office:value="0.983995446722293">
            <text:p>98%</text:p>
          </table:table-cell>
          <table:table-cell table:style-name="ce22" table:formula="of:=SUM([.M134:.M159])/SUM([.N134:.N159])" office:value-type="float" office:value="98.3809523809524">
            <text:p>98.4</text:p>
          </table:table-cell>
          <table:table-cell table:style-name="ce22" table:formula="of:=[.O146]/[.P146]" office:value-type="float" office:value="19.6561821735322">
            <text:p>19.7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109]" office:value-type="float" office:value="273631.452376367">
            <text:p>273,631</text:p>
          </table:table-cell>
          <table:table-cell table:style-name="ce7" table:formula="of:=[$'prisoners yearly estimates'.C109]" office:value-type="float" office:value="13920.885040678">
            <text:p>13,921</text:p>
          </table:table-cell>
          <table:table-cell table:style-name="ce7" table:formula="of:=[$'prisoners yearly estimates'.D109]" office:value-type="float" office:value="287552.337417045">
            <text:p>287,552</text:p>
          </table:table-cell>
          <table:table-cell table:number-columns-repeated="1007"/>
        </table:table-row>
        <table:table-row table:style-name="ro1">
          <table:table-cell table:style-name="ce4" office:value-type="float" office:value="1954">
            <text:p>1954</text:p>
          </table:table-cell>
          <table:table-cell office:value-type="string">
            <text:p>after WWII</text:p>
          </table:table-cell>
          <table:table-cell table:style-name="ce7" office:value-type="float" office:value="161884">
            <text:p>161,884</text:p>
          </table:table-cell>
          <table:table-cell table:style-name="ce11" table:formula="of:=[.G147]/[.H147]" office:value-type="float" office:value="20.0386819125867">
            <text:p>20.0</text:p>
          </table:table-cell>
          <table:table-cell table:style-name="ce7" table:formula="of:=[.F147]*100/[.C147]" office:value-type="float" office:value="185.506315473288">
            <text:p>186</text:p>
          </table:table-cell>
          <table:table-cell table:style-name="ce7" table:formula="of:=[.G147]+[.H147]" office:value-type="float" office:value="300305.043740777">
            <text:p>300,305</text:p>
          </table:table-cell>
          <table:table-cell table:style-name="ce7" table:formula="of:=SUM(OFFSET([.M147];-[.C$4]+1;0;[.C$4];1))+[.O147]" office:value-type="float" office:value="286031.096114756">
            <text:p>286,031</text:p>
          </table:table-cell>
          <table:table-cell table:style-name="ce7" table:formula="of:=SUM(OFFSET([.N147];-[.D$4]+1;0;[.D$4];1))+[.P147]" office:value-type="float" office:value="14273.947626021">
            <text:p>14,274</text:p>
          </table:table-cell>
          <table:table-cell table:style-name="ce18" table:formula="of:=(SUM(OFFSET([.M147];-[.C$4]+1;0;[.C$4];1))+SUM(OFFSET([.N147];-[.D$4]+1;0;[.D$4];1)))/[.F147]" office:value-type="percentage" office:value="0.0154875853634171">
            <text:p>1.5%</text:p>
          </table:table-cell>
          <table:table-cell table:style-name="ce17" table:formula="of:=SUM([.O147:.P147])/[.F147]" office:value-type="percentage" office:value="0.984512414636583">
            <text:p>98%</text:p>
          </table:table-cell>
          <table:table-cell table:style-name="ce22" table:formula="of:=SUM([.M135:.M160])/SUM([.N135:.N160])" office:value-type="float" office:value="97.3">
            <text:p>97.3</text:p>
          </table:table-cell>
          <table:table-cell table:style-name="ce22" table:formula="of:=[.O147]/[.P147]" office:value-type="float" office:value="19.7564680454647">
            <text:p>19.8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110]" office:value-type="float" office:value="281410.096114756">
            <text:p>281,410</text:p>
          </table:table-cell>
          <table:table-cell table:style-name="ce7" table:formula="of:=[$'prisoners yearly estimates'.C110]" office:value-type="float" office:value="14243.947626021">
            <text:p>14,244</text:p>
          </table:table-cell>
          <table:table-cell table:style-name="ce7" table:formula="of:=[$'prisoners yearly estimates'.D110]" office:value-type="float" office:value="295654.043740777">
            <text:p>295,654</text:p>
          </table:table-cell>
          <table:table-cell table:number-columns-repeated="1007"/>
        </table:table-row>
        <table:table-row table:style-name="ro1">
          <table:table-cell table:style-name="ce4" office:value-type="float" office:value="1955">
            <text:p>1955</text:p>
          </table:table-cell>
          <table:table-cell office:value-type="string">
            <text:p>after WWII</text:p>
          </table:table-cell>
          <table:table-cell table:style-name="ce7" office:value-type="float" office:value="165069">
            <text:p>165,069</text:p>
          </table:table-cell>
          <table:table-cell table:style-name="ce11" table:formula="of:=[.G148]/[.H148]" office:value-type="float" office:value="20.1312918955676">
            <text:p>20.1</text:p>
          </table:table-cell>
          <table:table-cell table:style-name="ce7" table:formula="of:=[.F148]*100/[.C148]" office:value-type="float" office:value="186.985063445136">
            <text:p>187</text:p>
          </table:table-cell>
          <table:table-cell table:style-name="ce7" table:formula="of:=[.G148]+[.H148]" office:value-type="float" office:value="308654.374378251">
            <text:p>308,654</text:p>
          </table:table-cell>
          <table:table-cell table:style-name="ce7" table:formula="of:=SUM(OFFSET([.M148];-[.C$4]+1;0;[.C$4];1))+[.O148]" office:value-type="float" office:value="294047.866839401">
            <text:p>294,048</text:p>
          </table:table-cell>
          <table:table-cell table:style-name="ce7" table:formula="of:=SUM(OFFSET([.N148];-[.D$4]+1;0;[.D$4];1))+[.P148]" office:value-type="float" office:value="14606.5075388502">
            <text:p>14,607</text:p>
          </table:table-cell>
          <table:table-cell table:style-name="ce18" table:formula="of:=(SUM(OFFSET([.M148];-[.C$4]+1;0;[.C$4];1))+SUM(OFFSET([.N148];-[.D$4]+1;0;[.D$4];1)))/[.F148]" office:value-type="percentage" office:value="0.0151301921750086">
            <text:p>1.5%</text:p>
          </table:table-cell>
          <table:table-cell table:style-name="ce17" table:formula="of:=SUM([.O148:.P148])/[.F148]" office:value-type="percentage" office:value="0.984869807824991">
            <text:p>98%</text:p>
          </table:table-cell>
          <table:table-cell table:style-name="ce22" table:formula="of:=SUM([.M136:.M161])/SUM([.N136:.N161])" office:value-type="float" office:value="94.7368421052632">
            <text:p>94.7</text:p>
          </table:table-cell>
          <table:table-cell table:style-name="ce22" table:formula="of:=[.O148]/[.P148]" office:value-type="float" office:value="19.8572655760713">
            <text:p>19.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11]" office:value-type="float" office:value="289409.866839401">
            <text:p>289,410</text:p>
          </table:table-cell>
          <table:table-cell table:style-name="ce7" table:formula="of:=[$'prisoners yearly estimates'.C111]" office:value-type="float" office:value="14574.5075388502">
            <text:p>14,575</text:p>
          </table:table-cell>
          <table:table-cell table:style-name="ce7" table:formula="of:=[$'prisoners yearly estimates'.D111]" office:value-type="float" office:value="303984.374378251">
            <text:p>303,984</text:p>
          </table:table-cell>
          <table:table-cell table:number-columns-repeated="1007"/>
        </table:table-row>
        <table:table-row table:style-name="ro1">
          <table:table-cell table:style-name="ce4" office:value-type="float" office:value="1956">
            <text:p>1956</text:p>
          </table:table-cell>
          <table:table-cell office:value-type="string">
            <text:p>after WWII</text:p>
          </table:table-cell>
          <table:table-cell table:style-name="ce7" office:value-type="float" office:value="168088">
            <text:p>168,088</text:p>
          </table:table-cell>
          <table:table-cell table:style-name="ce11" table:formula="of:=[.G149]/[.H149]" office:value-type="float" office:value="20.2232258490541">
            <text:p>20.2</text:p>
          </table:table-cell>
          <table:table-cell table:style-name="ce7" table:formula="of:=[.F149]*100/[.C149]" office:value-type="float" office:value="188.708765287266">
            <text:p>189</text:p>
          </table:table-cell>
          <table:table-cell table:style-name="ce7" table:formula="of:=[.G149]+[.H149]" office:value-type="float" office:value="317196.789396059">
            <text:p>317,197</text:p>
          </table:table-cell>
          <table:table-cell table:style-name="ce7" table:formula="of:=SUM(OFFSET([.M149];-[.C$4]+1;0;[.C$4];1))+[.O149]" office:value-type="float" office:value="302251.050626088">
            <text:p>302,251</text:p>
          </table:table-cell>
          <table:table-cell table:style-name="ce7" table:formula="of:=SUM(OFFSET([.N149];-[.D$4]+1;0;[.D$4];1))+[.P149]" office:value-type="float" office:value="14945.738769971">
            <text:p>14,946</text:p>
          </table:table-cell>
          <table:table-cell table:style-name="ce18" table:formula="of:=(SUM(OFFSET([.M149];-[.C$4]+1;0;[.C$4];1))+SUM(OFFSET([.N149];-[.D$4]+1;0;[.D$4];1)))/[.F149]" office:value-type="percentage" office:value="0.0146502113367789">
            <text:p>1.5%</text:p>
          </table:table-cell>
          <table:table-cell table:style-name="ce17" table:formula="of:=SUM([.O149:.P149])/[.F149]" office:value-type="percentage" office:value="0.985349788663221">
            <text:p>99%</text:p>
          </table:table-cell>
          <table:table-cell table:style-name="ce22" table:formula="of:=SUM([.M137:.M162])/SUM([.N137:.N162])" office:value-type="float" office:value="98.1764705882353">
            <text:p>98.2</text:p>
          </table:table-cell>
          <table:table-cell table:style-name="ce22" table:formula="of:=[.O149]/[.P149]" office:value-type="float" office:value="19.9585773758354">
            <text:p>20.0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2]" office:value-type="float" office:value="297637.050626088">
            <text:p>297,637</text:p>
          </table:table-cell>
          <table:table-cell table:style-name="ce7" table:formula="of:=[$'prisoners yearly estimates'.C112]" office:value-type="float" office:value="14912.738769971">
            <text:p>14,913</text:p>
          </table:table-cell>
          <table:table-cell table:style-name="ce7" table:formula="of:=[$'prisoners yearly estimates'.D112]" office:value-type="float" office:value="312549.789396059">
            <text:p>312,550</text:p>
          </table:table-cell>
          <table:table-cell table:number-columns-repeated="1007"/>
        </table:table-row>
        <table:table-row table:style-name="ro1">
          <table:table-cell table:style-name="ce4" office:value-type="float" office:value="1957">
            <text:p>1957</text:p>
          </table:table-cell>
          <table:table-cell office:value-type="string">
            <text:p>after WWII</text:p>
          </table:table-cell>
          <table:table-cell table:style-name="ce7" office:value-type="float" office:value="171187">
            <text:p>171,187</text:p>
          </table:table-cell>
          <table:table-cell table:style-name="ce11" table:formula="of:=[.G150]/[.H150]" office:value-type="float" office:value="20.3139407534456">
            <text:p>20.3</text:p>
          </table:table-cell>
          <table:table-cell table:style-name="ce7" table:formula="of:=[.F150]*100/[.C150]" office:value-type="float" office:value="190.393506280087">
            <text:p>190</text:p>
          </table:table-cell>
          <table:table-cell table:style-name="ce7" table:formula="of:=[.G150]+[.H150]" office:value-type="float" office:value="325928.931595693">
            <text:p>325,929</text:p>
          </table:table-cell>
          <table:table-cell table:style-name="ce7" table:formula="of:=SUM(OFFSET([.M150];-[.C$4]+1;0;[.C$4];1))+[.O150]" office:value-type="float" office:value="310637.112247691">
            <text:p>310,637</text:p>
          </table:table-cell>
          <table:table-cell table:style-name="ce7" table:formula="of:=SUM(OFFSET([.N150];-[.D$4]+1;0;[.D$4];1))+[.P150]" office:value-type="float" office:value="15291.8193480013">
            <text:p>15,292</text:p>
          </table:table-cell>
          <table:table-cell table:style-name="ce18" table:formula="of:=(SUM(OFFSET([.M150];-[.C$4]+1;0;[.C$4];1))+SUM(OFFSET([.N150];-[.D$4]+1;0;[.D$4];1)))/[.F150]" office:value-type="percentage" office:value="0.0140275979110423">
            <text:p>1.4%</text:p>
          </table:table-cell>
          <table:table-cell table:style-name="ce17" table:formula="of:=SUM([.O150:.P150])/[.F150]" office:value-type="percentage" office:value="0.985972402088958">
            <text:p>99%</text:p>
          </table:table-cell>
          <table:table-cell table:style-name="ce22" table:formula="of:=SUM([.M138:.M163])/SUM([.N138:.N163])" office:value-type="float" office:value="110.928571428571">
            <text:p>110.9</text:p>
          </table:table-cell>
          <table:table-cell table:style-name="ce22" table:formula="of:=[.O150]/[.P150]" office:value-type="float" office:value="20.060406068559">
            <text:p>20.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13]" office:value-type="float" office:value="306098.112247691">
            <text:p>306,098</text:p>
          </table:table-cell>
          <table:table-cell table:style-name="ce7" table:formula="of:=[$'prisoners yearly estimates'.C113]" office:value-type="float" office:value="15258.8193480013">
            <text:p>15,259</text:p>
          </table:table-cell>
          <table:table-cell table:style-name="ce7" table:formula="of:=[$'prisoners yearly estimates'.D113]" office:value-type="float" office:value="321356.931595693">
            <text:p>321,357</text:p>
          </table:table-cell>
          <table:table-cell table:number-columns-repeated="1007"/>
        </table:table-row>
        <table:table-row table:style-name="ro1">
          <table:table-cell table:style-name="ce4" office:value-type="float" office:value="1958">
            <text:p>1958</text:p>
          </table:table-cell>
          <table:table-cell office:value-type="string">
            <text:p>after WWII</text:p>
          </table:table-cell>
          <table:table-cell table:style-name="ce7" office:value-type="float" office:value="174149">
            <text:p>174,149</text:p>
          </table:table-cell>
          <table:table-cell table:style-name="ce11" table:formula="of:=[.G151]/[.H151]" office:value-type="float" office:value="20.404237189867">
            <text:p>20.4</text:p>
          </table:table-cell>
          <table:table-cell table:style-name="ce7" table:formula="of:=[.F151]*100/[.C151]" office:value-type="float" office:value="192.312692973921">
            <text:p>192</text:p>
          </table:table-cell>
          <table:table-cell table:style-name="ce7" table:formula="of:=[.G151]+[.H151]" office:value-type="float" office:value="334910.631687154">
            <text:p>334,911</text:p>
          </table:table-cell>
          <table:table-cell table:style-name="ce7" table:formula="of:=SUM(OFFSET([.M151];-[.C$4]+1;0;[.C$4];1))+[.O151]" office:value-type="float" office:value="319263.700254078">
            <text:p>319,264</text:p>
          </table:table-cell>
          <table:table-cell table:style-name="ce7" table:formula="of:=SUM(OFFSET([.N151];-[.D$4]+1;0;[.D$4];1))+[.P151]" office:value-type="float" office:value="15646.9314330765">
            <text:p>15,647</text:p>
          </table:table-cell>
          <table:table-cell table:style-name="ce18" table:formula="of:=(SUM(OFFSET([.M151];-[.C$4]+1;0;[.C$4];1))+SUM(OFFSET([.N151];-[.D$4]+1;0;[.D$4];1)))/[.F151]" office:value-type="percentage" office:value="0.0134304485269421">
            <text:p>1.3%</text:p>
          </table:table-cell>
          <table:table-cell table:style-name="ce17" table:formula="of:=SUM([.O151:.P151])/[.F151]" office:value-type="percentage" office:value="0.986569551473058">
            <text:p>99%</text:p>
          </table:table-cell>
          <table:table-cell table:style-name="ce22" table:formula="of:=SUM([.M139:.M164])/SUM([.N139:.N164])" office:value-type="float" office:value="109.769230769231">
            <text:p>109.8</text:p>
          </table:table-cell>
          <table:table-cell table:style-name="ce22" table:formula="of:=[.O151]/[.P151]" office:value-type="float" office:value="20.1627542914308">
            <text:p>20.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4]" office:value-type="float" office:value="314799.700254078">
            <text:p>314,800</text:p>
          </table:table-cell>
          <table:table-cell table:style-name="ce7" table:formula="of:=[$'prisoners yearly estimates'.C114]" office:value-type="float" office:value="15612.9314330765">
            <text:p>15,613</text:p>
          </table:table-cell>
          <table:table-cell table:style-name="ce7" table:formula="of:=[$'prisoners yearly estimates'.D114]" office:value-type="float" office:value="330412.631687154">
            <text:p>330,413</text:p>
          </table:table-cell>
          <table:table-cell table:number-columns-repeated="1007"/>
        </table:table-row>
        <table:table-row table:style-name="ro1">
          <table:table-cell table:style-name="ce4" office:value-type="float" office:value="1959">
            <text:p>1959</text:p>
          </table:table-cell>
          <table:table-cell office:value-type="string">
            <text:p>after WWII</text:p>
          </table:table-cell>
          <table:table-cell table:style-name="ce7" office:value-type="float" office:value="177135">
            <text:p>177,135</text:p>
          </table:table-cell>
          <table:table-cell table:style-name="ce11" table:formula="of:=[.G152]/[.H152]" office:value-type="float" office:value="20.4990813015745">
            <text:p>20.5</text:p>
          </table:table-cell>
          <table:table-cell table:style-name="ce7" table:formula="of:=[.F152]*100/[.C152]" office:value-type="float" office:value="194.294133632058">
            <text:p>194</text:p>
          </table:table-cell>
          <table:table-cell table:style-name="ce7" table:formula="of:=[.G152]+[.H152]" office:value-type="float" office:value="344162.913609146">
            <text:p>344,163</text:p>
          </table:table-cell>
          <table:table-cell table:style-name="ce7" table:formula="of:=SUM(OFFSET([.M152];-[.C$4]+1;0;[.C$4];1))+[.O152]" office:value-type="float" office:value="328154.652196416">
            <text:p>328,155</text:p>
          </table:table-cell>
          <table:table-cell table:style-name="ce7" table:formula="of:=SUM(OFFSET([.N152];-[.D$4]+1;0;[.D$4];1))+[.P152]" office:value-type="float" office:value="16008.2614127302">
            <text:p>16,008</text:p>
          </table:table-cell>
          <table:table-cell table:style-name="ce18" table:formula="of:=(SUM(OFFSET([.M152];-[.C$4]+1;0;[.C$4];1))+SUM(OFFSET([.N152];-[.D$4]+1;0;[.D$4];1)))/[.F152]" office:value-type="percentage" office:value="0.0128979614725171">
            <text:p>1.3%</text:p>
          </table:table-cell>
          <table:table-cell table:style-name="ce17" table:formula="of:=SUM([.O152:.P152])/[.F152]" office:value-type="percentage" office:value="0.987102038527483">
            <text:p>99%</text:p>
          </table:table-cell>
          <table:table-cell table:style-name="ce22" table:formula="of:=SUM([.M140:.M165])/SUM([.N140:.N165])" office:value-type="float" office:value="118.181818181818">
            <text:p>118.2</text:p>
          </table:table-cell>
          <table:table-cell table:style-name="ce22" table:formula="of:=[.O152]/[.P152]" office:value-type="float" office:value="20.2656246950945">
            <text:p>20.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5]" office:value-type="float" office:value="323748.652196416">
            <text:p>323,749</text:p>
          </table:table-cell>
          <table:table-cell table:style-name="ce7" table:formula="of:=[$'prisoners yearly estimates'.C115]" office:value-type="float" office:value="15975.2614127302">
            <text:p>15,975</text:p>
          </table:table-cell>
          <table:table-cell table:style-name="ce7" table:formula="of:=[$'prisoners yearly estimates'.D115]" office:value-type="float" office:value="339723.913609146">
            <text:p>339,724</text:p>
          </table:table-cell>
          <table:table-cell table:number-columns-repeated="1007"/>
        </table:table-row>
        <table:table-row table:style-name="ro1">
          <table:table-cell table:style-name="ce4" office:value-type="float" office:value="1960">
            <text:p>1960</text:p>
          </table:table-cell>
          <table:table-cell office:value-type="string">
            <text:p>after WWII</text:p>
          </table:table-cell>
          <table:table-cell table:style-name="ce7" office:value-type="float" office:value="179979">
            <text:p>179,979</text:p>
          </table:table-cell>
          <table:table-cell table:style-name="ce11" table:formula="of:=[.G153]/[.H153]" office:value-type="float" office:value="20.5924049087246">
            <text:p>20.6</text:p>
          </table:table-cell>
          <table:table-cell table:style-name="ce7" table:formula="of:=[.F153]*100/[.C153]" office:value-type="float" office:value="196.501814100534">
            <text:p>197</text:p>
          </table:table-cell>
          <table:table-cell table:style-name="ce7" table:formula="of:=[.G153]+[.H153]" office:value-type="float" office:value="353662">
            <text:p>353,662</text:p>
          </table:table-cell>
          <table:table-cell table:style-name="ce7" table:formula="of:=SUM(OFFSET([.M153];-[.C$4]+1;0;[.C$4];1))+[.O153]" office:value-type="float" office:value="337283">
            <text:p>337,283</text:p>
          </table:table-cell>
          <table:table-cell table:style-name="ce7" table:formula="of:=SUM(OFFSET([.N153];-[.D$4]+1;0;[.D$4];1))+[.P153]" office:value-type="float" office:value="16379">
            <text:p>16,379</text:p>
          </table:table-cell>
          <table:table-cell table:style-name="ce18" table:formula="of:=(SUM(OFFSET([.M153];-[.C$4]+1;0;[.C$4];1))+SUM(OFFSET([.N153];-[.D$4]+1;0;[.D$4];1)))/[.F153]" office:value-type="percentage" office:value="0.0123394653652357">
            <text:p>1.2%</text:p>
          </table:table-cell>
          <table:table-cell table:style-name="ce17" table:formula="of:=SUM([.O153:.P153])/[.F153]" office:value-type="percentage" office:value="0.987660534634764">
            <text:p>99%</text:p>
          </table:table-cell>
          <table:table-cell table:style-name="ce22" table:formula="of:=SUM([.M141:.M166])/SUM([.N141:.N166])" office:value-type="float" office:value="127.222222222222">
            <text:p>127.2</text:p>
          </table:table-cell>
          <table:table-cell table:style-name="ce22" table:formula="of:=[.O153]/[.P153]" office:value-type="float" office:value="20.3690199437171">
            <text:p>20.4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6]" office:value-type="float" office:value="332952">
            <text:p>332,952</text:p>
          </table:table-cell>
          <table:table-cell table:style-name="ce7" table:formula="of:=[$'prisoners yearly estimates'.C116]" office:value-type="float" office:value="16346">
            <text:p>16,346</text:p>
          </table:table-cell>
          <table:table-cell table:style-name="ce7" table:formula="of:=[$'prisoners yearly estimates'.D116]" office:value-type="float" office:value="349298">
            <text:p>349,298</text:p>
          </table:table-cell>
          <table:table-cell table:number-columns-repeated="1007"/>
        </table:table-row>
        <table:table-row table:style-name="ro1">
          <table:table-cell table:style-name="ce4" office:value-type="float" office:value="1961">
            <text:p>1961</text:p>
          </table:table-cell>
          <table:table-cell office:value-type="string">
            <text:p>after WWII</text:p>
          </table:table-cell>
          <table:table-cell table:style-name="ce7" office:value-type="float" office:value="182992">
            <text:p>182,992</text:p>
          </table:table-cell>
          <table:table-cell table:style-name="ce11" table:formula="of:=[.G154]/[.H154]" office:value-type="float" office:value="20.7535433796219">
            <text:p>20.8</text:p>
          </table:table-cell>
          <table:table-cell table:style-name="ce7" table:formula="of:=[.F154]*100/[.C154]" office:value-type="float" office:value="192.019959808189">
            <text:p>192</text:p>
          </table:table-cell>
          <table:table-cell table:style-name="ce7" table:formula="of:=[.G154]+[.H154]" office:value-type="float" office:value="351381.164852201">
            <text:p>351,381</text:p>
          </table:table-cell>
          <table:table-cell table:style-name="ce7" table:formula="of:=SUM(OFFSET([.M154];-[.C$4]+1;0;[.C$4];1))+[.O154]" office:value-type="float" office:value="335228.340518242">
            <text:p>335,228</text:p>
          </table:table-cell>
          <table:table-cell table:style-name="ce7" table:formula="of:=SUM(OFFSET([.N154];-[.D$4]+1;0;[.D$4];1))+[.P154]" office:value-type="float" office:value="16152.8243339595">
            <text:p>16,153</text:p>
          </table:table-cell>
          <table:table-cell table:style-name="ce18" table:formula="of:=(SUM(OFFSET([.M154];-[.C$4]+1;0;[.C$4];1))+SUM(OFFSET([.N154];-[.D$4]+1;0;[.D$4];1)))/[.F154]" office:value-type="percentage" office:value="0.0121691212498501">
            <text:p>1.2%</text:p>
          </table:table-cell>
          <table:table-cell table:style-name="ce17" table:formula="of:=SUM([.O154:.P154])/[.F154]" office:value-type="percentage" office:value="0.98783087875015">
            <text:p>99%</text:p>
          </table:table-cell>
          <table:table-cell table:style-name="ce22" table:formula="of:=SUM([.M142:.M167])/SUM([.N142:.N167])" office:value-type="float" office:value="114.222222222222">
            <text:p>114.2</text:p>
          </table:table-cell>
          <table:table-cell table:style-name="ce22" table:formula="of:=[.O154]/[.P154]" office:value-type="float" office:value="20.5328131163909">
            <text:p>20.5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7]" office:value-type="float" office:value="330985.340518242">
            <text:p>330,985</text:p>
          </table:table-cell>
          <table:table-cell table:style-name="ce7" table:formula="of:=[$'prisoners yearly estimates'.C117]" office:value-type="float" office:value="16119.8243339595">
            <text:p>16,120</text:p>
          </table:table-cell>
          <table:table-cell table:style-name="ce7" table:formula="of:=[$'prisoners yearly estimates'.D117]" office:value-type="float" office:value="347105.164852201">
            <text:p>347,105</text:p>
          </table:table-cell>
          <table:table-cell table:number-columns-repeated="1007"/>
        </table:table-row>
        <table:table-row table:style-name="ro1">
          <table:table-cell table:style-name="ce4" office:value-type="float" office:value="1962">
            <text:p>1962</text:p>
          </table:table-cell>
          <table:table-cell office:value-type="string">
            <text:p>after WWII</text:p>
          </table:table-cell>
          <table:table-cell table:style-name="ce7" office:value-type="float" office:value="185771">
            <text:p>185,771</text:p>
          </table:table-cell>
          <table:table-cell table:style-name="ce11" table:formula="of:=[.G155]/[.H155]" office:value-type="float" office:value="20.915375798876">
            <text:p>20.9</text:p>
          </table:table-cell>
          <table:table-cell table:style-name="ce7" table:formula="of:=[.F155]*100/[.C155]" office:value-type="float" office:value="187.923344214384">
            <text:p>188</text:p>
          </table:table-cell>
          <table:table-cell table:style-name="ce7" table:formula="of:=[.G155]+[.H155]" office:value-type="float" office:value="349107.075780504">
            <text:p>349,107</text:p>
          </table:table-cell>
          <table:table-cell table:style-name="ce7" table:formula="of:=SUM(OFFSET([.M155];-[.C$4]+1;0;[.C$4];1))+[.O155]" office:value-type="float" office:value="333177.297574355">
            <text:p>333,177</text:p>
          </table:table-cell>
          <table:table-cell table:style-name="ce7" table:formula="of:=SUM(OFFSET([.N155];-[.D$4]+1;0;[.D$4];1))+[.P155]" office:value-type="float" office:value="15929.7782061491">
            <text:p>15,930</text:p>
          </table:table-cell>
          <table:table-cell table:style-name="ce18" table:formula="of:=(SUM(OFFSET([.M155];-[.C$4]+1;0;[.C$4];1))+SUM(OFFSET([.N155];-[.D$4]+1;0;[.D$4];1)))/[.F155]" office:value-type="percentage" office:value="0.011973403835069">
            <text:p>1.2%</text:p>
          </table:table-cell>
          <table:table-cell table:style-name="ce17" table:formula="of:=SUM([.O155:.P155])/[.F155]" office:value-type="percentage" office:value="0.988026596164931">
            <text:p>99%</text:p>
          </table:table-cell>
          <table:table-cell table:style-name="ce22" table:formula="of:=SUM([.M143:.M168])/SUM([.N143:.N168])" office:value-type="float" office:value="100.888888888889">
            <text:p>100.9</text:p>
          </table:table-cell>
          <table:table-cell table:style-name="ce22" table:formula="of:=[.O155]/[.P155]" office:value-type="float" office:value="20.6979233972756">
            <text:p>20.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18]" office:value-type="float" office:value="329030.297574355">
            <text:p>329,030</text:p>
          </table:table-cell>
          <table:table-cell table:style-name="ce7" table:formula="of:=[$'prisoners yearly estimates'.C118]" office:value-type="float" office:value="15896.7782061491">
            <text:p>15,897</text:p>
          </table:table-cell>
          <table:table-cell table:style-name="ce7" table:formula="of:=[$'prisoners yearly estimates'.D118]" office:value-type="float" office:value="344927.075780504">
            <text:p>344,927</text:p>
          </table:table-cell>
          <table:table-cell table:number-columns-repeated="1007"/>
        </table:table-row>
        <table:table-row table:style-name="ro1">
          <table:table-cell table:style-name="ce4" office:value-type="float" office:value="1963">
            <text:p>1963</text:p>
          </table:table-cell>
          <table:table-cell office:value-type="string">
            <text:p>after WWII</text:p>
          </table:table-cell>
          <table:table-cell table:style-name="ce7" office:value-type="float" office:value="188483">
            <text:p>188,483</text:p>
          </table:table-cell>
          <table:table-cell table:style-name="ce11" table:formula="of:=[.G156]/[.H156]" office:value-type="float" office:value="21.0772472786796">
            <text:p>21.1</text:p>
          </table:table-cell>
          <table:table-cell table:style-name="ce7" table:formula="of:=[.F156]*100/[.C156]" office:value-type="float" office:value="184.022761133057">
            <text:p>184</text:p>
          </table:table-cell>
          <table:table-cell table:style-name="ce7" table:formula="of:=[.G156]+[.H156]" office:value-type="float" office:value="346851.620866421">
            <text:p>346,852</text:p>
          </table:table-cell>
          <table:table-cell table:style-name="ce7" table:formula="of:=SUM(OFFSET([.M156];-[.C$4]+1;0;[.C$4];1))+[.O156]" office:value-type="float" office:value="331140.802552519">
            <text:p>331,141</text:p>
          </table:table-cell>
          <table:table-cell table:style-name="ce7" table:formula="of:=SUM(OFFSET([.N156];-[.D$4]+1;0;[.D$4];1))+[.P156]" office:value-type="float" office:value="15710.8183139019">
            <text:p>15,711</text:p>
          </table:table-cell>
          <table:table-cell table:style-name="ce18" table:formula="of:=(SUM(OFFSET([.M156];-[.C$4]+1;0;[.C$4];1))+SUM(OFFSET([.N156];-[.D$4]+1;0;[.D$4];1)))/[.F156]" office:value-type="percentage" office:value="0.011786019594743">
            <text:p>1.2%</text:p>
          </table:table-cell>
          <table:table-cell table:style-name="ce17" table:formula="of:=SUM([.O156:.P156])/[.F156]" office:value-type="percentage" office:value="0.988213980405257">
            <text:p>99%</text:p>
          </table:table-cell>
          <table:table-cell table:style-name="ce22" table:formula="of:=SUM([.M144:.M169])/SUM([.N144:.N169])" office:value-type="float" office:value="91.6666666666667">
            <text:p>91.7</text:p>
          </table:table-cell>
          <table:table-cell table:style-name="ce22" table:formula="of:=[.O156]/[.P156]" office:value-type="float" office:value="20.8643613776186">
            <text:p>20.9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19]" office:value-type="float" office:value="327086.802552519">
            <text:p>327,087</text:p>
          </table:table-cell>
          <table:table-cell table:style-name="ce7" table:formula="of:=[$'prisoners yearly estimates'.C119]" office:value-type="float" office:value="15676.8183139019">
            <text:p>15,677</text:p>
          </table:table-cell>
          <table:table-cell table:style-name="ce7" table:formula="of:=[$'prisoners yearly estimates'.D119]" office:value-type="float" office:value="342763.620866421">
            <text:p>342,764</text:p>
          </table:table-cell>
          <table:table-cell table:number-columns-repeated="1007"/>
        </table:table-row>
        <table:table-row table:style-name="ro1">
          <table:table-cell table:style-name="ce4" office:value-type="float" office:value="1964">
            <text:p>1964</text:p>
          </table:table-cell>
          <table:table-cell office:value-type="string">
            <text:p>after WWII</text:p>
          </table:table-cell>
          <table:table-cell table:style-name="ce7" office:value-type="float" office:value="191141">
            <text:p>191,141</text:p>
          </table:table-cell>
          <table:table-cell table:style-name="ce11" table:formula="of:=[.G157]/[.H157]" office:value-type="float" office:value="21.2397618253425">
            <text:p>21.2</text:p>
          </table:table-cell>
          <table:table-cell table:style-name="ce7" table:formula="of:=[.F157]*100/[.C157]" office:value-type="float" office:value="180.275654723963">
            <text:p>180</text:p>
          </table:table-cell>
          <table:table-cell table:style-name="ce7" table:formula="of:=[.G157]+[.H157]" office:value-type="float" office:value="344580.68919593">
            <text:p>344,581</text:p>
          </table:table-cell>
          <table:table-cell table:style-name="ce7" table:formula="of:=SUM(OFFSET([.M157];-[.C$4]+1;0;[.C$4];1))+[.O157]" office:value-type="float" office:value="329086.78724221">
            <text:p>329,087</text:p>
          </table:table-cell>
          <table:table-cell table:style-name="ce7" table:formula="of:=SUM(OFFSET([.N157];-[.D$4]+1;0;[.D$4];1))+[.P157]" office:value-type="float" office:value="15493.9019537195">
            <text:p>15,494</text:p>
          </table:table-cell>
          <table:table-cell table:style-name="ce18" table:formula="of:=(SUM(OFFSET([.M157];-[.C$4]+1;0;[.C$4];1))+SUM(OFFSET([.N157];-[.D$4]+1;0;[.D$4];1)))/[.F157]" office:value-type="percentage" office:value="0.011509640918226">
            <text:p>1.2%</text:p>
          </table:table-cell>
          <table:table-cell table:style-name="ce17" table:formula="of:=SUM([.O157:.P157])/[.F157]" office:value-type="percentage" office:value="0.988490359081774">
            <text:p>99%</text:p>
          </table:table-cell>
          <table:table-cell table:style-name="ce22" table:formula="of:=SUM([.M145:.M170])/SUM([.N145:.N170])" office:value-type="float" office:value="90.75">
            <text:p>90.8</text:p>
          </table:table-cell>
          <table:table-cell table:style-name="ce22" table:formula="of:=[.O157]/[.P157]" office:value-type="float" office:value="21.0321377338349">
            <text:p>21.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20]" office:value-type="float" office:value="325154.78724221">
            <text:p>325,155</text:p>
          </table:table-cell>
          <table:table-cell table:style-name="ce7" table:formula="of:=[$'prisoners yearly estimates'.C120]" office:value-type="float" office:value="15459.9019537195">
            <text:p>15,460</text:p>
          </table:table-cell>
          <table:table-cell table:style-name="ce7" table:formula="of:=[$'prisoners yearly estimates'.D120]" office:value-type="float" office:value="340614.68919593">
            <text:p>340,615</text:p>
          </table:table-cell>
          <table:table-cell table:number-columns-repeated="1007"/>
        </table:table-row>
        <table:table-row table:style-name="ro1">
          <table:table-cell table:style-name="ce4" office:value-type="float" office:value="1965">
            <text:p>1965</text:p>
          </table:table-cell>
          <table:table-cell office:value-type="string">
            <text:p>after WWII</text:p>
          </table:table-cell>
          <table:table-cell table:style-name="ce7" office:value-type="float" office:value="193526">
            <text:p>193,526</text:p>
          </table:table-cell>
          <table:table-cell table:style-name="ce11" table:formula="of:=[.G158]/[.H158]" office:value-type="float" office:value="21.4072558316797">
            <text:p>21.4</text:p>
          </table:table-cell>
          <table:table-cell table:style-name="ce7" table:formula="of:=[.F158]*100/[.C158]" office:value-type="float" office:value="176.906550462877">
            <text:p>177</text:p>
          </table:table-cell>
          <table:table-cell table:style-name="ce7" table:formula="of:=[.G158]+[.H158]" office:value-type="float" office:value="342360.170848788">
            <text:p>342,360</text:p>
          </table:table-cell>
          <table:table-cell table:style-name="ce7" table:formula="of:=SUM(OFFSET([.M158];-[.C$4]+1;0;[.C$4];1))+[.O158]" office:value-type="float" office:value="327081.183835807">
            <text:p>327,081</text:p>
          </table:table-cell>
          <table:table-cell table:style-name="ce7" table:formula="of:=SUM(OFFSET([.N158];-[.D$4]+1;0;[.D$4];1))+[.P158]" office:value-type="float" office:value="15278.9870129815">
            <text:p>15,279</text:p>
          </table:table-cell>
          <table:table-cell table:style-name="ce18" table:formula="of:=(SUM(OFFSET([.M158];-[.C$4]+1;0;[.C$4];1))+SUM(OFFSET([.N158];-[.D$4]+1;0;[.D$4];1)))/[.F158]" office:value-type="percentage" office:value="0.0113330940055924">
            <text:p>1.1%</text:p>
          </table:table-cell>
          <table:table-cell table:style-name="ce17" table:formula="of:=SUM([.O158:.P158])/[.F158]" office:value-type="percentage" office:value="0.988666905994407">
            <text:p>99%</text:p>
          </table:table-cell>
          <table:table-cell table:style-name="ce22" table:formula="of:=SUM([.M146:.M171])/SUM([.N146:.N171])" office:value-type="float" office:value="80.625">
            <text:p>80.6</text:p>
          </table:table-cell>
          <table:table-cell table:style-name="ce22" table:formula="of:=[.O158]/[.P158]" office:value-type="float" office:value="21.2012632281913">
            <text:p>21.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21]" office:value-type="float" office:value="323234.183835807">
            <text:p>323,234</text:p>
          </table:table-cell>
          <table:table-cell table:style-name="ce7" table:formula="of:=[$'prisoners yearly estimates'.C121]" office:value-type="float" office:value="15245.9870129815">
            <text:p>15,246</text:p>
          </table:table-cell>
          <table:table-cell table:style-name="ce7" table:formula="of:=[$'prisoners yearly estimates'.D121]" office:value-type="float" office:value="338480.170848788">
            <text:p>338,480</text:p>
          </table:table-cell>
          <table:table-cell table:number-columns-repeated="1007"/>
        </table:table-row>
        <table:table-row table:style-name="ro1">
          <table:table-cell table:style-name="ce4" office:value-type="float" office:value="1966">
            <text:p>1966</text:p>
          </table:table-cell>
          <table:table-cell office:value-type="string">
            <text:p>after WWII</text:p>
          </table:table-cell>
          <table:table-cell table:style-name="ce7" office:value-type="float" office:value="195576">
            <text:p>195,576</text:p>
          </table:table-cell>
          <table:table-cell table:style-name="ce11" table:formula="of:=[.G159]/[.H159]" office:value-type="float" office:value="21.5719941227249">
            <text:p>21.6</text:p>
          </table:table-cell>
          <table:table-cell table:style-name="ce7" table:formula="of:=[.F159]*100/[.C159]" office:value-type="float" office:value="173.892991414068">
            <text:p>174</text:p>
          </table:table-cell>
          <table:table-cell table:style-name="ce7" table:formula="of:=[.G159]+[.H159]" office:value-type="float" office:value="340092.956887977">
            <text:p>340,093</text:p>
          </table:table-cell>
          <table:table-cell table:style-name="ce7" table:formula="of:=SUM(OFFSET([.M159];-[.C$4]+1;0;[.C$4];1))+[.O159]" office:value-type="float" office:value="325025.924926207">
            <text:p>325,026</text:p>
          </table:table-cell>
          <table:table-cell table:style-name="ce7" table:formula="of:=SUM(OFFSET([.N159];-[.D$4]+1;0;[.D$4];1))+[.P159]" office:value-type="float" office:value="15067.0319617698">
            <text:p>15,067</text:p>
          </table:table-cell>
          <table:table-cell table:style-name="ce18" table:formula="of:=(SUM(OFFSET([.M159];-[.C$4]+1;0;[.C$4];1))+SUM(OFFSET([.N159];-[.D$4]+1;0;[.D$4];1)))/[.F159]" office:value-type="percentage" office:value="0.0109764107853301">
            <text:p>1.1%</text:p>
          </table:table-cell>
          <table:table-cell table:style-name="ce17" table:formula="of:=SUM([.O159:.P159])/[.F159]" office:value-type="percentage" office:value="0.98902358921467">
            <text:p>99%</text:p>
          </table:table-cell>
          <table:table-cell table:style-name="ce22" table:formula="of:=SUM([.M147:.M172])/SUM([.N147:.N172])" office:value-type="float" office:value="117.4">
            <text:p>117.4</text:p>
          </table:table-cell>
          <table:table-cell table:style-name="ce22" table:formula="of:=[.O159]/[.P159]" office:value-type="float" office:value="21.3717487094974">
            <text:p>21.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22]" office:value-type="float" office:value="321324.924926207">
            <text:p>321,325</text:p>
          </table:table-cell>
          <table:table-cell table:style-name="ce7" table:formula="of:=[$'prisoners yearly estimates'.C122]" office:value-type="float" office:value="15035.0319617698">
            <text:p>15,035</text:p>
          </table:table-cell>
          <table:table-cell table:style-name="ce7" table:formula="of:=[$'prisoners yearly estimates'.D122]" office:value-type="float" office:value="336359.956887977">
            <text:p>336,360</text:p>
          </table:table-cell>
          <table:table-cell table:number-columns-repeated="1007"/>
        </table:table-row>
        <table:table-row table:style-name="ro1">
          <table:table-cell table:style-name="ce4" office:value-type="float" office:value="1967">
            <text:p>1967</text:p>
          </table:table-cell>
          <table:table-cell office:value-type="string">
            <text:p>after WWII</text:p>
          </table:table-cell>
          <table:table-cell table:style-name="ce7" office:value-type="float" office:value="197457">
            <text:p>197,457</text:p>
          </table:table-cell>
          <table:table-cell table:style-name="ce11" table:formula="of:=[.G160]/[.H160]" office:value-type="float" office:value="21.7389132283685">
            <text:p>21.7</text:p>
          </table:table-cell>
          <table:table-cell table:style-name="ce7" table:formula="of:=[.F160]*100/[.C160]" office:value-type="float" office:value="171.091396784754">
            <text:p>171</text:p>
          </table:table-cell>
          <table:table-cell table:style-name="ce7" table:formula="of:=[.G160]+[.H160]" office:value-type="float" office:value="337831.939349272">
            <text:p>337,832</text:p>
          </table:table-cell>
          <table:table-cell table:style-name="ce7" table:formula="of:=SUM(OFFSET([.M160];-[.C$4]+1;0;[.C$4];1))+[.O160]" office:value-type="float" office:value="322974.943504466">
            <text:p>322,975</text:p>
          </table:table-cell>
          <table:table-cell table:style-name="ce7" table:formula="of:=SUM(OFFSET([.N160];-[.D$4]+1;0;[.D$4];1))+[.P160]" office:value-type="float" office:value="14856.9958448059">
            <text:p>14,857</text:p>
          </table:table-cell>
          <table:table-cell table:style-name="ce18" table:formula="of:=(SUM(OFFSET([.M160];-[.C$4]+1;0;[.C$4];1))+SUM(OFFSET([.N160];-[.D$4]+1;0;[.D$4];1)))/[.F160]" office:value-type="percentage" office:value="0.0105910649149749">
            <text:p>1.1%</text:p>
          </table:table-cell>
          <table:table-cell table:style-name="ce17" table:formula="of:=SUM([.O160:.P160])/[.F160]" office:value-type="percentage" office:value="0.989408935085025">
            <text:p>99%</text:p>
          </table:table-cell>
          <table:table-cell table:style-name="ce22" table:formula="of:=SUM([.M148:.M173])/SUM([.N148:.N173])" office:value-type="float" office:value="168.333333333333">
            <text:p>168.3</text:p>
          </table:table-cell>
          <table:table-cell table:style-name="ce22" table:formula="of:=[.O160]/[.P160]" office:value-type="float" office:value="21.543605113801">
            <text:p>21.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23]" office:value-type="float" office:value="319426.943504466">
            <text:p>319,427</text:p>
          </table:table-cell>
          <table:table-cell table:style-name="ce7" table:formula="of:=[$'prisoners yearly estimates'.C123]" office:value-type="float" office:value="14826.9958448059">
            <text:p>14,827</text:p>
          </table:table-cell>
          <table:table-cell table:style-name="ce7" table:formula="of:=[$'prisoners yearly estimates'.D123]" office:value-type="float" office:value="334253.939349272">
            <text:p>334,254</text:p>
          </table:table-cell>
          <table:table-cell table:number-columns-repeated="1007"/>
        </table:table-row>
        <table:table-row table:style-name="ro1">
          <table:table-cell table:style-name="ce4" office:value-type="float" office:value="1968">
            <text:p>1968</text:p>
          </table:table-cell>
          <table:table-cell office:value-type="string">
            <text:p>after WWII</text:p>
          </table:table-cell>
          <table:table-cell table:style-name="ce7" office:value-type="float" office:value="199399">
            <text:p>199,399</text:p>
          </table:table-cell>
          <table:table-cell table:style-name="ce11" table:formula="of:=[.G161]/[.H161]" office:value-type="float" office:value="21.9061303500956">
            <text:p>21.9</text:p>
          </table:table-cell>
          <table:table-cell table:style-name="ce7" table:formula="of:=[.F161]*100/[.C161]" office:value-type="float" office:value="168.302755395435">
            <text:p>168</text:p>
          </table:table-cell>
          <table:table-cell table:style-name="ce7" table:formula="of:=[.G161]+[.H161]" office:value-type="float" office:value="335594.011230944">
            <text:p>335,594</text:p>
          </table:table-cell>
          <table:table-cell table:style-name="ce7" table:formula="of:=SUM(OFFSET([.M161];-[.C$4]+1;0;[.C$4];1))+[.O161]" office:value-type="float" office:value="320943.172957444">
            <text:p>320,943</text:p>
          </table:table-cell>
          <table:table-cell table:style-name="ce7" table:formula="of:=SUM(OFFSET([.N161];-[.D$4]+1;0;[.D$4];1))+[.P161]" office:value-type="float" office:value="14650.8382734992">
            <text:p>14,651</text:p>
          </table:table-cell>
          <table:table-cell table:style-name="ce18" table:formula="of:=(SUM(OFFSET([.M161];-[.C$4]+1;0;[.C$4];1))+SUM(OFFSET([.N161];-[.D$4]+1;0;[.D$4];1)))/[.F161]" office:value-type="percentage" office:value="0.0102266425655559">
            <text:p>1.0%</text:p>
          </table:table-cell>
          <table:table-cell table:style-name="ce17" table:formula="of:=SUM([.O161:.P161])/[.F161]" office:value-type="percentage" office:value="0.989773357434444">
            <text:p>99%</text:p>
          </table:table-cell>
          <table:table-cell table:style-name="ce22" table:formula="of:=SUM([.M149:.M174])/SUM([.N149:.N174])" office:value-type="float" office:value="214">
            <text:p>214.0</text:p>
          </table:table-cell>
          <table:table-cell table:style-name="ce22" table:formula="of:=[.O161]/[.P161]" office:value-type="float" office:value="21.71684346509">
            <text:p>21.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4]" office:value-type="float" office:value="317540.172957444">
            <text:p>317,540</text:p>
          </table:table-cell>
          <table:table-cell table:style-name="ce7" table:formula="of:=[$'prisoners yearly estimates'.C124]" office:value-type="float" office:value="14621.8382734992">
            <text:p>14,622</text:p>
          </table:table-cell>
          <table:table-cell table:style-name="ce7" table:formula="of:=[$'prisoners yearly estimates'.D124]" office:value-type="float" office:value="332162.011230944">
            <text:p>332,162</text:p>
          </table:table-cell>
          <table:table-cell table:number-columns-repeated="1007"/>
        </table:table-row>
        <table:table-row table:style-name="ro1">
          <table:table-cell table:style-name="ce4" office:value-type="float" office:value="1969">
            <text:p>1969</text:p>
          </table:table-cell>
          <table:table-cell office:value-type="string">
            <text:p>after WWII</text:p>
          </table:table-cell>
          <table:table-cell table:style-name="ce7" office:value-type="float" office:value="201385">
            <text:p>201,385</text:p>
          </table:table-cell>
          <table:table-cell table:style-name="ce11" table:formula="of:=[.G162]/[.H162]" office:value-type="float" office:value="22.0719187784608">
            <text:p>22.1</text:p>
          </table:table-cell>
          <table:table-cell table:style-name="ce7" table:formula="of:=[.F162]*100/[.C162]" office:value-type="float" office:value="165.531229477654">
            <text:p>166</text:p>
          </table:table-cell>
          <table:table-cell table:style-name="ce7" table:formula="of:=[.G162]+[.H162]" office:value-type="float" office:value="333355.066483573">
            <text:p>333,355</text:p>
          </table:table-cell>
          <table:table-cell table:style-name="ce7" table:formula="of:=SUM(OFFSET([.M162];-[.C$4]+1;0;[.C$4];1))+[.O162]" office:value-type="float" office:value="318906.547065466">
            <text:p>318,907</text:p>
          </table:table-cell>
          <table:table-cell table:style-name="ce7" table:formula="of:=SUM(OFFSET([.N162];-[.D$4]+1;0;[.D$4];1))+[.P162]" office:value-type="float" office:value="14448.5194181068">
            <text:p>14,449</text:p>
          </table:table-cell>
          <table:table-cell table:style-name="ce18" table:formula="of:=(SUM(OFFSET([.M162];-[.C$4]+1;0;[.C$4];1))+SUM(OFFSET([.N162];-[.D$4]+1;0;[.D$4];1)))/[.F162]" office:value-type="percentage" office:value="0.00981236023950212">
            <text:p>1.0%</text:p>
          </table:table-cell>
          <table:table-cell table:style-name="ce17" table:formula="of:=SUM([.O162:.P162])/[.F162]" office:value-type="percentage" office:value="0.990187639760498">
            <text:p>99%</text:p>
          </table:table-cell>
          <table:table-cell table:style-name="ce22" table:formula="of:=SUM([.M150:.M175])/SUM([.N150:.N175])" office:value-type="float" office:value="182.5">
            <text:p>182.5</text:p>
          </table:table-cell>
          <table:table-cell table:style-name="ce22" table:formula="of:=[.O162]/[.P162]" office:value-type="float" office:value="21.8914748759991">
            <text:p>21.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5]" office:value-type="float" office:value="315664.547065466">
            <text:p>315,665</text:p>
          </table:table-cell>
          <table:table-cell table:style-name="ce7" table:formula="of:=[$'prisoners yearly estimates'.C125]" office:value-type="float" office:value="14419.5194181068">
            <text:p>14,420</text:p>
          </table:table-cell>
          <table:table-cell table:style-name="ce7" table:formula="of:=[$'prisoners yearly estimates'.D125]" office:value-type="float" office:value="330084.066483573">
            <text:p>330,084</text:p>
          </table:table-cell>
          <table:table-cell table:number-columns-repeated="1007"/>
        </table:table-row>
        <table:table-row table:style-name="ro1">
          <table:table-cell table:style-name="ce4" office:value-type="float" office:value="1970">
            <text:p>1970</text:p>
          </table:table-cell>
          <table:table-cell office:value-type="string">
            <text:p>after WWII</text:p>
          </table:table-cell>
          <table:table-cell table:style-name="ce7" office:value-type="float" office:value="203984">
            <text:p>203,984</text:p>
          </table:table-cell>
          <table:table-cell table:style-name="ce11" table:formula="of:=[.G163]/[.H163]" office:value-type="float" office:value="22.238543055653">
            <text:p>22.2</text:p>
          </table:table-cell>
          <table:table-cell table:style-name="ce7" table:formula="of:=[.F163]*100/[.C163]" office:value-type="float" office:value="162.329398384187">
            <text:p>162</text:p>
          </table:table-cell>
          <table:table-cell table:style-name="ce7" table:formula="of:=[.G163]+[.H163]" office:value-type="float" office:value="331126">
            <text:p>331,126</text:p>
          </table:table-cell>
          <table:table-cell table:style-name="ce7" table:formula="of:=SUM(OFFSET([.M163];-[.C$4]+1;0;[.C$4];1))+[.O163]" office:value-type="float" office:value="316877">
            <text:p>316,877</text:p>
          </table:table-cell>
          <table:table-cell table:style-name="ce7" table:formula="of:=SUM(OFFSET([.N163];-[.D$4]+1;0;[.D$4];1))+[.P163]" office:value-type="float" office:value="14249">
            <text:p>14,249</text:p>
          </table:table-cell>
          <table:table-cell table:style-name="ce18" table:formula="of:=(SUM(OFFSET([.M163];-[.C$4]+1;0;[.C$4];1))+SUM(OFFSET([.N163];-[.D$4]+1;0;[.D$4];1)))/[.F163]" office:value-type="percentage" office:value="0.00938011512234014">
            <text:p>0.9%</text:p>
          </table:table-cell>
          <table:table-cell table:style-name="ce17" table:formula="of:=SUM([.O163:.P163])/[.F163]" office:value-type="percentage" office:value="0.99061988487766">
            <text:p>99%</text:p>
          </table:table-cell>
          <table:table-cell table:style-name="ce22" table:formula="of:=SUM([.M151:.M176])/SUM([.N151:.N176])" office:value-type="float" office:value="302">
            <text:p>302.0</text:p>
          </table:table-cell>
          <table:table-cell table:style-name="ce22" table:formula="of:=[.O163]/[.P163]" office:value-type="float" office:value="22.0675105485232">
            <text:p>22.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6]" office:value-type="float" office:value="313800">
            <text:p>313,800</text:p>
          </table:table-cell>
          <table:table-cell table:style-name="ce7" table:formula="of:=[$'prisoners yearly estimates'.C126]" office:value-type="float" office:value="14220">
            <text:p>14,220</text:p>
          </table:table-cell>
          <table:table-cell table:style-name="ce7" table:formula="of:=[$'prisoners yearly estimates'.D126]" office:value-type="float" office:value="328020">
            <text:p>328,020</text:p>
          </table:table-cell>
          <table:table-cell table:number-columns-repeated="1007"/>
        </table:table-row>
        <table:table-row table:style-name="ro1">
          <table:table-cell table:style-name="ce4" office:value-type="float" office:value="1971">
            <text:p>1971</text:p>
          </table:table-cell>
          <table:table-cell office:value-type="string">
            <text:p>after WWII</text:p>
          </table:table-cell>
          <table:table-cell table:style-name="ce7" office:value-type="float" office:value="206827">
            <text:p>206,827</text:p>
          </table:table-cell>
          <table:table-cell table:style-name="ce11" table:formula="of:=[.G164]/[.H164]" office:value-type="float" office:value="21.5438207800778">
            <text:p>21.5</text:p>
          </table:table-cell>
          <table:table-cell table:style-name="ce7" table:formula="of:=[.F164]*100/[.C164]" office:value-type="float" office:value="165.651964304377">
            <text:p>166</text:p>
          </table:table-cell>
          <table:table-cell table:style-name="ce7" table:formula="of:=[.G164]+[.H164]" office:value-type="float" office:value="342612.988211813">
            <text:p>342,613</text:p>
          </table:table-cell>
          <table:table-cell table:style-name="ce7" table:formula="of:=SUM(OFFSET([.M164];-[.C$4]+1;0;[.C$4];1))+[.O164]" office:value-type="float" office:value="327415.343076408">
            <text:p>327,415</text:p>
          </table:table-cell>
          <table:table-cell table:style-name="ce7" table:formula="of:=SUM(OFFSET([.N164];-[.D$4]+1;0;[.D$4];1))+[.P164]" office:value-type="float" office:value="15197.645135406">
            <text:p>15,198</text:p>
          </table:table-cell>
          <table:table-cell table:style-name="ce18" table:formula="of:=(SUM(OFFSET([.M164];-[.C$4]+1;0;[.C$4];1))+SUM(OFFSET([.N164];-[.D$4]+1;0;[.D$4];1)))/[.F164]" office:value-type="percentage" office:value="0.00849938589660155">
            <text:p>0.8%</text:p>
          </table:table-cell>
          <table:table-cell table:style-name="ce17" table:formula="of:=SUM([.O164:.P164])/[.F164]" office:value-type="percentage" office:value="0.991500614103398">
            <text:p>99%</text:p>
          </table:table-cell>
          <table:table-cell table:style-name="ce22" table:formula="of:=SUM([.M152:.M177])/SUM([.N152:.N177])" office:value-type="float" office:value="136">
            <text:p>136.0</text:p>
          </table:table-cell>
          <table:table-cell table:style-name="ce22" table:formula="of:=[.O164]/[.P164]" office:value-type="float" office:value="21.3934696678534">
            <text:p>21.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7]" office:value-type="float" office:value="324531.343076407">
            <text:p>324,531</text:p>
          </table:table-cell>
          <table:table-cell table:style-name="ce7" table:formula="of:=[$'prisoners yearly estimates'.C127]" office:value-type="float" office:value="15169.645135406">
            <text:p>15,170</text:p>
          </table:table-cell>
          <table:table-cell table:style-name="ce7" table:formula="of:=[$'prisoners yearly estimates'.D127]" office:value-type="float" office:value="339700.988211814">
            <text:p>339,701</text:p>
          </table:table-cell>
          <table:table-cell table:number-columns-repeated="1007"/>
        </table:table-row>
        <table:table-row table:style-name="ro1">
          <table:table-cell table:style-name="ce4" office:value-type="float" office:value="1972">
            <text:p>1972</text:p>
          </table:table-cell>
          <table:table-cell office:value-type="string">
            <text:p>after WWII</text:p>
          </table:table-cell>
          <table:table-cell table:style-name="ce7" office:value-type="float" office:value="209284">
            <text:p>209,284</text:p>
          </table:table-cell>
          <table:table-cell table:style-name="ce11" table:formula="of:=[.G165]/[.H165]" office:value-type="float" office:value="20.873934744744">
            <text:p>20.9</text:p>
          </table:table-cell>
          <table:table-cell table:style-name="ce7" table:formula="of:=[.F165]*100/[.C165]" office:value-type="float" office:value="169.399661130799">
            <text:p>169</text:p>
          </table:table-cell>
          <table:table-cell table:style-name="ce7" table:formula="of:=[.G165]+[.H165]" office:value-type="float" office:value="354526.386800982">
            <text:p>354,526</text:p>
          </table:table-cell>
          <table:table-cell table:style-name="ce7" table:formula="of:=SUM(OFFSET([.M165];-[.C$4]+1;0;[.C$4];1))+[.O165]" office:value-type="float" office:value="338318.676988454">
            <text:p>338,319</text:p>
          </table:table-cell>
          <table:table-cell table:style-name="ce7" table:formula="of:=SUM(OFFSET([.N165];-[.D$4]+1;0;[.D$4];1))+[.P165]" office:value-type="float" office:value="16207.7098125279">
            <text:p>16,208</text:p>
          </table:table-cell>
          <table:table-cell table:style-name="ce18" table:formula="of:=(SUM(OFFSET([.M165];-[.C$4]+1;0;[.C$4];1))+SUM(OFFSET([.N165];-[.D$4]+1;0;[.D$4];1)))/[.F165]" office:value-type="percentage" office:value="0.0076552835022786">
            <text:p>0.8%</text:p>
          </table:table-cell>
          <table:table-cell table:style-name="ce17" table:formula="of:=SUM([.O165:.P165])/[.F165]" office:value-type="percentage" office:value="0.992344716497721">
            <text:p>99%</text:p>
          </table:table-cell>
          <table:table-cell table:style-name="ce22" table:formula="of:=SUM([.M153:.M178])/SUM([.N153:.N178])" office:value-type="float" office:value="120.5">
            <text:p>120.5</text:p>
          </table:table-cell>
          <table:table-cell table:style-name="ce22" table:formula="of:=[.O165]/[.P165]" office:value-type="float" office:value="20.7400170228984">
            <text:p>20.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8]" office:value-type="float" office:value="335629.676988454">
            <text:p>335,630</text:p>
          </table:table-cell>
          <table:table-cell table:style-name="ce7" table:formula="of:=[$'prisoners yearly estimates'.C128]" office:value-type="float" office:value="16182.7098125279">
            <text:p>16,183</text:p>
          </table:table-cell>
          <table:table-cell table:style-name="ce7" table:formula="of:=[$'prisoners yearly estimates'.D128]" office:value-type="float" office:value="351812.386800982">
            <text:p>351,812</text:p>
          </table:table-cell>
          <table:table-cell table:number-columns-repeated="1007"/>
        </table:table-row>
        <table:table-row table:style-name="ro1">
          <table:table-cell table:style-name="ce4" office:value-type="float" office:value="1973">
            <text:p>1973</text:p>
          </table:table-cell>
          <table:table-cell office:value-type="string">
            <text:p>after WWII</text:p>
          </table:table-cell>
          <table:table-cell table:style-name="ce7" office:value-type="float" office:value="211357">
            <text:p>211,357</text:p>
          </table:table-cell>
          <table:table-cell table:style-name="ce11" table:formula="of:=[.G166]/[.H166]" office:value-type="float" office:value="20.2255376011377">
            <text:p>20.2</text:p>
          </table:table-cell>
          <table:table-cell table:style-name="ce7" table:formula="of:=[.F166]*100/[.C166]" office:value-type="float" office:value="173.609098084827">
            <text:p>174</text:p>
          </table:table-cell>
          <table:table-cell table:style-name="ce7" table:formula="of:=[.G166]+[.H166]" office:value-type="float" office:value="366934.981439149">
            <text:p>366,935</text:p>
          </table:table-cell>
          <table:table-cell table:style-name="ce7" table:formula="of:=SUM(OFFSET([.M166];-[.C$4]+1;0;[.C$4];1))+[.O166]" office:value-type="float" office:value="349647.552101223">
            <text:p>349,648</text:p>
          </table:table-cell>
          <table:table-cell table:style-name="ce7" table:formula="of:=SUM(OFFSET([.N166];-[.D$4]+1;0;[.D$4];1))+[.P166]" office:value-type="float" office:value="17287.4293379255">
            <text:p>17,287</text:p>
          </table:table-cell>
          <table:table-cell table:style-name="ce18" table:formula="of:=(SUM(OFFSET([.M166];-[.C$4]+1;0;[.C$4];1))+SUM(OFFSET([.N166];-[.D$4]+1;0;[.D$4];1)))/[.F166]" office:value-type="percentage" office:value="0.0069876139634978">
            <text:p>0.7%</text:p>
          </table:table-cell>
          <table:table-cell table:style-name="ce17" table:formula="of:=SUM([.O166:.P166])/[.F166]" office:value-type="percentage" office:value="0.993012386036502">
            <text:p>99%</text:p>
          </table:table-cell>
          <table:table-cell table:style-name="ce22" table:formula="of:=SUM([.M154:.M179])/SUM([.N154:.N179])" office:value-type="float" office:value="101.5">
            <text:p>101.5</text:p>
          </table:table-cell>
          <table:table-cell table:style-name="ce22" table:formula="of:=[.O166]/[.P166]" office:value-type="float" office:value="20.1065237564748">
            <text:p>20.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29]" office:value-type="float" office:value="347107.552101223">
            <text:p>347,108</text:p>
          </table:table-cell>
          <table:table-cell table:style-name="ce7" table:formula="of:=[$'prisoners yearly estimates'.C129]" office:value-type="float" office:value="17263.4293379255">
            <text:p>17,263</text:p>
          </table:table-cell>
          <table:table-cell table:style-name="ce7" table:formula="of:=[$'prisoners yearly estimates'.D129]" office:value-type="float" office:value="364370.981439149">
            <text:p>364,371</text:p>
          </table:table-cell>
          <table:table-cell table:number-columns-repeated="1007"/>
        </table:table-row>
        <table:table-row table:style-name="ro1">
          <table:table-cell table:style-name="ce4" office:value-type="float" office:value="1974">
            <text:p>1974</text:p>
          </table:table-cell>
          <table:table-cell office:value-type="string">
            <text:p>after WWII</text:p>
          </table:table-cell>
          <table:table-cell table:style-name="ce7" office:value-type="float" office:value="213342">
            <text:p>213,342</text:p>
          </table:table-cell>
          <table:table-cell table:style-name="ce11" table:formula="of:=[.G167]/[.H167]" office:value-type="float" office:value="19.5957286652627">
            <text:p>19.6</text:p>
          </table:table-cell>
          <table:table-cell table:style-name="ce7" table:formula="of:=[.F167]*100/[.C167]" office:value-type="float" office:value="178.010551058643">
            <text:p>178</text:p>
          </table:table-cell>
          <table:table-cell table:style-name="ce7" table:formula="of:=[.G167]+[.H167]" office:value-type="float" office:value="379771.269839529">
            <text:p>379,771</text:p>
          </table:table-cell>
          <table:table-cell table:style-name="ce7" table:formula="of:=SUM(OFFSET([.M167];-[.C$4]+1;0;[.C$4];1))+[.O167]" office:value-type="float" office:value="361331.94797761">
            <text:p>361,332</text:p>
          </table:table-cell>
          <table:table-cell table:style-name="ce7" table:formula="of:=SUM(OFFSET([.N167];-[.D$4]+1;0;[.D$4];1))+[.P167]" office:value-type="float" office:value="18439.3218619189">
            <text:p>18,439</text:p>
          </table:table-cell>
          <table:table-cell table:style-name="ce18" table:formula="of:=(SUM(OFFSET([.M167];-[.C$4]+1;0;[.C$4];1))+SUM(OFFSET([.N167];-[.D$4]+1;0;[.D$4];1)))/[.F167]" office:value-type="percentage" office:value="0.00625903060282678">
            <text:p>0.6%</text:p>
          </table:table-cell>
          <table:table-cell table:style-name="ce17" table:formula="of:=SUM([.O167:.P167])/[.F167]" office:value-type="percentage" office:value="0.993740969397173">
            <text:p>99%</text:p>
          </table:table-cell>
          <table:table-cell table:style-name="ce22" table:formula="of:=SUM([.M155:.M180])/SUM([.N155:.N180])" office:value-type="float" office:value="92.5">
            <text:p>92.5</text:p>
          </table:table-cell>
          <table:table-cell table:style-name="ce22" table:formula="of:=[.O167]/[.P167]" office:value-type="float" office:value="19.4923802195215">
            <text:p>19.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30]" office:value-type="float" office:value="358977.94797761">
            <text:p>358,978</text:p>
          </table:table-cell>
          <table:table-cell table:style-name="ce7" table:formula="of:=[$'prisoners yearly estimates'.C130]" office:value-type="float" office:value="18416.3218619189">
            <text:p>18,416</text:p>
          </table:table-cell>
          <table:table-cell table:style-name="ce7" table:formula="of:=[$'prisoners yearly estimates'.D130]" office:value-type="float" office:value="377394.269839529">
            <text:p>377,394</text:p>
          </table:table-cell>
          <table:table-cell table:number-columns-repeated="1007"/>
        </table:table-row>
        <table:table-row table:style-name="ro1">
          <table:table-cell table:style-name="ce4" office:value-type="float" office:value="1975">
            <text:p>1975</text:p>
          </table:table-cell>
          <table:table-cell office:value-type="string">
            <text:p>after WWII</text:p>
          </table:table-cell>
          <table:table-cell table:style-name="ce7" office:value-type="float" office:value="215465">
            <text:p>215,465</text:p>
          </table:table-cell>
          <table:table-cell table:style-name="ce11" table:formula="of:=[.G168]/[.H168]" office:value-type="float" office:value="18.988272354865">
            <text:p>19.0</text:p>
          </table:table-cell>
          <table:table-cell table:style-name="ce7" table:formula="of:=[.F168]*100/[.C168]" office:value-type="float" office:value="182.448887440469">
            <text:p>182</text:p>
          </table:table-cell>
          <table:table-cell table:style-name="ce7" table:formula="of:=[.G168]+[.H168]" office:value-type="float" office:value="393113.495323606">
            <text:p>393,113</text:p>
          </table:table-cell>
          <table:table-cell table:style-name="ce7" table:formula="of:=SUM(OFFSET([.M168];-[.C$4]+1;0;[.C$4];1))+[.O168]" office:value-type="float" office:value="373446.288056044">
            <text:p>373,446</text:p>
          </table:table-cell>
          <table:table-cell table:style-name="ce7" table:formula="of:=SUM(OFFSET([.N168];-[.D$4]+1;0;[.D$4];1))+[.P168]" office:value-type="float" office:value="19667.2072675618">
            <text:p>19,667</text:p>
          </table:table-cell>
          <table:table-cell table:style-name="ce18" table:formula="of:=(SUM(OFFSET([.M168];-[.C$4]+1;0;[.C$4];1))+SUM(OFFSET([.N168];-[.D$4]+1;0;[.D$4];1)))/[.F168]" office:value-type="percentage" office:value="0.00562941752528309">
            <text:p>0.6%</text:p>
          </table:table-cell>
          <table:table-cell table:style-name="ce17" table:formula="of:=SUM([.O168:.P168])/[.F168]" office:value-type="percentage" office:value="0.994370582474717">
            <text:p>99%</text:p>
          </table:table-cell>
          <table:table-cell table:style-name="ce22" table:formula="of:=SUM([.M156:.M181])/SUM([.N156:.N181])" office:value-type="float" office:value="150">
            <text:p>150.0</text:p>
          </table:table-cell>
          <table:table-cell table:style-name="ce22" table:formula="of:=[.O168]/[.P168]" office:value-type="float" office:value="18.8969953843981">
            <text:p>18.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31]" office:value-type="float" office:value="371254.288056044">
            <text:p>371,254</text:p>
          </table:table-cell>
          <table:table-cell table:style-name="ce7" table:formula="of:=[$'prisoners yearly estimates'.C131]" office:value-type="float" office:value="19646.2072675618">
            <text:p>19,646</text:p>
          </table:table-cell>
          <table:table-cell table:style-name="ce7" table:formula="of:=[$'prisoners yearly estimates'.D131]" office:value-type="float" office:value="390900.495323606">
            <text:p>390,900</text:p>
          </table:table-cell>
          <table:table-cell table:number-columns-repeated="1007"/>
        </table:table-row>
        <table:table-row table:style-name="ro1">
          <table:table-cell table:style-name="ce4" office:value-type="float" office:value="1976">
            <text:p>1976</text:p>
          </table:table-cell>
          <table:table-cell office:value-type="string">
            <text:p>after WWII</text:p>
          </table:table-cell>
          <table:table-cell table:style-name="ce7" office:value-type="float" office:value="217563">
            <text:p>217,563</text:p>
          </table:table-cell>
          <table:table-cell table:style-name="ce11" table:formula="of:=[.G169]/[.H169]" office:value-type="float" office:value="18.4000320375268">
            <text:p>18.4</text:p>
          </table:table-cell>
          <table:table-cell table:style-name="ce7" table:formula="of:=[.F169]*100/[.C169]" office:value-type="float" office:value="187.071184967675">
            <text:p>187</text:p>
          </table:table-cell>
          <table:table-cell table:style-name="ce7" table:formula="of:=[.G169]+[.H169]" office:value-type="float" office:value="406997.682151223">
            <text:p>406,998</text:p>
          </table:table-cell>
          <table:table-cell table:style-name="ce7" table:formula="of:=SUM(OFFSET([.M169];-[.C$4]+1;0;[.C$4];1))+[.O169]" office:value-type="float" office:value="386018.454830157">
            <text:p>386,018</text:p>
          </table:table-cell>
          <table:table-cell table:style-name="ce7" table:formula="of:=SUM(OFFSET([.N169];-[.D$4]+1;0;[.D$4];1))+[.P169]" office:value-type="float" office:value="20979.2273210652">
            <text:p>20,979</text:p>
          </table:table-cell>
          <table:table-cell table:style-name="ce18" table:formula="of:=(SUM(OFFSET([.M169];-[.C$4]+1;0;[.C$4];1))+SUM(OFFSET([.N169];-[.D$4]+1;0;[.D$4];1)))/[.F169]" office:value-type="percentage" office:value="0.00513270736324198">
            <text:p>0.5%</text:p>
          </table:table-cell>
          <table:table-cell table:style-name="ce17" table:formula="of:=SUM([.O169:.P169])/[.F169]" office:value-type="percentage" office:value="0.994867292636758">
            <text:p>99%</text:p>
          </table:table-cell>
          <table:table-cell table:style-name="ce22" table:formula="of:=SUM([.M157:.M182])/SUM([.N157:.N182])" office:value-type="float" office:value="145">
            <text:p>145.0</text:p>
          </table:table-cell>
          <table:table-cell table:style-name="ce22" table:formula="of:=[.O169]/[.P169]" office:value-type="float" office:value="18.3197962761024">
            <text:p>18.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32]" office:value-type="float" office:value="383950.454830157">
            <text:p>383,950</text:p>
          </table:table-cell>
          <table:table-cell table:style-name="ce7" table:formula="of:=[$'prisoners yearly estimates'.C132]" office:value-type="float" office:value="20958.2273210652">
            <text:p>20,958</text:p>
          </table:table-cell>
          <table:table-cell table:style-name="ce7" table:formula="of:=[$'prisoners yearly estimates'.D132]" office:value-type="float" office:value="404908.682151223">
            <text:p>404,909</text:p>
          </table:table-cell>
          <table:table-cell table:number-columns-repeated="1007"/>
        </table:table-row>
        <table:table-row table:style-name="ro1">
          <table:table-cell table:style-name="ce4" office:value-type="float" office:value="1977">
            <text:p>1977</text:p>
          </table:table-cell>
          <table:table-cell office:value-type="string">
            <text:p>after WWII</text:p>
          </table:table-cell>
          <table:table-cell table:style-name="ce7" office:value-type="float" office:value="219760">
            <text:p>219,760</text:p>
          </table:table-cell>
          <table:table-cell table:style-name="ce11" table:formula="of:=[.G170]/[.H170]" office:value-type="float" office:value="17.8305185223894">
            <text:p>17.8</text:p>
          </table:table-cell>
          <table:table-cell table:style-name="ce7" table:formula="of:=[.F170]*100/[.C170]" office:value-type="float" office:value="191.75722275004">
            <text:p>192</text:p>
          </table:table-cell>
          <table:table-cell table:style-name="ce7" table:formula="of:=[.G170]+[.H170]" office:value-type="float" office:value="421405.672715487">
            <text:p>421,406</text:p>
          </table:table-cell>
          <table:table-cell table:style-name="ce7" table:formula="of:=SUM(OFFSET([.M170];-[.C$4]+1;0;[.C$4];1))+[.O170]" office:value-type="float" office:value="399026.805547573">
            <text:p>399,027</text:p>
          </table:table-cell>
          <table:table-cell table:style-name="ce7" table:formula="of:=SUM(OFFSET([.N170];-[.D$4]+1;0;[.D$4];1))+[.P170]" office:value-type="float" office:value="22378.8671679135">
            <text:p>22,379</text:p>
          </table:table-cell>
          <table:table-cell table:style-name="ce18" table:formula="of:=(SUM(OFFSET([.M170];-[.C$4]+1;0;[.C$4];1))+SUM(OFFSET([.N170];-[.D$4]+1;0;[.D$4];1)))/[.F170]" office:value-type="percentage" office:value="0.00466771125154745">
            <text:p>0.5%</text:p>
          </table:table-cell>
          <table:table-cell table:style-name="ce17" table:formula="of:=SUM([.O170:.P170])/[.F170]" office:value-type="percentage" office:value="0.995332288748453">
            <text:p>100%</text:p>
          </table:table-cell>
          <table:table-cell table:style-name="ce22" table:formula="of:=SUM([.M158:.M183])/SUM([.N158:.N183])" office:value-type="float" office:value="153">
            <text:p>153.0</text:p>
          </table:table-cell>
          <table:table-cell table:style-name="ce22" table:formula="of:=[.O170]/[.P170]" office:value-type="float" office:value="17.7602274208622">
            <text:p>17.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33]" office:value-type="float" office:value="397080.805547573">
            <text:p>397,081</text:p>
          </table:table-cell>
          <table:table-cell table:style-name="ce7" table:formula="of:=[$'prisoners yearly estimates'.C133]" office:value-type="float" office:value="22357.8671679135">
            <text:p>22,358</text:p>
          </table:table-cell>
          <table:table-cell table:style-name="ce7" table:formula="of:=[$'prisoners yearly estimates'.D133]" office:value-type="float" office:value="419438.672715487">
            <text:p>419,439</text:p>
          </table:table-cell>
          <table:table-cell table:number-columns-repeated="1007"/>
        </table:table-row>
        <table:table-row table:style-name="ro1">
          <table:table-cell table:style-name="ce4" office:value-type="float" office:value="1978">
            <text:p>1978</text:p>
          </table:table-cell>
          <table:table-cell office:value-type="string">
            <text:p>after WWII</text:p>
          </table:table-cell>
          <table:table-cell table:style-name="ce7" office:value-type="float" office:value="222095">
            <text:p>222,095</text:p>
          </table:table-cell>
          <table:table-cell table:style-name="ce11" table:formula="of:=[.G171]/[.H171]" office:value-type="float" office:value="17.2787718992741">
            <text:p>17.3</text:p>
          </table:table-cell>
          <table:table-cell table:style-name="ce7" table:formula="of:=[.F171]*100/[.C171]" office:value-type="float" office:value="196.461949485625">
            <text:p>196</text:p>
          </table:table-cell>
          <table:table-cell table:style-name="ce7" table:formula="of:=[.G171]+[.H171]" office:value-type="float" office:value="436332.166710099">
            <text:p>436,332</text:p>
          </table:table-cell>
          <table:table-cell table:style-name="ce7" table:formula="of:=SUM(OFFSET([.M171];-[.C$4]+1;0;[.C$4];1))+[.O171]" office:value-type="float" office:value="412461.188445557">
            <text:p>412,461</text:p>
          </table:table-cell>
          <table:table-cell table:style-name="ce7" table:formula="of:=SUM(OFFSET([.N171];-[.D$4]+1;0;[.D$4];1))+[.P171]" office:value-type="float" office:value="23870.9782645424">
            <text:p>23,871</text:p>
          </table:table-cell>
          <table:table-cell table:style-name="ce18" table:formula="of:=(SUM(OFFSET([.M171];-[.C$4]+1;0;[.C$4];1))+SUM(OFFSET([.N171];-[.D$4]+1;0;[.D$4];1)))/[.F171]" office:value-type="percentage" office:value="0.00417342597895121">
            <text:p>0.4%</text:p>
          </table:table-cell>
          <table:table-cell table:style-name="ce17" table:formula="of:=SUM([.O171:.P171])/[.F171]" office:value-type="percentage" office:value="0.995826574021049">
            <text:p>100%</text:p>
          </table:table-cell>
          <table:table-cell table:style-name="ce22" table:formula="of:=SUM([.M159:.M184])/SUM([.N159:.N184])" office:value-type="float" office:value="160">
            <text:p>160.0</text:p>
          </table:table-cell>
          <table:table-cell table:style-name="ce22" table:formula="of:=[.O171]/[.P171]" office:value-type="float" office:value="17.2177503115693">
            <text:p>17.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34]" office:value-type="float" office:value="410660.188445557">
            <text:p>410,660</text:p>
          </table:table-cell>
          <table:table-cell table:style-name="ce7" table:formula="of:=[$'prisoners yearly estimates'.C134]" office:value-type="float" office:value="23850.9782645424">
            <text:p>23,851</text:p>
          </table:table-cell>
          <table:table-cell table:style-name="ce7" table:formula="of:=[$'prisoners yearly estimates'.D134]" office:value-type="float" office:value="434511.166710099">
            <text:p>434,511</text:p>
          </table:table-cell>
          <table:table-cell table:number-columns-repeated="1007"/>
        </table:table-row>
        <table:table-row table:style-name="ro1">
          <table:table-cell table:style-name="ce4" office:value-type="float" office:value="1979">
            <text:p>1979</text:p>
          </table:table-cell>
          <table:table-cell office:value-type="string">
            <text:p>after WWII</text:p>
          </table:table-cell>
          <table:table-cell table:style-name="ce7" office:value-type="float" office:value="224567">
            <text:p>224,567</text:p>
          </table:table-cell>
          <table:table-cell table:style-name="ce11" table:formula="of:=[.G172]/[.H172]" office:value-type="float" office:value="16.7449735285171">
            <text:p>16.7</text:p>
          </table:table-cell>
          <table:table-cell table:style-name="ce7" table:formula="of:=[.F172]*100/[.C172]" office:value-type="float" office:value="201.203543879263">
            <text:p>201</text:p>
          </table:table-cell>
          <table:table-cell table:style-name="ce7" table:formula="of:=[.G172]+[.H172]" office:value-type="float" office:value="451836.762383345">
            <text:p>451,837</text:p>
          </table:table-cell>
          <table:table-cell table:style-name="ce7" table:formula="of:=SUM(OFFSET([.M172];-[.C$4]+1;0;[.C$4];1))+[.O172]" office:value-type="float" office:value="426373.959541897">
            <text:p>426,374</text:p>
          </table:table-cell>
          <table:table-cell table:style-name="ce7" table:formula="of:=SUM(OFFSET([.N172];-[.D$4]+1;0;[.D$4];1))+[.P172]" office:value-type="float" office:value="25462.8028414479">
            <text:p>25,463</text:p>
          </table:table-cell>
          <table:table-cell table:style-name="ce18" table:formula="of:=(SUM(OFFSET([.M172];-[.C$4]+1;0;[.C$4];1))+SUM(OFFSET([.N172];-[.D$4]+1;0;[.D$4];1)))/[.F172]" office:value-type="percentage" office:value="0.00373807565168199">
            <text:p>0.4%</text:p>
          </table:table-cell>
          <table:table-cell table:style-name="ce17" table:formula="of:=SUM([.O172:.P172])/[.F172]" office:value-type="percentage" office:value="0.996261924348318">
            <text:p>100%</text:p>
          </table:table-cell>
          <table:table-cell table:style-name="ce22" table:formula="of:=SUM([.M160:.M185])/SUM([.N160:.N185])" office:value-type="float" office:value="190">
            <text:p>190.0</text:p>
          </table:table-cell>
          <table:table-cell table:style-name="ce22" table:formula="of:=[.O172]/[.P172]" office:value-type="float" office:value="16.6918428895406">
            <text:p>16.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35]" office:value-type="float" office:value="424703.959541897">
            <text:p>424,704</text:p>
          </table:table-cell>
          <table:table-cell table:style-name="ce7" table:formula="of:=[$'prisoners yearly estimates'.C135]" office:value-type="float" office:value="25443.8028414479">
            <text:p>25,444</text:p>
          </table:table-cell>
          <table:table-cell table:style-name="ce7" table:formula="of:=[$'prisoners yearly estimates'.D135]" office:value-type="float" office:value="450147.762383345">
            <text:p>450,148</text:p>
          </table:table-cell>
          <table:table-cell table:number-columns-repeated="1007"/>
        </table:table-row>
        <table:table-row table:style-name="ro1">
          <table:table-cell table:style-name="ce4" office:value-type="float" office:value="1980">
            <text:p>1980</text:p>
          </table:table-cell>
          <table:table-cell office:value-type="string">
            <text:p>after WWII</text:p>
          </table:table-cell>
          <table:table-cell table:style-name="ce7" office:value-type="float" office:value="227225">
            <text:p>227,225</text:p>
          </table:table-cell>
          <table:table-cell table:style-name="ce11" table:formula="of:=[.G173]/[.H173]" office:value-type="float" office:value="16.2291605301915">
            <text:p>16.2</text:p>
          </table:table-cell>
          <table:table-cell table:style-name="ce7" table:formula="of:=[.F173]*100/[.C173]" office:value-type="float" office:value="205.938607107493">
            <text:p>206</text:p>
          </table:table-cell>
          <table:table-cell table:style-name="ce7" table:formula="of:=[.G173]+[.H173]" office:value-type="float" office:value="467944">
            <text:p>467,944</text:p>
          </table:table-cell>
          <table:table-cell table:style-name="ce7" table:formula="of:=SUM(OFFSET([.M173];-[.C$4]+1;0;[.C$4];1))+[.O173]" office:value-type="float" office:value="440784">
            <text:p>440,784</text:p>
          </table:table-cell>
          <table:table-cell table:style-name="ce7" table:formula="of:=SUM(OFFSET([.N173];-[.D$4]+1;0;[.D$4];1))+[.P173]" office:value-type="float" office:value="27160">
            <text:p>27,160</text:p>
          </table:table-cell>
          <table:table-cell table:style-name="ce18" table:formula="of:=(SUM(OFFSET([.M173];-[.C$4]+1;0;[.C$4];1))+SUM(OFFSET([.N173];-[.D$4]+1;0;[.D$4];1)))/[.F173]" office:value-type="percentage" office:value="0.003361513343477">
            <text:p>0.3%</text:p>
          </table:table-cell>
          <table:table-cell table:style-name="ce17" table:formula="of:=SUM([.O173:.P173])/[.F173]" office:value-type="percentage" office:value="0.996638486656523">
            <text:p>100%</text:p>
          </table:table-cell>
          <table:table-cell table:style-name="ce22" table:formula="of:=SUM([.M161:.M186])/SUM([.N161:.N186])" office:value-type="float" office:value="226">
            <text:p>226.0</text:p>
          </table:table-cell>
          <table:table-cell table:style-name="ce22" table:formula="of:=[.O173]/[.P173]" office:value-type="float" office:value="16.1819990421103">
            <text:p>16.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[$'prisoners yearly estimates'.B136]" office:value-type="float" office:value="439228">
            <text:p>439,228</text:p>
          </table:table-cell>
          <table:table-cell table:style-name="ce7" table:formula="of:=[$'prisoners yearly estimates'.C136]" office:value-type="float" office:value="27143">
            <text:p>27,143</text:p>
          </table:table-cell>
          <table:table-cell table:style-name="ce7" table:formula="of:=[$'prisoners yearly estimates'.D136]" office:value-type="float" office:value="466371">
            <text:p>466,371</text:p>
          </table:table-cell>
          <table:table-cell table:number-columns-repeated="1007"/>
        </table:table-row>
        <table:table-row table:style-name="ro1">
          <table:table-cell table:style-name="ce4" office:value-type="float" office:value="1981">
            <text:p>1981</text:p>
          </table:table-cell>
          <table:table-cell office:value-type="string">
            <text:p>after WWII</text:p>
          </table:table-cell>
          <table:table-cell table:style-name="ce7" office:value-type="float" office:value="229466">
            <text:p>229,466</text:p>
          </table:table-cell>
          <table:table-cell table:style-name="ce11" table:formula="of:=[.G174]/[.H174]" office:value-type="float" office:value="15.7625048026794">
            <text:p>15.8</text:p>
          </table:table-cell>
          <table:table-cell table:style-name="ce7" table:formula="of:=[.F174]*100/[.C174]" office:value-type="float" office:value="222.333682893785">
            <text:p>222</text:p>
          </table:table-cell>
          <table:table-cell table:style-name="ce7" table:formula="of:=[.G174]+[.H174]" office:value-type="float" office:value="510180.208789054">
            <text:p>510,180</text:p>
          </table:table-cell>
          <table:table-cell table:style-name="ce7" table:formula="of:=SUM(OFFSET([.M174];-[.C$4]+1;0;[.C$4];1))+[.O174]" office:value-type="float" office:value="479744.410870147">
            <text:p>479,744</text:p>
          </table:table-cell>
          <table:table-cell table:style-name="ce7" table:formula="of:=SUM(OFFSET([.N174];-[.D$4]+1;0;[.D$4];1))+[.P174]" office:value-type="float" office:value="30435.7979189067">
            <text:p>30,436</text:p>
          </table:table-cell>
          <table:table-cell table:style-name="ce18" table:formula="of:=(SUM(OFFSET([.M174];-[.C$4]+1;0;[.C$4];1))+SUM(OFFSET([.N174];-[.D$4]+1;0;[.D$4];1)))/[.F174]" office:value-type="percentage" office:value="0.00283037243531541">
            <text:p>0.3%</text:p>
          </table:table-cell>
          <table:table-cell table:style-name="ce17" table:formula="of:=SUM([.O174:.P174])/[.F174]" office:value-type="percentage" office:value="0.997169627564685">
            <text:p>100%</text:p>
          </table:table-cell>
          <table:table-cell table:style-name="ce22" table:formula="of:=SUM([.M162:.M187])/SUM([.N162:.N187])" office:value-type="float" office:value="257">
            <text:p>257.0</text:p>
          </table:table-cell>
          <table:table-cell table:style-name="ce22" table:formula="of:=[.O174]/[.P174]" office:value-type="float" office:value="15.7227528808507">
            <text:p>15.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37]" office:value-type="float" office:value="478314.410870147">
            <text:p>478,314</text:p>
          </table:table-cell>
          <table:table-cell table:style-name="ce7" table:formula="of:=[$'prisoners yearly estimates'.C137]" office:value-type="float" office:value="30421.7979189067">
            <text:p>30,422</text:p>
          </table:table-cell>
          <table:table-cell table:style-name="ce7" table:formula="of:=[$'prisoners yearly estimates'.D137]" office:value-type="float" office:value="508736.208789054">
            <text:p>508,736</text:p>
          </table:table-cell>
          <table:table-cell table:number-columns-repeated="1007"/>
        </table:table-row>
        <table:table-row table:style-name="ro1">
          <table:table-cell table:style-name="ce4" office:value-type="float" office:value="1982">
            <text:p>1982</text:p>
          </table:table-cell>
          <table:table-cell office:value-type="string">
            <text:p>after WWII</text:p>
          </table:table-cell>
          <table:table-cell table:style-name="ce7" office:value-type="float" office:value="231664">
            <text:p>231,664</text:p>
          </table:table-cell>
          <table:table-cell table:style-name="ce11" table:formula="of:=[.G175]/[.H175]" office:value-type="float" office:value="15.3089475374762">
            <text:p>15.3</text:p>
          </table:table-cell>
          <table:table-cell table:style-name="ce7" table:formula="of:=[.F175]*100/[.C175]" office:value-type="float" office:value="240.129128103262">
            <text:p>240</text:p>
          </table:table-cell>
          <table:table-cell table:style-name="ce7" table:formula="of:=[.G175]+[.H175]" office:value-type="float" office:value="556292.743329141">
            <text:p>556,293</text:p>
          </table:table-cell>
          <table:table-cell table:style-name="ce7" table:formula="of:=SUM(OFFSET([.M175];-[.C$4]+1;0;[.C$4];1))+[.O175]" office:value-type="float" office:value="522183.077941424">
            <text:p>522,183</text:p>
          </table:table-cell>
          <table:table-cell table:style-name="ce7" table:formula="of:=SUM(OFFSET([.N175];-[.D$4]+1;0;[.D$4];1))+[.P175]" office:value-type="float" office:value="34109.6653877168">
            <text:p>34,110</text:p>
          </table:table-cell>
          <table:table-cell table:style-name="ce18" table:formula="of:=(SUM(OFFSET([.M175];-[.C$4]+1;0;[.C$4];1))+SUM(OFFSET([.N175];-[.D$4]+1;0;[.D$4];1)))/[.F175]" office:value-type="percentage" office:value="0.00236745852933187">
            <text:p>0.2%</text:p>
          </table:table-cell>
          <table:table-cell table:style-name="ce17" table:formula="of:=SUM([.O175:.P175])/[.F175]" office:value-type="percentage" office:value="0.997632541470668">
            <text:p>100%</text:p>
          </table:table-cell>
          <table:table-cell table:style-name="ce22" table:formula="of:=SUM([.M163:.M188])/SUM([.N163:.N188])" office:value-type="float" office:value="312">
            <text:p>312.0</text:p>
          </table:table-cell>
          <table:table-cell table:style-name="ce22" table:formula="of:=[.O175]/[.P175]" office:value-type="float" office:value="15.2765401548349">
            <text:p>15.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38]" office:value-type="float" office:value="520879.077941424">
            <text:p>520,879</text:p>
          </table:table-cell>
          <table:table-cell table:style-name="ce7" table:formula="of:=[$'prisoners yearly estimates'.C138]" office:value-type="float" office:value="34096.6653877168">
            <text:p>34,097</text:p>
          </table:table-cell>
          <table:table-cell table:style-name="ce7" table:formula="of:=[$'prisoners yearly estimates'.D138]" office:value-type="float" office:value="554975.743329141">
            <text:p>554,976</text:p>
          </table:table-cell>
          <table:table-cell table:number-columns-repeated="1007"/>
        </table:table-row>
        <table:table-row table:style-name="ro1">
          <table:table-cell table:style-name="ce4" office:value-type="float" office:value="1983">
            <text:p>1983</text:p>
          </table:table-cell>
          <table:table-cell office:value-type="string">
            <text:p>after WWII</text:p>
          </table:table-cell>
          <table:table-cell table:style-name="ce7" office:value-type="float" office:value="233792">
            <text:p>233,792</text:p>
          </table:table-cell>
          <table:table-cell table:style-name="ce11" table:formula="of:=[.G176]/[.H176]" office:value-type="float" office:value="14.8688298160325">
            <text:p>14.9</text:p>
          </table:table-cell>
          <table:table-cell table:style-name="ce7" table:formula="of:=[.F176]*100/[.C176]" office:value-type="float" office:value="259.465239979985">
            <text:p>259</text:p>
          </table:table-cell>
          <table:table-cell table:style-name="ce7" table:formula="of:=[.G176]+[.H176]" office:value-type="float" office:value="606608.973854007">
            <text:p>606,609</text:p>
          </table:table-cell>
          <table:table-cell table:style-name="ce7" table:formula="of:=SUM(OFFSET([.M176];-[.C$4]+1;0;[.C$4];1))+[.O176]" office:value-type="float" office:value="568382.527361957">
            <text:p>568,383</text:p>
          </table:table-cell>
          <table:table-cell table:style-name="ce7" table:formula="of:=SUM(OFFSET([.N176];-[.D$4]+1;0;[.D$4];1))+[.P176]" office:value-type="float" office:value="38226.4464920496">
            <text:p>38,226</text:p>
          </table:table-cell>
          <table:table-cell table:style-name="ce18" table:formula="of:=(SUM(OFFSET([.M176];-[.C$4]+1;0;[.C$4];1))+SUM(OFFSET([.N176];-[.D$4]+1;0;[.D$4];1)))/[.F176]" office:value-type="percentage" office:value="0.00191556678203653">
            <text:p>0.2%</text:p>
          </table:table-cell>
          <table:table-cell table:style-name="ce17" table:formula="of:=SUM([.O176:.P176])/[.F176]" office:value-type="percentage" office:value="0.998084433217963">
            <text:p>100%</text:p>
          </table:table-cell>
          <table:table-cell table:style-name="ce22" table:formula="of:=SUM([.M164:.M189])/SUM([.N164:.N189])" office:value-type="float" office:value="357">
            <text:p>357.0</text:p>
          </table:table-cell>
          <table:table-cell table:style-name="ce22" table:formula="of:=[.O176]/[.P176]" office:value-type="float" office:value="14.8429909743424">
            <text:p>14.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39]" office:value-type="float" office:value="567231.527361957">
            <text:p>567,232</text:p>
          </table:table-cell>
          <table:table-cell table:style-name="ce7" table:formula="of:=[$'prisoners yearly estimates'.C139]" office:value-type="float" office:value="38215.4464920496">
            <text:p>38,215</text:p>
          </table:table-cell>
          <table:table-cell table:style-name="ce7" table:formula="of:=[$'prisoners yearly estimates'.D139]" office:value-type="float" office:value="605446.973854007">
            <text:p>605,447</text:p>
          </table:table-cell>
          <table:table-cell table:number-columns-repeated="1007"/>
        </table:table-row>
        <table:table-row table:style-name="ro1">
          <table:table-cell table:style-name="ce4" office:value-type="float" office:value="1984">
            <text:p>1984</text:p>
          </table:table-cell>
          <table:table-cell office:value-type="string">
            <text:p>after WWII</text:p>
          </table:table-cell>
          <table:table-cell table:style-name="ce7" office:value-type="float" office:value="235825">
            <text:p>235,825</text:p>
          </table:table-cell>
          <table:table-cell table:style-name="ce11" table:formula="of:=[.G177]/[.H177]" office:value-type="float" office:value="14.4429688242781">
            <text:p>14.4</text:p>
          </table:table-cell>
          <table:table-cell table:style-name="ce7" table:formula="of:=[.F177]*100/[.C177]" office:value-type="float" office:value="280.542179334488">
            <text:p>281</text:p>
          </table:table-cell>
          <table:table-cell table:style-name="ce7" table:formula="of:=[.G177]+[.H177]" office:value-type="float" office:value="661588.594415555">
            <text:p>661,589</text:p>
          </table:table-cell>
          <table:table-cell table:style-name="ce7" table:formula="of:=SUM(OFFSET([.M177];-[.C$4]+1;0;[.C$4];1))+[.O177]" office:value-type="float" office:value="618747.829667299">
            <text:p>618,748</text:p>
          </table:table-cell>
          <table:table-cell table:style-name="ce7" table:formula="of:=SUM(OFFSET([.N177];-[.D$4]+1;0;[.D$4];1))+[.P177]" office:value-type="float" office:value="42840.7647482565">
            <text:p>42,841</text:p>
          </table:table-cell>
          <table:table-cell table:style-name="ce18" table:formula="of:=(SUM(OFFSET([.M177];-[.C$4]+1;0;[.C$4];1))+SUM(OFFSET([.N177];-[.D$4]+1;0;[.D$4];1)))/[.F177]" office:value-type="percentage" office:value="0.0015840660024162">
            <text:p>0.2%</text:p>
          </table:table-cell>
          <table:table-cell table:style-name="ce17" table:formula="of:=SUM([.O177:.P177])/[.F177]" office:value-type="percentage" office:value="0.998415933997584">
            <text:p>100%</text:p>
          </table:table-cell>
          <table:table-cell table:style-name="ce22" table:formula="of:=SUM([.M165:.M190])/SUM([.N165:.N190])" office:value-type="float" office:value="215">
            <text:p>215.0</text:p>
          </table:table-cell>
          <table:table-cell table:style-name="ce22" table:formula="of:=[.O177]/[.P177]" office:value-type="float" office:value="14.4217459471465">
            <text:p>14.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40]" office:value-type="float" office:value="617708.829667299">
            <text:p>617,709</text:p>
          </table:table-cell>
          <table:table-cell table:style-name="ce7" table:formula="of:=[$'prisoners yearly estimates'.C140]" office:value-type="float" office:value="42831.7647482565">
            <text:p>42,832</text:p>
          </table:table-cell>
          <table:table-cell table:style-name="ce7" table:formula="of:=[$'prisoners yearly estimates'.D140]" office:value-type="float" office:value="660540.594415555">
            <text:p>660,541</text:p>
          </table:table-cell>
          <table:table-cell table:number-columns-repeated="1007"/>
        </table:table-row>
        <table:table-row table:style-name="ro1">
          <table:table-cell table:style-name="ce4" office:value-type="float" office:value="1985">
            <text:p>1985</text:p>
          </table:table-cell>
          <table:table-cell office:value-type="string">
            <text:p>after WWII</text:p>
          </table:table-cell>
          <table:table-cell table:style-name="ce7" office:value-type="float" office:value="237924">
            <text:p>237,924</text:p>
          </table:table-cell>
          <table:table-cell table:style-name="ce11" table:formula="of:=[.G178]/[.H178]" office:value-type="float" office:value="14.0290936696462">
            <text:p>14.0</text:p>
          </table:table-cell>
          <table:table-cell table:style-name="ce7" table:formula="of:=[.F178]*100/[.C178]" office:value-type="float" office:value="303.303900475437">
            <text:p>303</text:p>
          </table:table-cell>
          <table:table-cell table:style-name="ce7" table:formula="of:=[.G178]+[.H178]" office:value-type="float" office:value="721632.772167178">
            <text:p>721,633</text:p>
          </table:table-cell>
          <table:table-cell table:style-name="ce7" table:formula="of:=SUM(OFFSET([.M178];-[.C$4]+1;0;[.C$4];1))+[.O178]" office:value-type="float" office:value="673617.050924809">
            <text:p>673,617</text:p>
          </table:table-cell>
          <table:table-cell table:style-name="ce7" table:formula="of:=SUM(OFFSET([.N178];-[.D$4]+1;0;[.D$4];1))+[.P178]" office:value-type="float" office:value="48015.7212423686">
            <text:p>48,016</text:p>
          </table:table-cell>
          <table:table-cell table:style-name="ce18" table:formula="of:=(SUM(OFFSET([.M178];-[.C$4]+1;0;[.C$4];1))+SUM(OFFSET([.N178];-[.D$4]+1;0;[.D$4];1)))/[.F178]" office:value-type="percentage" office:value="0.00131507331235803">
            <text:p>0.1%</text:p>
          </table:table-cell>
          <table:table-cell table:style-name="ce17" table:formula="of:=SUM([.O178:.P178])/[.F178]" office:value-type="percentage" office:value="0.998684926687642">
            <text:p>100%</text:p>
          </table:table-cell>
          <table:table-cell table:style-name="ce22" table:formula="of:=SUM([.M166:.M191])/SUM([.N166:.N191])" office:value-type="float" office:value="165.666666666667">
            <text:p>165.7</text:p>
          </table:table-cell>
          <table:table-cell table:style-name="ce22" table:formula="of:=[.O178]/[.P178]" office:value-type="float" office:value="14.0124558805945">
            <text:p>14.0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1]" office:value-type="float" office:value="672678.050924809">
            <text:p>672,678</text:p>
          </table:table-cell>
          <table:table-cell table:style-name="ce7" table:formula="of:=[$'prisoners yearly estimates'.C141]" office:value-type="float" office:value="48005.7212423686">
            <text:p>48,006</text:p>
          </table:table-cell>
          <table:table-cell table:style-name="ce7" table:formula="of:=[$'prisoners yearly estimates'.D141]" office:value-type="float" office:value="720683.772167178">
            <text:p>720,684</text:p>
          </table:table-cell>
          <table:table-cell table:number-columns-repeated="1007"/>
        </table:table-row>
        <table:table-row table:style-name="ro1">
          <table:table-cell table:style-name="ce4" office:value-type="float" office:value="1986">
            <text:p>1986</text:p>
          </table:table-cell>
          <table:table-cell office:value-type="string">
            <text:p>after WWII</text:p>
          </table:table-cell>
          <table:table-cell table:style-name="ce7" office:value-type="float" office:value="240133">
            <text:p>240,133</text:p>
          </table:table-cell>
          <table:table-cell table:style-name="ce11" table:formula="of:=[.G179]/[.H179]" office:value-type="float" office:value="13.6285110585903">
            <text:p>13.6</text:p>
          </table:table-cell>
          <table:table-cell table:style-name="ce7" table:formula="of:=[.F179]*100/[.C179]" office:value-type="float" office:value="327.830243700328">
            <text:p>328</text:p>
          </table:table-cell>
          <table:table-cell table:style-name="ce7" table:formula="of:=[.G179]+[.H179]" office:value-type="float" office:value="787228.59910491">
            <text:p>787,229</text:p>
          </table:table-cell>
          <table:table-cell table:style-name="ce7" table:formula="of:=SUM(OFFSET([.M179];-[.C$4]+1;0;[.C$4];1))+[.O179]" office:value-type="float" office:value="733413.922002647">
            <text:p>733,414</text:p>
          </table:table-cell>
          <table:table-cell table:style-name="ce7" table:formula="of:=SUM(OFFSET([.N179];-[.D$4]+1;0;[.D$4];1))+[.P179]" office:value-type="float" office:value="53814.6771022623">
            <text:p>53,815</text:p>
          </table:table-cell>
          <table:table-cell table:style-name="ce18" table:formula="of:=(SUM(OFFSET([.M179];-[.C$4]+1;0;[.C$4];1))+SUM(OFFSET([.N179];-[.D$4]+1;0;[.D$4];1)))/[.F179]" office:value-type="percentage" office:value="0.0011241969626183">
            <text:p>0.1%</text:p>
          </table:table-cell>
          <table:table-cell table:style-name="ce17" table:formula="of:=SUM([.O179:.P179])/[.F179]" office:value-type="percentage" office:value="0.998875803037382">
            <text:p>100%</text:p>
          </table:table-cell>
          <table:table-cell table:style-name="ce22" table:formula="of:=SUM([.M167:.M192])/SUM([.N167:.N192])" office:value-type="float" office:value="198.333333333333">
            <text:p>198.3</text:p>
          </table:table-cell>
          <table:table-cell table:style-name="ce22" table:formula="of:=[.O179]/[.P179]" office:value-type="float" office:value="13.6147814921437">
            <text:p>13.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2]" office:value-type="float" office:value="732538.922002647">
            <text:p>732,539</text:p>
          </table:table-cell>
          <table:table-cell table:style-name="ce7" table:formula="of:=[$'prisoners yearly estimates'.C142]" office:value-type="float" office:value="53804.6771022623">
            <text:p>53,805</text:p>
          </table:table-cell>
          <table:table-cell table:style-name="ce7" table:formula="of:=[$'prisoners yearly estimates'.D142]" office:value-type="float" office:value="786343.59910491">
            <text:p>786,344</text:p>
          </table:table-cell>
          <table:table-cell table:number-columns-repeated="1007"/>
        </table:table-row>
        <table:table-row table:style-name="ro1">
          <table:table-cell table:style-name="ce4" office:value-type="float" office:value="1987">
            <text:p>1987</text:p>
          </table:table-cell>
          <table:table-cell office:value-type="string">
            <text:p>after WWII</text:p>
          </table:table-cell>
          <table:table-cell table:style-name="ce7" office:value-type="float" office:value="242289">
            <text:p>242,289</text:p>
          </table:table-cell>
          <table:table-cell table:style-name="ce11" table:formula="of:=[.G180]/[.H180]" office:value-type="float" office:value="13.239347709788">
            <text:p>13.2</text:p>
          </table:table-cell>
          <table:table-cell table:style-name="ce7" table:formula="of:=[.F180]*100/[.C180]" office:value-type="float" office:value="354.466721916512">
            <text:p>354</text:p>
          </table:table-cell>
          <table:table-cell table:style-name="ce7" table:formula="of:=[.G180]+[.H180]" office:value-type="float" office:value="858833.875864297">
            <text:p>858,834</text:p>
          </table:table-cell>
          <table:table-cell table:style-name="ce7" table:formula="of:=SUM(OFFSET([.M180];-[.C$4]+1;0;[.C$4];1))+[.O180]" office:value-type="float" office:value="798519.74537404">
            <text:p>798,520</text:p>
          </table:table-cell>
          <table:table-cell table:style-name="ce7" table:formula="of:=SUM(OFFSET([.N180];-[.D$4]+1;0;[.D$4];1))+[.P180]" office:value-type="float" office:value="60314.1304902572">
            <text:p>60,314</text:p>
          </table:table-cell>
          <table:table-cell table:style-name="ce18" table:formula="of:=(SUM(OFFSET([.M180];-[.C$4]+1;0;[.C$4];1))+SUM(OFFSET([.N180];-[.D$4]+1;0;[.D$4];1)))/[.F180]" office:value-type="percentage" office:value="0.000934988735967001">
            <text:p>0.1%</text:p>
          </table:table-cell>
          <table:table-cell table:style-name="ce17" table:formula="of:=SUM([.O180:.P180])/[.F180]" office:value-type="percentage" office:value="0.999065011264033">
            <text:p>100%</text:p>
          </table:table-cell>
          <table:table-cell table:style-name="ce22" table:formula="of:=SUM([.M168:.M193])/SUM([.N168:.N193])" office:value-type="float" office:value="112.833333333333">
            <text:p>112.8</text:p>
          </table:table-cell>
          <table:table-cell table:style-name="ce22" table:formula="of:=[.O180]/[.P180]" office:value-type="float" office:value="13.2283931281112">
            <text:p>13.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3]" office:value-type="float" office:value="797726.74537404">
            <text:p>797,727</text:p>
          </table:table-cell>
          <table:table-cell table:style-name="ce7" table:formula="of:=[$'prisoners yearly estimates'.C143]" office:value-type="float" office:value="60304.1304902572">
            <text:p>60,304</text:p>
          </table:table-cell>
          <table:table-cell table:style-name="ce7" table:formula="of:=[$'prisoners yearly estimates'.D143]" office:value-type="float" office:value="858030.875864298">
            <text:p>858,031</text:p>
          </table:table-cell>
          <table:table-cell table:number-columns-repeated="1007"/>
        </table:table-row>
        <table:table-row table:style-name="ro1">
          <table:table-cell table:style-name="ce4" office:value-type="float" office:value="1988">
            <text:p>1988</text:p>
          </table:table-cell>
          <table:table-cell office:value-type="string">
            <text:p>after WWII</text:p>
          </table:table-cell>
          <table:table-cell table:style-name="ce7" office:value-type="float" office:value="244499">
            <text:p>244,499</text:p>
          </table:table-cell>
          <table:table-cell table:style-name="ce11" table:formula="of:=[.G181]/[.H181]" office:value-type="float" office:value="12.8621619757661">
            <text:p>12.9</text:p>
          </table:table-cell>
          <table:table-cell table:style-name="ce7" table:formula="of:=[.F181]*100/[.C181]" office:value-type="float" office:value="383.25320763225">
            <text:p>383</text:p>
          </table:table-cell>
          <table:table-cell table:style-name="ce7" table:formula="of:=[.G181]+[.H181]" office:value-type="float" office:value="937050.260128775">
            <text:p>937,050</text:p>
          </table:table-cell>
          <table:table-cell table:style-name="ce7" table:formula="of:=SUM(OFFSET([.M181];-[.C$4]+1;0;[.C$4];1))+[.O181]" office:value-type="float" office:value="869452.560594825">
            <text:p>869,453</text:p>
          </table:table-cell>
          <table:table-cell table:style-name="ce7" table:formula="of:=SUM(OFFSET([.N181];-[.D$4]+1;0;[.D$4];1))+[.P181]" office:value-type="float" office:value="67597.6995339493">
            <text:p>67,598</text:p>
          </table:table-cell>
          <table:table-cell table:style-name="ce18" table:formula="of:=(SUM(OFFSET([.M181];-[.C$4]+1;0;[.C$4];1))+SUM(OFFSET([.N181];-[.D$4]+1;0;[.D$4];1)))/[.F181]" office:value-type="percentage" office:value="0.000796115247753606">
            <text:p>0.1%</text:p>
          </table:table-cell>
          <table:table-cell table:style-name="ce17" table:formula="of:=SUM([.O181:.P181])/[.F181]" office:value-type="percentage" office:value="0.999203884752246">
            <text:p>100%</text:p>
          </table:table-cell>
          <table:table-cell table:style-name="ce22" table:formula="of:=SUM([.M169:.M194])/SUM([.N169:.N194])" office:value-type="float" office:value="92.625">
            <text:p>92.6</text:p>
          </table:table-cell>
          <table:table-cell table:style-name="ce22" table:formula="of:=[.O181]/[.P181]" office:value-type="float" office:value="12.8529704904068">
            <text:p>12.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4]" office:value-type="float" office:value="868715.560594825">
            <text:p>868,716</text:p>
          </table:table-cell>
          <table:table-cell table:style-name="ce7" table:formula="of:=[$'prisoners yearly estimates'.C144]" office:value-type="float" office:value="67588.6995339493">
            <text:p>67,589</text:p>
          </table:table-cell>
          <table:table-cell table:style-name="ce7" table:formula="of:=[$'prisoners yearly estimates'.D144]" office:value-type="float" office:value="936304.260128775">
            <text:p>936,304</text:p>
          </table:table-cell>
          <table:table-cell table:number-columns-repeated="1007"/>
        </table:table-row>
        <table:table-row table:style-name="ro1">
          <table:table-cell table:style-name="ce4" office:value-type="float" office:value="1989">
            <text:p>1989</text:p>
          </table:table-cell>
          <table:table-cell office:value-type="string">
            <text:p>after WWII</text:p>
          </table:table-cell>
          <table:table-cell table:style-name="ce7" office:value-type="float" office:value="246819">
            <text:p>246,819</text:p>
          </table:table-cell>
          <table:table-cell table:style-name="ce11" table:formula="of:=[.G182]/[.H182]" office:value-type="float" office:value="12.4957999064191">
            <text:p>12.5</text:p>
          </table:table-cell>
          <table:table-cell table:style-name="ce7" table:formula="of:=[.F182]*100/[.C182]" office:value-type="float" office:value="414.259767467512">
            <text:p>414</text:p>
          </table:table-cell>
          <table:table-cell table:style-name="ce7" table:formula="of:=[.G182]+[.H182]" office:value-type="float" office:value="1022471.81546564">
            <text:p>1,022,472</text:p>
          </table:table-cell>
          <table:table-cell table:style-name="ce7" table:formula="of:=SUM(OFFSET([.M182];-[.C$4]+1;0;[.C$4];1))+[.O182]" office:value-type="float" office:value="946709.59147332">
            <text:p>946,710</text:p>
          </table:table-cell>
          <table:table-cell table:style-name="ce7" table:formula="of:=SUM(OFFSET([.N182];-[.D$4]+1;0;[.D$4];1))+[.P182]" office:value-type="float" office:value="75762.2239923188">
            <text:p>75,762</text:p>
          </table:table-cell>
          <table:table-cell table:style-name="ce18" table:formula="of:=(SUM(OFFSET([.M182];-[.C$4]+1;0;[.C$4];1))+SUM(OFFSET([.N182];-[.D$4]+1;0;[.D$4];1)))/[.F182]" office:value-type="percentage" office:value="0.000681681381782228">
            <text:p>0.1%</text:p>
          </table:table-cell>
          <table:table-cell table:style-name="ce17" table:formula="of:=SUM([.O182:.P182])/[.F182]" office:value-type="percentage" office:value="0.999318318618218">
            <text:p>100%</text:p>
          </table:table-cell>
          <table:table-cell table:style-name="ce22" table:formula="of:=SUM([.M170:.M195])/SUM([.N170:.N195])" office:value-type="float" office:value="81">
            <text:p>81.0</text:p>
          </table:table-cell>
          <table:table-cell table:style-name="ce22" table:formula="of:=[.O182]/[.P182]" office:value-type="float" office:value="12.4882023710205">
            <text:p>12.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5]" office:value-type="float" office:value="946021.59147332">
            <text:p>946,022</text:p>
          </table:table-cell>
          <table:table-cell table:style-name="ce7" table:formula="of:=[$'prisoners yearly estimates'.C145]" office:value-type="float" office:value="75753.2239923189">
            <text:p>75,753</text:p>
          </table:table-cell>
          <table:table-cell table:style-name="ce7" table:formula="of:=[$'prisoners yearly estimates'.D145]" office:value-type="float" office:value="1021774.81546564">
            <text:p>1,021,775</text:p>
          </table:table-cell>
          <table:table-cell table:number-columns-repeated="1007"/>
        </table:table-row>
        <table:table-row table:style-name="ro1">
          <table:table-cell table:style-name="ce4" office:value-type="float" office:value="1990">
            <text:p>1990</text:p>
          </table:table-cell>
          <table:table-cell office:value-type="string">
            <text:p>after WWII</text:p>
          </table:table-cell>
          <table:table-cell table:style-name="ce7" office:value-type="float" office:value="249623">
            <text:p>249,623</text:p>
          </table:table-cell>
          <table:table-cell table:style-name="ce11" table:formula="of:=[.G183]/[.H183]" office:value-type="float" office:value="12.140254386998">
            <text:p>12.1</text:p>
          </table:table-cell>
          <table:table-cell table:style-name="ce7" table:formula="of:=[.F183]*100/[.C183]" office:value-type="float" office:value="446.969630202345">
            <text:p>447</text:p>
          </table:table-cell>
          <table:table-cell table:style-name="ce7" table:formula="of:=[.G183]+[.H183]" office:value-type="float" office:value="1115739">
            <text:p>1,115,739</text:p>
          </table:table-cell>
          <table:table-cell table:style-name="ce7" table:formula="of:=SUM(OFFSET([.M183];-[.C$4]+1;0;[.C$4];1))+[.O183]" office:value-type="float" office:value="1030829">
            <text:p>1,030,829</text:p>
          </table:table-cell>
          <table:table-cell table:style-name="ce7" table:formula="of:=SUM(OFFSET([.N183];-[.D$4]+1;0;[.D$4];1))+[.P183]" office:value-type="float" office:value="84910">
            <text:p>84,910</text:p>
          </table:table-cell>
          <table:table-cell table:style-name="ce18" table:formula="of:=(SUM(OFFSET([.M183];-[.C$4]+1;0;[.C$4];1))+SUM(OFFSET([.N183];-[.D$4]+1;0;[.D$4];1)))/[.F183]" office:value-type="percentage" office:value="0.000562855649932466">
            <text:p>0.1%</text:p>
          </table:table-cell>
          <table:table-cell table:style-name="ce17" table:formula="of:=SUM([.O183:.P183])/[.F183]" office:value-type="percentage" office:value="0.999437144350068">
            <text:p>100%</text:p>
          </table:table-cell>
          <table:table-cell table:style-name="ce22" table:formula="of:=SUM([.M171:.M196])/SUM([.N171:.N196])" office:value-type="float" office:value="87.4">
            <text:p>87.4</text:p>
          </table:table-cell>
          <table:table-cell table:style-name="ce22" table:formula="of:=[.O183]/[.P183]" office:value-type="float" office:value="12.133786394045">
            <text:p>12.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6]" office:value-type="float" office:value="1030207">
            <text:p>1,030,207</text:p>
          </table:table-cell>
          <table:table-cell table:style-name="ce7" table:formula="of:=[$'prisoners yearly estimates'.C146]" office:value-type="float" office:value="84904">
            <text:p>84,904</text:p>
          </table:table-cell>
          <table:table-cell table:style-name="ce7" table:formula="of:=[$'prisoners yearly estimates'.D146]" office:value-type="float" office:value="1115111">
            <text:p>1,115,111</text:p>
          </table:table-cell>
          <table:table-cell table:number-columns-repeated="1007"/>
        </table:table-row>
        <table:table-row table:style-name="ro1">
          <table:table-cell table:style-name="ce4" office:value-type="float" office:value="1991">
            <text:p>1991</text:p>
          </table:table-cell>
          <table:table-cell office:value-type="string">
            <text:p>after WWII</text:p>
          </table:table-cell>
          <table:table-cell table:style-name="ce7" office:value-type="float" office:value="252981">
            <text:p>252,981</text:p>
          </table:table-cell>
          <table:table-cell table:style-name="ce11" table:formula="of:=[.G184]/[.H184]" office:value-type="float" office:value="11.9811515159712">
            <text:p>12.0</text:p>
          </table:table-cell>
          <table:table-cell table:style-name="ce7" table:formula="of:=[.F184]*100/[.C184]" office:value-type="float" office:value="466.941813450261">
            <text:p>467</text:p>
          </table:table-cell>
          <table:table-cell table:style-name="ce7" table:formula="of:=[.G184]+[.H184]" office:value-type="float" office:value="1181274.06908461">
            <text:p>1,181,274</text:p>
          </table:table-cell>
          <table:table-cell table:style-name="ce7" table:formula="of:=SUM(OFFSET([.M184];-[.C$4]+1;0;[.C$4];1))+[.O184]" office:value-type="float" office:value="1090274.89481018">
            <text:p>1,090,275</text:p>
          </table:table-cell>
          <table:table-cell table:style-name="ce7" table:formula="of:=SUM(OFFSET([.N184];-[.D$4]+1;0;[.D$4];1))+[.P184]" office:value-type="float" office:value="90999.174274427">
            <text:p>90,999</text:p>
          </table:table-cell>
          <table:table-cell table:style-name="ce18" table:formula="of:=(SUM(OFFSET([.M184];-[.C$4]+1;0;[.C$4];1))+SUM(OFFSET([.N184];-[.D$4]+1;0;[.D$4];1)))/[.F184]" office:value-type="percentage" office:value="0.000483376394135596">
            <text:p>0.0%</text:p>
          </table:table-cell>
          <table:table-cell table:style-name="ce17" table:formula="of:=SUM([.O184:.P184])/[.F184]" office:value-type="percentage" office:value="0.999516623605864">
            <text:p>100%</text:p>
          </table:table-cell>
          <table:table-cell table:style-name="ce22" table:formula="of:=SUM([.M172:.M197])/SUM([.N172:.N197])" office:value-type="float" office:value="93.3">
            <text:p>93.3</text:p>
          </table:table-cell>
          <table:table-cell table:style-name="ce22" table:formula="of:=[.O184]/[.P184]" office:value-type="float" office:value="11.9754470882576">
            <text:p>12.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7]" office:value-type="float" office:value="1089707.89481018">
            <text:p>1,089,708</text:p>
          </table:table-cell>
          <table:table-cell table:style-name="ce7" table:formula="of:=[$'prisoners yearly estimates'.C147]" office:value-type="float" office:value="90995.174274427">
            <text:p>90,995</text:p>
          </table:table-cell>
          <table:table-cell table:style-name="ce7" table:formula="of:=[$'prisoners yearly estimates'.D147]" office:value-type="float" office:value="1180703.06908461">
            <text:p>1,180,703</text:p>
          </table:table-cell>
          <table:table-cell table:number-columns-repeated="1007"/>
        </table:table-row>
        <table:table-row table:style-name="ro1">
          <table:table-cell table:style-name="ce4" office:value-type="float" office:value="1992">
            <text:p>1992</text:p>
          </table:table-cell>
          <table:table-cell office:value-type="string">
            <text:p>after WWII</text:p>
          </table:table-cell>
          <table:table-cell table:style-name="ce7" office:value-type="float" office:value="256514">
            <text:p>256,514</text:p>
          </table:table-cell>
          <table:table-cell table:style-name="ce11" table:formula="of:=[.G185]/[.H185]" office:value-type="float" office:value="11.8241013338163">
            <text:p>11.8</text:p>
          </table:table-cell>
          <table:table-cell table:style-name="ce7" table:formula="of:=[.F185]*100/[.C185]" office:value-type="float" office:value="487.570923708868">
            <text:p>488</text:p>
          </table:table-cell>
          <table:table-cell table:style-name="ce7" table:formula="of:=[.G185]+[.H185]" office:value-type="float" office:value="1250687.67924256">
            <text:p>1,250,688</text:p>
          </table:table-cell>
          <table:table-cell table:style-name="ce7" table:formula="of:=SUM(OFFSET([.M185];-[.C$4]+1;0;[.C$4];1))+[.O185]" office:value-type="float" office:value="1153161.33827826">
            <text:p>1,153,161</text:p>
          </table:table-cell>
          <table:table-cell table:style-name="ce7" table:formula="of:=SUM(OFFSET([.N185];-[.D$4]+1;0;[.D$4];1))+[.P185]" office:value-type="float" office:value="97526.3409643048">
            <text:p>97,526</text:p>
          </table:table-cell>
          <table:table-cell table:style-name="ce18" table:formula="of:=(SUM(OFFSET([.M185];-[.C$4]+1;0;[.C$4];1))+SUM(OFFSET([.N185];-[.D$4]+1;0;[.D$4];1)))/[.F185]" office:value-type="percentage" office:value="0.000414971706057194">
            <text:p>0.0%</text:p>
          </table:table-cell>
          <table:table-cell table:style-name="ce17" table:formula="of:=SUM([.O185:.P185])/[.F185]" office:value-type="percentage" office:value="0.999585028293943">
            <text:p>100%</text:p>
          </table:table-cell>
          <table:table-cell table:style-name="ce22" table:formula="of:=SUM([.M173:.M198])/SUM([.N173:.N198])" office:value-type="float" office:value="90">
            <text:p>90.0</text:p>
          </table:table-cell>
          <table:table-cell table:style-name="ce22" table:formula="of:=[.O185]/[.P185]" office:value-type="float" office:value="11.8191740241974">
            <text:p>11.8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8]" office:value-type="float" office:value="1152645.33827826">
            <text:p>1,152,645</text:p>
          </table:table-cell>
          <table:table-cell table:style-name="ce7" table:formula="of:=[$'prisoners yearly estimates'.C148]" office:value-type="float" office:value="97523.3409643048">
            <text:p>97,523</text:p>
          </table:table-cell>
          <table:table-cell table:style-name="ce7" table:formula="of:=[$'prisoners yearly estimates'.D148]" office:value-type="float" office:value="1250168.67924256">
            <text:p>1,250,169</text:p>
          </table:table-cell>
          <table:table-cell table:number-columns-repeated="1007"/>
        </table:table-row>
        <table:table-row table:style-name="ro1">
          <table:table-cell table:style-name="ce4" office:value-type="float" office:value="1993">
            <text:p>1993</text:p>
          </table:table-cell>
          <table:table-cell office:value-type="string">
            <text:p>after WWII</text:p>
          </table:table-cell>
          <table:table-cell table:style-name="ce7" office:value-type="float" office:value="259919">
            <text:p>259,919</text:p>
          </table:table-cell>
          <table:table-cell table:style-name="ce11" table:formula="of:=[.G186]/[.H186]" office:value-type="float" office:value="11.669188163043">
            <text:p>11.7</text:p>
          </table:table-cell>
          <table:table-cell table:style-name="ce7" table:formula="of:=[.F186]*100/[.C186]" office:value-type="float" office:value="509.473975857612">
            <text:p>509</text:p>
          </table:table-cell>
          <table:table-cell table:style-name="ce7" table:formula="of:=[.G186]+[.H186]" office:value-type="float" office:value="1324219.66330935">
            <text:p>1,324,220</text:p>
          </table:table-cell>
          <table:table-cell table:style-name="ce7" table:formula="of:=SUM(OFFSET([.M186];-[.C$4]+1;0;[.C$4];1))+[.O186]" office:value-type="float" office:value="1219696.81257356">
            <text:p>1,219,697</text:p>
          </table:table-cell>
          <table:table-cell table:style-name="ce7" table:formula="of:=SUM(OFFSET([.N186];-[.D$4]+1;0;[.D$4];1))+[.P186]" office:value-type="float" office:value="104522.850735787">
            <text:p>104,523</text:p>
          </table:table-cell>
          <table:table-cell table:style-name="ce18" table:formula="of:=(SUM(OFFSET([.M186];-[.C$4]+1;0;[.C$4];1))+SUM(OFFSET([.N186];-[.D$4]+1;0;[.D$4];1)))/[.F186]" office:value-type="percentage" office:value="0.00036398794954867">
            <text:p>0.0%</text:p>
          </table:table-cell>
          <table:table-cell table:style-name="ce17" table:formula="of:=SUM([.O186:.P186])/[.F186]" office:value-type="percentage" office:value="0.999636012050451">
            <text:p>100%</text:p>
          </table:table-cell>
          <table:table-cell table:style-name="ce22" table:formula="of:=SUM([.M174:.M199])/SUM([.N174:.N199])" office:value-type="float" office:value="94.8181818181818">
            <text:p>94.8</text:p>
          </table:table-cell>
          <table:table-cell table:style-name="ce22" table:formula="of:=[.O186]/[.P186]" office:value-type="float" office:value="11.664940238535">
            <text:p>11.7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49]" office:value-type="float" office:value="1219217.81257356">
            <text:p>1,219,218</text:p>
          </table:table-cell>
          <table:table-cell table:style-name="ce7" table:formula="of:=[$'prisoners yearly estimates'.C149]" office:value-type="float" office:value="104519.850735787">
            <text:p>104,520</text:p>
          </table:table-cell>
          <table:table-cell table:style-name="ce7" table:formula="of:=[$'prisoners yearly estimates'.D149]" office:value-type="float" office:value="1323737.66330935">
            <text:p>1,323,738</text:p>
          </table:table-cell>
          <table:table-cell table:number-columns-repeated="1007"/>
        </table:table-row>
        <table:table-row table:style-name="ro1">
          <table:table-cell table:style-name="ce4" office:value-type="float" office:value="1994">
            <text:p>1994</text:p>
          </table:table-cell>
          <table:table-cell office:value-type="string">
            <text:p>after WWII</text:p>
          </table:table-cell>
          <table:table-cell table:style-name="ce7" office:value-type="float" office:value="263126">
            <text:p>263,126</text:p>
          </table:table-cell>
          <table:table-cell table:style-name="ce11" table:formula="of:=[.G187]/[.H187]" office:value-type="float" office:value="11.5166824599087">
            <text:p>11.5</text:p>
          </table:table-cell>
          <table:table-cell table:style-name="ce7" table:formula="of:=[.F187]*100/[.C187]" office:value-type="float" office:value="532.871159392423">
            <text:p>533</text:p>
          </table:table-cell>
          <table:table-cell table:style-name="ce7" table:formula="of:=[.G187]+[.H187]" office:value-type="float" office:value="1402122.56686291">
            <text:p>1,402,123</text:p>
          </table:table-cell>
          <table:table-cell table:style-name="ce7" table:formula="of:=SUM(OFFSET([.M187];-[.C$4]+1;0;[.C$4];1))+[.O187]" office:value-type="float" office:value="1290102.26345152">
            <text:p>1,290,102</text:p>
          </table:table-cell>
          <table:table-cell table:style-name="ce7" table:formula="of:=SUM(OFFSET([.N187];-[.D$4]+1;0;[.D$4];1))+[.P187]" office:value-type="float" office:value="112020.303411383">
            <text:p>112,020</text:p>
          </table:table-cell>
          <table:table-cell table:style-name="ce18" table:formula="of:=(SUM(OFFSET([.M187];-[.C$4]+1;0;[.C$4];1))+SUM(OFFSET([.N187];-[.D$4]+1;0;[.D$4];1)))/[.F187]" office:value-type="percentage" office:value="0.000334492868943216">
            <text:p>0.0%</text:p>
          </table:table-cell>
          <table:table-cell table:style-name="ce17" table:formula="of:=SUM([.O187:.P187])/[.F187]" office:value-type="percentage" office:value="0.999665507131057">
            <text:p>100%</text:p>
          </table:table-cell>
          <table:table-cell table:style-name="ce22" table:formula="of:=SUM([.M175:.M200])/SUM([.N175:.N200])" office:value-type="float" office:value="98.5454545454546">
            <text:p>98.5</text:p>
          </table:table-cell>
          <table:table-cell table:style-name="ce22" table:formula="of:=[.O187]/[.P187]" office:value-type="float" office:value="11.5127191197977">
            <text:p>11.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50]" office:value-type="float" office:value="1289635.26345152">
            <text:p>1,289,635</text:p>
          </table:table-cell>
          <table:table-cell table:style-name="ce7" table:formula="of:=[$'prisoners yearly estimates'.C150]" office:value-type="float" office:value="112018.303411383">
            <text:p>112,018</text:p>
          </table:table-cell>
          <table:table-cell table:style-name="ce7" table:formula="of:=[$'prisoners yearly estimates'.D150]" office:value-type="float" office:value="1401653.56686291">
            <text:p>1,401,654</text:p>
          </table:table-cell>
          <table:table-cell table:number-columns-repeated="1007"/>
        </table:table-row>
        <table:table-row table:style-name="ro1">
          <table:table-cell table:style-name="ce4" office:value-type="float" office:value="1995">
            <text:p>1995</text:p>
          </table:table-cell>
          <table:table-cell office:value-type="string">
            <text:p>after WWII</text:p>
          </table:table-cell>
          <table:table-cell table:style-name="ce7" office:value-type="float" office:value="266278">
            <text:p>266,278</text:p>
          </table:table-cell>
          <table:table-cell table:style-name="ce11" table:formula="of:=[.G188]/[.H188]" office:value-type="float" office:value="11.3660266883663">
            <text:p>11.4</text:p>
          </table:table-cell>
          <table:table-cell table:style-name="ce7" table:formula="of:=[.F188]*100/[.C188]" office:value-type="float" office:value="557.546801341532">
            <text:p>558</text:p>
          </table:table-cell>
          <table:table-cell table:style-name="ce7" table:formula="of:=[.G188]+[.H188]" office:value-type="float" office:value="1484624.47167621">
            <text:p>1,484,624</text:p>
          </table:table-cell>
          <table:table-cell table:style-name="ce7" table:formula="of:=SUM(OFFSET([.M188];-[.C$4]+1;0;[.C$4];1))+[.O188]" office:value-type="float" office:value="1364567.7623475">
            <text:p>1,364,568</text:p>
          </table:table-cell>
          <table:table-cell table:style-name="ce7" table:formula="of:=SUM(OFFSET([.N188];-[.D$4]+1;0;[.D$4];1))+[.P188]" office:value-type="float" office:value="120056.709328706">
            <text:p>120,057</text:p>
          </table:table-cell>
          <table:table-cell table:style-name="ce18" table:formula="of:=(SUM(OFFSET([.M188];-[.C$4]+1;0;[.C$4];1))+SUM(OFFSET([.N188];-[.D$4]+1;0;[.D$4];1)))/[.F188]" office:value-type="percentage" office:value="0.00030310695302761">
            <text:p>0.0%</text:p>
          </table:table-cell>
          <table:table-cell table:style-name="ce17" table:formula="of:=SUM([.O188:.P188])/[.F188]" office:value-type="percentage" office:value="0.999696893046972">
            <text:p>100%</text:p>
          </table:table-cell>
          <table:table-cell table:style-name="ce22" table:formula="of:=SUM([.M176:.M201])/SUM([.N176:.N201])" office:value-type="float" office:value="101.727272727273">
            <text:p>101.7</text:p>
          </table:table-cell>
          <table:table-cell table:style-name="ce22" table:formula="of:=[.O188]/[.P188]" office:value-type="float" office:value="11.3624844037778">
            <text:p>11.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51]" office:value-type="float" office:value="1364119.7623475">
            <text:p>1,364,120</text:p>
          </table:table-cell>
          <table:table-cell table:style-name="ce7" table:formula="of:=[$'prisoners yearly estimates'.C151]" office:value-type="float" office:value="120054.709328706">
            <text:p>120,055</text:p>
          </table:table-cell>
          <table:table-cell table:style-name="ce7" table:formula="of:=[$'prisoners yearly estimates'.D151]" office:value-type="float" office:value="1484174.47167621">
            <text:p>1,484,174</text:p>
          </table:table-cell>
          <table:table-cell table:number-columns-repeated="1007"/>
        </table:table-row>
        <table:table-row table:style-name="ro1">
          <table:table-cell table:style-name="ce4" office:value-type="float" office:value="1996">
            <text:p>1996</text:p>
          </table:table-cell>
          <table:table-cell office:value-type="string">
            <text:p>after WWII</text:p>
          </table:table-cell>
          <table:table-cell table:style-name="ce7" office:value-type="float" office:value="269394">
            <text:p>269,394</text:p>
          </table:table-cell>
          <table:table-cell table:style-name="ce11" table:formula="of:=[.G189]/[.H189]" office:value-type="float" office:value="11.2175098712947">
            <text:p>11.2</text:p>
          </table:table-cell>
          <table:table-cell table:style-name="ce7" table:formula="of:=[.F189]*100/[.C189]" office:value-type="float" office:value="583.54041626241">
            <text:p>584</text:p>
          </table:table-cell>
          <table:table-cell table:style-name="ce7" table:formula="of:=[.G189]+[.H189]" office:value-type="float" office:value="1572022.86898596">
            <text:p>1,572,023</text:p>
          </table:table-cell>
          <table:table-cell table:style-name="ce7" table:formula="of:=SUM(OFFSET([.M189];-[.C$4]+1;0;[.C$4];1))+[.O189]" office:value-type="float" office:value="1443353.20671055">
            <text:p>1,443,353</text:p>
          </table:table-cell>
          <table:table-cell table:style-name="ce7" table:formula="of:=SUM(OFFSET([.N189];-[.D$4]+1;0;[.D$4];1))+[.P189]" office:value-type="float" office:value="128669.662275408">
            <text:p>128,670</text:p>
          </table:table-cell>
          <table:table-cell table:style-name="ce18" table:formula="of:=(SUM(OFFSET([.M189];-[.C$4]+1;0;[.C$4];1))+SUM(OFFSET([.N189];-[.D$4]+1;0;[.D$4];1)))/[.F189]" office:value-type="percentage" office:value="0.000285619254565698">
            <text:p>0.0%</text:p>
          </table:table-cell>
          <table:table-cell table:style-name="ce17" table:formula="of:=SUM([.O189:.P189])/[.F189]" office:value-type="percentage" office:value="0.999714380745434">
            <text:p>100%</text:p>
          </table:table-cell>
          <table:table-cell table:style-name="ce22" table:formula="of:=SUM([.M177:.M202])/SUM([.N177:.N202])" office:value-type="float" office:value="106">
            <text:p>106.0</text:p>
          </table:table-cell>
          <table:table-cell table:style-name="ce22" table:formula="of:=[.O189]/[.P189]" office:value-type="float" office:value="11.2142101690016">
            <text:p>11.2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52]" office:value-type="float" office:value="1442906.20671055">
            <text:p>1,442,906</text:p>
          </table:table-cell>
          <table:table-cell table:style-name="ce7" table:formula="of:=[$'prisoners yearly estimates'.C152]" office:value-type="float" office:value="128667.662275408">
            <text:p>128,668</text:p>
          </table:table-cell>
          <table:table-cell table:style-name="ce7" table:formula="of:=[$'prisoners yearly estimates'.D152]" office:value-type="float" office:value="1571573.86898596">
            <text:p>1,571,574</text:p>
          </table:table-cell>
          <table:table-cell table:number-columns-repeated="1007"/>
        </table:table-row>
        <table:table-row table:style-name="ro1">
          <table:table-cell table:style-name="ce4" office:value-type="float" office:value="1997">
            <text:p>1997</text:p>
          </table:table-cell>
          <table:table-cell office:value-type="string">
            <text:p>after WWII</text:p>
          </table:table-cell>
          <table:table-cell table:style-name="ce7" office:value-type="float" office:value="272647">
            <text:p>272,647</text:p>
          </table:table-cell>
          <table:table-cell table:style-name="ce11" table:formula="of:=[.G190]/[.H190]" office:value-type="float" office:value="11.0709662828274">
            <text:p>11.1</text:p>
          </table:table-cell>
          <table:table-cell table:style-name="ce7" table:formula="of:=[.F190]*100/[.C190]" office:value-type="float" office:value="610.530314148598">
            <text:p>611</text:p>
          </table:table-cell>
          <table:table-cell table:style-name="ce7" table:formula="of:=[.G190]+[.H190]" office:value-type="float" office:value="1664592.58561673">
            <text:p>1,664,593</text:p>
          </table:table-cell>
          <table:table-cell table:style-name="ce7" table:formula="of:=SUM(OFFSET([.M190];-[.C$4]+1;0;[.C$4];1))+[.O190]" office:value-type="float" office:value="1526692.06078593">
            <text:p>1,526,692</text:p>
          </table:table-cell>
          <table:table-cell table:style-name="ce7" table:formula="of:=SUM(OFFSET([.N190];-[.D$4]+1;0;[.D$4];1))+[.P190]" office:value-type="float" office:value="137900.524830796">
            <text:p>137,901</text:p>
          </table:table-cell>
          <table:table-cell table:style-name="ce18" table:formula="of:=(SUM(OFFSET([.M190];-[.C$4]+1;0;[.C$4];1))+SUM(OFFSET([.N190];-[.D$4]+1;0;[.D$4];1)))/[.F190]" office:value-type="percentage" office:value="0.00027093716738676">
            <text:p>0.0%</text:p>
          </table:table-cell>
          <table:table-cell table:style-name="ce17" table:formula="of:=SUM([.O190:.P190])/[.F190]" office:value-type="percentage" office:value="0.999729062832613">
            <text:p>100%</text:p>
          </table:table-cell>
          <table:table-cell table:style-name="ce22" table:formula="of:=SUM([.M178:.M203])/SUM([.N178:.N203])" office:value-type="float" office:value="108.272727272727">
            <text:p>108.3</text:p>
          </table:table-cell>
          <table:table-cell table:style-name="ce22" table:formula="of:=[.O190]/[.P190]" office:value-type="float" office:value="11.0678708322563">
            <text:p>11.1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53]" office:value-type="float" office:value="1526243.06078593">
            <text:p>1,526,243</text:p>
          </table:table-cell>
          <table:table-cell table:style-name="ce7" table:formula="of:=[$'prisoners yearly estimates'.C153]" office:value-type="float" office:value="137898.524830796">
            <text:p>137,899</text:p>
          </table:table-cell>
          <table:table-cell table:style-name="ce7" table:formula="of:=[$'prisoners yearly estimates'.D153]" office:value-type="float" office:value="1664141.58561673">
            <text:p>1,664,142</text:p>
          </table:table-cell>
          <table:table-cell table:number-columns-repeated="1007"/>
        </table:table-row>
        <table:table-row table:style-name="ro1">
          <table:table-cell table:style-name="ce4" office:value-type="float" office:value="1998">
            <text:p>1998</text:p>
          </table:table-cell>
          <table:table-cell office:value-type="string">
            <text:p>after WWII</text:p>
          </table:table-cell>
          <table:table-cell table:style-name="ce7" office:value-type="float" office:value="275854">
            <text:p>275,854</text:p>
          </table:table-cell>
          <table:table-cell table:style-name="ce11" table:formula="of:=[.G191]/[.H191]" office:value-type="float" office:value="10.9264401008063">
            <text:p>10.9</text:p>
          </table:table-cell>
          <table:table-cell table:style-name="ce7" table:formula="of:=[.F191]*100/[.C191]" office:value-type="float" office:value="638.98430553358">
            <text:p>639</text:p>
          </table:table-cell>
          <table:table-cell table:style-name="ce7" table:formula="of:=[.G191]+[.H191]" office:value-type="float" office:value="1762663.7661866">
            <text:p>1,762,664</text:p>
          </table:table-cell>
          <table:table-cell table:style-name="ce7" table:formula="of:=SUM(OFFSET([.M191];-[.C$4]+1;0;[.C$4];1))+[.O191]" office:value-type="float" office:value="1614869.1391824">
            <text:p>1,614,869</text:p>
          </table:table-cell>
          <table:table-cell table:style-name="ce7" table:formula="of:=SUM(OFFSET([.N191];-[.D$4]+1;0;[.D$4];1))+[.P191]" office:value-type="float" office:value="147794.6270042">
            <text:p>147,795</text:p>
          </table:table-cell>
          <table:table-cell table:style-name="ce18" table:formula="of:=(SUM(OFFSET([.M191];-[.C$4]+1;0;[.C$4];1))+SUM(OFFSET([.N191];-[.D$4]+1;0;[.D$4];1)))/[.F191]" office:value-type="percentage" office:value="0.000271747799659082">
            <text:p>0.0%</text:p>
          </table:table-cell>
          <table:table-cell table:style-name="ce17" table:formula="of:=SUM([.O191:.P191])/[.F191]" office:value-type="percentage" office:value="0.999728252200341">
            <text:p>100%</text:p>
          </table:table-cell>
          <table:table-cell table:style-name="ce22" table:formula="of:=SUM([.M179:.M204])/SUM([.N179:.N204])" office:value-type="float" office:value="106.545454545455">
            <text:p>106.5</text:p>
          </table:table-cell>
          <table:table-cell table:style-name="ce22" table:formula="of:=[.O191]/[.P191]" office:value-type="float" office:value="10.923441144176">
            <text:p>10.9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54]" office:value-type="float" office:value="1614393.1391824">
            <text:p>1,614,393</text:p>
          </table:table-cell>
          <table:table-cell table:style-name="ce7" table:formula="of:=[$'prisoners yearly estimates'.C154]" office:value-type="float" office:value="147791.6270042">
            <text:p>147,792</text:p>
          </table:table-cell>
          <table:table-cell table:style-name="ce7" table:formula="of:=[$'prisoners yearly estimates'.D154]" office:value-type="float" office:value="1762184.7661866">
            <text:p>1,762,185</text:p>
          </table:table-cell>
          <table:table-cell table:number-columns-repeated="1007"/>
        </table:table-row>
        <table:table-row table:style-name="ro1">
          <table:table-cell table:style-name="ce4" office:value-type="float" office:value="1999">
            <text:p>1999</text:p>
          </table:table-cell>
          <table:table-cell office:value-type="string">
            <text:p>after WWII</text:p>
          </table:table-cell>
          <table:table-cell table:style-name="ce7" office:value-type="float" office:value="279040">
            <text:p>279,040</text:p>
          </table:table-cell>
          <table:table-cell table:style-name="ce11" table:formula="of:=[.G192]/[.H192]" office:value-type="float" office:value="10.7839875049883">
            <text:p>10.8</text:p>
          </table:table-cell>
          <table:table-cell table:style-name="ce7" table:formula="of:=[.F192]*100/[.C192]" office:value-type="float" office:value="668.919837592979">
            <text:p>669</text:p>
          </table:table-cell>
          <table:table-cell table:style-name="ce7" table:formula="of:=[.G192]+[.H192]" office:value-type="float" office:value="1866553.91481945">
            <text:p>1,866,554</text:p>
          </table:table-cell>
          <table:table-cell table:style-name="ce7" table:formula="of:=SUM(OFFSET([.M192];-[.C$4]+1;0;[.C$4];1))+[.O192]" office:value-type="float" office:value="1708156.4356954">
            <text:p>1,708,156</text:p>
          </table:table-cell>
          <table:table-cell table:style-name="ce7" table:formula="of:=SUM(OFFSET([.N192];-[.D$4]+1;0;[.D$4];1))+[.P192]" office:value-type="float" office:value="158397.47912405">
            <text:p>158,397</text:p>
          </table:table-cell>
          <table:table-cell table:style-name="ce18" table:formula="of:=(SUM(OFFSET([.M192];-[.C$4]+1;0;[.C$4];1))+SUM(OFFSET([.N192];-[.D$4]+1;0;[.D$4];1)))/[.F192]" office:value-type="percentage" office:value="0.000281266989306753">
            <text:p>0.0%</text:p>
          </table:table-cell>
          <table:table-cell table:style-name="ce17" table:formula="of:=SUM([.O192:.P192])/[.F192]" office:value-type="percentage" office:value="0.999718733010693">
            <text:p>100%</text:p>
          </table:table-cell>
          <table:table-cell table:style-name="ce22" table:formula="of:=SUM([.M180:.M205])/SUM([.N180:.N205])" office:value-type="float" office:value="104.909090909091">
            <text:p>104.9</text:p>
          </table:table-cell>
          <table:table-cell table:style-name="ce22" table:formula="of:=[.O192]/[.P192]" office:value-type="float" office:value="10.7808961848855">
            <text:p>10.8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55]" office:value-type="float" office:value="1707634.4356954">
            <text:p>1,707,634</text:p>
          </table:table-cell>
          <table:table-cell table:style-name="ce7" table:formula="of:=[$'prisoners yearly estimates'.C155]" office:value-type="float" office:value="158394.47912405">
            <text:p>158,394</text:p>
          </table:table-cell>
          <table:table-cell table:style-name="ce7" table:formula="of:=[$'prisoners yearly estimates'.D155]" office:value-type="float" office:value="1866028.91481945">
            <text:p>1,866,029</text:p>
          </table:table-cell>
          <table:table-cell table:number-columns-repeated="1007"/>
        </table:table-row>
        <table:table-row table:style-name="ro1">
          <table:table-cell table:style-name="ce4" office:value-type="float" office:value="2000">
            <text:p>2000</text:p>
          </table:table-cell>
          <table:table-cell office:value-type="string">
            <text:p>after WWII</text:p>
          </table:table-cell>
          <table:table-cell table:style-name="ce7" office:value-type="float" office:value="282171.957">
            <text:p>282,172</text:p>
          </table:table-cell>
          <table:table-cell table:style-name="ce11" table:formula="of:=[.G193]/[.H193]" office:value-type="float" office:value="10.6435871607731">
            <text:p>10.6</text:p>
          </table:table-cell>
          <table:table-cell table:style-name="ce7" table:formula="of:=[.F193]*100/[.C193]" office:value-type="float" office:value="700.504409089809">
            <text:p>701</text:p>
          </table:table-cell>
          <table:table-cell table:style-name="ce7" table:formula="of:=[.G193]+[.H193]" office:value-type="float" office:value="1976627">
            <text:p>1,976,627</text:p>
          </table:table-cell>
          <table:table-cell table:style-name="ce7" table:formula="of:=SUM(OFFSET([.M193];-[.C$4]+1;0;[.C$4];1))+[.O193]" office:value-type="float" office:value="1806866">
            <text:p>1,806,866</text:p>
          </table:table-cell>
          <table:table-cell table:style-name="ce7" table:formula="of:=SUM(OFFSET([.N193];-[.D$4]+1;0;[.D$4];1))+[.P193]" office:value-type="float" office:value="169761">
            <text:p>169,761</text:p>
          </table:table-cell>
          <table:table-cell table:style-name="ce18" table:formula="of:=(SUM(OFFSET([.M193];-[.C$4]+1;0;[.C$4];1))+SUM(OFFSET([.N193];-[.D$4]+1;0;[.D$4];1)))/[.F193]" office:value-type="percentage" office:value="0.000307594705526131">
            <text:p>0.0%</text:p>
          </table:table-cell>
          <table:table-cell table:style-name="ce17" table:formula="of:=SUM([.O193:.P193])/[.F193]" office:value-type="percentage" office:value="0.999692405294474">
            <text:p>100%</text:p>
          </table:table-cell>
          <table:table-cell table:style-name="ce22" table:formula="of:=SUM([.M181:.M206])/SUM([.N181:.N206])" office:value-type="float" office:value="102.636363636364">
            <text:p>102.6</text:p>
          </table:table-cell>
          <table:table-cell table:style-name="ce22" table:formula="of:=[.O193]/[.P193]" office:value-type="float" office:value="10.6402113597003">
            <text:p>10.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">
            <text:p>3</text:p>
          </table:table-cell>
          <table:table-cell table:style-name="ce7" table:formula="of:=[$'prisoners yearly estimates'.B156]" office:value-type="float" office:value="1806261">
            <text:p>1,806,261</text:p>
          </table:table-cell>
          <table:table-cell table:style-name="ce7" table:formula="of:=[$'prisoners yearly estimates'.C156]" office:value-type="float" office:value="169758">
            <text:p>169,758</text:p>
          </table:table-cell>
          <table:table-cell table:style-name="ce7" table:formula="of:=[$'prisoners yearly estimates'.D156]" office:value-type="float" office:value="1976019">
            <text:p>1,976,019</text:p>
          </table:table-cell>
          <table:table-cell table:number-columns-repeated="1007"/>
        </table:table-row>
        <table:table-row table:style-name="ro1">
          <table:table-cell table:style-name="ce4" office:value-type="float" office:value="2001">
            <text:p>2001</text:p>
          </table:table-cell>
          <table:table-cell office:value-type="string">
            <text:p>after WWII</text:p>
          </table:table-cell>
          <table:table-cell table:style-name="ce7" office:value-type="float" office:value="285081.556">
            <text:p>285,082</text:p>
          </table:table-cell>
          <table:table-cell table:style-name="ce11" table:formula="of:=[.G194]/[.H194]" office:value-type="float" office:value="10.584755214165">
            <text:p>10.6</text:p>
          </table:table-cell>
          <table:table-cell table:style-name="ce7" table:formula="of:=[.F194]*100/[.C194]" office:value-type="float" office:value="702.856675310258">
            <text:p>703</text:p>
          </table:table-cell>
          <table:table-cell table:style-name="ce7" table:formula="of:=[.G194]+[.H194]" office:value-type="float" office:value="2003714.74642435">
            <text:p>2,003,715</text:p>
          </table:table-cell>
          <table:table-cell table:style-name="ce7" table:formula="of:=SUM(OFFSET([.M194];-[.C$4]+1;0;[.C$4];1))+[.O194]" office:value-type="float" office:value="1830753.40978995">
            <text:p>1,830,753</text:p>
          </table:table-cell>
          <table:table-cell table:style-name="ce7" table:formula="of:=SUM(OFFSET([.N194];-[.D$4]+1;0;[.D$4];1))+[.P194]" office:value-type="float" office:value="172961.336634403">
            <text:p>172,961</text:p>
          </table:table-cell>
          <table:table-cell table:style-name="ce18" table:formula="of:=(SUM(OFFSET([.M194];-[.C$4]+1;0;[.C$4];1))+SUM(OFFSET([.N194];-[.D$4]+1;0;[.D$4];1)))/[.F194]" office:value-type="percentage" office:value="0.000342364102087971">
            <text:p>0.0%</text:p>
          </table:table-cell>
          <table:table-cell table:style-name="ce17" table:formula="of:=SUM([.O194:.P194])/[.F194]" office:value-type="percentage" office:value="0.999657635897912">
            <text:p>100%</text:p>
          </table:table-cell>
          <table:table-cell table:style-name="ce22" table:formula="of:=SUM([.M182:.M207])/SUM([.N182:.N207])" office:value-type="float" office:value="101.636363636364">
            <text:p>101.6</text:p>
          </table:table-cell>
          <table:table-cell table:style-name="ce22" table:formula="of:=[.O194]/[.P194]" office:value-type="float" office:value="10.5811907594294">
            <text:p>10.6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157]" office:value-type="float" office:value="1830073.40978995">
            <text:p>1,830,073</text:p>
          </table:table-cell>
          <table:table-cell table:style-name="ce7" table:formula="of:=[$'prisoners yearly estimates'.C157]" office:value-type="float" office:value="172955.336634403">
            <text:p>172,955</text:p>
          </table:table-cell>
          <table:table-cell table:style-name="ce7" table:formula="of:=[$'prisoners yearly estimates'.D157]" office:value-type="float" office:value="2003028.74642435">
            <text:p>2,003,029</text:p>
          </table:table-cell>
          <table:table-cell table:number-columns-repeated="1007"/>
        </table:table-row>
        <table:table-row table:style-name="ro1">
          <table:table-cell table:style-name="ce4" office:value-type="float" office:value="2002">
            <text:p>2002</text:p>
          </table:table-cell>
          <table:table-cell office:value-type="string">
            <text:p>after WWII</text:p>
          </table:table-cell>
          <table:table-cell table:style-name="ce7" office:value-type="float" office:value="287803.914">
            <text:p>287,804</text:p>
          </table:table-cell>
          <table:table-cell table:style-name="ce11" table:formula="of:=[.G195]/[.H195]" office:value-type="float" office:value="10.5262361461312">
            <text:p>10.5</text:p>
          </table:table-cell>
          <table:table-cell table:style-name="ce7" table:formula="of:=[.F195]*100/[.C195]" office:value-type="float" office:value="705.745662253456">
            <text:p>706</text:p>
          </table:table-cell>
          <table:table-cell table:style-name="ce7" table:formula="of:=[.G195]+[.H195]" office:value-type="float" office:value="2031163.63885067">
            <text:p>2,031,164</text:p>
          </table:table-cell>
          <table:table-cell table:style-name="ce7" table:formula="of:=SUM(OFFSET([.M195];-[.C$4]+1;0;[.C$4];1))+[.O195]" office:value-type="float" office:value="1854942.74478783">
            <text:p>1,854,943</text:p>
          </table:table-cell>
          <table:table-cell table:style-name="ce7" table:formula="of:=SUM(OFFSET([.N195];-[.D$4]+1;0;[.D$4];1))+[.P195]" office:value-type="float" office:value="176220.89406284">
            <text:p>176,221</text:p>
          </table:table-cell>
          <table:table-cell table:style-name="ce18" table:formula="of:=(SUM(OFFSET([.M195];-[.C$4]+1;0;[.C$4];1))+SUM(OFFSET([.N195];-[.D$4]+1;0;[.D$4];1)))/[.F195]" office:value-type="percentage" office:value="0.000369738796833205">
            <text:p>0.0%</text:p>
          </table:table-cell>
          <table:table-cell table:style-name="ce17" table:formula="of:=SUM([.O195:.P195])/[.F195]" office:value-type="percentage" office:value="0.999630261203167">
            <text:p>100%</text:p>
          </table:table-cell>
          <table:table-cell table:style-name="ce22" table:formula="of:=SUM([.M183:.M208])/SUM([.N183:.N208])" office:value-type="float" office:value="100.181818181818">
            <text:p>100.2</text:p>
          </table:table-cell>
          <table:table-cell table:style-name="ce22" table:formula="of:=[.O195]/[.P195]" office:value-type="float" office:value="10.5224975428108">
            <text:p>10.5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">
            <text:p>2</text:p>
          </table:table-cell>
          <table:table-cell table:style-name="ce7" table:formula="of:=[$'prisoners yearly estimates'.B158]" office:value-type="float" office:value="1854199.74478783">
            <text:p>1,854,200</text:p>
          </table:table-cell>
          <table:table-cell table:style-name="ce7" table:formula="of:=[$'prisoners yearly estimates'.C158]" office:value-type="float" office:value="176212.89406284">
            <text:p>176,213</text:p>
          </table:table-cell>
          <table:table-cell table:style-name="ce7" table:formula="of:=[$'prisoners yearly estimates'.D158]" office:value-type="float" office:value="2030412.63885067">
            <text:p>2,030,413</text:p>
          </table:table-cell>
          <table:table-cell table:number-columns-repeated="1007"/>
        </table:table-row>
        <table:table-row table:style-name="ro1">
          <table:table-cell table:style-name="ce4" office:value-type="float" office:value="2003">
            <text:p>2003</text:p>
          </table:table-cell>
          <table:table-cell office:value-type="string">
            <text:p>after WWII</text:p>
          </table:table-cell>
          <table:table-cell table:style-name="ce7" office:value-type="float" office:value="290326.418">
            <text:p>290,326</text:p>
          </table:table-cell>
          <table:table-cell table:style-name="ce11" table:formula="of:=[.G196]/[.H196]" office:value-type="float" office:value="10.4680585537976">
            <text:p>10.5</text:p>
          </table:table-cell>
          <table:table-cell table:style-name="ce7" table:formula="of:=[.F196]*100/[.C196]" office:value-type="float" office:value="709.20034224232">
            <text:p>709</text:p>
          </table:table-cell>
          <table:table-cell table:style-name="ce7" table:formula="of:=[.G196]+[.H196]" office:value-type="float" office:value="2058995.95007587">
            <text:p>2,058,996</text:p>
          </table:table-cell>
          <table:table-cell table:style-name="ce7" table:formula="of:=SUM(OFFSET([.M196];-[.C$4]+1;0;[.C$4];1))+[.O196]" office:value-type="float" office:value="1879454.14355152">
            <text:p>1,879,454</text:p>
          </table:table-cell>
          <table:table-cell table:style-name="ce7" table:formula="of:=SUM(OFFSET([.N196];-[.D$4]+1;0;[.D$4];1))+[.P196]" office:value-type="float" office:value="179541.806524352">
            <text:p>179,542</text:p>
          </table:table-cell>
          <table:table-cell table:style-name="ce18" table:formula="of:=(SUM(OFFSET([.M196];-[.C$4]+1;0;[.C$4];1))+SUM(OFFSET([.N196];-[.D$4]+1;0;[.D$4];1)))/[.F196]" office:value-type="percentage" office:value="0.000398252361773604">
            <text:p>0.0%</text:p>
          </table:table-cell>
          <table:table-cell table:style-name="ce17" table:formula="of:=SUM([.O196:.P196])/[.F196]" office:value-type="percentage" office:value="0.999601747638226">
            <text:p>100%</text:p>
          </table:table-cell>
          <table:table-cell table:style-name="ce22" table:formula="of:=SUM([.M184:.M209])/SUM([.N184:.N209])" office:value-type="float" office:value="98.0909090909091">
            <text:p>98.1</text:p>
          </table:table-cell>
          <table:table-cell table:style-name="ce22" table:formula="of:=[.O196]/[.P196]" office:value-type="float" office:value="10.4641298938675">
            <text:p>10.5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59]" office:value-type="float" office:value="1878644.14355152">
            <text:p>1,878,644</text:p>
          </table:table-cell>
          <table:table-cell table:style-name="ce7" table:formula="of:=[$'prisoners yearly estimates'.C159]" office:value-type="float" office:value="179531.806524352">
            <text:p>179,532</text:p>
          </table:table-cell>
          <table:table-cell table:style-name="ce7" table:formula="of:=[$'prisoners yearly estimates'.D159]" office:value-type="float" office:value="2058175.95007587">
            <text:p>2,058,176</text:p>
          </table:table-cell>
          <table:table-cell table:number-columns-repeated="1007"/>
        </table:table-row>
        <table:table-row table:style-name="ro1">
          <table:table-cell table:style-name="ce4" office:value-type="float" office:value="2004">
            <text:p>2004</text:p>
          </table:table-cell>
          <table:table-cell office:value-type="string">
            <text:p>after WWII</text:p>
          </table:table-cell>
          <table:table-cell table:style-name="ce7" office:value-type="float" office:value="293045.739">
            <text:p>293,046</text:p>
          </table:table-cell>
          <table:table-cell table:style-name="ce11" table:formula="of:=[.G197]/[.H197]" office:value-type="float" office:value="10.4103005569281">
            <text:p>10.4</text:p>
          </table:table-cell>
          <table:table-cell table:style-name="ce7" table:formula="of:=[.F197]*100/[.C197]" office:value-type="float" office:value="712.246844448944">
            <text:p>712</text:p>
          </table:table-cell>
          <table:table-cell table:style-name="ce7" table:formula="of:=[.G197]+[.H197]" office:value-type="float" office:value="2087209.02881959">
            <text:p>2,087,209</text:p>
          </table:table-cell>
          <table:table-cell table:style-name="ce7" table:formula="of:=SUM(OFFSET([.M197];-[.C$4]+1;0;[.C$4];1))+[.O197]" office:value-type="float" office:value="1904285.79919859">
            <text:p>1,904,286</text:p>
          </table:table-cell>
          <table:table-cell table:style-name="ce7" table:formula="of:=SUM(OFFSET([.N197];-[.D$4]+1;0;[.D$4];1))+[.P197]" office:value-type="float" office:value="182923.229621001">
            <text:p>182,923</text:p>
          </table:table-cell>
          <table:table-cell table:style-name="ce18" table:formula="of:=(SUM(OFFSET([.M197];-[.C$4]+1;0;[.C$4];1))+SUM(OFFSET([.N197];-[.D$4]+1;0;[.D$4];1)))/[.F197]" office:value-type="percentage" office:value="0.00042401119762332">
            <text:p>0.0%</text:p>
          </table:table-cell>
          <table:table-cell table:style-name="ce17" table:formula="of:=SUM([.O197:.P197])/[.F197]" office:value-type="percentage" office:value="0.999575988802377">
            <text:p>100%</text:p>
          </table:table-cell>
          <table:table-cell table:style-name="ce22" table:formula="of:=SUM([.M185:.M210])/SUM([.N185:.N210])" office:value-type="float" office:value="96.8181818181818">
            <text:p>96.8</text:p>
          </table:table-cell>
          <table:table-cell table:style-name="ce22" table:formula="of:=[.O197]/[.P197]" office:value-type="float" office:value="10.4060860066956">
            <text:p>10.4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60]" office:value-type="float" office:value="1903410.79919859">
            <text:p>1,903,411</text:p>
          </table:table-cell>
          <table:table-cell table:style-name="ce7" table:formula="of:=[$'prisoners yearly estimates'.C160]" office:value-type="float" office:value="182913.229621001">
            <text:p>182,913</text:p>
          </table:table-cell>
          <table:table-cell table:style-name="ce7" table:formula="of:=[$'prisoners yearly estimates'.D160]" office:value-type="float" office:value="2086324.02881959">
            <text:p>2,086,324</text:p>
          </table:table-cell>
          <table:table-cell table:number-columns-repeated="1007"/>
        </table:table-row>
        <table:table-row table:style-name="ro1">
          <table:table-cell table:style-name="ce4" office:value-type="float" office:value="2005">
            <text:p>2005</text:p>
          </table:table-cell>
          <table:table-cell office:value-type="string">
            <text:p>after WWII</text:p>
          </table:table-cell>
          <table:table-cell table:style-name="ce7" office:value-type="float" office:value="295753.151">
            <text:p>295,753</text:p>
          </table:table-cell>
          <table:table-cell table:style-name="ce11" table:formula="of:=[.G198]/[.H198]" office:value-type="float" office:value="10.3528204021621">
            <text:p>10.4</text:p>
          </table:table-cell>
          <table:table-cell table:style-name="ce7" table:formula="of:=[.F198]*100/[.C198]" office:value-type="float" office:value="715.396029997261">
            <text:p>715</text:p>
          </table:table-cell>
          <table:table-cell table:style-name="ce7" table:formula="of:=[.G198]+[.H198]" office:value-type="float" office:value="2115806.30084581">
            <text:p>2,115,806</text:p>
          </table:table-cell>
          <table:table-cell table:style-name="ce7" table:formula="of:=SUM(OFFSET([.M198];-[.C$4]+1;0;[.C$4];1))+[.O198]" office:value-type="float" office:value="1929437.96012557">
            <text:p>1,929,438</text:p>
          </table:table-cell>
          <table:table-cell table:style-name="ce7" table:formula="of:=SUM(OFFSET([.N198];-[.D$4]+1;0;[.D$4];1))+[.P198]" office:value-type="float" office:value="186368.340720237">
            <text:p>186,368</text:p>
          </table:table-cell>
          <table:table-cell table:style-name="ce18" table:formula="of:=(SUM(OFFSET([.M198];-[.C$4]+1;0;[.C$4];1))+SUM(OFFSET([.N198];-[.D$4]+1;0;[.D$4];1)))/[.F198]" office:value-type="percentage" office:value="0.00044616560581308">
            <text:p>0.0%</text:p>
          </table:table-cell>
          <table:table-cell table:style-name="ce17" table:formula="of:=SUM([.O198:.P198])/[.F198]" office:value-type="percentage" office:value="0.999553834394187">
            <text:p>100%</text:p>
          </table:table-cell>
          <table:table-cell table:style-name="ce22" table:formula="of:=SUM([.M186:.M211])/SUM([.N186:.N211])" office:value-type="float" office:value="94">
            <text:p>94.0</text:p>
          </table:table-cell>
          <table:table-cell table:style-name="ce22" table:formula="of:=[.O198]/[.P198]" office:value-type="float" office:value="10.3483640854082">
            <text:p>10.3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61]" office:value-type="float" office:value="1928503.96012557">
            <text:p>1,928,504</text:p>
          </table:table-cell>
          <table:table-cell table:style-name="ce7" table:formula="of:=[$'prisoners yearly estimates'.C161]" office:value-type="float" office:value="186358.340720237">
            <text:p>186,358</text:p>
          </table:table-cell>
          <table:table-cell table:style-name="ce7" table:formula="of:=[$'prisoners yearly estimates'.D161]" office:value-type="float" office:value="2114862.30084581">
            <text:p>2,114,862</text:p>
          </table:table-cell>
          <table:table-cell table:number-columns-repeated="1007"/>
        </table:table-row>
        <table:table-row table:style-name="ro1">
          <table:table-cell table:style-name="ce4" office:value-type="float" office:value="2006">
            <text:p>2006</text:p>
          </table:table-cell>
          <table:table-cell office:value-type="string">
            <text:p>after WWII</text:p>
          </table:table-cell>
          <table:table-cell table:style-name="ce7" office:value-type="float" office:value="298593.212">
            <text:p>298,593</text:p>
          </table:table-cell>
          <table:table-cell table:style-name="ce11" table:formula="of:=[.G199]/[.H199]" office:value-type="float" office:value="10.2955958098233">
            <text:p>10.3</text:p>
          </table:table-cell>
          <table:table-cell table:style-name="ce7" table:formula="of:=[.F199]*100/[.C199]" office:value-type="float" office:value="718.301750979373">
            <text:p>718</text:p>
          </table:table-cell>
          <table:table-cell table:style-name="ce7" table:formula="of:=[.G199]+[.H199]" office:value-type="float" office:value="2144800.27010155">
            <text:p>2,144,800</text:p>
          </table:table-cell>
          <table:table-cell table:style-name="ce7" table:formula="of:=SUM(OFFSET([.M199];-[.C$4]+1;0;[.C$4];1))+[.O199]" office:value-type="float" office:value="1954920.93073671">
            <text:p>1,954,921</text:p>
          </table:table-cell>
          <table:table-cell table:style-name="ce7" table:formula="of:=SUM(OFFSET([.N199];-[.D$4]+1;0;[.D$4];1))+[.P199]" office:value-type="float" office:value="189879.339364845">
            <text:p>189,879</text:p>
          </table:table-cell>
          <table:table-cell table:style-name="ce18" table:formula="of:=(SUM(OFFSET([.M199];-[.C$4]+1;0;[.C$4];1))+SUM(OFFSET([.N199];-[.D$4]+1;0;[.D$4];1)))/[.F199]" office:value-type="percentage" office:value="0.000468108855633659">
            <text:p>0.0%</text:p>
          </table:table-cell>
          <table:table-cell table:style-name="ce17" table:formula="of:=SUM([.O199:.P199])/[.F199]" office:value-type="percentage" office:value="0.999531891144366">
            <text:p>100%</text:p>
          </table:table-cell>
          <table:table-cell table:style-name="ce22" table:formula="of:=SUM([.M187:.M212])/SUM([.N187:.N212])" office:value-type="float" office:value="90.5454545454546">
            <text:p>90.5</text:p>
          </table:table-cell>
          <table:table-cell table:style-name="ce22" table:formula="of:=[.O199]/[.P199]" office:value-type="float" office:value="10.2909623440804">
            <text:p>10.3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62]" office:value-type="float" office:value="1953927.93073671">
            <text:p>1,953,928</text:p>
          </table:table-cell>
          <table:table-cell table:style-name="ce7" table:formula="of:=[$'prisoners yearly estimates'.C162]" office:value-type="float" office:value="189868.339364845">
            <text:p>189,868</text:p>
          </table:table-cell>
          <table:table-cell table:style-name="ce7" table:formula="of:=[$'prisoners yearly estimates'.D162]" office:value-type="float" office:value="2143796.27010155">
            <text:p>2,143,796</text:p>
          </table:table-cell>
          <table:table-cell table:number-columns-repeated="1007"/>
        </table:table-row>
        <table:table-row table:style-name="ro1">
          <table:table-cell table:style-name="ce4" office:value-type="float" office:value="2007">
            <text:p>2007</text:p>
          </table:table-cell>
          <table:table-cell office:value-type="string">
            <text:p>after WWII</text:p>
          </table:table-cell>
          <table:table-cell table:style-name="ce7" office:value-type="float" office:value="301579.895">
            <text:p>301,580</text:p>
          </table:table-cell>
          <table:table-cell table:style-name="ce11" table:formula="of:=[.G200]/[.H200]" office:value-type="float" office:value="10.2387040314839">
            <text:p>10.2</text:p>
          </table:table-cell>
          <table:table-cell table:style-name="ce7" table:formula="of:=[.F200]*100/[.C200]" office:value-type="float" office:value="720.932845962077">
            <text:p>721</text:p>
          </table:table-cell>
          <table:table-cell table:style-name="ce7" table:formula="of:=[.G200]+[.H200]" office:value-type="float" office:value="2174188.51987294">
            <text:p>2,174,189</text:p>
          </table:table-cell>
          <table:table-cell table:style-name="ce7" table:formula="of:=SUM(OFFSET([.M200];-[.C$4]+1;0;[.C$4];1))+[.O200]" office:value-type="float" office:value="1980733.07218234">
            <text:p>1,980,733</text:p>
          </table:table-cell>
          <table:table-cell table:style-name="ce7" table:formula="of:=SUM(OFFSET([.N200];-[.D$4]+1;0;[.D$4];1))+[.P200]" office:value-type="float" office:value="193455.447690606">
            <text:p>193,455</text:p>
          </table:table-cell>
          <table:table-cell table:style-name="ce18" table:formula="of:=(SUM(OFFSET([.M200];-[.C$4]+1;0;[.C$4];1))+SUM(OFFSET([.N200];-[.D$4]+1;0;[.D$4];1)))/[.F200]" office:value-type="percentage" office:value="0.000486158394425599">
            <text:p>0.0%</text:p>
          </table:table-cell>
          <table:table-cell table:style-name="ce17" table:formula="of:=SUM([.O200:.P200])/[.F200]" office:value-type="percentage" office:value="0.999513841605574">
            <text:p>100%</text:p>
          </table:table-cell>
          <table:table-cell table:style-name="ce22" table:formula="of:=SUM([.M188:.M213])/SUM([.N188:.N213])" office:value-type="float" office:value="87.7272727272727">
            <text:p>87.7</text:p>
          </table:table-cell>
          <table:table-cell table:style-name="ce22" table:formula="of:=[.O200]/[.P200]" office:value-type="float" office:value="10.2338790066936">
            <text:p>10.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63]" office:value-type="float" office:value="1979687.07218234">
            <text:p>1,979,687</text:p>
          </table:table-cell>
          <table:table-cell table:style-name="ce7" table:formula="of:=[$'prisoners yearly estimates'.C163]" office:value-type="float" office:value="193444.447690606">
            <text:p>193,444</text:p>
          </table:table-cell>
          <table:table-cell table:style-name="ce7" table:formula="of:=[$'prisoners yearly estimates'.D163]" office:value-type="float" office:value="2173131.51987294">
            <text:p>2,173,132</text:p>
          </table:table-cell>
          <table:table-cell table:number-columns-repeated="1007"/>
        </table:table-row>
        <table:table-row table:style-name="ro1">
          <table:table-cell table:style-name="ce4" office:value-type="float" office:value="2008">
            <text:p>2008</text:p>
          </table:table-cell>
          <table:table-cell office:value-type="string">
            <text:p>after WWII</text:p>
          </table:table-cell>
          <table:table-cell table:style-name="ce7" office:value-type="float" office:value="304374.846">
            <text:p>304,375</text:p>
          </table:table-cell>
          <table:table-cell table:style-name="ce11" table:formula="of:=[.G201]/[.H201]" office:value-type="float" office:value="10.1820643981927">
            <text:p>10.2</text:p>
          </table:table-cell>
          <table:table-cell table:style-name="ce7" table:formula="of:=[.F201]*100/[.C201]" office:value-type="float" office:value="724.098177928542">
            <text:p>724</text:p>
          </table:table-cell>
          <table:table-cell table:style-name="ce7" table:formula="of:=[.G201]+[.H201]" office:value-type="float" office:value="2203972.7139588">
            <text:p>2,203,973</text:p>
          </table:table-cell>
          <table:table-cell table:style-name="ce7" table:formula="of:=SUM(OFFSET([.M201];-[.C$4]+1;0;[.C$4];1))+[.O201]" office:value-type="float" office:value="2006873.80310698">
            <text:p>2,006,874</text:p>
          </table:table-cell>
          <table:table-cell table:style-name="ce7" table:formula="of:=SUM(OFFSET([.N201];-[.D$4]+1;0;[.D$4];1))+[.P201]" office:value-type="float" office:value="197098.91085183">
            <text:p>197,099</text:p>
          </table:table-cell>
          <table:table-cell table:style-name="ce18" table:formula="of:=(SUM(OFFSET([.M201];-[.C$4]+1;0;[.C$4];1))+SUM(OFFSET([.N201];-[.D$4]+1;0;[.D$4];1)))/[.F201]" office:value-type="percentage" office:value="0.000498645011818663">
            <text:p>0.0%</text:p>
          </table:table-cell>
          <table:table-cell table:style-name="ce17" table:formula="of:=SUM([.O201:.P201])/[.F201]" office:value-type="percentage" office:value="0.999501354988181">
            <text:p>100%</text:p>
          </table:table-cell>
          <table:table-cell table:style-name="ce22" table:formula="of:=SUM([.M189:.M214])/SUM([.N189:.N214])" office:value-type="float" office:value="82.7272727272727">
            <text:p>82.7</text:p>
          </table:table-cell>
          <table:table-cell table:style-name="ce22" table:formula="of:=[.O201]/[.P201]" office:value-type="float" office:value="10.1771123070807">
            <text:p>10.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64]" office:value-type="float" office:value="2005785.80310697">
            <text:p>2,005,786</text:p>
          </table:table-cell>
          <table:table-cell table:style-name="ce7" table:formula="of:=[$'prisoners yearly estimates'.C164]" office:value-type="float" office:value="197087.91085183">
            <text:p>197,088</text:p>
          </table:table-cell>
          <table:table-cell table:style-name="ce7" table:formula="of:=[$'prisoners yearly estimates'.D164]" office:value-type="float" office:value="2202873.7139588">
            <text:p>2,202,874</text:p>
          </table:table-cell>
          <table:table-cell table:number-columns-repeated="1007"/>
        </table:table-row>
        <table:table-row table:style-name="ro1">
          <table:table-cell table:style-name="ce4" office:value-type="float" office:value="2009">
            <text:p>2009</text:p>
          </table:table-cell>
          <table:table-cell office:value-type="string">
            <text:p>after WWII</text:p>
          </table:table-cell>
          <table:table-cell table:style-name="ce7" office:value-type="float" office:value="307006.55">
            <text:p>307,007</text:p>
          </table:table-cell>
          <table:table-cell table:style-name="ce11" table:formula="of:=[.G202]/[.H202]" office:value-type="float" office:value="10.1257083833963">
            <text:p>10.1</text:p>
          </table:table-cell>
          <table:table-cell table:style-name="ce7" table:formula="of:=[.F202]*100/[.C202]" office:value-type="float" office:value="727.725384967253">
            <text:p>728</text:p>
          </table:table-cell>
          <table:table-cell table:style-name="ce7" table:formula="of:=[.G202]+[.H202]" office:value-type="float" office:value="2234164.59786218">
            <text:p>2,234,165</text:p>
          </table:table-cell>
          <table:table-cell table:style-name="ce7" table:formula="of:=SUM(OFFSET([.M202];-[.C$4]+1;0;[.C$4];1))+[.O202]" office:value-type="float" office:value="2033353.60040728">
            <text:p>2,033,354</text:p>
          </table:table-cell>
          <table:table-cell table:style-name="ce7" table:formula="of:=SUM(OFFSET([.N202];-[.D$4]+1;0;[.D$4];1))+[.P202]" office:value-type="float" office:value="200810.997454903">
            <text:p>200,811</text:p>
          </table:table-cell>
          <table:table-cell table:style-name="ce18" table:formula="of:=(SUM(OFFSET([.M202];-[.C$4]+1;0;[.C$4];1))+SUM(OFFSET([.N202];-[.D$4]+1;0;[.D$4];1)))/[.F202]" office:value-type="percentage" office:value="0.000508467460762296">
            <text:p>0.1%</text:p>
          </table:table-cell>
          <table:table-cell table:style-name="ce17" table:formula="of:=SUM([.O202:.P202])/[.F202]" office:value-type="percentage" office:value="0.999491532539238">
            <text:p>100%</text:p>
          </table:table-cell>
          <table:table-cell table:style-name="ce22" table:formula="of:=SUM([.M190:.M215])/SUM([.N190:.N215])" office:value-type="float" office:value="78.6363636363636">
            <text:p>78.6</text:p>
          </table:table-cell>
          <table:table-cell table:style-name="ce22" table:formula="of:=[.O202]/[.P202]" office:value-type="float" office:value="10.1206604888712">
            <text:p>10.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0">
            <text:p>0</text:p>
          </table:table-cell>
          <table:table-cell table:style-name="ce7" table:formula="of:=[$'prisoners yearly estimates'.B165]" office:value-type="float" office:value="2032228.60040728">
            <text:p>2,032,229</text:p>
          </table:table-cell>
          <table:table-cell table:style-name="ce7" table:formula="of:=[$'prisoners yearly estimates'.C165]" office:value-type="float" office:value="200799.997454903">
            <text:p>200,800</text:p>
          </table:table-cell>
          <table:table-cell table:style-name="ce7" table:formula="of:=[$'prisoners yearly estimates'.D165]" office:value-type="float" office:value="2233028.59786218">
            <text:p>2,233,029</text:p>
          </table:table-cell>
          <table:table-cell table:number-columns-repeated="1007"/>
        </table:table-row>
        <table:table-row table:style-name="ro1">
          <table:table-cell table:style-name="ce4" office:value-type="float" office:value="2010">
            <text:p>2010</text:p>
          </table:table-cell>
          <table:table-cell office:value-type="string">
            <text:p>after WWII</text:p>
          </table:table-cell>
          <table:table-cell table:style-name="ce7" office:value-type="float" office:value="309349.689">
            <text:p>309,350</text:p>
          </table:table-cell>
          <table:table-cell table:style-name="ce11" table:formula="of:=[.G203]/[.H203]" office:value-type="float" office:value="10.0697335685972">
            <text:p>10.1</text:p>
          </table:table-cell>
          <table:table-cell table:style-name="ce7" table:formula="of:=[.F203]*100/[.C203]" office:value-type="float" office:value="732.113229957054">
            <text:p>732</text:p>
          </table:table-cell>
          <table:table-cell table:style-name="ce7" table:formula="of:=[.G203]+[.H203]" office:value-type="float" office:value="2264790">
            <text:p>2,264,790</text:p>
          </table:table-cell>
          <table:table-cell table:style-name="ce7" table:formula="of:=SUM(OFFSET([.M203];-[.C$4]+1;0;[.C$4];1))+[.O203]" office:value-type="float" office:value="2060197">
            <text:p>2,060,197</text:p>
          </table:table-cell>
          <table:table-cell table:style-name="ce7" table:formula="of:=SUM(OFFSET([.N203];-[.D$4]+1;0;[.D$4];1))+[.P203]" office:value-type="float" office:value="204593">
            <text:p>204,593</text:p>
          </table:table-cell>
          <table:table-cell table:style-name="ce18" table:formula="of:=(SUM(OFFSET([.M203];-[.C$4]+1;0;[.C$4];1))+SUM(OFFSET([.N203];-[.D$4]+1;0;[.D$4];1)))/[.F203]" office:value-type="percentage" office:value="0.000524551945213464">
            <text:p>0.1%</text:p>
          </table:table-cell>
          <table:table-cell table:style-name="ce17" table:formula="of:=SUM([.O203:.P203])/[.F203]" office:value-type="percentage" office:value="0.999475448054787">
            <text:p>100%</text:p>
          </table:table-cell>
          <table:table-cell table:style-name="ce22" table:formula="of:=SUM([.M191:.M216])/SUM([.N191:.N216])" office:value-type="float" office:value="79.2">
            <text:p>79.2</text:p>
          </table:table-cell>
          <table:table-cell table:style-name="ce22" table:formula="of:=[.O203]/[.P203]" office:value-type="float" office:value="10.0645218054374">
            <text:p>10.1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">
            <text:p>1</text:p>
          </table:table-cell>
          <table:table-cell table:style-name="ce7" table:formula="of:=[$'prisoners yearly estimates'.B166]" office:value-type="float" office:value="2059020">
            <text:p>2,059,020</text:p>
          </table:table-cell>
          <table:table-cell table:style-name="ce7" table:formula="of:=[$'prisoners yearly estimates'.C166]" office:value-type="float" office:value="204582">
            <text:p>204,582</text:p>
          </table:table-cell>
          <table:table-cell table:style-name="ce7" table:formula="of:=[$'prisoners yearly estimates'.D166]" office:value-type="float" office:value="2263602">
            <text:p>2,263,60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4"/>
          <table:table-cell table:style-name="ce7" table:number-columns-repeated="3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7" table:number-columns-repeated="2"/>
          <table:table-cell table:number-columns-repeated="100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military situation" table:style-name="ta2" table:print="false">
        <table:table-column table:style-name="co9" table:default-cell-style-name="Excel_20_Built-in_20_Normal"/>
        <table:table-column table:style-name="co1" table:number-columns-repeated="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Sex ratio of persons executed and in prison, by military circumstances</text:p>
          </table:table-cell>
          <table:covered-table-cell table:number-columns-repeated="4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table:number-columns-spanned="3" table:number-rows-spanned="1">
            <text:p>period</text:p>
          </table:table-cell>
          <table:covered-table-cell table:number-columns-repeated="2" table:style-name="ce4"/>
          <table:table-cell table:style-name="ce26" office:value-type="string" table:number-columns-spanned="3" table:number-rows-spanned="1">
            <text:p>executed (total)</text:p>
          </table:table-cell>
          <table:covered-table-cell table:number-columns-repeated="2" table:style-name="ce4"/>
          <table:table-cell table:style-name="ce26" office:value-type="string" table:number-columns-spanned="3" table:number-rows-spanned="1">
            <text:p>in prison (average)</text:p>
          </table:table-cell>
          <table:covered-table-cell table:number-columns-repeated="2" table:style-name="ce4"/>
          <table:table-cell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string">
            <text:p>US military situation</text:p>
          </table:table-cell>
          <table:table-cell table:style-name="ce4" office:value-type="string">
            <text:p>begin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years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sex ratio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sex ratio</text:p>
          </table:table-cell>
          <table:table-cell/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early colonial</text:p>
          </table:table-cell>
          <table:table-cell table:style-name="ce4" office:value-type="float" office:value="1608">
            <text:p>1608</text:p>
          </table:table-cell>
          <table:table-cell table:style-name="ce4" office:value-type="float" office:value="1748">
            <text:p>1748</text:p>
          </table:table-cell>
          <table:table-cell table:style-name="ce4" table:formula="of:=[.C5]-[.B5]+1" office:value-type="float" office:value="141">
            <text:p>141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73">
            <text:p>73</text:p>
          </table:table-cell>
          <table:table-cell table:style-name="ce27" table:formula="of:=[.E5]/[.F5]" office:value-type="float" office:value="6.38356164383562">
            <text:p>6.4</text:p>
          </table:table-cell>
          <table:table-cell table:style-name="ce4" table:number-columns-repeated="3"/>
          <table:table-cell/>
          <table:table-cell office:value-type="string">
            <text:p>tabulated from executions-us, unified best estimates</text:p>
          </table:table-cell>
          <table:table-cell table:number-columns-repeated="1012"/>
        </table:table-row>
        <table:table-row table:style-name="ro1">
          <table:table-cell office:value-type="string">
            <text:p>pre Seven Years War</text:p>
          </table:table-cell>
          <table:table-cell table:style-name="ce4" office:value-type="float" office:value="1749">
            <text:p>1749</text:p>
          </table:table-cell>
          <table:table-cell table:style-name="ce4" office:value-type="float" office:value="1755">
            <text:p>1755</text:p>
          </table:table-cell>
          <table:table-cell table:style-name="ce4" table:formula="of:=[.C6]-[.B6]+1" office:value-type="float" office:value="7">
            <text:p>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">
            <text:p>9</text:p>
          </table:table-cell>
          <table:table-cell table:style-name="ce27" table:formula="of:=[.E6]/[.F6]" office:value-type="float" office:value="8.11111111111111">
            <text:p>8.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Seven Years War</text:p>
          </table:table-cell>
          <table:table-cell table:style-name="ce4" office:value-type="float" office:value="1756">
            <text:p>1756</text:p>
          </table:table-cell>
          <table:table-cell table:style-name="ce4" office:value-type="float" office:value="1762">
            <text:p>1762</text:p>
          </table:table-cell>
          <table:table-cell table:style-name="ce4" table:formula="of:=[.C7]-[.B7]+1" office:value-type="float" office:value="7">
            <text:p>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27" table:formula="of:=[.E7]/[.F7]" office:value-type="float" office:value="26">
            <text:p>26.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end of Seven Years War</text:p>
          </table:table-cell>
          <table:table-cell table:number-columns-repeated="2" table:style-name="ce4" office:value-type="float" office:value="1763">
            <text:p>1763</text:p>
          </table:table-cell>
          <table:table-cell table:style-name="ce4" table:formula="of:=[.C8]-[.B8]+1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27" table:formula="of:=[.E8]/[.F8]" office:value-type="float" office:value="2.5">
            <text:p>2.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post Seven Years War</text:p>
          </table:table-cell>
          <table:table-cell table:style-name="ce4" office:value-type="float" office:value="1764">
            <text:p>1764</text:p>
          </table:table-cell>
          <table:table-cell table:style-name="ce4" office:value-type="float" office:value="1770">
            <text:p>1770</text:p>
          </table:table-cell>
          <table:table-cell table:style-name="ce4" table:formula="of:=[.C9]-[.B9]+1" office:value-type="float" office:value="7">
            <text:p>7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5">
            <text:p>15</text:p>
          </table:table-cell>
          <table:table-cell table:style-name="ce27" table:formula="of:=[.E9]/[.F9]" office:value-type="float" office:value="9.2">
            <text:p>9.2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colonial</text:p>
          </table:table-cell>
          <table:table-cell table:style-name="ce4" office:value-type="float" office:value="1771">
            <text:p>1771</text:p>
          </table:table-cell>
          <table:table-cell table:style-name="ce4" office:value-type="float" office:value="1776">
            <text:p>1776</text:p>
          </table:table-cell>
          <table:table-cell table:style-name="ce4" table:formula="of:=[.C10]-[.B10]+1" office:value-type="float" office:value="6">
            <text:p>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5">
            <text:p>5</text:p>
          </table:table-cell>
          <table:table-cell table:style-name="ce27" table:formula="of:=[.E10]/[.F10]" office:value-type="float" office:value="24">
            <text:p>24.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American Revolutionary War</text:p>
          </table:table-cell>
          <table:table-cell table:style-name="ce4" office:value-type="float" office:value="1777">
            <text:p>1777</text:p>
          </table:table-cell>
          <table:table-cell table:style-name="ce4" office:value-type="float" office:value="1783">
            <text:p>1783</text:p>
          </table:table-cell>
          <table:table-cell table:style-name="ce4" table:formula="of:=[.C11]-[.B11]+1" office:value-type="float" office:value="7">
            <text:p>7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2">
            <text:p>12</text:p>
          </table:table-cell>
          <table:table-cell table:style-name="ce27" table:formula="of:=[.E11]/[.F11]" office:value-type="float" office:value="14.25">
            <text:p>14.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post American Revolutionary War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790">
            <text:p>1790</text:p>
          </table:table-cell>
          <table:table-cell table:style-name="ce4" table:formula="of:=[.C12]-[.B12]+1" office:value-type="float" office:value="7">
            <text:p>7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1">
            <text:p>11</text:p>
          </table:table-cell>
          <table:table-cell table:style-name="ce27" table:formula="of:=[.E12]/[.F12]" office:value-type="float" office:value="17.6363636363636">
            <text:p>17.6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non-interventionism, pt. 1</text:p>
          </table:table-cell>
          <table:table-cell table:style-name="ce4" office:value-type="float" office:value="1791">
            <text:p>1791</text:p>
          </table:table-cell>
          <table:table-cell table:style-name="ce4" office:value-type="float" office:value="1806">
            <text:p>1806</text:p>
          </table:table-cell>
          <table:table-cell table:style-name="ce4" table:formula="of:=[.C13]-[.B13]+1" office:value-type="float" office:value="16">
            <text:p>16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24">
            <text:p>24</text:p>
          </table:table-cell>
          <table:table-cell table:style-name="ce27" table:formula="of:=[.E13]/[.F13]" office:value-type="float" office:value="13.7916666666667">
            <text:p>13.8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pre War of 1812</text:p>
          </table:table-cell>
          <table:table-cell table:style-name="ce4" office:value-type="float" office:value="1807">
            <text:p>1807</text:p>
          </table:table-cell>
          <table:table-cell table:style-name="ce4" office:value-type="float" office:value="1811">
            <text:p>1811</text:p>
          </table:table-cell>
          <table:table-cell table:style-name="ce4" table:formula="of:=[.C14]-[.B14]+1" office:value-type="float" office:value="5">
            <text:p>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7">
            <text:p>7</text:p>
          </table:table-cell>
          <table:table-cell table:style-name="ce27" table:formula="of:=[.E14]/[.F14]" office:value-type="float" office:value="12.1428571428571">
            <text:p>12.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War of 1812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1814">
            <text:p>1814</text:p>
          </table:table-cell>
          <table:table-cell table:style-name="ce4" table:formula="of:=[.C15]-[.B15]+1" office:value-type="float" office:value="3">
            <text:p>3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">
            <text:p>4</text:p>
          </table:table-cell>
          <table:table-cell table:style-name="ce27" table:formula="of:=[.E15]/[.F15]" office:value-type="float" office:value="10.5">
            <text:p>10.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office:value-type="string">
            <text:p>post War of 1812</text:p>
          </table:table-cell>
          <table:table-cell table:style-name="ce4" office:value-type="float" office:value="1815">
            <text:p>1815</text:p>
          </table:table-cell>
          <table:table-cell table:style-name="ce4" office:value-type="float" office:value="1819">
            <text:p>1819</text:p>
          </table:table-cell>
          <table:table-cell table:style-name="ce4" table:formula="of:=[.C16]-[.B16]+1" office:value-type="float" office:value="5">
            <text:p>5</text:p>
          </table:table-cell>
          <table:table-cell table:style-name="ce7" office:value-type="float" office:value="108">
            <text:p>108</text:p>
          </table:table-cell>
          <table:table-cell table:style-name="ce4" office:value-type="float" office:value="7">
            <text:p>7</text:p>
          </table:table-cell>
          <table:table-cell table:style-name="ce27" table:formula="of:=[.E16]/[.F16]" office:value-type="float" office:value="15.4285714285714">
            <text:p>15.4</text:p>
          </table:table-cell>
          <table:table-cell table:style-name="ce4" table:number-columns-repeated="2"/>
          <table:table-cell table:style-name="ce27"/>
          <table:table-cell/>
          <table:table-cell office:value-type="string">
            <text:p>tabulated from "punishment yearly" sheet</text:p>
          </table:table-cell>
          <table:table-cell table:number-columns-repeated="1012"/>
        </table:table-row>
        <table:table-row table:style-name="ro1">
          <table:table-cell office:value-type="string">
            <text:p>non-interventionism, pt. 2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840">
            <text:p>1840</text:p>
          </table:table-cell>
          <table:table-cell table:style-name="ce4" table:formula="of:=[.C17]-[.B17]+1" office:value-type="float" office:value="21">
            <text:p>21</text:p>
          </table:table-cell>
          <table:table-cell table:style-name="ce7" office:value-type="float" office:value="756">
            <text:p>756</text:p>
          </table:table-cell>
          <table:table-cell table:style-name="ce4" office:value-type="float" office:value="48">
            <text:p>48</text:p>
          </table:table-cell>
          <table:table-cell table:style-name="ce27" table:formula="of:=[.E17]/[.F17]" office:value-type="float" office:value="15.75">
            <text:p>15.8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pre Mexican American War</text:p>
          </table:table-cell>
          <table:table-cell table:style-name="ce4" office:value-type="float" office:value="1841">
            <text:p>1841</text:p>
          </table:table-cell>
          <table:table-cell table:style-name="ce4" office:value-type="float" office:value="1845">
            <text:p>1845</text:p>
          </table:table-cell>
          <table:table-cell table:style-name="ce4" table:formula="of:=[.C18]-[.B18]+1" office:value-type="float" office:value="5">
            <text:p>5</text:p>
          </table:table-cell>
          <table:table-cell table:style-name="ce7" office:value-type="float" office:value="159">
            <text:p>159</text:p>
          </table:table-cell>
          <table:table-cell table:style-name="ce4" office:value-type="float" office:value="7">
            <text:p>7</text:p>
          </table:table-cell>
          <table:table-cell table:style-name="ce27" table:formula="of:=[.E18]/[.F18]" office:value-type="float" office:value="22.7142857142857">
            <text:p>22.7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Mexican-American War</text:p>
          </table:table-cell>
          <table:table-cell table:style-name="ce4" office:value-type="float" office:value="1846">
            <text:p>1846</text:p>
          </table:table-cell>
          <table:table-cell table:style-name="ce4" office:value-type="float" office:value="1847">
            <text:p>1847</text:p>
          </table:table-cell>
          <table:table-cell table:style-name="ce4" table:formula="of:=[.C19]-[.B19]+1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4" office:value-type="float" office:value="4">
            <text:p>4</text:p>
          </table:table-cell>
          <table:table-cell table:style-name="ce27" table:formula="of:=[.E19]/[.F19]" office:value-type="float" office:value="15.25">
            <text:p>15.3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post Mexican American War</text:p>
          </table:table-cell>
          <table:table-cell table:style-name="ce4" office:value-type="float" office:value="1848">
            <text:p>1848</text:p>
          </table:table-cell>
          <table:table-cell table:style-name="ce4" office:value-type="float" office:value="1852">
            <text:p>1852</text:p>
          </table:table-cell>
          <table:table-cell table:style-name="ce4" table:formula="of:=[.C20]-[.B20]+1" office:value-type="float" office:value="5">
            <text:p>5</text:p>
          </table:table-cell>
          <table:table-cell table:style-name="ce7" office:value-type="float" office:value="210">
            <text:p>210</text:p>
          </table:table-cell>
          <table:table-cell table:style-name="ce4" office:value-type="float" office:value="13">
            <text:p>13</text:p>
          </table:table-cell>
          <table:table-cell table:style-name="ce27" table:formula="of:=[.E20]/[.F20]" office:value-type="float" office:value="16.1538461538462">
            <text:p>16.2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non-interventionism, pt. 3</text:p>
          </table:table-cell>
          <table:table-cell table:style-name="ce4" office:value-type="float" office:value="1853">
            <text:p>1853</text:p>
          </table:table-cell>
          <table:table-cell table:style-name="ce4" office:value-type="float" office:value="1855">
            <text:p>1855</text:p>
          </table:table-cell>
          <table:table-cell table:style-name="ce4" table:formula="of:=[.C21]-[.B21]+1" office:value-type="float" office:value="3">
            <text:p>3</text:p>
          </table:table-cell>
          <table:table-cell table:style-name="ce7" office:value-type="float" office:value="154">
            <text:p>154</text:p>
          </table:table-cell>
          <table:table-cell table:style-name="ce4" office:value-type="float" office:value="5">
            <text:p>5</text:p>
          </table:table-cell>
          <table:table-cell table:style-name="ce27" table:formula="of:=[.E21]/[.F21]" office:value-type="float" office:value="30.8">
            <text:p>30.8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pre Civil War</text:p>
          </table:table-cell>
          <table:table-cell table:style-name="ce4" office:value-type="float" office:value="1856">
            <text:p>1856</text:p>
          </table:table-cell>
          <table:table-cell table:style-name="ce4" office:value-type="float" office:value="1860">
            <text:p>1860</text:p>
          </table:table-cell>
          <table:table-cell table:style-name="ce4" table:formula="of:=[.C22]-[.B22]+1" office:value-type="float" office:value="5">
            <text:p>5</text:p>
          </table:table-cell>
          <table:table-cell table:style-name="ce7" office:value-type="float" office:value="312">
            <text:p>312</text:p>
          </table:table-cell>
          <table:table-cell table:style-name="ce4" office:value-type="float" office:value="21">
            <text:p>21</text:p>
          </table:table-cell>
          <table:table-cell table:style-name="ce27" table:formula="of:=[.E22]/[.F22]" office:value-type="float" office:value="14.8571428571429">
            <text:p>14.9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Civil War</text:p>
          </table:table-cell>
          <table:table-cell table:style-name="ce4" office:value-type="float" office:value="1861">
            <text:p>1861</text:p>
          </table:table-cell>
          <table:table-cell table:style-name="ce4" office:value-type="float" office:value="1864">
            <text:p>1864</text:p>
          </table:table-cell>
          <table:table-cell table:style-name="ce4" table:formula="of:=[.C23]-[.B23]+1" office:value-type="float" office:value="4">
            <text:p>4</text:p>
          </table:table-cell>
          <table:table-cell table:style-name="ce7" office:value-type="float" office:value="255">
            <text:p>255</text:p>
          </table:table-cell>
          <table:table-cell table:style-name="ce4" office:value-type="float" office:value="11">
            <text:p>11</text:p>
          </table:table-cell>
          <table:table-cell table:style-name="ce27" table:formula="of:=[.E23]/[.F23]" office:value-type="float" office:value="23.1818181818182">
            <text:p>23.2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end of Civil War</text:p>
          </table:table-cell>
          <table:table-cell table:number-columns-repeated="2" table:style-name="ce4" office:value-type="float" office:value="1865">
            <text:p>1865</text:p>
          </table:table-cell>
          <table:table-cell table:style-name="ce4" table:formula="of:=[.C24]-[.B24]+1" office:value-type="float" office:value="1">
            <text:p>1</text:p>
          </table:table-cell>
          <table:table-cell table:style-name="ce7" office:value-type="float" office:value="32">
            <text:p>32</text:p>
          </table:table-cell>
          <table:table-cell table:style-name="ce4" office:value-type="float" office:value="2">
            <text:p>2</text:p>
          </table:table-cell>
          <table:table-cell table:style-name="ce27" table:formula="of:=[.E24]/[.F24]" office:value-type="float" office:value="16">
            <text:p>16.0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post Civil War</text:p>
          </table:table-cell>
          <table:table-cell table:style-name="ce4" office:value-type="float" office:value="1866">
            <text:p>1866</text:p>
          </table:table-cell>
          <table:table-cell table:style-name="ce4" office:value-type="float" office:value="1870">
            <text:p>1870</text:p>
          </table:table-cell>
          <table:table-cell table:style-name="ce4" table:formula="of:=[.C25]-[.B25]+1" office:value-type="float" office:value="5">
            <text:p>5</text:p>
          </table:table-cell>
          <table:table-cell table:style-name="ce7" office:value-type="float" office:value="220">
            <text:p>220</text:p>
          </table:table-cell>
          <table:table-cell table:style-name="ce4" office:value-type="float" office:value="6">
            <text:p>6</text:p>
          </table:table-cell>
          <table:table-cell table:style-name="ce27" table:formula="of:=[.E25]/[.F25]" office:value-type="float" office:value="36.6666666666667">
            <text:p>36.7</text:p>
          </table:table-cell>
          <table:table-cell table:style-name="ce4" table:number-columns-repeated="2"/>
          <table:table-cell table:style-name="ce27"/>
          <table:table-cell table:number-columns-repeated="1014"/>
        </table:table-row>
        <table:table-row table:style-name="ro1">
          <table:table-cell office:value-type="string">
            <text:p>Pax Britannica</text:p>
          </table:table-cell>
          <table:table-cell table:style-name="ce4" office:value-type="float" office:value="1871">
            <text:p>1871</text:p>
          </table:table-cell>
          <table:table-cell table:style-name="ce4" office:value-type="float" office:value="1908">
            <text:p>1908</text:p>
          </table:table-cell>
          <table:table-cell table:style-name="ce4" table:formula="of:=[.C26]-[.B26]+1" office:value-type="float" office:value="38">
            <text:p>38</text:p>
          </table:table-cell>
          <table:table-cell table:style-name="ce7" office:value-type="float" office:value="3818">
            <text:p>3,818</text:p>
          </table:table-cell>
          <table:table-cell table:style-name="ce4" office:value-type="float" office:value="30">
            <text:p>30</text:p>
          </table:table-cell>
          <table:table-cell table:style-name="ce27" table:formula="of:=[.E26]/[.F26]" office:value-type="float" office:value="127.266666666667">
            <text:p>127.3</text:p>
          </table:table-cell>
          <table:table-cell table:style-name="ce7" office:value-type="float" office:value="81819.5517241379">
            <text:p>81,820</text:p>
          </table:table-cell>
          <table:table-cell table:style-name="ce7" office:value-type="float" office:value="6432.58620689655">
            <text:p>6,433</text:p>
          </table:table-cell>
          <table:table-cell table:style-name="ce27" table:formula="of:=[.H26]/[.I26]" office:value-type="float" office:value="12.7195422016136">
            <text:p>12.7</text:p>
          </table:table-cell>
          <table:table-cell table:number-columns-repeated="1014"/>
        </table:table-row>
        <table:table-row table:style-name="ro1">
          <table:table-cell office:value-type="string">
            <text:p>pre World War I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1913">
            <text:p>1913</text:p>
          </table:table-cell>
          <table:table-cell table:style-name="ce4" table:formula="of:=[.C27]-[.B27]+1" office:value-type="float" office:value="5">
            <text:p>5</text:p>
          </table:table-cell>
          <table:table-cell table:style-name="ce7" office:value-type="float" office:value="665">
            <text:p>665</text:p>
          </table:table-cell>
          <table:table-cell table:style-name="ce4" office:value-type="float" office:value="2">
            <text:p>2</text:p>
          </table:table-cell>
          <table:table-cell table:style-name="ce27" table:formula="of:=[.E27]/[.F27]" office:value-type="float" office:value="332.5">
            <text:p>332.5</text:p>
          </table:table-cell>
          <table:table-cell table:style-name="ce7" office:value-type="float" office:value="131664.6">
            <text:p>131,665</text:p>
          </table:table-cell>
          <table:table-cell table:style-name="ce7" office:value-type="float" office:value="8696">
            <text:p>8,696</text:p>
          </table:table-cell>
          <table:table-cell table:style-name="ce27" table:formula="of:=[.H27]/[.I27]" office:value-type="float" office:value="15.1408233670653">
            <text:p>15.1</text:p>
          </table:table-cell>
          <table:table-cell table:number-columns-repeated="1014"/>
        </table:table-row>
        <table:table-row table:style-name="ro1">
          <table:table-cell office:value-type="string">
            <text:p>start of WWI</text:p>
          </table:table-cell>
          <table:table-cell table:number-columns-repeated="2" table:style-name="ce4" office:value-type="float" office:value="1914">
            <text:p>1914</text:p>
          </table:table-cell>
          <table:table-cell table:style-name="ce4" table:formula="of:=[.C28]-[.B28]+1" office:value-type="float" office:value="1">
            <text:p>1</text:p>
          </table:table-cell>
          <table:table-cell table:style-name="ce7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27" office:value-type="string">
            <text:p>no women</text:p>
          </table:table-cell>
          <table:table-cell table:style-name="ce7" office:value-type="float" office:value="138521">
            <text:p>138,521</text:p>
          </table:table-cell>
          <table:table-cell table:style-name="ce7" office:value-type="float" office:value="8825">
            <text:p>8,825</text:p>
          </table:table-cell>
          <table:table-cell table:style-name="ce27" table:formula="of:=[.H28]/[.I28]" office:value-type="float" office:value="15.6964305949009">
            <text:p>15.7</text:p>
          </table:table-cell>
          <table:table-cell table:number-columns-repeated="1014"/>
        </table:table-row>
        <table:table-row table:style-name="ro1">
          <table:table-cell office:value-type="string">
            <text:p>World War I</text:p>
          </table:table-cell>
          <table:table-cell table:style-name="ce4" office:value-type="float" office:value="1915">
            <text:p>1915</text:p>
          </table:table-cell>
          <table:table-cell table:style-name="ce4" office:value-type="float" office:value="1918">
            <text:p>1918</text:p>
          </table:table-cell>
          <table:table-cell table:style-name="ce4" table:formula="of:=[.C29]-[.B29]+1" office:value-type="float" office:value="4">
            <text:p>4</text:p>
          </table:table-cell>
          <table:table-cell table:style-name="ce7" office:value-type="float" office:value="403">
            <text:p>403</text:p>
          </table:table-cell>
          <table:table-cell table:style-name="ce4" office:value-type="float" office:value="0">
            <text:p>0</text:p>
          </table:table-cell>
          <table:table-cell table:style-name="ce27" office:value-type="string">
            <text:p>no women</text:p>
          </table:table-cell>
          <table:table-cell table:style-name="ce7" office:value-type="float" office:value="143907.5">
            <text:p>143,908</text:p>
          </table:table-cell>
          <table:table-cell table:style-name="ce7" office:value-type="float" office:value="8883">
            <text:p>8,883</text:p>
          </table:table-cell>
          <table:table-cell table:style-name="ce27" table:formula="of:=[.H29]/[.I29]" office:value-type="float" office:value="16.2003264662839">
            <text:p>16.2</text:p>
          </table:table-cell>
          <table:table-cell table:number-columns-repeated="1014"/>
        </table:table-row>
        <table:table-row table:style-name="ro1">
          <table:table-cell office:value-type="string">
            <text:p>post World War I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1923">
            <text:p>1923</text:p>
          </table:table-cell>
          <table:table-cell table:style-name="ce4" table:formula="of:=[.C30]-[.B30]+1" office:value-type="float" office:value="5">
            <text:p>5</text:p>
          </table:table-cell>
          <table:table-cell table:style-name="ce7" office:value-type="float" office:value="558">
            <text:p>558</text:p>
          </table:table-cell>
          <table:table-cell table:style-name="ce4" office:value-type="float" office:value="1">
            <text:p>1</text:p>
          </table:table-cell>
          <table:table-cell table:style-name="ce27" table:formula="of:=[.E30]/[.F30]" office:value-type="float" office:value="558">
            <text:p>558.0</text:p>
          </table:table-cell>
          <table:table-cell table:style-name="ce7" office:value-type="float" office:value="154791.6">
            <text:p>154,792</text:p>
          </table:table-cell>
          <table:table-cell table:style-name="ce7" office:value-type="float" office:value="9013">
            <text:p>9,013</text:p>
          </table:table-cell>
          <table:table-cell table:style-name="ce27" table:formula="of:=[.H30]/[.I30]" office:value-type="float" office:value="17.1742594030844">
            <text:p>17.2</text:p>
          </table:table-cell>
          <table:table-cell table:number-columns-repeated="1014"/>
        </table:table-row>
        <table:table-row table:style-name="ro1">
          <table:table-cell office:value-type="string">
            <text:p>interwar period</text:p>
          </table:table-cell>
          <table:table-cell table:style-name="ce4" office:value-type="float" office:value="1924">
            <text:p>1924</text:p>
          </table:table-cell>
          <table:table-cell table:style-name="ce4" office:value-type="float" office:value="1931">
            <text:p>1931</text:p>
          </table:table-cell>
          <table:table-cell table:style-name="ce4" table:formula="of:=[.C31]-[.B31]+1" office:value-type="float" office:value="8">
            <text:p>8</text:p>
          </table:table-cell>
          <table:table-cell table:style-name="ce7" office:value-type="float" office:value="1097">
            <text:p>1,097</text:p>
          </table:table-cell>
          <table:table-cell table:style-name="ce4" office:value-type="float" office:value="5">
            <text:p>5</text:p>
          </table:table-cell>
          <table:table-cell table:style-name="ce27" table:formula="of:=[.E31]/[.F31]" office:value-type="float" office:value="219.4">
            <text:p>219.4</text:p>
          </table:table-cell>
          <table:table-cell table:style-name="ce7" office:value-type="float" office:value="191811.125">
            <text:p>191,811</text:p>
          </table:table-cell>
          <table:table-cell table:style-name="ce7" office:value-type="float" office:value="9838.625">
            <text:p>9,839</text:p>
          </table:table-cell>
          <table:table-cell table:style-name="ce27" table:formula="of:=[.H31]/[.I31]" office:value-type="float" office:value="19.4957247582869">
            <text:p>19.5</text:p>
          </table:table-cell>
          <table:table-cell table:number-columns-repeated="1014"/>
        </table:table-row>
        <table:table-row table:style-name="ro1">
          <table:table-cell office:value-type="string">
            <text:p>pre World War II</text:p>
          </table:table-cell>
          <table:table-cell table:style-name="ce4" office:value-type="float" office:value="1932">
            <text:p>1932</text:p>
          </table:table-cell>
          <table:table-cell table:style-name="ce4" office:value-type="float" office:value="1938">
            <text:p>1938</text:p>
          </table:table-cell>
          <table:table-cell table:style-name="ce4" table:formula="of:=[.C32]-[.B32]+1" office:value-type="float" office:value="7">
            <text:p>7</text:p>
          </table:table-cell>
          <table:table-cell table:style-name="ce7" office:value-type="float" office:value="1196">
            <text:p>1,196</text:p>
          </table:table-cell>
          <table:table-cell table:style-name="ce4" office:value-type="float" office:value="8">
            <text:p>8</text:p>
          </table:table-cell>
          <table:table-cell table:style-name="ce27" table:formula="of:=[.E32]/[.F32]" office:value-type="float" office:value="149.5">
            <text:p>149.5</text:p>
          </table:table-cell>
          <table:table-cell table:style-name="ce7" office:value-type="float" office:value="243333.428571429">
            <text:p>243,333</text:p>
          </table:table-cell>
          <table:table-cell table:style-name="ce7" office:value-type="float" office:value="11732.2857142857">
            <text:p>11,732</text:p>
          </table:table-cell>
          <table:table-cell table:style-name="ce27" table:formula="of:=[.H32]/[.I32]" office:value-type="float" office:value="20.7404963105473">
            <text:p>20.7</text:p>
          </table:table-cell>
          <table:table-cell table:number-columns-repeated="1014"/>
        </table:table-row>
        <table:table-row table:style-name="ro1">
          <table:table-cell office:value-type="string">
            <text:p>World War II</text:p>
          </table:table-cell>
          <table:table-cell table:style-name="ce4" office:value-type="float" office:value="1939">
            <text:p>1939</text:p>
          </table:table-cell>
          <table:table-cell table:style-name="ce4" office:value-type="float" office:value="1945">
            <text:p>1945</text:p>
          </table:table-cell>
          <table:table-cell table:style-name="ce4" table:formula="of:=[.C33]-[.B33]+1" office:value-type="float" office:value="7">
            <text:p>7</text:p>
          </table:table-cell>
          <table:table-cell table:style-name="ce7" office:value-type="float" office:value="927">
            <text:p>927</text:p>
          </table:table-cell>
          <table:table-cell table:style-name="ce4" office:value-type="float" office:value="8">
            <text:p>8</text:p>
          </table:table-cell>
          <table:table-cell table:style-name="ce27" table:formula="of:=[.E33]/[.F33]" office:value-type="float" office:value="115.875">
            <text:p>115.9</text:p>
          </table:table-cell>
          <table:table-cell table:style-name="ce7" office:value-type="float" office:value="265695.142857143">
            <text:p>265,695</text:p>
          </table:table-cell>
          <table:table-cell table:style-name="ce7" office:value-type="float" office:value="13958.8571428571">
            <text:p>13,959</text:p>
          </table:table-cell>
          <table:table-cell table:style-name="ce27" table:formula="of:=[.H33]/[.I33]" office:value-type="float" office:value="19.0341616178157">
            <text:p>19.0</text:p>
          </table:table-cell>
          <table:table-cell table:number-columns-repeated="1014"/>
        </table:table-row>
        <table:table-row table:style-name="ro1">
          <table:table-cell office:value-type="string">
            <text:p>post WWII</text:p>
          </table:table-cell>
          <table:table-cell table:style-name="ce4" office:value-type="float" office:value="1946">
            <text:p>1946</text:p>
          </table:table-cell>
          <table:table-cell table:style-name="ce4" office:value-type="float" office:value="1952">
            <text:p>1952</text:p>
          </table:table-cell>
          <table:table-cell table:style-name="ce4" table:formula="of:=[.C34]-[.B34]+1" office:value-type="float" office:value="7">
            <text:p>7</text:p>
          </table:table-cell>
          <table:table-cell table:style-name="ce7" office:value-type="float" office:value="783">
            <text:p>783</text:p>
          </table:table-cell>
          <table:table-cell table:style-name="ce4" office:value-type="float" office:value="5">
            <text:p>5</text:p>
          </table:table-cell>
          <table:table-cell table:style-name="ce27" table:formula="of:=[.E34]/[.F34]" office:value-type="float" office:value="156.6">
            <text:p>156.6</text:p>
          </table:table-cell>
          <table:table-cell table:style-name="ce7" office:value-type="float" office:value="257319.714285714">
            <text:p>257,320</text:p>
          </table:table-cell>
          <table:table-cell table:style-name="ce7" office:value-type="float" office:value="13310.7142857143">
            <text:p>13,311</text:p>
          </table:table-cell>
          <table:table-cell table:style-name="ce27" table:formula="of:=[.H34]/[.I34]" office:value-type="float" office:value="19.3317735444056">
            <text:p>19.3</text:p>
          </table:table-cell>
          <table:table-cell table:number-columns-repeated="1014"/>
        </table:table-row>
        <table:table-row table:style-name="ro1">
          <table:table-cell office:value-type="string">
            <text:p>after WWII</text:p>
          </table:table-cell>
          <table:table-cell table:style-name="ce4" office:value-type="float" office:value="1953">
            <text:p>1953</text:p>
          </table:table-cell>
          <table:table-cell table:style-name="ce4" office:value-type="float" office:value="2010">
            <text:p>2010</text:p>
          </table:table-cell>
          <table:table-cell table:style-name="ce4" table:formula="of:=[.C35]-[.B35]+1" office:value-type="float" office:value="58">
            <text:p>58</text:p>
          </table:table-cell>
          <table:table-cell table:style-name="ce7" office:value-type="float" office:value="1866">
            <text:p>1,866</text:p>
          </table:table-cell>
          <table:table-cell table:style-name="ce4" office:value-type="float" office:value="20">
            <text:p>20</text:p>
          </table:table-cell>
          <table:table-cell table:style-name="ce27" table:formula="of:=[.E35]/[.F35]" office:value-type="float" office:value="93.3">
            <text:p>93.3</text:p>
          </table:table-cell>
          <table:table-cell table:style-name="ce7" office:value-type="float" office:value="867350.465517241">
            <text:p>867,350</text:p>
          </table:table-cell>
          <table:table-cell table:style-name="ce7" office:value-type="float" office:value="71829.3793103448">
            <text:p>71,829</text:p>
          </table:table-cell>
          <table:table-cell table:style-name="ce27" table:formula="of:=[.H35]/[.I35]" office:value-type="float" office:value="12.0751491081356">
            <text:p>12.1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 to England &amp; Wales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12" table:number-columns-repeated="4" table:default-cell-style-name="Excel_20_Built-in_20_Normal"/>
        <table:table-column table:style-name="co12" table:number-columns-repeated="2" table:default-cell-style-name="ce31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 table:number-columns-spanned="7" table:number-rows-spanned="1">
            <text:p>Long-run comparison of U.S. and England &amp; Wales, prevalence and sex ratio of punishment</text:p>
          </table:table-cell>
          <table:covered-table-cell table:number-columns-repeated="6" table:style-name="ce5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29" office:value-type="string" table:number-columns-spanned="2" table:number-rows-spanned="1">
            <text:p>absence in punishment prevalence</text:p>
          </table:table-cell>
          <table:covered-table-cell table:style-name="ce30"/>
          <table:table-cell table:style-name="ce34" office:value-type="string" table:number-columns-spanned="2" table:number-rows-spanned="1">
            <text:p>persons in prisons and jails (prisoners)</text:p>
          </table:table-cell>
          <table:covered-table-cell table:style-name="ce37"/>
          <table:table-cell table:style-name="ce38" office:value-type="string" table:number-columns-spanned="2" table:number-rows-spanned="1">
            <text:p>prisoner sex ratio</text:p>
            <text:p><text:s/>(males / females)</text:p>
          </table:table-cell>
          <table:covered-table-cell table:style-name="ce35"/>
          <table:table-cell table:style-name="ce2" table:number-columns-repeated="1017"/>
        </table:table-row>
        <table:table-row table:style-name="ro3">
          <table:table-cell table:style-name="ce28" office:value-type="string">
            <text:p>year</text:p>
          </table:table-cell>
          <table:table-cell table:style-name="ce30" office:value-type="string">
            <text:p>U.S.</text:p>
          </table:table-cell>
          <table:table-cell table:style-name="ce30" office:value-type="string">
            <text:p>England &amp; Wales</text:p>
          </table:table-cell>
          <table:table-cell table:style-name="ce35" office:value-type="string">
            <text:p>U.S.</text:p>
          </table:table-cell>
          <table:table-cell table:style-name="ce35" office:value-type="string">
            <text:p>England &amp; Wales</text:p>
          </table:table-cell>
          <table:table-cell table:style-name="ce35" office:value-type="string">
            <text:p>U.S.</text:p>
          </table:table-cell>
          <table:table-cell table:style-name="ce35" office:value-type="string">
            <text:p>England &amp; Wales</text:p>
          </table:table-cell>
          <table:table-cell table:style-name="ce2"/>
          <table:table-cell table:style-name="ce2" office:value-type="string">
            <text:p>sources and notes</text:p>
          </table:table-cell>
          <table:table-cell table:style-name="ce2" table:number-columns-repeated="1015"/>
        </table:table-row>
        <table:table-row table:style-name="ro1">
          <table:table-cell table:style-name="ce4" office:value-type="float" office:value="1850">
            <text:p>1850</text:p>
          </table:table-cell>
          <table:table-cell table:style-name="ce7" table:formula="of:=[$'punishment yearly'.E43]" office:value-type="float" office:value="60.3564371181104">
            <text:p>60</text:p>
          </table:table-cell>
          <table:table-cell table:style-name="ce4" office:value-type="float" office:value="329">
            <text:p>329</text:p>
          </table:table-cell>
          <table:table-cell table:style-name="ce36" table:formula="of:=100*[$'punishment yearly'.Q43]/[$'punishment yearly'.C43]" office:value-type="float" office:value="55.1477166161553">
            <text:p>55</text:p>
          </table:table-cell>
          <table:table-cell table:style-name="ce36" office:value-type="float" office:value="122.581443763011">
            <text:p>123</text:p>
          </table:table-cell>
          <table:table-cell table:style-name="ce27" table:number-columns-repeated="2"/>
          <table:table-cell/>
          <table:table-cell table:style-name="ce39" office:value-type="string">
            <text:p>prisoners and "in prison" refers to all persons held in criminal justice system incarceration facilities</text:p>
          </table:table-cell>
          <table:table-cell table:number-columns-repeated="1015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7" table:formula="of:=[$'punishment yearly'.E44]" office:value-type="float" office:value="62.0714581402272">
            <text:p>62</text:p>
          </table:table-cell>
          <table:table-cell table:style-name="ce4" office:value-type="float" office:value="333">
            <text:p>333</text:p>
          </table:table-cell>
          <table:table-cell table:style-name="ce36" table:formula="of:=100*[$'punishment yearly'.Q44]/[$'punishment yearly'.C44]" office:value-type="float" office:value="56.889234237341">
            <text:p>57</text:p>
          </table:table-cell>
          <table:table-cell table:style-name="ce36" office:value-type="float" office:value="138.277817939165">
            <text:p>138</text:p>
          </table:table-cell>
          <table:table-cell table:style-name="ce27" table:number-columns-repeated="2"/>
          <table:table-cell/>
          <table:table-cell table:style-name="ce39" office:value-type="string">
            <text:p>Absence and prisoners are per 100,000 of population.</text:p>
          </table:table-cell>
          <table:table-cell table:number-columns-repeated="1015"/>
        </table:table-row>
        <table:table-row table:style-name="ro1">
          <table:table-cell table:style-name="ce4" office:value-type="float" office:value="1852">
            <text:p>1852</text:p>
          </table:table-cell>
          <table:table-cell table:style-name="ce7" table:formula="of:=[$'punishment yearly'.E45]" office:value-type="float" office:value="63.8383819659212">
            <text:p>64</text:p>
          </table:table-cell>
          <table:table-cell table:style-name="ce4" office:value-type="float" office:value="312">
            <text:p>312</text:p>
          </table:table-cell>
          <table:table-cell table:style-name="ce36" table:formula="of:=100*[$'punishment yearly'.Q45]/[$'punishment yearly'.C45]" office:value-type="float" office:value="58.6857474922719">
            <text:p>59</text:p>
          </table:table-cell>
          <table:table-cell table:style-name="ce36" office:value-type="float" office:value="131.83642060133">
            <text:p>132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53">
            <text:p>1853</text:p>
          </table:table-cell>
          <table:table-cell table:style-name="ce7" table:formula="of:=[$'punishment yearly'.E46]" office:value-type="float" office:value="65.7536079719313">
            <text:p>66</text:p>
          </table:table-cell>
          <table:table-cell table:style-name="ce4" office:value-type="float" office:value="291">
            <text:p>291</text:p>
          </table:table-cell>
          <table:table-cell table:style-name="ce36" table:formula="of:=100*[$'punishment yearly'.Q46]/[$'punishment yearly'.C46]" office:value-type="float" office:value="60.5389930959223">
            <text:p>61</text:p>
          </table:table-cell>
          <table:table-cell table:style-name="ce36" office:value-type="float" office:value="126.928928493806">
            <text:p>127</text:p>
          </table:table-cell>
          <table:table-cell table:style-name="ce27" table:number-columns-repeated="2"/>
          <table:table-cell/>
          <table:table-cell office:value-type="string">
            <text:p>for U.S., see sheet "punishment yearly"</text:p>
          </table:table-cell>
          <table:table-cell table:number-columns-repeated="1015"/>
        </table:table-row>
        <table:table-row table:style-name="ro1">
          <table:table-cell table:style-name="ce4" office:value-type="float" office:value="1854">
            <text:p>1854</text:p>
          </table:table-cell>
          <table:table-cell table:style-name="ce7" table:formula="of:=[$'punishment yearly'.E47]" office:value-type="float" office:value="67.5624900015663">
            <text:p>68</text:p>
          </table:table-cell>
          <table:table-cell table:style-name="ce4" office:value-type="float" office:value="288">
            <text:p>288</text:p>
          </table:table-cell>
          <table:table-cell table:style-name="ce36" table:formula="of:=100*[$'punishment yearly'.Q47]/[$'punishment yearly'.C47]" office:value-type="float" office:value="62.450762607237">
            <text:p>62</text:p>
          </table:table-cell>
          <table:table-cell table:style-name="ce36" office:value-type="float" office:value="135.7944778685">
            <text:p>136</text:p>
          </table:table-cell>
          <table:table-cell table:style-name="ce27" table:number-columns-repeated="2"/>
          <table:table-cell/>
          <table:table-cell office:value-type="string">
            <text:p>Note that prisoner estimates are interpolated between Census years</text:p>
          </table:table-cell>
          <table:table-cell table:number-columns-repeated="1015"/>
        </table:table-row>
        <table:table-row table:style-name="ro1">
          <table:table-cell table:style-name="ce4" office:value-type="float" office:value="1855">
            <text:p>1855</text:p>
          </table:table-cell>
          <table:table-cell table:style-name="ce7" table:formula="of:=[$'punishment yearly'.E48]" office:value-type="float" office:value="69.4850700114123">
            <text:p>69</text:p>
          </table:table-cell>
          <table:table-cell table:style-name="ce4" office:value-type="float" office:value="276">
            <text:p>276</text:p>
          </table:table-cell>
          <table:table-cell table:style-name="ce36" table:formula="of:=100*[$'punishment yearly'.Q48]/[$'punishment yearly'.C48]" office:value-type="float" office:value="64.4229041610567">
            <text:p>64</text:p>
          </table:table-cell>
          <table:table-cell table:style-name="ce36" office:value-type="float" office:value="135.384247703011">
            <text:p>135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56">
            <text:p>1856</text:p>
          </table:table-cell>
          <table:table-cell table:style-name="ce7" table:formula="of:=[$'punishment yearly'.E49]" office:value-type="float" office:value="71.3964638453071">
            <text:p>71</text:p>
          </table:table-cell>
          <table:table-cell table:style-name="ce4" office:value-type="float" office:value="258">
            <text:p>258</text:p>
          </table:table-cell>
          <table:table-cell table:style-name="ce36" table:formula="of:=100*[$'punishment yearly'.Q49]/[$'punishment yearly'.C49]" office:value-type="float" office:value="66.457324254736">
            <text:p>66</text:p>
          </table:table-cell>
          <table:table-cell table:style-name="ce36" office:value-type="float" office:value="130.718061828239">
            <text:p>131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57">
            <text:p>1857</text:p>
          </table:table-cell>
          <table:table-cell table:style-name="ce7" table:formula="of:=[$'punishment yearly'.E50]" office:value-type="float" office:value="73.4864308524414">
            <text:p>73</text:p>
          </table:table-cell>
          <table:table-cell table:style-name="ce4" office:value-type="float" office:value="246">
            <text:p>246</text:p>
          </table:table-cell>
          <table:table-cell table:style-name="ce36" table:formula="of:=100*[$'punishment yearly'.Q50]/[$'punishment yearly'.C50]" office:value-type="float" office:value="68.5559895911821">
            <text:p>69</text:p>
          </table:table-cell>
          <table:table-cell table:style-name="ce36" office:value-type="float" office:value="137.349397590361">
            <text:p>137</text:p>
          </table:table-cell>
          <table:table-cell table:style-name="ce27" table:number-columns-repeated="2"/>
          <table:table-cell/>
          <table:table-cell office:value-type="string">
            <text:p>For England &amp; Wales, see</text:p>
          </table:table-cell>
          <table:table-cell table:number-columns-repeated="1015"/>
        </table:table-row>
        <table:table-row table:style-name="ro1">
          <table:table-cell table:style-name="ce4" office:value-type="float" office:value="1858">
            <text:p>1858</text:p>
          </table:table-cell>
          <table:table-cell table:style-name="ce7" table:formula="of:=[$'punishment yearly'.E51]" office:value-type="float" office:value="75.4866565123838">
            <text:p>75</text:p>
          </table:table-cell>
          <table:table-cell table:style-name="ce4" office:value-type="float" office:value="232">
            <text:p>232</text:p>
          </table:table-cell>
          <table:table-cell table:style-name="ce36" table:formula="of:=100*[$'punishment yearly'.Q51]/[$'punishment yearly'.C51]" office:value-type="float" office:value="70.7209289800941">
            <text:p>71</text:p>
          </table:table-cell>
          <table:table-cell table:style-name="ce36" office:value-type="float" office:value="136.76236454214">
            <text:p>137</text:p>
          </table:table-cell>
          <table:table-cell table:style-name="ce27" table:number-columns-repeated="2"/>
          <table:table-cell/>
          <table:table-cell office:value-type="string">
            <text:p>punishment-england-wales-long-run</text:p>
          </table:table-cell>
          <table:table-cell table:number-columns-repeated="1015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7" table:formula="of:=[$'punishment yearly'.E52]" office:value-type="float" office:value="77.7442964691891">
            <text:p>78</text:p>
          </table:table-cell>
          <table:table-cell table:style-name="ce4" office:value-type="float" office:value="205">
            <text:p>205</text:p>
          </table:table-cell>
          <table:table-cell table:style-name="ce36" table:formula="of:=100*[$'punishment yearly'.Q52]/[$'punishment yearly'.C52]" office:value-type="float" office:value="72.9542352992424">
            <text:p>73</text:p>
          </table:table-cell>
          <table:table-cell table:style-name="ce36" office:value-type="float" office:value="124.23426626708">
            <text:p>124</text:p>
          </table:table-cell>
          <table:table-cell table:style-name="ce27" table:number-columns-repeated="2"/>
          <table:table-cell/>
          <table:table-cell table:style-name="ce39" office:value-type="string">
            <text:p>Before 1876, transportation (banishment) was a significant form of punishment in England &amp; Wales.</text:p>
          </table:table-cell>
          <table:table-cell table:number-columns-repeated="1015"/>
        </table:table-row>
        <table:table-row table:style-name="ro1">
          <table:table-cell table:style-name="ce4" office:value-type="float" office:value="1860">
            <text:p>1860</text:p>
          </table:table-cell>
          <table:table-cell table:style-name="ce7" table:formula="of:=[$'punishment yearly'.E53]" office:value-type="float" office:value="79.9840314195246">
            <text:p>80</text:p>
          </table:table-cell>
          <table:table-cell table:style-name="ce4" office:value-type="float" office:value="187">
            <text:p>187</text:p>
          </table:table-cell>
          <table:table-cell table:style-name="ce36" table:formula="of:=100*[$'punishment yearly'.Q53]/[$'punishment yearly'.C53]" office:value-type="float" office:value="75.2580675176835">
            <text:p>75</text:p>
          </table:table-cell>
          <table:table-cell table:style-name="ce36" office:value-type="float" office:value="117.169128730781">
            <text:p>117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1">
            <text:p>1861</text:p>
          </table:table-cell>
          <table:table-cell table:style-name="ce7" table:formula="of:=[$'punishment yearly'.E54]" office:value-type="float" office:value="82.2314528304549">
            <text:p>82</text:p>
          </table:table-cell>
          <table:table-cell table:style-name="ce4" office:value-type="float" office:value="183">
            <text:p>183</text:p>
          </table:table-cell>
          <table:table-cell table:style-name="ce36" table:formula="of:=100*[$'punishment yearly'.Q54]/[$'punishment yearly'.C54]" office:value-type="float" office:value="77.5194930110773">
            <text:p>78</text:p>
          </table:table-cell>
          <table:table-cell table:style-name="ce36" office:value-type="float" office:value="119.200755504747">
            <text:p>119</text:p>
          </table:table-cell>
          <table:table-cell table:style-name="ce27" table:number-columns-repeated="2"/>
          <table:table-cell/>
          <table:table-cell>
            <draw:frame table:end-cell-address="'comparison to England &amp; Wales'.I49" table:end-x="6.3421in" table:end-y="0.1563in" draw:z-index="0" draw:name="Chart 3" draw:style-name="gr1" draw:text-style-name="P1" svg:width="5.9996in" svg:height="5.835in" svg:x="0.3425in" svg:y="0.011in">
              <draw:object draw:notify-on-update-of-ranges="'comparison to England &amp; Wales'.A36:'comparison to England &amp; Wales'.A166 'comparison to England &amp; Wales'.F36:'comparison to England &amp; Wales'.F166 'comparison to England &amp; Wales'.G36:'comparison to England &amp; Wales'.G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1862">
            <text:p>1862</text:p>
          </table:table-cell>
          <table:table-cell table:style-name="ce7" table:formula="of:=[$'punishment yearly'.E55]" office:value-type="float" office:value="84.4842350495742">
            <text:p>84</text:p>
          </table:table-cell>
          <table:table-cell table:style-name="ce4" office:value-type="float" office:value="187">
            <text:p>187</text:p>
          </table:table-cell>
          <table:table-cell table:style-name="ce36" table:formula="of:=100*[$'punishment yearly'.Q55]/[$'punishment yearly'.C55]" office:value-type="float" office:value="79.8488719535942">
            <text:p>80</text:p>
          </table:table-cell>
          <table:table-cell table:style-name="ce36" office:value-type="float" office:value="126.199008394286">
            <text:p>126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7" table:formula="of:=[$'punishment yearly'.E56]" office:value-type="float" office:value="86.8850547058865">
            <text:p>87</text:p>
          </table:table-cell>
          <table:table-cell table:style-name="ce4" office:value-type="float" office:value="190">
            <text:p>190</text:p>
          </table:table-cell>
          <table:table-cell table:style-name="ce36" table:formula="of:=100*[$'punishment yearly'.Q56]/[$'punishment yearly'.C56]" office:value-type="float" office:value="82.2482462746551">
            <text:p>82</text:p>
          </table:table-cell>
          <table:table-cell table:style-name="ce36" office:value-type="float" office:value="130.228837389702">
            <text:p>130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4">
            <text:p>1864</text:p>
          </table:table-cell>
          <table:table-cell table:style-name="ce7" table:formula="of:=[$'punishment yearly'.E57]" office:value-type="float" office:value="89.3495935727997">
            <text:p>89</text:p>
          </table:table-cell>
          <table:table-cell table:style-name="ce4" office:value-type="float" office:value="181">
            <text:p>181</text:p>
          </table:table-cell>
          <table:table-cell table:style-name="ce36" table:formula="of:=100*[$'punishment yearly'.Q57]/[$'punishment yearly'.C57]" office:value-type="float" office:value="84.7197192615043">
            <text:p>85</text:p>
          </table:table-cell>
          <table:table-cell table:style-name="ce36" office:value-type="float" office:value="124.157249569048">
            <text:p>124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5">
            <text:p>1865</text:p>
          </table:table-cell>
          <table:table-cell table:style-name="ce7" table:formula="of:=[$'punishment yearly'.E58]" office:value-type="float" office:value="91.877717390772">
            <text:p>92</text:p>
          </table:table-cell>
          <table:table-cell table:style-name="ce4" office:value-type="float" office:value="170">
            <text:p>170</text:p>
          </table:table-cell>
          <table:table-cell table:style-name="ce36" table:formula="of:=100*[$'punishment yearly'.Q58]/[$'punishment yearly'.C58]" office:value-type="float" office:value="87.2654574029482">
            <text:p>87</text:p>
          </table:table-cell>
          <table:table-cell table:style-name="ce36" office:value-type="float" office:value="119.862851738">
            <text:p>120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6">
            <text:p>1866</text:p>
          </table:table-cell>
          <table:table-cell table:style-name="ce7" table:formula="of:=[$'punishment yearly'.E59]" office:value-type="float" office:value="94.3812718250024">
            <text:p>94</text:p>
          </table:table-cell>
          <table:table-cell table:style-name="ce4" office:value-type="float" office:value="160">
            <text:p>160</text:p>
          </table:table-cell>
          <table:table-cell table:style-name="ce36" table:formula="of:=100*[$'punishment yearly'.Q59]/[$'punishment yearly'.C59]" office:value-type="float" office:value="89.8876922884948">
            <text:p>90</text:p>
          </table:table-cell>
          <table:table-cell table:style-name="ce36" office:value-type="float" office:value="115.618869687062">
            <text:p>116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7">
            <text:p>1867</text:p>
          </table:table-cell>
          <table:table-cell table:style-name="ce7" table:formula="of:=[$'punishment yearly'.E60]" office:value-type="float" office:value="97.0502178425665">
            <text:p>97</text:p>
          </table:table-cell>
          <table:table-cell table:style-name="ce4" office:value-type="float" office:value="155">
            <text:p>155</text:p>
          </table:table-cell>
          <table:table-cell table:style-name="ce36" table:formula="of:=100*[$'punishment yearly'.Q60]/[$'punishment yearly'.C60]" office:value-type="float" office:value="92.5887225645615">
            <text:p>93</text:p>
          </table:table-cell>
          <table:table-cell table:style-name="ce36" office:value-type="float" office:value="116.482908151497">
            <text:p>116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8">
            <text:p>1868</text:p>
          </table:table-cell>
          <table:table-cell table:style-name="ce7" table:formula="of:=[$'punishment yearly'.E61]" office:value-type="float" office:value="99.8230727786435">
            <text:p>100</text:p>
          </table:table-cell>
          <table:table-cell table:style-name="ce4" office:value-type="float" office:value="154">
            <text:p>154</text:p>
          </table:table-cell>
          <table:table-cell table:style-name="ce36" table:formula="of:=100*[$'punishment yearly'.Q61]/[$'punishment yearly'.C61]" office:value-type="float" office:value="95.3709159494643">
            <text:p>95</text:p>
          </table:table-cell>
          <table:table-cell table:style-name="ce36" office:value-type="float" office:value="120.629641441524">
            <text:p>121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69">
            <text:p>1869</text:p>
          </table:table-cell>
          <table:table-cell table:style-name="ce7" table:formula="of:=[$'punishment yearly'.E62]" office:value-type="float" office:value="102.577250639687">
            <text:p>103</text:p>
          </table:table-cell>
          <table:table-cell table:style-name="ce4" office:value-type="float" office:value="160">
            <text:p>160</text:p>
          </table:table-cell>
          <table:table-cell table:style-name="ce36" table:formula="of:=100*[$'punishment yearly'.Q62]/[$'punishment yearly'.C62]" office:value-type="float" office:value="98.2367113089552">
            <text:p>98</text:p>
          </table:table-cell>
          <table:table-cell table:style-name="ce36" office:value-type="float" office:value="128.956486522972">
            <text:p>129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7" table:formula="of:=[$'punishment yearly'.E63]" office:value-type="float" office:value="105.460509937776">
            <text:p>105</text:p>
          </table:table-cell>
          <table:table-cell table:style-name="ce4" office:value-type="float" office:value="157">
            <text:p>157</text:p>
          </table:table-cell>
          <table:table-cell table:style-name="ce36" table:formula="of:=100*[$'punishment yearly'.Q63]/[$'punishment yearly'.C63]" office:value-type="float" office:value="101.188620794128">
            <text:p>101</text:p>
          </table:table-cell>
          <table:table-cell table:style-name="ce36" office:value-type="float" office:value="129.105373094529">
            <text:p>129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1">
            <text:p>1871</text:p>
          </table:table-cell>
          <table:table-cell table:style-name="ce7" table:formula="of:=[$'punishment yearly'.E64]" office:value-type="float" office:value="106.782960022534">
            <text:p>107</text:p>
          </table:table-cell>
          <table:table-cell table:style-name="ce4" office:value-type="float" office:value="149">
            <text:p>149</text:p>
          </table:table-cell>
          <table:table-cell table:style-name="ce36" table:formula="of:=100*[$'punishment yearly'.Q64]/[$'punishment yearly'.C64]" office:value-type="float" office:value="102.613724414868">
            <text:p>103</text:p>
          </table:table-cell>
          <table:table-cell table:style-name="ce36" office:value-type="float" office:value="122.914564044056">
            <text:p>123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7" table:formula="of:=[$'punishment yearly'.E65]" office:value-type="float" office:value="108.144726377161">
            <text:p>108</text:p>
          </table:table-cell>
          <table:table-cell table:style-name="ce4" office:value-type="float" office:value="141">
            <text:p>141</text:p>
          </table:table-cell>
          <table:table-cell table:style-name="ce36" table:formula="of:=100*[$'punishment yearly'.Q65]/[$'punishment yearly'.C65]" office:value-type="float" office:value="104.058898675112">
            <text:p>104</text:p>
          </table:table-cell>
          <table:table-cell table:style-name="ce36" office:value-type="float" office:value="117.964149636301">
            <text:p>118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3">
            <text:p>1873</text:p>
          </table:table-cell>
          <table:table-cell table:style-name="ce7" table:formula="of:=[$'punishment yearly'.E66]" office:value-type="float" office:value="109.469907132359">
            <text:p>109</text:p>
          </table:table-cell>
          <table:table-cell table:style-name="ce4" office:value-type="float" office:value="137">
            <text:p>137</text:p>
          </table:table-cell>
          <table:table-cell table:style-name="ce36" table:formula="of:=100*[$'punishment yearly'.Q66]/[$'punishment yearly'.C66]" office:value-type="float" office:value="105.524426242424">
            <text:p>106</text:p>
          </table:table-cell>
          <table:table-cell table:style-name="ce36" office:value-type="float" office:value="116.54989747095">
            <text:p>117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4">
            <text:p>1874</text:p>
          </table:table-cell>
          <table:table-cell table:style-name="ce7" table:formula="of:=[$'punishment yearly'.E67]" office:value-type="float" office:value="110.943634236793">
            <text:p>111</text:p>
          </table:table-cell>
          <table:table-cell table:style-name="ce4" office:value-type="float" office:value="135">
            <text:p>135</text:p>
          </table:table-cell>
          <table:table-cell table:style-name="ce36" table:formula="of:=100*[$'punishment yearly'.Q67]/[$'punishment yearly'.C67]" office:value-type="float" office:value="107.010593765357">
            <text:p>107</text:p>
          </table:table-cell>
          <table:table-cell table:style-name="ce36" office:value-type="float" office:value="116.063901534311">
            <text:p>116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5">
            <text:p>1875</text:p>
          </table:table-cell>
          <table:table-cell table:style-name="ce7" table:formula="of:=[$'punishment yearly'.E68]" office:value-type="float" office:value="112.37863542748">
            <text:p>112</text:p>
          </table:table-cell>
          <table:table-cell table:style-name="ce4" office:value-type="float" office:value="136">
            <text:p>136</text:p>
          </table:table-cell>
          <table:table-cell table:style-name="ce36" table:formula="of:=100*[$'punishment yearly'.Q68]/[$'punishment yearly'.C68]" office:value-type="float" office:value="108.517691929516">
            <text:p>109</text:p>
          </table:table-cell>
          <table:table-cell table:style-name="ce36" office:value-type="float" office:value="117.878976918278">
            <text:p>118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6">
            <text:p>1876</text:p>
          </table:table-cell>
          <table:table-cell table:style-name="ce7" table:formula="of:=[$'punishment yearly'.E69]" office:value-type="float" office:value="113.820801996459">
            <text:p>114</text:p>
          </table:table-cell>
          <table:table-cell table:style-name="ce4" office:value-type="float" office:value="135">
            <text:p>135</text:p>
          </table:table-cell>
          <table:table-cell table:style-name="ce36" table:formula="of:=100*[$'punishment yearly'.Q69]/[$'punishment yearly'.C69]" office:value-type="float" office:value="110.046015514415">
            <text:p>110</text:p>
          </table:table-cell>
          <table:table-cell table:style-name="ce36" office:value-type="float" office:value="118.678703323759">
            <text:p>119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7">
            <text:p>1877</text:p>
          </table:table-cell>
          <table:table-cell table:style-name="ce7" table:formula="of:=[$'punishment yearly'.E70]" office:value-type="float" office:value="115.318450306518">
            <text:p>115</text:p>
          </table:table-cell>
          <table:table-cell table:style-name="ce4" office:value-type="float" office:value="137">
            <text:p>137</text:p>
          </table:table-cell>
          <table:table-cell table:style-name="ce36" table:formula="of:=100*[$'punishment yearly'.Q70]/[$'punishment yearly'.C70]" office:value-type="float" office:value="111.595863451138">
            <text:p>112</text:p>
          </table:table-cell>
          <table:table-cell table:style-name="ce36" office:value-type="float" office:value="123.481781376518">
            <text:p>123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8">
            <text:p>1878</text:p>
          </table:table-cell>
          <table:table-cell table:style-name="ce7" table:formula="of:=[$'punishment yearly'.E71]" office:value-type="float" office:value="116.91972643532">
            <text:p>117</text:p>
          </table:table-cell>
          <table:table-cell table:style-name="ce4" office:value-type="float" office:value="131">
            <text:p>131</text:p>
          </table:table-cell>
          <table:table-cell table:style-name="ce36" table:formula="of:=100*[$'punishment yearly'.Q71]/[$'punishment yearly'.C71]" office:value-type="float" office:value="113.167538880803">
            <text:p>113</text:p>
          </table:table-cell>
          <table:table-cell table:style-name="ce36" office:value-type="float" office:value="119.945671713338">
            <text:p>120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79">
            <text:p>1879</text:p>
          </table:table-cell>
          <table:table-cell table:style-name="ce7" table:formula="of:=[$'punishment yearly'.E72]" office:value-type="float" office:value="118.576538040794">
            <text:p>119</text:p>
          </table:table-cell>
          <table:table-cell table:style-name="ce4" office:value-type="float" office:value="127">
            <text:p>127</text:p>
          </table:table-cell>
          <table:table-cell table:style-name="ce36" table:formula="of:=100*[$'punishment yearly'.Q72]/[$'punishment yearly'.C72]" office:value-type="float" office:value="114.761349213858">
            <text:p>115</text:p>
          </table:table-cell>
          <table:table-cell table:style-name="ce36" office:value-type="float" office:value="118.773402703874">
            <text:p>119</text:p>
          </table:table-cell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4" office:value-type="float" office:value="1880">
            <text:p>1880</text:p>
          </table:table-cell>
          <table:table-cell table:style-name="ce7" table:formula="of:=[$'punishment yearly'.E73]" office:value-type="float" office:value="120.26688844608">
            <text:p>120</text:p>
          </table:table-cell>
          <table:table-cell table:style-name="ce4" office:value-type="float" office:value="116">
            <text:p>116</text:p>
          </table:table-cell>
          <table:table-cell table:style-name="ce36" table:formula="of:=100*[$'punishment yearly'.Q73]/[$'punishment yearly'.C73]" office:value-type="float" office:value="116.377606190207">
            <text:p>116</text:p>
          </table:table-cell>
          <table:table-cell table:style-name="ce36" office:value-type="float" office:value="110.150112779031">
            <text:p>110</text:p>
          </table:table-cell>
          <table:table-cell table:style-name="ce27" table:formula="of:=[$'punishment yearly'.L73]" office:value-type="float" office:value="10.5890873015873">
            <text:p>10.6</text:p>
          </table:table-cell>
          <table:table-cell table:style-name="ce27" office:value-type="float" office:value="5.1">
            <text:p>5.1</text:p>
          </table:table-cell>
          <table:table-cell table:number-columns-repeated="1017"/>
        </table:table-row>
        <table:table-row table:style-name="ro1">
          <table:table-cell table:style-name="ce4" office:value-type="float" office:value="1881">
            <text:p>1881</text:p>
          </table:table-cell>
          <table:table-cell table:style-name="ce7" table:formula="of:=[$'punishment yearly'.E74]" office:value-type="float" office:value="103.066624352092">
            <text:p>103</text:p>
          </table:table-cell>
          <table:table-cell table:style-name="ce4" office:value-type="float" office:value="111">
            <text:p>111</text:p>
          </table:table-cell>
          <table:table-cell table:style-name="ce36" table:formula="of:=100*[$'punishment yearly'.Q74]/[$'punishment yearly'.C74]" office:value-type="float" office:value="99.7526130735859">
            <text:p>100</text:p>
          </table:table-cell>
          <table:table-cell table:style-name="ce36" office:value-type="float" office:value="107.667204177225">
            <text:p>108</text:p>
          </table:table-cell>
          <table:table-cell table:style-name="ce27" table:formula="of:=[$'punishment yearly'.L74]" office:value-type="float" office:value="10.6978452401483">
            <text:p>10.7</text:p>
          </table:table-cell>
          <table:table-cell table:style-name="ce27" office:value-type="float" office:value="5.2">
            <text:p>5.2</text:p>
          </table:table-cell>
          <table:table-cell table:number-columns-repeated="1017"/>
        </table:table-row>
        <table:table-row table:style-name="ro1">
          <table:table-cell table:style-name="ce4" office:value-type="float" office:value="1882">
            <text:p>1882</text:p>
          </table:table-cell>
          <table:table-cell table:style-name="ce7" table:formula="of:=[$'punishment yearly'.E75]" office:value-type="float" office:value="104.901106319707">
            <text:p>105</text:p>
          </table:table-cell>
          <table:table-cell table:style-name="ce4" office:value-type="float" office:value="108">
            <text:p>108</text:p>
          </table:table-cell>
          <table:table-cell table:style-name="ce36" table:formula="of:=100*[$'punishment yearly'.Q75]/[$'punishment yearly'.C75]" office:value-type="float" office:value="101.535388633726">
            <text:p>102</text:p>
          </table:table-cell>
          <table:table-cell table:style-name="ce36" office:value-type="float" office:value="106.584643426749">
            <text:p>107</text:p>
          </table:table-cell>
          <table:table-cell table:style-name="ce27" table:formula="of:=[$'punishment yearly'.L75]" office:value-type="float" office:value="10.8077202050273">
            <text:p>10.8</text:p>
          </table:table-cell>
          <table:table-cell table:style-name="ce27" office:value-type="float" office:value="5.2">
            <text:p>5.2</text:p>
          </table:table-cell>
          <table:table-cell table:number-columns-repeated="1017"/>
        </table:table-row>
        <table:table-row table:style-name="ro1">
          <table:table-cell table:style-name="ce4" office:value-type="float" office:value="1883">
            <text:p>1883</text:p>
          </table:table-cell>
          <table:table-cell table:style-name="ce7" table:formula="of:=[$'punishment yearly'.E76]" office:value-type="float" office:value="106.783781102023">
            <text:p>107</text:p>
          </table:table-cell>
          <table:table-cell table:style-name="ce4" office:value-type="float" office:value="104">
            <text:p>104</text:p>
          </table:table-cell>
          <table:table-cell table:style-name="ce36" table:formula="of:=100*[$'punishment yearly'.Q76]/[$'punishment yearly'.C76]" office:value-type="float" office:value="103.350862428983">
            <text:p>103</text:p>
          </table:table-cell>
          <table:table-cell table:style-name="ce36" office:value-type="float" office:value="101.926615841064">
            <text:p>102</text:p>
          </table:table-cell>
          <table:table-cell table:style-name="ce27" table:formula="of:=[$'punishment yearly'.L76]" office:value-type="float" office:value="10.9187236689298">
            <text:p>10.9</text:p>
          </table:table-cell>
          <table:table-cell table:style-name="ce27" office:value-type="float" office:value="5.2">
            <text:p>5.2</text:p>
          </table:table-cell>
          <table:table-cell table:number-columns-repeated="1017"/>
        </table:table-row>
        <table:table-row table:style-name="ro1">
          <table:table-cell table:style-name="ce4" office:value-type="float" office:value="1884">
            <text:p>1884</text:p>
          </table:table-cell>
          <table:table-cell table:style-name="ce7" table:formula="of:=[$'punishment yearly'.E77]" office:value-type="float" office:value="108.722460900485">
            <text:p>109</text:p>
          </table:table-cell>
          <table:table-cell table:style-name="ce4" office:value-type="float" office:value="98">
            <text:p>98</text:p>
          </table:table-cell>
          <table:table-cell table:style-name="ce36" table:formula="of:=100*[$'punishment yearly'.Q77]/[$'punishment yearly'.C77]" office:value-type="float" office:value="105.199641559288">
            <text:p>105</text:p>
          </table:table-cell>
          <table:table-cell table:style-name="ce36" office:value-type="float" office:value="96.0775573880098">
            <text:p>96</text:p>
          </table:table-cell>
          <table:table-cell table:style-name="ce27" table:formula="of:=[$'punishment yearly'.L77]" office:value-type="float" office:value="11.0308672223947">
            <text:p>11.0</text:p>
          </table:table-cell>
          <table:table-cell table:style-name="ce27" office:value-type="float" office:value="5.4">
            <text:p>5.4</text:p>
          </table:table-cell>
          <table:table-cell table:number-columns-repeated="1017"/>
        </table:table-row>
        <table:table-row table:style-name="ro1">
          <table:table-cell table:style-name="ce4" office:value-type="float" office:value="1885">
            <text:p>1885</text:p>
          </table:table-cell>
          <table:table-cell table:style-name="ce7" table:formula="of:=[$'punishment yearly'.E78]" office:value-type="float" office:value="110.715171292444">
            <text:p>111</text:p>
          </table:table-cell>
          <table:table-cell table:style-name="ce4" office:value-type="float" office:value="89">
            <text:p>89</text:p>
          </table:table-cell>
          <table:table-cell table:style-name="ce36" table:formula="of:=100*[$'punishment yearly'.Q78]/[$'punishment yearly'.C78]" office:value-type="float" office:value="107.082344459802">
            <text:p>107</text:p>
          </table:table-cell>
          <table:table-cell table:style-name="ce36" office:value-type="float" office:value="87.1197648787656">
            <text:p>87</text:p>
          </table:table-cell>
          <table:table-cell table:style-name="ce27" table:formula="of:=[$'punishment yearly'.L78]" office:value-type="float" office:value="11.1441625750043">
            <text:p>11.1</text:p>
          </table:table-cell>
          <table:table-cell table:style-name="ce27" office:value-type="float" office:value="5.6">
            <text:p>5.6</text:p>
          </table:table-cell>
          <table:table-cell table:number-columns-repeated="1017"/>
        </table:table-row>
        <table:table-row table:style-name="ro1">
          <table:table-cell table:style-name="ce4" office:value-type="float" office:value="1886">
            <text:p>1886</text:p>
          </table:table-cell>
          <table:table-cell table:style-name="ce7" table:formula="of:=[$'punishment yearly'.E79]" office:value-type="float" office:value="112.680092309514">
            <text:p>113</text:p>
          </table:table-cell>
          <table:table-cell table:style-name="ce4" office:value-type="float" office:value="84">
            <text:p>84</text:p>
          </table:table-cell>
          <table:table-cell table:style-name="ce36" table:formula="of:=100*[$'punishment yearly'.Q79]/[$'punishment yearly'.C79]" office:value-type="float" office:value="108.999601113099">
            <text:p>109</text:p>
          </table:table-cell>
          <table:table-cell table:style-name="ce36" office:value-type="float" office:value="81.89448441247">
            <text:p>82</text:p>
          </table:table-cell>
          <table:table-cell table:style-name="ce27" table:formula="of:=[$'punishment yearly'.L79]" office:value-type="float" office:value="11.2586215566074">
            <text:p>11.3</text:p>
          </table:table-cell>
          <table:table-cell table:style-name="ce27" office:value-type="float" office:value="5.9">
            <text:p>5.9</text:p>
          </table:table-cell>
          <table:table-cell table:number-columns-repeated="1017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7" table:formula="of:=[$'punishment yearly'.E80]" office:value-type="float" office:value="114.646249639935">
            <text:p>115</text:p>
          </table:table-cell>
          <table:table-cell table:style-name="ce4" office:value-type="float" office:value="80">
            <text:p>80</text:p>
          </table:table-cell>
          <table:table-cell table:style-name="ce36" table:formula="of:=100*[$'punishment yearly'.Q80]/[$'punishment yearly'.C80]" office:value-type="float" office:value="110.952053265321">
            <text:p>111</text:p>
          </table:table-cell>
          <table:table-cell table:style-name="ce36" office:value-type="float" office:value="78.337585797966">
            <text:p>78</text:p>
          </table:table-cell>
          <table:table-cell table:style-name="ce27" table:formula="of:=[$'punishment yearly'.L80]" office:value-type="float" office:value="11.3742561185541">
            <text:p>11.4</text:p>
          </table:table-cell>
          <table:table-cell table:style-name="ce27" office:value-type="float" office:value="6">
            <text:p>6.0</text:p>
          </table:table-cell>
          <table:table-cell table:number-columns-repeated="1017"/>
        </table:table-row>
        <table:table-row table:style-name="ro1">
          <table:table-cell table:style-name="ce4" office:value-type="float" office:value="1888">
            <text:p>1888</text:p>
          </table:table-cell>
          <table:table-cell table:style-name="ce7" table:formula="of:=[$'punishment yearly'.E81]" office:value-type="float" office:value="116.603770988076">
            <text:p>117</text:p>
          </table:table-cell>
          <table:table-cell table:style-name="ce4" office:value-type="float" office:value="77">
            <text:p>77</text:p>
          </table:table-cell>
          <table:table-cell table:style-name="ce36" table:formula="of:=100*[$'punishment yearly'.Q81]/[$'punishment yearly'.C81]" office:value-type="float" office:value="112.940354646379">
            <text:p>113</text:p>
          </table:table-cell>
          <table:table-cell table:style-name="ce36" office:value-type="float" office:value="75.5260164913278">
            <text:p>76</text:p>
          </table:table-cell>
          <table:table-cell table:style-name="ce27" table:formula="of:=[$'punishment yearly'.L81]" office:value-type="float" office:value="11.4910783349441">
            <text:p>11.5</text:p>
          </table:table-cell>
          <table:table-cell table:style-name="ce27" office:value-type="float" office:value="6.1">
            <text:p>6.1</text:p>
          </table:table-cell>
          <table:table-cell table:number-columns-repeated="1017"/>
        </table:table-row>
        <table:table-row table:style-name="ro1">
          <table:table-cell table:style-name="ce4" office:value-type="float" office:value="1889">
            <text:p>1889</text:p>
          </table:table-cell>
          <table:table-cell table:style-name="ce7" table:formula="of:=[$'punishment yearly'.E82]" office:value-type="float" office:value="118.617071030866">
            <text:p>119</text:p>
          </table:table-cell>
          <table:table-cell table:style-name="ce4" office:value-type="float" office:value="71">
            <text:p>71</text:p>
          </table:table-cell>
          <table:table-cell table:style-name="ce36" table:formula="of:=100*[$'punishment yearly'.Q82]/[$'punishment yearly'.C82]" office:value-type="float" office:value="114.965171194292">
            <text:p>115</text:p>
          </table:table-cell>
          <table:table-cell table:style-name="ce36" office:value-type="float" office:value="69.417885264342">
            <text:p>69</text:p>
          </table:table-cell>
          <table:table-cell table:style-name="ce27" table:formula="of:=[$'punishment yearly'.L82]" office:value-type="float" office:value="11.6091004038871">
            <text:p>11.6</text:p>
          </table:table-cell>
          <table:table-cell table:style-name="ce27" office:value-type="float" office:value="6">
            <text:p>6.0</text:p>
          </table:table-cell>
          <table:table-cell table:number-columns-repeated="1017"/>
        </table:table-row>
        <table:table-row table:style-name="ro1">
          <table:table-cell table:style-name="ce4" office:value-type="float" office:value="1890">
            <text:p>1890</text:p>
          </table:table-cell>
          <table:table-cell table:style-name="ce7" table:formula="of:=[$'punishment yearly'.E83]" office:value-type="float" office:value="132.024942741134">
            <text:p>132</text:p>
          </table:table-cell>
          <table:table-cell table:style-name="ce4" office:value-type="float" office:value="66">
            <text:p>66</text:p>
          </table:table-cell>
          <table:table-cell table:style-name="ce36" table:formula="of:=100*[$'punishment yearly'.Q83]/[$'punishment yearly'.C83]" office:value-type="float" office:value="128.031596687736">
            <text:p>128</text:p>
          </table:table-cell>
          <table:table-cell table:style-name="ce36" office:value-type="float" office:value="63.8471700737032">
            <text:p>64</text:p>
          </table:table-cell>
          <table:table-cell table:style-name="ce27" table:formula="of:=[$'punishment yearly'.L83]" office:value-type="float" office:value="11.7283346487766">
            <text:p>11.7</text:p>
          </table:table-cell>
          <table:table-cell table:style-name="ce27" office:value-type="float" office:value="5.9">
            <text:p>5.9</text:p>
          </table:table-cell>
          <table:table-cell table:number-columns-repeated="1017"/>
        </table:table-row>
        <table:table-row table:style-name="ro1">
          <table:table-cell table:style-name="ce4" office:value-type="float" office:value="1891">
            <text:p>1891</text:p>
          </table:table-cell>
          <table:table-cell table:style-name="ce7" table:formula="of:=[$'punishment yearly'.E84]" office:value-type="float" office:value="91.8175694319166">
            <text:p>92</text:p>
          </table:table-cell>
          <table:table-cell table:style-name="ce4" office:value-type="float" office:value="62">
            <text:p>62</text:p>
          </table:table-cell>
          <table:table-cell table:style-name="ce36" table:formula="of:=100*[$'punishment yearly'.Q84]/[$'punishment yearly'.C84]" office:value-type="float" office:value="89.0487436267408">
            <text:p>89</text:p>
          </table:table-cell>
          <table:table-cell table:style-name="ce36" office:value-type="float" office:value="59.9085470673176">
            <text:p>60</text:p>
          </table:table-cell>
          <table:table-cell table:style-name="ce27" table:formula="of:=[$'punishment yearly'.L84]" office:value-type="float" office:value="11.9005020881659">
            <text:p>11.9</text:p>
          </table:table-cell>
          <table:table-cell table:style-name="ce27" office:value-type="float" office:value="5.9">
            <text:p>5.9</text:p>
          </table:table-cell>
          <table:table-cell table:number-columns-repeated="1017"/>
        </table:table-row>
        <table:table-row table:style-name="ro1">
          <table:table-cell table:style-name="ce4" office:value-type="float" office:value="1892">
            <text:p>1892</text:p>
          </table:table-cell>
          <table:table-cell table:style-name="ce7" table:formula="of:=[$'punishment yearly'.E85]" office:value-type="float" office:value="92.9986714848236">
            <text:p>93</text:p>
          </table:table-cell>
          <table:table-cell table:style-name="ce4" office:value-type="float" office:value="62">
            <text:p>62</text:p>
          </table:table-cell>
          <table:table-cell table:style-name="ce36" table:formula="of:=100*[$'punishment yearly'.Q85]/[$'punishment yearly'.C85]" office:value-type="float" office:value="90.2254038412888">
            <text:p>90</text:p>
          </table:table-cell>
          <table:table-cell table:style-name="ce36" office:value-type="float" office:value="60.0013595730941">
            <text:p>60</text:p>
          </table:table-cell>
          <table:table-cell table:style-name="ce27" table:formula="of:=[$'punishment yearly'.L85]" office:value-type="float" office:value="12.0751968793125">
            <text:p>12.1</text:p>
          </table:table-cell>
          <table:table-cell table:style-name="ce27" office:value-type="float" office:value="5.9">
            <text:p>5.9</text:p>
          </table:table-cell>
          <table:table-cell table:number-columns-repeated="1017"/>
        </table:table-row>
        <table:table-row table:style-name="ro1">
          <table:table-cell table:style-name="ce4" office:value-type="float" office:value="1893">
            <text:p>1893</text:p>
          </table:table-cell>
          <table:table-cell table:style-name="ce7" table:formula="of:=[$'punishment yearly'.E86]" office:value-type="float" office:value="94.2348633573144">
            <text:p>94</text:p>
          </table:table-cell>
          <table:table-cell table:style-name="ce4" office:value-type="float" office:value="63">
            <text:p>63</text:p>
          </table:table-cell>
          <table:table-cell table:style-name="ce36" table:formula="of:=100*[$'punishment yearly'.Q86]/[$'punishment yearly'.C86]" office:value-type="float" office:value="91.4189833349861">
            <text:p>91</text:p>
          </table:table-cell>
          <table:table-cell table:style-name="ce36" office:value-type="float" office:value="61.2647424481704">
            <text:p>61</text:p>
          </table:table-cell>
          <table:table-cell table:style-name="ce27" table:formula="of:=[$'punishment yearly'.L86]" office:value-type="float" office:value="12.2524561227677">
            <text:p>12.3</text:p>
          </table:table-cell>
          <table:table-cell table:style-name="ce27" office:value-type="float" office:value="5.9">
            <text:p>5.9</text:p>
          </table:table-cell>
          <table:table-cell table:number-columns-repeated="1017"/>
        </table:table-row>
        <table:table-row table:style-name="ro1">
          <table:table-cell table:style-name="ce4" office:value-type="float" office:value="1894">
            <text:p>1894</text:p>
          </table:table-cell>
          <table:table-cell table:style-name="ce7" table:formula="of:=[$'punishment yearly'.E87]" office:value-type="float" office:value="95.4779193992782">
            <text:p>95</text:p>
          </table:table-cell>
          <table:table-cell table:style-name="ce4" office:value-type="float" office:value="61">
            <text:p>61</text:p>
          </table:table-cell>
          <table:table-cell table:style-name="ce36" table:formula="of:=100*[$'punishment yearly'.Q87]/[$'punishment yearly'.C87]" office:value-type="float" office:value="92.6297249092903">
            <text:p>93</text:p>
          </table:table-cell>
          <table:table-cell table:style-name="ce36" office:value-type="float" office:value="58.9689077863407">
            <text:p>59</text:p>
          </table:table-cell>
          <table:table-cell table:style-name="ce27" table:formula="of:=[$'punishment yearly'.L87]" office:value-type="float" office:value="12.4323174637047">
            <text:p>12.4</text:p>
          </table:table-cell>
          <table:table-cell table:style-name="ce27" office:value-type="float" office:value="5.8">
            <text:p>5.8</text:p>
          </table:table-cell>
          <table:table-cell table:number-columns-repeated="1017"/>
        </table:table-row>
        <table:table-row table:style-name="ro1">
          <table:table-cell table:style-name="ce4" office:value-type="float" office:value="1895">
            <text:p>1895</text:p>
          </table:table-cell>
          <table:table-cell table:style-name="ce7" table:formula="of:=[$'punishment yearly'.E88]" office:value-type="float" office:value="96.7367093970485">
            <text:p>97</text:p>
          </table:table-cell>
          <table:table-cell table:style-name="ce4" office:value-type="float" office:value="60">
            <text:p>60</text:p>
          </table:table-cell>
          <table:table-cell table:style-name="ce36" table:formula="of:=100*[$'punishment yearly'.Q88]/[$'punishment yearly'.C88]" office:value-type="float" office:value="93.8578748501564">
            <text:p>94</text:p>
          </table:table-cell>
          <table:table-cell table:style-name="ce36" office:value-type="float" office:value="57.8437489737611">
            <text:p>58</text:p>
          </table:table-cell>
          <table:table-cell table:style-name="ce27" table:formula="of:=[$'punishment yearly'.L88]" office:value-type="float" office:value="12.6148190999129">
            <text:p>12.6</text:p>
          </table:table-cell>
          <table:table-cell table:style-name="ce27" office:value-type="float" office:value="5.7">
            <text:p>5.7</text:p>
          </table:table-cell>
          <table:table-cell table:number-columns-repeated="1017"/>
        </table:table-row>
        <table:table-row table:style-name="ro1">
          <table:table-cell table:style-name="ce4" office:value-type="float" office:value="1896">
            <text:p>1896</text:p>
          </table:table-cell>
          <table:table-cell table:style-name="ce7" table:formula="of:=[$'punishment yearly'.E89]" office:value-type="float" office:value="98.0167285398906">
            <text:p>98</text:p>
          </table:table-cell>
          <table:table-cell table:style-name="ce4" office:value-type="float" office:value="57">
            <text:p>57</text:p>
          </table:table-cell>
          <table:table-cell table:style-name="ce36" table:formula="of:=100*[$'punishment yearly'.Q89]/[$'punishment yearly'.C89]" office:value-type="float" office:value="95.1036829780431">
            <text:p>95</text:p>
          </table:table-cell>
          <table:table-cell table:style-name="ce36" office:value-type="float" office:value="55.4361588156998">
            <text:p>55</text:p>
          </table:table-cell>
          <table:table-cell table:style-name="ce27" table:formula="of:=[$'punishment yearly'.L89]" office:value-type="float" office:value="12.7999997899112">
            <text:p>12.8</text:p>
          </table:table-cell>
          <table:table-cell table:style-name="ce27" office:value-type="float" office:value="5.5">
            <text:p>5.5</text:p>
          </table:table-cell>
          <table:table-cell table:number-columns-repeated="1017"/>
        </table:table-row>
        <table:table-row table:style-name="ro1">
          <table:table-cell table:style-name="ce4" office:value-type="float" office:value="1897">
            <text:p>1897</text:p>
          </table:table-cell>
          <table:table-cell table:style-name="ce7" table:formula="of:=[$'punishment yearly'.E90]" office:value-type="float" office:value="99.3202164962458">
            <text:p>99</text:p>
          </table:table-cell>
          <table:table-cell table:style-name="ce4" office:value-type="float" office:value="56">
            <text:p>56</text:p>
          </table:table-cell>
          <table:table-cell table:style-name="ce36" table:formula="of:=100*[$'punishment yearly'.Q90]/[$'punishment yearly'.C90]" office:value-type="float" office:value="96.3674026986378">
            <text:p>96</text:p>
          </table:table-cell>
          <table:table-cell table:style-name="ce36" office:value-type="float" office:value="54.7243083638231">
            <text:p>55</text:p>
          </table:table-cell>
          <table:table-cell table:style-name="ce27" table:formula="of:=[$'punishment yearly'.L90]" office:value-type="float" office:value="12.987898861178">
            <text:p>13.0</text:p>
          </table:table-cell>
          <table:table-cell table:style-name="ce27" office:value-type="float" office:value="5.4">
            <text:p>5.4</text:p>
          </table:table-cell>
          <table:table-cell table:number-columns-repeated="1017"/>
        </table:table-row>
        <table:table-row table:style-name="ro1">
          <table:table-cell table:style-name="ce4" office:value-type="float" office:value="1898">
            <text:p>1898</text:p>
          </table:table-cell>
          <table:table-cell table:style-name="ce7" table:formula="of:=[$'punishment yearly'.E91]" office:value-type="float" office:value="100.61338521026">
            <text:p>101</text:p>
          </table:table-cell>
          <table:table-cell table:style-name="ce4" office:value-type="float" office:value="58">
            <text:p>58</text:p>
          </table:table-cell>
          <table:table-cell table:style-name="ce36" table:formula="of:=100*[$'punishment yearly'.Q91]/[$'punishment yearly'.C91]" office:value-type="float" office:value="97.6492910543084">
            <text:p>98</text:p>
          </table:table-cell>
          <table:table-cell table:style-name="ce36" office:value-type="float" office:value="56.1171394123993">
            <text:p>56</text:p>
          </table:table-cell>
          <table:table-cell table:style-name="ce27" table:formula="of:=[$'punishment yearly'.L91]" office:value-type="float" office:value="13.1785562185044">
            <text:p>13.2</text:p>
          </table:table-cell>
          <table:table-cell table:style-name="ce27" office:value-type="float" office:value="5.2">
            <text:p>5.2</text:p>
          </table:table-cell>
          <table:table-cell/>
          <table:table-cell>
            <draw:frame table:end-cell-address="'comparison to England &amp; Wales'.I80" table:end-x="6.2689in" table:end-y="0.0311in" draw:z-index="1" draw:name="Chart 4" draw:style-name="gr1" draw:text-style-name="P1" svg:width="5.9996in" svg:height="4.5185in" svg:x="0.2693in" svg:y="0.1354in">
              <draw:object draw:notify-on-update-of-ranges="'comparison to England &amp; Wales'.A6:'comparison to England &amp; Wales'.A166 'comparison to England &amp; Wales'.B6:'comparison to England &amp; Wales'.B166 'comparison to England &amp; Wales'.C6:'comparison to England &amp; Wales'.C16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1899">
            <text:p>1899</text:p>
          </table:table-cell>
          <table:table-cell table:style-name="ce7" table:formula="of:=[$'punishment yearly'.E92]" office:value-type="float" office:value="101.918538561923">
            <text:p>102</text:p>
          </table:table-cell>
          <table:table-cell table:style-name="ce4" office:value-type="float" office:value="56">
            <text:p>56</text:p>
          </table:table-cell>
          <table:table-cell table:style-name="ce36" table:formula="of:=100*[$'punishment yearly'.Q92]/[$'punishment yearly'.C92]" office:value-type="float" office:value="98.9496087762947">
            <text:p>99</text:p>
          </table:table-cell>
          <table:table-cell table:style-name="ce36" office:value-type="float" office:value="53.9819955459365">
            <text:p>54</text:p>
          </table:table-cell>
          <table:table-cell table:style-name="ce27" table:formula="of:=[$'punishment yearly'.L92]" office:value-type="float" office:value="13.3720123524683">
            <text:p>13.4</text:p>
          </table:table-cell>
          <table:table-cell table:style-name="ce27" office:value-type="float" office:value="5.1">
            <text:p>5.1</text:p>
          </table:table-cell>
          <table:table-cell table:number-columns-repeated="1017"/>
        </table:table-row>
        <table:table-row table:style-name="ro1">
          <table:table-cell table:style-name="ce4" office:value-type="float" office:value="1900">
            <text:p>1900</text:p>
          </table:table-cell>
          <table:table-cell table:style-name="ce7" table:formula="of:=[$'punishment yearly'.E93]" office:value-type="float" office:value="133.999917123216">
            <text:p>134</text:p>
          </table:table-cell>
          <table:table-cell table:style-name="ce4" office:value-type="float" office:value="56">
            <text:p>56</text:p>
          </table:table-cell>
          <table:table-cell table:style-name="ce36" table:formula="of:=100*[$'punishment yearly'.Q93]/[$'punishment yearly'.C93]" office:value-type="float" office:value="130.106049012721">
            <text:p>130</text:p>
          </table:table-cell>
          <table:table-cell table:style-name="ce36" office:value-type="float" office:value="54.0636918974232">
            <text:p>54</text:p>
          </table:table-cell>
          <table:table-cell table:style-name="ce27" table:formula="of:=[$'punishment yearly'.L93]" office:value-type="float" office:value="13.5683083480337">
            <text:p>13.6</text:p>
          </table:table-cell>
          <table:table-cell table:style-name="ce27" office:value-type="float" office:value="5">
            <text:p>5.0</text:p>
          </table:table-cell>
          <table:table-cell table:number-columns-repeated="1017"/>
        </table:table-row>
        <table:table-row table:style-name="ro1">
          <table:table-cell table:style-name="ce4" office:value-type="float" office:value="1901">
            <text:p>1901</text:p>
          </table:table-cell>
          <table:table-cell table:style-name="ce7" table:formula="of:=[$'punishment yearly'.E94]" office:value-type="float" office:value="134.167550086158">
            <text:p>134</text:p>
          </table:table-cell>
          <table:table-cell table:style-name="ce4" office:value-type="float" office:value="60">
            <text:p>60</text:p>
          </table:table-cell>
          <table:table-cell table:style-name="ce36" table:formula="of:=100*[$'punishment yearly'.Q94]/[$'punishment yearly'.C94]" office:value-type="float" office:value="130.26339459018">
            <text:p>130</text:p>
          </table:table-cell>
          <table:table-cell table:style-name="ce36" office:value-type="float" office:value="58.1994357905066">
            <text:p>58</text:p>
          </table:table-cell>
          <table:table-cell table:style-name="ce27" table:formula="of:=[$'punishment yearly'.L94]" office:value-type="float" office:value="13.767485893276">
            <text:p>13.8</text:p>
          </table:table-cell>
          <table:table-cell table:style-name="ce27" office:value-type="float" office:value="5">
            <text:p>5.0</text:p>
          </table:table-cell>
          <table:table-cell table:number-columns-repeated="1017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7" table:formula="of:=[$'punishment yearly'.E95]" office:value-type="float" office:value="134.194612426896">
            <text:p>134</text:p>
          </table:table-cell>
          <table:table-cell table:style-name="ce4" office:value-type="float" office:value="61">
            <text:p>61</text:p>
          </table:table-cell>
          <table:table-cell table:style-name="ce36" table:formula="of:=100*[$'punishment yearly'.Q95]/[$'punishment yearly'.C95]" office:value-type="float" office:value="130.324117372388">
            <text:p>130</text:p>
          </table:table-cell>
          <table:table-cell table:style-name="ce36" office:value-type="float" office:value="58.9875876301174">
            <text:p>59</text:p>
          </table:table-cell>
          <table:table-cell table:style-name="ce27" table:formula="of:=[$'punishment yearly'.L95]" office:value-type="float" office:value="13.9695872882358">
            <text:p>14.0</text:p>
          </table:table-cell>
          <table:table-cell table:style-name="ce27" office:value-type="float" office:value="5.1">
            <text:p>5.1</text:p>
          </table:table-cell>
          <table:table-cell table:number-columns-repeated="1017"/>
        </table:table-row>
        <table:table-row table:style-name="ro1">
          <table:table-cell table:style-name="ce4" office:value-type="float" office:value="1903">
            <text:p>1903</text:p>
          </table:table-cell>
          <table:table-cell table:style-name="ce7" table:formula="of:=[$'punishment yearly'.E96]" office:value-type="float" office:value="134.541677404561">
            <text:p>135</text:p>
          </table:table-cell>
          <table:table-cell table:style-name="ce4" office:value-type="float" office:value="64">
            <text:p>64</text:p>
          </table:table-cell>
          <table:table-cell table:style-name="ce36" table:formula="of:=100*[$'punishment yearly'.Q96]/[$'punishment yearly'.C96]" office:value-type="float" office:value="130.616436805296">
            <text:p>131</text:p>
          </table:table-cell>
          <table:table-cell table:style-name="ce36" office:value-type="float" office:value="62.4605772985312">
            <text:p>62</text:p>
          </table:table-cell>
          <table:table-cell table:style-name="ce27" table:formula="of:=[$'punishment yearly'.L96]" office:value-type="float" office:value="14.1746554539017">
            <text:p>14.2</text:p>
          </table:table-cell>
          <table:table-cell table:style-name="ce27" office:value-type="float" office:value="5.3">
            <text:p>5.3</text:p>
          </table:table-cell>
          <table:table-cell table:number-columns-repeated="1017"/>
        </table:table-row>
        <table:table-row table:style-name="ro1">
          <table:table-cell table:style-name="ce4" office:value-type="float" office:value="1904">
            <text:p>1904</text:p>
          </table:table-cell>
          <table:table-cell table:style-name="ce7" table:formula="of:=[$'punishment yearly'.E97]" office:value-type="float" office:value="134.824656595661">
            <text:p>135</text:p>
          </table:table-cell>
          <table:table-cell table:style-name="ce4" office:value-type="float" office:value="65">
            <text:p>65</text:p>
          </table:table-cell>
          <table:table-cell table:style-name="ce36" table:formula="of:=100*[$'punishment yearly'.Q97]/[$'punishment yearly'.C97]" office:value-type="float" office:value="130.850993523344">
            <text:p>131</text:p>
          </table:table-cell>
          <table:table-cell table:style-name="ce36" office:value-type="float" office:value="63.6998721721811">
            <text:p>64</text:p>
          </table:table-cell>
          <table:table-cell table:style-name="ce27" table:formula="of:=[$'punishment yearly'.L97]" office:value-type="float" office:value="14.3827339413259">
            <text:p>14.4</text:p>
          </table:table-cell>
          <table:table-cell table:style-name="ce27" office:value-type="float" office:value="5.5">
            <text:p>5.5</text:p>
          </table:table-cell>
          <table:table-cell table:number-columns-repeated="1017"/>
        </table:table-row>
        <table:table-row table:style-name="ro1">
          <table:table-cell table:style-name="ce4" office:value-type="float" office:value="1905">
            <text:p>1905</text:p>
          </table:table-cell>
          <table:table-cell table:style-name="ce7" table:formula="of:=[$'punishment yearly'.E98]" office:value-type="float" office:value="137.894093963668">
            <text:p>138</text:p>
          </table:table-cell>
          <table:table-cell table:style-name="ce4" office:value-type="float" office:value="65">
            <text:p>65</text:p>
          </table:table-cell>
          <table:table-cell table:style-name="ce36" table:formula="of:=100*[$'punishment yearly'.Q98]/[$'punishment yearly'.C98]" office:value-type="float" office:value="133.887985782045">
            <text:p>134</text:p>
          </table:table-cell>
          <table:table-cell table:style-name="ce36" office:value-type="float" office:value="63.329312424608">
            <text:p>63</text:p>
          </table:table-cell>
          <table:table-cell table:style-name="ce27" table:formula="of:=[$'punishment yearly'.L98]" office:value-type="float" office:value="14.4721446916024">
            <text:p>14.5</text:p>
          </table:table-cell>
          <table:table-cell table:style-name="ce27" office:value-type="float" office:value="5.8">
            <text:p>5.8</text:p>
          </table:table-cell>
          <table:table-cell table:number-columns-repeated="1017"/>
        </table:table-row>
        <table:table-row table:style-name="ro1">
          <table:table-cell table:style-name="ce4" office:value-type="float" office:value="1906">
            <text:p>1906</text:p>
          </table:table-cell>
          <table:table-cell table:style-name="ce7" table:formula="of:=[$'punishment yearly'.E99]" office:value-type="float" office:value="141.17376101651">
            <text:p>141</text:p>
          </table:table-cell>
          <table:table-cell table:style-name="ce4" office:value-type="float" office:value="63">
            <text:p>63</text:p>
          </table:table-cell>
          <table:table-cell table:style-name="ce36" table:formula="of:=100*[$'punishment yearly'.Q99]/[$'punishment yearly'.C99]" office:value-type="float" office:value="137.094182315515">
            <text:p>137</text:p>
          </table:table-cell>
          <table:table-cell table:style-name="ce36" office:value-type="float" office:value="61.3650923067963">
            <text:p>61</text:p>
          </table:table-cell>
          <table:table-cell table:style-name="ce27" table:formula="of:=[$'punishment yearly'.L99]" office:value-type="float" office:value="14.5621112668213">
            <text:p>14.6</text:p>
          </table:table-cell>
          <table:table-cell table:style-name="ce27" office:value-type="float" office:value="6.1">
            <text:p>6.1</text:p>
          </table:table-cell>
          <table:table-cell table:number-columns-repeated="1017"/>
        </table:table-row>
        <table:table-row table:style-name="ro1">
          <table:table-cell table:style-name="ce4" office:value-type="float" office:value="1907">
            <text:p>1907</text:p>
          </table:table-cell>
          <table:table-cell table:style-name="ce7" table:formula="of:=[$'punishment yearly'.E100]" office:value-type="float" office:value="144.65714583488">
            <text:p>145</text:p>
          </table:table-cell>
          <table:table-cell table:style-name="ce4" office:value-type="float" office:value="62">
            <text:p>62</text:p>
          </table:table-cell>
          <table:table-cell table:style-name="ce36" table:formula="of:=100*[$'punishment yearly'.Q100]/[$'punishment yearly'.C100]" office:value-type="float" office:value="140.541432337271">
            <text:p>141</text:p>
          </table:table-cell>
          <table:table-cell table:style-name="ce36" office:value-type="float" office:value="60.307213464365">
            <text:p>60</text:p>
          </table:table-cell>
          <table:table-cell table:style-name="ce27" table:formula="of:=[$'punishment yearly'.L100]" office:value-type="float" office:value="14.6526371222871">
            <text:p>14.7</text:p>
          </table:table-cell>
          <table:table-cell table:style-name="ce27" office:value-type="float" office:value="6.3">
            <text:p>6.3</text:p>
          </table:table-cell>
          <table:table-cell table:number-columns-repeated="1017"/>
        </table:table-row>
        <table:table-row table:style-name="ro1">
          <table:table-cell table:style-name="ce4" office:value-type="float" office:value="1908">
            <text:p>1908</text:p>
          </table:table-cell>
          <table:table-cell table:style-name="ce7" table:formula="of:=[$'punishment yearly'.E101]" office:value-type="float" office:value="148.022778956345">
            <text:p>148</text:p>
          </table:table-cell>
          <table:table-cell table:style-name="ce4" office:value-type="float" office:value="65">
            <text:p>65</text:p>
          </table:table-cell>
          <table:table-cell table:style-name="ce36" table:formula="of:=100*[$'punishment yearly'.Q101]/[$'punishment yearly'.C101]" office:value-type="float" office:value="143.887957628422">
            <text:p>144</text:p>
          </table:table-cell>
          <table:table-cell table:style-name="ce36" office:value-type="float" office:value="63.16780284663">
            <text:p>63</text:p>
          </table:table-cell>
          <table:table-cell table:style-name="ce27" table:formula="of:=[$'punishment yearly'.L101]" office:value-type="float" office:value="14.7437257347843">
            <text:p>14.7</text:p>
          </table:table-cell>
          <table:table-cell table:style-name="ce27" office:value-type="float" office:value="6.7">
            <text:p>6.7</text:p>
          </table:table-cell>
          <table:table-cell table:number-columns-repeated="1017"/>
        </table:table-row>
        <table:table-row table:style-name="ro1">
          <table:table-cell table:style-name="ce4" office:value-type="float" office:value="1909">
            <text:p>1909</text:p>
          </table:table-cell>
          <table:table-cell table:style-name="ce7" table:formula="of:=[$'punishment yearly'.E102]" office:value-type="float" office:value="151.347151276506">
            <text:p>151</text:p>
          </table:table-cell>
          <table:table-cell table:style-name="ce4" office:value-type="float" office:value="64">
            <text:p>64</text:p>
          </table:table-cell>
          <table:table-cell table:style-name="ce36" table:formula="of:=100*[$'punishment yearly'.Q102]/[$'punishment yearly'.C102]" office:value-type="float" office:value="147.241725262581">
            <text:p>147</text:p>
          </table:table-cell>
          <table:table-cell table:style-name="ce36" office:value-type="float" office:value="62.1556007226739">
            <text:p>62</text:p>
          </table:table-cell>
          <table:table-cell table:style-name="ce27" table:formula="of:=[$'punishment yearly'.L102]" office:value-type="float" office:value="14.8353806027111">
            <text:p>14.8</text:p>
          </table:table-cell>
          <table:table-cell table:style-name="ce27" office:value-type="float" office:value="7">
            <text:p>7.0</text:p>
          </table:table-cell>
          <table:table-cell table:number-columns-repeated="1017"/>
        </table:table-row>
        <table:table-row table:style-name="ro1">
          <table:table-cell table:style-name="ce4" office:value-type="float" office:value="1910">
            <text:p>1910</text:p>
          </table:table-cell>
          <table:table-cell table:style-name="ce7" table:formula="of:=[$'punishment yearly'.E103]" office:value-type="float" office:value="154.628675510855">
            <text:p>155</text:p>
          </table:table-cell>
          <table:table-cell table:style-name="ce4" office:value-type="float" office:value="60">
            <text:p>60</text:p>
          </table:table-cell>
          <table:table-cell table:style-name="ce36" table:formula="of:=100*[$'punishment yearly'.Q103]/[$'punishment yearly'.C103]" office:value-type="float" office:value="150.508857748131">
            <text:p>151</text:p>
          </table:table-cell>
          <table:table-cell table:style-name="ce36" office:value-type="float" office:value="58.4041126508717">
            <text:p>58</text:p>
          </table:table-cell>
          <table:table-cell table:style-name="ce27" table:formula="of:=[$'punishment yearly'.L103]" office:value-type="float" office:value="14.9276052462132">
            <text:p>14.9</text:p>
          </table:table-cell>
          <table:table-cell table:style-name="ce27" office:value-type="float" office:value="7.1">
            <text:p>7.1</text:p>
          </table:table-cell>
          <table:table-cell table:number-columns-repeated="1017"/>
        </table:table-row>
        <table:table-row table:style-name="ro1">
          <table:table-cell table:style-name="ce4" office:value-type="float" office:value="1911">
            <text:p>1911</text:p>
          </table:table-cell>
          <table:table-cell table:style-name="ce7" table:formula="of:=[$'punishment yearly'.E104]" office:value-type="float" office:value="154.442608053941">
            <text:p>154</text:p>
          </table:table-cell>
          <table:table-cell table:style-name="ce4" office:value-type="float" office:value="56">
            <text:p>56</text:p>
          </table:table-cell>
          <table:table-cell table:style-name="ce36" table:formula="of:=100*[$'punishment yearly'.Q104]/[$'punishment yearly'.C104]" office:value-type="float" office:value="150.325969975039">
            <text:p>150</text:p>
          </table:table-cell>
          <table:table-cell table:style-name="ce36" office:value-type="float" office:value="54.7847022359973">
            <text:p>55</text:p>
          </table:table-cell>
          <table:table-cell table:style-name="ce27" table:formula="of:=[$'punishment yearly'.L104]" office:value-type="float" office:value="15.1163855148291">
            <text:p>15.1</text:p>
          </table:table-cell>
          <table:table-cell table:style-name="ce27" office:value-type="float" office:value="6.8">
            <text:p>6.8</text:p>
          </table:table-cell>
          <table:table-cell table:number-columns-repeated="1017"/>
        </table:table-row>
        <table:table-row table:style-name="ro1">
          <table:table-cell table:style-name="ce4" office:value-type="float" office:value="1912">
            <text:p>1912</text:p>
          </table:table-cell>
          <table:table-cell table:style-name="ce7" table:formula="of:=[$'punishment yearly'.E105]" office:value-type="float" office:value="154.264285866963">
            <text:p>154</text:p>
          </table:table-cell>
          <table:table-cell table:style-name="ce4" office:value-type="float" office:value="55">
            <text:p>55</text:p>
          </table:table-cell>
          <table:table-cell table:style-name="ce36" table:formula="of:=100*[$'punishment yearly'.Q105]/[$'punishment yearly'.C105]" office:value-type="float" office:value="150.155616438107">
            <text:p>150</text:p>
          </table:table-cell>
          <table:table-cell table:style-name="ce36" office:value-type="float" office:value="53.5194208164726">
            <text:p>54</text:p>
          </table:table-cell>
          <table:table-cell table:style-name="ce27" table:formula="of:=[$'punishment yearly'.L105]" office:value-type="float" office:value="15.3075531717253">
            <text:p>15.3</text:p>
          </table:table-cell>
          <table:table-cell table:style-name="ce27" office:value-type="float" office:value="6.6">
            <text:p>6.6</text:p>
          </table:table-cell>
          <table:table-cell table:number-columns-repeated="1017"/>
        </table:table-row>
        <table:table-row table:style-name="ro1">
          <table:table-cell table:style-name="ce4" office:value-type="float" office:value="1913">
            <text:p>1913</text:p>
          </table:table-cell>
          <table:table-cell table:style-name="ce7" table:formula="of:=[$'punishment yearly'.E106]" office:value-type="float" office:value="153.488674786988">
            <text:p>153</text:p>
          </table:table-cell>
          <table:table-cell table:style-name="ce4" office:value-type="float" office:value="51">
            <text:p>51</text:p>
          </table:table-cell>
          <table:table-cell table:style-name="ce36" table:formula="of:=100*[$'punishment yearly'.Q106]/[$'punishment yearly'.C106]" office:value-type="float" office:value="149.377592246489">
            <text:p>149</text:p>
          </table:table-cell>
          <table:table-cell table:style-name="ce36" office:value-type="float" office:value="49.8605566796085">
            <text:p>50</text:p>
          </table:table-cell>
          <table:table-cell table:style-name="ce27" table:formula="of:=[$'punishment yearly'.L106]" office:value-type="float" office:value="15.5011384087372">
            <text:p>15.5</text:p>
          </table:table-cell>
          <table:table-cell table:style-name="ce27" office:value-type="float" office:value="6.2">
            <text:p>6.2</text:p>
          </table:table-cell>
          <table:table-cell table:number-columns-repeated="1017"/>
        </table:table-row>
        <table:table-row table:style-name="ro1">
          <table:table-cell table:style-name="ce4" office:value-type="float" office:value="1914">
            <text:p>1914</text:p>
          </table:table-cell>
          <table:table-cell table:style-name="ce7" table:formula="of:=[$'punishment yearly'.E107]" office:value-type="float" office:value="152.727207320745">
            <text:p>153</text:p>
          </table:table-cell>
          <table:table-cell table:style-name="ce4" office:value-type="float" office:value="44">
            <text:p>44</text:p>
          </table:table-cell>
          <table:table-cell table:style-name="ce36" table:formula="of:=100*[$'punishment yearly'.Q107]/[$'punishment yearly'.C107]" office:value-type="float" office:value="148.667113082971">
            <text:p>149</text:p>
          </table:table-cell>
          <table:table-cell table:style-name="ce36" office:value-type="float" office:value="42.7624638190819">
            <text:p>43</text:p>
          </table:table-cell>
          <table:table-cell table:style-name="ce27" table:formula="of:=[$'punishment yearly'.L107]" office:value-type="float" office:value="15.6971717995181">
            <text:p>15.7</text:p>
          </table:table-cell>
          <table:table-cell table:style-name="ce27" office:value-type="float" office:value="5.6">
            <text:p>5.6</text:p>
          </table:table-cell>
          <table:table-cell table:number-columns-repeated="1017"/>
        </table:table-row>
        <table:table-row table:style-name="ro1">
          <table:table-cell table:style-name="ce4" office:value-type="float" office:value="1915">
            <text:p>1915</text:p>
          </table:table-cell>
          <table:table-cell table:style-name="ce7" table:formula="of:=[$'punishment yearly'.E108]" office:value-type="float" office:value="152.672045865007">
            <text:p>153</text:p>
          </table:table-cell>
          <table:table-cell table:style-name="ce4" office:value-type="float" office:value="34">
            <text:p>34</text:p>
          </table:table-cell>
          <table:table-cell table:style-name="ce36" table:formula="of:=100*[$'punishment yearly'.Q108]/[$'punishment yearly'.C108]" office:value-type="float" office:value="148.678848721411">
            <text:p>149</text:p>
          </table:table-cell>
          <table:table-cell table:style-name="ce36" office:value-type="float" office:value="32.0570230132638">
            <text:p>32</text:p>
          </table:table-cell>
          <table:table-cell table:style-name="ce27" table:formula="of:=[$'punishment yearly'.L108]" office:value-type="float" office:value="15.895684304367">
            <text:p>15.9</text:p>
          </table:table-cell>
          <table:table-cell table:style-name="ce27" office:value-type="float" office:value="4.9">
            <text:p>4.9</text:p>
          </table:table-cell>
          <table:table-cell table:number-columns-repeated="1017"/>
        </table:table-row>
        <table:table-row table:style-name="ro1">
          <table:table-cell table:style-name="ce4" office:value-type="float" office:value="1916">
            <text:p>1916</text:p>
          </table:table-cell>
          <table:table-cell table:style-name="ce7" table:formula="of:=[$'punishment yearly'.E109]" office:value-type="float" office:value="152.723465805499">
            <text:p>153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09]/[$'punishment yearly'.C109]" office:value-type="float" office:value="148.751358823417">
            <text:p>149</text:p>
          </table:table-cell>
          <table:table-cell table:style-name="ce36" office:value-type="float" office:value="29.0341204318457">
            <text:p>29</text:p>
          </table:table-cell>
          <table:table-cell table:style-name="ce27" table:formula="of:=[$'punishment yearly'.L109]" office:value-type="float" office:value="16.0967072751193">
            <text:p>16.1</text:p>
          </table:table-cell>
          <table:table-cell table:style-name="ce27" office:value-type="float" office:value="4.5">
            <text:p>4.5</text:p>
          </table:table-cell>
          <table:table-cell table:number-columns-repeated="1017"/>
        </table:table-row>
        <table:table-row table:style-name="ro1">
          <table:table-cell table:style-name="ce4" office:value-type="float" office:value="1917">
            <text:p>1917</text:p>
          </table:table-cell>
          <table:table-cell table:style-name="ce7" table:formula="of:=[$'punishment yearly'.E110]" office:value-type="float" office:value="152.946869996916">
            <text:p>153</text:p>
          </table:table-cell>
          <table:table-cell table:style-name="ce4" office:value-type="float" office:value="30">
            <text:p>30</text:p>
          </table:table-cell>
          <table:table-cell table:style-name="ce36" table:formula="of:=100*[$'punishment yearly'.Q110]/[$'punishment yearly'.C110]" office:value-type="float" office:value="149.009541879784">
            <text:p>149</text:p>
          </table:table-cell>
          <table:table-cell table:style-name="ce36" office:value-type="float" office:value="28.2480919378893">
            <text:p>28</text:p>
          </table:table-cell>
          <table:table-cell table:style-name="ce27" table:formula="of:=[$'punishment yearly'.L110]" office:value-type="float" office:value="16.3002724600975">
            <text:p>16.3</text:p>
          </table:table-cell>
          <table:table-cell table:style-name="ce27" office:value-type="float" office:value="4.5">
            <text:p>4.5</text:p>
          </table:table-cell>
          <table:table-cell table:number-columns-repeated="1017"/>
        </table:table-row>
        <table:table-row table:style-name="ro1">
          <table:table-cell table:style-name="ce4" office:value-type="float" office:value="1918">
            <text:p>1918</text:p>
          </table:table-cell>
          <table:table-cell table:style-name="ce7" table:formula="of:=[$'punishment yearly'.E111]" office:value-type="float" office:value="155.181326191123">
            <text:p>155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11]/[$'punishment yearly'.C111]" office:value-type="float" office:value="151.270776621322">
            <text:p>151</text:p>
          </table:table-cell>
          <table:table-cell table:style-name="ce36" office:value-type="float" office:value="27.0367975546673">
            <text:p>27</text:p>
          </table:table-cell>
          <table:table-cell table:style-name="ce27" table:formula="of:=[$'punishment yearly'.L111]" office:value-type="float" office:value="16.5064120091259">
            <text:p>16.5</text:p>
          </table:table-cell>
          <table:table-cell table:style-name="ce27" office:value-type="float" office:value="5">
            <text:p>5.0</text:p>
          </table:table-cell>
          <table:table-cell table:number-columns-repeated="1017"/>
        </table:table-row>
        <table:table-row table:style-name="ro1">
          <table:table-cell table:style-name="ce4" office:value-type="float" office:value="1919">
            <text:p>1919</text:p>
          </table:table-cell>
          <table:table-cell table:style-name="ce7" table:formula="of:=[$'punishment yearly'.E112]" office:value-type="float" office:value="155.398314751424">
            <text:p>155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12]/[$'punishment yearly'.C112]" office:value-type="float" office:value="151.560551389578">
            <text:p>152</text:p>
          </table:table-cell>
          <table:table-cell table:style-name="ce36" office:value-type="float" office:value="27.3322607051119">
            <text:p>27</text:p>
          </table:table-cell>
          <table:table-cell table:style-name="ce27" table:formula="of:=[$'punishment yearly'.L112]" office:value-type="float" office:value="16.7151584786078">
            <text:p>16.7</text:p>
          </table:table-cell>
          <table:table-cell table:style-name="ce27" office:value-type="float" office:value="5.7">
            <text:p>5.7</text:p>
          </table:table-cell>
          <table:table-cell table:number-columns-repeated="1017"/>
        </table:table-row>
        <table:table-row table:style-name="ro1">
          <table:table-cell table:style-name="ce4" office:value-type="float" office:value="1920">
            <text:p>1920</text:p>
          </table:table-cell>
          <table:table-cell table:style-name="ce7" table:formula="of:=[$'punishment yearly'.E113]" office:value-type="float" office:value="154.663256621353">
            <text:p>155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13]/[$'punishment yearly'.C113]" office:value-type="float" office:value="150.961431539867">
            <text:p>151</text:p>
          </table:table-cell>
          <table:table-cell table:style-name="ce36" office:value-type="float" office:value="29.532579805085">
            <text:p>30</text:p>
          </table:table-cell>
          <table:table-cell table:style-name="ce27" table:formula="of:=[$'punishment yearly'.L113]" office:value-type="float" office:value="16.9265448366674">
            <text:p>16.9</text:p>
          </table:table-cell>
          <table:table-cell table:style-name="ce27" office:value-type="float" office:value="6.8">
            <text:p>6.8</text:p>
          </table:table-cell>
          <table:table-cell table:number-columns-repeated="1017"/>
        </table:table-row>
        <table:table-row table:style-name="ro1">
          <table:table-cell table:style-name="ce4" office:value-type="float" office:value="1921">
            <text:p>1921</text:p>
          </table:table-cell>
          <table:table-cell table:style-name="ce7" table:formula="of:=[$'punishment yearly'.E114]" office:value-type="float" office:value="153.861539061807">
            <text:p>154</text:p>
          </table:table-cell>
          <table:table-cell table:style-name="ce4" office:value-type="float" office:value="33">
            <text:p>33</text:p>
          </table:table-cell>
          <table:table-cell table:style-name="ce36" table:formula="of:=100*[$'punishment yearly'.Q114]/[$'punishment yearly'.C114]" office:value-type="float" office:value="150.236080696995">
            <text:p>150</text:p>
          </table:table-cell>
          <table:table-cell table:style-name="ce36" office:value-type="float" office:value="32.1074554465886">
            <text:p>32</text:p>
          </table:table-cell>
          <table:table-cell table:style-name="ce27" table:formula="of:=[$'punishment yearly'.L114]" office:value-type="float" office:value="17.1406044683564">
            <text:p>17.1</text:p>
          </table:table-cell>
          <table:table-cell table:style-name="ce27" office:value-type="float" office:value="7.7">
            <text:p>7.7</text:p>
          </table:table-cell>
          <table:table-cell table:number-columns-repeated="1017"/>
        </table:table-row>
        <table:table-row table:style-name="ro1">
          <table:table-cell table:style-name="ce4" office:value-type="float" office:value="1922">
            <text:p>1922</text:p>
          </table:table-cell>
          <table:table-cell table:style-name="ce7" table:formula="of:=[$'punishment yearly'.E115]" office:value-type="float" office:value="153.95423399122">
            <text:p>154</text:p>
          </table:table-cell>
          <table:table-cell table:style-name="ce4" office:value-type="float" office:value="32">
            <text:p>32</text:p>
          </table:table-cell>
          <table:table-cell table:style-name="ce36" table:formula="of:=100*[$'punishment yearly'.Q115]/[$'punishment yearly'.C115]" office:value-type="float" office:value="150.339480563202">
            <text:p>150</text:p>
          </table:table-cell>
          <table:table-cell table:style-name="ce36" office:value-type="float" office:value="30.7970160973695">
            <text:p>31</text:p>
          </table:table-cell>
          <table:table-cell table:style-name="ce27" table:formula="of:=[$'punishment yearly'.L115]" office:value-type="float" office:value="17.3573711809271">
            <text:p>17.4</text:p>
          </table:table-cell>
          <table:table-cell table:style-name="ce27" office:value-type="float" office:value="8.7">
            <text:p>8.7</text:p>
          </table:table-cell>
          <table:table-cell table:number-columns-repeated="1017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7" table:formula="of:=[$'punishment yearly'.E116]" office:value-type="float" office:value="156.713111266053">
            <text:p>157</text:p>
          </table:table-cell>
          <table:table-cell table:style-name="ce4" office:value-type="float" office:value="30">
            <text:p>30</text:p>
          </table:table-cell>
          <table:table-cell table:style-name="ce36" table:formula="of:=100*[$'punishment yearly'.Q116]/[$'punishment yearly'.C116]" office:value-type="float" office:value="153.104260649244">
            <text:p>153</text:p>
          </table:table-cell>
          <table:table-cell table:style-name="ce36" office:value-type="float" office:value="28.9942521261931">
            <text:p>29</text:p>
          </table:table-cell>
          <table:table-cell table:style-name="ce27" table:formula="of:=[$'punishment yearly'.L116]" office:value-type="float" office:value="17.7188031452156">
            <text:p>17.7</text:p>
          </table:table-cell>
          <table:table-cell table:style-name="ce27" office:value-type="float" office:value="9.6">
            <text:p>9.6</text:p>
          </table:table-cell>
          <table:table-cell table:number-columns-repeated="1017"/>
        </table:table-row>
        <table:table-row table:style-name="ro1">
          <table:table-cell table:style-name="ce4" office:value-type="float" office:value="1924">
            <text:p>1924</text:p>
          </table:table-cell>
          <table:table-cell table:style-name="ce7" table:formula="of:=[$'punishment yearly'.E117]" office:value-type="float" office:value="159.170483770984">
            <text:p>159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17]/[$'punishment yearly'.C117]" office:value-type="float" office:value="155.607224080688">
            <text:p>156</text:p>
          </table:table-cell>
          <table:table-cell table:style-name="ce36" office:value-type="float" office:value="27.7097564119087">
            <text:p>28</text:p>
          </table:table-cell>
          <table:table-cell table:style-name="ce27" table:formula="of:=[$'punishment yearly'.L117]" office:value-type="float" office:value="18.0877611953063">
            <text:p>18.1</text:p>
          </table:table-cell>
          <table:table-cell table:style-name="ce27" office:value-type="float" office:value="10.4">
            <text:p>10.4</text:p>
          </table:table-cell>
          <table:table-cell table:number-columns-repeated="1017"/>
        </table:table-row>
        <table:table-row table:style-name="ro1">
          <table:table-cell table:style-name="ce4" office:value-type="float" office:value="1925">
            <text:p>1925</text:p>
          </table:table-cell>
          <table:table-cell table:style-name="ce7" table:formula="of:=[$'punishment yearly'.E118]" office:value-type="float" office:value="162.352939366101">
            <text:p>162</text:p>
          </table:table-cell>
          <table:table-cell table:style-name="ce4" office:value-type="float" office:value="28">
            <text:p>28</text:p>
          </table:table-cell>
          <table:table-cell table:style-name="ce36" table:formula="of:=100*[$'punishment yearly'.Q118]/[$'punishment yearly'.C118]" office:value-type="float" office:value="158.814965283618">
            <text:p>159</text:p>
          </table:table-cell>
          <table:table-cell table:style-name="ce36" office:value-type="float" office:value="26.9911390779504">
            <text:p>27</text:p>
          </table:table-cell>
          <table:table-cell table:style-name="ce27" table:formula="of:=[$'punishment yearly'.L118]" office:value-type="float" office:value="18.4644020466343">
            <text:p>18.5</text:p>
          </table:table-cell>
          <table:table-cell table:style-name="ce27" office:value-type="float" office:value="10.9">
            <text:p>10.9</text:p>
          </table:table-cell>
          <table:table-cell table:number-columns-repeated="1017"/>
        </table:table-row>
        <table:table-row table:style-name="ro1">
          <table:table-cell table:style-name="ce4" office:value-type="float" office:value="1926">
            <text:p>1926</text:p>
          </table:table-cell>
          <table:table-cell table:style-name="ce7" table:formula="of:=[$'punishment yearly'.E119]" office:value-type="float" office:value="165.873718638715">
            <text:p>166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19]/[$'punishment yearly'.C119]" office:value-type="float" office:value="162.337853156633">
            <text:p>162</text:p>
          </table:table-cell>
          <table:table-cell table:style-name="ce36" office:value-type="float" office:value="27.7649946310784">
            <text:p>28</text:p>
          </table:table-cell>
          <table:table-cell table:style-name="ce27" table:formula="of:=[$'punishment yearly'.L119]" office:value-type="float" office:value="18.8488856779149">
            <text:p>18.8</text:p>
          </table:table-cell>
          <table:table-cell table:style-name="ce27" office:value-type="float" office:value="11.3">
            <text:p>11.3</text:p>
          </table:table-cell>
          <table:table-cell/>
          <table:table-cell>
            <draw:frame table:end-cell-address="'comparison to England &amp; Wales'.I107" table:end-x="6.3102in" table:end-y="0.178in" draw:z-index="2" draw:name="Chart 4" draw:style-name="gr1" draw:text-style-name="P1" svg:width="5.9996in" svg:height="4.5181in" svg:x="0.3106in" svg:y="0.1051in">
              <draw:object draw:notify-on-update-of-ranges="'comparison to England &amp; Wales'.A36:'comparison to England &amp; Wales'.A166 'comparison to England &amp; Wales'.D36:'comparison to England &amp; Wales'.D166 'comparison to England &amp; Wales'.E36:'comparison to England &amp; Wales'.E16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1927">
            <text:p>1927</text:p>
          </table:table-cell>
          <table:table-cell table:style-name="ce7" table:formula="of:=[$'punishment yearly'.E120]" office:value-type="float" office:value="169.391718288335">
            <text:p>169</text:p>
          </table:table-cell>
          <table:table-cell table:style-name="ce4" office:value-type="float" office:value="30">
            <text:p>30</text:p>
          </table:table-cell>
          <table:table-cell table:style-name="ce36" table:formula="of:=100*[$'punishment yearly'.Q120]/[$'punishment yearly'.C120]" office:value-type="float" office:value="165.874265438333">
            <text:p>166</text:p>
          </table:table-cell>
          <table:table-cell table:style-name="ce36" office:value-type="float" office:value="28.4554294150588">
            <text:p>28</text:p>
          </table:table-cell>
          <table:table-cell table:style-name="ce27" table:formula="of:=[$'punishment yearly'.L120]" office:value-type="float" office:value="19.2413753990948">
            <text:p>19.2</text:p>
          </table:table-cell>
          <table:table-cell table:style-name="ce27" office:value-type="float" office:value="11.9">
            <text:p>11.9</text:p>
          </table:table-cell>
          <table:table-cell table:number-columns-repeated="1017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7" table:formula="of:=[$'punishment yearly'.E121]" office:value-type="float" office:value="173.252393982234">
            <text:p>173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21]/[$'punishment yearly'.C121]" office:value-type="float" office:value="169.753900093811">
            <text:p>170</text:p>
          </table:table-cell>
          <table:table-cell table:style-name="ce36" office:value-type="float" office:value="28.1361598662716">
            <text:p>28</text:p>
          </table:table-cell>
          <table:table-cell table:style-name="ce27" table:formula="of:=[$'punishment yearly'.L121]" office:value-type="float" office:value="19.6420379207184">
            <text:p>19.6</text:p>
          </table:table-cell>
          <table:table-cell table:style-name="ce27" office:value-type="float" office:value="12.5">
            <text:p>12.5</text:p>
          </table:table-cell>
          <table:table-cell table:number-columns-repeated="1017"/>
        </table:table-row>
        <table:table-row table:style-name="ro1">
          <table:table-cell table:style-name="ce4" office:value-type="float" office:value="1929">
            <text:p>1929</text:p>
          </table:table-cell>
          <table:table-cell table:style-name="ce7" table:formula="of:=[$'punishment yearly'.E122]" office:value-type="float" office:value="177.540665253289">
            <text:p>178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22]/[$'punishment yearly'.C122]" office:value-type="float" office:value="174.061890215718">
            <text:p>174</text:p>
          </table:table-cell>
          <table:table-cell table:style-name="ce36" office:value-type="float" office:value="27.4267676767677">
            <text:p>27</text:p>
          </table:table-cell>
          <table:table-cell table:style-name="ce27" table:formula="of:=[$'punishment yearly'.L122]" office:value-type="float" office:value="20.0510434247382">
            <text:p>20.1</text:p>
          </table:table-cell>
          <table:table-cell table:style-name="ce27" office:value-type="float" office:value="13.1">
            <text:p>13.1</text:p>
          </table:table-cell>
          <table:table-cell table:number-columns-repeated="1017"/>
        </table:table-row>
        <table:table-row table:style-name="ro1">
          <table:table-cell table:style-name="ce4" office:value-type="float" office:value="1930">
            <text:p>1930</text:p>
          </table:table-cell>
          <table:table-cell table:style-name="ce7" table:formula="of:=[$'punishment yearly'.E123]" office:value-type="float" office:value="181.855833642694">
            <text:p>182</text:p>
          </table:table-cell>
          <table:table-cell table:style-name="ce4" office:value-type="float" office:value="30">
            <text:p>30</text:p>
          </table:table-cell>
          <table:table-cell table:style-name="ce36" table:formula="of:=100*[$'punishment yearly'.Q123]/[$'punishment yearly'.C123]" office:value-type="float" office:value="178.42627328617">
            <text:p>178</text:p>
          </table:table-cell>
          <table:table-cell table:style-name="ce36" office:value-type="float" office:value="28.5068214366473">
            <text:p>29</text:p>
          </table:table-cell>
          <table:table-cell table:style-name="ce27" table:formula="of:=[$'punishment yearly'.L123]" office:value-type="float" office:value="20.4685656367999">
            <text:p>20.5</text:p>
          </table:table-cell>
          <table:table-cell table:style-name="ce27" office:value-type="float" office:value="13.5">
            <text:p>13.5</text:p>
          </table:table-cell>
          <table:table-cell table:number-columns-repeated="1017"/>
        </table:table-row>
        <table:table-row table:style-name="ro1">
          <table:table-cell table:style-name="ce4" office:value-type="float" office:value="1931">
            <text:p>1931</text:p>
          </table:table-cell>
          <table:table-cell table:style-name="ce7" table:formula="of:=[$'punishment yearly'.E124]" office:value-type="float" office:value="186.872783619966">
            <text:p>187</text:p>
          </table:table-cell>
          <table:table-cell table:style-name="ce4" office:value-type="float" office:value="30">
            <text:p>30</text:p>
          </table:table-cell>
          <table:table-cell table:style-name="ce36" table:formula="of:=100*[$'punishment yearly'.Q124]/[$'punishment yearly'.C124]" office:value-type="float" office:value="183.435989037573">
            <text:p>183</text:p>
          </table:table-cell>
          <table:table-cell table:style-name="ce36" office:value-type="float" office:value="29.1987596278884">
            <text:p>29</text:p>
          </table:table-cell>
          <table:table-cell table:style-name="ce27" table:formula="of:=[$'punishment yearly'.L124]" office:value-type="float" office:value="20.8947819000325">
            <text:p>20.9</text:p>
          </table:table-cell>
          <table:table-cell table:style-name="ce27" office:value-type="float" office:value="14">
            <text:p>14.0</text:p>
          </table:table-cell>
          <table:table-cell table:number-columns-repeated="1017"/>
        </table:table-row>
        <table:table-row table:style-name="ro1">
          <table:table-cell table:style-name="ce4" office:value-type="float" office:value="1932">
            <text:p>1932</text:p>
          </table:table-cell>
          <table:table-cell table:style-name="ce7" table:formula="of:=[$'punishment yearly'.E125]" office:value-type="float" office:value="192.300694196629">
            <text:p>192</text:p>
          </table:table-cell>
          <table:table-cell table:style-name="ce4" office:value-type="float" office:value="33">
            <text:p>33</text:p>
          </table:table-cell>
          <table:table-cell table:style-name="ce36" table:formula="of:=100*[$'punishment yearly'.Q125]/[$'punishment yearly'.C125]" office:value-type="float" office:value="188.847474074873">
            <text:p>189</text:p>
          </table:table-cell>
          <table:table-cell table:style-name="ce36" office:value-type="float" office:value="31.8474664809333">
            <text:p>32</text:p>
          </table:table-cell>
          <table:table-cell table:style-name="ce27" table:formula="of:=[$'punishment yearly'.L125]" office:value-type="float" office:value="21.3298732503751">
            <text:p>21.3</text:p>
          </table:table-cell>
          <table:table-cell table:style-name="ce27" office:value-type="float" office:value="14.6">
            <text:p>14.6</text:p>
          </table:table-cell>
          <table:table-cell table:number-columns-repeated="1017"/>
        </table:table-row>
        <table:table-row table:style-name="ro1">
          <table:table-cell table:style-name="ce4" office:value-type="float" office:value="1933">
            <text:p>1933</text:p>
          </table:table-cell>
          <table:table-cell table:style-name="ce7" table:formula="of:=[$'punishment yearly'.E126]" office:value-type="float" office:value="197.975776802674">
            <text:p>198</text:p>
          </table:table-cell>
          <table:table-cell table:style-name="ce4" office:value-type="float" office:value="33">
            <text:p>33</text:p>
          </table:table-cell>
          <table:table-cell table:style-name="ce36" table:formula="of:=100*[$'punishment yearly'.Q126]/[$'punishment yearly'.C126]" office:value-type="float" office:value="194.524562825815">
            <text:p>195</text:p>
          </table:table-cell>
          <table:table-cell table:style-name="ce36" office:value-type="float" office:value="32.183395291202">
            <text:p>32</text:p>
          </table:table-cell>
          <table:table-cell table:style-name="ce27" table:formula="of:=[$'punishment yearly'.L126]" office:value-type="float" office:value="21.7740244934723">
            <text:p>21.8</text:p>
          </table:table-cell>
          <table:table-cell table:style-name="ce27" office:value-type="float" office:value="15.1">
            <text:p>15.1</text:p>
          </table:table-cell>
          <table:table-cell table:number-columns-repeated="1017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7" table:formula="of:=[$'punishment yearly'.E127]" office:value-type="float" office:value="201.090066312449">
            <text:p>201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27]/[$'punishment yearly'.C127]" office:value-type="float" office:value="197.598050549713">
            <text:p>198</text:p>
          </table:table-cell>
          <table:table-cell table:style-name="ce36" office:value-type="float" office:value="30.2419255195591">
            <text:p>30</text:p>
          </table:table-cell>
          <table:table-cell table:style-name="ce27" table:formula="of:=[$'punishment yearly'.L127]" office:value-type="float" office:value="21.3346461769142">
            <text:p>21.3</text:p>
          </table:table-cell>
          <table:table-cell table:style-name="ce27" office:value-type="float" office:value="15.1">
            <text:p>15.1</text:p>
          </table:table-cell>
          <table:table-cell table:number-columns-repeated="1017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7" table:formula="of:=[$'punishment yearly'.E128]" office:value-type="float" office:value="204.101675598667">
            <text:p>204</text:p>
          </table:table-cell>
          <table:table-cell table:style-name="ce4" office:value-type="float" office:value="29">
            <text:p>29</text:p>
          </table:table-cell>
          <table:table-cell table:style-name="ce36" table:formula="of:=100*[$'punishment yearly'.Q128]/[$'punishment yearly'.C128]" office:value-type="float" office:value="200.603836698863">
            <text:p>201</text:p>
          </table:table-cell>
          <table:table-cell table:style-name="ce36" office:value-type="float" office:value="27.8164595891254">
            <text:p>28</text:p>
          </table:table-cell>
          <table:table-cell table:style-name="ce27" table:formula="of:=[$'punishment yearly'.L128]" office:value-type="float" office:value="20.9041340809814">
            <text:p>20.9</text:p>
          </table:table-cell>
          <table:table-cell table:style-name="ce27" office:value-type="float" office:value="15">
            <text:p>15.0</text:p>
          </table:table-cell>
          <table:table-cell table:number-columns-repeated="1017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7" table:formula="of:=[$'punishment yearly'.E129]" office:value-type="float" office:value="207.335665372148">
            <text:p>207</text:p>
          </table:table-cell>
          <table:table-cell table:style-name="ce4" office:value-type="float" office:value="27">
            <text:p>27</text:p>
          </table:table-cell>
          <table:table-cell table:style-name="ce36" table:formula="of:=100*[$'punishment yearly'.Q129]/[$'punishment yearly'.C129]" office:value-type="float" office:value="203.784791905693">
            <text:p>204</text:p>
          </table:table-cell>
          <table:table-cell table:style-name="ce36" office:value-type="float" office:value="25.9874139915277">
            <text:p>26</text:p>
          </table:table-cell>
          <table:table-cell table:style-name="ce27" table:formula="of:=[$'punishment yearly'.L129]" office:value-type="float" office:value="20.4823092940956">
            <text:p>20.5</text:p>
          </table:table-cell>
          <table:table-cell table:style-name="ce27" office:value-type="float" office:value="14.8">
            <text:p>14.8</text:p>
          </table:table-cell>
          <table:table-cell table:number-columns-repeated="1017"/>
        </table:table-row>
        <table:table-row table:style-name="ro1">
          <table:table-cell table:style-name="ce4" office:value-type="float" office:value="1937">
            <text:p>1937</text:p>
          </table:table-cell>
          <table:table-cell table:style-name="ce7" table:formula="of:=[$'punishment yearly'.E130]" office:value-type="float" office:value="210.672764282535">
            <text:p>211</text:p>
          </table:table-cell>
          <table:table-cell table:style-name="ce4" office:value-type="float" office:value="27">
            <text:p>27</text:p>
          </table:table-cell>
          <table:table-cell table:style-name="ce36" table:formula="of:=100*[$'punishment yearly'.Q130]/[$'punishment yearly'.C130]" office:value-type="float" office:value="207.077965136407">
            <text:p>207</text:p>
          </table:table-cell>
          <table:table-cell table:style-name="ce36" office:value-type="float" office:value="25.7415125149277">
            <text:p>26</text:p>
          </table:table-cell>
          <table:table-cell table:style-name="ce27" table:formula="of:=[$'punishment yearly'.L130]" office:value-type="float" office:value="20.068996514937">
            <text:p>20.1</text:p>
          </table:table-cell>
          <table:table-cell table:style-name="ce27" office:value-type="float" office:value="14.8">
            <text:p>14.8</text:p>
          </table:table-cell>
          <table:table-cell table:number-columns-repeated="1017"/>
        </table:table-row>
        <table:table-row table:style-name="ro1">
          <table:table-cell table:style-name="ce4" office:value-type="float" office:value="1938">
            <text:p>1938</text:p>
          </table:table-cell>
          <table:table-cell table:style-name="ce7" table:formula="of:=[$'punishment yearly'.E131]" office:value-type="float" office:value="213.635717593522">
            <text:p>214</text:p>
          </table:table-cell>
          <table:table-cell table:style-name="ce4" office:value-type="float" office:value="28">
            <text:p>28</text:p>
          </table:table-cell>
          <table:table-cell table:style-name="ce36" table:formula="of:=100*[$'punishment yearly'.Q131]/[$'punishment yearly'.C131]" office:value-type="float" office:value="210.066297219942">
            <text:p>210</text:p>
          </table:table-cell>
          <table:table-cell table:style-name="ce36" office:value-type="float" office:value="26.8979740385782">
            <text:p>27</text:p>
          </table:table-cell>
          <table:table-cell table:style-name="ce27" table:formula="of:=[$'punishment yearly'.L131]" office:value-type="float" office:value="19.664023979594">
            <text:p>19.7</text:p>
          </table:table-cell>
          <table:table-cell table:style-name="ce27" office:value-type="float" office:value="14.8">
            <text:p>14.8</text:p>
          </table:table-cell>
          <table:table-cell table:number-columns-repeated="1017"/>
        </table:table-row>
        <table:table-row table:style-name="ro1">
          <table:table-cell table:style-name="ce4" office:value-type="float" office:value="1939">
            <text:p>1939</text:p>
          </table:table-cell>
          <table:table-cell table:style-name="ce7" table:formula="of:=[$'punishment yearly'.E132]" office:value-type="float" office:value="216.609882123532">
            <text:p>217</text:p>
          </table:table-cell>
          <table:table-cell table:style-name="ce4" office:value-type="float" office:value="26">
            <text:p>26</text:p>
          </table:table-cell>
          <table:table-cell table:style-name="ce36" table:formula="of:=100*[$'punishment yearly'.Q132]/[$'punishment yearly'.C132]" office:value-type="float" office:value="213.024918798348">
            <text:p>213</text:p>
          </table:table-cell>
          <table:table-cell table:style-name="ce36" office:value-type="float" office:value="24.9059334298119">
            <text:p>25</text:p>
          </table:table-cell>
          <table:table-cell table:style-name="ce27" table:formula="of:=[$'punishment yearly'.L132]" office:value-type="float" office:value="19.2672233901805">
            <text:p>19.3</text:p>
          </table:table-cell>
          <table:table-cell table:style-name="ce27" office:value-type="float" office:value="12.4">
            <text:p>12.4</text:p>
          </table:table-cell>
          <table:table-cell table:number-columns-repeated="1017"/>
        </table:table-row>
        <table:table-row table:style-name="ro1">
          <table:table-cell table:style-name="ce4" office:value-type="float" office:value="1940">
            <text:p>1940</text:p>
          </table:table-cell>
          <table:table-cell table:style-name="ce7" table:formula="of:=[$'punishment yearly'.E133]" office:value-type="float" office:value="218.754718730036">
            <text:p>219</text:p>
          </table:table-cell>
          <table:table-cell table:style-name="ce4" office:value-type="float" office:value="23">
            <text:p>23</text:p>
          </table:table-cell>
          <table:table-cell table:style-name="ce36" table:formula="of:=100*[$'punishment yearly'.Q133]/[$'punishment yearly'.C133]" office:value-type="float" office:value="215.19205311025">
            <text:p>215</text:p>
          </table:table-cell>
          <table:table-cell table:style-name="ce36" office:value-type="float" office:value="22.3997897854856">
            <text:p>22</text:p>
          </table:table-cell>
          <table:table-cell table:style-name="ce27" table:formula="of:=[$'punishment yearly'.L133]" office:value-type="float" office:value="18.8784298448961">
            <text:p>18.9</text:p>
          </table:table-cell>
          <table:table-cell table:style-name="ce27" office:value-type="float" office:value="10.8">
            <text:p>10.8</text:p>
          </table:table-cell>
          <table:table-cell table:number-columns-repeated="1017"/>
        </table:table-row>
        <table:table-row table:style-name="ro1">
          <table:table-cell table:style-name="ce4" office:value-type="float" office:value="1941">
            <text:p>1941</text:p>
          </table:table-cell>
          <table:table-cell table:style-name="ce7" table:formula="of:=[$'punishment yearly'.E134]" office:value-type="float" office:value="215.159960380821">
            <text:p>215</text:p>
          </table:table-cell>
          <table:table-cell table:style-name="ce4" office:value-type="float" office:value="26">
            <text:p>26</text:p>
          </table:table-cell>
          <table:table-cell table:style-name="ce36" table:formula="of:=100*[$'punishment yearly'.Q134]/[$'punishment yearly'.C134]" office:value-type="float" office:value="211.656530266135">
            <text:p>212</text:p>
          </table:table-cell>
          <table:table-cell table:style-name="ce36" office:value-type="float" office:value="25.4742742167289">
            <text:p>25</text:p>
          </table:table-cell>
          <table:table-cell table:style-name="ce27" table:formula="of:=[$'punishment yearly'.L134]" office:value-type="float" office:value="18.9258833432508">
            <text:p>18.9</text:p>
          </table:table-cell>
          <table:table-cell table:style-name="ce27" office:value-type="float" office:value="9.5">
            <text:p>9.5</text:p>
          </table:table-cell>
          <table:table-cell table:number-columns-repeated="1017"/>
        </table:table-row>
        <table:table-row table:style-name="ro1">
          <table:table-cell table:style-name="ce4" office:value-type="float" office:value="1942">
            <text:p>1942</text:p>
          </table:table-cell>
          <table:table-cell table:style-name="ce7" table:formula="of:=[$'punishment yearly'.E135]" office:value-type="float" office:value="212.078872720916">
            <text:p>212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35]/[$'punishment yearly'.C135]" office:value-type="float" office:value="208.604571555388">
            <text:p>209</text:p>
          </table:table-cell>
          <table:table-cell table:style-name="ce36" office:value-type="float" office:value="29.5963911497243">
            <text:p>30</text:p>
          </table:table-cell>
          <table:table-cell table:style-name="ce27" table:formula="of:=[$'punishment yearly'.L135]" office:value-type="float" office:value="18.9734561224209">
            <text:p>19.0</text:p>
          </table:table-cell>
          <table:table-cell table:style-name="ce27" office:value-type="float" office:value="9.2">
            <text:p>9.2</text:p>
          </table:table-cell>
          <table:table-cell table:number-columns-repeated="1017"/>
        </table:table-row>
        <table:table-row table:style-name="ro1">
          <table:table-cell table:style-name="ce4" office:value-type="float" office:value="1943">
            <text:p>1943</text:p>
          </table:table-cell>
          <table:table-cell table:style-name="ce7" table:formula="of:=[$'punishment yearly'.E136]" office:value-type="float" office:value="209.786291429351">
            <text:p>210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36]/[$'punishment yearly'.C136]" office:value-type="float" office:value="206.303866388458">
            <text:p>206</text:p>
          </table:table-cell>
          <table:table-cell table:style-name="ce36" office:value-type="float" office:value="30.2657422087603">
            <text:p>30</text:p>
          </table:table-cell>
          <table:table-cell table:style-name="ce27" table:formula="of:=[$'punishment yearly'.L136]" office:value-type="float" office:value="19.021148482235">
            <text:p>19.0</text:p>
          </table:table-cell>
          <table:table-cell table:style-name="ce27" office:value-type="float" office:value="8.5">
            <text:p>8.5</text:p>
          </table:table-cell>
          <table:table-cell table:number-columns-repeated="1017"/>
        </table:table-row>
        <table:table-row table:style-name="ro1">
          <table:table-cell table:style-name="ce4" office:value-type="float" office:value="1944">
            <text:p>1944</text:p>
          </table:table-cell>
          <table:table-cell table:style-name="ce7" table:formula="of:=[$'punishment yearly'.E137]" office:value-type="float" office:value="210.120819461316">
            <text:p>210</text:p>
          </table:table-cell>
          <table:table-cell table:style-name="ce4" office:value-type="float" office:value="31">
            <text:p>31</text:p>
          </table:table-cell>
          <table:table-cell table:style-name="ce36" table:formula="of:=100*[$'punishment yearly'.Q137]/[$'punishment yearly'.C137]" office:value-type="float" office:value="206.593955405759">
            <text:p>207</text:p>
          </table:table-cell>
          <table:table-cell table:style-name="ce36" office:value-type="float" office:value="30.4247449881034">
            <text:p>30</text:p>
          </table:table-cell>
          <table:table-cell table:style-name="ce27" table:formula="of:=[$'punishment yearly'.L137]" office:value-type="float" office:value="19.0689607232753">
            <text:p>19.1</text:p>
          </table:table-cell>
          <table:table-cell table:style-name="ce27" office:value-type="float" office:value="8.3">
            <text:p>8.3</text:p>
          </table:table-cell>
          <table:table-cell table:number-columns-repeated="1017"/>
        </table:table-row>
        <table:table-row table:style-name="ro1">
          <table:table-cell table:style-name="ce4" office:value-type="float" office:value="1945">
            <text:p>1945</text:p>
          </table:table-cell>
          <table:table-cell table:style-name="ce7" table:formula="of:=[$'punishment yearly'.E138]" office:value-type="float" office:value="209.323778628277">
            <text:p>209</text:p>
          </table:table-cell>
          <table:table-cell table:style-name="ce4" office:value-type="float" office:value="35">
            <text:p>35</text:p>
          </table:table-cell>
          <table:table-cell table:style-name="ce36" table:formula="of:=100*[$'punishment yearly'.Q138]/[$'punishment yearly'.C138]" office:value-type="float" office:value="205.798440258746">
            <text:p>206</text:p>
          </table:table-cell>
          <table:table-cell table:style-name="ce36" office:value-type="float" office:value="34.4966694811896">
            <text:p>34</text:p>
          </table:table-cell>
          <table:table-cell table:style-name="ce27" table:formula="of:=[$'punishment yearly'.L138]" office:value-type="float" office:value="19.1168931468795">
            <text:p>19.1</text:p>
          </table:table-cell>
          <table:table-cell table:style-name="ce27" office:value-type="float" office:value="9.2">
            <text:p>9.2</text:p>
          </table:table-cell>
          <table:table-cell table:number-columns-repeated="1017"/>
        </table:table-row>
        <table:table-row table:style-name="ro1">
          <table:table-cell table:style-name="ce4" office:value-type="float" office:value="1946">
            <text:p>1946</text:p>
          </table:table-cell>
          <table:table-cell table:style-name="ce7" table:formula="of:=[$'punishment yearly'.E139]" office:value-type="float" office:value="197.082321377812">
            <text:p>197</text:p>
          </table:table-cell>
          <table:table-cell table:style-name="ce4" office:value-type="float" office:value="38">
            <text:p>38</text:p>
          </table:table-cell>
          <table:table-cell table:style-name="ce36" table:formula="of:=100*[$'punishment yearly'.Q139]/[$'punishment yearly'.C139]" office:value-type="float" office:value="193.740126703146">
            <text:p>194</text:p>
          </table:table-cell>
          <table:table-cell table:style-name="ce36" office:value-type="float" office:value="36.9765807962529">
            <text:p>37</text:p>
          </table:table-cell>
          <table:table-cell table:style-name="ce27" table:formula="of:=[$'punishment yearly'.L139]" office:value-type="float" office:value="19.1649460551428">
            <text:p>19.2</text:p>
          </table:table-cell>
          <table:table-cell table:style-name="ce27" office:value-type="float" office:value="11.4">
            <text:p>11.4</text:p>
          </table:table-cell>
          <table:table-cell table:number-columns-repeated="1017"/>
        </table:table-row>
        <table:table-row table:style-name="ro1">
          <table:table-cell table:style-name="ce4" office:value-type="float" office:value="1947">
            <text:p>1947</text:p>
          </table:table-cell>
          <table:table-cell table:style-name="ce7" table:formula="of:=[$'punishment yearly'.E140]" office:value-type="float" office:value="191.046557617649">
            <text:p>191</text:p>
          </table:table-cell>
          <table:table-cell table:style-name="ce4" office:value-type="float" office:value="41">
            <text:p>41</text:p>
          </table:table-cell>
          <table:table-cell table:style-name="ce36" table:formula="of:=100*[$'punishment yearly'.Q140]/[$'punishment yearly'.C140]" office:value-type="float" office:value="187.767197804208">
            <text:p>188</text:p>
          </table:table-cell>
          <table:table-cell table:style-name="ce36" office:value-type="float" office:value="39.6445993031359">
            <text:p>40</text:p>
          </table:table-cell>
          <table:table-cell table:style-name="ce27" table:formula="of:=[$'punishment yearly'.L140]" office:value-type="float" office:value="19.2131197509198">
            <text:p>19.2</text:p>
          </table:table-cell>
          <table:table-cell table:style-name="ce27" office:value-type="float" office:value="14.2">
            <text:p>14.2</text:p>
          </table:table-cell>
          <table:table-cell table:number-columns-repeated="1017"/>
        </table:table-row>
        <table:table-row table:style-name="ro1">
          <table:table-cell table:style-name="ce4" office:value-type="float" office:value="1948">
            <text:p>1948</text:p>
          </table:table-cell>
          <table:table-cell table:style-name="ce7" table:formula="of:=[$'punishment yearly'.E141]" office:value-type="float" office:value="186.228519812201">
            <text:p>186</text:p>
          </table:table-cell>
          <table:table-cell table:style-name="ce4" office:value-type="float" office:value="46">
            <text:p>46</text:p>
          </table:table-cell>
          <table:table-cell table:style-name="ce36" table:formula="of:=100*[$'punishment yearly'.Q141]/[$'punishment yearly'.C141]" office:value-type="float" office:value="183.010364015841">
            <text:p>183</text:p>
          </table:table-cell>
          <table:table-cell table:style-name="ce36" office:value-type="float" office:value="45.4346926578088">
            <text:p>45</text:p>
          </table:table-cell>
          <table:table-cell table:style-name="ce27" table:formula="of:=[$'punishment yearly'.L141]" office:value-type="float" office:value="19.2614145378263">
            <text:p>19.3</text:p>
          </table:table-cell>
          <table:table-cell table:style-name="ce27" office:value-type="float" office:value="16.1">
            <text:p>16.1</text:p>
          </table:table-cell>
          <table:table-cell table:number-columns-repeated="1017"/>
        </table:table-row>
        <table:table-row table:style-name="ro1">
          <table:table-cell table:style-name="ce4" office:value-type="float" office:value="1949">
            <text:p>1949</text:p>
          </table:table-cell>
          <table:table-cell table:style-name="ce7" table:formula="of:=[$'punishment yearly'.E142]" office:value-type="float" office:value="181.670690347452">
            <text:p>182</text:p>
          </table:table-cell>
          <table:table-cell table:style-name="ce4" office:value-type="float" office:value="46">
            <text:p>46</text:p>
          </table:table-cell>
          <table:table-cell table:style-name="ce36" table:formula="of:=100*[$'punishment yearly'.Q142]/[$'punishment yearly'.C142]" office:value-type="float" office:value="178.519401701468">
            <text:p>179</text:p>
          </table:table-cell>
          <table:table-cell table:style-name="ce36" office:value-type="float" office:value="45.4013931711773">
            <text:p>45</text:p>
          </table:table-cell>
          <table:table-cell table:style-name="ce27" table:formula="of:=[$'punishment yearly'.L142]" office:value-type="float" office:value="19.3098307202413">
            <text:p>19.3</text:p>
          </table:table-cell>
          <table:table-cell table:style-name="ce27" office:value-type="float" office:value="17">
            <text:p>17.0</text:p>
          </table:table-cell>
          <table:table-cell table:number-columns-repeated="1017"/>
        </table:table-row>
        <table:table-row table:style-name="ro1">
          <table:table-cell table:style-name="ce4" office:value-type="float" office:value="1950">
            <text:p>1950</text:p>
          </table:table-cell>
          <table:table-cell table:style-name="ce7" table:formula="of:=[$'punishment yearly'.E143]" office:value-type="float" office:value="177.313851502621">
            <text:p>177</text:p>
          </table:table-cell>
          <table:table-cell table:style-name="ce4" office:value-type="float" office:value="47">
            <text:p>47</text:p>
          </table:table-cell>
          <table:table-cell table:style-name="ce36" table:formula="of:=100*[$'punishment yearly'.Q143]/[$'punishment yearly'.C143]" office:value-type="float" office:value="174.201938525562">
            <text:p>174</text:p>
          </table:table-cell>
          <table:table-cell table:style-name="ce36" office:value-type="float" office:value="46.5106769650159">
            <text:p>47</text:p>
          </table:table-cell>
          <table:table-cell table:style-name="ce27" table:formula="of:=[$'punishment yearly'.L143]" office:value-type="float" office:value="19.358368603309">
            <text:p>19.4</text:p>
          </table:table-cell>
          <table:table-cell table:style-name="ce27" office:value-type="float" office:value="17.9">
            <text:p>17.9</text:p>
          </table:table-cell>
          <table:table-cell table:number-columns-repeated="1017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7" table:formula="of:=[$'punishment yearly'.E144]" office:value-type="float" office:value="179.68843181097">
            <text:p>180</text:p>
          </table:table-cell>
          <table:table-cell table:style-name="ce4" office:value-type="float" office:value="51">
            <text:p>51</text:p>
          </table:table-cell>
          <table:table-cell table:style-name="ce36" table:formula="of:=100*[$'punishment yearly'.Q144]/[$'punishment yearly'.C144]" office:value-type="float" office:value="176.650414380361">
            <text:p>177</text:p>
          </table:table-cell>
          <table:table-cell table:style-name="ce36" office:value-type="float" office:value="49.7090037658336">
            <text:p>50</text:p>
          </table:table-cell>
          <table:table-cell table:style-name="ce27" table:formula="of:=[$'punishment yearly'.L144]" office:value-type="float" office:value="19.4571350299443">
            <text:p>19.5</text:p>
          </table:table-cell>
          <table:table-cell table:style-name="ce27" office:value-type="float" office:value="18.9">
            <text:p>18.9</text:p>
          </table:table-cell>
          <table:table-cell table:number-columns-repeated="1017"/>
        </table:table-row>
        <table:table-row table:style-name="ro1">
          <table:table-cell table:style-name="ce4" office:value-type="float" office:value="1952">
            <text:p>1952</text:p>
          </table:table-cell>
          <table:table-cell table:style-name="ce7" table:formula="of:=[$'punishment yearly'.E145]" office:value-type="float" office:value="181.815025636889">
            <text:p>182</text:p>
          </table:table-cell>
          <table:table-cell table:style-name="ce4" office:value-type="float" office:value="55">
            <text:p>55</text:p>
          </table:table-cell>
          <table:table-cell table:style-name="ce36" table:formula="of:=100*[$'punishment yearly'.Q145]/[$'punishment yearly'.C145]" office:value-type="float" office:value="178.827040241123">
            <text:p>179</text:p>
          </table:table-cell>
          <table:table-cell table:style-name="ce36" office:value-type="float" office:value="53.8732794903879">
            <text:p>54</text:p>
          </table:table-cell>
          <table:table-cell table:style-name="ce27" table:formula="of:=[$'punishment yearly'.L145]" office:value-type="float" office:value="19.5564053630416">
            <text:p>19.6</text:p>
          </table:table-cell>
          <table:table-cell table:style-name="ce27" office:value-type="float" office:value="19.7">
            <text:p>19.7</text:p>
          </table:table-cell>
          <table:table-cell table:number-columns-repeated="1017"/>
        </table:table-row>
        <table:table-row table:style-name="ro1">
          <table:table-cell table:style-name="ce4" office:value-type="float" office:value="1953">
            <text:p>1953</text:p>
          </table:table-cell>
          <table:table-cell table:style-name="ce7" table:formula="of:=[$'punishment yearly'.E146]" office:value-type="float" office:value="183.842910879139">
            <text:p>184</text:p>
          </table:table-cell>
          <table:table-cell table:style-name="ce4" office:value-type="float" office:value="55">
            <text:p>55</text:p>
          </table:table-cell>
          <table:table-cell table:style-name="ce36" table:formula="of:=100*[$'punishment yearly'.Q146]/[$'punishment yearly'.C146]" office:value-type="float" office:value="180.900587217246">
            <text:p>181</text:p>
          </table:table-cell>
          <table:table-cell table:style-name="ce36" office:value-type="float" office:value="53.5264911922737">
            <text:p>54</text:p>
          </table:table-cell>
          <table:table-cell table:style-name="ce27" table:formula="of:=[$'punishment yearly'.L146]" office:value-type="float" office:value="19.6561821735322">
            <text:p>19.7</text:p>
          </table:table-cell>
          <table:table-cell table:style-name="ce27" office:value-type="float" office:value="19.9">
            <text:p>19.9</text:p>
          </table:table-cell>
          <table:table-cell table:number-columns-repeated="1017"/>
        </table:table-row>
        <table:table-row table:style-name="ro1">
          <table:table-cell table:style-name="ce4" office:value-type="float" office:value="1954">
            <text:p>1954</text:p>
          </table:table-cell>
          <table:table-cell table:style-name="ce7" table:formula="of:=[$'punishment yearly'.E147]" office:value-type="float" office:value="185.506315473288">
            <text:p>186</text:p>
          </table:table-cell>
          <table:table-cell table:style-name="ce4" office:value-type="float" office:value="52">
            <text:p>52</text:p>
          </table:table-cell>
          <table:table-cell table:style-name="ce36" table:formula="of:=100*[$'punishment yearly'.Q147]/[$'punishment yearly'.C147]" office:value-type="float" office:value="182.633270576942">
            <text:p>183</text:p>
          </table:table-cell>
          <table:table-cell table:style-name="ce36" office:value-type="float" office:value="50.6414599990965">
            <text:p>51</text:p>
          </table:table-cell>
          <table:table-cell table:style-name="ce27" table:formula="of:=[$'punishment yearly'.L147]" office:value-type="float" office:value="19.7564680454647">
            <text:p>19.8</text:p>
          </table:table-cell>
          <table:table-cell table:style-name="ce27" office:value-type="float" office:value="20">
            <text:p>20.0</text:p>
          </table:table-cell>
          <table:table-cell table:number-columns-repeated="1017"/>
        </table:table-row>
        <table:table-row table:style-name="ro1">
          <table:table-cell table:style-name="ce4" office:value-type="float" office:value="1955">
            <text:p>1955</text:p>
          </table:table-cell>
          <table:table-cell table:style-name="ce7" table:formula="of:=[$'punishment yearly'.E148]" office:value-type="float" office:value="186.985063445136">
            <text:p>187</text:p>
          </table:table-cell>
          <table:table-cell table:style-name="ce4" office:value-type="float" office:value="49">
            <text:p>49</text:p>
          </table:table-cell>
          <table:table-cell table:style-name="ce36" table:formula="of:=100*[$'punishment yearly'.Q148]/[$'punishment yearly'.C148]" office:value-type="float" office:value="184.155943501355">
            <text:p>184</text:p>
          </table:table-cell>
          <table:table-cell table:style-name="ce36" office:value-type="float" office:value="47.5551855268783">
            <text:p>48</text:p>
          </table:table-cell>
          <table:table-cell table:style-name="ce27" table:formula="of:=[$'punishment yearly'.L148]" office:value-type="float" office:value="19.8572655760713">
            <text:p>19.9</text:p>
          </table:table-cell>
          <table:table-cell table:style-name="ce27" office:value-type="float" office:value="21">
            <text:p>21.0</text:p>
          </table:table-cell>
          <table:table-cell table:number-columns-repeated="1017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7" table:formula="of:=[$'punishment yearly'.E149]" office:value-type="float" office:value="188.708765287266">
            <text:p>189</text:p>
          </table:table-cell>
          <table:table-cell table:style-name="ce4" office:value-type="float" office:value="48">
            <text:p>48</text:p>
          </table:table-cell>
          <table:table-cell table:style-name="ce36" table:formula="of:=100*[$'punishment yearly'.Q149]/[$'punishment yearly'.C149]" office:value-type="float" office:value="185.944141994705">
            <text:p>186</text:p>
          </table:table-cell>
          <table:table-cell table:style-name="ce36" office:value-type="float" office:value="46.5824881903866">
            <text:p>47</text:p>
          </table:table-cell>
          <table:table-cell table:style-name="ce27" table:formula="of:=[$'punishment yearly'.L149]" office:value-type="float" office:value="19.9585773758354">
            <text:p>20.0</text:p>
          </table:table-cell>
          <table:table-cell table:style-name="ce27" office:value-type="float" office:value="22.9">
            <text:p>22.9</text:p>
          </table:table-cell>
          <table:table-cell table:number-columns-repeated="1017"/>
        </table:table-row>
        <table:table-row table:style-name="ro1">
          <table:table-cell table:style-name="ce4" office:value-type="float" office:value="1957">
            <text:p>1957</text:p>
          </table:table-cell>
          <table:table-cell table:style-name="ce7" table:formula="of:=[$'punishment yearly'.E150]" office:value-type="float" office:value="190.393506280087">
            <text:p>190</text:p>
          </table:table-cell>
          <table:table-cell table:style-name="ce4" office:value-type="float" office:value="51">
            <text:p>51</text:p>
          </table:table-cell>
          <table:table-cell table:style-name="ce36" table:formula="of:=100*[$'punishment yearly'.Q150]/[$'punishment yearly'.C150]" office:value-type="float" office:value="187.722742729117">
            <text:p>188</text:p>
          </table:table-cell>
          <table:table-cell table:style-name="ce36" office:value-type="float" office:value="50.3306834123856">
            <text:p>50</text:p>
          </table:table-cell>
          <table:table-cell table:style-name="ce27" table:formula="of:=[$'punishment yearly'.L150]" office:value-type="float" office:value="20.060406068559">
            <text:p>20.1</text:p>
          </table:table-cell>
          <table:table-cell table:style-name="ce27" office:value-type="float" office:value="25">
            <text:p>25.0</text:p>
          </table:table-cell>
          <table:table-cell table:number-columns-repeated="1017"/>
        </table:table-row>
        <table:table-row table:style-name="ro1">
          <table:table-cell table:style-name="ce4" office:value-type="float" office:value="1958">
            <text:p>1958</text:p>
          </table:table-cell>
          <table:table-cell table:style-name="ce7" table:formula="of:=[$'punishment yearly'.E151]" office:value-type="float" office:value="192.312692973921">
            <text:p>192</text:p>
          </table:table-cell>
          <table:table-cell table:style-name="ce4" office:value-type="float" office:value="57">
            <text:p>57</text:p>
          </table:table-cell>
          <table:table-cell table:style-name="ce36" table:formula="of:=100*[$'punishment yearly'.Q151]/[$'punishment yearly'.C151]" office:value-type="float" office:value="189.729847249857">
            <text:p>190</text:p>
          </table:table-cell>
          <table:table-cell table:style-name="ce36" office:value-type="float" office:value="56.2614999224102">
            <text:p>56</text:p>
          </table:table-cell>
          <table:table-cell table:style-name="ce27" table:formula="of:=[$'punishment yearly'.L151]" office:value-type="float" office:value="20.1627542914308">
            <text:p>20.2</text:p>
          </table:table-cell>
          <table:table-cell table:style-name="ce27" office:value-type="float" office:value="26.9">
            <text:p>26.9</text:p>
          </table:table-cell>
          <table:table-cell table:number-columns-repeated="1017"/>
        </table:table-row>
        <table:table-row table:style-name="ro1">
          <table:table-cell table:style-name="ce4" office:value-type="float" office:value="1959">
            <text:p>1959</text:p>
          </table:table-cell>
          <table:table-cell table:style-name="ce7" table:formula="of:=[$'punishment yearly'.E152]" office:value-type="float" office:value="194.294133632058">
            <text:p>194</text:p>
          </table:table-cell>
          <table:table-cell table:style-name="ce4" office:value-type="float" office:value="60">
            <text:p>60</text:p>
          </table:table-cell>
          <table:table-cell table:style-name="ce36" table:formula="of:=100*[$'punishment yearly'.Q152]/[$'punishment yearly'.C152]" office:value-type="float" office:value="191.788135382136">
            <text:p>192</text:p>
          </table:table-cell>
          <table:table-cell table:style-name="ce36" office:value-type="float" office:value="58.6590578592518">
            <text:p>59</text:p>
          </table:table-cell>
          <table:table-cell table:style-name="ce27" table:formula="of:=[$'punishment yearly'.L152]" office:value-type="float" office:value="20.2656246950945">
            <text:p>20.3</text:p>
          </table:table-cell>
          <table:table-cell table:style-name="ce27" office:value-type="float" office:value="28.1">
            <text:p>28.1</text:p>
          </table:table-cell>
          <table:table-cell table:number-columns-repeated="1017"/>
        </table:table-row>
        <table:table-row table:style-name="ro1">
          <table:table-cell table:style-name="ce4" office:value-type="float" office:value="1960">
            <text:p>1960</text:p>
          </table:table-cell>
          <table:table-cell table:style-name="ce7" table:formula="of:=[$'punishment yearly'.E153]" office:value-type="float" office:value="196.501814100534">
            <text:p>197</text:p>
          </table:table-cell>
          <table:table-cell table:style-name="ce4" office:value-type="float" office:value="60">
            <text:p>60</text:p>
          </table:table-cell>
          <table:table-cell table:style-name="ce36" table:formula="of:=100*[$'punishment yearly'.Q153]/[$'punishment yearly'.C153]" office:value-type="float" office:value="194.077086771234">
            <text:p>194</text:p>
          </table:table-cell>
          <table:table-cell table:style-name="ce36" office:value-type="float" office:value="59.200436919716">
            <text:p>59</text:p>
          </table:table-cell>
          <table:table-cell table:style-name="ce27" table:formula="of:=[$'punishment yearly'.L153]" office:value-type="float" office:value="20.3690199437171">
            <text:p>20.4</text:p>
          </table:table-cell>
          <table:table-cell table:style-name="ce27" office:value-type="float" office:value="29.3">
            <text:p>29.3</text:p>
          </table:table-cell>
          <table:table-cell table:number-columns-repeated="1017"/>
        </table:table-row>
        <table:table-row table:style-name="ro1">
          <table:table-cell table:style-name="ce4" office:value-type="float" office:value="1961">
            <text:p>1961</text:p>
          </table:table-cell>
          <table:table-cell table:style-name="ce7" table:formula="of:=[$'punishment yearly'.E154]" office:value-type="float" office:value="192.019959808189">
            <text:p>192</text:p>
          </table:table-cell>
          <table:table-cell table:style-name="ce4" office:value-type="float" office:value="64">
            <text:p>64</text:p>
          </table:table-cell>
          <table:table-cell table:style-name="ce36" table:formula="of:=100*[$'punishment yearly'.Q154]/[$'punishment yearly'.C154]" office:value-type="float" office:value="189.683245634892">
            <text:p>190</text:p>
          </table:table-cell>
          <table:table-cell table:style-name="ce36" office:value-type="float" office:value="62.8301151614858">
            <text:p>63</text:p>
          </table:table-cell>
          <table:table-cell table:style-name="ce27" table:formula="of:=[$'punishment yearly'.L154]" office:value-type="float" office:value="20.5328131163909">
            <text:p>20.5</text:p>
          </table:table-cell>
          <table:table-cell table:style-name="ce27" office:value-type="float" office:value="29.8">
            <text:p>29.8</text:p>
          </table:table-cell>
          <table:table-cell table:number-columns-repeated="1017"/>
        </table:table-row>
        <table:table-row table:style-name="ro1">
          <table:table-cell table:style-name="ce4" office:value-type="float" office:value="1962">
            <text:p>1962</text:p>
          </table:table-cell>
          <table:table-cell table:style-name="ce7" table:formula="of:=[$'punishment yearly'.E155]" office:value-type="float" office:value="187.923344214384">
            <text:p>188</text:p>
          </table:table-cell>
          <table:table-cell table:style-name="ce4" office:value-type="float" office:value="67">
            <text:p>67</text:p>
          </table:table-cell>
          <table:table-cell table:style-name="ce36" table:formula="of:=100*[$'punishment yearly'.Q155]/[$'punishment yearly'.C155]" office:value-type="float" office:value="185.673262124069">
            <text:p>186</text:p>
          </table:table-cell>
          <table:table-cell table:style-name="ce36" office:value-type="float" office:value="66.5773624536511">
            <text:p>67</text:p>
          </table:table-cell>
          <table:table-cell table:style-name="ce27" table:formula="of:=[$'punishment yearly'.L155]" office:value-type="float" office:value="20.6979233972756">
            <text:p>20.7</text:p>
          </table:table-cell>
          <table:table-cell table:style-name="ce27" office:value-type="float" office:value="30.4">
            <text:p>30.4</text:p>
          </table:table-cell>
          <table:table-cell table:number-columns-repeated="1017"/>
        </table:table-row>
        <table:table-row table:style-name="ro1">
          <table:table-cell table:style-name="ce4" office:value-type="float" office:value="1963">
            <text:p>1963</text:p>
          </table:table-cell>
          <table:table-cell table:style-name="ce7" table:formula="of:=[$'punishment yearly'.E156]" office:value-type="float" office:value="184.022761133057">
            <text:p>184</text:p>
          </table:table-cell>
          <table:table-cell table:style-name="ce4" office:value-type="float" office:value="67">
            <text:p>67</text:p>
          </table:table-cell>
          <table:table-cell table:style-name="ce36" table:formula="of:=100*[$'punishment yearly'.Q156]/[$'punishment yearly'.C156]" office:value-type="float" office:value="181.853865264465">
            <text:p>182</text:p>
          </table:table-cell>
          <table:table-cell table:style-name="ce36" office:value-type="float" office:value="65.7739552508888">
            <text:p>66</text:p>
          </table:table-cell>
          <table:table-cell table:style-name="ce27" table:formula="of:=[$'punishment yearly'.L156]" office:value-type="float" office:value="20.8643613776186">
            <text:p>20.9</text:p>
          </table:table-cell>
          <table:table-cell table:style-name="ce27" office:value-type="float" office:value="31.1">
            <text:p>31.1</text:p>
          </table:table-cell>
          <table:table-cell table:number-columns-repeated="1017"/>
        </table:table-row>
        <table:table-row table:style-name="ro1">
          <table:table-cell table:style-name="ce4" office:value-type="float" office:value="1964">
            <text:p>1964</text:p>
          </table:table-cell>
          <table:table-cell table:style-name="ce7" table:formula="of:=[$'punishment yearly'.E157]" office:value-type="float" office:value="180.275654723963">
            <text:p>180</text:p>
          </table:table-cell>
          <table:table-cell table:style-name="ce4" office:value-type="float" office:value="63">
            <text:p>63</text:p>
          </table:table-cell>
          <table:table-cell table:style-name="ce36" table:formula="of:=100*[$'punishment yearly'.Q157]/[$'punishment yearly'.C157]" office:value-type="float" office:value="178.200746671792">
            <text:p>178</text:p>
          </table:table-cell>
          <table:table-cell table:style-name="ce36" office:value-type="float" office:value="62.5475445862564">
            <text:p>63</text:p>
          </table:table-cell>
          <table:table-cell table:style-name="ce27" table:formula="of:=[$'punishment yearly'.L157]" office:value-type="float" office:value="21.0321377338349">
            <text:p>21.0</text:p>
          </table:table-cell>
          <table:table-cell table:style-name="ce27" office:value-type="float" office:value="32.7">
            <text:p>32.7</text:p>
          </table:table-cell>
          <table:table-cell table:number-columns-repeated="1017"/>
        </table:table-row>
        <table:table-row table:style-name="ro1">
          <table:table-cell table:style-name="ce4" office:value-type="float" office:value="1965">
            <text:p>1965</text:p>
          </table:table-cell>
          <table:table-cell table:style-name="ce7" table:formula="of:=[$'punishment yearly'.E158]" office:value-type="float" office:value="176.906550462877">
            <text:p>177</text:p>
          </table:table-cell>
          <table:table-cell table:style-name="ce4" office:value-type="float" office:value="65">
            <text:p>65</text:p>
          </table:table-cell>
          <table:table-cell table:style-name="ce36" table:formula="of:=100*[$'punishment yearly'.Q158]/[$'punishment yearly'.C158]" office:value-type="float" office:value="174.901651896276">
            <text:p>175</text:p>
          </table:table-cell>
          <table:table-cell table:style-name="ce36" office:value-type="float" office:value="63.8144784040612">
            <text:p>64</text:p>
          </table:table-cell>
          <table:table-cell table:style-name="ce27" table:formula="of:=[$'punishment yearly'.L158]" office:value-type="float" office:value="21.2012632281913">
            <text:p>21.2</text:p>
          </table:table-cell>
          <table:table-cell table:style-name="ce27" office:value-type="float" office:value="33.7">
            <text:p>33.7</text:p>
          </table:table-cell>
          <table:table-cell table:number-columns-repeated="1017"/>
        </table:table-row>
        <table:table-row table:style-name="ro1">
          <table:table-cell table:style-name="ce4" office:value-type="float" office:value="1966">
            <text:p>1966</text:p>
          </table:table-cell>
          <table:table-cell table:style-name="ce7" table:formula="of:=[$'punishment yearly'.E159]" office:value-type="float" office:value="173.892991414068">
            <text:p>174</text:p>
          </table:table-cell>
          <table:table-cell table:style-name="ce4" office:value-type="float" office:value="70">
            <text:p>70</text:p>
          </table:table-cell>
          <table:table-cell table:style-name="ce36" table:formula="of:=100*[$'punishment yearly'.Q159]/[$'punishment yearly'.C159]" office:value-type="float" office:value="171.984270507617">
            <text:p>172</text:p>
          </table:table-cell>
          <table:table-cell table:style-name="ce36" office:value-type="float" office:value="68.9780261018221">
            <text:p>69</text:p>
          </table:table-cell>
          <table:table-cell table:style-name="ce27" table:formula="of:=[$'punishment yearly'.L159]" office:value-type="float" office:value="21.3717487094974">
            <text:p>21.4</text:p>
          </table:table-cell>
          <table:table-cell table:style-name="ce27" office:value-type="float" office:value="34.8">
            <text:p>34.8</text:p>
          </table:table-cell>
          <table:table-cell table:number-columns-repeated="1017"/>
        </table:table-row>
        <table:table-row table:style-name="ro1">
          <table:table-cell table:style-name="ce4" office:value-type="float" office:value="1967">
            <text:p>1967</text:p>
          </table:table-cell>
          <table:table-cell table:style-name="ce7" table:formula="of:=[$'punishment yearly'.E160]" office:value-type="float" office:value="171.091396784754">
            <text:p>171</text:p>
          </table:table-cell>
          <table:table-cell table:style-name="ce4" office:value-type="float" office:value="73">
            <text:p>73</text:p>
          </table:table-cell>
          <table:table-cell table:style-name="ce36" table:formula="of:=100*[$'punishment yearly'.Q160]/[$'punishment yearly'.C160]" office:value-type="float" office:value="169.279356695013">
            <text:p>169</text:p>
          </table:table-cell>
          <table:table-cell table:style-name="ce36" office:value-type="float" office:value="72.5244448127279">
            <text:p>73</text:p>
          </table:table-cell>
          <table:table-cell table:style-name="ce27" table:formula="of:=[$'punishment yearly'.L160]" office:value-type="float" office:value="21.543605113801">
            <text:p>21.5</text:p>
          </table:table-cell>
          <table:table-cell table:style-name="ce27" office:value-type="float" office:value="36">
            <text:p>36.0</text:p>
          </table:table-cell>
          <table:table-cell table:number-columns-repeated="1017"/>
        </table:table-row>
        <table:table-row table:style-name="ro1">
          <table:table-cell table:style-name="ce4" office:value-type="float" office:value="1968">
            <text:p>1968</text:p>
          </table:table-cell>
          <table:table-cell table:style-name="ce7" table:formula="of:=[$'punishment yearly'.E161]" office:value-type="float" office:value="168.302755395435">
            <text:p>168</text:p>
          </table:table-cell>
          <table:table-cell table:style-name="ce4" office:value-type="float" office:value="68">
            <text:p>68</text:p>
          </table:table-cell>
          <table:table-cell table:style-name="ce36" table:formula="of:=100*[$'punishment yearly'.Q161]/[$'punishment yearly'.C161]" office:value-type="float" office:value="166.581583273208">
            <text:p>167</text:p>
          </table:table-cell>
          <table:table-cell table:style-name="ce36" office:value-type="float" office:value="66.914720372699">
            <text:p>67</text:p>
          </table:table-cell>
          <table:table-cell table:style-name="ce27" table:formula="of:=[$'punishment yearly'.L161]" office:value-type="float" office:value="21.71684346509">
            <text:p>21.7</text:p>
          </table:table-cell>
          <table:table-cell table:style-name="ce27" office:value-type="float" office:value="38.1">
            <text:p>38.1</text:p>
          </table:table-cell>
          <table:table-cell table:number-columns-repeated="1017"/>
        </table:table-row>
        <table:table-row table:style-name="ro1">
          <table:table-cell table:style-name="ce4" office:value-type="float" office:value="1969">
            <text:p>1969</text:p>
          </table:table-cell>
          <table:table-cell table:style-name="ce7" table:formula="of:=[$'punishment yearly'.E162]" office:value-type="float" office:value="165.531229477654">
            <text:p>166</text:p>
          </table:table-cell>
          <table:table-cell table:style-name="ce4" office:value-type="float" office:value="72">
            <text:p>72</text:p>
          </table:table-cell>
          <table:table-cell table:style-name="ce36" table:formula="of:=100*[$'punishment yearly'.Q162]/[$'punishment yearly'.C162]" office:value-type="float" office:value="163.906977423131">
            <text:p>164</text:p>
          </table:table-cell>
          <table:table-cell table:style-name="ce36" office:value-type="float" office:value="71.129303623456">
            <text:p>71</text:p>
          </table:table-cell>
          <table:table-cell table:style-name="ce27" table:formula="of:=[$'punishment yearly'.L162]" office:value-type="float" office:value="21.8914748759991">
            <text:p>21.9</text:p>
          </table:table-cell>
          <table:table-cell table:style-name="ce27" office:value-type="float" office:value="39.1">
            <text:p>39.1</text:p>
          </table:table-cell>
          <table:table-cell table:number-columns-repeated="1017"/>
        </table:table-row>
        <table:table-row table:style-name="ro1">
          <table:table-cell table:style-name="ce4" office:value-type="float" office:value="1970">
            <text:p>1970</text:p>
          </table:table-cell>
          <table:table-cell table:style-name="ce7" table:formula="of:=[$'punishment yearly'.E163]" office:value-type="float" office:value="162.329398384187">
            <text:p>162</text:p>
          </table:table-cell>
          <table:table-cell table:style-name="ce4" office:value-type="float" office:value="80">
            <text:p>80</text:p>
          </table:table-cell>
          <table:table-cell table:style-name="ce36" table:formula="of:=100*[$'punishment yearly'.Q163]/[$'punishment yearly'.C163]" office:value-type="float" office:value="160.806729939603">
            <text:p>161</text:p>
          </table:table-cell>
          <table:table-cell table:style-name="ce36" office:value-type="float" office:value="79.8265529443047">
            <text:p>80</text:p>
          </table:table-cell>
          <table:table-cell table:style-name="ce27" table:formula="of:=[$'punishment yearly'.L163]" office:value-type="float" office:value="22.0675105485232">
            <text:p>22.1</text:p>
          </table:table-cell>
          <table:table-cell table:style-name="ce27" office:value-type="float" office:value="38.4">
            <text:p>38.4</text:p>
          </table:table-cell>
          <table:table-cell table:number-columns-repeated="1017"/>
        </table:table-row>
        <table:table-row table:style-name="ro1">
          <table:table-cell table:style-name="ce4" office:value-type="float" office:value="1971">
            <text:p>1971</text:p>
          </table:table-cell>
          <table:table-cell table:style-name="ce7" table:formula="of:=[$'punishment yearly'.E164]" office:value-type="float" office:value="165.651964304377">
            <text:p>166</text:p>
          </table:table-cell>
          <table:table-cell table:style-name="ce4" office:value-type="float" office:value="81">
            <text:p>81</text:p>
          </table:table-cell>
          <table:table-cell table:style-name="ce36" table:formula="of:=100*[$'punishment yearly'.Q164]/[$'punishment yearly'.C164]" office:value-type="float" office:value="164.244024335224">
            <text:p>164</text:p>
          </table:table-cell>
          <table:table-cell table:style-name="ce36" office:value-type="float" office:value="80.7861328125">
            <text:p>81</text:p>
          </table:table-cell>
          <table:table-cell table:style-name="ce27" table:formula="of:=[$'punishment yearly'.L164]" office:value-type="float" office:value="21.3934696678534">
            <text:p>21.4</text:p>
          </table:table-cell>
          <table:table-cell table:style-name="ce27" office:value-type="float" office:value="38">
            <text:p>38.0</text:p>
          </table:table-cell>
          <table:table-cell table:number-columns-repeated="1017"/>
        </table:table-row>
        <table:table-row table:style-name="ro1">
          <table:table-cell table:style-name="ce4" office:value-type="float" office:value="1972">
            <text:p>1972</text:p>
          </table:table-cell>
          <table:table-cell table:style-name="ce7" table:formula="of:=[$'punishment yearly'.E165]" office:value-type="float" office:value="169.399661130799">
            <text:p>169</text:p>
          </table:table-cell>
          <table:table-cell table:style-name="ce4" office:value-type="float" office:value="78">
            <text:p>78</text:p>
          </table:table-cell>
          <table:table-cell table:style-name="ce36" table:formula="of:=100*[$'punishment yearly'.Q165]/[$'punishment yearly'.C165]" office:value-type="float" office:value="168.102858699653">
            <text:p>168</text:p>
          </table:table-cell>
          <table:table-cell table:style-name="ce36" office:value-type="float" office:value="77.7018671315912">
            <text:p>78</text:p>
          </table:table-cell>
          <table:table-cell table:style-name="ce27" table:formula="of:=[$'punishment yearly'.L165]" office:value-type="float" office:value="20.7400170228984">
            <text:p>20.7</text:p>
          </table:table-cell>
          <table:table-cell table:style-name="ce27" office:value-type="float" office:value="36.7">
            <text:p>36.7</text:p>
          </table:table-cell>
          <table:table-cell table:number-columns-repeated="1017"/>
        </table:table-row>
        <table:table-row table:style-name="ro1">
          <table:table-cell table:style-name="ce4" office:value-type="float" office:value="1973">
            <text:p>1973</text:p>
          </table:table-cell>
          <table:table-cell table:style-name="ce7" table:formula="of:=[$'punishment yearly'.E166]" office:value-type="float" office:value="173.609098084827">
            <text:p>174</text:p>
          </table:table-cell>
          <table:table-cell table:style-name="ce4" office:value-type="float" office:value="75">
            <text:p>75</text:p>
          </table:table-cell>
          <table:table-cell table:style-name="ce36" table:formula="of:=100*[$'punishment yearly'.Q166]/[$'punishment yearly'.C166]" office:value-type="float" office:value="172.39598472686">
            <text:p>172</text:p>
          </table:table-cell>
          <table:table-cell table:style-name="ce36" office:value-type="float" office:value="74.3524939849168">
            <text:p>74</text:p>
          </table:table-cell>
          <table:table-cell table:style-name="ce27" table:formula="of:=[$'punishment yearly'.L166]" office:value-type="float" office:value="20.1065237564748">
            <text:p>20.1</text:p>
          </table:table-cell>
          <table:table-cell table:style-name="ce27" office:value-type="float" office:value="35.7">
            <text:p>35.7</text:p>
          </table:table-cell>
          <table:table-cell table:number-columns-repeated="1017"/>
        </table:table-row>
        <table:table-row table:style-name="ro1">
          <table:table-cell table:style-name="ce4" office:value-type="float" office:value="1974">
            <text:p>1974</text:p>
          </table:table-cell>
          <table:table-cell table:style-name="ce7" table:formula="of:=[$'punishment yearly'.E167]" office:value-type="float" office:value="178.010551058643">
            <text:p>178</text:p>
          </table:table-cell>
          <table:table-cell table:style-name="ce4" office:value-type="float" office:value="75">
            <text:p>75</text:p>
          </table:table-cell>
          <table:table-cell table:style-name="ce36" table:formula="of:=100*[$'punishment yearly'.Q167]/[$'punishment yearly'.C167]" office:value-type="float" office:value="176.89637757194">
            <text:p>177</text:p>
          </table:table-cell>
          <table:table-cell table:style-name="ce36" office:value-type="float" office:value="74.5269669281151">
            <text:p>75</text:p>
          </table:table-cell>
          <table:table-cell table:style-name="ce27" table:formula="of:=[$'punishment yearly'.L167]" office:value-type="float" office:value="19.4923802195215">
            <text:p>19.5</text:p>
          </table:table-cell>
          <table:table-cell table:style-name="ce27" office:value-type="float" office:value="33.5">
            <text:p>33.5</text:p>
          </table:table-cell>
          <table:table-cell table:number-columns-repeated="1017"/>
        </table:table-row>
        <table:table-row table:style-name="ro1">
          <table:table-cell table:style-name="ce4" office:value-type="float" office:value="1975">
            <text:p>1975</text:p>
          </table:table-cell>
          <table:table-cell table:style-name="ce7" table:formula="of:=[$'punishment yearly'.E168]" office:value-type="float" office:value="182.448887440469">
            <text:p>182</text:p>
          </table:table-cell>
          <table:table-cell table:style-name="ce4" office:value-type="float" office:value="81">
            <text:p>81</text:p>
          </table:table-cell>
          <table:table-cell table:style-name="ce36" table:formula="of:=100*[$'punishment yearly'.Q168]/[$'punishment yearly'.C168]" office:value-type="float" office:value="181.421806476043">
            <text:p>181</text:p>
          </table:table-cell>
          <table:table-cell table:style-name="ce36" office:value-type="float" office:value="80.4932282191227">
            <text:p>80</text:p>
          </table:table-cell>
          <table:table-cell table:style-name="ce27" table:formula="of:=[$'punishment yearly'.L168]" office:value-type="float" office:value="18.8969953843981">
            <text:p>18.9</text:p>
          </table:table-cell>
          <table:table-cell table:style-name="ce27" office:value-type="float" office:value="32.3">
            <text:p>32.3</text:p>
          </table:table-cell>
          <table:table-cell table:number-columns-repeated="1017"/>
        </table:table-row>
        <table:table-row table:style-name="ro1">
          <table:table-cell table:style-name="ce4" office:value-type="float" office:value="1976">
            <text:p>1976</text:p>
          </table:table-cell>
          <table:table-cell table:style-name="ce7" table:formula="of:=[$'punishment yearly'.E169]" office:value-type="float" office:value="187.071184967675">
            <text:p>187</text:p>
          </table:table-cell>
          <table:table-cell table:style-name="ce4" office:value-type="float" office:value="84">
            <text:p>84</text:p>
          </table:table-cell>
          <table:table-cell table:style-name="ce36" table:formula="of:=100*[$'punishment yearly'.Q169]/[$'punishment yearly'.C169]" office:value-type="float" office:value="186.111003319141">
            <text:p>186</text:p>
          </table:table-cell>
          <table:table-cell table:style-name="ce36" office:value-type="float" office:value="83.7926363250369">
            <text:p>84</text:p>
          </table:table-cell>
          <table:table-cell table:style-name="ce27" table:formula="of:=[$'punishment yearly'.L169]" office:value-type="float" office:value="18.3197962761024">
            <text:p>18.3</text:p>
          </table:table-cell>
          <table:table-cell table:style-name="ce27" office:value-type="float" office:value="30.8">
            <text:p>30.8</text:p>
          </table:table-cell>
          <table:table-cell table:number-columns-repeated="1017"/>
        </table:table-row>
        <table:table-row table:style-name="ro1">
          <table:table-cell table:style-name="ce4" office:value-type="float" office:value="1977">
            <text:p>1977</text:p>
          </table:table-cell>
          <table:table-cell table:style-name="ce7" table:formula="of:=[$'punishment yearly'.E170]" office:value-type="float" office:value="191.75722275004">
            <text:p>192</text:p>
          </table:table-cell>
          <table:table-cell table:style-name="ce4" office:value-type="float" office:value="85">
            <text:p>85</text:p>
          </table:table-cell>
          <table:table-cell table:style-name="ce36" table:formula="of:=100*[$'punishment yearly'.Q170]/[$'punishment yearly'.C170]" office:value-type="float" office:value="190.862155403844">
            <text:p>191</text:p>
          </table:table-cell>
          <table:table-cell table:style-name="ce36" office:value-type="float" office:value="84.081715210356">
            <text:p>84</text:p>
          </table:table-cell>
          <table:table-cell table:style-name="ce27" table:formula="of:=[$'punishment yearly'.L170]" office:value-type="float" office:value="17.7602274208622">
            <text:p>17.8</text:p>
          </table:table-cell>
          <table:table-cell table:style-name="ce27" office:value-type="float" office:value="30">
            <text:p>30.0</text:p>
          </table:table-cell>
          <table:table-cell table:number-columns-repeated="1017"/>
        </table:table-row>
        <table:table-row table:style-name="ro1">
          <table:table-cell table:style-name="ce4" office:value-type="float" office:value="1978">
            <text:p>1978</text:p>
          </table:table-cell>
          <table:table-cell table:style-name="ce7" table:formula="of:=[$'punishment yearly'.E171]" office:value-type="float" office:value="196.461949485625">
            <text:p>196</text:p>
          </table:table-cell>
          <table:table-cell table:style-name="ce4" office:value-type="float" office:value="85">
            <text:p>85</text:p>
          </table:table-cell>
          <table:table-cell table:style-name="ce36" table:formula="of:=100*[$'punishment yearly'.Q171]/[$'punishment yearly'.C171]" office:value-type="float" office:value="195.642030081767">
            <text:p>196</text:p>
          </table:table-cell>
          <table:table-cell table:style-name="ce36" office:value-type="float" office:value="84.5354152340116">
            <text:p>85</text:p>
          </table:table-cell>
          <table:table-cell table:style-name="ce27" table:formula="of:=[$'punishment yearly'.L171]" office:value-type="float" office:value="17.2177503115693">
            <text:p>17.2</text:p>
          </table:table-cell>
          <table:table-cell table:style-name="ce27" office:value-type="float" office:value="28.9">
            <text:p>28.9</text:p>
          </table:table-cell>
          <table:table-cell table:number-columns-repeated="1017"/>
        </table:table-row>
        <table:table-row table:style-name="ro1">
          <table:table-cell table:style-name="ce4" office:value-type="float" office:value="1979">
            <text:p>1979</text:p>
          </table:table-cell>
          <table:table-cell table:style-name="ce7" table:formula="of:=[$'punishment yearly'.E172]" office:value-type="float" office:value="201.203543879263">
            <text:p>201</text:p>
          </table:table-cell>
          <table:table-cell table:style-name="ce4" office:value-type="float" office:value="86">
            <text:p>86</text:p>
          </table:table-cell>
          <table:table-cell table:style-name="ce36" table:formula="of:=100*[$'punishment yearly'.Q172]/[$'punishment yearly'.C172]" office:value-type="float" office:value="200.451429810856">
            <text:p>200</text:p>
          </table:table-cell>
          <table:table-cell table:style-name="ce36" office:value-type="float" office:value="85.2791468045568">
            <text:p>85</text:p>
          </table:table-cell>
          <table:table-cell table:style-name="ce27" table:formula="of:=[$'punishment yearly'.L172]" office:value-type="float" office:value="16.6918428895406">
            <text:p>16.7</text:p>
          </table:table-cell>
          <table:table-cell table:style-name="ce27" office:value-type="float" office:value="28">
            <text:p>28.0</text:p>
          </table:table-cell>
          <table:table-cell table:number-columns-repeated="1017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7" table:formula="of:=[$'punishment yearly'.E173]" office:value-type="float" office:value="205.938607107493">
            <text:p>206</text:p>
          </table:table-cell>
          <table:table-cell table:style-name="ce4" office:value-type="float" office:value="86">
            <text:p>86</text:p>
          </table:table-cell>
          <table:table-cell table:style-name="ce36" table:formula="of:=100*[$'punishment yearly'.Q173]/[$'punishment yearly'.C173]" office:value-type="float" office:value="205.246341731764">
            <text:p>205</text:p>
          </table:table-cell>
          <table:table-cell table:style-name="ce36" office:value-type="float" office:value="85.2045239199242">
            <text:p>85</text:p>
          </table:table-cell>
          <table:table-cell table:style-name="ce27" table:formula="of:=[$'punishment yearly'.L173]" office:value-type="float" office:value="16.1819990421103">
            <text:p>16.2</text:p>
          </table:table-cell>
          <table:table-cell table:style-name="ce27" office:value-type="float" office:value="28.2">
            <text:p>28.2</text:p>
          </table:table-cell>
          <table:table-cell table:number-columns-repeated="1017"/>
        </table:table-row>
        <table:table-row table:style-name="ro1">
          <table:table-cell table:style-name="ce4" office:value-type="float" office:value="1981">
            <text:p>1981</text:p>
          </table:table-cell>
          <table:table-cell table:style-name="ce7" table:formula="of:=[$'punishment yearly'.E174]" office:value-type="float" office:value="222.333682893785">
            <text:p>222</text:p>
          </table:table-cell>
          <table:table-cell table:style-name="ce4" office:value-type="float" office:value="88">
            <text:p>88</text:p>
          </table:table-cell>
          <table:table-cell table:style-name="ce36" table:formula="of:=100*[$'punishment yearly'.Q174]/[$'punishment yearly'.C174]" office:value-type="float" office:value="221.704395766281">
            <text:p>222</text:p>
          </table:table-cell>
          <table:table-cell table:style-name="ce36" office:value-type="float" office:value="87.2602212582831">
            <text:p>87</text:p>
          </table:table-cell>
          <table:table-cell table:style-name="ce27" table:formula="of:=[$'punishment yearly'.L174]" office:value-type="float" office:value="15.7227528808507">
            <text:p>15.7</text:p>
          </table:table-cell>
          <table:table-cell table:style-name="ce27" office:value-type="float" office:value="29.4">
            <text:p>29.4</text:p>
          </table:table-cell>
          <table:table-cell table:number-columns-repeated="1017"/>
        </table:table-row>
        <table:table-row table:style-name="ro1">
          <table:table-cell table:style-name="ce4" office:value-type="float" office:value="1982">
            <text:p>1982</text:p>
          </table:table-cell>
          <table:table-cell table:style-name="ce7" table:formula="of:=[$'punishment yearly'.E175]" office:value-type="float" office:value="240.129128103262">
            <text:p>240</text:p>
          </table:table-cell>
          <table:table-cell table:style-name="ce4" office:value-type="float" office:value="88">
            <text:p>88</text:p>
          </table:table-cell>
          <table:table-cell table:style-name="ce36" table:formula="of:=100*[$'punishment yearly'.Q175]/[$'punishment yearly'.C175]" office:value-type="float" office:value="239.560632350793">
            <text:p>240</text:p>
          </table:table-cell>
          <table:table-cell table:style-name="ce36" office:value-type="float" office:value="88.1516530325766">
            <text:p>88</text:p>
          </table:table-cell>
          <table:table-cell table:style-name="ce27" table:formula="of:=[$'punishment yearly'.L175]" office:value-type="float" office:value="15.2765401548349">
            <text:p>15.3</text:p>
          </table:table-cell>
          <table:table-cell table:style-name="ce27" office:value-type="float" office:value="30.6">
            <text:p>30.6</text:p>
          </table:table-cell>
          <table:table-cell table:number-columns-repeated="1017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7" table:formula="of:=[$'punishment yearly'.E176]" office:value-type="float" office:value="259.465239979985">
            <text:p>259</text:p>
          </table:table-cell>
          <table:table-cell table:style-name="ce4" office:value-type="float" office:value="88">
            <text:p>88</text:p>
          </table:table-cell>
          <table:table-cell table:style-name="ce36" table:formula="of:=100*[$'punishment yearly'.Q176]/[$'punishment yearly'.C176]" office:value-type="float" office:value="258.968216985186">
            <text:p>259</text:p>
          </table:table-cell>
          <table:table-cell table:style-name="ce36" office:value-type="float" office:value="87.5949775278634">
            <text:p>88</text:p>
          </table:table-cell>
          <table:table-cell table:style-name="ce27" table:formula="of:=[$'punishment yearly'.L176]" office:value-type="float" office:value="14.8429909743424">
            <text:p>14.8</text:p>
          </table:table-cell>
          <table:table-cell table:style-name="ce27" office:value-type="float" office:value="30.1">
            <text:p>30.1</text:p>
          </table:table-cell>
          <table:table-cell table:number-columns-repeated="1017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7" table:formula="of:=[$'punishment yearly'.E177]" office:value-type="float" office:value="280.542179334488">
            <text:p>281</text:p>
          </table:table-cell>
          <table:table-cell table:style-name="ce4" office:value-type="float" office:value="87">
            <text:p>87</text:p>
          </table:table-cell>
          <table:table-cell table:style-name="ce36" table:formula="of:=100*[$'punishment yearly'.Q177]/[$'punishment yearly'.C177]" office:value-type="float" office:value="280.09778200596">
            <text:p>280</text:p>
          </table:table-cell>
          <table:table-cell table:style-name="ce36" office:value-type="float" office:value="87.089720818054">
            <text:p>87</text:p>
          </table:table-cell>
          <table:table-cell table:style-name="ce27" table:formula="of:=[$'punishment yearly'.L177]" office:value-type="float" office:value="14.4217459471465">
            <text:p>14.4</text:p>
          </table:table-cell>
          <table:table-cell table:style-name="ce27" office:value-type="float" office:value="29.3">
            <text:p>29.3</text:p>
          </table:table-cell>
          <table:table-cell table:number-columns-repeated="1017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7" table:formula="of:=[$'punishment yearly'.E178]" office:value-type="float" office:value="303.303900475437">
            <text:p>303</text:p>
          </table:table-cell>
          <table:table-cell table:style-name="ce4" office:value-type="float" office:value="93">
            <text:p>93</text:p>
          </table:table-cell>
          <table:table-cell table:style-name="ce36" table:formula="of:=100*[$'punishment yearly'.Q178]/[$'punishment yearly'.C178]" office:value-type="float" office:value="302.905033610387">
            <text:p>303</text:p>
          </table:table-cell>
          <table:table-cell table:style-name="ce36" office:value-type="float" office:value="92.7243299833336">
            <text:p>93</text:p>
          </table:table-cell>
          <table:table-cell table:style-name="ce27" table:formula="of:=[$'punishment yearly'.L178]" office:value-type="float" office:value="14.0124558805945">
            <text:p>14.0</text:p>
          </table:table-cell>
          <table:table-cell table:style-name="ce27" office:value-type="float" office:value="28.6">
            <text:p>28.6</text:p>
          </table:table-cell>
          <table:table-cell table:number-columns-repeated="1017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7" table:formula="of:=[$'punishment yearly'.E179]" office:value-type="float" office:value="327.830243700328">
            <text:p>328</text:p>
          </table:table-cell>
          <table:table-cell table:style-name="ce4" office:value-type="float" office:value="94">
            <text:p>94</text:p>
          </table:table-cell>
          <table:table-cell table:style-name="ce36" table:formula="of:=100*[$'punishment yearly'.Q179]/[$'punishment yearly'.C179]" office:value-type="float" office:value="327.461697936106">
            <text:p>327</text:p>
          </table:table-cell>
          <table:table-cell table:style-name="ce36" office:value-type="float" office:value="93.5426191933374">
            <text:p>94</text:p>
          </table:table-cell>
          <table:table-cell table:style-name="ce27" table:formula="of:=[$'punishment yearly'.L179]" office:value-type="float" office:value="13.6147814921437">
            <text:p>13.6</text:p>
          </table:table-cell>
          <table:table-cell table:style-name="ce27" office:value-type="float" office:value="28.2">
            <text:p>28.2</text:p>
          </table:table-cell>
          <table:table-cell table:number-columns-repeated="1017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7" table:formula="of:=[$'punishment yearly'.E180]" office:value-type="float" office:value="354.466721916512">
            <text:p>354</text:p>
          </table:table-cell>
          <table:table-cell table:style-name="ce4" office:value-type="float" office:value="97">
            <text:p>97</text:p>
          </table:table-cell>
          <table:table-cell table:style-name="ce36" table:formula="of:=100*[$'punishment yearly'.Q180]/[$'punishment yearly'.C180]" office:value-type="float" office:value="354.135299524245">
            <text:p>354</text:p>
          </table:table-cell>
          <table:table-cell table:style-name="ce36" office:value-type="float" office:value="96.6143287512719">
            <text:p>97</text:p>
          </table:table-cell>
          <table:table-cell table:style-name="ce27" table:formula="of:=[$'punishment yearly'.L180]" office:value-type="float" office:value="13.2283931281112">
            <text:p>13.2</text:p>
          </table:table-cell>
          <table:table-cell table:style-name="ce27" office:value-type="float" office:value="27.4">
            <text:p>27.4</text:p>
          </table:table-cell>
          <table:table-cell table:number-columns-repeated="1017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7" table:formula="of:=[$'punishment yearly'.E181]" office:value-type="float" office:value="383.25320763225">
            <text:p>383</text:p>
          </table:table-cell>
          <table:table-cell table:style-name="ce4" office:value-type="float" office:value="97">
            <text:p>97</text:p>
          </table:table-cell>
          <table:table-cell table:style-name="ce36" table:formula="of:=100*[$'punishment yearly'.Q181]/[$'punishment yearly'.C181]" office:value-type="float" office:value="382.948093909903">
            <text:p>383</text:p>
          </table:table-cell>
          <table:table-cell table:style-name="ce36" office:value-type="float" office:value="97.2507442252893">
            <text:p>97</text:p>
          </table:table-cell>
          <table:table-cell table:style-name="ce27" table:formula="of:=[$'punishment yearly'.L181]" office:value-type="float" office:value="12.8529704904068">
            <text:p>12.9</text:p>
          </table:table-cell>
          <table:table-cell table:style-name="ce27" office:value-type="float" office:value="26.9">
            <text:p>26.9</text:p>
          </table:table-cell>
          <table:table-cell table:number-columns-repeated="1017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7" table:formula="of:=[$'punishment yearly'.E182]" office:value-type="float" office:value="414.259767467512">
            <text:p>414</text:p>
          </table:table-cell>
          <table:table-cell table:style-name="ce4" office:value-type="float" office:value="96">
            <text:p>96</text:p>
          </table:table-cell>
          <table:table-cell table:style-name="ce36" table:formula="of:=100*[$'punishment yearly'.Q182]/[$'punishment yearly'.C182]" office:value-type="float" office:value="413.977374296808">
            <text:p>414</text:p>
          </table:table-cell>
          <table:table-cell table:style-name="ce36" office:value-type="float" office:value="96.2152682719738">
            <text:p>96</text:p>
          </table:table-cell>
          <table:table-cell table:style-name="ce27" table:formula="of:=[$'punishment yearly'.L182]" office:value-type="float" office:value="12.4882023710205">
            <text:p>12.5</text:p>
          </table:table-cell>
          <table:table-cell table:style-name="ce27" office:value-type="float" office:value="26.8">
            <text:p>26.8</text:p>
          </table:table-cell>
          <table:table-cell table:number-columns-repeated="1017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7" table:formula="of:=[$'punishment yearly'.E183]" office:value-type="float" office:value="446.969630202345">
            <text:p>447</text:p>
          </table:table-cell>
          <table:table-cell table:style-name="ce4" office:value-type="float" office:value="89">
            <text:p>89</text:p>
          </table:table-cell>
          <table:table-cell table:style-name="ce36" table:formula="of:=100*[$'punishment yearly'.Q183]/[$'punishment yearly'.C183]" office:value-type="float" office:value="446.718050820638">
            <text:p>447</text:p>
          </table:table-cell>
          <table:table-cell table:style-name="ce36" office:value-type="float" office:value="88.9526627452997">
            <text:p>89</text:p>
          </table:table-cell>
          <table:table-cell table:style-name="ce27" table:formula="of:=[$'punishment yearly'.L183]" office:value-type="float" office:value="12.133786394045">
            <text:p>12.1</text:p>
          </table:table-cell>
          <table:table-cell table:style-name="ce27" office:value-type="float" office:value="27.1">
            <text:p>27.1</text:p>
          </table:table-cell>
          <table:table-cell table:number-columns-repeated="1017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7" table:formula="of:=[$'punishment yearly'.E184]" office:value-type="float" office:value="466.941813450261">
            <text:p>467</text:p>
          </table:table-cell>
          <table:table-cell table:style-name="ce4" office:value-type="float" office:value="88">
            <text:p>88</text:p>
          </table:table-cell>
          <table:table-cell table:style-name="ce36" table:formula="of:=100*[$'punishment yearly'.Q184]/[$'punishment yearly'.C184]" office:value-type="float" office:value="466.716104800205">
            <text:p>467</text:p>
          </table:table-cell>
          <table:table-cell table:style-name="ce36" office:value-type="float" office:value="88.2970757468275">
            <text:p>88</text:p>
          </table:table-cell>
          <table:table-cell table:style-name="ce27" table:formula="of:=[$'punishment yearly'.L184]" office:value-type="float" office:value="11.9754470882576">
            <text:p>12.0</text:p>
          </table:table-cell>
          <table:table-cell table:style-name="ce27" office:value-type="float" office:value="27.5">
            <text:p>27.5</text:p>
          </table:table-cell>
          <table:table-cell table:number-columns-repeated="1017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7" table:formula="of:=[$'punishment yearly'.E185]" office:value-type="float" office:value="487.570923708868">
            <text:p>488</text:p>
          </table:table-cell>
          <table:table-cell table:style-name="ce4" office:value-type="float" office:value="88">
            <text:p>88</text:p>
          </table:table-cell>
          <table:table-cell table:style-name="ce36" table:formula="of:=100*[$'punishment yearly'.Q185]/[$'punishment yearly'.C185]" office:value-type="float" office:value="487.368595570832">
            <text:p>487</text:p>
          </table:table-cell>
          <table:table-cell table:style-name="ce36" office:value-type="float" office:value="87.8987176564011">
            <text:p>88</text:p>
          </table:table-cell>
          <table:table-cell table:style-name="ce27" table:formula="of:=[$'punishment yearly'.L185]" office:value-type="float" office:value="11.8191740241974">
            <text:p>11.8</text:p>
          </table:table-cell>
          <table:table-cell table:style-name="ce27" office:value-type="float" office:value="27.6">
            <text:p>27.6</text:p>
          </table:table-cell>
          <table:table-cell table:number-columns-repeated="1017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7" table:formula="of:=[$'punishment yearly'.E186]" office:value-type="float" office:value="509.473975857612">
            <text:p>509</text:p>
          </table:table-cell>
          <table:table-cell table:style-name="ce4" office:value-type="float" office:value="87">
            <text:p>87</text:p>
          </table:table-cell>
          <table:table-cell table:style-name="ce36" table:formula="of:=100*[$'punishment yearly'.Q186]/[$'punishment yearly'.C186]" office:value-type="float" office:value="509.288533469791">
            <text:p>509</text:p>
          </table:table-cell>
          <table:table-cell table:style-name="ce36" office:value-type="float" office:value="87.3810210273821">
            <text:p>87</text:p>
          </table:table-cell>
          <table:table-cell table:style-name="ce27" table:formula="of:=[$'punishment yearly'.L186]" office:value-type="float" office:value="11.664940238535">
            <text:p>11.7</text:p>
          </table:table-cell>
          <table:table-cell table:style-name="ce27" office:value-type="float" office:value="26.9">
            <text:p>26.9</text:p>
          </table:table-cell>
          <table:table-cell table:number-columns-repeated="1017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7" table:formula="of:=[$'punishment yearly'.E187]" office:value-type="float" office:value="532.871159392423">
            <text:p>533</text:p>
          </table:table-cell>
          <table:table-cell table:style-name="ce4" office:value-type="float" office:value="95">
            <text:p>95</text:p>
          </table:table-cell>
          <table:table-cell table:style-name="ce36" table:formula="of:=100*[$'punishment yearly'.Q187]/[$'punishment yearly'.C187]" office:value-type="float" office:value="532.692917789541">
            <text:p>533</text:p>
          </table:table-cell>
          <table:table-cell table:style-name="ce36" office:value-type="float" office:value="95.1185729768645">
            <text:p>95</text:p>
          </table:table-cell>
          <table:table-cell table:style-name="ce27" table:formula="of:=[$'punishment yearly'.L187]" office:value-type="float" office:value="11.5127191197977">
            <text:p>11.5</text:p>
          </table:table-cell>
          <table:table-cell table:style-name="ce27" office:value-type="float" office:value="25.9">
            <text:p>25.9</text:p>
          </table:table-cell>
          <table:table-cell table:number-columns-repeated="1017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7" table:formula="of:=[$'punishment yearly'.E188]" office:value-type="float" office:value="557.546801341532">
            <text:p>558</text:p>
          </table:table-cell>
          <table:table-cell table:style-name="ce4" office:value-type="float" office:value="99">
            <text:p>99</text:p>
          </table:table-cell>
          <table:table-cell table:style-name="ce36" table:formula="of:=100*[$'punishment yearly'.Q188]/[$'punishment yearly'.C188]" office:value-type="float" office:value="557.377805029407">
            <text:p>557</text:p>
          </table:table-cell>
          <table:table-cell table:style-name="ce36" office:value-type="float" office:value="99.395381494773">
            <text:p>99</text:p>
          </table:table-cell>
          <table:table-cell table:style-name="ce27" table:formula="of:=[$'punishment yearly'.L188]" office:value-type="float" office:value="11.3624844037778">
            <text:p>11.4</text:p>
          </table:table-cell>
          <table:table-cell table:style-name="ce27" office:value-type="float" office:value="24.6">
            <text:p>24.6</text:p>
          </table:table-cell>
          <table:table-cell table:number-columns-repeated="1017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7" table:formula="of:=[$'punishment yearly'.E189]" office:value-type="float" office:value="583.54041626241">
            <text:p>584</text:p>
          </table:table-cell>
          <table:table-cell table:style-name="ce4" office:value-type="float" office:value="108">
            <text:p>108</text:p>
          </table:table-cell>
          <table:table-cell table:style-name="ce36" table:formula="of:=100*[$'punishment yearly'.Q189]/[$'punishment yearly'.C189]" office:value-type="float" office:value="583.373745883709">
            <text:p>583</text:p>
          </table:table-cell>
          <table:table-cell table:style-name="ce36" office:value-type="float" office:value="107.528826852154">
            <text:p>108</text:p>
          </table:table-cell>
          <table:table-cell table:style-name="ce27" table:formula="of:=[$'punishment yearly'.L189]" office:value-type="float" office:value="11.2142101690016">
            <text:p>11.2</text:p>
          </table:table-cell>
          <table:table-cell table:style-name="ce27" office:value-type="float" office:value="23.2">
            <text:p>23.2</text:p>
          </table:table-cell>
          <table:table-cell table:number-columns-repeated="1017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7" table:formula="of:=[$'punishment yearly'.E190]" office:value-type="float" office:value="610.530314148598">
            <text:p>611</text:p>
          </table:table-cell>
          <table:table-cell table:style-name="ce4" office:value-type="float" office:value="119">
            <text:p>119</text:p>
          </table:table-cell>
          <table:table-cell table:style-name="ce36" table:formula="of:=100*[$'punishment yearly'.Q190]/[$'punishment yearly'.C190]" office:value-type="float" office:value="610.364898794679">
            <text:p>610</text:p>
          </table:table-cell>
          <table:table-cell table:style-name="ce36" office:value-type="float" office:value="118.530787670967">
            <text:p>119</text:p>
          </table:table-cell>
          <table:table-cell table:style-name="ce27" table:formula="of:=[$'punishment yearly'.L190]" office:value-type="float" office:value="11.0678708322563">
            <text:p>11.1</text:p>
          </table:table-cell>
          <table:table-cell table:style-name="ce27" office:value-type="float" office:value="21.6">
            <text:p>21.6</text:p>
          </table:table-cell>
          <table:table-cell table:number-columns-repeated="1017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7" table:formula="of:=[$'punishment yearly'.E191]" office:value-type="float" office:value="638.98430553358">
            <text:p>639</text:p>
          </table:table-cell>
          <table:table-cell table:style-name="ce4" office:value-type="float" office:value="126">
            <text:p>126</text:p>
          </table:table-cell>
          <table:table-cell table:style-name="ce36" table:formula="of:=100*[$'punishment yearly'.Q191]/[$'punishment yearly'.C191]" office:value-type="float" office:value="638.810662954534">
            <text:p>639</text:p>
          </table:table-cell>
          <table:table-cell table:style-name="ce36" office:value-type="float" office:value="126.254589608295">
            <text:p>126</text:p>
          </table:table-cell>
          <table:table-cell table:style-name="ce27" table:formula="of:=[$'punishment yearly'.L191]" office:value-type="float" office:value="10.923441144176">
            <text:p>10.9</text:p>
          </table:table-cell>
          <table:table-cell table:style-name="ce27" office:value-type="float" office:value="20.2">
            <text:p>20.2</text:p>
          </table:table-cell>
          <table:table-cell table:number-columns-repeated="1017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7" table:formula="of:=[$'punishment yearly'.E192]" office:value-type="float" office:value="668.919837592979">
            <text:p>669</text:p>
          </table:table-cell>
          <table:table-cell table:style-name="ce4" office:value-type="float" office:value="125">
            <text:p>125</text:p>
          </table:table-cell>
          <table:table-cell table:style-name="ce36" table:formula="of:=100*[$'punishment yearly'.Q192]/[$'punishment yearly'.C192]" office:value-type="float" office:value="668.731692524172">
            <text:p>669</text:p>
          </table:table-cell>
          <table:table-cell table:style-name="ce36" office:value-type="float" office:value="124.717186401841">
            <text:p>125</text:p>
          </table:table-cell>
          <table:table-cell table:style-name="ce27" table:formula="of:=[$'punishment yearly'.L192]" office:value-type="float" office:value="10.7808961848855">
            <text:p>10.8</text:p>
          </table:table-cell>
          <table:table-cell table:style-name="ce27" office:value-type="float" office:value="19.1">
            <text:p>19.1</text:p>
          </table:table-cell>
          <table:table-cell table:number-columns-repeated="1017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7" table:formula="of:=[$'punishment yearly'.E193]" office:value-type="float" office:value="700.504409089809">
            <text:p>701</text:p>
          </table:table-cell>
          <table:table-cell table:style-name="ce4" office:value-type="float" office:value="124">
            <text:p>124</text:p>
          </table:table-cell>
          <table:table-cell table:style-name="ce36" table:formula="of:=100*[$'punishment yearly'.Q193]/[$'punishment yearly'.C193]" office:value-type="float" office:value="700.288937642375">
            <text:p>700</text:p>
          </table:table-cell>
          <table:table-cell table:style-name="ce36" office:value-type="float" office:value="123.90056041212">
            <text:p>124</text:p>
          </table:table-cell>
          <table:table-cell table:style-name="ce27" table:formula="of:=[$'punishment yearly'.L193]" office:value-type="float" office:value="10.6402113597003">
            <text:p>10.6</text:p>
          </table:table-cell>
          <table:table-cell table:style-name="ce27" office:value-type="float" office:value="17.9">
            <text:p>17.9</text:p>
          </table:table-cell>
          <table:table-cell table:number-columns-repeated="1017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7" table:formula="of:=[$'punishment yearly'.E194]" office:value-type="float" office:value="702.856675310258">
            <text:p>703</text:p>
          </table:table-cell>
          <table:table-cell table:style-name="ce4" office:value-type="float" office:value="127">
            <text:p>127</text:p>
          </table:table-cell>
          <table:table-cell table:style-name="ce36" table:formula="of:=100*[$'punishment yearly'.Q194]/[$'punishment yearly'.C194]" office:value-type="float" office:value="702.616042415719">
            <text:p>703</text:p>
          </table:table-cell>
          <table:table-cell table:style-name="ce36" office:value-type="float" office:value="126.623376623377">
            <text:p>127</text:p>
          </table:table-cell>
          <table:table-cell table:style-name="ce27" table:formula="of:=[$'punishment yearly'.L194]" office:value-type="float" office:value="10.5811907594294">
            <text:p>10.6</text:p>
          </table:table-cell>
          <table:table-cell table:style-name="ce27" office:value-type="float" office:value="16.7">
            <text:p>16.7</text:p>
          </table:table-cell>
          <table:table-cell table:number-columns-repeated="1017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7" table:formula="of:=[$'punishment yearly'.E195]" office:value-type="float" office:value="705.745662253456">
            <text:p>706</text:p>
          </table:table-cell>
          <table:table-cell table:style-name="ce4" office:value-type="float" office:value="135">
            <text:p>135</text:p>
          </table:table-cell>
          <table:table-cell table:style-name="ce36" table:formula="of:=100*[$'punishment yearly'.Q195]/[$'punishment yearly'.C195]" office:value-type="float" office:value="705.484720701424">
            <text:p>705</text:p>
          </table:table-cell>
          <table:table-cell table:style-name="ce36" office:value-type="float" office:value="134.642639055078">
            <text:p>135</text:p>
          </table:table-cell>
          <table:table-cell table:style-name="ce27" table:formula="of:=[$'punishment yearly'.L195]" office:value-type="float" office:value="10.5224975428108">
            <text:p>10.5</text:p>
          </table:table-cell>
          <table:table-cell table:style-name="ce27" office:value-type="float" office:value="15.9">
            <text:p>15.9</text:p>
          </table:table-cell>
          <table:table-cell table:number-columns-repeated="1017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7" table:formula="of:=[$'punishment yearly'.E196]" office:value-type="float" office:value="709.20034224232">
            <text:p>709</text:p>
          </table:table-cell>
          <table:table-cell table:style-name="ce4" office:value-type="float" office:value="138">
            <text:p>138</text:p>
          </table:table-cell>
          <table:table-cell table:style-name="ce36" table:formula="of:=100*[$'punishment yearly'.Q196]/[$'punishment yearly'.C196]" office:value-type="float" office:value="708.917901531052">
            <text:p>709</text:p>
          </table:table-cell>
          <table:table-cell table:style-name="ce36" office:value-type="float" office:value="138.348089301071">
            <text:p>138</text:p>
          </table:table-cell>
          <table:table-cell table:style-name="ce27" table:formula="of:=[$'punishment yearly'.L196]" office:value-type="float" office:value="10.4641298938675">
            <text:p>10.5</text:p>
          </table:table-cell>
          <table:table-cell table:style-name="ce27" office:value-type="float" office:value="15.6">
            <text:p>15.6</text:p>
          </table:table-cell>
          <table:table-cell table:number-columns-repeated="1017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7" table:formula="of:=[$'punishment yearly'.E197]" office:value-type="float" office:value="712.246844448944">
            <text:p>712</text:p>
          </table:table-cell>
          <table:table-cell table:style-name="ce4" office:value-type="float" office:value="141">
            <text:p>141</text:p>
          </table:table-cell>
          <table:table-cell table:style-name="ce36" table:formula="of:=100*[$'punishment yearly'.Q197]/[$'punishment yearly'.C197]" office:value-type="float" office:value="711.944843811426">
            <text:p>712</text:p>
          </table:table-cell>
          <table:table-cell table:style-name="ce36" office:value-type="float" office:value="140.7191272157">
            <text:p>141</text:p>
          </table:table-cell>
          <table:table-cell table:style-name="ce27" table:formula="of:=[$'punishment yearly'.L197]" office:value-type="float" office:value="10.4060860066956">
            <text:p>10.4</text:p>
          </table:table-cell>
          <table:table-cell table:style-name="ce27" office:value-type="float" office:value="15.8">
            <text:p>15.8</text:p>
          </table:table-cell>
          <table:table-cell table:number-columns-repeated="1017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7" table:formula="of:=[$'punishment yearly'.E198]" office:value-type="float" office:value="715.396029997261">
            <text:p>715</text:p>
          </table:table-cell>
          <table:table-cell table:style-name="ce4" office:value-type="float" office:value="142">
            <text:p>142</text:p>
          </table:table-cell>
          <table:table-cell table:style-name="ce36" table:formula="of:=100*[$'punishment yearly'.Q198]/[$'punishment yearly'.C198]" office:value-type="float" office:value="715.076844894141">
            <text:p>715</text:p>
          </table:table-cell>
          <table:table-cell table:style-name="ce36" office:value-type="float" office:value="142.239353905081">
            <text:p>142</text:p>
          </table:table-cell>
          <table:table-cell table:style-name="ce27" table:formula="of:=[$'punishment yearly'.L198]" office:value-type="float" office:value="10.3483640854082">
            <text:p>10.3</text:p>
          </table:table-cell>
          <table:table-cell table:style-name="ce27" office:value-type="float" office:value="16.1">
            <text:p>16.1</text:p>
          </table:table-cell>
          <table:table-cell table:number-columns-repeated="1017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7" table:formula="of:=[$'punishment yearly'.E199]" office:value-type="float" office:value="718.301750979373">
            <text:p>718</text:p>
          </table:table-cell>
          <table:table-cell table:style-name="ce4" office:value-type="float" office:value="145">
            <text:p>145</text:p>
          </table:table-cell>
          <table:table-cell table:style-name="ce36" table:formula="of:=100*[$'punishment yearly'.Q199]/[$'punishment yearly'.C199]" office:value-type="float" office:value="717.965507568723">
            <text:p>718</text:p>
          </table:table-cell>
          <table:table-cell table:style-name="ce36" office:value-type="float" office:value="145.418030071213">
            <text:p>145</text:p>
          </table:table-cell>
          <table:table-cell table:style-name="ce27" table:formula="of:=[$'punishment yearly'.L199]" office:value-type="float" office:value="10.2909623440804">
            <text:p>10.3</text:p>
          </table:table-cell>
          <table:table-cell table:style-name="ce27" office:value-type="float" office:value="16.6">
            <text:p>16.6</text:p>
          </table:table-cell>
          <table:table-cell table:number-columns-repeated="1017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7" table:formula="of:=[$'punishment yearly'.E200]" office:value-type="float" office:value="720.932845962077">
            <text:p>721</text:p>
          </table:table-cell>
          <table:table-cell table:style-name="ce4" office:value-type="float" office:value="149">
            <text:p>149</text:p>
          </table:table-cell>
          <table:table-cell table:style-name="ce36" table:formula="of:=100*[$'punishment yearly'.Q200]/[$'punishment yearly'.C200]" office:value-type="float" office:value="720.582358407195">
            <text:p>721</text:p>
          </table:table-cell>
          <table:table-cell table:style-name="ce36" office:value-type="float" office:value="148.503299600794">
            <text:p>149</text:p>
          </table:table-cell>
          <table:table-cell table:style-name="ce27" table:formula="of:=[$'punishment yearly'.L200]" office:value-type="float" office:value="10.2338790066936">
            <text:p>10.2</text:p>
          </table:table-cell>
          <table:table-cell table:style-name="ce27" office:value-type="float" office:value="17.2">
            <text:p>17.2</text:p>
          </table:table-cell>
          <table:table-cell table:number-columns-repeated="1017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7" table:formula="of:=[$'punishment yearly'.E201]" office:value-type="float" office:value="724.098177928542">
            <text:p>724</text:p>
          </table:table-cell>
          <table:table-cell table:style-name="ce4" office:value-type="float" office:value="152">
            <text:p>152</text:p>
          </table:table-cell>
          <table:table-cell table:style-name="ce36" table:formula="of:=100*[$'punishment yearly'.Q201]/[$'punishment yearly'.C201]" office:value-type="float" office:value="723.737109984051">
            <text:p>724</text:p>
          </table:table-cell>
          <table:table-cell table:style-name="ce36" office:value-type="float" office:value="151.634294193155">
            <text:p>152</text:p>
          </table:table-cell>
          <table:table-cell table:style-name="ce27" table:formula="of:=[$'punishment yearly'.L201]" office:value-type="float" office:value="10.1771123070807">
            <text:p>10.2</text:p>
          </table:table-cell>
          <table:table-cell table:style-name="ce27" office:value-type="float" office:value="17.9">
            <text:p>17.9</text:p>
          </table:table-cell>
          <table:table-cell table:number-columns-repeated="1017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7" table:formula="of:=[$'punishment yearly'.E202]" office:value-type="float" office:value="727.725384967253">
            <text:p>728</text:p>
          </table:table-cell>
          <table:table-cell table:style-name="ce4" office:value-type="float" office:value="152">
            <text:p>152</text:p>
          </table:table-cell>
          <table:table-cell table:style-name="ce36" table:formula="of:=100*[$'punishment yearly'.Q202]/[$'punishment yearly'.C202]" office:value-type="float" office:value="727.355360288626">
            <text:p>727</text:p>
          </table:table-cell>
          <table:table-cell table:style-name="ce36" office:value-type="float" office:value="152.461908697643">
            <text:p>152</text:p>
          </table:table-cell>
          <table:table-cell table:style-name="ce27" table:formula="of:=[$'punishment yearly'.L202]" office:value-type="float" office:value="10.1206604888712">
            <text:p>10.1</text:p>
          </table:table-cell>
          <table:table-cell table:style-name="ce27" office:value-type="float" office:value="18.4">
            <text:p>18.4</text:p>
          </table:table-cell>
          <table:table-cell table:number-columns-repeated="1017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7" table:formula="of:=[$'punishment yearly'.E203]" office:value-type="float" office:value="732.113229957054">
            <text:p>732</text:p>
          </table:table-cell>
          <table:table-cell table:style-name="ce4" office:value-type="float" office:value="153">
            <text:p>153</text:p>
          </table:table-cell>
          <table:table-cell table:style-name="ce36" table:formula="of:=100*[$'punishment yearly'.Q203]/[$'punishment yearly'.C203]" office:value-type="float" office:value="731.729198538163">
            <text:p>732</text:p>
          </table:table-cell>
          <table:table-cell table:style-name="ce36" office:value-type="float" office:value="153.374788425159">
            <text:p>153</text:p>
          </table:table-cell>
          <table:table-cell table:style-name="ce27" table:formula="of:=[$'punishment yearly'.L203]" office:value-type="float" office:value="10.0645218054374">
            <text:p>10.1</text:p>
          </table:table-cell>
          <table:table-cell table:style-name="ce27" office:value-type="float" office:value="18.8">
            <text:p>18.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ecutions, 1825-18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ex ratio</text:p>
          </table:table-cell>
          <table:table-cell office:value-type="string">
            <text:p>prevalence</text:p>
          </table:table-cell>
          <table:table-cell table:number-columns-repeated="1021"/>
        </table:table-row>
        <table:table-row table:style-name="ro1">
          <table:table-cell office:value-type="string">
            <text:p>United States</text:p>
          </table:table-cell>
          <table:table-cell table:style-name="ce31" table:formula="of:=SUM([$'punishment yearly'.M18:.M38])/SUM([$'punishment yearly'.N18:.N38])" office:value-type="float" office:value="14.734693877551">
            <text:p>14.7</text:p>
          </table:table-cell>
          <table:table-cell table:style-name="ce33" table:formula="of:=(SUM([$'punishment yearly'.M18:.N38])/21)*100/AVERAGE([$'punishment yearly'.C18:.C38])" office:value-type="float" office:value="0.243708740051414">
            <text:p>0.244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office:value-type="string">
            <text:p>England &amp; Wales</text:p>
          </table:table-cell>
          <table:table-cell table:style-name="ce31" office:value-type="float" office:value="17.27027027">
            <text:p>17.3</text:p>
          </table:table-cell>
          <table:table-cell table:style-name="ce33" office:value-type="float" office:value="0.218027240504043">
            <text:p>0.218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erence</text:p>
          </table:table-cell>
          <table:table-cell table:style-name="ce32" table:formula="of:=[.B170]/[.B171]-1" office:value-type="percentage" office:value="-0.146817412397622">
            <text:p>-15%</text:p>
          </table:table-cell>
          <table:table-cell table:style-name="ce32" table:formula="of:=[.C170]/[.C171]-1" office:value-type="percentage" office:value="0.117790325135517">
            <text:p>12%</text:p>
          </table:table-cell>
          <table:table-cell table:style-name="ce32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2010 US/England&amp;Wales</text:p>
          </table:table-cell>
          <table:table-cell table:formula="of:=[.B166]/[.C166]" office:value-type="float" office:value="4.78505379056898">
            <text:p>4.7850537906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. compare 1977" table:style-name="ta4" table:print="false"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40" office:value-type="string" table:number-columns-spanned="6" table:number-rows-spanned="1">
            <text:p>Prisoner prevalence in U.S. about 1977 in international comparison</text:p>
          </table:table-cell>
          <table:covered-table-cell table:number-columns-repeated="5" table:style-name="ce41"/>
          <table:table-cell table:number-columns-repeated="2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40" office:value-type="string" table:number-columns-spanned="6" table:number-rows-spanned="1">
            <text:p>(prisoner prevalence = prisoners per 100,000 residents of jurisdiction)</text:p>
          </table:table-cell>
          <table:covered-table-cell table:number-columns-repeated="5" table:style-name="ce41"/>
          <table:table-cell table:number-columns-repeated="2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style-name="ce39"/>
          <table:table-cell table:number-columns-repeated="7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style-name="ce39"/>
          <table:table-cell/>
          <table:table-cell table:style-name="ce39" office:value-type="string">
            <text:p>prisoner</text:p>
          </table:table-cell>
          <table:table-cell table:number-columns-repeated="1021"/>
        </table:table-row>
        <table:table-row table:style-name="ro1">
          <table:table-cell table:style-name="ce39"/>
          <table:table-cell/>
          <table:table-cell table:style-name="ce39" office:value-type="string">
            <text:p>prevalenc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U.S. (9th highest across jurisdictions)</text:p>
          </table:table-cell>
          <table:table-cell table:style-name="ce6" table:formula="of:=[.C30]" office:value-type="float" office:value="183.946076762063">
            <text:p>18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/>
          <table:table-cell table:style-name="ce6"/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/>
          <table:table-cell table:style-name="ce39" office:value-type="string">
            <text:p>prisoner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across jurisdictions</text:p>
          </table:table-cell>
          <table:table-cell table:style-name="ce39" office:value-type="string">
            <text:p>prevalence</text:p>
          </table:table-cell>
          <table:table-cell table:style-name="ce43" office:value-type="string">
            <text:p>U.S. ratio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quartile 3</text:p>
          </table:table-cell>
          <table:table-cell table:style-name="ce6" table:formula="of:=QUARTILE([.C22:.C67];3)" office:value-type="float" office:value="112.330825155286">
            <text:p>112</text:p>
          </table:table-cell>
          <table:table-cell table:style-name="ce44" table:formula="of:=[.C$6]/[.C11]" office:value-type="float" office:value="1.63753872997706">
            <text:p>1.6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median</text:p>
          </table:table-cell>
          <table:table-cell table:style-name="ce6" table:formula="of:=QUARTILE([.C22:.C67];2)" office:value-type="float" office:value="73.0474577621191">
            <text:p>73</text:p>
          </table:table-cell>
          <table:table-cell table:style-name="ce44" table:formula="of:=[.C$6]/[.C12]" office:value-type="float" office:value="2.51817219103077">
            <text:p>2.5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quartile 1</text:p>
          </table:table-cell>
          <table:table-cell table:style-name="ce6" table:formula="of:=QUARTILE([.C22:.C67];1)" office:value-type="float" office:value="40.0647563581482">
            <text:p>40</text:p>
          </table:table-cell>
          <table:table-cell table:style-name="ce44" table:formula="of:=[.C$6]/[.C13]" office:value-type="float" office:value="4.59121915325595">
            <text:p>4.6</text:p>
          </table:table-cell>
          <table:table-cell table:number-columns-repeated="1020"/>
        </table:table-row>
        <table:table-row table:style-name="ro1">
          <table:table-cell table:style-name="ce39"/>
          <table:table-cell/>
          <table:table-cell table:style-name="ce6"/>
          <table:table-cell table:style-name="ce42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world aggregate, ex. U.S.</text:p>
          </table:table-cell>
          <table:table-cell table:style-name="ce6" table:formula="of:=(SUM([.F22:.F67])-[.F30])*100000/(SUM([.G22:.G67])-[.G30])" office:value-type="float" office:value="72.5242757184761">
            <text:p>73</text:p>
          </table:table-cell>
          <table:table-cell table:style-name="ce44" table:formula="of:=[.C$6]/[.C15]" office:value-type="float" office:value="2.53633800461659">
            <text:p>2.5</text:p>
          </table:table-cell>
          <table:table-cell table:number-columns-repeated="1020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/>
          <table:table-cell office:value-type="string">
            <text:p>US/Finland</text:p>
          </table:table-cell>
          <table:table-cell/>
          <table:table-cell table:style-name="ce31" table:formula="of:=[.C30]/[.C34]" office:value-type="float" office:value="1.66070190714402">
            <text:p>1.7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prisoner</text:p>
          </table:table-cell>
          <table:table-cell table:style-name="ce39" office:value-type="string">
            <text:p>prisoners</text:p>
          </table:table-cell>
          <table:table-cell table:number-columns-repeated="2"/>
          <table:table-cell table:style-name="ce39" office:value-type="string">
            <text:p>all persons</text:p>
          </table:table-cell>
          <table:table-cell table:number-columns-repeated="1017"/>
        </table:table-row>
        <table:table-row table:style-name="ro1">
          <table:table-cell table:style-name="ce39" office:value-type="string">
            <text:p>rank</text:p>
          </table:table-cell>
          <table:table-cell table:style-name="ce39" office:value-type="string">
            <text:p>jurisdiction</text:p>
          </table:table-cell>
          <table:table-cell table:style-name="ce39" office:value-type="string">
            <text:p>prevalence</text:p>
          </table:table-cell>
          <table:table-cell table:style-name="ce39" office:value-type="string">
            <text:p>males</text:p>
          </table:table-cell>
          <table:table-cell table:style-name="ce39" office:value-type="string">
            <text:p>females</text:p>
          </table:table-cell>
          <table:table-cell office:value-type="string">
            <text:p>total</text:p>
          </table:table-cell>
          <table:table-cell table:style-name="ce39" office:value-type="string">
            <text:p>total residents</text:p>
          </table:table-cell>
          <table:table-cell/>
          <table:table-cell table:style-name="ce39"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int Lucia</text:p>
          </table:table-cell>
          <table:table-cell table:style-name="ce6" table:formula="of:=[.F22]*100000/[.G22]" office:value-type="float" office:value="1011.68014375562">
            <text:p>1,012</text:p>
          </table:table-cell>
          <table:table-cell table:style-name="ce6" office:value-type="float" office:value="1104">
            <text:p>1,104</text:p>
          </table:table-cell>
          <table:table-cell table:style-name="ce6" office:value-type="float" office:value="22">
            <text:p>22</text:p>
          </table:table-cell>
          <table:table-cell table:style-name="ce6" table:formula="of:=[.D22]+[.E22]" office:value-type="float" office:value="1126">
            <text:p>1,126</text:p>
          </table:table-cell>
          <table:table-cell table:style-name="ce6" office:value-type="float" office:value="111300">
            <text:p>111,30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hamas</text:p>
          </table:table-cell>
          <table:table-cell table:style-name="ce6" table:formula="of:=[.F23]*100000/[.G23]" office:value-type="float" office:value="915.825257496575">
            <text:p>916</text:p>
          </table:table-cell>
          <table:table-cell table:style-name="ce6" office:value-type="float" office:value="1459">
            <text:p>1,459</text:p>
          </table:table-cell>
          <table:table-cell table:style-name="ce6" office:value-type="float" office:value="346">
            <text:p>346</text:p>
          </table:table-cell>
          <table:table-cell table:style-name="ce6" table:formula="of:=[.D23]+[.E23]" office:value-type="float" office:value="1805">
            <text:p>1,805</text:p>
          </table:table-cell>
          <table:table-cell table:style-name="ce6" office:value-type="float" office:value="197090">
            <text:p>197,090</text:p>
          </table:table-cell>
          <table:table-cell/>
          <table:table-cell table:style-name="ce39" office:value-type="string">
            <text:p>The Second United Nations' Survey on Crime Trends (1975-1980) reformed datase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atar</text:p>
          </table:table-cell>
          <table:table-cell table:style-name="ce6" table:formula="of:=[.F24]*100000/[.G24]" office:value-type="float" office:value="845.252856257196">
            <text:p>845</text:p>
          </table:table-cell>
          <table:table-cell table:style-name="ce6" office:value-type="float" office:value="1500">
            <text:p>1,500</text:p>
          </table:table-cell>
          <table:table-cell table:style-name="ce6" office:value-type="float" office:value="27">
            <text:p>27</text:p>
          </table:table-cell>
          <table:table-cell table:style-name="ce6" table:formula="of:=[.D24]+[.E24]" office:value-type="float" office:value="1527">
            <text:p>1,527</text:p>
          </table:table-cell>
          <table:table-cell table:style-name="ce6" office:value-type="float" office:value="180656">
            <text:p>180,656</text:p>
          </table:table-cell>
          <table:table-cell/>
          <table:table-cell table:style-name="ce39" office:value-type="string">
            <text:p>criminal-justice-world-cts2-stat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lize</text:p>
          </table:table-cell>
          <table:table-cell table:style-name="ce6" table:formula="of:=[.F25]*100000/[.G25]" office:value-type="float" office:value="560.601686855376">
            <text:p>561</text:p>
          </table:table-cell>
          <table:table-cell table:style-name="ce6" office:value-type="float" office:value="751">
            <text:p>751</text:p>
          </table:table-cell>
          <table:table-cell table:style-name="ce6" office:value-type="float" office:value="4">
            <text:p>4</text:p>
          </table:table-cell>
          <table:table-cell table:style-name="ce6" table:formula="of:=[.D25]+[.E25]" office:value-type="float" office:value="755">
            <text:p>755</text:p>
          </table:table-cell>
          <table:table-cell table:style-name="ce6" office:value-type="float" office:value="134676.7264">
            <text:p>134,677</text:p>
          </table:table-cell>
          <table:table-cell/>
          <table:table-cell table:style-name="ce39" office:value-type="string">
            <text:p>criminal-justice-world-cts2-datase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 Africa</text:p>
          </table:table-cell>
          <table:table-cell table:style-name="ce6" table:formula="of:=[.F26]*100000/[.G26]" office:value-type="float" office:value="384.444055627863">
            <text:p>384</text:p>
          </table:table-cell>
          <table:table-cell table:style-name="ce6" office:value-type="float" office:value="92709">
            <text:p>92,709</text:p>
          </table:table-cell>
          <table:table-cell table:style-name="ce6" office:value-type="float" office:value="6499">
            <text:p>6,499</text:p>
          </table:table-cell>
          <table:table-cell table:style-name="ce6" table:formula="of:=[.D26]+[.E26]" office:value-type="float" office:value="99208">
            <text:p>99,208</text:p>
          </table:table-cell>
          <table:table-cell table:style-name="ce6" office:value-type="float" office:value="25805575.232">
            <text:p>25,805,57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nga</text:p>
          </table:table-cell>
          <table:table-cell table:style-name="ce6" table:formula="of:=[.F27]*100000/[.G27]" office:value-type="float" office:value="250.304574149961">
            <text:p>250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0">
            <text:p>0</text:p>
          </table:table-cell>
          <table:table-cell table:style-name="ce6" table:formula="of:=[.D27]+[.E27]" office:value-type="float" office:value="226">
            <text:p>226</text:p>
          </table:table-cell>
          <table:table-cell table:style-name="ce6" office:value-type="float" office:value="90290">
            <text:p>90,29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inidad and Tobago</text:p>
          </table:table-cell>
          <table:table-cell table:style-name="ce6" table:formula="of:=[.F28]*100000/[.G28]" office:value-type="float" office:value="240.090569490566">
            <text:p>240</text:p>
          </table:table-cell>
          <table:table-cell table:style-name="ce6" office:value-type="float" office:value="2367">
            <text:p>2,367</text:p>
          </table:table-cell>
          <table:table-cell table:style-name="ce6" office:value-type="float" office:value="110">
            <text:p>110</text:p>
          </table:table-cell>
          <table:table-cell table:style-name="ce6" table:formula="of:=[.D28]+[.E28]" office:value-type="float" office:value="2477">
            <text:p>2,477</text:p>
          </table:table-cell>
          <table:table-cell table:style-name="ce6" office:value-type="float" office:value="1031694">
            <text:p>1,031,694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and</text:p>
          </table:table-cell>
          <table:table-cell table:style-name="ce6" table:formula="of:=[.F29]*100000/[.G29]" office:value-type="float" office:value="234.540870966487">
            <text:p>235</text:p>
          </table:table-cell>
          <table:table-cell table:style-name="ce6" office:value-type="float" office:value="78136">
            <text:p>78,136</text:p>
          </table:table-cell>
          <table:table-cell table:style-name="ce6" office:value-type="float" office:value="3224">
            <text:p>3,224</text:p>
          </table:table-cell>
          <table:table-cell table:style-name="ce6" table:formula="of:=[.D29]+[.E29]" office:value-type="float" office:value="81360">
            <text:p>81,360</text:p>
          </table:table-cell>
          <table:table-cell table:style-name="ce6" office:value-type="float" office:value="34689050">
            <text:p>34,689,05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ted States</text:p>
          </table:table-cell>
          <table:table-cell table:style-name="ce6" table:formula="of:=[.F30]*100000/[.G30]" office:value-type="float" office:value="183.946076762063">
            <text:p>184</text:p>
          </table:table-cell>
          <table:table-cell table:style-name="ce6" office:value-type="float" office:value="382646">
            <text:p>382,646</text:p>
          </table:table-cell>
          <table:table-cell table:style-name="ce6" office:value-type="float" office:value="22475">
            <text:p>22,475</text:p>
          </table:table-cell>
          <table:table-cell table:style-name="ce6" table:formula="of:=[.D30]+[.E30]" office:value-type="float" office:value="405121">
            <text:p>405,121</text:p>
          </table:table-cell>
          <table:table-cell table:style-name="ce6" office:value-type="float" office:value="220239000">
            <text:p>220,239,0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uritius</text:p>
          </table:table-cell>
          <table:table-cell table:style-name="ce6" table:formula="of:=[.F31]*100000/[.G31]" office:value-type="float" office:value="158.132503967965">
            <text:p>158</text:p>
          </table:table-cell>
          <table:table-cell table:style-name="ce6" office:value-type="float" office:value="1419">
            <text:p>1,419</text:p>
          </table:table-cell>
          <table:table-cell table:style-name="ce6" office:value-type="float" office:value="38">
            <text:p>38</text:p>
          </table:table-cell>
          <table:table-cell table:style-name="ce6" table:formula="of:=[.D31]+[.E31]" office:value-type="float" office:value="1457">
            <text:p>1,457</text:p>
          </table:table-cell>
          <table:table-cell table:style-name="ce6" office:value-type="float" office:value="921379.2">
            <text:p>921,379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lombia</text:p>
          </table:table-cell>
          <table:table-cell table:style-name="ce6" table:formula="of:=[.F32]*100000/[.G32]" office:value-type="float" office:value="136.284043160506">
            <text:p>136</text:p>
          </table:table-cell>
          <table:table-cell table:style-name="ce6" office:value-type="float" office:value="32460">
            <text:p>32,460</text:p>
          </table:table-cell>
          <table:table-cell table:style-name="ce6" office:value-type="float" office:value="1733">
            <text:p>1,733</text:p>
          </table:table-cell>
          <table:table-cell table:style-name="ce6" table:formula="of:=[.D32]+[.E32]" office:value-type="float" office:value="34193">
            <text:p>34,193</text:p>
          </table:table-cell>
          <table:table-cell table:style-name="ce6" office:value-type="float" office:value="25089511">
            <text:p>25,089,51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enezuela</text:p>
          </table:table-cell>
          <table:table-cell table:style-name="ce6" table:formula="of:=[.F33]*100000/[.G33]" office:value-type="float" office:value="112.853081998048">
            <text:p>113</text:p>
          </table:table-cell>
          <table:table-cell table:style-name="ce6" office:value-type="float" office:value="14877">
            <text:p>14,877</text:p>
          </table:table-cell>
          <table:table-cell table:style-name="ce6" office:value-type="float" office:value="480">
            <text:p>480</text:p>
          </table:table-cell>
          <table:table-cell table:style-name="ce6" table:formula="of:=[.D33]+[.E33]" office:value-type="float" office:value="15357">
            <text:p>15,357</text:p>
          </table:table-cell>
          <table:table-cell table:style-name="ce6" office:value-type="float" office:value="13607958">
            <text:p>13,607,958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nland</text:p>
          </table:table-cell>
          <table:table-cell table:style-name="ce6" table:formula="of:=[.F34]*100000/[.G34]" office:value-type="float" office:value="110.764054627">
            <text:p>111</text:p>
          </table:table-cell>
          <table:table-cell table:style-name="ce6" office:value-type="float" office:value="5111">
            <text:p>5,111</text:p>
          </table:table-cell>
          <table:table-cell table:style-name="ce6" office:value-type="float" office:value="138">
            <text:p>138</text:p>
          </table:table-cell>
          <table:table-cell table:style-name="ce6" table:formula="of:=[.D34]+[.E34]" office:value-type="float" office:value="5249">
            <text:p>5,249</text:p>
          </table:table-cell>
          <table:table-cell table:style-name="ce6" office:value-type="float" office:value="4738902">
            <text:p>4,738,902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rocco</text:p>
          </table:table-cell>
          <table:table-cell table:style-name="ce6" table:formula="of:=[.F35]*100000/[.G35]" office:value-type="float" office:value="106.827951650852">
            <text:p>107</text:p>
          </table:table-cell>
          <table:table-cell table:style-name="ce6" office:value-type="float" office:value="18406">
            <text:p>18,406</text:p>
          </table:table-cell>
          <table:table-cell table:style-name="ce6" office:value-type="float" office:value="992">
            <text:p>992</text:p>
          </table:table-cell>
          <table:table-cell table:style-name="ce6" table:formula="of:=[.D35]+[.E35]" office:value-type="float" office:value="19398">
            <text:p>19,398</text:p>
          </table:table-cell>
          <table:table-cell table:style-name="ce6" office:value-type="float" office:value="18158169">
            <text:p>18,158,169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sta Rica</text:p>
          </table:table-cell>
          <table:table-cell table:style-name="ce6" table:formula="of:=[.F36]*100000/[.G36]" office:value-type="float" office:value="93.6483612926903">
            <text:p>94</text:p>
          </table:table-cell>
          <table:table-cell table:style-name="ce6" office:value-type="float" office:value="1880">
            <text:p>1,880</text:p>
          </table:table-cell>
          <table:table-cell table:style-name="ce6" office:value-type="float" office:value="141">
            <text:p>141</text:p>
          </table:table-cell>
          <table:table-cell table:style-name="ce6" table:formula="of:=[.D36]+[.E36]" office:value-type="float" office:value="2021">
            <text:p>2,021</text:p>
          </table:table-cell>
          <table:table-cell table:style-name="ce6" office:value-type="float" office:value="2158073">
            <text:p>2,158,07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rbados</text:p>
          </table:table-cell>
          <table:table-cell table:style-name="ce6" table:formula="of:=[.F37]*100000/[.G37]" office:value-type="float" office:value="93.069178725195">
            <text:p>93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5">
            <text:p>5</text:p>
          </table:table-cell>
          <table:table-cell table:style-name="ce6" table:formula="of:=[.D37]+[.E37]" office:value-type="float" office:value="230">
            <text:p>230</text:p>
          </table:table-cell>
          <table:table-cell table:style-name="ce6" office:value-type="float" office:value="247128">
            <text:p>247,128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ew Zealand</text:p>
          </table:table-cell>
          <table:table-cell table:style-name="ce6" table:formula="of:=[.F38]*100000/[.G38]" office:value-type="float" office:value="91.025641025641">
            <text:p>91</text:p>
          </table:table-cell>
          <table:table-cell table:style-name="ce6" office:value-type="float" office:value="2719">
            <text:p>2,719</text:p>
          </table:table-cell>
          <table:table-cell table:style-name="ce6" office:value-type="float" office:value="121">
            <text:p>121</text:p>
          </table:table-cell>
          <table:table-cell table:style-name="ce6" table:formula="of:=[.D38]+[.E38]" office:value-type="float" office:value="2840">
            <text:p>2,840</text:p>
          </table:table-cell>
          <table:table-cell table:style-name="ce6" office:value-type="float" office:value="3120000">
            <text:p>3,120,00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ermany, Federal Rep Of</text:p>
          </table:table-cell>
          <table:table-cell table:style-name="ce6" table:formula="of:=[.F39]*100000/[.G39]" office:value-type="float" office:value="90.9022801302932">
            <text:p>91</text:p>
          </table:table-cell>
          <table:table-cell table:style-name="ce6" office:value-type="float" office:value="53737">
            <text:p>53,737</text:p>
          </table:table-cell>
          <table:table-cell table:style-name="ce6" office:value-type="float" office:value="2077">
            <text:p>2,077</text:p>
          </table:table-cell>
          <table:table-cell table:style-name="ce6" table:formula="of:=[.D39]+[.E39]" office:value-type="float" office:value="55814">
            <text:p>55,814</text:p>
          </table:table-cell>
          <table:table-cell table:style-name="ce6" office:value-type="float" office:value="61400000">
            <text:p>61,400,00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rgentina</text:p>
          </table:table-cell>
          <table:table-cell table:style-name="ce6" table:formula="of:=[.F40]*100000/[.G40]" office:value-type="float" office:value="88.4488027273102">
            <text:p>88</text:p>
          </table:table-cell>
          <table:table-cell table:style-name="ce6" office:value-type="float" office:value="22412">
            <text:p>22,412</text:p>
          </table:table-cell>
          <table:table-cell table:style-name="ce6" office:value-type="float" office:value="1380">
            <text:p>1,380</text:p>
          </table:table-cell>
          <table:table-cell table:style-name="ce6" table:formula="of:=[.D40]+[.E40]" office:value-type="float" office:value="23792">
            <text:p>23,792</text:p>
          </table:table-cell>
          <table:table-cell table:style-name="ce6" office:value-type="float" office:value="26899177">
            <text:p>26,899,177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ited Kingdom</text:p>
          </table:table-cell>
          <table:table-cell table:style-name="ce6" table:formula="of:=[.F41]*100000/[.G41]" office:value-type="float" office:value="87.4709832946492">
            <text:p>87</text:p>
          </table:table-cell>
          <table:table-cell table:style-name="ce6" office:value-type="float" office:value="47554">
            <text:p>47,554</text:p>
          </table:table-cell>
          <table:table-cell table:style-name="ce6" office:value-type="float" office:value="1599">
            <text:p>1,599</text:p>
          </table:table-cell>
          <table:table-cell table:style-name="ce6" table:formula="of:=[.D41]+[.E41]" office:value-type="float" office:value="49153">
            <text:p>49,153</text:p>
          </table:table-cell>
          <table:table-cell table:style-name="ce6" office:value-type="float" office:value="56193492">
            <text:p>56,193,492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eru</text:p>
          </table:table-cell>
          <table:table-cell table:style-name="ce6" table:formula="of:=[.F42]*100000/[.G42]" office:value-type="float" office:value="82.6893685052958">
            <text:p>83</text:p>
          </table:table-cell>
          <table:table-cell table:style-name="ce6" office:value-type="float" office:value="12785">
            <text:p>12,785</text:p>
          </table:table-cell>
          <table:table-cell table:style-name="ce6" office:value-type="float" office:value="435">
            <text:p>435</text:p>
          </table:table-cell>
          <table:table-cell table:style-name="ce6" table:formula="of:=[.D42]+[.E42]" office:value-type="float" office:value="13220">
            <text:p>13,220</text:p>
          </table:table-cell>
          <table:table-cell table:style-name="ce6" office:value-type="float" office:value="15987545">
            <text:p>15,987,54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ruguay</text:p>
          </table:table-cell>
          <table:table-cell table:style-name="ce6" table:formula="of:=[.F43]*100000/[.G43]" office:value-type="float" office:value="80.2813242462203">
            <text:p>80</text:p>
          </table:table-cell>
          <table:table-cell table:style-name="ce6" office:value-type="float" office:value="2157">
            <text:p>2,157</text:p>
          </table:table-cell>
          <table:table-cell table:style-name="ce6" office:value-type="float" office:value="136">
            <text:p>136</text:p>
          </table:table-cell>
          <table:table-cell table:style-name="ce6" table:formula="of:=[.D43]+[.E43]" office:value-type="float" office:value="2293">
            <text:p>2,293</text:p>
          </table:table-cell>
          <table:table-cell table:style-name="ce6" office:value-type="float" office:value="2856206">
            <text:p>2,856,20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onduras</text:p>
          </table:table-cell>
          <table:table-cell table:style-name="ce6" table:formula="of:=[.F44]*100000/[.G44]" office:value-type="float" office:value="77.5584831863206">
            <text:p>78</text:p>
          </table:table-cell>
          <table:table-cell table:style-name="ce6" office:value-type="float" office:value="2493">
            <text:p>2,493</text:p>
          </table:table-cell>
          <table:table-cell table:style-name="ce6" office:value-type="float" office:value="67">
            <text:p>67</text:p>
          </table:table-cell>
          <table:table-cell table:style-name="ce6" table:formula="of:=[.D44]+[.E44]" office:value-type="float" office:value="2560">
            <text:p>2,560</text:p>
          </table:table-cell>
          <table:table-cell table:style-name="ce6" office:value-type="float" office:value="3300735">
            <text:p>3,300,735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ganda</text:p>
          </table:table-cell>
          <table:table-cell table:style-name="ce6" table:formula="of:=[.F45]*100000/[.G45]" office:value-type="float" office:value="68.5364323379175">
            <text:p>69</text:p>
          </table:table-cell>
          <table:table-cell table:style-name="ce6" office:value-type="float" office:value="7844">
            <text:p>7,844</text:p>
          </table:table-cell>
          <table:table-cell table:style-name="ce6" office:value-type="float" office:value="80">
            <text:p>80</text:p>
          </table:table-cell>
          <table:table-cell table:style-name="ce6" table:formula="of:=[.D45]+[.E45]" office:value-type="float" office:value="7924">
            <text:p>7,924</text:p>
          </table:table-cell>
          <table:table-cell table:style-name="ce6" office:value-type="float" office:value="11561734">
            <text:p>11,561,734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elgium</text:p>
          </table:table-cell>
          <table:table-cell table:style-name="ce6" table:formula="of:=[.F46]*100000/[.G46]" office:value-type="float" office:value="64.3516746795997">
            <text:p>64</text:p>
          </table:table-cell>
          <table:table-cell table:style-name="ce6" office:value-type="float" office:value="6053">
            <text:p>6,053</text:p>
          </table:table-cell>
          <table:table-cell table:style-name="ce6" office:value-type="float" office:value="273">
            <text:p>273</text:p>
          </table:table-cell>
          <table:table-cell table:style-name="ce6" table:formula="of:=[.D46]+[.E46]" office:value-type="float" office:value="6326">
            <text:p>6,326</text:p>
          </table:table-cell>
          <table:table-cell table:style-name="ce6" office:value-type="float" office:value="9830358">
            <text:p>9,830,358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stralia</text:p>
          </table:table-cell>
          <table:table-cell table:style-name="ce6" table:formula="of:=[.F47]*100000/[.G47]" office:value-type="float" office:value="63.5921645997745">
            <text:p>64</text:p>
          </table:table-cell>
          <table:table-cell table:style-name="ce6" office:value-type="float" office:value="8760">
            <text:p>8,760</text:p>
          </table:table-cell>
          <table:table-cell table:style-name="ce6" office:value-type="float" office:value="265">
            <text:p>265</text:p>
          </table:table-cell>
          <table:table-cell table:style-name="ce6" table:formula="of:=[.D47]+[.E47]" office:value-type="float" office:value="9025">
            <text:p>9,025</text:p>
          </table:table-cell>
          <table:table-cell table:style-name="ce6" office:value-type="float" office:value="14192000">
            <text:p>14,192,00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ngapore</text:p>
          </table:table-cell>
          <table:table-cell table:style-name="ce6" table:formula="of:=[.F48]*100000/[.G48]" office:value-type="float" office:value="60.6451612903226">
            <text:p>61</text:p>
          </table:table-cell>
          <table:table-cell table:style-name="ce6" office:value-type="float" office:value="1393">
            <text:p>1,393</text:p>
          </table:table-cell>
          <table:table-cell table:style-name="ce6" office:value-type="float" office:value="17">
            <text:p>17</text:p>
          </table:table-cell>
          <table:table-cell table:style-name="ce6" table:formula="of:=[.D48]+[.E48]" office:value-type="float" office:value="1410">
            <text:p>1,410</text:p>
          </table:table-cell>
          <table:table-cell table:style-name="ce6" office:value-type="float" office:value="2325000">
            <text:p>2,325,00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rance</text:p>
          </table:table-cell>
          <table:table-cell table:style-name="ce6" table:formula="of:=[.F49]*100000/[.G49]" office:value-type="float" office:value="56.0637757375471">
            <text:p>56</text:p>
          </table:table-cell>
          <table:table-cell table:style-name="ce6" office:value-type="float" office:value="29660">
            <text:p>29,660</text:p>
          </table:table-cell>
          <table:table-cell table:style-name="ce6" office:value-type="float" office:value="851">
            <text:p>851</text:p>
          </table:table-cell>
          <table:table-cell table:style-name="ce6" table:formula="of:=[.D49]+[.E49]" office:value-type="float" office:value="30511">
            <text:p>30,511</text:p>
          </table:table-cell>
          <table:table-cell table:style-name="ce6" office:value-type="float" office:value="54421950">
            <text:p>54,421,95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enmark</text:p>
          </table:table-cell>
          <table:table-cell table:style-name="ce6" table:formula="of:=[.F50]*100000/[.G50]" office:value-type="float" office:value="56.0095385226728">
            <text:p>56</text:p>
          </table:table-cell>
          <table:table-cell table:style-name="ce6" office:value-type="float" office:value="2768">
            <text:p>2,768</text:p>
          </table:table-cell>
          <table:table-cell table:style-name="ce6" office:value-type="float" office:value="82">
            <text:p>82</text:p>
          </table:table-cell>
          <table:table-cell table:style-name="ce6" table:formula="of:=[.D50]+[.E50]" office:value-type="float" office:value="2850">
            <text:p>2,850</text:p>
          </table:table-cell>
          <table:table-cell table:style-name="ce6" office:value-type="float" office:value="5088419">
            <text:p>5,088,419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taly</text:p>
          </table:table-cell>
          <table:table-cell table:style-name="ce6" table:formula="of:=[.F51]*100000/[.G51]" office:value-type="float" office:value="55.5424389609076">
            <text:p>56</text:p>
          </table:table-cell>
          <table:table-cell table:style-name="ce6" office:value-type="float" office:value="30010">
            <text:p>30,010</text:p>
          </table:table-cell>
          <table:table-cell table:style-name="ce6" office:value-type="float" office:value="1069">
            <text:p>1,069</text:p>
          </table:table-cell>
          <table:table-cell table:style-name="ce6" table:formula="of:=[.D51]+[.E51]" office:value-type="float" office:value="31079">
            <text:p>31,079</text:p>
          </table:table-cell>
          <table:table-cell table:style-name="ce6" office:value-type="float" office:value="55955411">
            <text:p>55,955,41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ortugal</text:p>
          </table:table-cell>
          <table:table-cell table:style-name="ce6" table:formula="of:=[.F52]*100000/[.G52]" office:value-type="float" office:value="49.4200572671967">
            <text:p>49</text:p>
          </table:table-cell>
          <table:table-cell table:style-name="ce6" office:value-type="float" office:value="4482">
            <text:p>4,482</text:p>
          </table:table-cell>
          <table:table-cell table:style-name="ce6" office:value-type="float" office:value="191">
            <text:p>191</text:p>
          </table:table-cell>
          <table:table-cell table:style-name="ce6" table:formula="of:=[.D52]+[.E52]" office:value-type="float" office:value="4673">
            <text:p>4,673</text:p>
          </table:table-cell>
          <table:table-cell table:style-name="ce6" office:value-type="float" office:value="9455675">
            <text:p>9,455,67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ngladesh</text:p>
          </table:table-cell>
          <table:table-cell table:style-name="ce6" table:formula="of:=[.F53]*100000/[.G53]" office:value-type="float" office:value="46.1674439685857">
            <text:p>46</text:p>
          </table:table-cell>
          <table:table-cell table:style-name="ce6" office:value-type="float" office:value="32420">
            <text:p>32,420</text:p>
          </table:table-cell>
          <table:table-cell table:style-name="ce6" office:value-type="float" office:value="1705">
            <text:p>1,705</text:p>
          </table:table-cell>
          <table:table-cell table:style-name="ce6" table:formula="of:=[.D53]+[.E53]" office:value-type="float" office:value="34125">
            <text:p>34,125</text:p>
          </table:table-cell>
          <table:table-cell table:style-name="ce6" office:value-type="float" office:value="73915723">
            <text:p>73,915,723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way</text:p>
          </table:table-cell>
          <table:table-cell table:style-name="ce6" table:formula="of:=[.F54]*100000/[.G54]" office:value-type="float" office:value="43.9997477248866">
            <text:p>44</text:p>
          </table:table-cell>
          <table:table-cell table:style-name="ce6" office:value-type="float" office:value="1735">
            <text:p>1,735</text:p>
          </table:table-cell>
          <table:table-cell table:style-name="ce6" office:value-type="float" office:value="44">
            <text:p>44</text:p>
          </table:table-cell>
          <table:table-cell table:style-name="ce6" table:formula="of:=[.D54]+[.E54]" office:value-type="float" office:value="1779">
            <text:p>1,779</text:p>
          </table:table-cell>
          <table:table-cell table:style-name="ce6" office:value-type="float" office:value="4043205">
            <text:p>4,043,205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apan</text:p>
          </table:table-cell>
          <table:table-cell table:style-name="ce6" table:formula="of:=[.F55]*100000/[.G55]" office:value-type="float" office:value="42.8690619428612">
            <text:p>43</text:p>
          </table:table-cell>
          <table:table-cell table:style-name="ce6" office:value-type="float" office:value="47563">
            <text:p>47,563</text:p>
          </table:table-cell>
          <table:table-cell table:style-name="ce6" office:value-type="float" office:value="1249">
            <text:p>1,249</text:p>
          </table:table-cell>
          <table:table-cell table:style-name="ce6" table:formula="of:=[.D55]+[.E55]" office:value-type="float" office:value="48812">
            <text:p>48,812</text:p>
          </table:table-cell>
          <table:table-cell table:style-name="ce6" office:value-type="float" office:value="113863000">
            <text:p>113,863,00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hrain</text:p>
          </table:table-cell>
          <table:table-cell table:style-name="ce6" table:formula="of:=[.F56]*100000/[.G56]" office:value-type="float" office:value="39.1299878299106">
            <text:p>39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9">
            <text:p>19</text:p>
          </table:table-cell>
          <table:table-cell table:style-name="ce6" table:formula="of:=[.D56]+[.E56]" office:value-type="float" office:value="118">
            <text:p>118</text:p>
          </table:table-cell>
          <table:table-cell table:style-name="ce6" office:value-type="float" office:value="301559">
            <text:p>301,559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eychelles</text:p>
          </table:table-cell>
          <table:table-cell table:style-name="ce6" table:formula="of:=[.F57]*100000/[.G57]" office:value-type="float" office:value="35.6319158309363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6" table:formula="of:=[.D57]+[.E57]" office:value-type="float" office:value="22">
            <text:p>22</text:p>
          </table:table-cell>
          <table:table-cell table:style-name="ce6" office:value-type="float" office:value="61742.4">
            <text:p>61,742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reland</text:p>
          </table:table-cell>
          <table:table-cell table:style-name="ce6" table:formula="of:=[.F58]*100000/[.G58]" office:value-type="float" office:value="32.1735421363719">
            <text:p>32</text:p>
          </table:table-cell>
          <table:table-cell table:style-name="ce6" office:value-type="float" office:value="1039">
            <text:p>1,039</text:p>
          </table:table-cell>
          <table:table-cell table:style-name="ce6" office:value-type="float" office:value="17">
            <text:p>17</text:p>
          </table:table-cell>
          <table:table-cell table:style-name="ce6" table:formula="of:=[.D58]+[.E58]" office:value-type="float" office:value="1056">
            <text:p>1,056</text:p>
          </table:table-cell>
          <table:table-cell table:style-name="ce6" office:value-type="float" office:value="3282200">
            <text:p>3,282,20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reece</text:p>
          </table:table-cell>
          <table:table-cell table:style-name="ce6" table:formula="of:=[.F59]*100000/[.G59]" office:value-type="float" office:value="30.2842172174423">
            <text:p>30</text:p>
          </table:table-cell>
          <table:table-cell table:style-name="ce6" office:value-type="float" office:value="2731">
            <text:p>2,731</text:p>
          </table:table-cell>
          <table:table-cell table:style-name="ce6" office:value-type="float" office:value="88">
            <text:p>88</text:p>
          </table:table-cell>
          <table:table-cell table:style-name="ce6" table:formula="of:=[.D59]+[.E59]" office:value-type="float" office:value="2819">
            <text:p>2,819</text:p>
          </table:table-cell>
          <table:table-cell table:style-name="ce6" office:value-type="float" office:value="9308479">
            <text:p>9,308,479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ain</text:p>
          </table:table-cell>
          <table:table-cell table:style-name="ce6" table:formula="of:=[.F60]*100000/[.G60]" office:value-type="float" office:value="25.8234453898194">
            <text:p>26</text:p>
          </table:table-cell>
          <table:table-cell table:style-name="ce6" office:value-type="float" office:value="9037">
            <text:p>9,037</text:p>
          </table:table-cell>
          <table:table-cell table:style-name="ce6" office:value-type="float" office:value="355">
            <text:p>355</text:p>
          </table:table-cell>
          <table:table-cell table:style-name="ce6" table:formula="of:=[.D60]+[.E60]" office:value-type="float" office:value="9392">
            <text:p>9,392</text:p>
          </table:table-cell>
          <table:table-cell table:style-name="ce6" office:value-type="float" office:value="36370050">
            <text:p>36,370,05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therlands</text:p>
          </table:table-cell>
          <table:table-cell table:style-name="ce6" table:formula="of:=[.F61]*100000/[.G61]" office:value-type="float" office:value="25.5842427046117">
            <text:p>26</text:p>
          </table:table-cell>
          <table:table-cell table:style-name="ce6" office:value-type="float" office:value="3465">
            <text:p>3,465</text:p>
          </table:table-cell>
          <table:table-cell table:style-name="ce6" office:value-type="float" office:value="80">
            <text:p>80</text:p>
          </table:table-cell>
          <table:table-cell table:style-name="ce6" table:formula="of:=[.D61]+[.E61]" office:value-type="float" office:value="3545">
            <text:p>3,545</text:p>
          </table:table-cell>
          <table:table-cell table:style-name="ce6" office:value-type="float" office:value="13856185">
            <text:p>13,856,18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uwait</text:p>
          </table:table-cell>
          <table:table-cell table:style-name="ce6" table:formula="of:=[.F62]*100000/[.G62]" office:value-type="float" office:value="24.9378673882249">
            <text:p>25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19">
            <text:p>19</text:p>
          </table:table-cell>
          <table:table-cell table:style-name="ce6" table:formula="of:=[.D62]+[.E62]" office:value-type="float" office:value="294">
            <text:p>294</text:p>
          </table:table-cell>
          <table:table-cell table:style-name="ce6" office:value-type="float" office:value="1178930">
            <text:p>1,178,93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ndonesia</text:p>
          </table:table-cell>
          <table:table-cell table:style-name="ce6" table:formula="of:=[.F63]*100000/[.G63]" office:value-type="float" office:value="20.4096933547705">
            <text:p>20</text:p>
          </table:table-cell>
          <table:table-cell table:style-name="ce6" office:value-type="float" office:value="27990">
            <text:p>27,990</text:p>
          </table:table-cell>
          <table:table-cell table:style-name="ce6" office:value-type="float" office:value="724">
            <text:p>724</text:p>
          </table:table-cell>
          <table:table-cell table:style-name="ce6" table:formula="of:=[.D63]+[.E63]" office:value-type="float" office:value="28714">
            <text:p>28,714</text:p>
          </table:table-cell>
          <table:table-cell table:style-name="ce6" office:value-type="float" office:value="140688052">
            <text:p>140,688,052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ile</text:p>
          </table:table-cell>
          <table:table-cell table:style-name="ce6" table:formula="of:=[.F64]*100000/[.G64]" office:value-type="float" office:value="14.3939950827202">
            <text:p>14</text:p>
          </table:table-cell>
          <table:table-cell table:style-name="ce6" office:value-type="float" office:value="1284">
            <text:p>1,284</text:p>
          </table:table-cell>
          <table:table-cell table:style-name="ce6" office:value-type="float" office:value="259">
            <text:p>259</text:p>
          </table:table-cell>
          <table:table-cell table:style-name="ce6" table:formula="of:=[.D64]+[.E64]" office:value-type="float" office:value="1543">
            <text:p>1,543</text:p>
          </table:table-cell>
          <table:table-cell table:style-name="ce6" office:value-type="float" office:value="10719748">
            <text:p>10,719,74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weden</text:p>
          </table:table-cell>
          <table:table-cell table:style-name="ce6" table:formula="of:=[.F65]*100000/[.G65]" office:value-type="float" office:value="1.74512878808077">
            <text:p>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6">
            <text:p>16</text:p>
          </table:table-cell>
          <table:table-cell table:style-name="ce6" table:formula="of:=[.D65]+[.E65]" office:value-type="float" office:value="144">
            <text:p>144</text:p>
          </table:table-cell>
          <table:table-cell table:style-name="ce6" office:value-type="float" office:value="8251540">
            <text:p>8,251,540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amaica</text:p>
          </table:table-cell>
          <table:table-cell table:style-name="ce6" table:formula="of:=[.F66]*100000/[.G66]" office:value-type="float" office:value="0.534136405152447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table:formula="of:=[.D66]+[.E66]" office:value-type="float" office:value="11">
            <text:p>11</text:p>
          </table:table-cell>
          <table:table-cell table:style-name="ce6" office:value-type="float" office:value="2059399.04">
            <text:p>2,059,399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dagascar</text:p>
          </table:table-cell>
          <table:table-cell table:style-name="ce6" table:formula="of:=[.F67]*100000/[.G67]" office:value-type="float" office:value="0.365555679928522">
            <text:p>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6" table:formula="of:=[.D67]+[.E67]" office:value-type="float" office:value="29">
            <text:p>29</text:p>
          </table:table-cell>
          <table:table-cell table:style-name="ce6" office:value-type="float" office:value="7933128">
            <text:p>7,933,128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45" office:value-type="string">
            <text:p>sub-jurisdictions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United Kingdom: England &amp; Wales</text:p>
          </table:table-cell>
          <table:table-cell table:style-name="ce6" table:formula="of:=[.F71]*100000/[.G71]" office:value-type="float" office:value="84.081715210356">
            <text:p>84</text:p>
          </table:table-cell>
          <table:table-cell table:style-name="ce6" office:value-type="float" office:value="40212">
            <text:p>40,212</text:p>
          </table:table-cell>
          <table:table-cell table:style-name="ce6" office:value-type="float" office:value="1358">
            <text:p>1,358</text:p>
          </table:table-cell>
          <table:table-cell table:style-name="ce6" table:formula="of:=[.D71]+[.E71]" office:value-type="float" office:value="41570">
            <text:p>41,570</text:p>
          </table:table-cell>
          <table:table-cell table:style-name="ce6" office:value-type="float" office:value="49440000">
            <text:p>49,440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ited Kingdom: Northern Ireland</text:p>
          </table:table-cell>
          <table:table-cell table:style-name="ce6" table:formula="of:=[.F72]*100000/[.G72]" office:value-type="float" office:value="176.447625243982">
            <text:p>176</text:p>
          </table:table-cell>
          <table:table-cell table:style-name="ce6" office:value-type="float" office:value="2638">
            <text:p>2,638</text:p>
          </table:table-cell>
          <table:table-cell table:style-name="ce6" office:value-type="float" office:value="74">
            <text:p>74</text:p>
          </table:table-cell>
          <table:table-cell table:style-name="ce6" table:formula="of:=[.D72]+[.E72]" office:value-type="float" office:value="2712">
            <text:p>2,712</text:p>
          </table:table-cell>
          <table:table-cell table:style-name="ce6" office:value-type="float" office:value="1537000">
            <text:p>1,537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ited Kingdom: Scotland</text:p>
          </table:table-cell>
          <table:table-cell table:style-name="ce6" table:formula="of:=[.F73]*100000/[.G73]" office:value-type="float" office:value="93.7451886066205">
            <text:p>94</text:p>
          </table:table-cell>
          <table:table-cell table:style-name="ce6" office:value-type="float" office:value="4704">
            <text:p>4,704</text:p>
          </table:table-cell>
          <table:table-cell table:style-name="ce6" office:value-type="float" office:value="167">
            <text:p>167</text:p>
          </table:table-cell>
          <table:table-cell table:style-name="ce6" table:formula="of:=[.D73]+[.E73]" office:value-type="float" office:value="4871">
            <text:p>4,871</text:p>
          </table:table-cell>
          <table:table-cell table:style-name="ce6" office:value-type="float" office:value="5196000">
            <text:p>5,196,000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. compare 2010" table:style-name="ta5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ce6"/>
        <table:table-column table:style-name="co27" table:default-cell-style-name="ce42"/>
        <table:table-column table:style-name="co12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40" office:value-type="string" table:number-columns-spanned="5" table:number-rows-spanned="1">
            <text:p>Prisoner prevalence in U.S. in 2010 in international comparison</text:p>
          </table:table-cell>
          <table:covered-table-cell table:number-columns-repeated="4" table:style-name="ce41"/>
          <table:table-cell table:number-columns-repeated="7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style-name="ce40" office:value-type="string" table:number-columns-spanned="5" table:number-rows-spanned="1">
            <text:p>(prisoner prevalence = prisoners per 100,000 residents of jurisdiction)</text:p>
          </table:table-cell>
          <table:covered-table-cell table:number-columns-repeated="4" table:style-name="ce41"/>
          <table:table-cell table:number-columns-repeated="7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style-name="ce39"/>
          <table:table-cell table:number-columns-repeated="11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style-name="ce39"/>
          <table:table-cell table:number-columns-repeated="5"/>
          <table:table-cell table:style-name="ce39" office:value-type="string">
            <text:p>prisoner</text:p>
          </table:table-cell>
          <table:table-cell table:number-columns-repeated="1017"/>
        </table:table-row>
        <table:table-row table:style-name="ro1">
          <table:table-cell table:style-name="ce39"/>
          <table:table-cell table:number-columns-repeated="5"/>
          <table:table-cell table:style-name="ce39" office:value-type="string">
            <text:p>prevalence</text:p>
          </table:table-cell>
          <table:table-cell table:number-columns-repeated="1017"/>
        </table:table-row>
        <table:table-row table:style-name="ro1">
          <table:table-cell table:style-name="ce39"/>
          <table:table-cell table:number-columns-repeated="4"/>
          <table:table-cell table:style-name="ce39" office:value-type="string">
            <text:p>U.S. (highest across jurisdictions)</text:p>
          </table:table-cell>
          <table:table-cell table:formula="of:=[.G20]" office:value-type="float" office:value="732.775">
            <text:p>733</text:p>
          </table:table-cell>
          <table:table-cell table:number-columns-repeated="1017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style-name="ce39" office:value-type="string">
            <text:p>prison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9"/>
          <table:table-cell table:number-columns-repeated="2"/>
          <table:table-cell table:style-name="ce39" office:value-type="string">
            <text:p>across jurisdictions</text:p>
          </table:table-cell>
          <table:table-cell table:style-name="ce39" office:value-type="string">
            <text:p>prevalence</text:p>
          </table:table-cell>
          <table:table-cell table:style-name="ce43" office:value-type="string">
            <text:p>U.S. rati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9" office:value-type="string">
            <text:p>quartile 3</text:p>
          </table:table-cell>
          <table:table-cell table:formula="of:=QUARTILE([.G20:.G229];3)" office:value-type="float" office:value="231.0041">
            <text:p>231</text:p>
          </table:table-cell>
          <table:table-cell table:style-name="ce44" table:formula="of:=[.G$6]/[.G10]" office:value-type="float" office:value="3.17212984531443">
            <text:p>3.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9" office:value-type="string">
            <text:p>median</text:p>
          </table:table-cell>
          <table:table-cell table:formula="of:=QUARTILE([.G20:.G229];2)" office:value-type="float" office:value="133.3342">
            <text:p>133</text:p>
          </table:table-cell>
          <table:table-cell table:style-name="ce44" table:formula="of:=[.G$6]/[.G11]" office:value-type="float" office:value="5.49577677745095">
            <text:p>5.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9" office:value-type="string">
            <text:p>quartile 1</text:p>
          </table:table-cell>
          <table:table-cell table:formula="of:=QUARTILE([.G20:.G229];1)" office:value-type="float" office:value="78.5878475">
            <text:p>79</text:p>
          </table:table-cell>
          <table:table-cell table:style-name="ce44" table:formula="of:=[.G$6]/[.G12]" office:value-type="float" office:value="9.32427879514069">
            <text:p>9.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9" office:value-type="string">
            <text:p>world aggregate, ex. U.S.</text:p>
          </table:table-cell>
          <table:table-cell table:formula="of:=SUM([.J21:.J229])*100000/SUM([.K21:.K229])" office:value-type="float" office:value="119.106814871813">
            <text:p>119</text:p>
          </table:table-cell>
          <table:table-cell table:style-name="ce44" table:formula="of:=[.G$6]/[.G14]" office:value-type="float" office:value="6.1522508245111">
            <text:p>6.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9"/>
          <table:table-cell/>
          <table:table-cell table:style-name="ce44"/>
          <table:table-cell table:number-columns-repeated="1016"/>
        </table:table-row>
        <table:table-row table:style-name="ro1">
          <table:table-cell table:number-columns-repeated="5"/>
          <table:table-cell table:style-name="ce39" office:value-type="string">
            <text:p>US/Finland</text:p>
          </table:table-cell>
          <table:table-cell/>
          <table:table-cell table:style-name="ce44" table:formula="of:=[.G20]/[.G194]" office:value-type="float" office:value="12.3255102023653">
            <text:p>12.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9" office:value-type="string">
            <text:p>prisoner</text:p>
          </table:table-cell>
          <table:table-cell table:style-name="ce39" office:value-type="string">
            <text:p>prisoners</text:p>
          </table:table-cell>
          <table:table-cell table:number-columns-repeated="2"/>
          <table:table-cell table:style-name="ce39" office:value-type="string">
            <text:p>all persons</text:p>
          </table:table-cell>
          <table:table-cell table:number-columns-repeated="1013"/>
        </table:table-row>
        <table:table-row table:style-name="ro1">
          <table:table-cell table:style-name="ce39" office:value-type="string">
            <text:p>rank</text:p>
          </table:table-cell>
          <table:table-cell office:value-type="string">
            <text:p>rt</text:p>
          </table:table-cell>
          <table:table-cell office:value-type="string">
            <text:p>jurisdiction</text:p>
          </table:table-cell>
          <table:table-cell office:value-type="string">
            <text:p>wdicode</text:p>
          </table:table-cell>
          <table:table-cell office:value-type="string">
            <text:p>region</text:p>
          </table:table-cell>
          <table:table-cell office:value-type="string">
            <text:p>incomegroup</text:p>
          </table:table-cell>
          <table:table-cell table:style-name="ce39" office:value-type="string">
            <text:p>prevalence</text:p>
          </table:table-cell>
          <table:table-cell table:style-name="ce39" office:value-type="string">
            <text:p>males</text:p>
          </table:table-cell>
          <table:table-cell table:style-name="ce39" office:value-type="string">
            <text:p>females</text:p>
          </table:table-cell>
          <table:table-cell office:value-type="string">
            <text:p>total</text:p>
          </table:table-cell>
          <table:table-cell table:style-name="ce39" office:value-type="string">
            <text:p>total residents</text:p>
          </table:table-cell>
          <table:table-cell/>
          <table:table-cell table:style-name="ce39" office:value-type="string">
            <text:p>source 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office:value-type="string">
            <text:p>North America</text:p>
          </table:table-cell>
          <table:table-cell office:value-type="string">
            <text:p>High income: OECD</text:p>
          </table:table-cell>
          <table:table-cell office:value-type="float" office:value="732.775">
            <text:p>733</text:p>
          </table:table-cell>
          <table:table-cell office:value-type="float" office:value="2069618">
            <text:p>2,069,618</text:p>
          </table:table-cell>
          <table:table-cell office:value-type="float" office:value="197214.4">
            <text:p>197,214</text:p>
          </table:table-cell>
          <table:table-cell office:value-type="float" office:value="2266832">
            <text:p>2,266,832</text:p>
          </table:table-cell>
          <table:table-cell office:value-type="float" office:value="309348992">
            <text:p>309,348,992</text:p>
          </table:table-cell>
          <table:table-cell/>
          <table:table-cell table:style-name="ce39" office:value-type="string">
            <text:p>Adapted Walmsley Prisoner Dataset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661.5385">
            <text:p>662</text:p>
          </table:table-cell>
          <table:table-cell office:value-type="float" office:value="340.904">
            <text:p>341</text:p>
          </table:table-cell>
          <table:table-cell office:value-type="float" office:value="3.096008">
            <text:p>3</text:p>
          </table:table-cell>
          <table:table-cell office:value-type="float" office:value="344">
            <text:p>344</text:p>
          </table:table-cell>
          <table:table-cell office:value-type="float" office:value="52000">
            <text:p>52,000</text:p>
          </table:table-cell>
          <table:table-cell/>
          <table:table-cell table:style-name="ce39" office:value-type="string">
            <text:p>prisoners-world-2003-2010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538.3873">
            <text:p>538</text:p>
          </table:table-cell>
          <table:table-cell office:value-type="float" office:value="22722.61">
            <text:p>22,723</text:p>
          </table:table-cell>
          <table:table-cell office:value-type="float" office:value="1246.389">
            <text:p>1,246</text:p>
          </table:table-cell>
          <table:table-cell office:value-type="float" office:value="23969">
            <text:p>23,969</text:p>
          </table:table-cell>
          <table:table-cell office:value-type="float" office:value="4452000">
            <text:p>4,452,00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Virgin Islands (USA)</text:p>
          </table:table-cell>
          <table:table-cell office:value-type="string">
            <text:p>VIR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533.6364">
            <text:p>534</text:p>
          </table:table-cell>
          <table:table-cell office:value-type="float" office:value="571.151">
            <text:p>571</text:p>
          </table:table-cell>
          <table:table-cell office:value-type="float" office:value="15.849">
            <text:p>16</text:p>
          </table:table-cell>
          <table:table-cell office:value-type="float" office:value="587">
            <text:p>587</text:p>
          </table:table-cell>
          <table:table-cell office:value-type="float" office:value="110000">
            <text:p>110,00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523.1746">
            <text:p>523</text:p>
          </table:table-cell>
          <table:table-cell office:value-type="float" office:value="681530.4">
            <text:p>681,530</text:p>
          </table:table-cell>
          <table:table-cell office:value-type="float" office:value="60069.63">
            <text:p>60,070</text:p>
          </table:table-cell>
          <table:table-cell office:value-type="float" office:value="741600">
            <text:p>741,600</text:p>
          </table:table-cell>
          <table:table-cell office:value-type="float" office:value="141750000">
            <text:p>141,750,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496.5517">
            <text:p>497</text:p>
          </table:table-cell>
          <table:table-cell office:value-type="float" office:value="403.92">
            <text:p>404</text:p>
          </table:table-cell>
          <table:table-cell office:value-type="float" office:value="28.07999">
            <text:p>28</text:p>
          </table:table-cell>
          <table:table-cell office:value-type="float" office:value="432">
            <text:p>432</text:p>
          </table:table-cell>
          <table:table-cell office:value-type="float" office:value="87000">
            <text:p>87,00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470.6325">
            <text:p>471</text:p>
          </table:table-cell>
          <table:table-cell office:value-type="float" office:value="46900">
            <text:p>46,900</text:p>
          </table:table-cell>
          <table:table-cell office:value-type="float" office:value="3100">
            <text:p>3,100</text:p>
          </table:table-cell>
          <table:table-cell office:value-type="float" office:value="50000">
            <text:p>50,000</text:p>
          </table:table-cell>
          <table:table-cell office:value-type="float" office:value="10624000">
            <text:p>10,624,00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437.5659">
            <text:p>438</text:p>
          </table:table-cell>
          <table:table-cell office:value-type="float" office:value="38701.3">
            <text:p>38,701</text:p>
          </table:table-cell>
          <table:table-cell office:value-type="float" office:value="2823.699">
            <text:p>2,824</text:p>
          </table:table-cell>
          <table:table-cell office:value-type="float" office:value="41525">
            <text:p>41,525</text:p>
          </table:table-cell>
          <table:table-cell office:value-type="float" office:value="9490000">
            <text:p>9,490,00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string">
            <text:p>Bermuda (United Kingdom)</text:p>
          </table:table-cell>
          <table:table-cell office:value-type="string">
            <text:p>BMU</text:p>
          </table:table-cell>
          <table:table-cell office:value-type="string">
            <text:p>North America</text:p>
          </table:table-cell>
          <table:table-cell office:value-type="string">
            <text:p>High income: nonOECD</text:p>
          </table:table-cell>
          <table:table-cell office:value-type="float" office:value="430.3405">
            <text:p>430</text:p>
          </table:table-cell>
          <table:table-cell office:value-type="float" office:value="262.988">
            <text:p>263</text:p>
          </table:table-cell>
          <table:table-cell office:value-type="float" office:value="15.01199">
            <text:p>15</text:p>
          </table:table-cell>
          <table:table-cell office:value-type="float" office:value="278">
            <text:p>278</text:p>
          </table:table-cell>
          <table:table-cell office:value-type="float" office:value="64600">
            <text:p>64,60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string">
            <text:p>Curaçao (Netherlands)</text:p>
          </table:table-cell>
          <table:table-cell office:value-type="string">
            <text:p>CUW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413.5464">
            <text:p>414</text:p>
          </table:table-cell>
          <table:table-cell office:value-type="float" office:value="549.29">
            <text:p>549</text:p>
          </table:table-cell>
          <table:table-cell office:value-type="float" office:value="40.71002">
            <text:p>41</text:p>
          </table:table-cell>
          <table:table-cell office:value-type="float" office:value="590">
            <text:p>590</text:p>
          </table:table-cell>
          <table:table-cell office:value-type="float" office:value="142668.40625">
            <text:p>142,66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407.4553">
            <text:p>407</text:p>
          </table:table-cell>
          <table:table-cell office:value-type="float" office:value="36190.07">
            <text:p>36,190</text:p>
          </table:table-cell>
          <table:table-cell office:value-type="float" office:value="700.9297">
            <text:p>701</text:p>
          </table:table-cell>
          <table:table-cell office:value-type="float" office:value="36891">
            <text:p>36,891</text:p>
          </table:table-cell>
          <table:table-cell office:value-type="float" office:value="9054000">
            <text:p>9,054,00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402.8846">
            <text:p>403</text:p>
          </table:table-cell>
          <table:table-cell office:value-type="float" office:value="411.877">
            <text:p>412</text:p>
          </table:table-cell>
          <table:table-cell office:value-type="float" office:value="7.122986">
            <text:p>7</text:p>
          </table:table-cell>
          <table:table-cell office:value-type="float" office:value="419">
            <text:p>419</text:p>
          </table:table-cell>
          <table:table-cell office:value-type="float" office:value="104000">
            <text:p>104,000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392.104">
            <text:p>392</text:p>
          </table:table-cell>
          <table:table-cell office:value-type="float" office:value="22218.95">
            <text:p>22,219</text:p>
          </table:table-cell>
          <table:table-cell office:value-type="float" office:value="2064.055">
            <text:p>2,064</text:p>
          </table:table-cell>
          <table:table-cell office:value-type="float" office:value="24283">
            <text:p>24,283</text:p>
          </table:table-cell>
          <table:table-cell office:value-type="float" office:value="6193000">
            <text:p>6,193,00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388.9855">
            <text:p>389</text:p>
          </table:table-cell>
          <table:table-cell office:value-type="float" office:value="1307.108">
            <text:p>1,307</text:p>
          </table:table-cell>
          <table:table-cell office:value-type="float" office:value="34.89197">
            <text:p>35</text:p>
          </table:table-cell>
          <table:table-cell office:value-type="float" office:value="1342">
            <text:p>1,342</text:p>
          </table:table-cell>
          <table:table-cell office:value-type="float" office:value="345000">
            <text:p>345,000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float" office:value="385.8929">
            <text:p>386</text:p>
          </table:table-cell>
          <table:table-cell office:value-type="float" office:value="74.971">
            <text:p>75</text:p>
          </table:table-cell>
          <table:table-cell office:value-type="float" office:value="4.028999">
            <text:p>4</text:p>
          </table:table-cell>
          <table:table-cell office:value-type="float" office:value="79">
            <text:p>79</text:p>
          </table:table-cell>
          <table:table-cell office:value-type="float" office:value="20472">
            <text:p>20,4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string">
            <text:p>Bahamas</text:p>
          </table:table-cell>
          <table:table-cell office:value-type="string">
            <text:p>BHS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385.4227">
            <text:p>385</text:p>
          </table:table-cell>
          <table:table-cell office:value-type="float" office:value="1298.204">
            <text:p>1,298</text:p>
          </table:table-cell>
          <table:table-cell office:value-type="float" office:value="23.79602">
            <text:p>24</text:p>
          </table:table-cell>
          <table:table-cell office:value-type="float" office:value="1322">
            <text:p>1,322</text:p>
          </table:table-cell>
          <table:table-cell office:value-type="float" office:value="343000">
            <text:p>343,000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78.8991">
            <text:p>379</text:p>
          </table:table-cell>
          <table:table-cell office:value-type="float" office:value="403.914">
            <text:p>404</text:p>
          </table:table-cell>
          <table:table-cell office:value-type="float" office:value="9.085999">
            <text:p>9</text:p>
          </table:table-cell>
          <table:table-cell office:value-type="float" office:value="413">
            <text:p>413</text:p>
          </table:table-cell>
          <table:table-cell office:value-type="float" office:value="109000">
            <text:p>109,000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string">
            <text:p>Cayman Islands (United Kingdom)</text:p>
          </table:table-cell>
          <table:table-cell office:value-type="string">
            <text:p>CYM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377.0229">
            <text:p>377</text:p>
          </table:table-cell>
          <table:table-cell office:value-type="float" office:value="200.976">
            <text:p>201</text:p>
          </table:table-cell>
          <table:table-cell office:value-type="float" office:value="11.024">
            <text:p>11</text:p>
          </table:table-cell>
          <table:table-cell office:value-type="float" office:value="212">
            <text:p>212</text:p>
          </table:table-cell>
          <table:table-cell office:value-type="float" office:value="56230">
            <text:p>56,23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string">
            <text:p>St. Maarten (Netherlands)</text:p>
          </table:table-cell>
          <table:table-cell office:value-type="string">
            <text:p>SXM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369.8766">
            <text:p>370</text:p>
          </table:table-cell>
          <table:table-cell office:value-type="float" office:value="129.64">
            <text:p>130</text:p>
          </table:table-cell>
          <table:table-cell office:value-type="float" office:value="10.36">
            <text:p>10</text:p>
          </table:table-cell>
          <table:table-cell office:value-type="float" office:value="140">
            <text:p>140</text:p>
          </table:table-cell>
          <table:table-cell office:value-type="float" office:value="37850.45703125">
            <text:p>37,85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55.8824">
            <text:p>356</text:p>
          </table:table-cell>
          <table:table-cell office:value-type="float" office:value="236.918">
            <text:p>237</text:p>
          </table:table-cell>
          <table:table-cell office:value-type="float" office:value="5.082001">
            <text:p>5</text:p>
          </table:table-cell>
          <table:table-cell office:value-type="float" office:value="242">
            <text:p>242</text:p>
          </table:table-cell>
          <table:table-cell office:value-type="float" office:value="68000">
            <text:p>68,00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</text:p>
          </table:table-cell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49.5309">
            <text:p>350</text:p>
          </table:table-cell>
          <table:table-cell office:value-type="float" office:value="11481.66">
            <text:p>11,482</text:p>
          </table:table-cell>
          <table:table-cell office:value-type="float" office:value="811.3379">
            <text:p>811</text:p>
          </table:table-cell>
          <table:table-cell office:value-type="float" office:value="12293">
            <text:p>12,293</text:p>
          </table:table-cell>
          <table:table-cell office:value-type="float" office:value="3517000">
            <text:p>3,517,00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string">
            <text:p>Greenland (Denmark)</text:p>
          </table:table-cell>
          <table:table-cell office:value-type="string">
            <text:p>GRL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343.1563">
            <text:p>343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56534">
            <text:p>56,53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</text:p>
          </table:table-cell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337.9612">
            <text:p>338</text:p>
          </table:table-cell>
          <table:table-cell office:value-type="float" office:value="241250">
            <text:p>241,250</text:p>
          </table:table-cell>
          <table:table-cell office:value-type="float" office:value="8750">
            <text:p>8,750</text:p>
          </table:table-cell>
          <table:table-cell office:value-type="float" office:value="250000">
            <text:p>250,000</text:p>
          </table:table-cell>
          <table:table-cell office:value-type="float" office:value="73973000">
            <text:p>73,973,00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335.2314">
            <text:p>335</text:p>
          </table:table-cell>
          <table:table-cell office:value-type="float" office:value="145777.8">
            <text:p>145,778</text:p>
          </table:table-cell>
          <table:table-cell office:value-type="float" office:value="7996.25">
            <text:p>7,996</text:p>
          </table:table-cell>
          <table:table-cell office:value-type="float" office:value="153774">
            <text:p>153,774</text:p>
          </table:table-cell>
          <table:table-cell office:value-type="float" office:value="45871000">
            <text:p>45,871,00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</text:p>
          </table:table-cell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35.2273">
            <text:p>335</text:p>
          </table:table-cell>
          <table:table-cell office:value-type="float" office:value="289.1">
            <text:p>289</text:p>
          </table:table-cell>
          <table:table-cell office:value-type="float" office:value="5.899994">
            <text:p>6</text:p>
          </table:table-cell>
          <table:table-cell office:value-type="float" office:value="295">
            <text:p>295</text:p>
          </table:table-cell>
          <table:table-cell office:value-type="float" office:value="88000">
            <text:p>88,00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</text:p>
          </table:table-cell>
          <table:table-cell office:value-type="string">
            <text:p>Guam (USA)</text:p>
          </table:table-cell>
          <table:table-cell office:value-type="string">
            <text:p>GUM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335.1955">
            <text:p>335</text:p>
          </table:table-cell>
          <table:table-cell office:value-type="float" office:value="575.4">
            <text:p>575</text:p>
          </table:table-cell>
          <table:table-cell office:value-type="float" office:value="24.59998">
            <text:p>25</text:p>
          </table:table-cell>
          <table:table-cell office:value-type="float" office:value="600">
            <text:p>600</text:p>
          </table:table-cell>
          <table:table-cell office:value-type="float" office:value="179000">
            <text:p>179,000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float" office:value="334.2872">
            <text:p>334</text:p>
          </table:table-cell>
          <table:table-cell office:value-type="float" office:value="196637.2">
            <text:p>196,637</text:p>
          </table:table-cell>
          <table:table-cell office:value-type="float" office:value="34428.83">
            <text:p>34,429</text:p>
          </table:table-cell>
          <table:table-cell office:value-type="float" office:value="231066">
            <text:p>231,066</text:p>
          </table:table-cell>
          <table:table-cell office:value-type="float" office:value="69122000">
            <text:p>69,122,000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</text:p>
          </table:table-cell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332.1168">
            <text:p>332</text:p>
          </table:table-cell>
          <table:table-cell office:value-type="float" office:value="872.69">
            <text:p>873</text:p>
          </table:table-cell>
          <table:table-cell office:value-type="float" office:value="37.31">
            <text:p>37</text:p>
          </table:table-cell>
          <table:table-cell office:value-type="float" office:value="910">
            <text:p>910</text:p>
          </table:table-cell>
          <table:table-cell office:value-type="float" office:value="274000">
            <text:p>274,000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</text:p>
          </table:table-cell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26.4368">
            <text:p>326</text:p>
          </table:table-cell>
          <table:table-cell office:value-type="float" office:value="560.048">
            <text:p>560</text:p>
          </table:table-cell>
          <table:table-cell office:value-type="float" office:value="7.952026">
            <text:p>8</text:p>
          </table:table-cell>
          <table:table-cell office:value-type="float" office:value="568">
            <text:p>568</text:p>
          </table:table-cell>
          <table:table-cell office:value-type="float" office:value="174000">
            <text:p>174,000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321.4115">
            <text:p>321</text:p>
          </table:table-cell>
          <table:table-cell office:value-type="float" office:value="48476.73">
            <text:p>48,477</text:p>
          </table:table-cell>
          <table:table-cell office:value-type="float" office:value="3987.266">
            <text:p>3,987</text:p>
          </table:table-cell>
          <table:table-cell office:value-type="float" office:value="52464">
            <text:p>52,464</text:p>
          </table:table-cell>
          <table:table-cell office:value-type="float" office:value="16323000">
            <text:p>16,323,00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</text:p>
          </table:table-cell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South Asia</text:p>
          </table:table-cell>
          <table:table-cell office:value-type="string">
            <text:p>Upper middle income</text:p>
          </table:table-cell>
          <table:table-cell office:value-type="float" office:value="316.4557">
            <text:p>316</text:p>
          </table:table-cell>
          <table:table-cell office:value-type="float" office:value="784">
            <text:p>784</text:p>
          </table:table-cell>
          <table:table-cell office:value-type="float" office:value="216">
            <text:p>216</text:p>
          </table:table-cell>
          <table:table-cell office:value-type="float" office:value="1000">
            <text:p>1,000</text:p>
          </table:table-cell>
          <table:table-cell office:value-type="float" office:value="316000">
            <text:p>316,000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314.8067">
            <text:p>315</text:p>
          </table:table-cell>
          <table:table-cell office:value-type="float" office:value="153598">
            <text:p>153,598</text:p>
          </table:table-cell>
          <table:table-cell office:value-type="float" office:value="3777">
            <text:p>3,777</text:p>
          </table:table-cell>
          <table:table-cell office:value-type="float" office:value="157375">
            <text:p>157,375</text:p>
          </table:table-cell>
          <table:table-cell office:value-type="float" office:value="49991000">
            <text:p>49,991,000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</text:p>
          </table:table-cell>
          <table:table-cell office:value-type="string">
            <text:p>Puerto Rico (USA)</text:p>
          </table:table-cell>
          <table:table-cell office:value-type="string">
            <text:p>PRI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304.9271">
            <text:p>305</text:p>
          </table:table-cell>
          <table:table-cell office:value-type="float" office:value="11753.97">
            <text:p>11,754</text:p>
          </table:table-cell>
          <table:table-cell office:value-type="float" office:value="376.0303">
            <text:p>376</text:p>
          </table:table-cell>
          <table:table-cell office:value-type="float" office:value="12130">
            <text:p>12,130</text:p>
          </table:table-cell>
          <table:table-cell office:value-type="float" office:value="3978000">
            <text:p>3,978,000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</text:p>
          </table:table-cell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302.8138">
            <text:p>303</text:p>
          </table:table-cell>
          <table:table-cell office:value-type="float" office:value="6359.64">
            <text:p>6,360</text:p>
          </table:table-cell>
          <table:table-cell office:value-type="float" office:value="420.3599">
            <text:p>420</text:p>
          </table:table-cell>
          <table:table-cell office:value-type="float" office:value="6780">
            <text:p>6,780</text:p>
          </table:table-cell>
          <table:table-cell office:value-type="float" office:value="2239000">
            <text:p>2,239,00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301.2267">
            <text:p>301</text:p>
          </table:table-cell>
          <table:table-cell office:value-type="float" office:value="47066.06">
            <text:p>47,066</text:p>
          </table:table-cell>
          <table:table-cell office:value-type="float" office:value="4484.938">
            <text:p>4,485</text:p>
          </table:table-cell>
          <table:table-cell office:value-type="float" office:value="51551">
            <text:p>51,551</text:p>
          </table:table-cell>
          <table:table-cell office:value-type="float" office:value="17113688">
            <text:p>17,113,6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</text:p>
          </table:table-cell>
          <table:table-cell office:value-type="string">
            <text:p>French Guiana/Guyane (France)</text:p>
          </table:table-cell>
          <table:table-cell/>
          <table:table-cell office:value-type="string">
            <text:p>Latin America &amp; Caribbean</text:p>
          </table:table-cell>
          <table:table-cell/>
          <table:table-cell office:value-type="float" office:value="296.9432">
            <text:p>297</text:p>
          </table:table-cell>
          <table:table-cell office:value-type="float" office:value="622.2">
            <text:p>622</text:p>
          </table:table-cell>
          <table:table-cell office:value-type="float" office:value="57.79999">
            <text:p>58</text:p>
          </table:table-cell>
          <table:table-cell office:value-type="float" office:value="680">
            <text:p>680</text:p>
          </table:table-cell>
          <table:table-cell office:value-type="float" office:value="229000">
            <text:p>229,00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</text:p>
          </table:table-cell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293.8667">
            <text:p>294</text:p>
          </table:table-cell>
          <table:table-cell table:number-columns-repeated="2"/>
          <table:table-cell office:value-type="float" office:value="31000">
            <text:p>31,000</text:p>
          </table:table-cell>
          <table:table-cell office:value-type="float" office:value="10549000">
            <text:p>10,549,00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</text:p>
          </table:table-cell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292.4447">
            <text:p>292</text:p>
          </table:table-cell>
          <table:table-cell office:value-type="float" office:value="12684.88">
            <text:p>12,685</text:p>
          </table:table-cell>
          <table:table-cell office:value-type="float" office:value="940.125">
            <text:p>940</text:p>
          </table:table-cell>
          <table:table-cell office:value-type="float" office:value="13625">
            <text:p>13,625</text:p>
          </table:table-cell>
          <table:table-cell office:value-type="float" office:value="4659000">
            <text:p>4,659,0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</text:p>
          </table:table-cell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281.0596">
            <text:p>281</text:p>
          </table:table-cell>
          <table:table-cell office:value-type="float" office:value="2039.242">
            <text:p>2,039</text:p>
          </table:table-cell>
          <table:table-cell office:value-type="float" office:value="82.75806">
            <text:p>83</text:p>
          </table:table-cell>
          <table:table-cell office:value-type="float" office:value="2122">
            <text:p>2,122</text:p>
          </table:table-cell>
          <table:table-cell office:value-type="float" office:value="755000">
            <text:p>755,000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</text:p>
          </table:table-cell>
          <table:table-cell office:value-type="string">
            <text:p>Taiwan</text:p>
          </table:table-cell>
          <table:table-cell/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279.7833">
            <text:p>280</text:p>
          </table:table-cell>
          <table:table-cell office:value-type="float" office:value="57913.58">
            <text:p>57,914</text:p>
          </table:table-cell>
          <table:table-cell office:value-type="float" office:value="6506.418">
            <text:p>6,506</text:p>
          </table:table-cell>
          <table:table-cell office:value-type="float" office:value="64420">
            <text:p>64,420</text:p>
          </table:table-cell>
          <table:table-cell office:value-type="float" office:value="23024960">
            <text:p>23,024,960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</text:p>
          </table:table-cell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278.0347">
            <text:p>278</text:p>
          </table:table-cell>
          <table:table-cell office:value-type="float" office:value="8718.606">
            <text:p>8,719</text:p>
          </table:table-cell>
          <table:table-cell office:value-type="float" office:value="420.3936">
            <text:p>420</text:p>
          </table:table-cell>
          <table:table-cell office:value-type="float" office:value="9139">
            <text:p>9,139</text:p>
          </table:table-cell>
          <table:table-cell office:value-type="float" office:value="3287000">
            <text:p>3,287,0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</text:p>
          </table:table-cell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272.6324">
            <text:p>273</text:p>
          </table:table-cell>
          <table:table-cell office:value-type="float" office:value="3564.6">
            <text:p>3,565</text:p>
          </table:table-cell>
          <table:table-cell office:value-type="float" office:value="91.3999">
            <text:p>91</text:p>
          </table:table-cell>
          <table:table-cell office:value-type="float" office:value="3656">
            <text:p>3,656</text:p>
          </table:table-cell>
          <table:table-cell office:value-type="float" office:value="1341000">
            <text:p>1,341,000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</text:p>
          </table:table-cell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270.0923">
            <text:p>270</text:p>
          </table:table-cell>
          <table:table-cell office:value-type="float" office:value="8350.707">
            <text:p>8,351</text:p>
          </table:table-cell>
          <table:table-cell office:value-type="float" office:value="716.293">
            <text:p>716</text:p>
          </table:table-cell>
          <table:table-cell office:value-type="float" office:value="9067">
            <text:p>9,067</text:p>
          </table:table-cell>
          <table:table-cell office:value-type="float" office:value="3357000">
            <text:p>3,357,000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</text:p>
          </table:table-cell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263.6067">
            <text:p>264</text:p>
          </table:table-cell>
          <table:table-cell office:value-type="float" office:value="6814.57">
            <text:p>6,815</text:p>
          </table:table-cell>
          <table:table-cell office:value-type="float" office:value="450.4302">
            <text:p>450</text:p>
          </table:table-cell>
          <table:table-cell office:value-type="float" office:value="7265">
            <text:p>7,265</text:p>
          </table:table-cell>
          <table:table-cell office:value-type="float" office:value="2756000">
            <text:p>2,756,000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263.5612">
            <text:p>264</text:p>
          </table:table-cell>
          <table:table-cell office:value-type="float" office:value="478349.7">
            <text:p>478,350</text:p>
          </table:table-cell>
          <table:table-cell office:value-type="float" office:value="35452.34">
            <text:p>35,452</text:p>
          </table:table-cell>
          <table:table-cell office:value-type="float" office:value="513802">
            <text:p>513,802</text:p>
          </table:table-cell>
          <table:table-cell office:value-type="float" office:value="194946000">
            <text:p>194,946,000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</text:p>
          </table:table-cell>
          <table:table-cell office:value-type="string">
            <text:p>Cape Verde (Cabo Verde)</text:p>
          </table:table-cell>
          <table:table-cell office:value-type="string">
            <text:p>CPV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262.0968">
            <text:p>262</text:p>
          </table:table-cell>
          <table:table-cell office:value-type="float" office:value="1235">
            <text:p>1,235</text:p>
          </table:table-cell>
          <table:table-cell office:value-type="float" office:value="65">
            <text:p>65</text:p>
          </table:table-cell>
          <table:table-cell office:value-type="float" office:value="1300">
            <text:p>1,300</text:p>
          </table:table-cell>
          <table:table-cell office:value-type="float" office:value="496000">
            <text:p>496,000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</text:p>
          </table:table-cell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259.8904">
            <text:p>260</text:p>
          </table:table-cell>
          <table:table-cell office:value-type="float" office:value="5002.144">
            <text:p>5,002</text:p>
          </table:table-cell>
          <table:table-cell office:value-type="float" office:value="213.856">
            <text:p>214</text:p>
          </table:table-cell>
          <table:table-cell office:value-type="float" office:value="5216">
            <text:p>5,216</text:p>
          </table:table-cell>
          <table:table-cell office:value-type="float" office:value="2007000">
            <text:p>2,007,00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</text:p>
          </table:table-cell>
          <table:table-cell office:value-type="string">
            <text:p>Aruba (Netherlands)</text:p>
          </table:table-cell>
          <table:table-cell office:value-type="string">
            <text:p>ABW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float" office:value="256.4815">
            <text:p>256</text:p>
          </table:table-cell>
          <table:table-cell office:value-type="float" office:value="252.07">
            <text:p>252</text:p>
          </table:table-cell>
          <table:table-cell office:value-type="float" office:value="24.93001">
            <text:p>25</text:p>
          </table:table-cell>
          <table:table-cell office:value-type="float" office:value="277">
            <text:p>277</text:p>
          </table:table-cell>
          <table:table-cell office:value-type="float" office:value="108000">
            <text:p>108,00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</text:p>
          </table:table-cell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253.1416">
            <text:p>253</text:p>
          </table:table-cell>
          <table:table-cell office:value-type="float" office:value="11605.36">
            <text:p>11,605</text:p>
          </table:table-cell>
          <table:table-cell office:value-type="float" office:value="1246.644">
            <text:p>1,247</text:p>
          </table:table-cell>
          <table:table-cell office:value-type="float" office:value="12852">
            <text:p>12,852</text:p>
          </table:table-cell>
          <table:table-cell office:value-type="float" office:value="5077000">
            <text:p>5,077,000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252.3134">
            <text:p>252</text:p>
          </table:table-cell>
          <table:table-cell office:value-type="float" office:value="3184.902">
            <text:p>3,185</text:p>
          </table:table-cell>
          <table:table-cell office:value-type="float" office:value="196.0979">
            <text:p>196</text:p>
          </table:table-cell>
          <table:table-cell office:value-type="float" office:value="3381">
            <text:p>3,381</text:p>
          </table:table-cell>
          <table:table-cell office:value-type="float" office:value="1340000">
            <text:p>1,340,00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</text:p>
          </table:table-cell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248.8636">
            <text:p>249</text:p>
          </table:table-cell>
          <table:table-cell office:value-type="float" office:value="2559.672">
            <text:p>2,560</text:p>
          </table:table-cell>
          <table:table-cell office:value-type="float" office:value="68.32788">
            <text:p>68</text:p>
          </table:table-cell>
          <table:table-cell office:value-type="float" office:value="2628">
            <text:p>2,628</text:p>
          </table:table-cell>
          <table:table-cell office:value-type="float" office:value="1056000">
            <text:p>1,056,00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</text:p>
          </table:table-cell>
          <table:table-cell office:value-type="string">
            <text:p>Gibraltar (United Kingdom)</text:p>
          </table:table-cell>
          <table:table-cell office:value-type="string">
            <text:p>GIB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239.3653">
            <text:p>239</text:p>
          </table:table-cell>
          <table:table-cell office:value-type="float" office:value="67.27">
            <text:p>67</text:p>
          </table:table-cell>
          <table:table-cell office:value-type="float" office:value="2.730003">
            <text:p>3</text:p>
          </table:table-cell>
          <table:table-cell office:value-type="float" office:value="70">
            <text:p>70</text:p>
          </table:table-cell>
          <table:table-cell office:value-type="float" office:value="29244">
            <text:p>29,24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</text:p>
          </table:table-cell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Middle East &amp; North Africa</text:p>
          </table:table-cell>
          <table:table-cell office:value-type="string">
            <text:p>High income: OECD</text:p>
          </table:table-cell>
          <table:table-cell office:value-type="float" office:value="232.1616">
            <text:p>232</text:p>
          </table:table-cell>
          <table:table-cell office:value-type="float" office:value="17292.9">
            <text:p>17,293</text:p>
          </table:table-cell>
          <table:table-cell office:value-type="float" office:value="407.0996">
            <text:p>407</text:p>
          </table:table-cell>
          <table:table-cell office:value-type="float" office:value="17700">
            <text:p>17,700</text:p>
          </table:table-cell>
          <table:table-cell office:value-type="float" office:value="7624000">
            <text:p>7,624,00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</text:p>
          </table:table-cell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227.5316">
            <text:p>228</text:p>
          </table:table-cell>
          <table:table-cell office:value-type="float" office:value="1414.992">
            <text:p>1,415</text:p>
          </table:table-cell>
          <table:table-cell office:value-type="float" office:value="23.00806">
            <text:p>23</text:p>
          </table:table-cell>
          <table:table-cell office:value-type="float" office:value="1438">
            <text:p>1,438</text:p>
          </table:table-cell>
          <table:table-cell office:value-type="float" office:value="632000">
            <text:p>632,000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</text:p>
          </table:table-cell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225.6084">
            <text:p>226</text:p>
          </table:table-cell>
          <table:table-cell office:value-type="float" office:value="22167.56">
            <text:p>22,168</text:p>
          </table:table-cell>
          <table:table-cell office:value-type="float" office:value="1566.443">
            <text:p>1,566</text:p>
          </table:table-cell>
          <table:table-cell office:value-type="float" office:value="23734">
            <text:p>23,734</text:p>
          </table:table-cell>
          <table:table-cell office:value-type="float" office:value="10520000">
            <text:p>10,520,000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</text:p>
          </table:table-cell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223.248">
            <text:p>223</text:p>
          </table:table-cell>
          <table:table-cell office:value-type="float" office:value="82517.16">
            <text:p>82,517</text:p>
          </table:table-cell>
          <table:table-cell office:value-type="float" office:value="2727.844">
            <text:p>2,728</text:p>
          </table:table-cell>
          <table:table-cell office:value-type="float" office:value="85245">
            <text:p>85,245</text:p>
          </table:table-cell>
          <table:table-cell office:value-type="float" office:value="38184000">
            <text:p>38,184,00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</text:p>
          </table:table-cell>
          <table:table-cell office:value-type="string">
            <text:p>Martinique (France)</text:p>
          </table:table-cell>
          <table:table-cell/>
          <table:table-cell office:value-type="string">
            <text:p>North America</text:p>
          </table:table-cell>
          <table:table-cell/>
          <table:table-cell office:value-type="float" office:value="221.25">
            <text:p>221</text:p>
          </table:table-cell>
          <table:table-cell office:value-type="float" office:value="867.3">
            <text:p>867</text:p>
          </table:table-cell>
          <table:table-cell office:value-type="float" office:value="17.70001">
            <text:p>18</text:p>
          </table:table-cell>
          <table:table-cell office:value-type="float" office:value="885">
            <text:p>885</text:p>
          </table:table-cell>
          <table:table-cell office:value-type="float" office:value="400000">
            <text:p>400,000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</text:p>
          </table:table-cell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217.2352">
            <text:p>217</text:p>
          </table:table-cell>
          <table:table-cell office:value-type="float" office:value="9605.781">
            <text:p>9,606</text:p>
          </table:table-cell>
          <table:table-cell office:value-type="float" office:value="1347.219">
            <text:p>1,347</text:p>
          </table:table-cell>
          <table:table-cell office:value-type="float" office:value="10953">
            <text:p>10,953</text:p>
          </table:table-cell>
          <table:table-cell office:value-type="float" office:value="5042000">
            <text:p>5,042,00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</text:p>
          </table:table-cell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211.232">
            <text:p>211</text:p>
          </table:table-cell>
          <table:table-cell office:value-type="float" office:value="20381.87">
            <text:p>20,382</text:p>
          </table:table-cell>
          <table:table-cell office:value-type="float" office:value="587.1328">
            <text:p>587</text:p>
          </table:table-cell>
          <table:table-cell office:value-type="float" office:value="20969">
            <text:p>20,969</text:p>
          </table:table-cell>
          <table:table-cell office:value-type="float" office:value="9927000">
            <text:p>9,927,000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</text:p>
          </table:table-cell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208.3714">
            <text:p>208</text:p>
          </table:table-cell>
          <table:table-cell office:value-type="float" office:value="12897.71">
            <text:p>12,898</text:p>
          </table:table-cell>
          <table:table-cell office:value-type="float" office:value="344.292">
            <text:p>344</text:p>
          </table:table-cell>
          <table:table-cell office:value-type="float" office:value="13242">
            <text:p>13,242</text:p>
          </table:table-cell>
          <table:table-cell office:value-type="float" office:value="6355000">
            <text:p>6,355,00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203.6121">
            <text:p>204</text:p>
          </table:table-cell>
          <table:table-cell office:value-type="float" office:value="220319.6">
            <text:p>220,320</text:p>
          </table:table-cell>
          <table:table-cell office:value-type="float" office:value="10623.38">
            <text:p>10,623</text:p>
          </table:table-cell>
          <table:table-cell office:value-type="float" office:value="230943">
            <text:p>230,943</text:p>
          </table:table-cell>
          <table:table-cell office:value-type="float" office:value="113423000">
            <text:p>113,423,00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</text:p>
          </table:table-cell>
          <table:table-cell office:value-type="string">
            <text:p>Northern Mariana Islands (USA)</text:p>
          </table:table-cell>
          <table:table-cell office:value-type="string">
            <text:p>MNP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203.5557">
            <text:p>204</text:p>
          </table:table-cell>
          <table:table-cell office:value-type="float" office:value="116.808">
            <text:p>117</text:p>
          </table:table-cell>
          <table:table-cell office:value-type="float" office:value="7.192001">
            <text:p>7</text:p>
          </table:table-cell>
          <table:table-cell office:value-type="float" office:value="124">
            <text:p>124</text:p>
          </table:table-cell>
          <table:table-cell office:value-type="float" office:value="60917">
            <text:p>60,917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</text:p>
          </table:table-cell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197.565">
            <text:p>198</text:p>
          </table:table-cell>
          <table:table-cell office:value-type="float" office:value="61104.03">
            <text:p>61,104</text:p>
          </table:table-cell>
          <table:table-cell office:value-type="float" office:value="2019.969">
            <text:p>2,020</text:p>
          </table:table-cell>
          <table:table-cell office:value-type="float" office:value="63124">
            <text:p>63,124</text:p>
          </table:table-cell>
          <table:table-cell office:value-type="float" office:value="31951000">
            <text:p>31,951,00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</text:p>
          </table:table-cell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float" office:value="193.0632">
            <text:p>193</text:p>
          </table:table-cell>
          <table:table-cell office:value-type="float" office:value="7935.453">
            <text:p>7,935</text:p>
          </table:table-cell>
          <table:table-cell office:value-type="float" office:value="497.5469">
            <text:p>498</text:p>
          </table:table-cell>
          <table:table-cell office:value-type="float" office:value="8433">
            <text:p>8,433</text:p>
          </table:table-cell>
          <table:table-cell office:value-type="float" office:value="4368000">
            <text:p>4,368,00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</text:p>
          </table:table-cell>
          <table:table-cell office:value-type="string">
            <text:p>American Samoa (USA)</text:p>
          </table:table-cell>
          <table:table-cell office:value-type="string">
            <text:p>ASM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float" office:value="192.926">
            <text:p>193</text:p>
          </table:table-cell>
          <table:table-cell office:value-type="float" office:value="122.496">
            <text:p>122</text:p>
          </table:table-cell>
          <table:table-cell office:value-type="float" office:value="9.503998">
            <text:p>10</text:p>
          </table:table-cell>
          <table:table-cell office:value-type="float" office:value="132">
            <text:p>132</text:p>
          </table:table-cell>
          <table:table-cell office:value-type="float" office:value="68420">
            <text:p>68,420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</text:p>
          </table:table-cell>
          <table:table-cell office:value-type="string">
            <text:p>Macau (China)</text:p>
          </table:table-cell>
          <table:table-cell office:value-type="string">
            <text:p>MAC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191.1765">
            <text:p>191</text:p>
          </table:table-cell>
          <table:table-cell office:value-type="float" office:value="879.84">
            <text:p>880</text:p>
          </table:table-cell>
          <table:table-cell office:value-type="float" office:value="160.16">
            <text:p>160</text:p>
          </table:table-cell>
          <table:table-cell office:value-type="float" office:value="1040">
            <text:p>1,040</text:p>
          </table:table-cell>
          <table:table-cell office:value-type="float" office:value="544000">
            <text:p>544,0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</text:p>
          </table:table-cell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186.2024">
            <text:p>186</text:p>
          </table:table-cell>
          <table:table-cell office:value-type="float" office:value="4136.223">
            <text:p>4,136</text:p>
          </table:table-cell>
          <table:table-cell office:value-type="float" office:value="114.7769">
            <text:p>115</text:p>
          </table:table-cell>
          <table:table-cell office:value-type="float" office:value="4251">
            <text:p>4,251</text:p>
          </table:table-cell>
          <table:table-cell office:value-type="float" office:value="2283000">
            <text:p>2,283,000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</text:p>
          </table:table-cell>
          <table:table-cell office:value-type="string">
            <text:p>Sao Tome e Principe</text:p>
          </table:table-cell>
          <table:table-cell office:value-type="string">
            <text:p>STP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184.8485">
            <text:p>185</text:p>
          </table:table-cell>
          <table:table-cell office:value-type="float" office:value="293.715">
            <text:p>294</text:p>
          </table:table-cell>
          <table:table-cell office:value-type="float" office:value="11.285">
            <text:p>11</text:p>
          </table:table-cell>
          <table:table-cell office:value-type="float" office:value="305">
            <text:p>305</text:p>
          </table:table-cell>
          <table:table-cell office:value-type="float" office:value="165000">
            <text:p>165,000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</text:p>
          </table:table-cell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84.733">
            <text:p>185</text:p>
          </table:table-cell>
          <table:table-cell office:value-type="float" office:value="9469.264">
            <text:p>9,469</text:p>
          </table:table-cell>
          <table:table-cell office:value-type="float" office:value="561.7363">
            <text:p>562</text:p>
          </table:table-cell>
          <table:table-cell office:value-type="float" office:value="10031">
            <text:p>10,031</text:p>
          </table:table-cell>
          <table:table-cell office:value-type="float" office:value="5430000">
            <text:p>5,430,00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</text:p>
          </table:table-cell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183.7627">
            <text:p>184</text:p>
          </table:table-cell>
          <table:table-cell office:value-type="float" office:value="2215.114">
            <text:p>2,215</text:p>
          </table:table-cell>
          <table:table-cell office:value-type="float" office:value="138.886">
            <text:p>139</text:p>
          </table:table-cell>
          <table:table-cell office:value-type="float" office:value="2354">
            <text:p>2,354</text:p>
          </table:table-cell>
          <table:table-cell office:value-type="float" office:value="1281000">
            <text:p>1,281,000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</text:p>
          </table:table-cell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82.9791">
            <text:p>183</text:p>
          </table:table-cell>
          <table:table-cell office:value-type="float" office:value="49957.62">
            <text:p>49,958</text:p>
          </table:table-cell>
          <table:table-cell office:value-type="float" office:value="3245.383">
            <text:p>3,245</text:p>
          </table:table-cell>
          <table:table-cell office:value-type="float" office:value="53203">
            <text:p>53,203</text:p>
          </table:table-cell>
          <table:table-cell office:value-type="float" office:value="29076000">
            <text:p>29,076,000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</text:p>
          </table:table-cell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182.7243">
            <text:p>183</text:p>
          </table:table-cell>
          <table:table-cell table:number-columns-repeated="2"/>
          <table:table-cell office:value-type="float" office:value="2750">
            <text:p>2,750</text:p>
          </table:table-cell>
          <table:table-cell office:value-type="float" office:value="1505000">
            <text:p>1,505,0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</text:p>
          </table:table-cell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182.5865">
            <text:p>183</text:p>
          </table:table-cell>
          <table:table-cell office:value-type="float" office:value="243.06">
            <text:p>243</text:p>
          </table:table-cell>
          <table:table-cell office:value-type="float" office:value="36.94">
            <text:p>37</text:p>
          </table:table-cell>
          <table:table-cell office:value-type="float" office:value="280">
            <text:p>280</text:p>
          </table:table-cell>
          <table:table-cell office:value-type="float" office:value="153352">
            <text:p>153,35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</text:p>
          </table:table-cell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82.4041">
            <text:p>182</text:p>
          </table:table-cell>
          <table:table-cell office:value-type="float" office:value="78786.25">
            <text:p>78,786</text:p>
          </table:table-cell>
          <table:table-cell office:value-type="float" office:value="5657.75">
            <text:p>5,658</text:p>
          </table:table-cell>
          <table:table-cell office:value-type="float" office:value="84444">
            <text:p>84,444</text:p>
          </table:table-cell>
          <table:table-cell office:value-type="float" office:value="46295000">
            <text:p>46,295,000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81.9455">
            <text:p>182</text:p>
          </table:table-cell>
          <table:table-cell office:value-type="float" office:value="127471.3">
            <text:p>127,471</text:p>
          </table:table-cell>
          <table:table-cell office:value-type="float" office:value="4897.656">
            <text:p>4,898</text:p>
          </table:table-cell>
          <table:table-cell office:value-type="float" office:value="132369">
            <text:p>132,369</text:p>
          </table:table-cell>
          <table:table-cell office:value-type="float" office:value="72752000">
            <text:p>72,752,000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</text:p>
          </table:table-cell>
          <table:table-cell office:value-type="string">
            <text:p>Moldova (Republic of)</text:p>
          </table:table-cell>
          <table:table-cell office:value-type="string">
            <text:p>MDA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181.808">
            <text:p>182</text:p>
          </table:table-cell>
          <table:table-cell office:value-type="float" office:value="6068.012">
            <text:p>6,068</text:p>
          </table:table-cell>
          <table:table-cell office:value-type="float" office:value="407.9878">
            <text:p>408</text:p>
          </table:table-cell>
          <table:table-cell office:value-type="float" office:value="6476">
            <text:p>6,476</text:p>
          </table:table-cell>
          <table:table-cell office:value-type="float" office:value="3562000">
            <text:p>3,562,000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</text:p>
          </table:table-cell>
          <table:table-cell office:value-type="string">
            <text:p>Kyrgyzstan</text:p>
          </table:table-cell>
          <table:table-cell office:value-type="string">
            <text:p>KGZ</text:p>
          </table:table-cell>
          <table:table-cell office:value-type="string">
            <text:p>Europe &amp; Central Asia</text:p>
          </table:table-cell>
          <table:table-cell office:value-type="string">
            <text:p>Low income</text:p>
          </table:table-cell>
          <table:table-cell office:value-type="float" office:value="180.3965">
            <text:p>180</text:p>
          </table:table-cell>
          <table:table-cell office:value-type="float" office:value="9533.16">
            <text:p>9,533</text:p>
          </table:table-cell>
          <table:table-cell office:value-type="float" office:value="294.8398">
            <text:p>295</text:p>
          </table:table-cell>
          <table:table-cell office:value-type="float" office:value="9828">
            <text:p>9,828</text:p>
          </table:table-cell>
          <table:table-cell office:value-type="float" office:value="5448000">
            <text:p>5,448,00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</text:p>
          </table:table-cell>
          <table:table-cell office:value-type="string">
            <text:p>New Caledonia (France)</text:p>
          </table:table-cell>
          <table:table-cell office:value-type="string">
            <text:p>NCL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177.3279">
            <text:p>177</text:p>
          </table:table-cell>
          <table:table-cell office:value-type="float" office:value="425.736">
            <text:p>426</text:p>
          </table:table-cell>
          <table:table-cell office:value-type="float" office:value="12.26401">
            <text:p>12</text:p>
          </table:table-cell>
          <table:table-cell office:value-type="float" office:value="438">
            <text:p>438</text:p>
          </table:table-cell>
          <table:table-cell office:value-type="float" office:value="247000">
            <text:p>247,0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</text:p>
          </table:table-cell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74.2857">
            <text:p>174</text:p>
          </table:table-cell>
          <table:table-cell office:value-type="float" office:value="870.165">
            <text:p>870</text:p>
          </table:table-cell>
          <table:table-cell office:value-type="float" office:value="44.83502">
            <text:p>45</text:p>
          </table:table-cell>
          <table:table-cell office:value-type="float" office:value="915">
            <text:p>915</text:p>
          </table:table-cell>
          <table:table-cell office:value-type="float" office:value="525000">
            <text:p>525,00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</text:p>
          </table:table-cell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72.1">
            <text:p>172</text:p>
          </table:table-cell>
          <table:table-cell office:value-type="float" office:value="15970.88">
            <text:p>15,971</text:p>
          </table:table-cell>
          <table:table-cell office:value-type="float" office:value="1239.12">
            <text:p>1,239</text:p>
          </table:table-cell>
          <table:table-cell office:value-type="float" office:value="17210">
            <text:p>17,210</text:p>
          </table:table-cell>
          <table:table-cell office:value-type="float" office:value="10000000">
            <text:p>10,000,00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</text:p>
          </table:table-cell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66.5433">
            <text:p>167</text:p>
          </table:table-cell>
          <table:table-cell office:value-type="float" office:value="4311">
            <text:p>4,311</text:p>
          </table:table-cell>
          <table:table-cell office:value-type="float" office:value="189">
            <text:p>189</text:p>
          </table:table-cell>
          <table:table-cell office:value-type="float" office:value="4500">
            <text:p>4,500</text:p>
          </table:table-cell>
          <table:table-cell office:value-type="float" office:value="2702000">
            <text:p>2,702,00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</text:p>
          </table:table-cell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163.9464">
            <text:p>164</text:p>
          </table:table-cell>
          <table:table-cell office:value-type="float" office:value="42435">
            <text:p>42,435</text:p>
          </table:table-cell>
          <table:table-cell office:value-type="float" office:value="2565">
            <text:p>2,565</text:p>
          </table:table-cell>
          <table:table-cell office:value-type="float" office:value="45000">
            <text:p>45,000</text:p>
          </table:table-cell>
          <table:table-cell office:value-type="float" office:value="27448000">
            <text:p>27,448,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</text:p>
          </table:table-cell>
          <table:table-cell office:value-type="string">
            <text:p>Samoa (formerly Western Samoa)</text:p>
          </table:table-cell>
          <table:table-cell office:value-type="string">
            <text:p>WSM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63.0435">
            <text:p>163</text:p>
          </table:table-cell>
          <table:table-cell office:value-type="float" office:value="277.5">
            <text:p>278</text:p>
          </table:table-cell>
          <table:table-cell office:value-type="float" office:value="22.5">
            <text:p>23</text:p>
          </table:table-cell>
          <table:table-cell office:value-type="float" office:value="300">
            <text:p>300</text:p>
          </table:table-cell>
          <table:table-cell office:value-type="float" office:value="184000">
            <text:p>184,00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</text:p>
          </table:table-cell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162.3158">
            <text:p>162</text:p>
          </table:table-cell>
          <table:table-cell office:value-type="float" office:value="11904.24">
            <text:p>11,904</text:p>
          </table:table-cell>
          <table:table-cell office:value-type="float" office:value="431.7598">
            <text:p>432</text:p>
          </table:table-cell>
          <table:table-cell office:value-type="float" office:value="12336">
            <text:p>12,336</text:p>
          </table:table-cell>
          <table:table-cell office:value-type="float" office:value="7600000">
            <text:p>7,600,0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</text:p>
          </table:table-cell>
          <table:table-cell office:value-type="string">
            <text:p>Reunion (France)</text:p>
          </table:table-cell>
          <table:table-cell/>
          <table:table-cell office:value-type="string">
            <text:p>Sub-Saharan Africa</text:p>
          </table:table-cell>
          <table:table-cell/>
          <table:table-cell office:value-type="float" office:value="159.3902">
            <text:p>159</text:p>
          </table:table-cell>
          <table:table-cell office:value-type="float" office:value="1273.018">
            <text:p>1,273</text:p>
          </table:table-cell>
          <table:table-cell office:value-type="float" office:value="33.98206">
            <text:p>34</text:p>
          </table:table-cell>
          <table:table-cell office:value-type="float" office:value="1307">
            <text:p>1,307</text:p>
          </table:table-cell>
          <table:table-cell office:value-type="float" office:value="820000">
            <text:p>820,000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</text:p>
          </table:table-cell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157.8888">
            <text:p>158</text:p>
          </table:table-cell>
          <table:table-cell office:value-type="float" office:value="54992">
            <text:p>54,992</text:p>
          </table:table-cell>
          <table:table-cell office:value-type="float" office:value="1008">
            <text:p>1,008</text:p>
          </table:table-cell>
          <table:table-cell office:value-type="float" office:value="56000">
            <text:p>56,000</text:p>
          </table:table-cell>
          <table:table-cell office:value-type="float" office:value="35468000">
            <text:p>35,468,000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56.1223">
            <text:p>156</text:p>
          </table:table-cell>
          <table:table-cell office:value-type="float" office:value="92379.51">
            <text:p>92,380</text:p>
          </table:table-cell>
          <table:table-cell office:value-type="float" office:value="4778.492">
            <text:p>4,778</text:p>
          </table:table-cell>
          <table:table-cell office:value-type="float" office:value="97158">
            <text:p>97,158</text:p>
          </table:table-cell>
          <table:table-cell office:value-type="float" office:value="62232000">
            <text:p>62,232,0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</text:p>
          </table:table-cell>
          <table:table-cell office:value-type="string">
            <text:p>French Polynesia (France)</text:p>
          </table:table-cell>
          <table:table-cell office:value-type="string">
            <text:p>PYF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154.9816">
            <text:p>155</text:p>
          </table:table-cell>
          <table:table-cell office:value-type="float" office:value="407.4">
            <text:p>407</text:p>
          </table:table-cell>
          <table:table-cell office:value-type="float" office:value="12.60001">
            <text:p>13</text:p>
          </table:table-cell>
          <table:table-cell office:value-type="float" office:value="420">
            <text:p>420</text:p>
          </table:table-cell>
          <table:table-cell office:value-type="float" office:value="271000">
            <text:p>271,00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</text:p>
          </table:table-cell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53.7649">
            <text:p>154</text:p>
          </table:table-cell>
          <table:table-cell office:value-type="float" office:value="10863.46">
            <text:p>10,863</text:p>
          </table:table-cell>
          <table:table-cell office:value-type="float" office:value="347.541">
            <text:p>348</text:p>
          </table:table-cell>
          <table:table-cell office:value-type="float" office:value="11211">
            <text:p>11,211</text:p>
          </table:table-cell>
          <table:table-cell office:value-type="float" office:value="7291000">
            <text:p>7,291,00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</text:p>
          </table:table-cell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53.4045">
            <text:p>153</text:p>
          </table:table-cell>
          <table:table-cell office:value-type="float" office:value="65303.7">
            <text:p>65,304</text:p>
          </table:table-cell>
          <table:table-cell office:value-type="float" office:value="5371.301">
            <text:p>5,371</text:p>
          </table:table-cell>
          <table:table-cell office:value-type="float" office:value="70675">
            <text:p>70,675</text:p>
          </table:table-cell>
          <table:table-cell office:value-type="float" office:value="46071000">
            <text:p>46,071,00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</text:p>
          </table:table-cell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52.8846">
            <text:p>153</text:p>
          </table:table-cell>
          <table:table-cell office:value-type="float" office:value="152.004">
            <text:p>152</text:p>
          </table:table-cell>
          <table:table-cell office:value-type="float" office:value="6.996002">
            <text:p>7</text:p>
          </table:table-cell>
          <table:table-cell office:value-type="float" office:value="159">
            <text:p>159</text:p>
          </table:table-cell>
          <table:table-cell office:value-type="float" office:value="104000">
            <text:p>104,000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</text:p>
          </table:table-cell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152.7412">
            <text:p>153</text:p>
          </table:table-cell>
          <table:table-cell office:value-type="float" office:value="3978.408">
            <text:p>3,978</text:p>
          </table:table-cell>
          <table:table-cell office:value-type="float" office:value="200.592">
            <text:p>201</text:p>
          </table:table-cell>
          <table:table-cell office:value-type="float" office:value="4179">
            <text:p>4,179</text:p>
          </table:table-cell>
          <table:table-cell office:value-type="float" office:value="2736000">
            <text:p>2,736,000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</text:p>
          </table:table-cell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50.7283">
            <text:p>151</text:p>
          </table:table-cell>
          <table:table-cell office:value-type="float" office:value="40679.5">
            <text:p>40,680</text:p>
          </table:table-cell>
          <table:table-cell office:value-type="float" office:value="2781.504">
            <text:p>2,782</text:p>
          </table:table-cell>
          <table:table-cell office:value-type="float" office:value="43461">
            <text:p>43,461</text:p>
          </table:table-cell>
          <table:table-cell office:value-type="float" office:value="28834000">
            <text:p>28,834,00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</text:p>
          </table:table-cell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149.0016">
            <text:p>149</text:p>
          </table:table-cell>
          <table:table-cell office:value-type="float" office:value="9939.384">
            <text:p>9,939</text:p>
          </table:table-cell>
          <table:table-cell office:value-type="float" office:value="1253.616">
            <text:p>1,254</text:p>
          </table:table-cell>
          <table:table-cell office:value-type="float" office:value="11193">
            <text:p>11,193</text:p>
          </table:table-cell>
          <table:table-cell office:value-type="float" office:value="7512000">
            <text:p>7,512,00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</text:p>
          </table:table-cell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148.7884">
            <text:p>149</text:p>
          </table:table-cell>
          <table:table-cell table:number-columns-repeated="2"/>
          <table:table-cell office:value-type="float" office:value="42000">
            <text:p>42,000</text:p>
          </table:table-cell>
          <table:table-cell office:value-type="float" office:value="28228000">
            <text:p>28,228,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</text:p>
          </table:table-cell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48.2059">
            <text:p>148</text:p>
          </table:table-cell>
          <table:table-cell office:value-type="float" office:value="4655">
            <text:p>4,655</text:p>
          </table:table-cell>
          <table:table-cell office:value-type="float" office:value="95">
            <text:p>95</text:p>
          </table:table-cell>
          <table:table-cell office:value-type="float" office:value="4750">
            <text:p>4,750</text:p>
          </table:table-cell>
          <table:table-cell office:value-type="float" office:value="3205000">
            <text:p>3,205,000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</text:p>
          </table:table-cell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47.817">
            <text:p>148</text:p>
          </table:table-cell>
          <table:table-cell office:value-type="float" office:value="30262.99">
            <text:p>30,263</text:p>
          </table:table-cell>
          <table:table-cell office:value-type="float" office:value="1426.006">
            <text:p>1,426</text:p>
          </table:table-cell>
          <table:table-cell office:value-type="float" office:value="31689">
            <text:p>31,689</text:p>
          </table:table-cell>
          <table:table-cell office:value-type="float" office:value="21438000">
            <text:p>21,438,000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</text:p>
          </table:table-cell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146.558">
            <text:p>147</text:p>
          </table:table-cell>
          <table:table-cell office:value-type="float" office:value="56502.56">
            <text:p>56,503</text:p>
          </table:table-cell>
          <table:table-cell office:value-type="float" office:value="2724.441">
            <text:p>2,724</text:p>
          </table:table-cell>
          <table:table-cell office:value-type="float" office:value="59227">
            <text:p>59,227</text:p>
          </table:table-cell>
          <table:table-cell office:value-type="float" office:value="40412000">
            <text:p>40,412,000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</text:p>
          </table:table-cell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145.9897">
            <text:p>146</text:p>
          </table:table-cell>
          <table:table-cell office:value-type="float" office:value="4337.954">
            <text:p>4,338</text:p>
          </table:table-cell>
          <table:table-cell office:value-type="float" office:value="176.0459">
            <text:p>176</text:p>
          </table:table-cell>
          <table:table-cell office:value-type="float" office:value="4514">
            <text:p>4,514</text:p>
          </table:table-cell>
          <table:table-cell office:value-type="float" office:value="3092000">
            <text:p>3,092,000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</text:p>
          </table:table-cell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43.3721">
            <text:p>143</text:p>
          </table:table-cell>
          <table:table-cell office:value-type="float" office:value="1197.243">
            <text:p>1,197</text:p>
          </table:table-cell>
          <table:table-cell office:value-type="float" office:value="35.75696">
            <text:p>36</text:p>
          </table:table-cell>
          <table:table-cell office:value-type="float" office:value="1233">
            <text:p>1,233</text:p>
          </table:table-cell>
          <table:table-cell office:value-type="float" office:value="860000">
            <text:p>860,0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</text:p>
          </table:table-cell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139.4231">
            <text:p>139</text:p>
          </table:table-cell>
          <table:table-cell office:value-type="float" office:value="538.24">
            <text:p>538</text:p>
          </table:table-cell>
          <table:table-cell office:value-type="float" office:value="41.76001">
            <text:p>42</text:p>
          </table:table-cell>
          <table:table-cell office:value-type="float" office:value="580">
            <text:p>580</text:p>
          </table:table-cell>
          <table:table-cell office:value-type="float" office:value="416000">
            <text:p>416,00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</text:p>
          </table:table-cell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float" office:value="137.8788">
            <text:p>138</text:p>
          </table:table-cell>
          <table:table-cell office:value-type="float" office:value="962.962">
            <text:p>963</text:p>
          </table:table-cell>
          <table:table-cell office:value-type="float" office:value="38.03802">
            <text:p>38</text:p>
          </table:table-cell>
          <table:table-cell office:value-type="float" office:value="1001">
            <text:p>1,001</text:p>
          </table:table-cell>
          <table:table-cell office:value-type="float" office:value="726000">
            <text:p>726,00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135.4563">
            <text:p>135</text:p>
          </table:table-cell>
          <table:table-cell office:value-type="float" office:value="108428.4">
            <text:p>108,428</text:p>
          </table:table-cell>
          <table:table-cell office:value-type="float" office:value="3932.633">
            <text:p>3,933</text:p>
          </table:table-cell>
          <table:table-cell office:value-type="float" office:value="112361">
            <text:p>112,361</text:p>
          </table:table-cell>
          <table:table-cell office:value-type="float" office:value="82950000">
            <text:p>82,950,000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</text:p>
          </table:table-cell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Europe &amp; Central Asia</text:p>
          </table:table-cell>
          <table:table-cell office:value-type="string">
            <text:p>Low income</text:p>
          </table:table-cell>
          <table:table-cell office:value-type="float" office:value="135.4412">
            <text:p>135</text:p>
          </table:table-cell>
          <table:table-cell office:value-type="float" office:value="9167.928">
            <text:p>9,168</text:p>
          </table:table-cell>
          <table:table-cell office:value-type="float" office:value="149.0723">
            <text:p>149</text:p>
          </table:table-cell>
          <table:table-cell office:value-type="float" office:value="9317">
            <text:p>9,317</text:p>
          </table:table-cell>
          <table:table-cell office:value-type="float" office:value="6879000">
            <text:p>6,879,000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</text:p>
          </table:table-cell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float" office:value="135.1607">
            <text:p>135</text:p>
          </table:table-cell>
          <table:table-cell office:value-type="float" office:value="35853.46">
            <text:p>35,853</text:p>
          </table:table-cell>
          <table:table-cell office:value-type="float" office:value="2533.543">
            <text:p>2,534</text:p>
          </table:table-cell>
          <table:table-cell office:value-type="float" office:value="38387">
            <text:p>38,387</text:p>
          </table:table-cell>
          <table:table-cell office:value-type="float" office:value="28401000">
            <text:p>28,401,000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</text:p>
          </table:table-cell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131.5077">
            <text:p>132</text:p>
          </table:table-cell>
          <table:table-cell office:value-type="float" office:value="16558">
            <text:p>16,558</text:p>
          </table:table-cell>
          <table:table-cell office:value-type="float" office:value="442">
            <text:p>442</text:p>
          </table:table-cell>
          <table:table-cell office:value-type="float" office:value="17000">
            <text:p>17,000</text:p>
          </table:table-cell>
          <table:table-cell office:value-type="float" office:value="12927000">
            <text:p>12,927,00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</text:p>
          </table:table-cell>
          <table:table-cell office:value-type="string">
            <text:p>Hong Kong (China)</text:p>
          </table:table-cell>
          <table:table-cell office:value-type="string">
            <text:p>HKG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130.532">
            <text:p>131</text:p>
          </table:table-cell>
          <table:table-cell office:value-type="float" office:value="7592.998">
            <text:p>7,593</text:p>
          </table:table-cell>
          <table:table-cell office:value-type="float" office:value="1633.002">
            <text:p>1,633</text:p>
          </table:table-cell>
          <table:table-cell office:value-type="float" office:value="9226">
            <text:p>9,226</text:p>
          </table:table-cell>
          <table:table-cell office:value-type="float" office:value="7068000">
            <text:p>7,068,000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float" office:value="130.526">
            <text:p>131</text:p>
          </table:table-cell>
          <table:table-cell office:value-type="float" office:value="27068.58">
            <text:p>27,069</text:p>
          </table:table-cell>
          <table:table-cell office:value-type="float" office:value="2037.42">
            <text:p>2,037</text:p>
          </table:table-cell>
          <table:table-cell office:value-type="float" office:value="29106">
            <text:p>29,106</text:p>
          </table:table-cell>
          <table:table-cell office:value-type="float" office:value="22299000">
            <text:p>22,299,00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</text:p>
          </table:table-cell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float" office:value="129.3576">
            <text:p>129</text:p>
          </table:table-cell>
          <table:table-cell office:value-type="float" office:value="25715.75">
            <text:p>25,716</text:p>
          </table:table-cell>
          <table:table-cell office:value-type="float" office:value="1268.248">
            <text:p>1,268</text:p>
          </table:table-cell>
          <table:table-cell office:value-type="float" office:value="26984">
            <text:p>26,984</text:p>
          </table:table-cell>
          <table:table-cell office:value-type="float" office:value="20860000">
            <text:p>20,860,000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</text:p>
          </table:table-cell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128.3539">
            <text:p>128</text:p>
          </table:table-cell>
          <table:table-cell office:value-type="float" office:value="49660">
            <text:p>49,660</text:p>
          </table:table-cell>
          <table:table-cell office:value-type="float" office:value="2340">
            <text:p>2,340</text:p>
          </table:table-cell>
          <table:table-cell office:value-type="float" office:value="52000">
            <text:p>52,000</text:p>
          </table:table-cell>
          <table:table-cell office:value-type="float" office:value="40513000">
            <text:p>40,513,000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</text:p>
          </table:table-cell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27.2189">
            <text:p>127</text:p>
          </table:table-cell>
          <table:table-cell office:value-type="float" office:value="608.88">
            <text:p>609</text:p>
          </table:table-cell>
          <table:table-cell office:value-type="float" office:value="36.12">
            <text:p>36</text:p>
          </table:table-cell>
          <table:table-cell office:value-type="float" office:value="645">
            <text:p>645</text:p>
          </table:table-cell>
          <table:table-cell office:value-type="float" office:value="507000">
            <text:p>507,000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n</text:p>
          </table:table-cell>
          <table:table-cell office:value-type="string">
            <text:p>Isle of Man (United Kingdom)</text:p>
          </table:table-cell>
          <table:table-cell office:value-type="string">
            <text:p>IMY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126.706">
            <text:p>127</text:p>
          </table:table-cell>
          <table:table-cell office:value-type="float" office:value="99.96">
            <text:p>100</text:p>
          </table:table-cell>
          <table:table-cell office:value-type="float" office:value="5.040001">
            <text:p>5</text:p>
          </table:table-cell>
          <table:table-cell office:value-type="float" office:value="105">
            <text:p>105</text:p>
          </table:table-cell>
          <table:table-cell office:value-type="float" office:value="82869">
            <text:p>82,869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n</text:p>
          </table:table-cell>
          <table:table-cell office:value-type="string">
            <text:p>Myanmar (formerly Burma)</text:p>
          </table:table-cell>
          <table:table-cell office:value-type="string">
            <text:p>MMR</text:p>
          </table:table-cell>
          <table:table-cell office:value-type="string">
            <text:p>East Asia &amp; Pacific</text:p>
          </table:table-cell>
          <table:table-cell office:value-type="string">
            <text:p>Low income</text:p>
          </table:table-cell>
          <table:table-cell office:value-type="float" office:value="125.2069">
            <text:p>125</text:p>
          </table:table-cell>
          <table:table-cell office:value-type="float" office:value="53627.33">
            <text:p>53,627</text:p>
          </table:table-cell>
          <table:table-cell office:value-type="float" office:value="6425.672">
            <text:p>6,426</text:p>
          </table:table-cell>
          <table:table-cell office:value-type="float" office:value="60053">
            <text:p>60,053</text:p>
          </table:table-cell>
          <table:table-cell office:value-type="float" office:value="47963000">
            <text:p>47,963,000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n</text:p>
          </table:table-cell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24.8825">
            <text:p>125</text:p>
          </table:table-cell>
          <table:table-cell office:value-type="float" office:value="12541.04">
            <text:p>12,541</text:p>
          </table:table-cell>
          <table:table-cell office:value-type="float" office:value="743.96">
            <text:p>744</text:p>
          </table:table-cell>
          <table:table-cell office:value-type="float" office:value="13285">
            <text:p>13,285</text:p>
          </table:table-cell>
          <table:table-cell office:value-type="float" office:value="10638000">
            <text:p>10,638,000</text:p>
          </table:table-cell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n</text:p>
          </table:table-cell>
          <table:table-cell table:style-name="ce39"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24.8815">
            <text:p>125</text:p>
          </table:table-cell>
          <table:table-cell office:value-type="float" office:value="95964.39">
            <text:p>95,964</text:p>
          </table:table-cell>
          <table:table-cell office:value-type="float" office:value="12592.61">
            <text:p>12,593</text:p>
          </table:table-cell>
          <table:table-cell office:value-type="float" office:value="108557">
            <text:p>108,557</text:p>
          </table:table-cell>
          <table:table-cell office:value-type="float" office:value="86928000">
            <text:p>86,928,000</text:p>
          </table:table-cell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</text:p>
          </table:table-cell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122.7585">
            <text:p>123</text:p>
          </table:table-cell>
          <table:table-cell office:value-type="float" office:value="4991.818">
            <text:p>4,992</text:p>
          </table:table-cell>
          <table:table-cell office:value-type="float" office:value="197.1821">
            <text:p>197</text:p>
          </table:table-cell>
          <table:table-cell office:value-type="float" office:value="5189">
            <text:p>5,189</text:p>
          </table:table-cell>
          <table:table-cell office:value-type="float" office:value="4227000">
            <text:p>4,227,000</text:p>
          </table:table-cell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float" office:value="122.5435">
            <text:p>123</text:p>
          </table:table-cell>
          <table:table-cell office:value-type="float" office:value="1556360">
            <text:p>1,556,360</text:p>
          </table:table-cell>
          <table:table-cell office:value-type="float" office:value="83640">
            <text:p>83,640</text:p>
          </table:table-cell>
          <table:table-cell office:value-type="float" office:value="1640000">
            <text:p>1,640,000</text:p>
          </table:table-cell>
          <table:table-cell office:value-type="float" office:value="1338300032">
            <text:p>1,338,300,032</text:p>
          </table:table-cell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</text:p>
          </table:table-cell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19.5381">
            <text:p>120</text:p>
          </table:table-cell>
          <table:table-cell office:value-type="float" office:value="8762.838">
            <text:p>8,763</text:p>
          </table:table-cell>
          <table:table-cell office:value-type="float" office:value="243.1621">
            <text:p>243</text:p>
          </table:table-cell>
          <table:table-cell office:value-type="float" office:value="9006">
            <text:p>9,006</text:p>
          </table:table-cell>
          <table:table-cell office:value-type="float" office:value="7534000">
            <text:p>7,534,000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</text:p>
          </table:table-cell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119.3223">
            <text:p>119</text:p>
          </table:table-cell>
          <table:table-cell office:value-type="float" office:value="14550">
            <text:p>14,550</text:p>
          </table:table-cell>
          <table:table-cell office:value-type="float" office:value="450">
            <text:p>450</text:p>
          </table:table-cell>
          <table:table-cell office:value-type="float" office:value="15000">
            <text:p>15,000</text:p>
          </table:table-cell>
          <table:table-cell office:value-type="float" office:value="12571000">
            <text:p>12,571,000</text:p>
          </table:table-cell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</text:p>
          </table:table-cell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119.2306">
            <text:p>119</text:p>
          </table:table-cell>
          <table:table-cell office:value-type="float" office:value="22737.06">
            <text:p>22,737</text:p>
          </table:table-cell>
          <table:table-cell office:value-type="float" office:value="630.9355">
            <text:p>631</text:p>
          </table:table-cell>
          <table:table-cell office:value-type="float" office:value="23368">
            <text:p>23,368</text:p>
          </table:table-cell>
          <table:table-cell office:value-type="float" office:value="19599000">
            <text:p>19,599,000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</text:p>
          </table:table-cell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17.7718">
            <text:p>118</text:p>
          </table:table-cell>
          <table:table-cell office:value-type="float" office:value="73676.59">
            <text:p>73,677</text:p>
          </table:table-cell>
          <table:table-cell office:value-type="float" office:value="2751.406">
            <text:p>2,751</text:p>
          </table:table-cell>
          <table:table-cell office:value-type="float" office:value="76428">
            <text:p>76,428</text:p>
          </table:table-cell>
          <table:table-cell office:value-type="float" office:value="64895000">
            <text:p>64,895,000</text:p>
          </table:table-cell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</text:p>
          </table:table-cell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117.516">
            <text:p>118</text:p>
          </table:table-cell>
          <table:table-cell office:value-type="float" office:value="6285.972">
            <text:p>6,286</text:p>
          </table:table-cell>
          <table:table-cell office:value-type="float" office:value="517.0278">
            <text:p>517</text:p>
          </table:table-cell>
          <table:table-cell office:value-type="float" office:value="6803">
            <text:p>6,803</text:p>
          </table:table-cell>
          <table:table-cell office:value-type="float" office:value="5789000">
            <text:p>5,789,000</text:p>
          </table:table-cell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</text:p>
          </table:table-cell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117.4421">
            <text:p>117</text:p>
          </table:table-cell>
          <table:table-cell office:value-type="float" office:value="9499.46">
            <text:p>9,499</text:p>
          </table:table-cell>
          <table:table-cell office:value-type="float" office:value="344.54">
            <text:p>345</text:p>
          </table:table-cell>
          <table:table-cell office:value-type="float" office:value="9844">
            <text:p>9,844</text:p>
          </table:table-cell>
          <table:table-cell office:value-type="float" office:value="8382000">
            <text:p>8,382,000</text:p>
          </table:table-cell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n</text:p>
          </table:table-cell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115.9835">
            <text:p>116</text:p>
          </table:table-cell>
          <table:table-cell office:value-type="float" office:value="10168.63">
            <text:p>10,169</text:p>
          </table:table-cell>
          <table:table-cell office:value-type="float" office:value="1347.372">
            <text:p>1,347</text:p>
          </table:table-cell>
          <table:table-cell office:value-type="float" office:value="11516">
            <text:p>11,516</text:p>
          </table:table-cell>
          <table:table-cell office:value-type="float" office:value="9929000">
            <text:p>9,929,000</text:p>
          </table:table-cell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n</text:p>
          </table:table-cell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115.0622">
            <text:p>115</text:p>
          </table:table-cell>
          <table:table-cell office:value-type="float" office:value="2438.048">
            <text:p>2,438</text:p>
          </table:table-cell>
          <table:table-cell office:value-type="float" office:value="59.9519">
            <text:p>60</text:p>
          </table:table-cell>
          <table:table-cell office:value-type="float" office:value="2498">
            <text:p>2,498</text:p>
          </table:table-cell>
          <table:table-cell office:value-type="float" office:value="2171000">
            <text:p>2,171,000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</text:p>
          </table:table-cell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114.622">
            <text:p>115</text:p>
          </table:table-cell>
          <table:table-cell office:value-type="float" office:value="4815.864">
            <text:p>4,816</text:p>
          </table:table-cell>
          <table:table-cell office:value-type="float" office:value="248.1362">
            <text:p>248</text:p>
          </table:table-cell>
          <table:table-cell office:value-type="float" office:value="5064">
            <text:p>5,064</text:p>
          </table:table-cell>
          <table:table-cell office:value-type="float" office:value="4418000">
            <text:p>4,418,000</text:p>
          </table:table-cell>
          <table:table-cell table:number-columns-repeated="101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North America</text:p>
          </table:table-cell>
          <table:table-cell office:value-type="string">
            <text:p>High income: OECD</text:p>
          </table:table-cell>
          <table:table-cell office:value-type="float" office:value="114.5725">
            <text:p>115</text:p>
          </table:table-cell>
          <table:table-cell office:value-type="float" office:value="37104.95">
            <text:p>37,105</text:p>
          </table:table-cell>
          <table:table-cell office:value-type="float" office:value="1994.051">
            <text:p>1,994</text:p>
          </table:table-cell>
          <table:table-cell office:value-type="float" office:value="39099">
            <text:p>39,099</text:p>
          </table:table-cell>
          <table:table-cell office:value-type="float" office:value="34126000">
            <text:p>34,126,000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</text:p>
          </table:table-cell>
          <table:table-cell office:value-type="string">
            <text:p>Macedonia (former Yugoslav Republic of)</text:p>
          </table:table-cell>
          <table:table-cell office:value-type="string">
            <text:p>MKD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113.0583">
            <text:p>113</text:p>
          </table:table-cell>
          <table:table-cell office:value-type="float" office:value="2275.433">
            <text:p>2,275</text:p>
          </table:table-cell>
          <table:table-cell office:value-type="float" office:value="53.56689">
            <text:p>54</text:p>
          </table:table-cell>
          <table:table-cell office:value-type="float" office:value="2329">
            <text:p>2,329</text:p>
          </table:table-cell>
          <table:table-cell office:value-type="float" office:value="2060000">
            <text:p>2,060,000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12.2763">
            <text:p>112</text:p>
          </table:table-cell>
          <table:table-cell office:value-type="float" office:value="96228.49">
            <text:p>96,228</text:p>
          </table:table-cell>
          <table:table-cell office:value-type="float" office:value="8481.508">
            <text:p>8,482</text:p>
          </table:table-cell>
          <table:table-cell office:value-type="float" office:value="104710">
            <text:p>104,710</text:p>
          </table:table-cell>
          <table:table-cell office:value-type="float" office:value="93261000">
            <text:p>93,261,000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</text:p>
          </table:table-cell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10.2707">
            <text:p>110</text:p>
          </table:table-cell>
          <table:table-cell office:value-type="float" office:value="63827.11">
            <text:p>63,827</text:p>
          </table:table-cell>
          <table:table-cell office:value-type="float" office:value="2867.887">
            <text:p>2,868</text:p>
          </table:table-cell>
          <table:table-cell office:value-type="float" office:value="66695">
            <text:p>66,695</text:p>
          </table:table-cell>
          <table:table-cell office:value-type="float" office:value="60483000">
            <text:p>60,483,000</text:p>
          </table:table-cell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</text:p>
          </table:table-cell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East Asia &amp; Pacific</text:p>
          </table:table-cell>
          <table:table-cell office:value-type="string">
            <text:p>Low income</text:p>
          </table:table-cell>
          <table:table-cell office:value-type="float" office:value="106.0966">
            <text:p>106</text:p>
          </table:table-cell>
          <table:table-cell office:value-type="float" office:value="14085.94">
            <text:p>14,086</text:p>
          </table:table-cell>
          <table:table-cell office:value-type="float" office:value="915.0605">
            <text:p>915</text:p>
          </table:table-cell>
          <table:table-cell office:value-type="float" office:value="15001">
            <text:p>15,001</text:p>
          </table:table-cell>
          <table:table-cell office:value-type="float" office:value="14139000">
            <text:p>14,139,000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</text:p>
          </table:table-cell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05.4613">
            <text:p>105</text:p>
          </table:table-cell>
          <table:table-cell office:value-type="float" office:value="11337.3">
            <text:p>11,337</text:p>
          </table:table-cell>
          <table:table-cell office:value-type="float" office:value="596.7002">
            <text:p>597</text:p>
          </table:table-cell>
          <table:table-cell office:value-type="float" office:value="11934">
            <text:p>11,934</text:p>
          </table:table-cell>
          <table:table-cell office:value-type="float" office:value="11316000">
            <text:p>11,316,000</text:p>
          </table:table-cell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</text:p>
          </table:table-cell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103.6234">
            <text:p>104</text:p>
          </table:table-cell>
          <table:table-cell office:value-type="float" office:value="8111.502">
            <text:p>8,112</text:p>
          </table:table-cell>
          <table:table-cell office:value-type="float" office:value="582.498">
            <text:p>582</text:p>
          </table:table-cell>
          <table:table-cell office:value-type="float" office:value="8694">
            <text:p>8,694</text:p>
          </table:table-cell>
          <table:table-cell office:value-type="float" office:value="8390000">
            <text:p>8,390,000</text:p>
          </table:table-cell>
          <table:table-cell table:number-columns-repeated="101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</text:p>
          </table:table-cell>
          <table:table-cell office:value-type="string">
            <text:p>Mayotte (France)</text:p>
          </table:table-cell>
          <table:table-cell office:value-type="string">
            <text:p>MYT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float" office:value="103.4314">
            <text:p>103</text:p>
          </table:table-cell>
          <table:table-cell office:value-type="float" office:value="208.679">
            <text:p>209</text:p>
          </table:table-cell>
          <table:table-cell office:value-type="float" office:value="2.320999">
            <text:p>2</text:p>
          </table:table-cell>
          <table:table-cell office:value-type="float" office:value="211">
            <text:p>211</text:p>
          </table:table-cell>
          <table:table-cell office:value-type="float" office:value="204000">
            <text:p>204,000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</text:p>
          </table:table-cell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02">
            <text:p>102</text:p>
          </table:table-cell>
          <table:table-cell office:value-type="float" office:value="98.022">
            <text:p>98</text:p>
          </table:table-cell>
          <table:table-cell office:value-type="float" office:value="3.977997">
            <text:p>4</text:p>
          </table:table-cell>
          <table:table-cell office:value-type="float" office:value="102">
            <text:p>102</text:p>
          </table:table-cell>
          <table:table-cell office:value-type="float" office:value="100000">
            <text:p>100,000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</text:p>
          </table:table-cell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float" office:value="100.3142">
            <text:p>100</text:p>
          </table:table-cell>
          <table:table-cell office:value-type="float" office:value="5884.02">
            <text:p>5,884</text:p>
          </table:table-cell>
          <table:table-cell office:value-type="float" office:value="181.98">
            <text:p>182</text:p>
          </table:table-cell>
          <table:table-cell office:value-type="float" office:value="6066">
            <text:p>6,066</text:p>
          </table:table-cell>
          <table:table-cell office:value-type="float" office:value="6047000">
            <text:p>6,047,000</text:p>
          </table:table-cell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</text:p>
          </table:table-cell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98.79491">
            <text:p>99</text:p>
          </table:table-cell>
          <table:table-cell office:value-type="float" office:value="31138.68">
            <text:p>31,139</text:p>
          </table:table-cell>
          <table:table-cell office:value-type="float" office:value="506.3203">
            <text:p>506</text:p>
          </table:table-cell>
          <table:table-cell office:value-type="float" office:value="31645">
            <text:p>31,645</text:p>
          </table:table-cell>
          <table:table-cell office:value-type="float" office:value="32031000">
            <text:p>32,031,000</text:p>
          </table:table-cell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</text:p>
          </table:table-cell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96.92548">
            <text:p>97</text:p>
          </table:table-cell>
          <table:table-cell office:value-type="float" office:value="10138.56">
            <text:p>10,139</text:p>
          </table:table-cell>
          <table:table-cell office:value-type="float" office:value="422.4404">
            <text:p>422</text:p>
          </table:table-cell>
          <table:table-cell office:value-type="float" office:value="10561">
            <text:p>10,561</text:p>
          </table:table-cell>
          <table:table-cell office:value-type="float" office:value="10896000">
            <text:p>10,896,000</text:p>
          </table:table-cell>
          <table:table-cell table:number-columns-repeated="101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</text:p>
          </table:table-cell>
          <table:table-cell office:value-type="string">
            <text:p>Ireland, Republic of </text:p>
          </table:table-cell>
          <table:table-cell office:value-type="string">
            <text:p>IRL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95.62011">
            <text:p>96</text:p>
          </table:table-cell>
          <table:table-cell office:value-type="float" office:value="4120.677">
            <text:p>4,121</text:p>
          </table:table-cell>
          <table:table-cell office:value-type="float" office:value="158.3232">
            <text:p>158</text:p>
          </table:table-cell>
          <table:table-cell office:value-type="float" office:value="4279">
            <text:p>4,279</text:p>
          </table:table-cell>
          <table:table-cell office:value-type="float" office:value="4475000">
            <text:p>4,475,000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</text:p>
          </table:table-cell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95.22777">
            <text:p>95</text:p>
          </table:table-cell>
          <table:table-cell office:value-type="float" office:value="5832.554">
            <text:p>5,833</text:p>
          </table:table-cell>
          <table:table-cell office:value-type="float" office:value="313.4458">
            <text:p>313</text:p>
          </table:table-cell>
          <table:table-cell office:value-type="float" office:value="6146">
            <text:p>6,146</text:p>
          </table:table-cell>
          <table:table-cell office:value-type="float" office:value="6454000">
            <text:p>6,454,000</text:p>
          </table:table-cell>
          <table:table-cell table:number-columns-repeated="101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</text:p>
          </table:table-cell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float" office:value="94.98746">
            <text:p>95</text:p>
          </table:table-cell>
          <table:table-cell office:value-type="float" office:value="341.858">
            <text:p>342</text:p>
          </table:table-cell>
          <table:table-cell office:value-type="float" office:value="37.142">
            <text:p>37</text:p>
          </table:table-cell>
          <table:table-cell office:value-type="float" office:value="379">
            <text:p>379</text:p>
          </table:table-cell>
          <table:table-cell office:value-type="float" office:value="399000">
            <text:p>399,000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</text:p>
          </table:table-cell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94.79117">
            <text:p>95</text:p>
          </table:table-cell>
          <table:table-cell office:value-type="float" office:value="30352.31">
            <text:p>30,352</text:p>
          </table:table-cell>
          <table:table-cell office:value-type="float" office:value="1330.686">
            <text:p>1,331</text:p>
          </table:table-cell>
          <table:table-cell office:value-type="float" office:value="31683">
            <text:p>31,683</text:p>
          </table:table-cell>
          <table:table-cell office:value-type="float" office:value="33424000">
            <text:p>33,424,000</text:p>
          </table:table-cell>
          <table:table-cell table:number-columns-repeated="101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</text:p>
          </table:table-cell>
          <table:table-cell office:value-type="string">
            <text:p>Republic of (South) Korea</text:p>
          </table:table-cell>
          <table:table-cell office:value-type="string">
            <text:p>KOR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float" office:value="93.46496">
            <text:p>93</text:p>
          </table:table-cell>
          <table:table-cell office:value-type="float" office:value="43214.23">
            <text:p>43,214</text:p>
          </table:table-cell>
          <table:table-cell office:value-type="float" office:value="2466.773">
            <text:p>2,467</text:p>
          </table:table-cell>
          <table:table-cell office:value-type="float" office:value="45681">
            <text:p>45,681</text:p>
          </table:table-cell>
          <table:table-cell office:value-type="float" office:value="48875000">
            <text:p>48,875,000</text:p>
          </table:table-cell>
          <table:table-cell table:number-columns-repeated="101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</text:p>
          </table:table-cell>
          <table:table-cell office:value-type="string">
            <text:p>Micronesia, Federated States of </text:p>
          </table:table-cell>
          <table:table-cell office:value-type="string">
            <text:p>FSM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90.09009">
            <text:p>90</text:p>
          </table:table-cell>
          <table:table-cell office:value-type="float" office:value="96.2">
            <text:p>96</text:p>
          </table:table-cell>
          <table:table-cell office:value-type="float" office:value="3.800003">
            <text:p>4</text:p>
          </table:table-cell>
          <table:table-cell office:value-type="float" office:value="100">
            <text:p>100</text:p>
          </table:table-cell>
          <table:table-cell office:value-type="float" office:value="111000">
            <text:p>111,000</text:p>
          </table:table-cell>
          <table:table-cell table:number-columns-repeated="101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</text:p>
          </table:table-cell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90.02124">
            <text:p>90</text:p>
          </table:table-cell>
          <table:table-cell office:value-type="float" office:value="17919.77">
            <text:p>17,920</text:p>
          </table:table-cell>
          <table:table-cell office:value-type="float" office:value="727.2324">
            <text:p>727</text:p>
          </table:table-cell>
          <table:table-cell office:value-type="float" office:value="18647">
            <text:p>18,647</text:p>
          </table:table-cell>
          <table:table-cell office:value-type="float" office:value="20714000">
            <text:p>20,714,000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</text:p>
          </table:table-cell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88.88889">
            <text:p>89</text:p>
          </table:table-cell>
          <table:table-cell table:number-columns-repeated="2"/>
          <table:table-cell office:value-type="float" office:value="8000">
            <text:p>8,000</text:p>
          </table:table-cell>
          <table:table-cell office:value-type="float" office:value="9000000">
            <text:p>9,000,000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</text:p>
          </table:table-cell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87.19307">
            <text:p>87</text:p>
          </table:table-cell>
          <table:table-cell office:value-type="float" office:value="13415.89">
            <text:p>13,416</text:p>
          </table:table-cell>
          <table:table-cell office:value-type="float" office:value="1072.112">
            <text:p>1,072</text:p>
          </table:table-cell>
          <table:table-cell office:value-type="float" office:value="14488">
            <text:p>14,488</text:p>
          </table:table-cell>
          <table:table-cell office:value-type="float" office:value="16616000">
            <text:p>16,616,000</text:p>
          </table:table-cell>
          <table:table-cell table:number-columns-repeated="101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</text:p>
          </table:table-cell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87.16323">
            <text:p>87</text:p>
          </table:table-cell>
          <table:table-cell office:value-type="float" office:value="896.5">
            <text:p>897</text:p>
          </table:table-cell>
          <table:table-cell office:value-type="float" office:value="203.5">
            <text:p>204</text:p>
          </table:table-cell>
          <table:table-cell office:value-type="float" office:value="1100">
            <text:p>1,100</text:p>
          </table:table-cell>
          <table:table-cell office:value-type="float" office:value="1262000">
            <text:p>1,262,000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</text:p>
          </table:table-cell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85.5311">
            <text:p>86</text:p>
          </table:table-cell>
          <table:table-cell office:value-type="float" office:value="37049">
            <text:p>37,049</text:p>
          </table:table-cell>
          <table:table-cell office:value-type="float" office:value="1304.004">
            <text:p>1,304</text:p>
          </table:table-cell>
          <table:table-cell office:value-type="float" office:value="38353">
            <text:p>38,353</text:p>
          </table:table-cell>
          <table:table-cell office:value-type="float" office:value="44841000">
            <text:p>44,841,000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</text:p>
          </table:table-cell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84.80767">
            <text:p>85</text:p>
          </table:table-cell>
          <table:table-cell office:value-type="float" office:value="15648.96">
            <text:p>15,649</text:p>
          </table:table-cell>
          <table:table-cell office:value-type="float" office:value="534.0391">
            <text:p>534</text:p>
          </table:table-cell>
          <table:table-cell office:value-type="float" office:value="16183">
            <text:p>16,183</text:p>
          </table:table-cell>
          <table:table-cell office:value-type="float" office:value="19082000">
            <text:p>19,082,000</text:p>
          </table:table-cell>
          <table:table-cell table:number-columns-repeated="101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</text:p>
          </table:table-cell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83.27402">
            <text:p>83</text:p>
          </table:table-cell>
          <table:table-cell office:value-type="float" office:value="64285.46">
            <text:p>64,285</text:p>
          </table:table-cell>
          <table:table-cell office:value-type="float" office:value="3813.543">
            <text:p>3,814</text:p>
          </table:table-cell>
          <table:table-cell office:value-type="float" office:value="68099">
            <text:p>68,099</text:p>
          </table:table-cell>
          <table:table-cell office:value-type="float" office:value="81777000">
            <text:p>81,777,000</text:p>
          </table:table-cell>
          <table:table-cell table:number-columns-repeated="101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</text:p>
          </table:table-cell>
          <table:table-cell office:value-type="string">
            <text:p>Cyprus (Republic of)</text:p>
          </table:table-cell>
          <table:table-cell office:value-type="string">
            <text:p>CYP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81.59565">
            <text:p>82</text:p>
          </table:table-cell>
          <table:table-cell office:value-type="float" office:value="846">
            <text:p>846</text:p>
          </table:table-cell>
          <table:table-cell office:value-type="float" office:value="54">
            <text:p>54</text:p>
          </table:table-cell>
          <table:table-cell office:value-type="float" office:value="900">
            <text:p>900</text:p>
          </table:table-cell>
          <table:table-cell office:value-type="float" office:value="1103000">
            <text:p>1,103,000</text:p>
          </table:table-cell>
          <table:table-cell table:number-columns-repeated="101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</text:p>
          </table:table-cell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float" office:value="81.57622">
            <text:p>82</text:p>
          </table:table-cell>
          <table:table-cell office:value-type="float" office:value="10856">
            <text:p>10,856</text:p>
          </table:table-cell>
          <table:table-cell office:value-type="float" office:value="944">
            <text:p>944</text:p>
          </table:table-cell>
          <table:table-cell office:value-type="float" office:value="11800">
            <text:p>11,800</text:p>
          </table:table-cell>
          <table:table-cell office:value-type="float" office:value="14465000">
            <text:p>14,465,000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n</text:p>
          </table:table-cell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81.40836">
            <text:p>8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827">
            <text:p>9,827</text:p>
          </table:table-cell>
          <table:table-cell table:number-columns-repeated="101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n</text:p>
          </table:table-cell>
          <table:table-cell office:value-type="string">
            <text:p>Kosovo/Kosova</text:p>
          </table:table-cell>
          <table:table-cell office:value-type="string">
            <text:p>KSV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float" office:value="79.88981">
            <text:p>80</text:p>
          </table:table-cell>
          <table:table-cell office:value-type="float" office:value="1415.2">
            <text:p>1,415</text:p>
          </table:table-cell>
          <table:table-cell office:value-type="float" office:value="34.80005">
            <text:p>35</text:p>
          </table:table-cell>
          <table:table-cell office:value-type="float" office:value="1450">
            <text:p>1,450</text:p>
          </table:table-cell>
          <table:table-cell office:value-type="float" office:value="1815000">
            <text:p>1,815,000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</text:p>
          </table:table-cell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79.57363">
            <text:p>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54038">
            <text:p>54,038</text:p>
          </table:table-cell>
          <table:table-cell table:number-columns-repeated="101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</text:p>
          </table:table-cell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79.36046">
            <text:p>79</text:p>
          </table:table-cell>
          <table:table-cell office:value-type="float" office:value="61996.02">
            <text:p>61,996</text:p>
          </table:table-cell>
          <table:table-cell office:value-type="float" office:value="2381.984">
            <text:p>2,382</text:p>
          </table:table-cell>
          <table:table-cell office:value-type="float" office:value="64378">
            <text:p>64,378</text:p>
          </table:table-cell>
          <table:table-cell office:value-type="float" office:value="81121000">
            <text:p>81,121,000</text:p>
          </table:table-cell>
          <table:table-cell table:number-columns-repeated="101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</text:p>
          </table:table-cell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78.33031">
            <text:p>78</text:p>
          </table:table-cell>
          <table:table-cell office:value-type="float" office:value="11520.26">
            <text:p>11,520</text:p>
          </table:table-cell>
          <table:table-cell office:value-type="float" office:value="151.7363">
            <text:p>152</text:p>
          </table:table-cell>
          <table:table-cell office:value-type="float" office:value="11672">
            <text:p>11,672</text:p>
          </table:table-cell>
          <table:table-cell office:value-type="float" office:value="14901000">
            <text:p>14,901,000</text:p>
          </table:table-cell>
          <table:table-cell table:number-columns-repeated="101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</text:p>
          </table:table-cell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78.0565">
            <text:p>78</text:p>
          </table:table-cell>
          <table:table-cell office:value-type="float" office:value="6666.22">
            <text:p>6,666</text:p>
          </table:table-cell>
          <table:table-cell office:value-type="float" office:value="241.7798">
            <text:p>242</text:p>
          </table:table-cell>
          <table:table-cell office:value-type="float" office:value="6908">
            <text:p>6,908</text:p>
          </table:table-cell>
          <table:table-cell office:value-type="float" office:value="8850000">
            <text:p>8,850,000</text:p>
          </table:table-cell>
          <table:table-cell table:number-columns-repeated="101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</text:p>
          </table:table-cell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77.91666">
            <text:p>78</text:p>
          </table:table-cell>
          <table:table-cell office:value-type="float" office:value="184.008">
            <text:p>184</text:p>
          </table:table-cell>
          <table:table-cell office:value-type="float" office:value="2.992004">
            <text:p>3</text:p>
          </table:table-cell>
          <table:table-cell office:value-type="float" office:value="187">
            <text:p>187</text:p>
          </table:table-cell>
          <table:table-cell office:value-type="float" office:value="240000">
            <text:p>240,000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n</text:p>
          </table:table-cell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77.49809">
            <text:p>77</text:p>
          </table:table-cell>
          <table:table-cell office:value-type="float" office:value="5743.555">
            <text:p>5,744</text:p>
          </table:table-cell>
          <table:table-cell office:value-type="float" office:value="321.4448">
            <text:p>321</text:p>
          </table:table-cell>
          <table:table-cell office:value-type="float" office:value="6065">
            <text:p>6,065</text:p>
          </table:table-cell>
          <table:table-cell office:value-type="float" office:value="7826000">
            <text:p>7,826,000</text:p>
          </table:table-cell>
          <table:table-cell table:number-columns-repeated="101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</text:p>
          </table:table-cell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float" office:value="77.42025">
            <text:p>77</text:p>
          </table:table-cell>
          <table:table-cell office:value-type="float" office:value="10393.62">
            <text:p>10,394</text:p>
          </table:table-cell>
          <table:table-cell office:value-type="float" office:value="746.3799">
            <text:p>746</text:p>
          </table:table-cell>
          <table:table-cell office:value-type="float" office:value="11140">
            <text:p>11,140</text:p>
          </table:table-cell>
          <table:table-cell office:value-type="float" office:value="14389000">
            <text:p>14,389,000</text:p>
          </table:table-cell>
          <table:table-cell table:number-columns-repeated="101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</text:p>
          </table:table-cell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73.75158">
            <text:p>74</text:p>
          </table:table-cell>
          <table:table-cell office:value-type="float" office:value="3910.996">
            <text:p>3,911</text:p>
          </table:table-cell>
          <table:table-cell office:value-type="float" office:value="180.0039">
            <text:p>180</text:p>
          </table:table-cell>
          <table:table-cell office:value-type="float" office:value="4091">
            <text:p>4,091</text:p>
          </table:table-cell>
          <table:table-cell office:value-type="float" office:value="5547000">
            <text:p>5,547,000</text:p>
          </table:table-cell>
          <table:table-cell table:number-columns-repeated="101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</text:p>
          </table:table-cell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73.6756">
            <text:p>74</text:p>
          </table:table-cell>
          <table:table-cell office:value-type="float" office:value="3393.084">
            <text:p>3,393</text:p>
          </table:table-cell>
          <table:table-cell office:value-type="float" office:value="208.916">
            <text:p>209</text:p>
          </table:table-cell>
          <table:table-cell office:value-type="float" office:value="3602">
            <text:p>3,602</text:p>
          </table:table-cell>
          <table:table-cell office:value-type="float" office:value="4889000">
            <text:p>4,889,000</text:p>
          </table:table-cell>
          <table:table-cell table:number-columns-repeated="101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e</text:p>
          </table:table-cell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float" office:value="72.4734">
            <text:p>72</text:p>
          </table:table-cell>
          <table:table-cell office:value-type="float" office:value="2664.69">
            <text:p>2,665</text:p>
          </table:table-cell>
          <table:table-cell office:value-type="float" office:value="60.31006">
            <text:p>60</text:p>
          </table:table-cell>
          <table:table-cell office:value-type="float" office:value="2725">
            <text:p>2,725</text:p>
          </table:table-cell>
          <table:table-cell office:value-type="float" office:value="3760000">
            <text:p>3,760,000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n</text:p>
          </table:table-cell>
          <table:table-cell office:value-type="string">
            <text:p>Andorra</text:p>
          </table:table-cell>
          <table:table-cell office:value-type="string">
            <text:p>ADO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71.87971">
            <text:p>72</text:p>
          </table:table-cell>
          <table:table-cell office:value-type="float" office:value="50.996">
            <text:p>51</text:p>
          </table:table-cell>
          <table:table-cell office:value-type="float" office:value="10.004">
            <text:p>10</text:p>
          </table:table-cell>
          <table:table-cell office:value-type="float" office:value="61">
            <text:p>61</text:p>
          </table:table-cell>
          <table:table-cell office:value-type="float" office:value="84864">
            <text:p>84,864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</text:p>
          </table:table-cell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71.11324">
            <text:p>71</text:p>
          </table:table-cell>
          <table:table-cell office:value-type="float" office:value="6282.198">
            <text:p>6,282</text:p>
          </table:table-cell>
          <table:table-cell office:value-type="float" office:value="386.8022">
            <text:p>387</text:p>
          </table:table-cell>
          <table:table-cell office:value-type="float" office:value="6669">
            <text:p>6,669</text:p>
          </table:table-cell>
          <table:table-cell office:value-type="float" office:value="9378000">
            <text:p>9,378,000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68.4053">
            <text:p>68</text:p>
          </table:table-cell>
          <table:table-cell office:value-type="float" office:value="15648">
            <text:p>15,648</text:p>
          </table:table-cell>
          <table:table-cell office:value-type="float" office:value="352">
            <text:p>352</text:p>
          </table:table-cell>
          <table:table-cell office:value-type="float" office:value="16000">
            <text:p>16,000</text:p>
          </table:table-cell>
          <table:table-cell office:value-type="float" office:value="23390000">
            <text:p>23,390,000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</text:p>
          </table:table-cell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68.28136">
            <text:p>68</text:p>
          </table:table-cell>
          <table:table-cell office:value-type="float" office:value="3976.056">
            <text:p>3,976</text:p>
          </table:table-cell>
          <table:table-cell office:value-type="float" office:value="139.9441">
            <text:p>140</text:p>
          </table:table-cell>
          <table:table-cell office:value-type="float" office:value="4116">
            <text:p>4,116</text:p>
          </table:table-cell>
          <table:table-cell office:value-type="float" office:value="6028000">
            <text:p>6,028,000</text:p>
          </table:table-cell>
          <table:table-cell table:number-columns-repeated="101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</text:p>
          </table:table-cell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67.49156">
            <text:p>67</text:p>
          </table:table-cell>
          <table:table-cell office:value-type="float" office:value="576">
            <text:p>576</text:p>
          </table:table-cell>
          <table:table-cell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889000">
            <text:p>889,000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n</text:p>
          </table:table-cell>
          <table:table-cell office:value-type="string">
            <text:p>Laos</text:p>
          </table:table-cell>
          <table:table-cell office:value-type="string">
            <text:p>LAO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64.82825">
            <text:p>65</text:p>
          </table:table-cell>
          <table:table-cell office:value-type="float" office:value="3597.9">
            <text:p>3,598</text:p>
          </table:table-cell>
          <table:table-cell office:value-type="float" office:value="422.1001">
            <text:p>422</text:p>
          </table:table-cell>
          <table:table-cell office:value-type="float" office:value="4020">
            <text:p>4,020</text:p>
          </table:table-cell>
          <table:table-cell office:value-type="float" office:value="6201000">
            <text:p>6,201,000</text:p>
          </table:table-cell>
          <table:table-cell table:number-columns-repeated="101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</text:p>
          </table:table-cell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63.98243">
            <text:p>64</text:p>
          </table:table-cell>
          <table:table-cell office:value-type="float" office:value="1261.182">
            <text:p>1,261</text:p>
          </table:table-cell>
          <table:table-cell office:value-type="float" office:value="49.81799">
            <text:p>50</text:p>
          </table:table-cell>
          <table:table-cell office:value-type="float" office:value="1311">
            <text:p>1,311</text:p>
          </table:table-cell>
          <table:table-cell office:value-type="float" office:value="2049000">
            <text:p>2,049,000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</text:p>
          </table:table-cell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62.23389">
            <text:p>62</text:p>
          </table:table-cell>
          <table:table-cell office:value-type="float" office:value="4037.528">
            <text:p>4,038</text:p>
          </table:table-cell>
          <table:table-cell office:value-type="float" office:value="230.4719">
            <text:p>230</text:p>
          </table:table-cell>
          <table:table-cell office:value-type="float" office:value="4268">
            <text:p>4,268</text:p>
          </table:table-cell>
          <table:table-cell office:value-type="float" office:value="6858000">
            <text:p>6,858,000</text:p>
          </table:table-cell>
          <table:table-cell table:number-columns-repeated="101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n</text:p>
          </table:table-cell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60.7206">
            <text:p>61</text:p>
          </table:table-cell>
          <table:table-cell office:value-type="float" office:value="7270.65">
            <text:p>7,271</text:p>
          </table:table-cell>
          <table:table-cell office:value-type="float" office:value="279.3501">
            <text:p>279</text:p>
          </table:table-cell>
          <table:table-cell office:value-type="float" office:value="7550">
            <text:p>7,550</text:p>
          </table:table-cell>
          <table:table-cell office:value-type="float" office:value="12434000">
            <text:p>12,434,000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n</text:p>
          </table:table-cell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59.4519">
            <text:p>59</text:p>
          </table:table-cell>
          <table:table-cell office:value-type="float" office:value="2962.581">
            <text:p>2,963</text:p>
          </table:table-cell>
          <table:table-cell office:value-type="float" office:value="226.4189">
            <text:p>226</text:p>
          </table:table-cell>
          <table:table-cell office:value-type="float" office:value="3189">
            <text:p>3,189</text:p>
          </table:table-cell>
          <table:table-cell office:value-type="float" office:value="5364000">
            <text:p>5,364,000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n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59.06908">
            <text:p>59</text:p>
          </table:table-cell>
          <table:table-cell office:value-type="float" office:value="133471">
            <text:p>133,471</text:p>
          </table:table-cell>
          <table:table-cell office:value-type="float" office:value="8217.969">
            <text:p>8,218</text:p>
          </table:table-cell>
          <table:table-cell office:value-type="float" office:value="141689">
            <text:p>141,689</text:p>
          </table:table-cell>
          <table:table-cell office:value-type="float" office:value="239870000">
            <text:p>239,870,000</text:p>
          </table:table-cell>
          <table:table-cell table:number-columns-repeated="101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</text:p>
          </table:table-cell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56.45456">
            <text:p>56</text:p>
          </table:table-cell>
          <table:table-cell office:value-type="float" office:value="10886.71">
            <text:p>10,887</text:p>
          </table:table-cell>
          <table:table-cell office:value-type="float" office:value="256.2891">
            <text:p>256</text:p>
          </table:table-cell>
          <table:table-cell office:value-type="float" office:value="11143">
            <text:p>11,143</text:p>
          </table:table-cell>
          <table:table-cell office:value-type="float" office:value="19738000">
            <text:p>19,738,000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</text:p>
          </table:table-cell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55.21482">
            <text:p>55</text:p>
          </table:table-cell>
          <table:table-cell office:value-type="float" office:value="13212.11">
            <text:p>13,212</text:p>
          </table:table-cell>
          <table:table-cell office:value-type="float" office:value="255.8916">
            <text:p>256</text:p>
          </table:table-cell>
          <table:table-cell office:value-type="float" office:value="13468">
            <text:p>13,468</text:p>
          </table:table-cell>
          <table:table-cell office:value-type="float" office:value="24392000">
            <text:p>24,392,000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float" office:value="54.82578">
            <text:p>55</text:p>
          </table:table-cell>
          <table:table-cell office:value-type="float" office:value="64565.43">
            <text:p>64,565</text:p>
          </table:table-cell>
          <table:table-cell office:value-type="float" office:value="5310.574">
            <text:p>5,311</text:p>
          </table:table-cell>
          <table:table-cell office:value-type="float" office:value="69876">
            <text:p>69,876</text:p>
          </table:table-cell>
          <table:table-cell office:value-type="float" office:value="127451000">
            <text:p>127,451,000</text:p>
          </table:table-cell>
          <table:table-cell table:number-columns-repeated="101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</text:p>
          </table:table-cell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Latin America &amp; Caribbean</text:p>
          </table:table-cell>
          <table:table-cell office:value-type="string">
            <text:p>Low income</text:p>
          </table:table-cell>
          <table:table-cell office:value-type="float" office:value="53.34734">
            <text:p>53</text:p>
          </table:table-cell>
          <table:table-cell office:value-type="float" office:value="4872.534">
            <text:p>4,873</text:p>
          </table:table-cell>
          <table:table-cell office:value-type="float" office:value="458.4658">
            <text:p>458</text:p>
          </table:table-cell>
          <table:table-cell office:value-type="float" office:value="5331">
            <text:p>5,331</text:p>
          </table:table-cell>
          <table:table-cell office:value-type="float" office:value="9993000">
            <text:p>9,993,000</text:p>
          </table:table-cell>
          <table:table-cell table:number-columns-repeated="101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n</text:p>
          </table:table-cell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float" office:value="53.17144">
            <text:p>53</text:p>
          </table:table-cell>
          <table:table-cell office:value-type="float" office:value="17716.23">
            <text:p>17,716</text:p>
          </table:table-cell>
          <table:table-cell office:value-type="float" office:value="566.7734">
            <text:p>567</text:p>
          </table:table-cell>
          <table:table-cell office:value-type="float" office:value="18283">
            <text:p>18,283</text:p>
          </table:table-cell>
          <table:table-cell office:value-type="float" office:value="34385000">
            <text:p>34,385,000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n</text:p>
          </table:table-cell>
          <table:table-cell office:value-type="string">
            <text:p>Syria</text:p>
          </table:table-cell>
          <table:table-cell office:value-type="string">
            <text:p>SYR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51.83646">
            <text:p>52</text:p>
          </table:table-cell>
          <table:table-cell office:value-type="float" office:value="9814.674">
            <text:p>9,815</text:p>
          </table:table-cell>
          <table:table-cell office:value-type="float" office:value="784.3262">
            <text:p>784</text:p>
          </table:table-cell>
          <table:table-cell office:value-type="float" office:value="10599">
            <text:p>10,599</text:p>
          </table:table-cell>
          <table:table-cell office:value-type="float" office:value="20447000">
            <text:p>20,447,000</text:p>
          </table:table-cell>
          <table:table-cell table:number-columns-repeated="101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</text:p>
          </table:table-cell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50.41322">
            <text:p>50</text:p>
          </table:table-cell>
          <table:table-cell office:value-type="float" office:value="1339.865">
            <text:p>1,340</text:p>
          </table:table-cell>
          <table:table-cell office:value-type="float" office:value="63.13501">
            <text:p>63</text:p>
          </table:table-cell>
          <table:table-cell office:value-type="float" office:value="1403">
            <text:p>1,403</text:p>
          </table:table-cell>
          <table:table-cell office:value-type="float" office:value="2783000">
            <text:p>2,783,000</text:p>
          </table:table-cell>
          <table:table-cell table:number-columns-repeated="101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n</text:p>
          </table:table-cell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49.2565">
            <text:p>49</text:p>
          </table:table-cell>
          <table:table-cell office:value-type="float" office:value="263.94">
            <text:p>264</text:p>
          </table:table-cell>
          <table:table-cell office:value-type="float" office:value="1.059998">
            <text:p>1</text:p>
          </table:table-cell>
          <table:table-cell office:value-type="float" office:value="265">
            <text:p>265</text:p>
          </table:table-cell>
          <table:table-cell office:value-type="float" office:value="538000">
            <text:p>538,000</text:p>
          </table:table-cell>
          <table:table-cell table:number-columns-repeated="101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n</text:p>
          </table:table-cell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49.13295">
            <text:p>49</text:p>
          </table:table-cell>
          <table:table-cell office:value-type="float" office:value="1638.8">
            <text:p>1,639</text:p>
          </table:table-cell>
          <table:table-cell office:value-type="float" office:value="61.19995">
            <text:p>61</text:p>
          </table:table-cell>
          <table:table-cell office:value-type="float" office:value="1700">
            <text:p>1,700</text:p>
          </table:table-cell>
          <table:table-cell office:value-type="float" office:value="3460000">
            <text:p>3,460,000</text:p>
          </table:table-cell>
          <table:table-cell table:number-columns-repeated="101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</text:p>
          </table:table-cell>
          <table:table-cell office:value-type="string">
            <text:p>Yemen</text:p>
          </table:table-cell>
          <table:table-cell office:value-type="string">
            <text:p>YEM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float" office:value="47.03363">
            <text:p>47</text:p>
          </table:table-cell>
          <table:table-cell office:value-type="float" office:value="11131.99">
            <text:p>11,132</text:p>
          </table:table-cell>
          <table:table-cell office:value-type="float" office:value="181.0078">
            <text:p>181</text:p>
          </table:table-cell>
          <table:table-cell office:value-type="float" office:value="11313">
            <text:p>11,313</text:p>
          </table:table-cell>
          <table:table-cell office:value-type="float" office:value="24053000">
            <text:p>24,053,000</text:p>
          </table:table-cell>
          <table:table-cell table:number-columns-repeated="101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</text:p>
          </table:table-cell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float" office:value="46.85535">
            <text:p>47</text:p>
          </table:table-cell>
          <table:table-cell office:value-type="float" office:value="140.954">
            <text:p>141</text:p>
          </table:table-cell>
          <table:table-cell office:value-type="float" office:value="8.046005">
            <text:p>8</text:p>
          </table:table-cell>
          <table:table-cell office:value-type="float" office:value="149">
            <text:p>149</text:p>
          </table:table-cell>
          <table:table-cell office:value-type="float" office:value="318000">
            <text:p>318,000</text:p>
          </table:table-cell>
          <table:table-cell table:number-columns-repeated="101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n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float" office:value="46.84179">
            <text:p>47</text:p>
          </table:table-cell>
          <table:table-cell office:value-type="float" office:value="67072.95">
            <text:p>67,073</text:p>
          </table:table-cell>
          <table:table-cell office:value-type="float" office:value="2577.047">
            <text:p>2,577</text:p>
          </table:table-cell>
          <table:table-cell office:value-type="float" office:value="69650">
            <text:p>69,650</text:p>
          </table:table-cell>
          <table:table-cell office:value-type="float" office:value="148692000">
            <text:p>148,692,000</text:p>
          </table:table-cell>
          <table:table-cell table:number-columns-repeated="101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n</text:p>
          </table:table-cell>
          <table:table-cell office:value-type="string">
            <text:p>Democratic Republic of Congo (formerly Zaire)</text:p>
          </table:table-cell>
          <table:table-cell office:value-type="string">
            <text:p>ZAR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45.47866">
            <text:p>45</text:p>
          </table:table-cell>
          <table:table-cell office:value-type="float" office:value="29040">
            <text:p>29,040</text:p>
          </table:table-cell>
          <table:table-cell office:value-type="float" office:value="960">
            <text:p>960</text:p>
          </table:table-cell>
          <table:table-cell office:value-type="float" office:value="30000">
            <text:p>30,000</text:p>
          </table:table-cell>
          <table:table-cell office:value-type="float" office:value="65965000">
            <text:p>65,965,000</text:p>
          </table:table-cell>
          <table:table-cell table:number-columns-repeated="101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</text:p>
          </table:table-cell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45.12635">
            <text:p>45</text:p>
          </table:table-cell>
          <table:table-cell office:value-type="float" office:value="6776">
            <text:p>6,776</text:p>
          </table:table-cell>
          <table:table-cell office:value-type="float" office:value="224">
            <text:p>224</text:p>
          </table:table-cell>
          <table:table-cell office:value-type="float" office:value="7000">
            <text:p>7,000</text:p>
          </table:table-cell>
          <table:table-cell office:value-type="float" office:value="15512000">
            <text:p>15,512,000</text:p>
          </table:table-cell>
          <table:table-cell table:number-columns-repeated="101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</text:p>
          </table:table-cell>
          <table:table-cell office:value-type="string">
            <text:p>Gambia</text:p>
          </table:table-cell>
          <table:table-cell office:value-type="string">
            <text:p>GMB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45.11278">
            <text:p>45</text:p>
          </table:table-cell>
          <table:table-cell office:value-type="float" office:value="770.64">
            <text:p>771</text:p>
          </table:table-cell>
          <table:table-cell office:value-type="float" office:value="9.359985">
            <text:p>9</text:p>
          </table:table-cell>
          <table:table-cell office:value-type="float" office:value="780">
            <text:p>780</text:p>
          </table:table-cell>
          <table:table-cell office:value-type="float" office:value="1729000">
            <text:p>1,729,000</text:p>
          </table:table-cell>
          <table:table-cell table:number-columns-repeated="101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</text:p>
          </table:table-cell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43.95665">
            <text:p>44</text:p>
          </table:table-cell>
          <table:table-cell office:value-type="float" office:value="18761.12">
            <text:p>18,761</text:p>
          </table:table-cell>
          <table:table-cell office:value-type="float" office:value="382.8809">
            <text:p>383</text:p>
          </table:table-cell>
          <table:table-cell office:value-type="float" office:value="19144">
            <text:p>19,144</text:p>
          </table:table-cell>
          <table:table-cell office:value-type="float" office:value="43552000">
            <text:p>43,552,000</text:p>
          </table:table-cell>
          <table:table-cell table:number-columns-repeated="101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n</text:p>
          </table:table-cell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float" office:value="43.54208">
            <text:p>44</text:p>
          </table:table-cell>
          <table:table-cell office:value-type="float" office:value="74678.97">
            <text:p>74,679</text:p>
          </table:table-cell>
          <table:table-cell office:value-type="float" office:value="907.0313">
            <text:p>907</text:p>
          </table:table-cell>
          <table:table-cell office:value-type="float" office:value="75586">
            <text:p>75,586</text:p>
          </table:table-cell>
          <table:table-cell office:value-type="float" office:value="173592992">
            <text:p>173,592,992</text:p>
          </table:table-cell>
          <table:table-cell table:number-columns-repeated="101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n</text:p>
          </table:table-cell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float" office:value="42.9754">
            <text:p>43</text:p>
          </table:table-cell>
          <table:table-cell office:value-type="float" office:value="11986.63">
            <text:p>11,987</text:p>
          </table:table-cell>
          <table:table-cell office:value-type="float" office:value="888.375">
            <text:p>888</text:p>
          </table:table-cell>
          <table:table-cell office:value-type="float" office:value="12875">
            <text:p>12,875</text:p>
          </table:table-cell>
          <table:table-cell office:value-type="float" office:value="29959000">
            <text:p>29,959,000</text:p>
          </table:table-cell>
          <table:table-cell table:number-columns-repeated="101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</text:p>
          </table:table-cell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38.85435">
            <text:p>39</text:p>
          </table:table-cell>
          <table:table-cell office:value-type="float" office:value="13.006">
            <text:p>13</text:p>
          </table:table-cell>
          <table:table-cell office:value-type="float" office:value="0.9940004">
            <text:p>1</text:p>
          </table:table-cell>
          <table:table-cell office:value-type="float" office:value="14">
            <text:p>14</text:p>
          </table:table-cell>
          <table:table-cell office:value-type="float" office:value="36032">
            <text:p>36,032</text:p>
          </table:table-cell>
          <table:table-cell table:number-columns-repeated="101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</text:p>
          </table:table-cell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38.15723">
            <text:p>38</text:p>
          </table:table-cell>
          <table:table-cell office:value-type="float" office:value="1493.52">
            <text:p>1,494</text:p>
          </table:table-cell>
          <table:table-cell office:value-type="float" office:value="30.47998">
            <text:p>30</text:p>
          </table:table-cell>
          <table:table-cell office:value-type="float" office:value="1524">
            <text:p>1,524</text:p>
          </table:table-cell>
          <table:table-cell office:value-type="float" office:value="3994000">
            <text:p>3,994,000</text:p>
          </table:table-cell>
          <table:table-cell table:number-columns-repeated="101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n</text:p>
          </table:table-cell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38.12852">
            <text:p>38</text:p>
          </table:table-cell>
          <table:table-cell office:value-type="float" office:value="2158.705">
            <text:p>2,159</text:p>
          </table:table-cell>
          <table:table-cell office:value-type="float" office:value="78.29492">
            <text:p>78</text:p>
          </table:table-cell>
          <table:table-cell office:value-type="float" office:value="2237">
            <text:p>2,237</text:p>
          </table:table-cell>
          <table:table-cell office:value-type="float" office:value="5867000">
            <text:p>5,867,000</text:p>
          </table:table-cell>
          <table:table-cell table:number-columns-repeated="101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</text:p>
          </table:table-cell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33.8916">
            <text:p>3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407">
            <text:p>35,407</text:p>
          </table:table-cell>
          <table:table-cell table:number-columns-repeated="101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</text:p>
          </table:table-cell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32.79766">
            <text:p>33</text:p>
          </table:table-cell>
          <table:table-cell office:value-type="float" office:value="4940.18">
            <text:p>4,940</text:p>
          </table:table-cell>
          <table:table-cell office:value-type="float" office:value="100.8198">
            <text:p>101</text:p>
          </table:table-cell>
          <table:table-cell office:value-type="float" office:value="5041">
            <text:p>5,041</text:p>
          </table:table-cell>
          <table:table-cell office:value-type="float" office:value="15370000">
            <text:p>15,370,000</text:p>
          </table:table-cell>
          <table:table-cell table:number-columns-repeated="101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</text:p>
          </table:table-cell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31.80714">
            <text:p>32</text:p>
          </table:table-cell>
          <table:table-cell office:value-type="float" office:value="5128.002">
            <text:p>5,128</text:p>
          </table:table-cell>
          <table:table-cell office:value-type="float" office:value="109.998">
            <text:p>110</text:p>
          </table:table-cell>
          <table:table-cell office:value-type="float" office:value="5238">
            <text:p>5,238</text:p>
          </table:table-cell>
          <table:table-cell office:value-type="float" office:value="16468000">
            <text:p>16,468,000</text:p>
          </table:table-cell>
          <table:table-cell table:number-columns-repeated="101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</text:p>
          </table:table-cell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float" office:value="31.32462">
            <text:p>31</text:p>
          </table:table-cell>
          <table:table-cell office:value-type="float" office:value="470.003">
            <text:p>470</text:p>
          </table:table-cell>
          <table:table-cell office:value-type="float" office:value="80.99701">
            <text:p>81</text:p>
          </table:table-cell>
          <table:table-cell office:value-type="float" office:value="551">
            <text:p>551</text:p>
          </table:table-cell>
          <table:table-cell office:value-type="float" office:value="1759000">
            <text:p>1,759,000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</text:p>
          </table:table-cell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30.92985">
            <text:p>31</text:p>
          </table:table-cell>
          <table:table-cell office:value-type="float" office:value="48069">
            <text:p>48,069</text:p>
          </table:table-cell>
          <table:table-cell office:value-type="float" office:value="931">
            <text:p>931</text:p>
          </table:table-cell>
          <table:table-cell office:value-type="float" office:value="49000">
            <text:p>49,000</text:p>
          </table:table-cell>
          <table:table-cell office:value-type="float" office:value="158423008">
            <text:p>158,423,008</text:p>
          </table:table-cell>
          <table:table-cell table:number-columns-repeated="101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</text:p>
          </table:table-cell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30.42665">
            <text:p>30</text:p>
          </table:table-cell>
          <table:table-cell office:value-type="float" office:value="3334.016">
            <text:p>3,334</text:p>
          </table:table-cell>
          <table:table-cell office:value-type="float" office:value="81.98389">
            <text:p>82</text:p>
          </table:table-cell>
          <table:table-cell office:value-type="float" office:value="3416">
            <text:p>3,416</text:p>
          </table:table-cell>
          <table:table-cell office:value-type="float" office:value="11227000">
            <text:p>11,227,000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float" office:value="30.13176">
            <text:p>30</text:p>
          </table:table-cell>
          <table:table-cell office:value-type="float" office:value="353869.1">
            <text:p>353,869</text:p>
          </table:table-cell>
          <table:table-cell office:value-type="float" office:value="15128.91">
            <text:p>15,129</text:p>
          </table:table-cell>
          <table:table-cell office:value-type="float" office:value="368998">
            <text:p>368,998</text:p>
          </table:table-cell>
          <table:table-cell office:value-type="float" office:value="1224615040">
            <text:p>1,224,615,040</text:p>
          </table:table-cell>
          <table:table-cell table:number-columns-repeated="101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</text:p>
          </table:table-cell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29.99318">
            <text:p>30</text:p>
          </table:table-cell>
          <table:table-cell office:value-type="float" office:value="1287">
            <text:p>1,287</text:p>
          </table:table-cell>
          <table:table-cell office:value-type="float" office:value="33">
            <text:p>33</text:p>
          </table:table-cell>
          <table:table-cell office:value-type="float" office:value="1320">
            <text:p>1,320</text:p>
          </table:table-cell>
          <table:table-cell office:value-type="float" office:value="4401000">
            <text:p>4,401,000</text:p>
          </table:table-cell>
          <table:table-cell table:number-columns-repeated="101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</text:p>
          </table:table-cell>
          <table:table-cell office:value-type="string">
            <text:p>Republic of Guinea</text:p>
          </table:table-cell>
          <table:table-cell office:value-type="string">
            <text:p>GIN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27.85013">
            <text:p>28</text:p>
          </table:table-cell>
          <table:table-cell office:value-type="float" office:value="2646.56">
            <text:p>2,647</text:p>
          </table:table-cell>
          <table:table-cell office:value-type="float" office:value="133.4399">
            <text:p>133</text:p>
          </table:table-cell>
          <table:table-cell office:value-type="float" office:value="2780">
            <text:p>2,780</text:p>
          </table:table-cell>
          <table:table-cell office:value-type="float" office:value="9982000">
            <text:p>9,982,000</text:p>
          </table:table-cell>
          <table:table-cell table:number-columns-repeated="101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</text:p>
          </table:table-cell>
          <table:table-cell office:value-type="string">
            <text:p>Congo (Brazzaville)</text:p>
          </table:table-cell>
          <table:table-cell office:value-type="string">
            <text:p>COG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float" office:value="24.73411">
            <text:p>25</text:p>
          </table:table-cell>
          <table:table-cell table:number-columns-repeated="2"/>
          <table:table-cell office:value-type="float" office:value="1000">
            <text:p>1,000</text:p>
          </table:table-cell>
          <table:table-cell office:value-type="float" office:value="4043000">
            <text:p>4,043,000</text:p>
          </table:table-cell>
          <table:table-cell table:number-columns-repeated="101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n</text:p>
          </table:table-cell>
          <table:table-cell office:value-type="string">
            <text:p>Faeroe Islands (Denmark)</text:p>
          </table:table-cell>
          <table:table-cell office:value-type="string">
            <text:p>FRO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float" office:value="20.53051">
            <text:p>2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8708">
            <text:p>48,708</text:p>
          </table:table-cell>
          <table:table-cell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n</text:p>
          </table:table-cell>
          <table:table-cell office:value-type="string">
            <text:p>Timor-Leste (formerly East Timor)</text:p>
          </table:table-cell>
          <table:table-cell office:value-type="string">
            <text:p>TMP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float" office:value="19.83986">
            <text:p>20</text:p>
          </table:table-cell>
          <table:table-cell office:value-type="float" office:value="218.986">
            <text:p>219</text:p>
          </table:table-cell>
          <table:table-cell office:value-type="float" office:value="4.013992">
            <text:p>4</text:p>
          </table:table-cell>
          <table:table-cell office:value-type="float" office:value="223">
            <text:p>223</text:p>
          </table:table-cell>
          <table:table-cell office:value-type="float" office:value="1124000">
            <text:p>1,124,000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</text:p>
          </table:table-cell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float" office:value="17.68707">
            <text:p>18</text:p>
          </table:table-cell>
          <table:table-cell office:value-type="float" office:value="128.05">
            <text:p>128</text:p>
          </table:table-cell>
          <table:table-cell office:value-type="float" office:value="1.949997">
            <text:p>2</text:p>
          </table:table-cell>
          <table:table-cell office:value-type="float" office:value="130">
            <text:p>130</text:p>
          </table:table-cell>
          <table:table-cell office:value-type="float" office:value="735000">
            <text:p>735,0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>
            <text:p>missing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Anguilla (United Kingdom)</text:p>
          </table:table-cell>
          <table:table-cell/>
          <table:table-cell office:value-type="string">
            <text:p>North America</text:p>
          </table:table-cell>
          <table:table-cell table:number-columns-repeated="2"/>
          <table:table-cell office:value-type="float" office:value="69.984">
            <text:p>70</text:p>
          </table:table-cell>
          <table:table-cell office:value-type="float" office:value="2.015999">
            <text:p>2</text:p>
          </table:table-cell>
          <table:table-cell office:value-type="float" office:value="72">
            <text:p>7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ok Islands (New Zealand)</text:p>
          </table:table-cell>
          <table:table-cell/>
          <table:table-cell office:value-type="string">
            <text:p>East Asia &amp; Pacific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Guadeloupe (France)</text:p>
          </table:table-cell>
          <table:table-cell/>
          <table:table-cell office:value-type="string">
            <text:p>North America</text:p>
          </table:table-cell>
          <table:table-cell table:number-columns-repeated="2"/>
          <table:table-cell office:value-type="float" office:value="765.968">
            <text:p>766</text:p>
          </table:table-cell>
          <table:table-cell office:value-type="float" office:value="18.03198">
            <text:p>18</text:p>
          </table:table-cell>
          <table:table-cell office:value-type="float" office:value="784">
            <text:p>78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Nauru</text:p>
          </table:table-cell>
          <table:table-cell/>
          <table:table-cell office:value-type="string">
            <text:p>East Asia &amp; Pacific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Netherlands Antilles (Netherlands)</text:p>
          </table:table-cell>
          <table:table-cell/>
          <table:table-cell office:value-type="string">
            <text:p>North Americ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Virgin Islands (United Kingdom)</text:p>
          </table:table-cell>
          <table:table-cell/>
          <table:table-cell office:value-type="string">
            <text:p>North America</text:p>
          </table:table-cell>
          <table:table-cell table:number-columns-repeated="2"/>
          <table:table-cell office:value-type="float" office:value="95.95">
            <text:p>96</text:p>
          </table:table-cell>
          <table:table-cell office:value-type="float" office:value="5.050003">
            <text:p>5</text:p>
          </table:table-cell>
          <table:table-cell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office:value-type="string">
            <text:p>sub-jurisdiction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United Kingdom: Scotland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office:value-type="float" office:value="158.0973">
            <text:p>158</text:p>
          </table:table-cell>
          <table:table-cell office:value-type="float" office:value="7810.176">
            <text:p>7,810</text:p>
          </table:table-cell>
          <table:table-cell office:value-type="float" office:value="445.8242">
            <text:p>446</text:p>
          </table:table-cell>
          <table:table-cell office:value-type="float" office:value="8256">
            <text:p>8,256</text:p>
          </table:table-cell>
          <table:table-cell office:value-type="float" office:value="5222100">
            <text:p>5,222,1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United Kingdom: England &amp; Wales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office:value-type="float" office:value="157.6597">
            <text:p>158</text:p>
          </table:table-cell>
          <table:table-cell office:value-type="float" office:value="82824.49">
            <text:p>82,824</text:p>
          </table:table-cell>
          <table:table-cell office:value-type="float" office:value="4267.508">
            <text:p>4,268</text:p>
          </table:table-cell>
          <table:table-cell office:value-type="float" office:value="87092">
            <text:p>87,092</text:p>
          </table:table-cell>
          <table:table-cell office:value-type="float" office:value="55240500">
            <text:p>55,240,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United Kingdom: Northern Ireland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office:value-type="float" office:value="100.5891">
            <text:p>101</text:p>
          </table:table-cell>
          <table:table-cell office:value-type="float" office:value="1744.84">
            <text:p>1,745</text:p>
          </table:table-cell>
          <table:table-cell office:value-type="float" office:value="65.16003">
            <text:p>65</text:p>
          </table:table-cell>
          <table:table-cell office:value-type="float" office:value="1810">
            <text:p>1,810</text:p>
          </table:table-cell>
          <table:table-cell office:value-type="float" office:value="1799400">
            <text:p>1,799,4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Bosnia and Herzegovina: Republika Srpska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Upper middle income</text:p>
          </table:table-cell>
          <table:table-cell office:value-type="float" office:value="73.55004">
            <text:p>74</text:p>
          </table:table-cell>
          <table:table-cell office:value-type="float" office:value="1037.136">
            <text:p>1,037</text:p>
          </table:table-cell>
          <table:table-cell office:value-type="float" office:value="16.86401">
            <text:p>17</text:p>
          </table:table-cell>
          <table:table-cell office:value-type="float" office:value="1054">
            <text:p>1,054</text:p>
          </table:table-cell>
          <table:table-cell office:value-type="float" office:value="1433038">
            <text:p>1,433,03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Bosnia and Herzegovina: Federation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Upper middle income</text:p>
          </table:table-cell>
          <table:table-cell office:value-type="float" office:value="71.46309">
            <text:p>71</text:p>
          </table:table-cell>
          <table:table-cell office:value-type="float" office:value="1627.554">
            <text:p>1,628</text:p>
          </table:table-cell>
          <table:table-cell office:value-type="float" office:value="43.44604">
            <text:p>43</text:p>
          </table:table-cell>
          <table:table-cell office:value-type="float" office:value="1671">
            <text:p>1,671</text:p>
          </table:table-cell>
          <table:table-cell office:value-type="float" office:value="2338270">
            <text:p>2,338,27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uernsey (United Kingdom)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/>
          <table:table-cell office:value-type="float" office:value="99.015">
            <text:p>99</text:p>
          </table:table-cell>
          <table:table-cell office:value-type="float" office:value="15.985">
            <text:p>16</text:p>
          </table:table-cell>
          <table:table-cell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Jersey (United Kingdom)</text:p>
          </table:table-cell>
          <table:table-cell/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/>
          <table:table-cell office:value-type="float" office:value="144.045">
            <text:p>144</text:p>
          </table:table-cell>
          <table:table-cell office:value-type="float" office:value="20.955">
            <text:p>21</text:p>
          </table:table-cell>
          <table:table-cell office:value-type="float" office:value="165">
            <text:p>165</text:p>
          </table:table-cell>
          <table:table-cell table:number-columns-repeated="1014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ers yearly estimates" table:style-name="ta6" table:print="false">
        <table:table-column table:style-name="co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number-columns-repeated="2" table:default-cell-style-name="Excel_20_Built-in_20_Normal"/>
        <table:table-column table:style-name="co1" table:default-cell-style-name="Excel_20_Built-in_20_Normal"/>
        <table:table-column table:style-name="co33" table:number-columns-repeated="3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35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the U.S., 1880-2010, estimates by year and sex</text:p>
          </table:table-cell>
          <table:covered-table-cell table:number-columns-repeated="4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interpolated figures</text:p>
          </table:table-cell>
          <table:table-cell table:number-columns-repeated="3"/>
          <table:table-cell office:value-type="string">
            <text:p>original estimates</text:p>
          </table:table-cell>
          <table:table-cell table:number-columns-repeated="1018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6" office:value-type="string">
            <text:p>Total</text:p>
          </table:table-cell>
          <table:table-cell table:style-name="ce31" office:value-type="string">
            <text:p>Sex Ratio</text:p>
          </table:table-cell>
          <table:table-cell/>
          <table:table-cell table:style-name="ce6"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float" office:value="1850">
            <text:p>1850</text:p>
          </table:table-cell>
          <table:table-cell table:number-columns-repeated="2"/>
          <table:table-cell table:style-name="ce6" table:formula="of:=[.I6]" office:value-type="float" office:value="12789.7900544501">
            <text:p>12,790</text:p>
          </table:table-cell>
          <table:table-cell/>
          <table:table-cell office:value-type="float" office:value="1850">
            <text:p>1850</text:p>
          </table:table-cell>
          <table:table-cell table:style-name="ce6" table:number-columns-repeated="2"/>
          <table:table-cell table:style-name="ce6" office:value-type="float" office:value="12789.7900544501">
            <text:p>12,790</text:p>
          </table:table-cell>
          <table:table-cell table:number-columns-repeated="2"/>
          <table:table-cell office:value-type="string">
            <text:p>prisoners-us-19th-century</text:p>
          </table:table-cell>
          <table:table-cell table:number-columns-repeated="1012"/>
        </table:table-row>
        <table:table-row table:style-name="ro1">
          <table:table-cell office:value-type="float" office:value="1851">
            <text:p>1851</text:p>
          </table:table-cell>
          <table:table-cell table:number-columns-repeated="2"/>
          <table:table-cell table:style-name="ce6" table:formula="of:=[.D$6]*([.D$16]/[.D$6])^(([.A7]-[.A$6])/([.A$16]-[.A$6]))" office:value-type="float" office:value="13601.4503697554">
            <text:p>13,601</text:p>
          </table:table-cell>
          <table:table-cell/>
          <table:table-cell office:value-type="float" office:value="1860">
            <text:p>1860</text:p>
          </table:table-cell>
          <table:table-cell table:style-name="ce6" table:number-columns-repeated="2"/>
          <table:table-cell table:style-name="ce6" office:value-type="float" office:value="23663.635747982">
            <text:p>23,664</text:p>
          </table:table-cell>
          <table:table-cell table:number-columns-repeated="2"/>
          <table:table-cell office:value-type="string">
            <text:p>prisoners-us-from-1900</text:p>
          </table:table-cell>
          <table:table-cell table:number-columns-repeated="1012"/>
        </table:table-row>
        <table:table-row table:style-name="ro1">
          <table:table-cell office:value-type="float" office:value="1852">
            <text:p>1852</text:p>
          </table:table-cell>
          <table:table-cell table:number-columns-repeated="2"/>
          <table:table-cell table:style-name="ce6" table:formula="of:=[.D$6]*([.D$16]/[.D$6])^(([.A8]-[.A$6])/([.A$16]-[.A$6]))" office:value-type="float" office:value="14464.6199330339">
            <text:p>14,465</text:p>
          </table:table-cell>
          <table:table-cell/>
          <table:table-cell office:value-type="float" office:value="1870">
            <text:p>1870</text:p>
          </table:table-cell>
          <table:table-cell table:style-name="ce6" table:number-columns-repeated="2"/>
          <table:table-cell table:style-name="ce6" office:value-type="float" office:value="40291.7393647133">
            <text:p>40,292</text:p>
          </table:table-cell>
          <table:table-cell table:number-columns-repeated="1015"/>
        </table:table-row>
        <table:table-row table:style-name="ro1">
          <table:table-cell office:value-type="float" office:value="1853">
            <text:p>1853</text:p>
          </table:table-cell>
          <table:table-cell table:number-columns-repeated="2"/>
          <table:table-cell table:style-name="ce6" table:formula="of:=[.D$6]*([.D$16]/[.D$6])^(([.A9]-[.A$6])/([.A$16]-[.A$6]))" office:value-type="float" office:value="15382.56760267">
            <text:p>15,383</text:p>
          </table:table-cell>
          <table:table-cell/>
          <table:table-cell office:value-type="float" office:value="1880">
            <text:p>1880</text:p>
          </table:table-cell>
          <table:table-cell table:style-name="ce6" office:value-type="float" office:value="53369">
            <text:p>53,369</text:p>
          </table:table-cell>
          <table:table-cell table:style-name="ce6" office:value-type="float" office:value="5040">
            <text:p>5,040</text:p>
          </table:table-cell>
          <table:table-cell table:style-name="ce6" table:formula="of:=[.G9]+[.H9]" office:value-type="float" office:value="58409">
            <text:p>58,409</text:p>
          </table:table-cell>
          <table:table-cell table:style-name="ce31" table:formula="of:=[.G9]/[.H9]" office:value-type="float" office:value="10.5890873015873">
            <text:p>10.6</text:p>
          </table:table-cell>
          <table:table-cell/>
          <table:table-cell office:value-type="string">
            <text:p>good national data on prisoners by sex aren't available prior to 1880</text:p>
          </table:table-cell>
          <table:table-cell table:number-columns-repeated="1012"/>
        </table:table-row>
        <table:table-row table:style-name="ro1">
          <table:table-cell office:value-type="float" office:value="1854">
            <text:p>1854</text:p>
          </table:table-cell>
          <table:table-cell table:number-columns-repeated="2"/>
          <table:table-cell table:style-name="ce6" table:formula="of:=[.D$6]*([.D$16]/[.D$6])^(([.A10]-[.A$6])/([.A$16]-[.A$6]))" office:value-type="float" office:value="16358.7696839733">
            <text:p>16,359</text:p>
          </table:table-cell>
          <table:table-cell/>
          <table:table-cell office:value-type="float" office:value="1890">
            <text:p>1890</text:p>
          </table:table-cell>
          <table:table-cell table:style-name="ce6" office:value-type="float" office:value="74299">
            <text:p>74,299</text:p>
          </table:table-cell>
          <table:table-cell table:style-name="ce6" office:value-type="float" office:value="6335">
            <text:p>6,335</text:p>
          </table:table-cell>
          <table:table-cell table:style-name="ce6" table:formula="of:=[.G10]+[.H10]" office:value-type="float" office:value="80634">
            <text:p>80,634</text:p>
          </table:table-cell>
          <table:table-cell table:style-name="ce31" table:formula="of:=[.G10]/[.H10]" office:value-type="float" office:value="11.7283346487766">
            <text:p>11.7</text:p>
          </table:table-cell>
          <table:table-cell table:number-columns-repeated="1014"/>
        </table:table-row>
        <table:table-row table:style-name="ro1">
          <table:table-cell office:value-type="float" office:value="1855">
            <text:p>1855</text:p>
          </table:table-cell>
          <table:table-cell table:number-columns-repeated="2"/>
          <table:table-cell table:style-name="ce6" table:formula="of:=[.D$6]*([.D$16]/[.D$6])^(([.A11]-[.A$6])/([.A$16]-[.A$6]))" office:value-type="float" office:value="17396.9230940897">
            <text:p>17,397</text:p>
          </table:table-cell>
          <table:table-cell/>
          <table:table-cell office:value-type="float" office:value="1904">
            <text:p>1904</text:p>
          </table:table-cell>
          <table:table-cell table:style-name="ce6" office:value-type="float" office:value="100525.695809387">
            <text:p>100,526</text:p>
          </table:table-cell>
          <table:table-cell table:style-name="ce6" office:value-type="float" office:value="6989.3315290041">
            <text:p>6,989</text:p>
          </table:table-cell>
          <table:table-cell table:style-name="ce6" table:formula="of:=[.G11]+[.H11]" office:value-type="float" office:value="107515.027338391">
            <text:p>107,515</text:p>
          </table:table-cell>
          <table:table-cell table:style-name="ce31" table:formula="of:=[.G11]/[.H11]" office:value-type="float" office:value="14.3827339413259">
            <text:p>14.4</text:p>
          </table:table-cell>
          <table:table-cell table:number-columns-repeated="1014"/>
        </table:table-row>
        <table:table-row table:style-name="ro1">
          <table:table-cell office:value-type="float" office:value="1856">
            <text:p>1856</text:p>
          </table:table-cell>
          <table:table-cell table:number-columns-repeated="2"/>
          <table:table-cell table:style-name="ce6" table:formula="of:=[.D$6]*([.D$16]/[.D$6])^(([.A12]-[.A$6])/([.A$16]-[.A$6]))" office:value-type="float" office:value="18500.9593623767">
            <text:p>18,501</text:p>
          </table:table-cell>
          <table:table-cell/>
          <table:table-cell office:value-type="float" office:value="1910">
            <text:p>1910</text:p>
          </table:table-cell>
          <table:table-cell table:style-name="ce6" office:value-type="float" office:value="130348.66548375">
            <text:p>130,349</text:p>
          </table:table-cell>
          <table:table-cell table:style-name="ce6" office:value-type="float" office:value="8732.05469556585">
            <text:p>8,732</text:p>
          </table:table-cell>
          <table:table-cell table:style-name="ce6" table:formula="of:=[.G12]+[.H12]" office:value-type="float" office:value="139080.720179315">
            <text:p>139,081</text:p>
          </table:table-cell>
          <table:table-cell table:style-name="ce31" table:formula="of:=[.G12]/[.H12]" office:value-type="float" office:value="14.9276052462132">
            <text:p>14.9</text:p>
          </table:table-cell>
          <table:table-cell table:number-columns-repeated="1014"/>
        </table:table-row>
        <table:table-row table:style-name="ro1">
          <table:table-cell office:value-type="float" office:value="1857">
            <text:p>1857</text:p>
          </table:table-cell>
          <table:table-cell table:number-columns-repeated="2"/>
          <table:table-cell table:style-name="ce6" table:formula="of:=[.D$6]*([.D$16]/[.D$6])^(([.A13]-[.A$6])/([.A$16]-[.A$6]))" office:value-type="float" office:value="19675.0595192664">
            <text:p>19,675</text:p>
          </table:table-cell>
          <table:table-cell/>
          <table:table-cell office:value-type="float" office:value="1922">
            <text:p>1922</text:p>
          </table:table-cell>
          <table:table-cell table:style-name="ce6" office:value-type="float" office:value="156434.524846195">
            <text:p>156,435</text:p>
          </table:table-cell>
          <table:table-cell table:style-name="ce6" office:value-type="float" office:value="9012.57011880293">
            <text:p>9,013</text:p>
          </table:table-cell>
          <table:table-cell table:style-name="ce6" table:formula="of:=[.G13]+[.H13]" office:value-type="float" office:value="165447.094964998">
            <text:p>165,447</text:p>
          </table:table-cell>
          <table:table-cell table:style-name="ce31" table:formula="of:=[.G13]/[.H13]" office:value-type="float" office:value="17.3573711809271">
            <text:p>17.4</text:p>
          </table:table-cell>
          <table:table-cell table:number-columns-repeated="1014"/>
        </table:table-row>
        <table:table-row table:style-name="ro1">
          <table:table-cell office:value-type="float" office:value="1858">
            <text:p>1858</text:p>
          </table:table-cell>
          <table:table-cell table:number-columns-repeated="2"/>
          <table:table-cell table:style-name="ce6" table:formula="of:=[.D$6]*([.D$16]/[.D$6])^(([.A14]-[.A$6])/([.A$16]-[.A$6]))" office:value-type="float" office:value="20923.6699299979">
            <text:p>20,924</text:p>
          </table:table-cell>
          <table:table-cell/>
          <table:table-cell office:value-type="float" office:value="1933">
            <text:p>1933</text:p>
          </table:table-cell>
          <table:table-cell table:style-name="ce6" office:value-type="float" office:value="233555.65763934">
            <text:p>233,556</text:p>
          </table:table-cell>
          <table:table-cell table:style-name="ce6" office:value-type="float" office:value="10726.3431116906">
            <text:p>10,726</text:p>
          </table:table-cell>
          <table:table-cell table:style-name="ce6" table:formula="of:=[.G14]+[.H14]" office:value-type="float" office:value="244282.00075103">
            <text:p>244,282</text:p>
          </table:table-cell>
          <table:table-cell table:style-name="ce31" table:formula="of:=[.G14]/[.H14]" office:value-type="float" office:value="21.7740244934723">
            <text:p>21.8</text:p>
          </table:table-cell>
          <table:table-cell table:number-columns-repeated="1014"/>
        </table:table-row>
        <table:table-row table:style-name="ro1">
          <table:table-cell office:value-type="float" office:value="1859">
            <text:p>1859</text:p>
          </table:table-cell>
          <table:table-cell table:number-columns-repeated="2"/>
          <table:table-cell table:style-name="ce6" table:formula="of:=[.D$6]*([.D$16]/[.D$6])^(([.A15]-[.A$6])/([.A$16]-[.A$6]))" office:value-type="float" office:value="22251.5191331845">
            <text:p>22,252</text:p>
          </table:table-cell>
          <table:table-cell/>
          <table:table-cell office:value-type="float" office:value="1940">
            <text:p>1940</text:p>
          </table:table-cell>
          <table:table-cell table:style-name="ce6" office:value-type="float" office:value="270697.931135692">
            <text:p>270,698</text:p>
          </table:table-cell>
          <table:table-cell table:style-name="ce6" office:value-type="float" office:value="14339.0066525515">
            <text:p>14,339</text:p>
          </table:table-cell>
          <table:table-cell table:style-name="ce6" table:formula="of:=[.G15]+[.H15]" office:value-type="float" office:value="285036.937788244">
            <text:p>285,037</text:p>
          </table:table-cell>
          <table:table-cell table:style-name="ce31" table:formula="of:=[.G15]/[.H15]" office:value-type="float" office:value="18.8784298448961">
            <text:p>18.9</text:p>
          </table:table-cell>
          <table:table-cell table:number-columns-repeated="1014"/>
        </table:table-row>
        <table:table-row table:style-name="ro1">
          <table:table-cell office:value-type="float" office:value="1860">
            <text:p>1860</text:p>
          </table:table-cell>
          <table:table-cell table:number-columns-repeated="2"/>
          <table:table-cell table:style-name="ce6" table:formula="of:=[.I7]" office:value-type="float" office:value="23663.635747982">
            <text:p>23,664</text:p>
          </table:table-cell>
          <table:table-cell/>
          <table:table-cell office:value-type="float" office:value="1950">
            <text:p>1950</text:p>
          </table:table-cell>
          <table:table-cell table:style-name="ce6" office:value-type="float" office:value="251562">
            <text:p>251,562</text:p>
          </table:table-cell>
          <table:table-cell table:style-name="ce6" office:value-type="float" office:value="12995">
            <text:p>12,995</text:p>
          </table:table-cell>
          <table:table-cell table:style-name="ce6" table:formula="of:=[.G16]+[.H16]" office:value-type="float" office:value="264557">
            <text:p>264,557</text:p>
          </table:table-cell>
          <table:table-cell table:style-name="ce31" table:formula="of:=[.G16]/[.H16]" office:value-type="float" office:value="19.358368603309">
            <text:p>19.4</text:p>
          </table:table-cell>
          <table:table-cell table:number-columns-repeated="1014"/>
        </table:table-row>
        <table:table-row table:style-name="ro1">
          <table:table-cell office:value-type="float" office:value="1861">
            <text:p>1861</text:p>
          </table:table-cell>
          <table:table-cell table:number-columns-repeated="2"/>
          <table:table-cell table:style-name="ce6" table:formula="of:=[.D$16]*([.D$26]/[.D$16])^(([.A17]-[.A$16])/([.A$26]-[.A$16]))" office:value-type="float" office:value="24957.1463691593">
            <text:p>24,957</text:p>
          </table:table-cell>
          <table:table-cell/>
          <table:table-cell office:value-type="float" office:value="1960">
            <text:p>1960</text:p>
          </table:table-cell>
          <table:table-cell table:style-name="ce6" office:value-type="float" office:value="332952">
            <text:p>332,952</text:p>
          </table:table-cell>
          <table:table-cell table:style-name="ce6" office:value-type="float" office:value="16346">
            <text:p>16,346</text:p>
          </table:table-cell>
          <table:table-cell table:style-name="ce6" table:formula="of:=[.G17]+[.H17]" office:value-type="float" office:value="349298">
            <text:p>349,298</text:p>
          </table:table-cell>
          <table:table-cell table:style-name="ce31" table:formula="of:=[.G17]/[.H17]" office:value-type="float" office:value="20.3690199437171">
            <text:p>20.4</text:p>
          </table:table-cell>
          <table:table-cell table:number-columns-repeated="1014"/>
        </table:table-row>
        <table:table-row table:style-name="ro1">
          <table:table-cell office:value-type="float" office:value="1862">
            <text:p>1862</text:p>
          </table:table-cell>
          <table:table-cell table:number-columns-repeated="2"/>
          <table:table-cell table:style-name="ce6" table:formula="of:=[.D$16]*([.D$26]/[.D$16])^(([.A18]-[.A$16])/([.A$26]-[.A$16]))" office:value-type="float" office:value="26321.3633579007">
            <text:p>26,321</text:p>
          </table:table-cell>
          <table:table-cell/>
          <table:table-cell office:value-type="float" office:value="1970">
            <text:p>1970</text:p>
          </table:table-cell>
          <table:table-cell table:style-name="ce6" office:value-type="float" office:value="313800">
            <text:p>313,800</text:p>
          </table:table-cell>
          <table:table-cell table:style-name="ce6" office:value-type="float" office:value="14220">
            <text:p>14,220</text:p>
          </table:table-cell>
          <table:table-cell table:style-name="ce6" table:formula="of:=[.G18]+[.H18]" office:value-type="float" office:value="328020">
            <text:p>328,020</text:p>
          </table:table-cell>
          <table:table-cell table:style-name="ce31" table:formula="of:=[.G18]/[.H18]" office:value-type="float" office:value="22.0675105485232">
            <text:p>22.1</text:p>
          </table:table-cell>
          <table:table-cell table:number-columns-repeated="1014"/>
        </table:table-row>
        <table:table-row table:style-name="ro1">
          <table:table-cell office:value-type="float" office:value="1863">
            <text:p>1863</text:p>
          </table:table-cell>
          <table:table-cell table:number-columns-repeated="2"/>
          <table:table-cell table:style-name="ce6" table:formula="of:=[.D$16]*([.D$26]/[.D$16])^(([.A19]-[.A$16])/([.A$26]-[.A$16]))" office:value-type="float" office:value="27760.1516924539">
            <text:p>27,760</text:p>
          </table:table-cell>
          <table:table-cell/>
          <table:table-cell office:value-type="float" office:value="1980">
            <text:p>1980</text:p>
          </table:table-cell>
          <table:table-cell table:style-name="ce6" office:value-type="float" office:value="439228">
            <text:p>439,228</text:p>
          </table:table-cell>
          <table:table-cell table:style-name="ce6" office:value-type="float" office:value="27143">
            <text:p>27,143</text:p>
          </table:table-cell>
          <table:table-cell table:style-name="ce6" table:formula="of:=[.G19]+[.H19]" office:value-type="float" office:value="466371">
            <text:p>466,371</text:p>
          </table:table-cell>
          <table:table-cell table:style-name="ce31" table:formula="of:=[.G19]/[.H19]" office:value-type="float" office:value="16.1819990421103">
            <text:p>16.2</text:p>
          </table:table-cell>
          <table:table-cell table:number-columns-repeated="1014"/>
        </table:table-row>
        <table:table-row table:style-name="ro1">
          <table:table-cell office:value-type="float" office:value="1864">
            <text:p>1864</text:p>
          </table:table-cell>
          <table:table-cell table:number-columns-repeated="2"/>
          <table:table-cell table:style-name="ce6" table:formula="of:=[.D$16]*([.D$26]/[.D$16])^(([.A20]-[.A$16])/([.A$26]-[.A$16]))" office:value-type="float" office:value="29277.5876199717">
            <text:p>29,278</text:p>
          </table:table-cell>
          <table:table-cell/>
          <table:table-cell office:value-type="float" office:value="1990">
            <text:p>1990</text:p>
          </table:table-cell>
          <table:table-cell table:style-name="ce6" office:value-type="float" office:value="1030207">
            <text:p>1,030,207</text:p>
          </table:table-cell>
          <table:table-cell table:style-name="ce6" office:value-type="float" office:value="84904">
            <text:p>84,904</text:p>
          </table:table-cell>
          <table:table-cell table:style-name="ce6" table:formula="of:=[.G20]+[.H20]" office:value-type="float" office:value="1115111">
            <text:p>1,115,111</text:p>
          </table:table-cell>
          <table:table-cell table:style-name="ce31" table:formula="of:=[.G20]/[.H20]" office:value-type="float" office:value="12.133786394045">
            <text:p>12.1</text:p>
          </table:table-cell>
          <table:table-cell table:number-columns-repeated="1014"/>
        </table:table-row>
        <table:table-row table:style-name="ro1">
          <table:table-cell office:value-type="float" office:value="1865">
            <text:p>1865</text:p>
          </table:table-cell>
          <table:table-cell table:number-columns-repeated="2"/>
          <table:table-cell table:style-name="ce6" table:formula="of:=[.D$16]*([.D$26]/[.D$16])^(([.A21]-[.A$16])/([.A$26]-[.A$16]))" office:value-type="float" office:value="30877.970204973">
            <text:p>30,878</text:p>
          </table:table-cell>
          <table:table-cell/>
          <table:table-cell office:value-type="float" office:value="2000">
            <text:p>2000</text:p>
          </table:table-cell>
          <table:table-cell table:style-name="ce6" office:value-type="float" office:value="1806261">
            <text:p>1,806,261</text:p>
          </table:table-cell>
          <table:table-cell table:style-name="ce6" office:value-type="float" office:value="169758">
            <text:p>169,758</text:p>
          </table:table-cell>
          <table:table-cell table:style-name="ce6" table:formula="of:=[.G21]+[.H21]" office:value-type="float" office:value="1976019">
            <text:p>1,976,019</text:p>
          </table:table-cell>
          <table:table-cell table:style-name="ce31" table:formula="of:=[.G21]/[.H21]" office:value-type="float" office:value="10.6402113597003">
            <text:p>10.6</text:p>
          </table:table-cell>
          <table:table-cell table:number-columns-repeated="1014"/>
        </table:table-row>
        <table:table-row table:style-name="ro1">
          <table:table-cell office:value-type="float" office:value="1866">
            <text:p>1866</text:p>
          </table:table-cell>
          <table:table-cell table:number-columns-repeated="2"/>
          <table:table-cell table:style-name="ce6" table:formula="of:=[.D$16]*([.D$26]/[.D$16])^(([.A22]-[.A$16])/([.A$26]-[.A$16]))" office:value-type="float" office:value="32565.8335090697">
            <text:p>32,566</text:p>
          </table:table-cell>
          <table:table-cell/>
          <table:table-cell office:value-type="float" office:value="2010">
            <text:p>2010</text:p>
          </table:table-cell>
          <table:table-cell table:style-name="ce6" office:value-type="float" office:value="2059020">
            <text:p>2,059,020</text:p>
          </table:table-cell>
          <table:table-cell table:style-name="ce6" office:value-type="float" office:value="204582">
            <text:p>204,582</text:p>
          </table:table-cell>
          <table:table-cell table:style-name="ce6" table:formula="of:=[.G22]+[.H22]" office:value-type="float" office:value="2263602">
            <text:p>2,263,602</text:p>
          </table:table-cell>
          <table:table-cell table:style-name="ce31" table:formula="of:=[.G22]/[.H22]" office:value-type="float" office:value="10.0645218054374">
            <text:p>10.1</text:p>
          </table:table-cell>
          <table:table-cell table:number-columns-repeated="1014"/>
        </table:table-row>
        <table:table-row table:style-name="ro1">
          <table:table-cell office:value-type="float" office:value="1867">
            <text:p>1867</text:p>
          </table:table-cell>
          <table:table-cell table:number-columns-repeated="2"/>
          <table:table-cell table:style-name="ce6" table:formula="of:=[.D$16]*([.D$26]/[.D$16])^(([.A23]-[.A$16])/([.A$26]-[.A$16]))" office:value-type="float" office:value="34345.9594364673">
            <text:p>34,346</text:p>
          </table:table-cell>
          <table:table-cell table:number-columns-repeated="1020"/>
        </table:table-row>
        <table:table-row table:style-name="ro1">
          <table:table-cell office:value-type="float" office:value="1868">
            <text:p>1868</text:p>
          </table:table-cell>
          <table:table-cell table:number-columns-repeated="2"/>
          <table:table-cell table:style-name="ce6" table:formula="of:=[.D$16]*([.D$26]/[.D$16])^(([.A24]-[.A$16])/([.A$26]-[.A$16]))" office:value-type="float" office:value="36223.3912816302">
            <text:p>36,223</text:p>
          </table:table-cell>
          <table:table-cell table:number-columns-repeated="1020"/>
        </table:table-row>
        <table:table-row table:style-name="ro1">
          <table:table-cell office:value-type="float" office:value="1869">
            <text:p>1869</text:p>
          </table:table-cell>
          <table:table-cell table:number-columns-repeated="2"/>
          <table:table-cell table:style-name="ce6" table:formula="of:=[.D$16]*([.D$26]/[.D$16])^(([.A25]-[.A$16])/([.A$26]-[.A$16]))" office:value-type="float" office:value="38203.4480174954">
            <text:p>38,203</text:p>
          </table:table-cell>
          <table:table-cell table:number-columns-repeated="1020"/>
        </table:table-row>
        <table:table-row table:style-name="ro1">
          <table:table-cell office:value-type="float" office:value="1870">
            <text:p>1870</text:p>
          </table:table-cell>
          <table:table-cell table:number-columns-repeated="2"/>
          <table:table-cell table:style-name="ce6" table:formula="of:=[.I8]" office:value-type="float" office:value="40291.7393647133">
            <text:p>40,292</text:p>
          </table:table-cell>
          <table:table-cell table:number-columns-repeated="1020"/>
        </table:table-row>
        <table:table-row table:style-name="ro1">
          <table:table-cell office:value-type="float" office:value="1871">
            <text:p>1871</text:p>
          </table:table-cell>
          <table:table-cell table:number-columns-repeated="2"/>
          <table:table-cell table:style-name="ce6" table:formula="of:=[.D$26]*([.D$36]/[.D$26])^(([.A27]-[.A$26])/([.A$36]-[.A$26]))" office:value-type="float" office:value="41815.9907922453">
            <text:p>41,816</text:p>
          </table:table-cell>
          <table:table-cell table:number-columns-repeated="1020"/>
        </table:table-row>
        <table:table-row table:style-name="ro1">
          <table:table-cell office:value-type="float" office:value="1872">
            <text:p>1872</text:p>
          </table:table-cell>
          <table:table-cell table:number-columns-repeated="2"/>
          <table:table-cell table:style-name="ce6" table:formula="of:=[.D$26]*([.D$36]/[.D$26])^(([.A28]-[.A$26])/([.A$36]-[.A$26]))" office:value-type="float" office:value="43397.9052159885">
            <text:p>43,398</text:p>
          </table:table-cell>
          <table:table-cell table:number-columns-repeated="1020"/>
        </table:table-row>
        <table:table-row table:style-name="ro1">
          <table:table-cell office:value-type="float" office:value="1873">
            <text:p>1873</text:p>
          </table:table-cell>
          <table:table-cell table:number-columns-repeated="2"/>
          <table:table-cell table:style-name="ce6" table:formula="of:=[.D$26]*([.D$36]/[.D$26])^(([.A29]-[.A$26])/([.A$36]-[.A$26]))" office:value-type="float" office:value="45039.6640484529">
            <text:p>45,040</text:p>
          </table:table-cell>
          <table:table-cell table:number-columns-repeated="1020"/>
        </table:table-row>
        <table:table-row table:style-name="ro1">
          <table:table-cell office:value-type="float" office:value="1874">
            <text:p>1874</text:p>
          </table:table-cell>
          <table:table-cell table:number-columns-repeated="2"/>
          <table:table-cell table:style-name="ce6" table:formula="of:=[.D$26]*([.D$36]/[.D$26])^(([.A30]-[.A$26])/([.A$36]-[.A$26]))" office:value-type="float" office:value="46743.5312257914">
            <text:p>46,744</text:p>
          </table:table-cell>
          <table:table-cell table:number-columns-repeated="1020"/>
        </table:table-row>
        <table:table-row table:style-name="ro1">
          <table:table-cell office:value-type="float" office:value="1875">
            <text:p>1875</text:p>
          </table:table-cell>
          <table:table-cell table:number-columns-repeated="2"/>
          <table:table-cell table:style-name="ce6" table:formula="of:=[.D$26]*([.D$36]/[.D$26])^(([.A31]-[.A$26])/([.A$36]-[.A$26]))" office:value-type="float" office:value="48511.8563297009">
            <text:p>48,512</text:p>
          </table:table-cell>
          <table:table-cell table:number-columns-repeated="1020"/>
        </table:table-row>
        <table:table-row table:style-name="ro1">
          <table:table-cell office:value-type="float" office:value="1876">
            <text:p>1876</text:p>
          </table:table-cell>
          <table:table-cell table:number-columns-repeated="2"/>
          <table:table-cell table:style-name="ce6" table:formula="of:=[.D$26]*([.D$36]/[.D$26])^(([.A32]-[.A$26])/([.A$36]-[.A$26]))" office:value-type="float" office:value="50347.0778274239">
            <text:p>50,347</text:p>
          </table:table-cell>
          <table:table-cell table:number-columns-repeated="1020"/>
        </table:table-row>
        <table:table-row table:style-name="ro1">
          <table:table-cell office:value-type="float" office:value="1877">
            <text:p>1877</text:p>
          </table:table-cell>
          <table:table-cell table:number-columns-repeated="2"/>
          <table:table-cell table:style-name="ce6" table:formula="of:=[.D$26]*([.D$36]/[.D$26])^(([.A33]-[.A$26])/([.A$36]-[.A$26]))" office:value-type="float" office:value="52251.7264343223">
            <text:p>52,252</text:p>
          </table:table-cell>
          <table:table-cell table:number-columns-repeated="1020"/>
        </table:table-row>
        <table:table-row table:style-name="ro1">
          <table:table-cell office:value-type="float" office:value="1878">
            <text:p>1878</text:p>
          </table:table-cell>
          <table:table-cell table:number-columns-repeated="2"/>
          <table:table-cell table:style-name="ce6" table:formula="of:=[.D$26]*([.D$36]/[.D$26])^(([.A34]-[.A$26])/([.A$36]-[.A$26]))" office:value-type="float" office:value="54228.4286036577">
            <text:p>54,228</text:p>
          </table:table-cell>
          <table:table-cell table:number-columns-repeated="1020"/>
        </table:table-row>
        <table:table-row table:style-name="ro1">
          <table:table-cell office:value-type="float" office:value="1879">
            <text:p>1879</text:p>
          </table:table-cell>
          <table:table-cell table:number-columns-repeated="2"/>
          <table:table-cell table:style-name="ce6" table:formula="of:=[.D$26]*([.D$36]/[.D$26])^(([.A35]-[.A$26])/([.A$36]-[.A$26]))" office:value-type="float" office:value="56279.9101483917">
            <text:p>56,280</text:p>
          </table:table-cell>
          <table:table-cell table:number-columns-repeated="1020"/>
        </table:table-row>
        <table:table-row table:style-name="ro1">
          <table:table-cell office:value-type="float" office:value="1880">
            <text:p>1880</text:p>
          </table:table-cell>
          <table:table-cell table:style-name="ce6" table:formula="of:=[.G9]" office:value-type="float" office:value="53369">
            <text:p>53,369</text:p>
          </table:table-cell>
          <table:table-cell table:style-name="ce6" table:formula="of:=[.H9]" office:value-type="float" office:value="5040">
            <text:p>5,040</text:p>
          </table:table-cell>
          <table:table-cell table:style-name="ce6" table:formula="of:=[.B36]+[.C36]" office:value-type="float" office:value="58409">
            <text:p>58,409</text:p>
          </table:table-cell>
          <table:table-cell table:number-columns-repeated="1020"/>
        </table:table-row>
        <table:table-row table:style-name="ro1">
          <table:table-cell office:value-type="float" office:value="1881">
            <text:p>1881</text:p>
          </table:table-cell>
          <table:table-cell table:style-name="ce6" table:formula="of:=[.B$36]*([.B$46]/[.B$36])^(([.$A37]-[.$A$36])/([.$A$46]-[.$A$36]))" office:value-type="float" office:value="55164.3436950259">
            <text:p>55,164</text:p>
          </table:table-cell>
          <table:table-cell table:style-name="ce6" table:formula="of:=[.C$36]*([.C$46]/[.C$36])^(([.$A37]-[.$A$36])/([.$A$46]-[.$A$36]))" office:value-type="float" office:value="5156.58456975971">
            <text:p>5,157</text:p>
          </table:table-cell>
          <table:table-cell table:style-name="ce6" table:formula="of:=[.B37]+[.C37]" office:value-type="float" office:value="60320.9282647856">
            <text:p>60,321</text:p>
          </table:table-cell>
          <table:table-cell table:number-columns-repeated="1020"/>
        </table:table-row>
        <table:table-row table:style-name="ro1">
          <table:table-cell office:value-type="float" office:value="1882">
            <text:p>1882</text:p>
          </table:table-cell>
          <table:table-cell table:style-name="ce6" table:formula="of:=[.B$36]*([.B$46]/[.B$36])^(([.$A38]-[.$A$36])/([.$A$46]-[.$A$36]))" office:value-type="float" office:value="57020.0831063528">
            <text:p>57,020</text:p>
          </table:table-cell>
          <table:table-cell table:style-name="ce6" table:formula="of:=[.C$36]*([.C$46]/[.C$36])^(([.$A38]-[.$A$36])/([.$A$46]-[.$A$36]))" office:value-type="float" office:value="5275.86595735791">
            <text:p>5,276</text:p>
          </table:table-cell>
          <table:table-cell table:style-name="ce6" table:formula="of:=[.B38]+[.C38]" office:value-type="float" office:value="62295.9490637107">
            <text:p>62,296</text:p>
          </table:table-cell>
          <table:table-cell table:number-columns-repeated="1020"/>
        </table:table-row>
        <table:table-row table:style-name="ro1">
          <table:table-cell office:value-type="float" office:value="1883">
            <text:p>1883</text:p>
          </table:table-cell>
          <table:table-cell table:style-name="ce6" table:formula="of:=[.B$36]*([.B$46]/[.B$36])^(([.$A39]-[.$A$36])/([.$A$46]-[.$A$36]))" office:value-type="float" office:value="58938.2499577992">
            <text:p>58,938</text:p>
          </table:table-cell>
          <table:table-cell table:style-name="ce6" table:formula="of:=[.C$36]*([.C$46]/[.C$36])^(([.$A39]-[.$A$36])/([.$A$46]-[.$A$36]))" office:value-type="float" office:value="5397.90654520483">
            <text:p>5,398</text:p>
          </table:table-cell>
          <table:table-cell table:style-name="ce6" table:formula="of:=[.B39]+[.C39]" office:value-type="float" office:value="64336.1565030041">
            <text:p>64,336</text:p>
          </table:table-cell>
          <table:table-cell table:number-columns-repeated="1020"/>
        </table:table-row>
        <table:table-row table:style-name="ro1">
          <table:table-cell office:value-type="float" office:value="1884">
            <text:p>1884</text:p>
          </table:table-cell>
          <table:table-cell table:style-name="ce6" table:formula="of:=[.B$36]*([.B$46]/[.B$36])^(([.$A40]-[.$A$36])/([.$A$46]-[.$A$36]))" office:value-type="float" office:value="60920.9443207739">
            <text:p>60,921</text:p>
          </table:table-cell>
          <table:table-cell table:style-name="ce6" table:formula="of:=[.C$36]*([.C$46]/[.C$36])^(([.$A40]-[.$A$36])/([.$A$46]-[.$A$36]))" office:value-type="float" office:value="5522.77015873178">
            <text:p>5,523</text:p>
          </table:table-cell>
          <table:table-cell table:style-name="ce6" table:formula="of:=[.B40]+[.C40]" office:value-type="float" office:value="66443.7144795057">
            <text:p>66,444</text:p>
          </table:table-cell>
          <table:table-cell table:number-columns-repeated="1020"/>
        </table:table-row>
        <table:table-row table:style-name="ro1">
          <table:table-cell office:value-type="float" office:value="1885">
            <text:p>1885</text:p>
          </table:table-cell>
          <table:table-cell table:style-name="ce6" table:formula="of:=[.B$36]*([.B$46]/[.B$36])^(([.$A41]-[.$A$36])/([.$A$46]-[.$A$36]))" office:value-type="float" office:value="62970.3369135024">
            <text:p>62,970</text:p>
          </table:table-cell>
          <table:table-cell table:style-name="ce6" table:formula="of:=[.C$36]*([.C$46]/[.C$36])^(([.$A41]-[.$A$36])/([.$A$46]-[.$A$36]))" office:value-type="float" office:value="5650.52209977096">
            <text:p>5,651</text:p>
          </table:table-cell>
          <table:table-cell table:style-name="ce6" table:formula="of:=[.B41]+[.C41]" office:value-type="float" office:value="68620.8590132733">
            <text:p>68,621</text:p>
          </table:table-cell>
          <table:table-cell table:number-columns-repeated="1020"/>
        </table:table-row>
        <table:table-row table:style-name="ro1">
          <table:table-cell office:value-type="float" office:value="1886">
            <text:p>1886</text:p>
          </table:table-cell>
          <table:table-cell table:style-name="ce6" table:formula="of:=[.B$36]*([.B$46]/[.B$36])^(([.$A42]-[.$A$36])/([.$A$46]-[.$A$36]))" office:value-type="float" office:value="65088.6714775998">
            <text:p>65,089</text:p>
          </table:table-cell>
          <table:table-cell table:style-name="ce6" table:formula="of:=[.C$36]*([.C$46]/[.C$36])^(([.$A42]-[.$A$36])/([.$A$46]-[.$A$36]))" office:value-type="float" office:value="5781.22918070737">
            <text:p>5,781</text:p>
          </table:table-cell>
          <table:table-cell table:style-name="ce6" table:formula="of:=[.B42]+[.C42]" office:value-type="float" office:value="70869.9006583071">
            <text:p>70,870</text:p>
          </table:table-cell>
          <table:table-cell table:number-columns-repeated="1020"/>
        </table:table-row>
        <table:table-row table:style-name="ro1">
          <table:table-cell office:value-type="float" office:value="1887">
            <text:p>1887</text:p>
          </table:table-cell>
          <table:table-cell table:style-name="ce6" table:formula="of:=[.B$36]*([.B$46]/[.B$36])^(([.$A43]-[.$A$36])/([.$A$46]-[.$A$36]))" office:value-type="float" office:value="67278.267234592">
            <text:p>67,278</text:p>
          </table:table-cell>
          <table:table-cell table:style-name="ce6" table:formula="of:=[.C$36]*([.C$46]/[.C$36])^(([.$A43]-[.$A$36])/([.$A$46]-[.$A$36]))" office:value-type="float" office:value="5914.95975942067">
            <text:p>5,915</text:p>
          </table:table-cell>
          <table:table-cell table:style-name="ce6" table:formula="of:=[.B43]+[.C43]" office:value-type="float" office:value="73193.2269940127">
            <text:p>73,193</text:p>
          </table:table-cell>
          <table:table-cell table:number-columns-repeated="1020"/>
        </table:table-row>
        <table:table-row table:style-name="ro1">
          <table:table-cell office:value-type="float" office:value="1888">
            <text:p>1888</text:p>
          </table:table-cell>
          <table:table-cell table:style-name="ce6" table:formula="of:=[.B$36]*([.B$46]/[.B$36])^(([.$A44]-[.$A$36])/([.$A$46]-[.$A$36]))" office:value-type="float" office:value="69541.5214250752">
            <text:p>69,542</text:p>
          </table:table-cell>
          <table:table-cell table:style-name="ce6" table:formula="of:=[.C$36]*([.C$46]/[.C$36])^(([.$A44]-[.$A$36])/([.$A$46]-[.$A$36]))" office:value-type="float" office:value="6051.78377503535">
            <text:p>6,052</text:p>
          </table:table-cell>
          <table:table-cell table:style-name="ce6" table:formula="of:=[.B44]+[.C44]" office:value-type="float" office:value="75593.3052001105">
            <text:p>75,593</text:p>
          </table:table-cell>
          <table:table-cell table:number-columns-repeated="1020"/>
        </table:table-row>
        <table:table-row table:style-name="ro1">
          <table:table-cell office:value-type="float" office:value="1889">
            <text:p>1889</text:p>
          </table:table-cell>
          <table:table-cell table:style-name="ce6" table:formula="of:=[.B$36]*([.B$46]/[.B$36])^(([.$A45]-[.$A$36])/([.$A$46]-[.$A$36]))" office:value-type="float" office:value="71880.9119332918">
            <text:p>71,881</text:p>
          </table:table-cell>
          <table:table-cell table:style-name="ce6" table:formula="of:=[.C$36]*([.C$46]/[.C$36])^(([.$A45]-[.$A$36])/([.$A$46]-[.$A$36]))" office:value-type="float" office:value="6191.77278449791">
            <text:p>6,192</text:p>
          </table:table-cell>
          <table:table-cell table:style-name="ce6" table:formula="of:=[.B45]+[.C45]" office:value-type="float" office:value="78072.6847177898">
            <text:p>78,073</text:p>
          </table:table-cell>
          <table:table-cell table:number-columns-repeated="1020"/>
        </table:table-row>
        <table:table-row table:style-name="ro1">
          <table:table-cell office:value-type="float" office:value="1890">
            <text:p>1890</text:p>
          </table:table-cell>
          <table:table-cell table:style-name="ce6" table:formula="of:=[.G10]" office:value-type="float" office:value="74299">
            <text:p>74,299</text:p>
          </table:table-cell>
          <table:table-cell table:style-name="ce6" table:formula="of:=[.H10]" office:value-type="float" office:value="6335">
            <text:p>6,335</text:p>
          </table:table-cell>
          <table:table-cell table:style-name="ce6" table:formula="of:=[.B46]+[.C46]" office:value-type="float" office:value="80634">
            <text:p>80,634</text:p>
          </table:table-cell>
          <table:table-cell table:number-columns-repeated="1020"/>
        </table:table-row>
        <table:table-row table:style-name="ro1">
          <table:table-cell office:value-type="float" office:value="1891">
            <text:p>1891</text:p>
          </table:table-cell>
          <table:table-cell table:style-name="ce6" table:formula="of:=[.B$46]*([.B$60]/[.B$46])^(([.$A47]-[.$A$46])/([.$A$60]-[.$A$46]))" office:value-type="float" office:value="75920.8601739655">
            <text:p>75,921</text:p>
          </table:table-cell>
          <table:table-cell table:style-name="ce6" table:formula="of:=[.C$46]*([.C$60]/[.C$46])^(([.$A47]-[.$A$46])/([.$A$60]-[.$A$46]))" office:value-type="float" office:value="6379.63504493335">
            <text:p>6,380</text:p>
          </table:table-cell>
          <table:table-cell table:style-name="ce6" table:formula="of:=[.B47]+[.C47]" office:value-type="float" office:value="82300.4952188989">
            <text:p>82,300</text:p>
          </table:table-cell>
          <table:table-cell table:number-columns-repeated="1020"/>
        </table:table-row>
        <table:table-row table:style-name="ro1">
          <table:table-cell office:value-type="float" office:value="1892">
            <text:p>1892</text:p>
          </table:table-cell>
          <table:table-cell table:style-name="ce6" table:formula="of:=[.B$46]*([.B$60]/[.B$46])^(([.$A48]-[.$A$46])/([.$A$60]-[.$A$46]))" office:value-type="float" office:value="77578.1236565072">
            <text:p>77,578</text:p>
          </table:table-cell>
          <table:table-cell table:style-name="ce6" table:formula="of:=[.C$46]*([.C$60]/[.C$46])^(([.$A48]-[.$A$46])/([.$A$60]-[.$A$46]))" office:value-type="float" office:value="6424.58457877534">
            <text:p>6,425</text:p>
          </table:table-cell>
          <table:table-cell table:style-name="ce6" table:formula="of:=[.B48]+[.C48]" office:value-type="float" office:value="84002.7082352825">
            <text:p>84,003</text:p>
          </table:table-cell>
          <table:table-cell table:number-columns-repeated="1020"/>
        </table:table-row>
        <table:table-row table:style-name="ro1">
          <table:table-cell office:value-type="float" office:value="1893">
            <text:p>1893</text:p>
          </table:table-cell>
          <table:table-cell table:style-name="ce6" table:formula="of:=[.B$46]*([.B$60]/[.B$46])^(([.$A49]-[.$A$46])/([.$A$60]-[.$A$46]))" office:value-type="float" office:value="79271.5632603977">
            <text:p>79,272</text:p>
          </table:table-cell>
          <table:table-cell table:style-name="ce6" table:formula="of:=[.C$46]*([.C$60]/[.C$46])^(([.$A49]-[.$A$46])/([.$A$60]-[.$A$46]))" office:value-type="float" office:value="6469.85081734705">
            <text:p>6,470</text:p>
          </table:table-cell>
          <table:table-cell table:style-name="ce6" table:formula="of:=[.B49]+[.C49]" office:value-type="float" office:value="85741.4140777448">
            <text:p>85,741</text:p>
          </table:table-cell>
          <table:table-cell table:number-columns-repeated="1020"/>
        </table:table-row>
        <table:table-row table:style-name="ro1">
          <table:table-cell office:value-type="float" office:value="1894">
            <text:p>1894</text:p>
          </table:table-cell>
          <table:table-cell table:style-name="ce6" table:formula="of:=[.B$46]*([.B$60]/[.B$46])^(([.$A50]-[.$A$46])/([.$A$60]-[.$A$46]))" office:value-type="float" office:value="81001.9686680079">
            <text:p>81,002</text:p>
          </table:table-cell>
          <table:table-cell table:style-name="ce6" table:formula="of:=[.C$46]*([.C$60]/[.C$46])^(([.$A50]-[.$A$46])/([.$A$60]-[.$A$46]))" office:value-type="float" office:value="6515.43599208176">
            <text:p>6,515</text:p>
          </table:table-cell>
          <table:table-cell table:style-name="ce6" table:formula="of:=[.B50]+[.C50]" office:value-type="float" office:value="87517.4046600897">
            <text:p>87,517</text:p>
          </table:table-cell>
          <table:table-cell table:number-columns-repeated="1020"/>
        </table:table-row>
        <table:table-row table:style-name="ro1">
          <table:table-cell office:value-type="float" office:value="1895">
            <text:p>1895</text:p>
          </table:table-cell>
          <table:table-cell table:style-name="ce6" table:formula="of:=[.B$46]*([.B$60]/[.B$46])^(([.$A51]-[.$A$46])/([.$A$60]-[.$A$46]))" office:value-type="float" office:value="82770.14679955">
            <text:p>82,770</text:p>
          </table:table-cell>
          <table:table-cell table:style-name="ce6" table:formula="of:=[.C$46]*([.C$60]/[.C$46])^(([.$A51]-[.$A$46])/([.$A$60]-[.$A$46]))" office:value-type="float" office:value="6561.34235013495">
            <text:p>6,561</text:p>
          </table:table-cell>
          <table:table-cell table:style-name="ce6" table:formula="of:=[.B51]+[.C51]" office:value-type="float" office:value="89331.489149685">
            <text:p>89,331</text:p>
          </table:table-cell>
          <table:table-cell table:number-columns-repeated="1020"/>
        </table:table-row>
        <table:table-row table:style-name="ro1">
          <table:table-cell office:value-type="float" office:value="1896">
            <text:p>1896</text:p>
          </table:table-cell>
          <table:table-cell table:style-name="ce6" table:formula="of:=[.B$46]*([.B$60]/[.B$46])^(([.$A52]-[.$A$46])/([.$A$60]-[.$A$46]))" office:value-type="float" office:value="84576.9221893598">
            <text:p>84,577</text:p>
          </table:table-cell>
          <table:table-cell table:style-name="ce6" table:formula="of:=[.C$46]*([.C$60]/[.C$46])^(([.$A52]-[.$A$46])/([.$A$60]-[.$A$46]))" office:value-type="float" office:value="6607.57215449507">
            <text:p>6,608</text:p>
          </table:table-cell>
          <table:table-cell table:style-name="ce6" table:formula="of:=[.B52]+[.C52]" office:value-type="float" office:value="91184.4943438548">
            <text:p>91,184</text:p>
          </table:table-cell>
          <table:table-cell table:number-columns-repeated="1020"/>
        </table:table-row>
        <table:table-row table:style-name="ro1">
          <table:table-cell office:value-type="float" office:value="1897">
            <text:p>1897</text:p>
          </table:table-cell>
          <table:table-cell table:style-name="ce6" table:formula="of:=[.B$46]*([.B$60]/[.B$46])^(([.$A53]-[.$A$46])/([.$A$60]-[.$A$46]))" office:value-type="float" office:value="86423.1373703919">
            <text:p>86,423</text:p>
          </table:table-cell>
          <table:table-cell table:style-name="ce6" table:formula="of:=[.C$46]*([.C$60]/[.C$46])^(([.$A53]-[.$A$46])/([.$A$60]-[.$A$46]))" office:value-type="float" office:value="6654.12768409511">
            <text:p>6,654</text:p>
          </table:table-cell>
          <table:table-cell table:style-name="ce6" table:formula="of:=[.B53]+[.C53]" office:value-type="float" office:value="93077.265054487">
            <text:p>93,077</text:p>
          </table:table-cell>
          <table:table-cell table:number-columns-repeated="1020"/>
        </table:table-row>
        <table:table-row table:style-name="ro1">
          <table:table-cell office:value-type="float" office:value="1898">
            <text:p>1898</text:p>
          </table:table-cell>
          <table:table-cell table:style-name="ce6" table:formula="of:=[.B$46]*([.B$60]/[.B$46])^(([.$A54]-[.$A$46])/([.$A$60]-[.$A$46]))" office:value-type="float" office:value="88309.653267109">
            <text:p>88,310</text:p>
          </table:table-cell>
          <table:table-cell table:style-name="ce6" table:formula="of:=[.C$46]*([.C$60]/[.C$46])^(([.$A54]-[.$A$46])/([.$A$60]-[.$A$46]))" office:value-type="float" office:value="6701.01123392493">
            <text:p>6,701</text:p>
          </table:table-cell>
          <table:table-cell table:style-name="ce6" table:formula="of:=[.B54]+[.C54]" office:value-type="float" office:value="95010.664501034">
            <text:p>95,011</text:p>
          </table:table-cell>
          <table:table-cell table:number-columns-repeated="1020"/>
        </table:table-row>
        <table:table-row table:style-name="ro1">
          <table:table-cell office:value-type="float" office:value="1899">
            <text:p>1899</text:p>
          </table:table-cell>
          <table:table-cell table:style-name="ce6" table:formula="of:=[.B$46]*([.B$60]/[.B$46])^(([.$A55]-[.$A$46])/([.$A$60]-[.$A$46]))" office:value-type="float" office:value="90237.349596947">
            <text:p>90,237</text:p>
          </table:table-cell>
          <table:table-cell table:style-name="ce6" table:formula="of:=[.C$46]*([.C$60]/[.C$46])^(([.$A55]-[.$A$46])/([.$A$60]-[.$A$46]))" office:value-type="float" office:value="6748.22511514436">
            <text:p>6,748</text:p>
          </table:table-cell>
          <table:table-cell table:style-name="ce6" table:formula="of:=[.B55]+[.C55]" office:value-type="float" office:value="96985.5747120914">
            <text:p>96,986</text:p>
          </table:table-cell>
          <table:table-cell table:number-columns-repeated="1020"/>
        </table:table-row>
        <table:table-row table:style-name="ro1">
          <table:table-cell office:value-type="float" office:value="1900">
            <text:p>1900</text:p>
          </table:table-cell>
          <table:table-cell table:style-name="ce6" table:formula="of:=[.B$46]*([.B$60]/[.B$46])^(([.$A56]-[.$A$46])/([.$A$60]-[.$A$46]))" office:value-type="float" office:value="92207.125280543">
            <text:p>92,207</text:p>
          </table:table-cell>
          <table:table-cell table:style-name="ce6" table:formula="of:=[.C$46]*([.C$60]/[.C$46])^(([.$A56]-[.$A$46])/([.$A$60]-[.$A$46]))" office:value-type="float" office:value="6795.77165519722">
            <text:p>6,796</text:p>
          </table:table-cell>
          <table:table-cell table:style-name="ce6" table:formula="of:=[.B56]+[.C56]" office:value-type="float" office:value="99002.8969357402">
            <text:p>99,003</text:p>
          </table:table-cell>
          <table:table-cell table:number-columns-repeated="1020"/>
        </table:table-row>
        <table:table-row table:style-name="ro1">
          <table:table-cell office:value-type="float" office:value="1901">
            <text:p>1901</text:p>
          </table:table-cell>
          <table:table-cell table:style-name="ce6" table:formula="of:=[.B$46]*([.B$60]/[.B$46])^(([.$A57]-[.$A$46])/([.$A$60]-[.$A$46]))" office:value-type="float" office:value="94219.8988609191">
            <text:p>94,220</text:p>
          </table:table-cell>
          <table:table-cell table:style-name="ce6" table:formula="of:=[.C$46]*([.C$60]/[.C$46])^(([.$A57]-[.$A$46])/([.$A$60]-[.$A$46]))" office:value-type="float" office:value="6843.65319792596">
            <text:p>6,844</text:p>
          </table:table-cell>
          <table:table-cell table:style-name="ce6" table:formula="of:=[.B57]+[.C57]" office:value-type="float" office:value="101063.552058845">
            <text:p>101,064</text:p>
          </table:table-cell>
          <table:table-cell table:number-columns-repeated="1020"/>
        </table:table-row>
        <table:table-row table:style-name="ro1">
          <table:table-cell office:value-type="float" office:value="1902">
            <text:p>1902</text:p>
          </table:table-cell>
          <table:table-cell table:style-name="ce6" table:formula="of:=[.B$46]*([.B$60]/[.B$46])^(([.$A58]-[.$A$46])/([.$A$60]-[.$A$46]))" office:value-type="float" office:value="96276.6089318162">
            <text:p>96,277</text:p>
          </table:table-cell>
          <table:table-cell table:style-name="ce6" table:formula="of:=[.C$46]*([.C$60]/[.C$46])^(([.$A58]-[.$A$46])/([.$A$60]-[.$A$46]))" office:value-type="float" office:value="6891.87210368724">
            <text:p>6,892</text:p>
          </table:table-cell>
          <table:table-cell table:style-name="ce6" table:formula="of:=[.B58]+[.C58]" office:value-type="float" office:value="103168.481035503">
            <text:p>103,168</text:p>
          </table:table-cell>
          <table:table-cell table:number-columns-repeated="1020"/>
        </table:table-row>
        <table:table-row table:style-name="ro1">
          <table:table-cell office:value-type="float" office:value="1903">
            <text:p>1903</text:p>
          </table:table-cell>
          <table:table-cell table:style-name="ce6" table:formula="of:=[.B$46]*([.B$60]/[.B$46])^(([.$A59]-[.$A$46])/([.$A$60]-[.$A$46]))" office:value-type="float" office:value="98378.2145753776">
            <text:p>98,378</text:p>
          </table:table-cell>
          <table:table-cell table:style-name="ce6" table:formula="of:=[.C$46]*([.C$60]/[.C$46])^(([.$A59]-[.$A$46])/([.$A$60]-[.$A$46]))" office:value-type="float" office:value="6940.4307494683">
            <text:p>6,940</text:p>
          </table:table-cell>
          <table:table-cell table:style-name="ce6" table:formula="of:=[.B59]+[.C59]" office:value-type="float" office:value="105318.645324846">
            <text:p>105,319</text:p>
          </table:table-cell>
          <table:table-cell table:number-columns-repeated="1020"/>
        </table:table-row>
        <table:table-row table:style-name="ro1">
          <table:table-cell office:value-type="float" office:value="1904">
            <text:p>1904</text:p>
          </table:table-cell>
          <table:table-cell table:style-name="ce6" table:formula="of:=[.G11]" office:value-type="float" office:value="100525.695809387">
            <text:p>100,526</text:p>
          </table:table-cell>
          <table:table-cell table:style-name="ce6" table:formula="of:=[.H11]" office:value-type="float" office:value="6989.3315290041">
            <text:p>6,989</text:p>
          </table:table-cell>
          <table:table-cell table:style-name="ce6" table:formula="of:=[.B60]+[.C60]" office:value-type="float" office:value="107515.027338391">
            <text:p>107,515</text:p>
          </table:table-cell>
          <table:table-cell table:number-columns-repeated="1020"/>
        </table:table-row>
        <table:table-row table:style-name="ro1">
          <table:table-cell office:value-type="float" office:value="1905">
            <text:p>1905</text:p>
          </table:table-cell>
          <table:table-cell table:style-name="ce6" table:formula="of:=[.B$60]*([.B$66]/[.B$60])^(([.$A61]-[.$A$60])/([.$A$66]-[.$A$60]))" office:value-type="float" office:value="104974.062499227">
            <text:p>104,974</text:p>
          </table:table-cell>
          <table:table-cell table:style-name="ce6" table:formula="of:=[.C$60]*([.C$66]/[.C$60])^(([.$A61]-[.$A$60])/([.$A$66]-[.$A$60]))" office:value-type="float" office:value="7253.5249429989">
            <text:p>7,254</text:p>
          </table:table-cell>
          <table:table-cell table:style-name="ce6" table:formula="of:=[.B61]+[.C61]" office:value-type="float" office:value="112227.587442226">
            <text:p>112,228</text:p>
          </table:table-cell>
          <table:table-cell table:number-columns-repeated="1020"/>
        </table:table-row>
        <table:table-row table:style-name="ro1">
          <table:table-cell office:value-type="float" office:value="1906">
            <text:p>1906</text:p>
          </table:table-cell>
          <table:table-cell table:style-name="ce6" table:formula="of:=[.B$60]*([.B$66]/[.B$60])^(([.$A62]-[.$A$60])/([.$A$66]-[.$A$60]))" office:value-type="float" office:value="109619.274045976">
            <text:p>109,619</text:p>
          </table:table-cell>
          <table:table-cell table:style-name="ce6" table:formula="of:=[.C$60]*([.C$66]/[.C$60])^(([.$A62]-[.$A$60])/([.$A$66]-[.$A$60]))" office:value-type="float" office:value="7527.70474263137">
            <text:p>7,528</text:p>
          </table:table-cell>
          <table:table-cell table:style-name="ce6" table:formula="of:=[.B62]+[.C62]" office:value-type="float" office:value="117146.978788608">
            <text:p>117,147</text:p>
          </table:table-cell>
          <table:table-cell table:number-columns-repeated="1020"/>
        </table:table-row>
        <table:table-row table:style-name="ro1">
          <table:table-cell office:value-type="float" office:value="1907">
            <text:p>1907</text:p>
          </table:table-cell>
          <table:table-cell table:style-name="ce6" table:formula="of:=[.B$60]*([.B$66]/[.B$60])^(([.$A63]-[.$A$60])/([.$A$66]-[.$A$60]))" office:value-type="float" office:value="114470.041039474">
            <text:p>114,470</text:p>
          </table:table-cell>
          <table:table-cell table:style-name="ce6" table:formula="of:=[.C$60]*([.C$66]/[.C$60])^(([.$A63]-[.$A$60])/([.$A$66]-[.$A$60]))" office:value-type="float" office:value="7812.24840853814">
            <text:p>7,812</text:p>
          </table:table-cell>
          <table:table-cell table:style-name="ce6" table:formula="of:=[.B63]+[.C63]" office:value-type="float" office:value="122282.289448012">
            <text:p>122,282</text:p>
          </table:table-cell>
          <table:table-cell table:number-columns-repeated="1020"/>
        </table:table-row>
        <table:table-row table:style-name="ro1">
          <table:table-cell office:value-type="float" office:value="1908">
            <text:p>1908</text:p>
          </table:table-cell>
          <table:table-cell table:style-name="ce6" table:formula="of:=[.B$60]*([.B$66]/[.B$60])^(([.$A64]-[.$A$60])/([.$A$66]-[.$A$60]))" office:value-type="float" office:value="119535.459522229">
            <text:p>119,535</text:p>
          </table:table-cell>
          <table:table-cell table:style-name="ce6" table:formula="of:=[.C$60]*([.C$66]/[.C$60])^(([.$A64]-[.$A$60])/([.$A$66]-[.$A$60]))" office:value-type="float" office:value="8107.5476899447">
            <text:p>8,108</text:p>
          </table:table-cell>
          <table:table-cell table:style-name="ce6" table:formula="of:=[.B64]+[.C64]" office:value-type="float" office:value="127643.007212174">
            <text:p>127,643</text:p>
          </table:table-cell>
          <table:table-cell table:number-columns-repeated="1020"/>
        </table:table-row>
        <table:table-row table:style-name="ro1">
          <table:table-cell office:value-type="float" office:value="1909">
            <text:p>1909</text:p>
          </table:table-cell>
          <table:table-cell table:style-name="ce6" table:formula="of:=[.B$60]*([.B$66]/[.B$60])^(([.$A65]-[.$A$60])/([.$A$66]-[.$A$60]))" office:value-type="float" office:value="124825.028046099">
            <text:p>124,825</text:p>
          </table:table-cell>
          <table:table-cell table:style-name="ce6" table:formula="of:=[.C$60]*([.C$66]/[.C$60])^(([.$A65]-[.$A$60])/([.$A$66]-[.$A$60]))" office:value-type="float" office:value="8414.00914401129">
            <text:p>8,414</text:p>
          </table:table-cell>
          <table:table-cell table:style-name="ce6" table:formula="of:=[.B65]+[.C65]" office:value-type="float" office:value="133239.03719011">
            <text:p>133,239</text:p>
          </table:table-cell>
          <table:table-cell table:number-columns-repeated="1020"/>
        </table:table-row>
        <table:table-row table:style-name="ro1">
          <table:table-cell office:value-type="float" office:value="1910">
            <text:p>1910</text:p>
          </table:table-cell>
          <table:table-cell table:style-name="ce6" table:formula="of:=[.G12]" office:value-type="float" office:value="130348.66548375">
            <text:p>130,349</text:p>
          </table:table-cell>
          <table:table-cell table:style-name="ce6" table:formula="of:=[.H12]" office:value-type="float" office:value="8732.05469556585">
            <text:p>8,732</text:p>
          </table:table-cell>
          <table:table-cell table:style-name="ce6" table:formula="of:=[.B66]+[.C66]" office:value-type="float" office:value="139080.720179315">
            <text:p>139,081</text:p>
          </table:table-cell>
          <table:table-cell table:number-columns-repeated="1020"/>
        </table:table-row>
        <table:table-row table:style-name="ro1">
          <table:table-cell office:value-type="float" office:value="1911">
            <text:p>1911</text:p>
          </table:table-cell>
          <table:table-cell table:style-name="ce6" table:formula="of:=[.B$66]*([.B$78]/[.B$66])^(([.$A67]-[.$A$66])/([.$A$78]-[.$A$66]))" office:value-type="float" office:value="132345.371503254">
            <text:p>132,345</text:p>
          </table:table-cell>
          <table:table-cell table:style-name="ce6" table:formula="of:=[.C$66]*([.C$78]/[.C$66])^(([.$A67]-[.$A$66])/([.$A$78]-[.$A$66]))" office:value-type="float" office:value="8755.09369441682">
            <text:p>8,755</text:p>
          </table:table-cell>
          <table:table-cell table:style-name="ce6" table:formula="of:=[.B67]+[.C67]" office:value-type="float" office:value="141100.46519767">
            <text:p>141,100</text:p>
          </table:table-cell>
          <table:table-cell table:number-columns-repeated="1020"/>
        </table:table-row>
        <table:table-row table:style-name="ro1">
          <table:table-cell office:value-type="float" office:value="1912">
            <text:p>1912</text:p>
          </table:table-cell>
          <table:table-cell table:style-name="ce6" table:formula="of:=[.B$66]*([.B$78]/[.B$66])^(([.$A68]-[.$A$66])/([.$A$78]-[.$A$66]))" office:value-type="float" office:value="134372.663450995">
            <text:p>134,373</text:p>
          </table:table-cell>
          <table:table-cell table:style-name="ce6" table:formula="of:=[.C$66]*([.C$78]/[.C$66])^(([.$A68]-[.$A$66])/([.$A$78]-[.$A$66]))" office:value-type="float" office:value="8778.19348027457">
            <text:p>8,778</text:p>
          </table:table-cell>
          <table:table-cell table:style-name="ce6" table:formula="of:=[.B68]+[.C68]" office:value-type="float" office:value="143150.85693127">
            <text:p>143,151</text:p>
          </table:table-cell>
          <table:table-cell table:number-columns-repeated="1020"/>
        </table:table-row>
        <table:table-row table:style-name="ro1">
          <table:table-cell office:value-type="float" office:value="1913">
            <text:p>1913</text:p>
          </table:table-cell>
          <table:table-cell table:style-name="ce6" table:formula="of:=[.B$66]*([.B$78]/[.B$66])^(([.$A69]-[.$A$66])/([.$A$78]-[.$A$66]))" office:value-type="float" office:value="136431.009848127">
            <text:p>136,431</text:p>
          </table:table-cell>
          <table:table-cell table:style-name="ce6" table:formula="of:=[.C$66]*([.C$78]/[.C$66])^(([.$A69]-[.$A$66])/([.$A$78]-[.$A$66]))" office:value-type="float" office:value="8801.35421352196">
            <text:p>8,801</text:p>
          </table:table-cell>
          <table:table-cell table:style-name="ce6" table:formula="of:=[.B69]+[.C69]" office:value-type="float" office:value="145232.364061649">
            <text:p>145,232</text:p>
          </table:table-cell>
          <table:table-cell table:number-columns-repeated="1020"/>
        </table:table-row>
        <table:table-row table:style-name="ro1">
          <table:table-cell office:value-type="float" office:value="1914">
            <text:p>1914</text:p>
          </table:table-cell>
          <table:table-cell table:style-name="ce6" table:formula="of:=[.B$66]*([.B$78]/[.B$66])^(([.$A70]-[.$A$66])/([.$A$78]-[.$A$66]))" office:value-type="float" office:value="138520.886392699">
            <text:p>138,521</text:p>
          </table:table-cell>
          <table:table-cell table:style-name="ce6" table:formula="of:=[.C$66]*([.C$78]/[.C$66])^(([.$A70]-[.$A$66])/([.$A$78]-[.$A$66]))" office:value-type="float" office:value="8824.576054965">
            <text:p>8,825</text:p>
          </table:table-cell>
          <table:table-cell table:style-name="ce6" table:formula="of:=[.B70]+[.C70]" office:value-type="float" office:value="147345.462447664">
            <text:p>147,345</text:p>
          </table:table-cell>
          <table:table-cell table:number-columns-repeated="1020"/>
        </table:table-row>
        <table:table-row table:style-name="ro1">
          <table:table-cell office:value-type="float" office:value="1915">
            <text:p>1915</text:p>
          </table:table-cell>
          <table:table-cell table:style-name="ce6" table:formula="of:=[.B$66]*([.B$78]/[.B$66])^(([.$A71]-[.$A$66])/([.$A$78]-[.$A$66]))" office:value-type="float" office:value="140642.776069596">
            <text:p>140,643</text:p>
          </table:table-cell>
          <table:table-cell table:style-name="ce6" table:formula="of:=[.C$66]*([.C$78]/[.C$66])^(([.$A71]-[.$A$66])/([.$A$78]-[.$A$66]))" office:value-type="float" office:value="8847.85916583395">
            <text:p>8,848</text:p>
          </table:table-cell>
          <table:table-cell table:style-name="ce6" table:formula="of:=[.B71]+[.C71]" office:value-type="float" office:value="149490.63523543">
            <text:p>149,491</text:p>
          </table:table-cell>
          <table:table-cell table:number-columns-repeated="1020"/>
        </table:table-row>
        <table:table-row table:style-name="ro1">
          <table:table-cell office:value-type="float" office:value="1916">
            <text:p>1916</text:p>
          </table:table-cell>
          <table:table-cell table:style-name="ce6" table:formula="of:=[.B$66]*([.B$78]/[.B$66])^(([.$A72]-[.$A$66])/([.$A$78]-[.$A$66]))" office:value-type="float" office:value="142797.16926216">
            <text:p>142,797</text:p>
          </table:table-cell>
          <table:table-cell table:style-name="ce6" table:formula="of:=[.C$66]*([.C$78]/[.C$66])^(([.$A72]-[.$A$66])/([.$A$78]-[.$A$66]))" office:value-type="float" office:value="8871.20370778451">
            <text:p>8,871</text:p>
          </table:table-cell>
          <table:table-cell table:style-name="ce6" table:formula="of:=[.B72]+[.C72]" office:value-type="float" office:value="151668.372969944">
            <text:p>151,668</text:p>
          </table:table-cell>
          <table:table-cell table:number-columns-repeated="1020"/>
        </table:table-row>
        <table:table-row table:style-name="ro1">
          <table:table-cell office:value-type="float" office:value="1917">
            <text:p>1917</text:p>
          </table:table-cell>
          <table:table-cell table:style-name="ce6" table:formula="of:=[.B$66]*([.B$78]/[.B$66])^(([.$A73]-[.$A$66])/([.$A$78]-[.$A$66]))" office:value-type="float" office:value="144984.563865517">
            <text:p>144,985</text:p>
          </table:table-cell>
          <table:table-cell table:style-name="ce6" table:formula="of:=[.C$66]*([.C$78]/[.C$66])^(([.$A73]-[.$A$66])/([.$A$78]-[.$A$66]))" office:value-type="float" office:value="8894.60984289886">
            <text:p>8,895</text:p>
          </table:table-cell>
          <table:table-cell table:style-name="ce6" table:formula="of:=[.B73]+[.C73]" office:value-type="float" office:value="153879.173708415">
            <text:p>153,879</text:p>
          </table:table-cell>
          <table:table-cell table:number-columns-repeated="1020"/>
        </table:table-row>
        <table:table-row table:style-name="ro1">
          <table:table-cell office:value-type="float" office:value="1918">
            <text:p>1918</text:p>
          </table:table-cell>
          <table:table-cell table:style-name="ce6" table:formula="of:=[.B$66]*([.B$78]/[.B$66])^(([.$A74]-[.$A$66])/([.$A$78]-[.$A$66]))" office:value-type="float" office:value="147205.465401647">
            <text:p>147,205</text:p>
          </table:table-cell>
          <table:table-cell table:style-name="ce6" table:formula="of:=[.C$66]*([.C$78]/[.C$66])^(([.$A74]-[.$A$66])/([.$A$78]-[.$A$66]))" office:value-type="float" office:value="8918.07773368686">
            <text:p>8,918</text:p>
          </table:table-cell>
          <table:table-cell table:style-name="ce6" table:formula="of:=[.B74]+[.C74]" office:value-type="float" office:value="156123.543135334">
            <text:p>156,124</text:p>
          </table:table-cell>
          <table:table-cell table:number-columns-repeated="1020"/>
        </table:table-row>
        <table:table-row table:style-name="ro1">
          <table:table-cell office:value-type="float" office:value="1919">
            <text:p>1919</text:p>
          </table:table-cell>
          <table:table-cell table:style-name="ce6" table:formula="of:=[.B$66]*([.B$78]/[.B$66])^(([.$A75]-[.$A$66])/([.$A$78]-[.$A$66]))" office:value-type="float" office:value="149460.387136216">
            <text:p>149,460</text:p>
          </table:table-cell>
          <table:table-cell table:style-name="ce6" table:formula="of:=[.C$66]*([.C$78]/[.C$66])^(([.$A75]-[.$A$66])/([.$A$78]-[.$A$66]))" office:value-type="float" office:value="8941.60754308711">
            <text:p>8,942</text:p>
          </table:table-cell>
          <table:table-cell table:style-name="ce6" table:formula="of:=[.B75]+[.C75]" office:value-type="float" office:value="158401.994679303">
            <text:p>158,402</text:p>
          </table:table-cell>
          <table:table-cell table:number-columns-repeated="1020"/>
        </table:table-row>
        <table:table-row table:style-name="ro1">
          <table:table-cell office:value-type="float" office:value="1920">
            <text:p>1920</text:p>
          </table:table-cell>
          <table:table-cell table:style-name="ce6" table:formula="of:=[.B$66]*([.B$78]/[.B$66])^(([.$A76]-[.$A$66])/([.$A$78]-[.$A$66]))" office:value-type="float" office:value="151749.85019719">
            <text:p>151,750</text:p>
          </table:table-cell>
          <table:table-cell table:style-name="ce6" table:formula="of:=[.C$66]*([.C$78]/[.C$66])^(([.$A76]-[.$A$66])/([.$A$78]-[.$A$66]))" office:value-type="float" office:value="8965.19943446815">
            <text:p>8,965</text:p>
          </table:table-cell>
          <table:table-cell table:style-name="ce6" table:formula="of:=[.B76]+[.C76]" office:value-type="float" office:value="160715.049631658">
            <text:p>160,715</text:p>
          </table:table-cell>
          <table:table-cell table:number-columns-repeated="1020"/>
        </table:table-row>
        <table:table-row table:style-name="ro1">
          <table:table-cell office:value-type="float" office:value="1921">
            <text:p>1921</text:p>
          </table:table-cell>
          <table:table-cell table:style-name="ce6" table:formula="of:=[.B$66]*([.B$78]/[.B$66])^(([.$A77]-[.$A$66])/([.$A$78]-[.$A$66]))" office:value-type="float" office:value="154074.383695275">
            <text:p>154,074</text:p>
          </table:table-cell>
          <table:table-cell table:style-name="ce6" table:formula="of:=[.C$66]*([.C$78]/[.C$66])^(([.$A77]-[.$A$66])/([.$A$78]-[.$A$66]))" office:value-type="float" office:value="8988.85357162951">
            <text:p>8,989</text:p>
          </table:table-cell>
          <table:table-cell table:style-name="ce6" table:formula="of:=[.B77]+[.C77]" office:value-type="float" office:value="163063.237266904">
            <text:p>163,063</text:p>
          </table:table-cell>
          <table:table-cell table:number-columns-repeated="1020"/>
        </table:table-row>
        <table:table-row table:style-name="ro1">
          <table:table-cell office:value-type="float" office:value="1922">
            <text:p>1922</text:p>
          </table:table-cell>
          <table:table-cell table:style-name="ce6" table:formula="of:=[.G13]" office:value-type="float" office:value="156434.524846195">
            <text:p>156,435</text:p>
          </table:table-cell>
          <table:table-cell table:style-name="ce6" table:formula="of:=[.H13]" office:value-type="float" office:value="9012.57011880293">
            <text:p>9,013</text:p>
          </table:table-cell>
          <table:table-cell table:style-name="ce6" table:formula="of:=[.B78]+[.C78]" office:value-type="float" office:value="165447.094964998">
            <text:p>165,447</text:p>
          </table:table-cell>
          <table:table-cell table:number-columns-repeated="1020"/>
        </table:table-row>
        <table:table-row table:style-name="ro1">
          <table:table-cell office:value-type="float" office:value="1923">
            <text:p>1923</text:p>
          </table:table-cell>
          <table:table-cell table:style-name="ce6" table:formula="of:=[.B$78]*([.B$89]/[.B$78])^(([.$A79]-[.$A$78])/([.$A$89]-[.$A$78]))" office:value-type="float" office:value="162239.291974992">
            <text:p>162,239</text:p>
          </table:table-cell>
          <table:table-cell table:style-name="ce6" table:formula="of:=[.C$78]*([.C$89]/[.C$78])^(([.$A79]-[.$A$78])/([.$A$89]-[.$A$78]))" office:value-type="float" office:value="9156.33469401683">
            <text:p>9,156</text:p>
          </table:table-cell>
          <table:table-cell table:style-name="ce6" table:formula="of:=[.B79]+[.C79]" office:value-type="float" office:value="171395.626669009">
            <text:p>171,396</text:p>
          </table:table-cell>
          <table:table-cell table:number-columns-repeated="1020"/>
        </table:table-row>
        <table:table-row table:style-name="ro1">
          <table:table-cell office:value-type="float" office:value="1924">
            <text:p>1924</text:p>
          </table:table-cell>
          <table:table-cell table:style-name="ce6" table:formula="of:=[.B$78]*([.B$89]/[.B$78])^(([.$A80]-[.$A$78])/([.$A$89]-[.$A$78]))" office:value-type="float" office:value="168259.4547874">
            <text:p>168,259</text:p>
          </table:table-cell>
          <table:table-cell table:style-name="ce6" table:formula="of:=[.C$78]*([.C$89]/[.C$78])^(([.$A80]-[.$A$78])/([.$A$89]-[.$A$78]))" office:value-type="float" office:value="9302.39253883241">
            <text:p>9,302</text:p>
          </table:table-cell>
          <table:table-cell table:style-name="ce6" table:formula="of:=[.B80]+[.C80]" office:value-type="float" office:value="177561.847326232">
            <text:p>177,562</text:p>
          </table:table-cell>
          <table:table-cell table:number-columns-repeated="1020"/>
        </table:table-row>
        <table:table-row table:style-name="ro1">
          <table:table-cell office:value-type="float" office:value="1925">
            <text:p>1925</text:p>
          </table:table-cell>
          <table:table-cell table:style-name="ce6" table:formula="of:=[.B$78]*([.B$89]/[.B$78])^(([.$A81]-[.$A$78])/([.$A$89]-[.$A$78]))" office:value-type="float" office:value="174503.005903878">
            <text:p>174,503</text:p>
          </table:table-cell>
          <table:table-cell table:style-name="ce6" table:formula="of:=[.C$78]*([.C$89]/[.C$78])^(([.$A81]-[.$A$78])/([.$A$89]-[.$A$78]))" office:value-type="float" office:value="9450.78023448296">
            <text:p>9,451</text:p>
          </table:table-cell>
          <table:table-cell table:style-name="ce6" table:formula="of:=[.B81]+[.C81]" office:value-type="float" office:value="183953.786138361">
            <text:p>183,954</text:p>
          </table:table-cell>
          <table:table-cell table:number-columns-repeated="1020"/>
        </table:table-row>
        <table:table-row table:style-name="ro1">
          <table:table-cell office:value-type="float" office:value="1926">
            <text:p>1926</text:p>
          </table:table-cell>
          <table:table-cell table:style-name="ce6" table:formula="of:=[.B$78]*([.B$89]/[.B$78])^(([.$A82]-[.$A$78])/([.$A$89]-[.$A$78]))" office:value-type="float" office:value="180978.234524562">
            <text:p>180,978</text:p>
          </table:table-cell>
          <table:table-cell table:style-name="ce6" table:formula="of:=[.C$78]*([.C$89]/[.C$78])^(([.$A82]-[.$A$78])/([.$A$89]-[.$A$78]))" office:value-type="float" office:value="9601.53494572962">
            <text:p>9,602</text:p>
          </table:table-cell>
          <table:table-cell table:style-name="ce6" table:formula="of:=[.B82]+[.C82]" office:value-type="float" office:value="190579.769470292">
            <text:p>190,580</text:p>
          </table:table-cell>
          <table:table-cell table:number-columns-repeated="1020"/>
        </table:table-row>
        <table:table-row table:style-name="ro1">
          <table:table-cell office:value-type="float" office:value="1927">
            <text:p>1927</text:p>
          </table:table-cell>
          <table:table-cell table:style-name="ce6" table:formula="of:=[.B$78]*([.B$89]/[.B$78])^(([.$A83]-[.$A$78])/([.$A$89]-[.$A$78]))" office:value-type="float" office:value="187693.73743435">
            <text:p>187,694</text:p>
          </table:table-cell>
          <table:table-cell table:style-name="ce6" table:formula="of:=[.C$78]*([.C$89]/[.C$78])^(([.$A83]-[.$A$78])/([.$A$89]-[.$A$78]))" office:value-type="float" office:value="9754.69443016951">
            <text:p>9,755</text:p>
          </table:table-cell>
          <table:table-cell table:style-name="ce6" table:formula="of:=[.B83]+[.C83]" office:value-type="float" office:value="197448.43186452">
            <text:p>197,448</text:p>
          </table:table-cell>
          <table:table-cell table:number-columns-repeated="1020"/>
        </table:table-row>
        <table:table-row table:style-name="ro1">
          <table:table-cell office:value-type="float" office:value="1928">
            <text:p>1928</text:p>
          </table:table-cell>
          <table:table-cell table:style-name="ce6" table:formula="of:=[.B$78]*([.B$89]/[.B$78])^(([.$A84]-[.$A$78])/([.$A$89]-[.$A$78]))" office:value-type="float" office:value="194658.430416358">
            <text:p>194,658</text:p>
          </table:table-cell>
          <table:table-cell table:style-name="ce6" table:formula="of:=[.C$78]*([.C$89]/[.C$78])^(([.$A84]-[.$A$78])/([.$A$89]-[.$A$78]))" office:value-type="float" office:value="9910.29704769244">
            <text:p>9,910</text:p>
          </table:table-cell>
          <table:table-cell table:style-name="ce6" table:formula="of:=[.B84]+[.C84]" office:value-type="float" office:value="204568.727464051">
            <text:p>204,569</text:p>
          </table:table-cell>
          <table:table-cell table:number-columns-repeated="1020"/>
        </table:table-row>
        <table:table-row table:style-name="ro1">
          <table:table-cell office:value-type="float" office:value="1929">
            <text:p>1929</text:p>
          </table:table-cell>
          <table:table-cell table:style-name="ce6" table:formula="of:=[.B$78]*([.B$89]/[.B$78])^(([.$A85]-[.$A$78])/([.$A$89]-[.$A$78]))" office:value-type="float" office:value="201881.560088885">
            <text:p>201,882</text:p>
          </table:table-cell>
          <table:table-cell table:style-name="ce6" table:formula="of:=[.C$78]*([.C$89]/[.C$78])^(([.$A85]-[.$A$78])/([.$A$89]-[.$A$78]))" office:value-type="float" office:value="10068.3817700884">
            <text:p>10,068</text:p>
          </table:table-cell>
          <table:table-cell table:style-name="ce6" table:formula="of:=[.B85]+[.C85]" office:value-type="float" office:value="211949.941858973">
            <text:p>211,950</text:p>
          </table:table-cell>
          <table:table-cell table:number-columns-repeated="1020"/>
        </table:table-row>
        <table:table-row table:style-name="ro1">
          <table:table-cell office:value-type="float" office:value="1930">
            <text:p>1930</text:p>
          </table:table-cell>
          <table:table-cell table:style-name="ce6" table:formula="of:=[.B$78]*([.B$89]/[.B$78])^(([.$A86]-[.$A$78])/([.$A$89]-[.$A$78]))" office:value-type="float" office:value="209372.716181611">
            <text:p>209,373</text:p>
          </table:table-cell>
          <table:table-cell table:style-name="ce6" table:formula="of:=[.C$78]*([.C$89]/[.C$78])^(([.$A86]-[.$A$78])/([.$A$89]-[.$A$78]))" office:value-type="float" office:value="10228.9881908083">
            <text:p>10,229</text:p>
          </table:table-cell>
          <table:table-cell table:style-name="ce6" table:formula="of:=[.B86]+[.C86]" office:value-type="float" office:value="219601.704372419">
            <text:p>219,602</text:p>
          </table:table-cell>
          <table:table-cell table:number-columns-repeated="1020"/>
        </table:table-row>
        <table:table-row table:style-name="ro1">
          <table:table-cell office:value-type="float" office:value="1931">
            <text:p>1931</text:p>
          </table:table-cell>
          <table:table-cell table:style-name="ce6" table:formula="of:=[.B$78]*([.B$89]/[.B$78])^(([.$A87]-[.$A$78])/([.$A$89]-[.$A$78]))" office:value-type="float" office:value="217141.844267325">
            <text:p>217,142</text:p>
          </table:table-cell>
          <table:table-cell table:style-name="ce6" table:formula="of:=[.C$78]*([.C$89]/[.C$78])^(([.$A87]-[.$A$78])/([.$A$89]-[.$A$78]))" office:value-type="float" office:value="10392.1565348805">
            <text:p>10,392</text:p>
          </table:table-cell>
          <table:table-cell table:style-name="ce6" table:formula="of:=[.B87]+[.C87]" office:value-type="float" office:value="227534.000802206">
            <text:p>227,534</text:p>
          </table:table-cell>
          <table:table-cell table:number-columns-repeated="1020"/>
        </table:table-row>
        <table:table-row table:style-name="ro1">
          <table:table-cell office:value-type="float" office:value="1932">
            <text:p>1932</text:p>
          </table:table-cell>
          <table:table-cell table:style-name="ce6" table:formula="of:=[.B$78]*([.B$89]/[.B$78])^(([.$A88]-[.$A$78])/([.$A$89]-[.$A$78]))" office:value-type="float" office:value="225199.258966086">
            <text:p>225,199</text:p>
          </table:table-cell>
          <table:table-cell table:style-name="ce6" table:formula="of:=[.C$78]*([.C$89]/[.C$78])^(([.$A88]-[.$A$78])/([.$A$89]-[.$A$78]))" office:value-type="float" office:value="10557.9276689853">
            <text:p>10,558</text:p>
          </table:table-cell>
          <table:table-cell table:style-name="ce6" table:formula="of:=[.B88]+[.C88]" office:value-type="float" office:value="235757.186635071">
            <text:p>235,757</text:p>
          </table:table-cell>
          <table:table-cell table:number-columns-repeated="1020"/>
        </table:table-row>
        <table:table-row table:style-name="ro1">
          <table:table-cell office:value-type="float" office:value="1933">
            <text:p>1933</text:p>
          </table:table-cell>
          <table:table-cell table:style-name="ce6" table:formula="of:=[.G14]" office:value-type="float" office:value="233555.65763934">
            <text:p>233,556</text:p>
          </table:table-cell>
          <table:table-cell table:style-name="ce6" table:formula="of:=[.H14]" office:value-type="float" office:value="10726.3431116906">
            <text:p>10,726</text:p>
          </table:table-cell>
          <table:table-cell table:style-name="ce6" table:formula="of:=[.B89]+[.C89]" office:value-type="float" office:value="244282.00075103">
            <text:p>244,282</text:p>
          </table:table-cell>
          <table:table-cell table:number-columns-repeated="1020"/>
        </table:table-row>
        <table:table-row table:style-name="ro1">
          <table:table-cell office:value-type="float" office:value="1934">
            <text:p>1934</text:p>
          </table:table-cell>
          <table:table-cell table:style-name="ce6" table:formula="of:=[.B$89]*([.B$96]/[.B$89])^(([.$A90]-[.$A$89])/([.$A$96]-[.$A$89]))" office:value-type="float" office:value="238532.058215821">
            <text:p>238,532</text:p>
          </table:table-cell>
          <table:table-cell table:style-name="ce6" table:formula="of:=[.C$89]*([.C$96]/[.C$89])^(([.$A90]-[.$A$89])/([.$A$96]-[.$A$89]))" office:value-type="float" office:value="11180.5021858732">
            <text:p>11,181</text:p>
          </table:table-cell>
          <table:table-cell table:style-name="ce6" table:formula="of:=[.B90]+[.C90]" office:value-type="float" office:value="249712.560401694">
            <text:p>249,713</text:p>
          </table:table-cell>
          <table:table-cell table:number-columns-repeated="1020"/>
        </table:table-row>
        <table:table-row table:style-name="ro1">
          <table:table-cell office:value-type="float" office:value="1935">
            <text:p>1935</text:p>
          </table:table-cell>
          <table:table-cell table:style-name="ce6" table:formula="of:=[.B$89]*([.B$96]/[.B$89])^(([.$A91]-[.$A$89])/([.$A$96]-[.$A$89]))" office:value-type="float" office:value="243614.491602417">
            <text:p>243,614</text:p>
          </table:table-cell>
          <table:table-cell table:style-name="ce6" table:formula="of:=[.C$89]*([.C$96]/[.C$89])^(([.$A91]-[.$A$89])/([.$A$96]-[.$A$89]))" office:value-type="float" office:value="11653.8905968871">
            <text:p>11,654</text:p>
          </table:table-cell>
          <table:table-cell table:style-name="ce6" table:formula="of:=[.B91]+[.C91]" office:value-type="float" office:value="255268.382199304">
            <text:p>255,268</text:p>
          </table:table-cell>
          <table:table-cell table:number-columns-repeated="1020"/>
        </table:table-row>
        <table:table-row table:style-name="ro1">
          <table:table-cell office:value-type="float" office:value="1936">
            <text:p>1936</text:p>
          </table:table-cell>
          <table:table-cell table:style-name="ce6" table:formula="of:=[.B$89]*([.B$96]/[.B$89])^(([.$A92]-[.$A$89])/([.$A$96]-[.$A$89]))" office:value-type="float" office:value="248805.217053913">
            <text:p>248,805</text:p>
          </table:table-cell>
          <table:table-cell table:style-name="ce6" table:formula="of:=[.C$89]*([.C$96]/[.C$89])^(([.$A92]-[.$A$89])/([.$A$96]-[.$A$89]))" office:value-type="float" office:value="12147.3225250844">
            <text:p>12,147</text:p>
          </table:table-cell>
          <table:table-cell table:style-name="ce6" table:formula="of:=[.B92]+[.C92]" office:value-type="float" office:value="260952.539578997">
            <text:p>260,953</text:p>
          </table:table-cell>
          <table:table-cell table:number-columns-repeated="1020"/>
        </table:table-row>
        <table:table-row table:style-name="ro1">
          <table:table-cell office:value-type="float" office:value="1937">
            <text:p>1937</text:p>
          </table:table-cell>
          <table:table-cell table:style-name="ce6" table:formula="of:=[.B$89]*([.B$96]/[.B$89])^(([.$A93]-[.$A$89])/([.$A$96]-[.$A$89]))" office:value-type="float" office:value="254106.541963329">
            <text:p>254,107</text:p>
          </table:table-cell>
          <table:table-cell table:style-name="ce6" table:formula="of:=[.C$89]*([.C$96]/[.C$89])^(([.$A93]-[.$A$89])/([.$A$96]-[.$A$89]))" office:value-type="float" office:value="12661.6466236467">
            <text:p>12,662</text:p>
          </table:table-cell>
          <table:table-cell table:style-name="ce6" table:formula="of:=[.B93]+[.C93]" office:value-type="float" office:value="266768.188586976">
            <text:p>266,768</text:p>
          </table:table-cell>
          <table:table-cell table:number-columns-repeated="1020"/>
        </table:table-row>
        <table:table-row table:style-name="ro1">
          <table:table-cell office:value-type="float" office:value="1938">
            <text:p>1938</text:p>
          </table:table-cell>
          <table:table-cell table:style-name="ce6" table:formula="of:=[.B$89]*([.B$96]/[.B$89])^(([.$A94]-[.$A$89])/([.$A$96]-[.$A$89]))" office:value-type="float" office:value="259520.822887608">
            <text:p>259,521</text:p>
          </table:table-cell>
          <table:table-cell table:style-name="ce6" table:formula="of:=[.C$89]*([.C$96]/[.C$89])^(([.$A94]-[.$A$89])/([.$A$96]-[.$A$89]))" office:value-type="float" office:value="13197.7474781826">
            <text:p>13,198</text:p>
          </table:table-cell>
          <table:table-cell table:style-name="ce6" table:formula="of:=[.B94]+[.C94]" office:value-type="float" office:value="272718.57036579">
            <text:p>272,719</text:p>
          </table:table-cell>
          <table:table-cell table:number-columns-repeated="1020"/>
        </table:table-row>
        <table:table-row table:style-name="ro1">
          <table:table-cell office:value-type="float" office:value="1939">
            <text:p>1939</text:p>
          </table:table-cell>
          <table:table-cell table:style-name="ce6" table:formula="of:=[.B$89]*([.B$96]/[.B$89])^(([.$A95]-[.$A$89])/([.$A$96]-[.$A$89]))" office:value-type="float" office:value="265050.466595152">
            <text:p>265,050</text:p>
          </table:table-cell>
          <table:table-cell table:style-name="ce6" table:formula="of:=[.C$89]*([.C$96]/[.C$89])^(([.$A95]-[.$A$89])/([.$A$96]-[.$A$89]))" office:value-type="float" office:value="13756.5471281261">
            <text:p>13,757</text:p>
          </table:table-cell>
          <table:table-cell table:style-name="ce6" table:formula="of:=[.B95]+[.C95]" office:value-type="float" office:value="278807.013723278">
            <text:p>278,807</text:p>
          </table:table-cell>
          <table:table-cell table:number-columns-repeated="1020"/>
        </table:table-row>
        <table:table-row table:style-name="ro1">
          <table:table-cell office:value-type="float" office:value="1940">
            <text:p>1940</text:p>
          </table:table-cell>
          <table:table-cell table:style-name="ce6" table:formula="of:=[.G15]" office:value-type="float" office:value="270697.931135692">
            <text:p>270,698</text:p>
          </table:table-cell>
          <table:table-cell table:style-name="ce6" table:formula="of:=[.H15]" office:value-type="float" office:value="14339.0066525515">
            <text:p>14,339</text:p>
          </table:table-cell>
          <table:table-cell table:style-name="ce6" table:formula="of:=[.B96]+[.C96]" office:value-type="float" office:value="285036.937788244">
            <text:p>285,037</text:p>
          </table:table-cell>
          <table:table-cell table:number-columns-repeated="1020"/>
        </table:table-row>
        <table:table-row table:style-name="ro1">
          <table:table-cell office:value-type="float" office:value="1941">
            <text:p>1941</text:p>
          </table:table-cell>
          <table:table-cell table:style-name="ce6" table:formula="of:=[.B$96]*([.B$106]/[.B$96])^(([.$A97]-[.$A$96])/([.$A$106]-[.$A$96]))" office:value-type="float" office:value="268720.591520475">
            <text:p>268,721</text:p>
          </table:table-cell>
          <table:table-cell table:style-name="ce6" table:formula="of:=[.C$96]*([.C$106]/[.C$96])^(([.$A97]-[.$A$96])/([.$A$106]-[.$A$96]))" office:value-type="float" office:value="14198.5759209651">
            <text:p>14,199</text:p>
          </table:table-cell>
          <table:table-cell table:style-name="ce6" table:formula="of:=[.B97]+[.C97]" office:value-type="float" office:value="282919.16744144">
            <text:p>282,919</text:p>
          </table:table-cell>
          <table:table-cell table:number-columns-repeated="1020"/>
        </table:table-row>
        <table:table-row table:style-name="ro1">
          <table:table-cell office:value-type="float" office:value="1942">
            <text:p>1942</text:p>
          </table:table-cell>
          <table:table-cell table:style-name="ce6" table:formula="of:=[.B$96]*([.B$106]/[.B$96])^(([.$A98]-[.$A$96])/([.$A$106]-[.$A$96]))" office:value-type="float" office:value="266757.695576613">
            <text:p>266,758</text:p>
          </table:table-cell>
          <table:table-cell table:style-name="ce6" table:formula="of:=[.C$96]*([.C$106]/[.C$96])^(([.$A98]-[.$A$96])/([.$A$106]-[.$A$96]))" office:value-type="float" office:value="14059.5205141031">
            <text:p>14,060</text:p>
          </table:table-cell>
          <table:table-cell table:style-name="ce6" table:formula="of:=[.B98]+[.C98]" office:value-type="float" office:value="280817.216090716">
            <text:p>280,817</text:p>
          </table:table-cell>
          <table:table-cell table:number-columns-repeated="1020"/>
        </table:table-row>
        <table:table-row table:style-name="ro1">
          <table:table-cell office:value-type="float" office:value="1943">
            <text:p>1943</text:p>
          </table:table-cell>
          <table:table-cell table:style-name="ce6" table:formula="of:=[.B$96]*([.B$106]/[.B$96])^(([.$A99]-[.$A$96])/([.$A$106]-[.$A$96]))" office:value-type="float" office:value="264809.137798891">
            <text:p>264,809</text:p>
          </table:table-cell>
          <table:table-cell table:style-name="ce6" table:formula="of:=[.C$96]*([.C$106]/[.C$96])^(([.$A99]-[.$A$96])/([.$A$106]-[.$A$96]))" office:value-type="float" office:value="13921.8269625628">
            <text:p>13,922</text:p>
          </table:table-cell>
          <table:table-cell table:style-name="ce6" table:formula="of:=[.B99]+[.C99]" office:value-type="float" office:value="278730.964761454">
            <text:p>278,731</text:p>
          </table:table-cell>
          <table:table-cell table:number-columns-repeated="1020"/>
        </table:table-row>
        <table:table-row table:style-name="ro1">
          <table:table-cell office:value-type="float" office:value="1944">
            <text:p>1944</text:p>
          </table:table-cell>
          <table:table-cell table:style-name="ce6" table:formula="of:=[.B$96]*([.B$106]/[.B$96])^(([.$A100]-[.$A$96])/([.$A$106]-[.$A$96]))" office:value-type="float" office:value="262874.813452766">
            <text:p>262,875</text:p>
          </table:table-cell>
          <table:table-cell table:style-name="ce6" table:formula="of:=[.C$96]*([.C$106]/[.C$96])^(([.$A100]-[.$A$96])/([.$A$106]-[.$A$96]))" office:value-type="float" office:value="13785.4819288555">
            <text:p>13,785</text:p>
          </table:table-cell>
          <table:table-cell table:style-name="ce6" table:formula="of:=[.B100]+[.C100]" office:value-type="float" office:value="276660.295381622">
            <text:p>276,660</text:p>
          </table:table-cell>
          <table:table-cell table:number-columns-repeated="1020"/>
        </table:table-row>
        <table:table-row table:style-name="ro1">
          <table:table-cell office:value-type="float" office:value="1945">
            <text:p>1945</text:p>
          </table:table-cell>
          <table:table-cell table:style-name="ce6" table:formula="of:=[.B$96]*([.B$106]/[.B$96])^(([.$A101]-[.$A$96])/([.$A$106]-[.$A$96]))" office:value-type="float" office:value="260954.618568741">
            <text:p>260,955</text:p>
          </table:table-cell>
          <table:table-cell table:style-name="ce6" table:formula="of:=[.C$96]*([.C$106]/[.C$96])^(([.$A101]-[.$A$96])/([.$A$106]-[.$A$96]))" office:value-type="float" office:value="13650.4722061146">
            <text:p>13,650</text:p>
          </table:table-cell>
          <table:table-cell table:style-name="ce6" table:formula="of:=[.B101]+[.C101]" office:value-type="float" office:value="274605.090774855">
            <text:p>274,605</text:p>
          </table:table-cell>
          <table:table-cell table:number-columns-repeated="1020"/>
        </table:table-row>
        <table:table-row table:style-name="ro1">
          <table:table-cell office:value-type="float" office:value="1946">
            <text:p>1946</text:p>
          </table:table-cell>
          <table:table-cell table:style-name="ce6" table:formula="of:=[.B$96]*([.B$106]/[.B$96])^(([.$A102]-[.$A$96])/([.$A$106]-[.$A$96]))" office:value-type="float" office:value="259048.449936771">
            <text:p>259,048</text:p>
          </table:table-cell>
          <table:table-cell table:style-name="ce6" table:formula="of:=[.C$96]*([.C$106]/[.C$96])^(([.$A102]-[.$A$96])/([.$A$106]-[.$A$96]))" office:value-type="float" office:value="13516.7847168167">
            <text:p>13,517</text:p>
          </table:table-cell>
          <table:table-cell table:style-name="ce6" table:formula="of:=[.B102]+[.C102]" office:value-type="float" office:value="272565.234653588">
            <text:p>272,565</text:p>
          </table:table-cell>
          <table:table-cell table:number-columns-repeated="1020"/>
        </table:table-row>
        <table:table-row table:style-name="ro1">
          <table:table-cell office:value-type="float" office:value="1947">
            <text:p>1947</text:p>
          </table:table-cell>
          <table:table-cell table:style-name="ce6" table:formula="of:=[.B$96]*([.B$106]/[.B$96])^(([.$A103]-[.$A$96])/([.$A$106]-[.$A$96]))" office:value-type="float" office:value="257156.205100722">
            <text:p>257,156</text:p>
          </table:table-cell>
          <table:table-cell table:style-name="ce6" table:formula="of:=[.C$96]*([.C$106]/[.C$96])^(([.$A103]-[.$A$96])/([.$A$106]-[.$A$96]))" office:value-type="float" office:value="13384.4065115147">
            <text:p>13,384</text:p>
          </table:table-cell>
          <table:table-cell table:style-name="ce6" table:formula="of:=[.B103]+[.C103]" office:value-type="float" office:value="270540.611612237">
            <text:p>270,541</text:p>
          </table:table-cell>
          <table:table-cell table:number-columns-repeated="1020"/>
        </table:table-row>
        <table:table-row table:style-name="ro1">
          <table:table-cell office:value-type="float" office:value="1948">
            <text:p>1948</text:p>
          </table:table-cell>
          <table:table-cell table:style-name="ce6" table:formula="of:=[.B$96]*([.B$106]/[.B$96])^(([.$A104]-[.$A$96])/([.$A$106]-[.$A$96]))" office:value-type="float" office:value="255277.78235286">
            <text:p>255,278</text:p>
          </table:table-cell>
          <table:table-cell table:style-name="ce6" table:formula="of:=[.C$96]*([.C$106]/[.C$96])^(([.$A104]-[.$A$96])/([.$A$106]-[.$A$96]))" office:value-type="float" office:value="13253.3247675832">
            <text:p>13,253</text:p>
          </table:table-cell>
          <table:table-cell table:style-name="ce6" table:formula="of:=[.B104]+[.C104]" office:value-type="float" office:value="268531.107120443">
            <text:p>268,531</text:p>
          </table:table-cell>
          <table:table-cell table:number-columns-repeated="1020"/>
        </table:table-row>
        <table:table-row table:style-name="ro1">
          <table:table-cell office:value-type="float" office:value="1949">
            <text:p>1949</text:p>
          </table:table-cell>
          <table:table-cell table:style-name="ce6" table:formula="of:=[.B$96]*([.B$106]/[.B$96])^(([.$A105]-[.$A$96])/([.$A$106]-[.$A$96]))" office:value-type="float" office:value="253413.080728383">
            <text:p>253,413</text:p>
          </table:table-cell>
          <table:table-cell table:style-name="ce6" table:formula="of:=[.C$96]*([.C$106]/[.C$96])^(([.$A105]-[.$A$96])/([.$A$106]-[.$A$96]))" office:value-type="float" office:value="13123.5267879767">
            <text:p>13,124</text:p>
          </table:table-cell>
          <table:table-cell table:style-name="ce6" table:formula="of:=[.B105]+[.C105]" office:value-type="float" office:value="266536.60751636">
            <text:p>266,537</text:p>
          </table:table-cell>
          <table:table-cell table:number-columns-repeated="1020"/>
        </table:table-row>
        <table:table-row table:style-name="ro1">
          <table:table-cell office:value-type="float" office:value="1950">
            <text:p>1950</text:p>
          </table:table-cell>
          <table:table-cell table:style-name="ce6" table:formula="of:=[.G16]" office:value-type="float" office:value="251562">
            <text:p>251,562</text:p>
          </table:table-cell>
          <table:table-cell table:style-name="ce6" table:formula="of:=[.H16]" office:value-type="float" office:value="12995">
            <text:p>12,995</text:p>
          </table:table-cell>
          <table:table-cell table:style-name="ce6" table:formula="of:=[.B106]+[.C106]" office:value-type="float" office:value="264557">
            <text:p>264,557</text:p>
          </table:table-cell>
          <table:table-cell table:number-columns-repeated="1020"/>
        </table:table-row>
        <table:table-row table:style-name="ro1">
          <table:table-cell office:value-type="float" office:value="1951">
            <text:p>1951</text:p>
          </table:table-cell>
          <table:table-cell table:style-name="ce6" table:formula="of:=[.B$106]*([.B$116]/[.B$106])^(([.$A107]-[.$A$106])/([.$A$116]-[.$A$106]))" office:value-type="float" office:value="258713.265540283">
            <text:p>258,713</text:p>
          </table:table-cell>
          <table:table-cell table:style-name="ce6" table:formula="of:=[.C$106]*([.C$116]/[.C$106])^(([.$A107]-[.$A$106])/([.$A$116]-[.$A$106]))" office:value-type="float" office:value="13296.575530885">
            <text:p>13,297</text:p>
          </table:table-cell>
          <table:table-cell table:style-name="ce6" table:formula="of:=[.B107]+[.C107]" office:value-type="float" office:value="272009.841071168">
            <text:p>272,010</text:p>
          </table:table-cell>
          <table:table-cell table:number-columns-repeated="1020"/>
        </table:table-row>
        <table:table-row table:style-name="ro1">
          <table:table-cell office:value-type="float" office:value="1952">
            <text:p>1952</text:p>
          </table:table-cell>
          <table:table-cell table:style-name="ce6" table:formula="of:=[.B$106]*([.B$116]/[.B$106])^(([.$A108]-[.$A$106])/([.$A$116]-[.$A$106]))" office:value-type="float" office:value="266067.823306052">
            <text:p>266,068</text:p>
          </table:table-cell>
          <table:table-cell table:style-name="ce6" table:formula="of:=[.C$106]*([.C$116]/[.C$106])^(([.$A108]-[.$A$106])/([.$A$116]-[.$A$106]))" office:value-type="float" office:value="13605.1497382477">
            <text:p>13,605</text:p>
          </table:table-cell>
          <table:table-cell table:style-name="ce6" table:formula="of:=[.B108]+[.C108]" office:value-type="float" office:value="279672.973044299">
            <text:p>279,673</text:p>
          </table:table-cell>
          <table:table-cell table:number-columns-repeated="1020"/>
        </table:table-row>
        <table:table-row table:style-name="ro1">
          <table:table-cell office:value-type="float" office:value="1953">
            <text:p>1953</text:p>
          </table:table-cell>
          <table:table-cell table:style-name="ce6" table:formula="of:=[.B$106]*([.B$116]/[.B$106])^(([.$A109]-[.$A$106])/([.$A$116]-[.$A$106]))" office:value-type="float" office:value="273631.452376367">
            <text:p>273,631</text:p>
          </table:table-cell>
          <table:table-cell table:style-name="ce6" table:formula="of:=[.C$106]*([.C$116]/[.C$106])^(([.$A109]-[.$A$106])/([.$A$116]-[.$A$106]))" office:value-type="float" office:value="13920.885040678">
            <text:p>13,921</text:p>
          </table:table-cell>
          <table:table-cell table:style-name="ce6" table:formula="of:=[.B109]+[.C109]" office:value-type="float" office:value="287552.337417045">
            <text:p>287,552</text:p>
          </table:table-cell>
          <table:table-cell table:number-columns-repeated="1020"/>
        </table:table-row>
        <table:table-row table:style-name="ro1">
          <table:table-cell office:value-type="float" office:value="1954">
            <text:p>1954</text:p>
          </table:table-cell>
          <table:table-cell table:style-name="ce6" table:formula="of:=[.B$106]*([.B$116]/[.B$106])^(([.$A110]-[.$A$106])/([.$A$116]-[.$A$106]))" office:value-type="float" office:value="281410.096114756">
            <text:p>281,410</text:p>
          </table:table-cell>
          <table:table-cell table:style-name="ce6" table:formula="of:=[.C$106]*([.C$116]/[.C$106])^(([.$A110]-[.$A$106])/([.$A$116]-[.$A$106]))" office:value-type="float" office:value="14243.947626021">
            <text:p>14,244</text:p>
          </table:table-cell>
          <table:table-cell table:style-name="ce6" table:formula="of:=[.B110]+[.C110]" office:value-type="float" office:value="295654.043740777">
            <text:p>295,654</text:p>
          </table:table-cell>
          <table:table-cell table:number-columns-repeated="1020"/>
        </table:table-row>
        <table:table-row table:style-name="ro1">
          <table:table-cell office:value-type="float" office:value="1955">
            <text:p>1955</text:p>
          </table:table-cell>
          <table:table-cell table:style-name="ce6" table:formula="of:=[.B$106]*([.B$116]/[.B$106])^(([.$A111]-[.$A$106])/([.$A$116]-[.$A$106]))" office:value-type="float" office:value="289409.866839401">
            <text:p>289,410</text:p>
          </table:table-cell>
          <table:table-cell table:style-name="ce6" table:formula="of:=[.C$106]*([.C$116]/[.C$106])^(([.$A111]-[.$A$106])/([.$A$116]-[.$A$106]))" office:value-type="float" office:value="14574.5075388502">
            <text:p>14,575</text:p>
          </table:table-cell>
          <table:table-cell table:style-name="ce6" table:formula="of:=[.B111]+[.C111]" office:value-type="float" office:value="303984.374378251">
            <text:p>303,984</text:p>
          </table:table-cell>
          <table:table-cell table:number-columns-repeated="1020"/>
        </table:table-row>
        <table:table-row table:style-name="ro1">
          <table:table-cell office:value-type="float" office:value="1956">
            <text:p>1956</text:p>
          </table:table-cell>
          <table:table-cell table:style-name="ce6" table:formula="of:=[.B$106]*([.B$116]/[.B$106])^(([.$A112]-[.$A$106])/([.$A$116]-[.$A$106]))" office:value-type="float" office:value="297637.050626088">
            <text:p>297,637</text:p>
          </table:table-cell>
          <table:table-cell table:style-name="ce6" table:formula="of:=[.C$106]*([.C$116]/[.C$106])^(([.$A112]-[.$A$106])/([.$A$116]-[.$A$106]))" office:value-type="float" office:value="14912.738769971">
            <text:p>14,913</text:p>
          </table:table-cell>
          <table:table-cell table:style-name="ce6" table:formula="of:=[.B112]+[.C112]" office:value-type="float" office:value="312549.789396059">
            <text:p>312,550</text:p>
          </table:table-cell>
          <table:table-cell table:number-columns-repeated="1020"/>
        </table:table-row>
        <table:table-row table:style-name="ro1">
          <table:table-cell office:value-type="float" office:value="1957">
            <text:p>1957</text:p>
          </table:table-cell>
          <table:table-cell table:style-name="ce6" table:formula="of:=[.B$106]*([.B$116]/[.B$106])^(([.$A113]-[.$A$106])/([.$A$116]-[.$A$106]))" office:value-type="float" office:value="306098.112247691">
            <text:p>306,098</text:p>
          </table:table-cell>
          <table:table-cell table:style-name="ce6" table:formula="of:=[.C$106]*([.C$116]/[.C$106])^(([.$A113]-[.$A$106])/([.$A$116]-[.$A$106]))" office:value-type="float" office:value="15258.8193480013">
            <text:p>15,259</text:p>
          </table:table-cell>
          <table:table-cell table:style-name="ce6" table:formula="of:=[.B113]+[.C113]" office:value-type="float" office:value="321356.931595693">
            <text:p>321,357</text:p>
          </table:table-cell>
          <table:table-cell table:number-columns-repeated="1020"/>
        </table:table-row>
        <table:table-row table:style-name="ro1">
          <table:table-cell office:value-type="float" office:value="1958">
            <text:p>1958</text:p>
          </table:table-cell>
          <table:table-cell table:style-name="ce6" table:formula="of:=[.B$106]*([.B$116]/[.B$106])^(([.$A114]-[.$A$106])/([.$A$116]-[.$A$106]))" office:value-type="float" office:value="314799.700254078">
            <text:p>314,800</text:p>
          </table:table-cell>
          <table:table-cell table:style-name="ce6" table:formula="of:=[.C$106]*([.C$116]/[.C$106])^(([.$A114]-[.$A$106])/([.$A$116]-[.$A$106]))" office:value-type="float" office:value="15612.9314330765">
            <text:p>15,613</text:p>
          </table:table-cell>
          <table:table-cell table:style-name="ce6" table:formula="of:=[.B114]+[.C114]" office:value-type="float" office:value="330412.631687154">
            <text:p>330,413</text:p>
          </table:table-cell>
          <table:table-cell table:number-columns-repeated="1020"/>
        </table:table-row>
        <table:table-row table:style-name="ro1">
          <table:table-cell office:value-type="float" office:value="1959">
            <text:p>1959</text:p>
          </table:table-cell>
          <table:table-cell table:style-name="ce6" table:formula="of:=[.B$106]*([.B$116]/[.B$106])^(([.$A115]-[.$A$106])/([.$A$116]-[.$A$106]))" office:value-type="float" office:value="323748.652196416">
            <text:p>323,749</text:p>
          </table:table-cell>
          <table:table-cell table:style-name="ce6" table:formula="of:=[.C$106]*([.C$116]/[.C$106])^(([.$A115]-[.$A$106])/([.$A$116]-[.$A$106]))" office:value-type="float" office:value="15975.2614127302">
            <text:p>15,975</text:p>
          </table:table-cell>
          <table:table-cell table:style-name="ce6" table:formula="of:=[.B115]+[.C115]" office:value-type="float" office:value="339723.913609146">
            <text:p>339,724</text:p>
          </table:table-cell>
          <table:table-cell table:number-columns-repeated="1020"/>
        </table:table-row>
        <table:table-row table:style-name="ro1">
          <table:table-cell office:value-type="float" office:value="1960">
            <text:p>1960</text:p>
          </table:table-cell>
          <table:table-cell table:style-name="ce6" table:formula="of:=[.G17]" office:value-type="float" office:value="332952">
            <text:p>332,952</text:p>
          </table:table-cell>
          <table:table-cell table:style-name="ce6" table:formula="of:=[.H17]" office:value-type="float" office:value="16346">
            <text:p>16,346</text:p>
          </table:table-cell>
          <table:table-cell table:style-name="ce6" table:formula="of:=[.B116]+[.C116]" office:value-type="float" office:value="349298">
            <text:p>349,298</text:p>
          </table:table-cell>
          <table:table-cell table:number-columns-repeated="1020"/>
        </table:table-row>
        <table:table-row table:style-name="ro1">
          <table:table-cell office:value-type="float" office:value="1961">
            <text:p>1961</text:p>
          </table:table-cell>
          <table:table-cell table:style-name="ce6" table:formula="of:=[.B$116]*([.B$126]/[.B$116])^(([.$A117]-[.$A$116])/([.$A$126]-[.$A$116]))" office:value-type="float" office:value="330985.340518242">
            <text:p>330,985</text:p>
          </table:table-cell>
          <table:table-cell table:style-name="ce6" table:formula="of:=[.C$116]*([.C$126]/[.C$116])^(([.$A117]-[.$A$116])/([.$A$126]-[.$A$116]))" office:value-type="float" office:value="16119.8243339595">
            <text:p>16,120</text:p>
          </table:table-cell>
          <table:table-cell table:style-name="ce6" table:formula="of:=[.B117]+[.C117]" office:value-type="float" office:value="347105.164852201">
            <text:p>347,105</text:p>
          </table:table-cell>
          <table:table-cell table:number-columns-repeated="1020"/>
        </table:table-row>
        <table:table-row table:style-name="ro1">
          <table:table-cell office:value-type="float" office:value="1962">
            <text:p>1962</text:p>
          </table:table-cell>
          <table:table-cell table:style-name="ce6" table:formula="of:=[.B$116]*([.B$126]/[.B$116])^(([.$A118]-[.$A$116])/([.$A$126]-[.$A$116]))" office:value-type="float" office:value="329030.297574355">
            <text:p>329,030</text:p>
          </table:table-cell>
          <table:table-cell table:style-name="ce6" table:formula="of:=[.C$116]*([.C$126]/[.C$116])^(([.$A118]-[.$A$116])/([.$A$126]-[.$A$116]))" office:value-type="float" office:value="15896.7782061491">
            <text:p>15,897</text:p>
          </table:table-cell>
          <table:table-cell table:style-name="ce6" table:formula="of:=[.B118]+[.C118]" office:value-type="float" office:value="344927.075780504">
            <text:p>344,927</text:p>
          </table:table-cell>
          <table:table-cell table:number-columns-repeated="1020"/>
        </table:table-row>
        <table:table-row table:style-name="ro1">
          <table:table-cell office:value-type="float" office:value="1963">
            <text:p>1963</text:p>
          </table:table-cell>
          <table:table-cell table:style-name="ce6" table:formula="of:=[.B$116]*([.B$126]/[.B$116])^(([.$A119]-[.$A$116])/([.$A$126]-[.$A$116]))" office:value-type="float" office:value="327086.802552519">
            <text:p>327,087</text:p>
          </table:table-cell>
          <table:table-cell table:style-name="ce6" table:formula="of:=[.C$116]*([.C$126]/[.C$116])^(([.$A119]-[.$A$116])/([.$A$126]-[.$A$116]))" office:value-type="float" office:value="15676.8183139019">
            <text:p>15,677</text:p>
          </table:table-cell>
          <table:table-cell table:style-name="ce6" table:formula="of:=[.B119]+[.C119]" office:value-type="float" office:value="342763.620866421">
            <text:p>342,764</text:p>
          </table:table-cell>
          <table:table-cell table:number-columns-repeated="1020"/>
        </table:table-row>
        <table:table-row table:style-name="ro1">
          <table:table-cell office:value-type="float" office:value="1964">
            <text:p>1964</text:p>
          </table:table-cell>
          <table:table-cell table:style-name="ce6" table:formula="of:=[.B$116]*([.B$126]/[.B$116])^(([.$A120]-[.$A$116])/([.$A$126]-[.$A$116]))" office:value-type="float" office:value="325154.78724221">
            <text:p>325,155</text:p>
          </table:table-cell>
          <table:table-cell table:style-name="ce6" table:formula="of:=[.C$116]*([.C$126]/[.C$116])^(([.$A120]-[.$A$116])/([.$A$126]-[.$A$116]))" office:value-type="float" office:value="15459.9019537195">
            <text:p>15,460</text:p>
          </table:table-cell>
          <table:table-cell table:style-name="ce6" table:formula="of:=[.B120]+[.C120]" office:value-type="float" office:value="340614.68919593">
            <text:p>340,615</text:p>
          </table:table-cell>
          <table:table-cell table:number-columns-repeated="1020"/>
        </table:table-row>
        <table:table-row table:style-name="ro1">
          <table:table-cell office:value-type="float" office:value="1965">
            <text:p>1965</text:p>
          </table:table-cell>
          <table:table-cell table:style-name="ce6" table:formula="of:=[.B$116]*([.B$126]/[.B$116])^(([.$A121]-[.$A$116])/([.$A$126]-[.$A$116]))" office:value-type="float" office:value="323234.183835807">
            <text:p>323,234</text:p>
          </table:table-cell>
          <table:table-cell table:style-name="ce6" table:formula="of:=[.C$116]*([.C$126]/[.C$116])^(([.$A121]-[.$A$116])/([.$A$126]-[.$A$116]))" office:value-type="float" office:value="15245.9870129815">
            <text:p>15,246</text:p>
          </table:table-cell>
          <table:table-cell table:style-name="ce6" table:formula="of:=[.B121]+[.C121]" office:value-type="float" office:value="338480.170848788">
            <text:p>338,480</text:p>
          </table:table-cell>
          <table:table-cell table:number-columns-repeated="1020"/>
        </table:table-row>
        <table:table-row table:style-name="ro1">
          <table:table-cell office:value-type="float" office:value="1966">
            <text:p>1966</text:p>
          </table:table-cell>
          <table:table-cell table:style-name="ce6" table:formula="of:=[.B$116]*([.B$126]/[.B$116])^(([.$A122]-[.$A$116])/([.$A$126]-[.$A$116]))" office:value-type="float" office:value="321324.924926207">
            <text:p>321,325</text:p>
          </table:table-cell>
          <table:table-cell table:style-name="ce6" table:formula="of:=[.C$116]*([.C$126]/[.C$116])^(([.$A122]-[.$A$116])/([.$A$126]-[.$A$116]))" office:value-type="float" office:value="15035.0319617698">
            <text:p>15,035</text:p>
          </table:table-cell>
          <table:table-cell table:style-name="ce6" table:formula="of:=[.B122]+[.C122]" office:value-type="float" office:value="336359.956887977">
            <text:p>336,360</text:p>
          </table:table-cell>
          <table:table-cell table:number-columns-repeated="1020"/>
        </table:table-row>
        <table:table-row table:style-name="ro1">
          <table:table-cell office:value-type="float" office:value="1967">
            <text:p>1967</text:p>
          </table:table-cell>
          <table:table-cell table:style-name="ce6" table:formula="of:=[.B$116]*([.B$126]/[.B$116])^(([.$A123]-[.$A$116])/([.$A$126]-[.$A$116]))" office:value-type="float" office:value="319426.943504466">
            <text:p>319,427</text:p>
          </table:table-cell>
          <table:table-cell table:style-name="ce6" table:formula="of:=[.C$116]*([.C$126]/[.C$116])^(([.$A123]-[.$A$116])/([.$A$126]-[.$A$116]))" office:value-type="float" office:value="14826.9958448059">
            <text:p>14,827</text:p>
          </table:table-cell>
          <table:table-cell table:style-name="ce6" table:formula="of:=[.B123]+[.C123]" office:value-type="float" office:value="334253.939349272">
            <text:p>334,254</text:p>
          </table:table-cell>
          <table:table-cell table:number-columns-repeated="1020"/>
        </table:table-row>
        <table:table-row table:style-name="ro1">
          <table:table-cell office:value-type="float" office:value="1968">
            <text:p>1968</text:p>
          </table:table-cell>
          <table:table-cell table:style-name="ce6" table:formula="of:=[.B$116]*([.B$126]/[.B$116])^(([.$A124]-[.$A$116])/([.$A$126]-[.$A$116]))" office:value-type="float" office:value="317540.172957444">
            <text:p>317,540</text:p>
          </table:table-cell>
          <table:table-cell table:style-name="ce6" table:formula="of:=[.C$116]*([.C$126]/[.C$116])^(([.$A124]-[.$A$116])/([.$A$126]-[.$A$116]))" office:value-type="float" office:value="14621.8382734992">
            <text:p>14,622</text:p>
          </table:table-cell>
          <table:table-cell table:style-name="ce6" table:formula="of:=[.B124]+[.C124]" office:value-type="float" office:value="332162.011230944">
            <text:p>332,162</text:p>
          </table:table-cell>
          <table:table-cell table:number-columns-repeated="1020"/>
        </table:table-row>
        <table:table-row table:style-name="ro1">
          <table:table-cell office:value-type="float" office:value="1969">
            <text:p>1969</text:p>
          </table:table-cell>
          <table:table-cell table:style-name="ce6" table:formula="of:=[.B$116]*([.B$126]/[.B$116])^(([.$A125]-[.$A$116])/([.$A$126]-[.$A$116]))" office:value-type="float" office:value="315664.547065466">
            <text:p>315,665</text:p>
          </table:table-cell>
          <table:table-cell table:style-name="ce6" table:formula="of:=[.C$116]*([.C$126]/[.C$116])^(([.$A125]-[.$A$116])/([.$A$126]-[.$A$116]))" office:value-type="float" office:value="14419.5194181068">
            <text:p>14,420</text:p>
          </table:table-cell>
          <table:table-cell table:style-name="ce6" table:formula="of:=[.B125]+[.C125]" office:value-type="float" office:value="330084.066483573">
            <text:p>330,084</text:p>
          </table:table-cell>
          <table:table-cell table:number-columns-repeated="1020"/>
        </table:table-row>
        <table:table-row table:style-name="ro1">
          <table:table-cell office:value-type="float" office:value="1970">
            <text:p>1970</text:p>
          </table:table-cell>
          <table:table-cell table:style-name="ce6" table:formula="of:=[.G18]" office:value-type="float" office:value="313800">
            <text:p>313,800</text:p>
          </table:table-cell>
          <table:table-cell table:style-name="ce6" table:formula="of:=[.H18]" office:value-type="float" office:value="14220">
            <text:p>14,220</text:p>
          </table:table-cell>
          <table:table-cell table:style-name="ce6" table:formula="of:=[.B126]+[.C126]" office:value-type="float" office:value="328020">
            <text:p>328,020</text:p>
          </table:table-cell>
          <table:table-cell table:number-columns-repeated="1020"/>
        </table:table-row>
        <table:table-row table:style-name="ro1">
          <table:table-cell office:value-type="float" office:value="1971">
            <text:p>1971</text:p>
          </table:table-cell>
          <table:table-cell table:style-name="ce6" table:formula="of:=[.B$126]*([.B$136]/[.B$126])^(([.$A127]-[.$A$126])/([.$A$136]-[.$A$126]))" office:value-type="float" office:value="324531.343076407">
            <text:p>324,531</text:p>
          </table:table-cell>
          <table:table-cell table:style-name="ce6" table:formula="of:=[.C$126]*([.C$136]/[.C$126])^(([.$A127]-[.$A$126])/([.$A$136]-[.$A$126]))" office:value-type="float" office:value="15169.645135406">
            <text:p>15,170</text:p>
          </table:table-cell>
          <table:table-cell table:style-name="ce6" table:formula="of:=[.B127]+[.C127]" office:value-type="float" office:value="339700.988211814">
            <text:p>339,701</text:p>
          </table:table-cell>
          <table:table-cell table:number-columns-repeated="1020"/>
        </table:table-row>
        <table:table-row table:style-name="ro1">
          <table:table-cell office:value-type="float" office:value="1972">
            <text:p>1972</text:p>
          </table:table-cell>
          <table:table-cell table:style-name="ce6" table:formula="of:=[.B$126]*([.B$136]/[.B$126])^(([.$A128]-[.$A$126])/([.$A$136]-[.$A$126]))" office:value-type="float" office:value="335629.676988454">
            <text:p>335,630</text:p>
          </table:table-cell>
          <table:table-cell table:style-name="ce6" table:formula="of:=[.C$126]*([.C$136]/[.C$126])^(([.$A128]-[.$A$126])/([.$A$136]-[.$A$126]))" office:value-type="float" office:value="16182.7098125279">
            <text:p>16,183</text:p>
          </table:table-cell>
          <table:table-cell table:style-name="ce6" table:formula="of:=[.B128]+[.C128]" office:value-type="float" office:value="351812.386800982">
            <text:p>351,812</text:p>
          </table:table-cell>
          <table:table-cell table:number-columns-repeated="1020"/>
        </table:table-row>
        <table:table-row table:style-name="ro1">
          <table:table-cell office:value-type="float" office:value="1973">
            <text:p>1973</text:p>
          </table:table-cell>
          <table:table-cell table:style-name="ce6" table:formula="of:=[.B$126]*([.B$136]/[.B$126])^(([.$A129]-[.$A$126])/([.$A$136]-[.$A$126]))" office:value-type="float" office:value="347107.552101223">
            <text:p>347,108</text:p>
          </table:table-cell>
          <table:table-cell table:style-name="ce6" table:formula="of:=[.C$126]*([.C$136]/[.C$126])^(([.$A129]-[.$A$126])/([.$A$136]-[.$A$126]))" office:value-type="float" office:value="17263.4293379255">
            <text:p>17,263</text:p>
          </table:table-cell>
          <table:table-cell table:style-name="ce6" table:formula="of:=[.B129]+[.C129]" office:value-type="float" office:value="364370.981439149">
            <text:p>364,371</text:p>
          </table:table-cell>
          <table:table-cell table:number-columns-repeated="1020"/>
        </table:table-row>
        <table:table-row table:style-name="ro1">
          <table:table-cell office:value-type="float" office:value="1974">
            <text:p>1974</text:p>
          </table:table-cell>
          <table:table-cell table:style-name="ce6" table:formula="of:=[.B$126]*([.B$136]/[.B$126])^(([.$A130]-[.$A$126])/([.$A$136]-[.$A$126]))" office:value-type="float" office:value="358977.94797761">
            <text:p>358,978</text:p>
          </table:table-cell>
          <table:table-cell table:style-name="ce6" table:formula="of:=[.C$126]*([.C$136]/[.C$126])^(([.$A130]-[.$A$126])/([.$A$136]-[.$A$126]))" office:value-type="float" office:value="18416.3218619189">
            <text:p>18,416</text:p>
          </table:table-cell>
          <table:table-cell table:style-name="ce6" table:formula="of:=[.B130]+[.C130]" office:value-type="float" office:value="377394.269839529">
            <text:p>377,394</text:p>
          </table:table-cell>
          <table:table-cell table:number-columns-repeated="1020"/>
        </table:table-row>
        <table:table-row table:style-name="ro1">
          <table:table-cell office:value-type="float" office:value="1975">
            <text:p>1975</text:p>
          </table:table-cell>
          <table:table-cell table:style-name="ce6" table:formula="of:=[.B$126]*([.B$136]/[.B$126])^(([.$A131]-[.$A$126])/([.$A$136]-[.$A$126]))" office:value-type="float" office:value="371254.288056044">
            <text:p>371,254</text:p>
          </table:table-cell>
          <table:table-cell table:style-name="ce6" table:formula="of:=[.C$126]*([.C$136]/[.C$126])^(([.$A131]-[.$A$126])/([.$A$136]-[.$A$126]))" office:value-type="float" office:value="19646.2072675618">
            <text:p>19,646</text:p>
          </table:table-cell>
          <table:table-cell table:style-name="ce6" table:formula="of:=[.B131]+[.C131]" office:value-type="float" office:value="390900.495323606">
            <text:p>390,900</text:p>
          </table:table-cell>
          <table:table-cell table:number-columns-repeated="1020"/>
        </table:table-row>
        <table:table-row table:style-name="ro1">
          <table:table-cell office:value-type="float" office:value="1976">
            <text:p>1976</text:p>
          </table:table-cell>
          <table:table-cell table:style-name="ce6" table:formula="of:=[.B$126]*([.B$136]/[.B$126])^(([.$A132]-[.$A$126])/([.$A$136]-[.$A$126]))" office:value-type="float" office:value="383950.454830157">
            <text:p>383,950</text:p>
          </table:table-cell>
          <table:table-cell table:style-name="ce6" table:formula="of:=[.C$126]*([.C$136]/[.C$126])^(([.$A132]-[.$A$126])/([.$A$136]-[.$A$126]))" office:value-type="float" office:value="20958.2273210652">
            <text:p>20,958</text:p>
          </table:table-cell>
          <table:table-cell table:style-name="ce6" table:formula="of:=[.B132]+[.C132]" office:value-type="float" office:value="404908.682151223">
            <text:p>404,909</text:p>
          </table:table-cell>
          <table:table-cell table:number-columns-repeated="1020"/>
        </table:table-row>
        <table:table-row table:style-name="ro1">
          <table:table-cell office:value-type="float" office:value="1977">
            <text:p>1977</text:p>
          </table:table-cell>
          <table:table-cell table:style-name="ce6" table:formula="of:=[.B$126]*([.B$136]/[.B$126])^(([.$A133]-[.$A$126])/([.$A$136]-[.$A$126]))" office:value-type="float" office:value="397080.805547573">
            <text:p>397,081</text:p>
          </table:table-cell>
          <table:table-cell table:style-name="ce6" table:formula="of:=[.C$126]*([.C$136]/[.C$126])^(([.$A133]-[.$A$126])/([.$A$136]-[.$A$126]))" office:value-type="float" office:value="22357.8671679135">
            <text:p>22,358</text:p>
          </table:table-cell>
          <table:table-cell table:style-name="ce6" table:formula="of:=[.B133]+[.C133]" office:value-type="float" office:value="419438.672715487">
            <text:p>419,439</text:p>
          </table:table-cell>
          <table:table-cell table:number-columns-repeated="1020"/>
        </table:table-row>
        <table:table-row table:style-name="ro1">
          <table:table-cell office:value-type="float" office:value="1978">
            <text:p>1978</text:p>
          </table:table-cell>
          <table:table-cell table:style-name="ce6" table:formula="of:=[.B$126]*([.B$136]/[.B$126])^(([.$A134]-[.$A$126])/([.$A$136]-[.$A$126]))" office:value-type="float" office:value="410660.188445557">
            <text:p>410,660</text:p>
          </table:table-cell>
          <table:table-cell table:style-name="ce6" table:formula="of:=[.C$126]*([.C$136]/[.C$126])^(([.$A134]-[.$A$126])/([.$A$136]-[.$A$126]))" office:value-type="float" office:value="23850.9782645424">
            <text:p>23,851</text:p>
          </table:table-cell>
          <table:table-cell table:style-name="ce6" table:formula="of:=[.B134]+[.C134]" office:value-type="float" office:value="434511.166710099">
            <text:p>434,511</text:p>
          </table:table-cell>
          <table:table-cell table:number-columns-repeated="1020"/>
        </table:table-row>
        <table:table-row table:style-name="ro1">
          <table:table-cell office:value-type="float" office:value="1979">
            <text:p>1979</text:p>
          </table:table-cell>
          <table:table-cell table:style-name="ce6" table:formula="of:=[.B$126]*([.B$136]/[.B$126])^(([.$A135]-[.$A$126])/([.$A$136]-[.$A$126]))" office:value-type="float" office:value="424703.959541897">
            <text:p>424,704</text:p>
          </table:table-cell>
          <table:table-cell table:style-name="ce6" table:formula="of:=[.C$126]*([.C$136]/[.C$126])^(([.$A135]-[.$A$126])/([.$A$136]-[.$A$126]))" office:value-type="float" office:value="25443.8028414479">
            <text:p>25,444</text:p>
          </table:table-cell>
          <table:table-cell table:style-name="ce6" table:formula="of:=[.B135]+[.C135]" office:value-type="float" office:value="450147.762383345">
            <text:p>450,148</text:p>
          </table:table-cell>
          <table:table-cell table:number-columns-repeated="1020"/>
        </table:table-row>
        <table:table-row table:style-name="ro1">
          <table:table-cell office:value-type="float" office:value="1980">
            <text:p>1980</text:p>
          </table:table-cell>
          <table:table-cell table:style-name="ce6" table:formula="of:=[.G19]" office:value-type="float" office:value="439228">
            <text:p>439,228</text:p>
          </table:table-cell>
          <table:table-cell table:style-name="ce6" table:formula="of:=[.H19]" office:value-type="float" office:value="27143">
            <text:p>27,143</text:p>
          </table:table-cell>
          <table:table-cell table:style-name="ce6" table:formula="of:=[.B136]+[.C136]" office:value-type="float" office:value="466371">
            <text:p>466,371</text:p>
          </table:table-cell>
          <table:table-cell table:number-columns-repeated="1020"/>
        </table:table-row>
        <table:table-row table:style-name="ro1">
          <table:table-cell office:value-type="float" office:value="1981">
            <text:p>1981</text:p>
          </table:table-cell>
          <table:table-cell table:style-name="ce6" table:formula="of:=[.B$136]*([.B$146]/[.B$136])^(([.$A137]-[.$A$136])/([.$A$146]-[.$A$136]))" office:value-type="float" office:value="478314.410870147">
            <text:p>478,314</text:p>
          </table:table-cell>
          <table:table-cell table:style-name="ce6" table:formula="of:=[.C$136]*([.C$146]/[.C$136])^(([.$A137]-[.$A$136])/([.$A$146]-[.$A$136]))" office:value-type="float" office:value="30421.7979189067">
            <text:p>30,422</text:p>
          </table:table-cell>
          <table:table-cell table:style-name="ce6" table:formula="of:=[.B137]+[.C137]" office:value-type="float" office:value="508736.208789054">
            <text:p>508,736</text:p>
          </table:table-cell>
          <table:table-cell table:number-columns-repeated="1020"/>
        </table:table-row>
        <table:table-row table:style-name="ro1">
          <table:table-cell office:value-type="float" office:value="1982">
            <text:p>1982</text:p>
          </table:table-cell>
          <table:table-cell table:style-name="ce6" table:formula="of:=[.B$136]*([.B$146]/[.B$136])^(([.$A138]-[.$A$136])/([.$A$146]-[.$A$136]))" office:value-type="float" office:value="520879.077941424">
            <text:p>520,879</text:p>
          </table:table-cell>
          <table:table-cell table:style-name="ce6" table:formula="of:=[.C$136]*([.C$146]/[.C$136])^(([.$A138]-[.$A$136])/([.$A$146]-[.$A$136]))" office:value-type="float" office:value="34096.6653877168">
            <text:p>34,097</text:p>
          </table:table-cell>
          <table:table-cell table:style-name="ce6" table:formula="of:=[.B138]+[.C138]" office:value-type="float" office:value="554975.743329141">
            <text:p>554,976</text:p>
          </table:table-cell>
          <table:table-cell table:number-columns-repeated="1020"/>
        </table:table-row>
        <table:table-row table:style-name="ro1">
          <table:table-cell office:value-type="float" office:value="1983">
            <text:p>1983</text:p>
          </table:table-cell>
          <table:table-cell table:style-name="ce6" table:formula="of:=[.B$136]*([.B$146]/[.B$136])^(([.$A139]-[.$A$136])/([.$A$146]-[.$A$136]))" office:value-type="float" office:value="567231.527361957">
            <text:p>567,232</text:p>
          </table:table-cell>
          <table:table-cell table:style-name="ce6" table:formula="of:=[.C$136]*([.C$146]/[.C$136])^(([.$A139]-[.$A$136])/([.$A$146]-[.$A$136]))" office:value-type="float" office:value="38215.4464920496">
            <text:p>38,215</text:p>
          </table:table-cell>
          <table:table-cell table:style-name="ce6" table:formula="of:=[.B139]+[.C139]" office:value-type="float" office:value="605446.973854007">
            <text:p>605,447</text:p>
          </table:table-cell>
          <table:table-cell table:number-columns-repeated="1020"/>
        </table:table-row>
        <table:table-row table:style-name="ro1">
          <table:table-cell office:value-type="float" office:value="1984">
            <text:p>1984</text:p>
          </table:table-cell>
          <table:table-cell table:style-name="ce6" table:formula="of:=[.B$136]*([.B$146]/[.B$136])^(([.$A140]-[.$A$136])/([.$A$146]-[.$A$136]))" office:value-type="float" office:value="617708.829667299">
            <text:p>617,709</text:p>
          </table:table-cell>
          <table:table-cell table:style-name="ce6" table:formula="of:=[.C$136]*([.C$146]/[.C$136])^(([.$A140]-[.$A$136])/([.$A$146]-[.$A$136]))" office:value-type="float" office:value="42831.7647482565">
            <text:p>42,832</text:p>
          </table:table-cell>
          <table:table-cell table:style-name="ce6" table:formula="of:=[.B140]+[.C140]" office:value-type="float" office:value="660540.594415555">
            <text:p>660,541</text:p>
          </table:table-cell>
          <table:table-cell table:number-columns-repeated="1020"/>
        </table:table-row>
        <table:table-row table:style-name="ro1">
          <table:table-cell office:value-type="float" office:value="1985">
            <text:p>1985</text:p>
          </table:table-cell>
          <table:table-cell table:style-name="ce6" table:formula="of:=[.B$136]*([.B$146]/[.B$136])^(([.$A141]-[.$A$136])/([.$A$146]-[.$A$136]))" office:value-type="float" office:value="672678.050924809">
            <text:p>672,678</text:p>
          </table:table-cell>
          <table:table-cell table:style-name="ce6" table:formula="of:=[.C$136]*([.C$146]/[.C$136])^(([.$A141]-[.$A$136])/([.$A$146]-[.$A$136]))" office:value-type="float" office:value="48005.7212423686">
            <text:p>48,006</text:p>
          </table:table-cell>
          <table:table-cell table:style-name="ce6" table:formula="of:=[.B141]+[.C141]" office:value-type="float" office:value="720683.772167178">
            <text:p>720,684</text:p>
          </table:table-cell>
          <table:table-cell table:number-columns-repeated="1020"/>
        </table:table-row>
        <table:table-row table:style-name="ro1">
          <table:table-cell office:value-type="float" office:value="1986">
            <text:p>1986</text:p>
          </table:table-cell>
          <table:table-cell table:style-name="ce6" table:formula="of:=[.B$136]*([.B$146]/[.B$136])^(([.$A142]-[.$A$136])/([.$A$146]-[.$A$136]))" office:value-type="float" office:value="732538.922002647">
            <text:p>732,539</text:p>
          </table:table-cell>
          <table:table-cell table:style-name="ce6" table:formula="of:=[.C$136]*([.C$146]/[.C$136])^(([.$A142]-[.$A$136])/([.$A$146]-[.$A$136]))" office:value-type="float" office:value="53804.6771022623">
            <text:p>53,805</text:p>
          </table:table-cell>
          <table:table-cell table:style-name="ce6" table:formula="of:=[.B142]+[.C142]" office:value-type="float" office:value="786343.59910491">
            <text:p>786,344</text:p>
          </table:table-cell>
          <table:table-cell table:number-columns-repeated="1020"/>
        </table:table-row>
        <table:table-row table:style-name="ro1">
          <table:table-cell office:value-type="float" office:value="1987">
            <text:p>1987</text:p>
          </table:table-cell>
          <table:table-cell table:style-name="ce6" table:formula="of:=[.B$136]*([.B$146]/[.B$136])^(([.$A143]-[.$A$136])/([.$A$146]-[.$A$136]))" office:value-type="float" office:value="797726.74537404">
            <text:p>797,727</text:p>
          </table:table-cell>
          <table:table-cell table:style-name="ce6" table:formula="of:=[.C$136]*([.C$146]/[.C$136])^(([.$A143]-[.$A$136])/([.$A$146]-[.$A$136]))" office:value-type="float" office:value="60304.1304902572">
            <text:p>60,304</text:p>
          </table:table-cell>
          <table:table-cell table:style-name="ce6" table:formula="of:=[.B143]+[.C143]" office:value-type="float" office:value="858030.875864298">
            <text:p>858,031</text:p>
          </table:table-cell>
          <table:table-cell table:number-columns-repeated="1020"/>
        </table:table-row>
        <table:table-row table:style-name="ro1">
          <table:table-cell office:value-type="float" office:value="1988">
            <text:p>1988</text:p>
          </table:table-cell>
          <table:table-cell table:style-name="ce6" table:formula="of:=[.B$136]*([.B$146]/[.B$136])^(([.$A144]-[.$A$136])/([.$A$146]-[.$A$136]))" office:value-type="float" office:value="868715.560594825">
            <text:p>868,716</text:p>
          </table:table-cell>
          <table:table-cell table:style-name="ce6" table:formula="of:=[.C$136]*([.C$146]/[.C$136])^(([.$A144]-[.$A$136])/([.$A$146]-[.$A$136]))" office:value-type="float" office:value="67588.6995339493">
            <text:p>67,589</text:p>
          </table:table-cell>
          <table:table-cell table:style-name="ce6" table:formula="of:=[.B144]+[.C144]" office:value-type="float" office:value="936304.260128775">
            <text:p>936,304</text:p>
          </table:table-cell>
          <table:table-cell table:number-columns-repeated="1020"/>
        </table:table-row>
        <table:table-row table:style-name="ro1">
          <table:table-cell office:value-type="float" office:value="1989">
            <text:p>1989</text:p>
          </table:table-cell>
          <table:table-cell table:style-name="ce6" table:formula="of:=[.B$136]*([.B$146]/[.B$136])^(([.$A145]-[.$A$136])/([.$A$146]-[.$A$136]))" office:value-type="float" office:value="946021.59147332">
            <text:p>946,022</text:p>
          </table:table-cell>
          <table:table-cell table:style-name="ce6" table:formula="of:=[.C$136]*([.C$146]/[.C$136])^(([.$A145]-[.$A$136])/([.$A$146]-[.$A$136]))" office:value-type="float" office:value="75753.2239923189">
            <text:p>75,753</text:p>
          </table:table-cell>
          <table:table-cell table:style-name="ce6" table:formula="of:=[.B145]+[.C145]" office:value-type="float" office:value="1021774.81546564">
            <text:p>1,021,775</text:p>
          </table:table-cell>
          <table:table-cell table:number-columns-repeated="1020"/>
        </table:table-row>
        <table:table-row table:style-name="ro1">
          <table:table-cell office:value-type="float" office:value="1990">
            <text:p>1990</text:p>
          </table:table-cell>
          <table:table-cell table:style-name="ce6" table:formula="of:=[.G20]" office:value-type="float" office:value="1030207">
            <text:p>1,030,207</text:p>
          </table:table-cell>
          <table:table-cell table:style-name="ce6" table:formula="of:=[.H20]" office:value-type="float" office:value="84904">
            <text:p>84,904</text:p>
          </table:table-cell>
          <table:table-cell table:style-name="ce6" table:formula="of:=[.B146]+[.C146]" office:value-type="float" office:value="1115111">
            <text:p>1,115,111</text:p>
          </table:table-cell>
          <table:table-cell table:number-columns-repeated="1020"/>
        </table:table-row>
        <table:table-row table:style-name="ro1">
          <table:table-cell office:value-type="float" office:value="1991">
            <text:p>1991</text:p>
          </table:table-cell>
          <table:table-cell table:style-name="ce6" table:formula="of:=[.B$146]*([.B$156]/[.B$146])^(([.$A147]-[.$A$146])/([.$A$156]-[.$A$146]))" office:value-type="float" office:value="1089707.89481018">
            <text:p>1,089,708</text:p>
          </table:table-cell>
          <table:table-cell table:style-name="ce6" table:formula="of:=[.C$146]*([.C$156]/[.C$146])^(([.$A147]-[.$A$146])/([.$A$156]-[.$A$146]))" office:value-type="float" office:value="90995.174274427">
            <text:p>90,995</text:p>
          </table:table-cell>
          <table:table-cell table:style-name="ce6" table:formula="of:=[.B147]+[.C147]" office:value-type="float" office:value="1180703.06908461">
            <text:p>1,180,703</text:p>
          </table:table-cell>
          <table:table-cell table:number-columns-repeated="1020"/>
        </table:table-row>
        <table:table-row table:style-name="ro1">
          <table:table-cell office:value-type="float" office:value="1992">
            <text:p>1992</text:p>
          </table:table-cell>
          <table:table-cell table:style-name="ce6" table:formula="of:=[.B$146]*([.B$156]/[.B$146])^(([.$A148]-[.$A$146])/([.$A$156]-[.$A$146]))" office:value-type="float" office:value="1152645.33827826">
            <text:p>1,152,645</text:p>
          </table:table-cell>
          <table:table-cell table:style-name="ce6" table:formula="of:=[.C$146]*([.C$156]/[.C$146])^(([.$A148]-[.$A$146])/([.$A$156]-[.$A$146]))" office:value-type="float" office:value="97523.3409643048">
            <text:p>97,523</text:p>
          </table:table-cell>
          <table:table-cell table:style-name="ce6" table:formula="of:=[.B148]+[.C148]" office:value-type="float" office:value="1250168.67924256">
            <text:p>1,250,169</text:p>
          </table:table-cell>
          <table:table-cell table:number-columns-repeated="1020"/>
        </table:table-row>
        <table:table-row table:style-name="ro1">
          <table:table-cell office:value-type="float" office:value="1993">
            <text:p>1993</text:p>
          </table:table-cell>
          <table:table-cell table:style-name="ce6" table:formula="of:=[.B$146]*([.B$156]/[.B$146])^(([.$A149]-[.$A$146])/([.$A$156]-[.$A$146]))" office:value-type="float" office:value="1219217.81257356">
            <text:p>1,219,218</text:p>
          </table:table-cell>
          <table:table-cell table:style-name="ce6" table:formula="of:=[.C$146]*([.C$156]/[.C$146])^(([.$A149]-[.$A$146])/([.$A$156]-[.$A$146]))" office:value-type="float" office:value="104519.850735787">
            <text:p>104,520</text:p>
          </table:table-cell>
          <table:table-cell table:style-name="ce6" table:formula="of:=[.B149]+[.C149]" office:value-type="float" office:value="1323737.66330935">
            <text:p>1,323,738</text:p>
          </table:table-cell>
          <table:table-cell table:number-columns-repeated="1020"/>
        </table:table-row>
        <table:table-row table:style-name="ro1">
          <table:table-cell office:value-type="float" office:value="1994">
            <text:p>1994</text:p>
          </table:table-cell>
          <table:table-cell table:style-name="ce6" table:formula="of:=[.B$146]*([.B$156]/[.B$146])^(([.$A150]-[.$A$146])/([.$A$156]-[.$A$146]))" office:value-type="float" office:value="1289635.26345152">
            <text:p>1,289,635</text:p>
          </table:table-cell>
          <table:table-cell table:style-name="ce6" table:formula="of:=[.C$146]*([.C$156]/[.C$146])^(([.$A150]-[.$A$146])/([.$A$156]-[.$A$146]))" office:value-type="float" office:value="112018.303411383">
            <text:p>112,018</text:p>
          </table:table-cell>
          <table:table-cell table:style-name="ce6" table:formula="of:=[.B150]+[.C150]" office:value-type="float" office:value="1401653.56686291">
            <text:p>1,401,654</text:p>
          </table:table-cell>
          <table:table-cell table:number-columns-repeated="1020"/>
        </table:table-row>
        <table:table-row table:style-name="ro1">
          <table:table-cell office:value-type="float" office:value="1995">
            <text:p>1995</text:p>
          </table:table-cell>
          <table:table-cell table:style-name="ce6" table:formula="of:=[.B$146]*([.B$156]/[.B$146])^(([.$A151]-[.$A$146])/([.$A$156]-[.$A$146]))" office:value-type="float" office:value="1364119.7623475">
            <text:p>1,364,120</text:p>
          </table:table-cell>
          <table:table-cell table:style-name="ce6" table:formula="of:=[.C$146]*([.C$156]/[.C$146])^(([.$A151]-[.$A$146])/([.$A$156]-[.$A$146]))" office:value-type="float" office:value="120054.709328706">
            <text:p>120,055</text:p>
          </table:table-cell>
          <table:table-cell table:style-name="ce6" table:formula="of:=[.B151]+[.C151]" office:value-type="float" office:value="1484174.47167621">
            <text:p>1,484,174</text:p>
          </table:table-cell>
          <table:table-cell table:number-columns-repeated="1020"/>
        </table:table-row>
        <table:table-row table:style-name="ro1">
          <table:table-cell office:value-type="float" office:value="1996">
            <text:p>1996</text:p>
          </table:table-cell>
          <table:table-cell table:style-name="ce6" table:formula="of:=[.B$146]*([.B$156]/[.B$146])^(([.$A152]-[.$A$146])/([.$A$156]-[.$A$146]))" office:value-type="float" office:value="1442906.20671055">
            <text:p>1,442,906</text:p>
          </table:table-cell>
          <table:table-cell table:style-name="ce6" table:formula="of:=[.C$146]*([.C$156]/[.C$146])^(([.$A152]-[.$A$146])/([.$A$156]-[.$A$146]))" office:value-type="float" office:value="128667.662275408">
            <text:p>128,668</text:p>
          </table:table-cell>
          <table:table-cell table:style-name="ce6" table:formula="of:=[.B152]+[.C152]" office:value-type="float" office:value="1571573.86898596">
            <text:p>1,571,574</text:p>
          </table:table-cell>
          <table:table-cell table:number-columns-repeated="1020"/>
        </table:table-row>
        <table:table-row table:style-name="ro1">
          <table:table-cell office:value-type="float" office:value="1997">
            <text:p>1997</text:p>
          </table:table-cell>
          <table:table-cell table:style-name="ce6" table:formula="of:=[.B$146]*([.B$156]/[.B$146])^(([.$A153]-[.$A$146])/([.$A$156]-[.$A$146]))" office:value-type="float" office:value="1526243.06078593">
            <text:p>1,526,243</text:p>
          </table:table-cell>
          <table:table-cell table:style-name="ce6" table:formula="of:=[.C$146]*([.C$156]/[.C$146])^(([.$A153]-[.$A$146])/([.$A$156]-[.$A$146]))" office:value-type="float" office:value="137898.524830796">
            <text:p>137,899</text:p>
          </table:table-cell>
          <table:table-cell table:style-name="ce6" table:formula="of:=[.B153]+[.C153]" office:value-type="float" office:value="1664141.58561673">
            <text:p>1,664,142</text:p>
          </table:table-cell>
          <table:table-cell table:number-columns-repeated="1020"/>
        </table:table-row>
        <table:table-row table:style-name="ro1">
          <table:table-cell office:value-type="float" office:value="1998">
            <text:p>1998</text:p>
          </table:table-cell>
          <table:table-cell table:style-name="ce6" table:formula="of:=[.B$146]*([.B$156]/[.B$146])^(([.$A154]-[.$A$146])/([.$A$156]-[.$A$146]))" office:value-type="float" office:value="1614393.1391824">
            <text:p>1,614,393</text:p>
          </table:table-cell>
          <table:table-cell table:style-name="ce6" table:formula="of:=[.C$146]*([.C$156]/[.C$146])^(([.$A154]-[.$A$146])/([.$A$156]-[.$A$146]))" office:value-type="float" office:value="147791.6270042">
            <text:p>147,792</text:p>
          </table:table-cell>
          <table:table-cell table:style-name="ce6" table:formula="of:=[.B154]+[.C154]" office:value-type="float" office:value="1762184.7661866">
            <text:p>1,762,185</text:p>
          </table:table-cell>
          <table:table-cell table:number-columns-repeated="1020"/>
        </table:table-row>
        <table:table-row table:style-name="ro1">
          <table:table-cell office:value-type="float" office:value="1999">
            <text:p>1999</text:p>
          </table:table-cell>
          <table:table-cell table:style-name="ce6" table:formula="of:=[.B$146]*([.B$156]/[.B$146])^(([.$A155]-[.$A$146])/([.$A$156]-[.$A$146]))" office:value-type="float" office:value="1707634.4356954">
            <text:p>1,707,634</text:p>
          </table:table-cell>
          <table:table-cell table:style-name="ce6" table:formula="of:=[.C$146]*([.C$156]/[.C$146])^(([.$A155]-[.$A$146])/([.$A$156]-[.$A$146]))" office:value-type="float" office:value="158394.47912405">
            <text:p>158,394</text:p>
          </table:table-cell>
          <table:table-cell table:style-name="ce6" table:formula="of:=[.B155]+[.C155]" office:value-type="float" office:value="1866028.91481945">
            <text:p>1,866,029</text:p>
          </table:table-cell>
          <table:table-cell table:number-columns-repeated="1020"/>
        </table:table-row>
        <table:table-row table:style-name="ro1">
          <table:table-cell office:value-type="float" office:value="2000">
            <text:p>2000</text:p>
          </table:table-cell>
          <table:table-cell table:style-name="ce6" table:formula="of:=[.G21]" office:value-type="float" office:value="1806261">
            <text:p>1,806,261</text:p>
          </table:table-cell>
          <table:table-cell table:style-name="ce6" table:formula="of:=[.H21]" office:value-type="float" office:value="169758">
            <text:p>169,758</text:p>
          </table:table-cell>
          <table:table-cell table:style-name="ce6" table:formula="of:=[.B156]+[.C156]" office:value-type="float" office:value="1976019">
            <text:p>1,976,019</text:p>
          </table:table-cell>
          <table:table-cell table:number-columns-repeated="1020"/>
        </table:table-row>
        <table:table-row table:style-name="ro1">
          <table:table-cell office:value-type="float" office:value="2001">
            <text:p>2001</text:p>
          </table:table-cell>
          <table:table-cell table:style-name="ce6" table:formula="of:=[.B$156]*([.B$166]/[.B$156])^(([.$A157]-[.$A$156])/([.$A$166]-[.$A$156]))" office:value-type="float" office:value="1830073.40978995">
            <text:p>1,830,073</text:p>
          </table:table-cell>
          <table:table-cell table:style-name="ce6" table:formula="of:=[.C$156]*([.C$166]/[.C$156])^(([.$A157]-[.$A$156])/([.$A$166]-[.$A$156]))" office:value-type="float" office:value="172955.336634403">
            <text:p>172,955</text:p>
          </table:table-cell>
          <table:table-cell table:style-name="ce6" table:formula="of:=[.B157]+[.C157]" office:value-type="float" office:value="2003028.74642435">
            <text:p>2,003,029</text:p>
          </table:table-cell>
          <table:table-cell table:number-columns-repeated="1020"/>
        </table:table-row>
        <table:table-row table:style-name="ro1">
          <table:table-cell office:value-type="float" office:value="2002">
            <text:p>2002</text:p>
          </table:table-cell>
          <table:table-cell table:style-name="ce6" table:formula="of:=[.B$156]*([.B$166]/[.B$156])^(([.$A158]-[.$A$156])/([.$A$166]-[.$A$156]))" office:value-type="float" office:value="1854199.74478783">
            <text:p>1,854,200</text:p>
          </table:table-cell>
          <table:table-cell table:style-name="ce6" table:formula="of:=[.C$156]*([.C$166]/[.C$156])^(([.$A158]-[.$A$156])/([.$A$166]-[.$A$156]))" office:value-type="float" office:value="176212.89406284">
            <text:p>176,213</text:p>
          </table:table-cell>
          <table:table-cell table:style-name="ce6" table:formula="of:=[.B158]+[.C158]" office:value-type="float" office:value="2030412.63885067">
            <text:p>2,030,413</text:p>
          </table:table-cell>
          <table:table-cell table:number-columns-repeated="1020"/>
        </table:table-row>
        <table:table-row table:style-name="ro1">
          <table:table-cell office:value-type="float" office:value="2003">
            <text:p>2003</text:p>
          </table:table-cell>
          <table:table-cell table:style-name="ce6" table:formula="of:=[.B$156]*([.B$166]/[.B$156])^(([.$A159]-[.$A$156])/([.$A$166]-[.$A$156]))" office:value-type="float" office:value="1878644.14355152">
            <text:p>1,878,644</text:p>
          </table:table-cell>
          <table:table-cell table:style-name="ce6" table:formula="of:=[.C$156]*([.C$166]/[.C$156])^(([.$A159]-[.$A$156])/([.$A$166]-[.$A$156]))" office:value-type="float" office:value="179531.806524352">
            <text:p>179,532</text:p>
          </table:table-cell>
          <table:table-cell table:style-name="ce6" table:formula="of:=[.B159]+[.C159]" office:value-type="float" office:value="2058175.95007587">
            <text:p>2,058,176</text:p>
          </table:table-cell>
          <table:table-cell table:number-columns-repeated="1020"/>
        </table:table-row>
        <table:table-row table:style-name="ro1">
          <table:table-cell office:value-type="float" office:value="2004">
            <text:p>2004</text:p>
          </table:table-cell>
          <table:table-cell table:style-name="ce6" table:formula="of:=[.B$156]*([.B$166]/[.B$156])^(([.$A160]-[.$A$156])/([.$A$166]-[.$A$156]))" office:value-type="float" office:value="1903410.79919859">
            <text:p>1,903,411</text:p>
          </table:table-cell>
          <table:table-cell table:style-name="ce6" table:formula="of:=[.C$156]*([.C$166]/[.C$156])^(([.$A160]-[.$A$156])/([.$A$166]-[.$A$156]))" office:value-type="float" office:value="182913.229621001">
            <text:p>182,913</text:p>
          </table:table-cell>
          <table:table-cell table:style-name="ce6" table:formula="of:=[.B160]+[.C160]" office:value-type="float" office:value="2086324.02881959">
            <text:p>2,086,324</text:p>
          </table:table-cell>
          <table:table-cell table:number-columns-repeated="1020"/>
        </table:table-row>
        <table:table-row table:style-name="ro1">
          <table:table-cell office:value-type="float" office:value="2005">
            <text:p>2005</text:p>
          </table:table-cell>
          <table:table-cell table:style-name="ce6" table:formula="of:=[.B$156]*([.B$166]/[.B$156])^(([.$A161]-[.$A$156])/([.$A$166]-[.$A$156]))" office:value-type="float" office:value="1928503.96012557">
            <text:p>1,928,504</text:p>
          </table:table-cell>
          <table:table-cell table:style-name="ce6" table:formula="of:=[.C$156]*([.C$166]/[.C$156])^(([.$A161]-[.$A$156])/([.$A$166]-[.$A$156]))" office:value-type="float" office:value="186358.340720237">
            <text:p>186,358</text:p>
          </table:table-cell>
          <table:table-cell table:style-name="ce6" table:formula="of:=[.B161]+[.C161]" office:value-type="float" office:value="2114862.30084581">
            <text:p>2,114,862</text:p>
          </table:table-cell>
          <table:table-cell table:number-columns-repeated="1020"/>
        </table:table-row>
        <table:table-row table:style-name="ro1">
          <table:table-cell office:value-type="float" office:value="2006">
            <text:p>2006</text:p>
          </table:table-cell>
          <table:table-cell table:style-name="ce6" table:formula="of:=[.B$156]*([.B$166]/[.B$156])^(([.$A162]-[.$A$156])/([.$A$166]-[.$A$156]))" office:value-type="float" office:value="1953927.93073671">
            <text:p>1,953,928</text:p>
          </table:table-cell>
          <table:table-cell table:style-name="ce6" table:formula="of:=[.C$156]*([.C$166]/[.C$156])^(([.$A162]-[.$A$156])/([.$A$166]-[.$A$156]))" office:value-type="float" office:value="189868.339364845">
            <text:p>189,868</text:p>
          </table:table-cell>
          <table:table-cell table:style-name="ce6" table:formula="of:=[.B162]+[.C162]" office:value-type="float" office:value="2143796.27010155">
            <text:p>2,143,796</text:p>
          </table:table-cell>
          <table:table-cell table:number-columns-repeated="1020"/>
        </table:table-row>
        <table:table-row table:style-name="ro1">
          <table:table-cell office:value-type="float" office:value="2007">
            <text:p>2007</text:p>
          </table:table-cell>
          <table:table-cell table:style-name="ce6" table:formula="of:=[.B$156]*([.B$166]/[.B$156])^(([.$A163]-[.$A$156])/([.$A$166]-[.$A$156]))" office:value-type="float" office:value="1979687.07218234">
            <text:p>1,979,687</text:p>
          </table:table-cell>
          <table:table-cell table:style-name="ce6" table:formula="of:=[.C$156]*([.C$166]/[.C$156])^(([.$A163]-[.$A$156])/([.$A$166]-[.$A$156]))" office:value-type="float" office:value="193444.447690606">
            <text:p>193,444</text:p>
          </table:table-cell>
          <table:table-cell table:style-name="ce6" table:formula="of:=[.B163]+[.C163]" office:value-type="float" office:value="2173131.51987294">
            <text:p>2,173,132</text:p>
          </table:table-cell>
          <table:table-cell table:number-columns-repeated="1020"/>
        </table:table-row>
        <table:table-row table:style-name="ro1">
          <table:table-cell office:value-type="float" office:value="2008">
            <text:p>2008</text:p>
          </table:table-cell>
          <table:table-cell table:style-name="ce6" table:formula="of:=[.B$156]*([.B$166]/[.B$156])^(([.$A164]-[.$A$156])/([.$A$166]-[.$A$156]))" office:value-type="float" office:value="2005785.80310697">
            <text:p>2,005,786</text:p>
          </table:table-cell>
          <table:table-cell table:style-name="ce6" table:formula="of:=[.C$156]*([.C$166]/[.C$156])^(([.$A164]-[.$A$156])/([.$A$166]-[.$A$156]))" office:value-type="float" office:value="197087.91085183">
            <text:p>197,088</text:p>
          </table:table-cell>
          <table:table-cell table:style-name="ce6" table:formula="of:=[.B164]+[.C164]" office:value-type="float" office:value="2202873.7139588">
            <text:p>2,202,874</text:p>
          </table:table-cell>
          <table:table-cell table:number-columns-repeated="1020"/>
        </table:table-row>
        <table:table-row table:style-name="ro1">
          <table:table-cell office:value-type="float" office:value="2009">
            <text:p>2009</text:p>
          </table:table-cell>
          <table:table-cell table:style-name="ce6" table:formula="of:=[.B$156]*([.B$166]/[.B$156])^(([.$A165]-[.$A$156])/([.$A$166]-[.$A$156]))" office:value-type="float" office:value="2032228.60040728">
            <text:p>2,032,229</text:p>
          </table:table-cell>
          <table:table-cell table:style-name="ce6" table:formula="of:=[.C$156]*([.C$166]/[.C$156])^(([.$A165]-[.$A$156])/([.$A$166]-[.$A$156]))" office:value-type="float" office:value="200799.997454903">
            <text:p>200,800</text:p>
          </table:table-cell>
          <table:table-cell table:style-name="ce6" table:formula="of:=[.B165]+[.C165]" office:value-type="float" office:value="2233028.59786218">
            <text:p>2,233,029</text:p>
          </table:table-cell>
          <table:table-cell table:number-columns-repeated="1020"/>
        </table:table-row>
        <table:table-row table:style-name="ro1">
          <table:table-cell office:value-type="float" office:value="2010">
            <text:p>2010</text:p>
          </table:table-cell>
          <table:table-cell table:style-name="ce6" table:formula="of:=[.G22]" office:value-type="float" office:value="2059020">
            <text:p>2,059,020</text:p>
          </table:table-cell>
          <table:table-cell table:style-name="ce6" table:formula="of:=[.H22]" office:value-type="float" office:value="204582">
            <text:p>204,582</text:p>
          </table:table-cell>
          <table:table-cell table:style-name="ce6" table:formula="of:=[.B166]+[.C166]" office:value-type="float" office:value="2263602">
            <text:p>2,263,602</text:p>
          </table:table-cell>
          <table:table-cell table:number-columns-repeated="1020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 stats" table:style-name="ta7" table:print="false">
        <table:table-column table:style-name="co36" table:default-cell-style-name="Excel_20_Built-in_20_Normal"/>
        <table:table-column table:style-name="co1" table:number-columns-repeated="3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Expected years of absence for executed persons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2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average age at execution for persons executed in 1815 and later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ave. age at execution calculated from from the Espy-Smykla-Golding Execution Dataset</text:p>
          </table:table-cell>
          <table:table-cell table:number-columns-repeated="1018"/>
        </table:table-row>
        <table:table-row table:style-name="ro1">
          <table:table-cell office:value-type="string">
            <text:p>expected remaining years of life at ave. execution age</text:p>
          </table:table-cell>
          <table:table-cell office:value-type="float" office:value="35.8">
            <text:p>35.8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string">
            <text:p>remaining years from Life Table 1933-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uman Mortality Databa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www.mortality.org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sex ratio</text:p>
          </table:table-cell>
          <table:table-cell table:number-columns-repeated="1021"/>
        </table:table-row>
        <table:table-row table:style-name="ro1">
          <table:table-cell office:value-type="string">
            <text:p>executions, 1870-99</text:p>
          </table:table-cell>
          <table:table-cell table:style-name="ce6" table:formula="of:=SUM([$'punishment yearly'.M63:.N92])" office:value-type="float" office:value="2734">
            <text:p>2,734</text:p>
          </table:table-cell>
          <table:table-cell table:style-name="ce46" table:formula="of:=SUM([$'punishment yearly'.M63:.M92])/SUM([$'punishment yearly'.N63:.N92])" office:value-type="float" office:value="96.6428571428571">
            <text:p>97</text:p>
          </table:table-cell>
          <table:table-cell table:number-columns-repeated="1021"/>
        </table:table-row>
        <table:table-row table:style-name="ro1">
          <table:table-cell office:value-type="string">
            <text:p>executions, 1846-2010</text:p>
          </table:table-cell>
          <table:table-cell table:style-name="ce6" table:formula="of:=SUM([$'punishment yearly'.M39:.N203])" office:value-type="float" office:value="12797">
            <text:p>12,797</text:p>
          </table:table-cell>
          <table:table-cell table:style-name="ce46" table:formula="of:=SUM([$'punishment yearly'.M39:.M203])/SUM([$'punishment yearly'.N39:.N203])" office:value-type="float" office:value="89.7588652482269">
            <text:p>9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1" number:min-integer-digits="1" number:grouping="true"/>
    </number:number-style>
    <number:number-style style:name="N118">
      <number:number number:decimal-places="1" number:min-integer-digits="1"/>
    </number:number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1/10/2014</text:date>, <text:time>19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nishment_20_yearly" style:display-name="PageStyle_punishment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military_20_situation" style:display-name="PageStyle_by military situ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ison_20_to_20_England_20__26__20_Wales" style:display-name="PageStyle_comparison to England &amp; W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._20_compare_20_1977" style:display-name="PageStyle_int. compare 197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._20_compare_20_2010" style:display-name="PageStyle_int. compare 20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soners_20_yearly_20_estimates" style:display-name="PageStyle_prisoners yearly estim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_20_stats" style:display-name="PageStyle_misc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7664" meta:object-count="3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ch3" style:family="chart">
      <style:graphic-properties draw:stroke="none" svg:stroke-width="0.071cm" draw:fill="solid" draw:fill-color="#ffffff"/>
      <style:text-properties fo:color="#000000" fo:font-size="10.1000003814697pt" style:font-family-asian="Arial" style:font-size-asian="10.1000003814697pt" style:font-family-complex="Arial" style:font-size-complex="10.100000381469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2pt" style:font-family-asian="Arial" style:font-size-asian="12pt" style:font-family-complex="Arial" style:font-size-complex="12pt"/>
    </style:style>
    <style:style style:name="ch6" style:family="chart">
      <style:chart-properties style:rotation-angle="0"/>
      <style:graphic-properties svg:stroke-width="0.071cm"/>
      <style:text-properties fo:color="#000000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7" style:family="chart" style:data-style-name="N1">
      <style:chart-properties chart:display-label="true" chart:logarithmic="false" chart:minimum="0" chart:maximum="40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2pt" style:font-family-asian="Arial" style:font-size-asian="12pt" style:font-family-complex="Arial" style:font-size-complex="12pt"/>
    </style:style>
    <style:style style:name="ch8" style:family="chart">
      <style:graphic-properties svg:stroke-width="0.009cm"/>
    </style:style>
    <style:style style:name="ch9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2pt" style:font-family-asian="Arial" style:font-size-asian="12pt" style:font-family-complex="Arial" style:font-size-complex="12pt"/>
    </style:style>
    <style:style style:name="ch10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0000ff" draw:fill-color="#0000ff"/>
      <style:text-properties fo:color="#000000" fo:font-size="12pt" style:font-family-asian="Arial" style:font-size-asian="12pt" style:font-family-complex="Arial" style:font-size-complex="12pt"/>
    </style:style>
    <style:style style:name="ch11" style:family="chart">
      <style:graphic-properties draw:stroke="solid" svg:stroke-width="0.035cm" svg:stroke-color="#808080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4cm" svg:height="14.822cm" xlink:href=".." xlink:type="simple" chart:class="chart:line" chart:style-name="ch1">
        <chart:title svg:x="2.873cm" svg:y="0.449cm" chart:style-name="ch2">
          <text:p>Males per Female in Prisons, 1880-2010</text:p>
        </chart:title>
        <chart:legend chart:legend-position="bottom" svg:x="3.102cm" svg:y="13.647cm" style:legend-expansion="custom" chartooo:width="9.036cm" chartooo:height="0.644cm" style:legend-expansion-aspect-ratio="14.0310559006211" chart:style-name="ch3"/>
        <chart:plot-area chart:style-name="ch4" table:cell-range-address="'comparison to England &amp; Wales'.A36:'comparison to England &amp; Wales'.A166 'comparison to England &amp; Wales'.F36:'comparison to England &amp; Wales'.G166" chart:data-source-has-labels="column" svg:x="0.973cm" svg:y="2.276cm" svg:width="13.749cm" svg:height="10.424cm">
          <chartooo:coordinate-region svg:x="1.7cm" svg:y="2.515cm" svg:width="12.785cm" svg:height="8.982cm"/>
          <chart:axis chart:dimension="x" chart:name="primary-x" chart:style-name="ch5" chartooo:axis-type="auto">
            <chartooo:date-scale/>
            <chart:title svg:x="7.684cm" svg:y="12.789cm" chart:style-name="ch6">
              <text:p>year</text:p>
            </chart:title>
            <chart:categories table:cell-range-address="'comparison to England &amp; Wales'.A36:'comparison to England &amp; Wales'.A166"/>
          </chart:axis>
          <chart:axis chart:dimension="y" chart:name="primary-y" chart:style-name="ch7">
            <chart:title svg:x="0.133cm" svg:y="5.001cm" chart:style-name="ch6">
              <text:p>males per female</text:p>
            </chart:title>
            <chart:grid chart:style-name="ch8" chart:class="major"/>
          </chart:axis>
          <chart:series chart:style-name="ch9" chart:values-cell-range-address="'comparison to England &amp; Wales'.F36:'comparison to England &amp; Wales'.F166" chart:class="chart:line">
            <chart:data-point chart:repeated="131"/>
          </chart:series>
          <chart:series chart:style-name="ch10" chart:values-cell-range-address="'comparison to England &amp; Wales'.G36:'comparison to England &amp; Wales'.G166" chart:class="chart:line"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880">
                <text:p>1880</text:p>
                <draw:g>
                  <svg:desc>'comparison to England &amp; Wales'.A36:'comparison to England &amp; Wales'.A166</svg:desc>
                </draw:g>
              </table:table-cell>
              <table:table-cell office:value-type="float" office:value="10.5890873015873">
                <text:p>10.5890873015873</text:p>
                <draw:g>
                  <svg:desc>'comparison to England &amp; Wales'.F36:'comparison to England &amp; Wales'.F166</svg:desc>
                </draw:g>
              </table:table-cell>
              <table:table-cell office:value-type="float" office:value="5.1">
                <text:p>5.1</text:p>
                <draw:g>
                  <svg:desc>'comparison to England &amp; Wales'.G36:'comparison to England &amp; Wales'.G166</svg:desc>
                </draw:g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0.6978452401483">
                <text:p>10.697845240148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0.8077202050273">
                <text:p>10.807720205027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0.9187236689298">
                <text:p>10.918723668929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1.0308672223947">
                <text:p>11.030867222394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1.1441625750043">
                <text:p>11.144162575004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1.2586215566074">
                <text:p>11.258621556607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11.3742561185541">
                <text:p>11.37425611855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11.4910783349441">
                <text:p>11.491078334944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.6091004038871">
                <text:p>11.6091004038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.7283346487766">
                <text:p>11.728334648776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11.9005020881659">
                <text:p>11.900502088165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12.0751968793125">
                <text:p>12.075196879312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12.2524561227677">
                <text:p>12.252456122767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12.4323174637047">
                <text:p>12.432317463704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2.6148190999129">
                <text:p>12.614819099912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12.7999997899112">
                <text:p>12.79999978991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2.987898861178">
                <text:p>12.98789886117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13.1785562185044">
                <text:p>13.178556218504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13.3720123524683">
                <text:p>13.372012352468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.5683083480337">
                <text:p>13.5683083480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3.767485893276">
                <text:p>13.767485893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.9695872882358">
                <text:p>13.969587288235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4.1746554539017">
                <text:p>14.174655453901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4.3827339413259">
                <text:p>14.38273394132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4.4721446916024">
                <text:p>14.472144691602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4.5621112668213">
                <text:p>14.562111266821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4.6526371222871">
                <text:p>14.652637122287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.7437257347843">
                <text:p>14.743725734784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4.8353806027111">
                <text:p>14.8353806027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4.9276052462132">
                <text:p>14.927605246213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5.1163855148291">
                <text:p>15.116385514829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5.3075531717253">
                <text:p>15.30755317172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5.5011384087372">
                <text:p>15.501138408737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5.6971717995181">
                <text:p>15.69717179951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5.895684304367">
                <text:p>15.89568430436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6.0967072751193">
                <text:p>16.096707275119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6.3002724600975">
                <text:p>16.30027246009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6.5064120091259">
                <text:p>16.5064120091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6.7151584786078">
                <text:p>16.715158478607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6.9265448366674">
                <text:p>16.926544836667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7.1406044683564">
                <text:p>17.140604468356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7.3573711809271">
                <text:p>17.35737118092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7.7188031452156">
                <text:p>17.718803145215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8.0877611953063">
                <text:p>18.087761195306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8.4644020466343">
                <text:p>18.464402046634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8.8488856779149">
                <text:p>18.84888567791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9.2413753990948">
                <text:p>19.241375399094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9.6420379207184">
                <text:p>19.642037920718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20.0510434247382">
                <text:p>20.051043424738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0.4685656367999">
                <text:p>20.468565636799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20.8947819000325">
                <text:p>20.8947819000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21.3298732503751">
                <text:p>21.329873250375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21.7740244934723">
                <text:p>21.774024493472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21.3346461769142">
                <text:p>21.334646176914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0.9041340809814">
                <text:p>20.9041340809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0.4823092940956">
                <text:p>20.482309294095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0.068996514937">
                <text:p>20.06899651493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9.664023979594">
                <text:p>19.66402397959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9.2672233901805">
                <text:p>19.267223390180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8.8784298448961">
                <text:p>18.878429844896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8.9258833432508">
                <text:p>18.925883343250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8.9734561224209">
                <text:p>18.973456122420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19.021148482235">
                <text:p>19.02114848223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9.0689607232753">
                <text:p>19.06896072327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19.1168931468795">
                <text:p>19.116893146879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9.1649460551428">
                <text:p>19.164946055142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9.2131197509198">
                <text:p>19.213119750919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9.2614145378263">
                <text:p>19.261414537826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9.3098307202413">
                <text:p>19.30983072024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.358368603309">
                <text:p>19.35836860330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9.4571350299443">
                <text:p>19.457135029944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9.5564053630416">
                <text:p>19.5564053630416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9.6561821735322">
                <text:p>19.656182173532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9.7564680454647">
                <text:p>19.75646804546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9.8572655760713">
                <text:p>19.8572655760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9.9585773758354">
                <text:p>19.9585773758354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0.060406068559">
                <text:p>20.060406068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0.1627542914308">
                <text:p>20.162754291430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0.2656246950945">
                <text:p>20.265624695094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0.3690199437171">
                <text:p>20.3690199437171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20.5328131163909">
                <text:p>20.532813116390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0.6979233972756">
                <text:p>20.697923397275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0.8643613776186">
                <text:p>20.8643613776186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21.0321377338349">
                <text:p>21.032137733834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21.2012632281913">
                <text:p>21.201263228191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21.3717487094974">
                <text:p>21.3717487094974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21.543605113801">
                <text:p>21.5436051138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21.71684346509">
                <text:p>21.71684346509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21.8914748759991">
                <text:p>21.891474875999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2.0675105485232">
                <text:p>22.067510548523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21.3934696678534">
                <text:p>21.39346966785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20.7400170228984">
                <text:p>20.740017022898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0.1065237564748">
                <text:p>20.106523756474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9.4923802195215">
                <text:p>19.492380219521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8.8969953843981">
                <text:p>18.896995384398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8.3197962761024">
                <text:p>18.3197962761024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7.7602274208622">
                <text:p>17.7602274208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7.2177503115693">
                <text:p>17.217750311569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6.6918428895406">
                <text:p>16.69184288954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6.1819990421103">
                <text:p>16.181999042110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5.7227528808507">
                <text:p>15.722752880850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5.2765401548349">
                <text:p>15.276540154834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4.8429909743424">
                <text:p>14.8429909743424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4.4217459471465">
                <text:p>14.421745947146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4.0124558805945">
                <text:p>14.012455880594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3.6147814921437">
                <text:p>13.614781492143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3.2283931281112">
                <text:p>13.228393128111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2.8529704904068">
                <text:p>12.852970490406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2.4882023710205">
                <text:p>12.488202371020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.133786394045">
                <text:p>12.13378639404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1.9754470882576">
                <text:p>11.975447088257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1.8191740241974">
                <text:p>11.819174024197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1.664940238535">
                <text:p>11.66494023853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1.5127191197977">
                <text:p>11.512719119797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1.3624844037778">
                <text:p>11.362484403777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1.2142101690016">
                <text:p>11.214210169001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1.0678708322563">
                <text:p>11.067870832256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0.923441144176">
                <text:p>10.92344114417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0.7808961848855">
                <text:p>10.78089618488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6402113597003">
                <text:p>10.640211359700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.5811907594294">
                <text:p>10.581190759429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0.5224975428108">
                <text:p>10.522497542810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0.4641298938675">
                <text:p>10.464129893867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0.4060860066956">
                <text:p>10.406086006695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0.3483640854082">
                <text:p>10.348364085408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0.2909623440804">
                <text:p>10.290962344080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.2338790066936">
                <text:p>10.233879006693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.1771123070807">
                <text:p>10.177112307080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.1206604888712">
                <text:p>10.120660488871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.0645218054374">
                <text:p>10.0645218054374</text:p>
              </table:table-cell>
              <table:table-cell office:value-type="float" office:value="18.8">
                <text:p>1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2="1" draw:dots2-length="0.213cm" draw:distance="0.07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2.25pt" fo:font-weight="bold" style:font-family-asian="Arial" style:font-size-asian="12.25pt" style:font-weight-asian="bold" style:font-family-complex="Arial" style:font-size-complex="12.25pt" style:font-weight-complex="bold"/>
    </style:style>
    <style:style style:name="ch3" style:family="chart">
      <style:graphic-properties draw:stroke="none" svg:stroke-width="0.071cm" draw:fill="solid" draw:fill-color="#ffffff"/>
      <style:text-properties fo:color="#000000" fo:font-size="8.60000038146973pt" style:font-family-asian="Arial" style:font-size-asian="8.60000038146973pt" style:font-family-complex="Arial" style:font-size-complex="8.60000038146973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9.25pt" style:font-family-asian="Arial" style:font-size-asian="9.25pt" style:font-family-complex="Arial" style:font-size-complex="9.25pt"/>
    </style:style>
    <style:style style:name="ch6" style:family="chart">
      <style:chart-properties style:rotation-angle="0"/>
      <style:graphic-properties svg:stroke-width="0.071cm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7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09cm"/>
      <style:text-properties fo:color="#000000" fo:font-size="10.25pt" style:font-family-asian="Arial" style:font-size-asian="10.25pt" style:font-family-complex="Arial" style:font-size-complex="10.25pt"/>
    </style:style>
    <style:style style:name="ch8" style:family="chart">
      <style:graphic-properties svg:stroke-width="0.009cm"/>
    </style:style>
    <style:style style:name="ch9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0.25pt" style:font-family-asian="Arial" style:font-size-asian="10.25pt" style:font-family-complex="Arial" style:font-size-complex="10.25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0000ff" draw:fill-color="#0000ff"/>
      <style:text-properties fo:color="#000000" fo:font-size="10.25pt" style:font-family-asian="Arial" style:font-size-asian="10.25pt" style:font-family-complex="Arial" style:font-size-complex="10.25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24cm" svg:height="11.478cm" xlink:href=".." xlink:type="simple" chart:class="chart:line" chart:style-name="ch1">
        <chart:title svg:x="4.358cm" svg:y="0.36cm" chart:style-name="ch2">
          <text:p>Absence in Punishment, 1850-2010</text:p>
        </chart:title>
        <chart:legend chart:legend-position="bottom" svg:x="4.598cm" svg:y="10.654cm" style:legend-expansion="custom" chartooo:width="7.151cm" chartooo:height="0.644cm" style:legend-expansion-aspect-ratio="11.1040372670807" chart:style-name="ch3"/>
        <chart:plot-area chart:style-name="ch4" table:cell-range-address="'comparison to England &amp; Wales'.A6:'comparison to England &amp; Wales'.C166" chart:data-source-has-labels="column" svg:x="0.944cm" svg:y="1.667cm" svg:width="13.945cm" svg:height="7.936cm">
          <chartooo:coordinate-region svg:x="1.83cm" svg:y="1.879cm" svg:width="12.687cm" svg:height="7.077cm"/>
          <chart:axis chart:dimension="x" chart:name="primary-x" chart:style-name="ch5" chartooo:axis-type="auto">
            <chartooo:date-scale/>
            <chart:title svg:x="7.753cm" svg:y="9.728cm" chart:style-name="ch6">
              <text:p>year</text:p>
            </chart:title>
            <chart:categories table:cell-range-address="'comparison to England &amp; Wales'.A6:'comparison to England &amp; Wales'.A166"/>
          </chart:axis>
          <chart:axis chart:dimension="y" chart:name="primary-y" chart:style-name="ch7">
            <chart:title svg:x="0.385cm" svg:y="2.652cm" chart:style-name="ch6">
              <text:p>absent per 100,000 population</text:p>
            </chart:title>
            <chart:grid chart:style-name="ch8" chart:class="major"/>
          </chart:axis>
          <chart:series chart:style-name="ch9" chart:values-cell-range-address="'comparison to England &amp; Wales'.B6:'comparison to England &amp; Wales'.B166" chart:class="chart:line">
            <chart:data-point chart:repeated="161"/>
          </chart:series>
          <chart:series chart:style-name="ch10" chart:values-cell-range-address="'comparison to England &amp; Wales'.C6:'comparison to England &amp; Wales'.C166" chart:class="chart:line">
            <chart:data-point chart:repeated="1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comparison to England &amp; Wales'.A6:'comparison to England &amp; Wales'.A166</svg:desc>
                </draw:g>
              </table:table-cell>
              <table:table-cell office:value-type="float" office:value="60.3564371181104">
                <text:p>60.3564371181104</text:p>
                <draw:g>
                  <svg:desc>'comparison to England &amp; Wales'.B6:'comparison to England &amp; Wales'.B166</svg:desc>
                </draw:g>
              </table:table-cell>
              <table:table-cell office:value-type="float" office:value="329">
                <text:p>329</text:p>
                <draw:g>
                  <svg:desc>'comparison to England &amp; Wales'.C6:'comparison to England &amp; Wales'.C166</svg:desc>
                </draw:g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62.0714581402272">
                <text:p>62.071458140227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63.8383819659212">
                <text:p>63.83838196592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65.7536079719313">
                <text:p>65.75360797193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67.5624900015663">
                <text:p>67.56249000156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69.4850700114123">
                <text:p>69.48507001141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71.3964638453071">
                <text:p>71.396463845307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73.4864308524414">
                <text:p>73.48643085244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75.4866565123838">
                <text:p>75.48665651238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77.7442964691891">
                <text:p>77.744296469189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9.9840314195246">
                <text:p>79.98403141952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82.2314528304549">
                <text:p>82.231452830454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84.4842350495742">
                <text:p>84.48423504957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86.8850547058865">
                <text:p>86.88505470588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89.3495935727997">
                <text:p>89.349593572799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91.877717390772">
                <text:p>91.87771739077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94.3812718250024">
                <text:p>94.38127182500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97.0502178425665">
                <text:p>97.050217842566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99.8230727786435">
                <text:p>99.82307277864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102.577250639687">
                <text:p>102.5772506396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05.460509937776">
                <text:p>105.4605099377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106.782960022534">
                <text:p>106.7829600225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08.144726377161">
                <text:p>108.14472637716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109.469907132359">
                <text:p>109.4699071323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110.943634236793">
                <text:p>110.9436342367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112.37863542748">
                <text:p>112.378635427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113.820801996459">
                <text:p>113.8208019964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115.318450306518">
                <text:p>115.3184503065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116.91972643532">
                <text:p>116.919726435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118.576538040794">
                <text:p>118.57653804079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20.26688844608">
                <text:p>120.266888446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03.066624352092">
                <text:p>103.0666243520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04.901106319707">
                <text:p>104.9011063197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06.783781102023">
                <text:p>106.7837811020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08.722460900485">
                <text:p>108.7224609004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10.715171292444">
                <text:p>110.7151712924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12.680092309514">
                <text:p>112.6800923095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114.646249639935">
                <text:p>114.6462496399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116.603770988076">
                <text:p>116.6037709880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8.617071030866">
                <text:p>118.6170710308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32.024942741134">
                <text:p>132.0249427411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91.8175694319166">
                <text:p>91.81756943191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92.9986714848236">
                <text:p>92.9986714848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94.2348633573144">
                <text:p>94.23486335731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95.4779193992782">
                <text:p>95.47791939927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96.7367093970485">
                <text:p>96.73670939704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98.0167285398906">
                <text:p>98.01672853989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99.3202164962458">
                <text:p>99.32021649624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100.61338521026">
                <text:p>100.613385210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101.918538561923">
                <text:p>101.9185385619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.999917123216">
                <text:p>133.9999171232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34.167550086158">
                <text:p>134.1675500861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4.194612426896">
                <text:p>134.1946124268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34.541677404561">
                <text:p>134.5416774045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34.824656595661">
                <text:p>134.8246565956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37.894093963668">
                <text:p>137.8940939636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41.17376101651">
                <text:p>141.173761016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44.65714583488">
                <text:p>144.657145834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8.022778956345">
                <text:p>148.0227789563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51.347151276506">
                <text:p>151.347151276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54.628675510855">
                <text:p>154.6286755108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54.442608053941">
                <text:p>154.4426080539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54.264285866963">
                <text:p>154.264285866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53.488674786988">
                <text:p>153.4886747869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52.727207320745">
                <text:p>152.7272073207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52.672045865007">
                <text:p>152.6720458650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52.723465805499">
                <text:p>152.7234658054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52.946869996916">
                <text:p>152.9468699969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55.181326191123">
                <text:p>155.1813261911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55.398314751424">
                <text:p>155.398314751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4.663256621353">
                <text:p>154.6632566213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53.861539061807">
                <text:p>153.861539061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53.95423399122">
                <text:p>153.95423399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56.713111266053">
                <text:p>156.7131112660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59.170483770984">
                <text:p>159.1704837709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62.352939366101">
                <text:p>162.352939366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65.873718638715">
                <text:p>165.8737186387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69.391718288335">
                <text:p>169.3917182883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73.252393982234">
                <text:p>173.2523939822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77.540665253289">
                <text:p>177.5406652532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81.855833642694">
                <text:p>181.8558336426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86.872783619966">
                <text:p>186.872783619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92.300694196629">
                <text:p>192.3006941966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97.975776802674">
                <text:p>197.9757768026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201.090066312449">
                <text:p>201.0900663124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04.101675598667">
                <text:p>204.101675598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07.335665372148">
                <text:p>207.335665372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10.672764282535">
                <text:p>210.672764282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213.635717593522">
                <text:p>213.6357175935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16.609882123532">
                <text:p>216.6098821235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18.754718730036">
                <text:p>218.7547187300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15.159960380821">
                <text:p>215.1599603808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212.078872720916">
                <text:p>212.0788727209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209.786291429351">
                <text:p>209.7862914293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10.120819461316">
                <text:p>210.1208194613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209.323778628277">
                <text:p>209.323778628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97.082321377812">
                <text:p>197.0823213778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91.046557617649">
                <text:p>191.0465576176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86.228519812201">
                <text:p>186.2285198122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81.670690347452">
                <text:p>181.6706903474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7.313851502621">
                <text:p>177.3138515026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79.68843181097">
                <text:p>179.688431810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81.815025636889">
                <text:p>181.8150256368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83.842910879139">
                <text:p>183.8429108791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5.506315473288">
                <text:p>185.5063154732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86.985063445136">
                <text:p>186.9850634451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88.708765287266">
                <text:p>188.708765287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90.393506280087">
                <text:p>190.393506280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92.312692973921">
                <text:p>192.3126929739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94.294133632058">
                <text:p>194.2941336320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.501814100534">
                <text:p>196.5018141005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92.019959808189">
                <text:p>192.0199598081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87.923344214384">
                <text:p>187.9233442143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84.022761133057">
                <text:p>184.0227611330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80.275654723963">
                <text:p>180.2756547239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176.906550462877">
                <text:p>176.9065504628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73.892991414068">
                <text:p>173.8929914140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71.091396784754">
                <text:p>171.0913967847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68.302755395435">
                <text:p>168.3027553954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165.531229477654">
                <text:p>165.5312294776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2.329398384187">
                <text:p>162.3293983841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65.651964304377">
                <text:p>165.6519643043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69.399661130799">
                <text:p>169.3996611307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73.609098084827">
                <text:p>173.6090980848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78.010551058643">
                <text:p>178.0105510586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82.448887440469">
                <text:p>182.4488874404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87.071184967675">
                <text:p>187.0711849676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91.75722275004">
                <text:p>191.757222750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96.461949485625">
                <text:p>196.4619494856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01.203543879263">
                <text:p>201.2035438792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05.938607107493">
                <text:p>205.9386071074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22.333682893785">
                <text:p>222.3336828937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40.129128103262">
                <text:p>240.1291281032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59.465239979985">
                <text:p>259.4652399799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0.542179334488">
                <text:p>280.5421793344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03.303900475437">
                <text:p>303.3039004754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327.830243700328">
                <text:p>327.8302437003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54.466721916512">
                <text:p>354.4667219165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383.25320763225">
                <text:p>383.253207632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14.259767467512">
                <text:p>414.2597674675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6.969630202345">
                <text:p>446.9696302023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66.941813450261">
                <text:p>466.9418134502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487.570923708868">
                <text:p>487.570923708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09.473975857612">
                <text:p>509.4739758576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532.871159392423">
                <text:p>532.8711593924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57.546801341532">
                <text:p>557.5468013415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83.54041626241">
                <text:p>583.540416262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610.530314148598">
                <text:p>610.5303141485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638.98430553358">
                <text:p>638.984305533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668.919837592979">
                <text:p>668.9198375929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.504409089809">
                <text:p>700.5044090898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02.856675310258">
                <text:p>702.8566753102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05.745662253456">
                <text:p>705.7456622534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9.20034224232">
                <text:p>709.200342242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712.246844448944">
                <text:p>712.2468444489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15.396029997261">
                <text:p>715.3960299972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718.301750979373">
                <text:p>718.3017509793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20.932845962077">
                <text:p>720.9328459620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24.098177928542">
                <text:p>724.0981779285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27.725384967253">
                <text:p>727.7253849672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2.113229957054">
                <text:p>732.113229957054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2="1" draw:dots2-length="0.213cm" draw:distance="0.07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2.25pt" fo:font-weight="bold" style:font-family-asian="Arial" style:font-size-asian="12.25pt" style:font-weight-asian="bold" style:font-family-complex="Arial" style:font-size-complex="12.25pt" style:font-weight-complex="bold"/>
    </style:style>
    <style:style style:name="ch3" style:family="chart">
      <style:graphic-properties draw:stroke="none" svg:stroke-width="0.071cm" draw:fill="solid" draw:fill-color="#ffffff"/>
      <style:text-properties fo:color="#000000" fo:font-size="8.60000038146973pt" style:font-family-asian="Arial" style:font-size-asian="8.60000038146973pt" style:font-family-complex="Arial" style:font-size-complex="8.60000038146973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9.25pt" style:font-family-asian="Arial" style:font-size-asian="9.25pt" style:font-family-complex="Arial" style:font-size-complex="9.25pt"/>
    </style:style>
    <style:style style:name="ch6" style:family="chart">
      <style:chart-properties style:rotation-angle="0"/>
      <style:graphic-properties svg:stroke-width="0.071cm"/>
      <style:text-properties fo:color="#000000" fo:font-size="10.25pt" fo:font-weight="bold" style:font-family-asian="Arial" style:font-size-asian="10.25pt" style:font-weight-asian="bold" style:font-family-complex="Arial" style:font-size-complex="10.25pt" style:font-weight-complex="bold"/>
    </style:style>
    <style:style style:name="ch7" style:family="chart" style:data-style-name="N8001">
      <style:chart-properties chart:display-label="true" chart:logarithmic="false" chart:reverse-direction="false" text:line-break="false" chart:axis-position="0" chart:tick-mark-position="at-axis"/>
      <style:graphic-properties svg:stroke-width="0.009cm"/>
      <style:text-properties fo:color="#000000" fo:font-size="10.25pt" style:font-family-asian="Arial" style:font-size-asian="10.25pt" style:font-family-complex="Arial" style:font-size-complex="10.25pt"/>
    </style:style>
    <style:style style:name="ch8" style:family="chart">
      <style:graphic-properties svg:stroke-width="0.009cm"/>
    </style:style>
    <style:style style:name="ch9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0.25pt" style:font-family-asian="Arial" style:font-size-asian="10.25pt" style:font-family-complex="Arial" style:font-size-complex="10.25pt"/>
    </style:style>
    <style:style style:name="ch10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0000ff" draw:fill-color="#0000ff"/>
      <style:text-properties fo:color="#000000" fo:font-size="10.25pt" style:font-family-asian="Arial" style:font-size-asian="10.25pt" style:font-family-complex="Arial" style:font-size-complex="10.25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24cm" svg:height="11.477cm" xlink:href=".." xlink:type="simple" chart:class="chart:line" chart:style-name="ch1">
        <chart:title svg:x="2.825cm" svg:y="0.432cm" chart:style-name="ch2">
          <text:p>Exceptional Growth of U.S. Incarceration, 1880-2010</text:p>
        </chart:title>
        <chart:legend chart:legend-position="bottom" svg:x="4.598cm" svg:y="10.653cm" style:legend-expansion="custom" chartooo:width="7.151cm" chartooo:height="0.644cm" style:legend-expansion-aspect-ratio="11.1040372670807" chart:style-name="ch3"/>
        <chart:plot-area chart:style-name="ch4" table:cell-range-address="'comparison to England &amp; Wales'.A36:'comparison to England &amp; Wales'.A166 'comparison to England &amp; Wales'.D36:'comparison to England &amp; Wales'.E166" chart:data-source-has-labels="column" svg:x="0.944cm" svg:y="1.665cm" svg:width="13.749cm" svg:height="7.936cm">
          <chartooo:coordinate-region svg:x="1.83cm" svg:y="1.878cm" svg:width="12.687cm" svg:height="7.076cm"/>
          <chart:axis chart:dimension="x" chart:name="primary-x" chart:style-name="ch5" chartooo:axis-type="auto">
            <chartooo:date-scale/>
            <chart:title svg:x="7.753cm" svg:y="9.727cm" chart:style-name="ch6">
              <text:p>year</text:p>
            </chart:title>
            <chart:categories table:cell-range-address="'comparison to England &amp; Wales'.A36:'comparison to England &amp; Wales'.A166"/>
          </chart:axis>
          <chart:axis chart:dimension="y" chart:name="primary-y" chart:style-name="ch7">
            <chart:title svg:x="0.28cm" svg:y="2.439cm" chart:style-name="ch6">
              <text:p>Incarcerated persons per 100,000</text:p>
            </chart:title>
            <chart:grid chart:style-name="ch8" chart:class="major"/>
          </chart:axis>
          <chart:series chart:style-name="ch9" chart:values-cell-range-address="'comparison to England &amp; Wales'.D36:'comparison to England &amp; Wales'.D166" chart:class="chart:line">
            <chart:data-point chart:repeated="131"/>
          </chart:series>
          <chart:series chart:style-name="ch10" chart:values-cell-range-address="'comparison to England &amp; Wales'.E36:'comparison to England &amp; Wales'.E166" chart:class="chart:line"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880">
                <text:p>1880</text:p>
                <draw:g>
                  <svg:desc>'comparison to England &amp; Wales'.A36:'comparison to England &amp; Wales'.A166</svg:desc>
                </draw:g>
              </table:table-cell>
              <table:table-cell office:value-type="float" office:value="116.377606190207">
                <text:p>116.377606190207</text:p>
                <draw:g>
                  <svg:desc>'comparison to England &amp; Wales'.D36:'comparison to England &amp; Wales'.D166</svg:desc>
                </draw:g>
              </table:table-cell>
              <table:table-cell office:value-type="float" office:value="110.150112779031">
                <text:p>110.150112779031</text:p>
                <draw:g>
                  <svg:desc>'comparison to England &amp; Wales'.E36:'comparison to England &amp; Wales'.E166</svg:desc>
                </draw:g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99.7526130735859">
                <text:p>99.7526130735859</text:p>
              </table:table-cell>
              <table:table-cell office:value-type="float" office:value="107.667204177225">
                <text:p>107.667204177225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01.535388633726">
                <text:p>101.535388633726</text:p>
              </table:table-cell>
              <table:table-cell office:value-type="float" office:value="106.584643426749">
                <text:p>106.584643426749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03.350862428983">
                <text:p>103.350862428983</text:p>
              </table:table-cell>
              <table:table-cell office:value-type="float" office:value="101.926615841064">
                <text:p>101.926615841064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05.199641559288">
                <text:p>105.199641559288</text:p>
              </table:table-cell>
              <table:table-cell office:value-type="float" office:value="96.0775573880098">
                <text:p>96.077557388009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07.082344459802">
                <text:p>107.082344459802</text:p>
              </table:table-cell>
              <table:table-cell office:value-type="float" office:value="87.1197648787656">
                <text:p>87.1197648787656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08.999601113099">
                <text:p>108.999601113099</text:p>
              </table:table-cell>
              <table:table-cell office:value-type="float" office:value="81.89448441247">
                <text:p>81.8944844124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110.952053265321">
                <text:p>110.952053265321</text:p>
              </table:table-cell>
              <table:table-cell office:value-type="float" office:value="78.337585797966">
                <text:p>78.337585797966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112.940354646379">
                <text:p>112.940354646379</text:p>
              </table:table-cell>
              <table:table-cell office:value-type="float" office:value="75.5260164913278">
                <text:p>75.5260164913278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4.965171194292">
                <text:p>114.965171194292</text:p>
              </table:table-cell>
              <table:table-cell office:value-type="float" office:value="69.417885264342">
                <text:p>69.417885264342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28.031596687736">
                <text:p>128.031596687736</text:p>
              </table:table-cell>
              <table:table-cell office:value-type="float" office:value="63.8471700737032">
                <text:p>63.8471700737032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89.0487436267408">
                <text:p>89.0487436267408</text:p>
              </table:table-cell>
              <table:table-cell office:value-type="float" office:value="59.9085470673176">
                <text:p>59.9085470673176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90.2254038412888">
                <text:p>90.2254038412888</text:p>
              </table:table-cell>
              <table:table-cell office:value-type="float" office:value="60.0013595730941">
                <text:p>60.0013595730941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91.4189833349861">
                <text:p>91.4189833349861</text:p>
              </table:table-cell>
              <table:table-cell office:value-type="float" office:value="61.2647424481704">
                <text:p>61.2647424481704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92.6297249092903">
                <text:p>92.6297249092903</text:p>
              </table:table-cell>
              <table:table-cell office:value-type="float" office:value="58.9689077863407">
                <text:p>58.9689077863407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93.8578748501564">
                <text:p>93.8578748501564</text:p>
              </table:table-cell>
              <table:table-cell office:value-type="float" office:value="57.8437489737611">
                <text:p>57.8437489737611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95.1036829780431">
                <text:p>95.1036829780431</text:p>
              </table:table-cell>
              <table:table-cell office:value-type="float" office:value="55.4361588156998">
                <text:p>55.4361588156998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96.3674026986378">
                <text:p>96.3674026986378</text:p>
              </table:table-cell>
              <table:table-cell office:value-type="float" office:value="54.7243083638231">
                <text:p>54.7243083638231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97.6492910543084">
                <text:p>97.6492910543084</text:p>
              </table:table-cell>
              <table:table-cell office:value-type="float" office:value="56.1171394123993">
                <text:p>56.1171394123993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98.9496087762947">
                <text:p>98.9496087762947</text:p>
              </table:table-cell>
              <table:table-cell office:value-type="float" office:value="53.9819955459365">
                <text:p>53.981995545936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0.106049012721">
                <text:p>130.106049012721</text:p>
              </table:table-cell>
              <table:table-cell office:value-type="float" office:value="54.0636918974232">
                <text:p>54.0636918974232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30.26339459018">
                <text:p>130.26339459018</text:p>
              </table:table-cell>
              <table:table-cell office:value-type="float" office:value="58.1994357905066">
                <text:p>58.1994357905066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0.324117372388">
                <text:p>130.324117372388</text:p>
              </table:table-cell>
              <table:table-cell office:value-type="float" office:value="58.9875876301174">
                <text:p>58.9875876301174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30.616436805296">
                <text:p>130.616436805296</text:p>
              </table:table-cell>
              <table:table-cell office:value-type="float" office:value="62.4605772985312">
                <text:p>62.4605772985312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30.850993523344">
                <text:p>130.850993523344</text:p>
              </table:table-cell>
              <table:table-cell office:value-type="float" office:value="63.6998721721811">
                <text:p>63.6998721721811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33.887985782045">
                <text:p>133.887985782045</text:p>
              </table:table-cell>
              <table:table-cell office:value-type="float" office:value="63.329312424608">
                <text:p>63.329312424608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37.094182315515">
                <text:p>137.094182315515</text:p>
              </table:table-cell>
              <table:table-cell office:value-type="float" office:value="61.3650923067963">
                <text:p>61.3650923067963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40.541432337271">
                <text:p>140.541432337271</text:p>
              </table:table-cell>
              <table:table-cell office:value-type="float" office:value="60.307213464365">
                <text:p>60.307213464365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3.887957628422">
                <text:p>143.887957628422</text:p>
              </table:table-cell>
              <table:table-cell office:value-type="float" office:value="63.16780284663">
                <text:p>63.16780284663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47.241725262581">
                <text:p>147.241725262581</text:p>
              </table:table-cell>
              <table:table-cell office:value-type="float" office:value="62.1556007226739">
                <text:p>62.155600722673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50.508857748131">
                <text:p>150.508857748131</text:p>
              </table:table-cell>
              <table:table-cell office:value-type="float" office:value="58.4041126508717">
                <text:p>58.4041126508717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50.325969975039">
                <text:p>150.325969975039</text:p>
              </table:table-cell>
              <table:table-cell office:value-type="float" office:value="54.7847022359973">
                <text:p>54.7847022359973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50.155616438107">
                <text:p>150.155616438107</text:p>
              </table:table-cell>
              <table:table-cell office:value-type="float" office:value="53.5194208164726">
                <text:p>53.5194208164726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49.377592246489">
                <text:p>149.377592246489</text:p>
              </table:table-cell>
              <table:table-cell office:value-type="float" office:value="49.8605566796085">
                <text:p>49.8605566796085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48.667113082971">
                <text:p>148.667113082971</text:p>
              </table:table-cell>
              <table:table-cell office:value-type="float" office:value="42.7624638190819">
                <text:p>42.7624638190819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48.678848721411">
                <text:p>148.678848721411</text:p>
              </table:table-cell>
              <table:table-cell office:value-type="float" office:value="32.0570230132638">
                <text:p>32.0570230132638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48.751358823417">
                <text:p>148.751358823417</text:p>
              </table:table-cell>
              <table:table-cell office:value-type="float" office:value="29.0341204318457">
                <text:p>29.0341204318457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49.009541879784">
                <text:p>149.009541879784</text:p>
              </table:table-cell>
              <table:table-cell office:value-type="float" office:value="28.2480919378893">
                <text:p>28.2480919378893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51.270776621322">
                <text:p>151.270776621322</text:p>
              </table:table-cell>
              <table:table-cell office:value-type="float" office:value="27.0367975546673">
                <text:p>27.036797554667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51.560551389578">
                <text:p>151.560551389578</text:p>
              </table:table-cell>
              <table:table-cell office:value-type="float" office:value="27.3322607051119">
                <text:p>27.332260705111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0.961431539867">
                <text:p>150.961431539867</text:p>
              </table:table-cell>
              <table:table-cell office:value-type="float" office:value="29.532579805085">
                <text:p>29.532579805085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50.236080696995">
                <text:p>150.236080696995</text:p>
              </table:table-cell>
              <table:table-cell office:value-type="float" office:value="32.1074554465886">
                <text:p>32.1074554465886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50.339480563202">
                <text:p>150.339480563202</text:p>
              </table:table-cell>
              <table:table-cell office:value-type="float" office:value="30.7970160973695">
                <text:p>30.7970160973695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53.104260649244">
                <text:p>153.104260649244</text:p>
              </table:table-cell>
              <table:table-cell office:value-type="float" office:value="28.9942521261931">
                <text:p>28.9942521261931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55.607224080688">
                <text:p>155.607224080688</text:p>
              </table:table-cell>
              <table:table-cell office:value-type="float" office:value="27.7097564119087">
                <text:p>27.7097564119087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58.814965283618">
                <text:p>158.814965283618</text:p>
              </table:table-cell>
              <table:table-cell office:value-type="float" office:value="26.9911390779504">
                <text:p>26.9911390779504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62.337853156633">
                <text:p>162.337853156633</text:p>
              </table:table-cell>
              <table:table-cell office:value-type="float" office:value="27.7649946310784">
                <text:p>27.7649946310784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65.874265438333">
                <text:p>165.874265438333</text:p>
              </table:table-cell>
              <table:table-cell office:value-type="float" office:value="28.4554294150588">
                <text:p>28.455429415058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69.753900093811">
                <text:p>169.753900093811</text:p>
              </table:table-cell>
              <table:table-cell office:value-type="float" office:value="28.1361598662716">
                <text:p>28.1361598662716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74.061890215718">
                <text:p>174.061890215718</text:p>
              </table:table-cell>
              <table:table-cell office:value-type="float" office:value="27.4267676767677">
                <text:p>27.426767676767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78.42627328617">
                <text:p>178.42627328617</text:p>
              </table:table-cell>
              <table:table-cell office:value-type="float" office:value="28.5068214366473">
                <text:p>28.5068214366473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83.435989037573">
                <text:p>183.435989037573</text:p>
              </table:table-cell>
              <table:table-cell office:value-type="float" office:value="29.1987596278884">
                <text:p>29.198759627888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88.847474074873">
                <text:p>188.847474074873</text:p>
              </table:table-cell>
              <table:table-cell office:value-type="float" office:value="31.8474664809333">
                <text:p>31.8474664809333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94.524562825815">
                <text:p>194.524562825815</text:p>
              </table:table-cell>
              <table:table-cell office:value-type="float" office:value="32.183395291202">
                <text:p>32.183395291202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97.598050549713">
                <text:p>197.598050549713</text:p>
              </table:table-cell>
              <table:table-cell office:value-type="float" office:value="30.2419255195591">
                <text:p>30.2419255195591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00.603836698863">
                <text:p>200.603836698863</text:p>
              </table:table-cell>
              <table:table-cell office:value-type="float" office:value="27.8164595891254">
                <text:p>27.8164595891254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03.784791905693">
                <text:p>203.784791905693</text:p>
              </table:table-cell>
              <table:table-cell office:value-type="float" office:value="25.9874139915277">
                <text:p>25.987413991527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07.077965136407">
                <text:p>207.077965136407</text:p>
              </table:table-cell>
              <table:table-cell office:value-type="float" office:value="25.7415125149277">
                <text:p>25.7415125149277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210.066297219942">
                <text:p>210.066297219942</text:p>
              </table:table-cell>
              <table:table-cell office:value-type="float" office:value="26.8979740385782">
                <text:p>26.8979740385782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13.024918798348">
                <text:p>213.024918798348</text:p>
              </table:table-cell>
              <table:table-cell office:value-type="float" office:value="24.9059334298119">
                <text:p>24.905933429811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15.19205311025">
                <text:p>215.19205311025</text:p>
              </table:table-cell>
              <table:table-cell office:value-type="float" office:value="22.3997897854856">
                <text:p>22.3997897854856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11.656530266135">
                <text:p>211.656530266135</text:p>
              </table:table-cell>
              <table:table-cell office:value-type="float" office:value="25.4742742167289">
                <text:p>25.4742742167289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208.604571555388">
                <text:p>208.604571555388</text:p>
              </table:table-cell>
              <table:table-cell office:value-type="float" office:value="29.5963911497243">
                <text:p>29.5963911497243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206.303866388458">
                <text:p>206.303866388458</text:p>
              </table:table-cell>
              <table:table-cell office:value-type="float" office:value="30.2657422087603">
                <text:p>30.265742208760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06.593955405759">
                <text:p>206.593955405759</text:p>
              </table:table-cell>
              <table:table-cell office:value-type="float" office:value="30.4247449881034">
                <text:p>30.4247449881034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205.798440258746">
                <text:p>205.798440258746</text:p>
              </table:table-cell>
              <table:table-cell office:value-type="float" office:value="34.4966694811896">
                <text:p>34.496669481189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93.740126703146">
                <text:p>193.740126703146</text:p>
              </table:table-cell>
              <table:table-cell office:value-type="float" office:value="36.9765807962529">
                <text:p>36.9765807962529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87.767197804208">
                <text:p>187.767197804208</text:p>
              </table:table-cell>
              <table:table-cell office:value-type="float" office:value="39.6445993031359">
                <text:p>39.6445993031359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83.010364015841">
                <text:p>183.010364015841</text:p>
              </table:table-cell>
              <table:table-cell office:value-type="float" office:value="45.4346926578088">
                <text:p>45.434692657808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78.519401701468">
                <text:p>178.519401701468</text:p>
              </table:table-cell>
              <table:table-cell office:value-type="float" office:value="45.4013931711773">
                <text:p>45.401393171177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4.201938525562">
                <text:p>174.201938525562</text:p>
              </table:table-cell>
              <table:table-cell office:value-type="float" office:value="46.5106769650159">
                <text:p>46.5106769650159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76.650414380361">
                <text:p>176.650414380361</text:p>
              </table:table-cell>
              <table:table-cell office:value-type="float" office:value="49.7090037658336">
                <text:p>49.7090037658336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78.827040241123">
                <text:p>178.827040241123</text:p>
              </table:table-cell>
              <table:table-cell office:value-type="float" office:value="53.8732794903879">
                <text:p>53.8732794903879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80.900587217246">
                <text:p>180.900587217246</text:p>
              </table:table-cell>
              <table:table-cell office:value-type="float" office:value="53.5264911922737">
                <text:p>53.526491192273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2.633270576942">
                <text:p>182.633270576942</text:p>
              </table:table-cell>
              <table:table-cell office:value-type="float" office:value="50.6414599990965">
                <text:p>50.6414599990965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84.155943501355">
                <text:p>184.155943501355</text:p>
              </table:table-cell>
              <table:table-cell office:value-type="float" office:value="47.5551855268783">
                <text:p>47.555185526878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85.944141994705">
                <text:p>185.944141994705</text:p>
              </table:table-cell>
              <table:table-cell office:value-type="float" office:value="46.5824881903866">
                <text:p>46.5824881903866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87.722742729117">
                <text:p>187.722742729117</text:p>
              </table:table-cell>
              <table:table-cell office:value-type="float" office:value="50.3306834123856">
                <text:p>50.3306834123856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89.729847249857">
                <text:p>189.729847249857</text:p>
              </table:table-cell>
              <table:table-cell office:value-type="float" office:value="56.2614999224102">
                <text:p>56.2614999224102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91.788135382136">
                <text:p>191.788135382136</text:p>
              </table:table-cell>
              <table:table-cell office:value-type="float" office:value="58.6590578592518">
                <text:p>58.659057859251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4.077086771234">
                <text:p>194.077086771234</text:p>
              </table:table-cell>
              <table:table-cell office:value-type="float" office:value="59.200436919716">
                <text:p>59.20043691971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89.683245634892">
                <text:p>189.683245634892</text:p>
              </table:table-cell>
              <table:table-cell office:value-type="float" office:value="62.8301151614858">
                <text:p>62.8301151614858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85.673262124069">
                <text:p>185.673262124069</text:p>
              </table:table-cell>
              <table:table-cell office:value-type="float" office:value="66.5773624536511">
                <text:p>66.577362453651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81.853865264465">
                <text:p>181.853865264465</text:p>
              </table:table-cell>
              <table:table-cell office:value-type="float" office:value="65.7739552508888">
                <text:p>65.773955250888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78.200746671792">
                <text:p>178.200746671792</text:p>
              </table:table-cell>
              <table:table-cell office:value-type="float" office:value="62.5475445862564">
                <text:p>62.547544586256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174.901651896276">
                <text:p>174.901651896276</text:p>
              </table:table-cell>
              <table:table-cell office:value-type="float" office:value="63.8144784040612">
                <text:p>63.8144784040612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71.984270507617">
                <text:p>171.984270507617</text:p>
              </table:table-cell>
              <table:table-cell office:value-type="float" office:value="68.9780261018221">
                <text:p>68.978026101822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69.279356695013">
                <text:p>169.279356695013</text:p>
              </table:table-cell>
              <table:table-cell office:value-type="float" office:value="72.5244448127279">
                <text:p>72.524444812727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66.581583273208">
                <text:p>166.581583273208</text:p>
              </table:table-cell>
              <table:table-cell office:value-type="float" office:value="66.914720372699">
                <text:p>66.914720372699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163.906977423131">
                <text:p>163.906977423131</text:p>
              </table:table-cell>
              <table:table-cell office:value-type="float" office:value="71.129303623456">
                <text:p>71.12930362345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0.806729939603">
                <text:p>160.806729939603</text:p>
              </table:table-cell>
              <table:table-cell office:value-type="float" office:value="79.8265529443047">
                <text:p>79.826552944304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64.244024335224">
                <text:p>164.244024335224</text:p>
              </table:table-cell>
              <table:table-cell office:value-type="float" office:value="80.7861328125">
                <text:p>80.7861328125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68.102858699653">
                <text:p>168.102858699653</text:p>
              </table:table-cell>
              <table:table-cell office:value-type="float" office:value="77.7018671315912">
                <text:p>77.7018671315912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72.39598472686">
                <text:p>172.39598472686</text:p>
              </table:table-cell>
              <table:table-cell office:value-type="float" office:value="74.3524939849168">
                <text:p>74.352493984916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76.89637757194">
                <text:p>176.89637757194</text:p>
              </table:table-cell>
              <table:table-cell office:value-type="float" office:value="74.5269669281151">
                <text:p>74.526966928115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81.421806476043">
                <text:p>181.421806476043</text:p>
              </table:table-cell>
              <table:table-cell office:value-type="float" office:value="80.4932282191227">
                <text:p>80.4932282191227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86.111003319141">
                <text:p>186.111003319141</text:p>
              </table:table-cell>
              <table:table-cell office:value-type="float" office:value="83.7926363250369">
                <text:p>83.7926363250369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90.862155403844">
                <text:p>190.862155403844</text:p>
              </table:table-cell>
              <table:table-cell office:value-type="float" office:value="84.081715210356">
                <text:p>84.081715210356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95.642030081767">
                <text:p>195.642030081767</text:p>
              </table:table-cell>
              <table:table-cell office:value-type="float" office:value="84.5354152340116">
                <text:p>84.5354152340116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00.451429810856">
                <text:p>200.451429810856</text:p>
              </table:table-cell>
              <table:table-cell office:value-type="float" office:value="85.2791468045568">
                <text:p>85.279146804556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05.246341731764">
                <text:p>205.246341731764</text:p>
              </table:table-cell>
              <table:table-cell office:value-type="float" office:value="85.2045239199242">
                <text:p>85.2045239199242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21.704395766281">
                <text:p>221.704395766281</text:p>
              </table:table-cell>
              <table:table-cell office:value-type="float" office:value="87.2602212582831">
                <text:p>87.260221258283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39.560632350793">
                <text:p>239.560632350793</text:p>
              </table:table-cell>
              <table:table-cell office:value-type="float" office:value="88.1516530325766">
                <text:p>88.1516530325766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58.968216985186">
                <text:p>258.968216985186</text:p>
              </table:table-cell>
              <table:table-cell office:value-type="float" office:value="87.5949775278634">
                <text:p>87.594977527863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0.09778200596">
                <text:p>280.09778200596</text:p>
              </table:table-cell>
              <table:table-cell office:value-type="float" office:value="87.089720818054">
                <text:p>87.08972081805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02.905033610387">
                <text:p>302.905033610387</text:p>
              </table:table-cell>
              <table:table-cell office:value-type="float" office:value="92.7243299833336">
                <text:p>92.724329983333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327.461697936106">
                <text:p>327.461697936106</text:p>
              </table:table-cell>
              <table:table-cell office:value-type="float" office:value="93.5426191933374">
                <text:p>93.542619193337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54.135299524245">
                <text:p>354.135299524245</text:p>
              </table:table-cell>
              <table:table-cell office:value-type="float" office:value="96.6143287512719">
                <text:p>96.6143287512719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382.948093909903">
                <text:p>382.948093909903</text:p>
              </table:table-cell>
              <table:table-cell office:value-type="float" office:value="97.2507442252893">
                <text:p>97.250744225289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13.977374296808">
                <text:p>413.977374296808</text:p>
              </table:table-cell>
              <table:table-cell office:value-type="float" office:value="96.2152682719738">
                <text:p>96.215268271973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6.718050820638">
                <text:p>446.718050820638</text:p>
              </table:table-cell>
              <table:table-cell office:value-type="float" office:value="88.9526627452997">
                <text:p>88.9526627452997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66.716104800205">
                <text:p>466.716104800205</text:p>
              </table:table-cell>
              <table:table-cell office:value-type="float" office:value="88.2970757468275">
                <text:p>88.297075746827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487.368595570832">
                <text:p>487.368595570832</text:p>
              </table:table-cell>
              <table:table-cell office:value-type="float" office:value="87.8987176564011">
                <text:p>87.8987176564011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09.288533469791">
                <text:p>509.288533469791</text:p>
              </table:table-cell>
              <table:table-cell office:value-type="float" office:value="87.3810210273821">
                <text:p>87.3810210273821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532.692917789541">
                <text:p>532.692917789541</text:p>
              </table:table-cell>
              <table:table-cell office:value-type="float" office:value="95.1185729768645">
                <text:p>95.118572976864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57.377805029407">
                <text:p>557.377805029407</text:p>
              </table:table-cell>
              <table:table-cell office:value-type="float" office:value="99.395381494773">
                <text:p>99.39538149477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83.373745883709">
                <text:p>583.373745883709</text:p>
              </table:table-cell>
              <table:table-cell office:value-type="float" office:value="107.528826852154">
                <text:p>107.52882685215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610.364898794679">
                <text:p>610.364898794679</text:p>
              </table:table-cell>
              <table:table-cell office:value-type="float" office:value="118.530787670967">
                <text:p>118.53078767096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638.810662954534">
                <text:p>638.810662954534</text:p>
              </table:table-cell>
              <table:table-cell office:value-type="float" office:value="126.254589608295">
                <text:p>126.25458960829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668.731692524172">
                <text:p>668.731692524172</text:p>
              </table:table-cell>
              <table:table-cell office:value-type="float" office:value="124.717186401841">
                <text:p>124.7171864018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.288937642375">
                <text:p>700.288937642375</text:p>
              </table:table-cell>
              <table:table-cell office:value-type="float" office:value="123.90056041212">
                <text:p>123.9005604121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02.616042415719">
                <text:p>702.616042415719</text:p>
              </table:table-cell>
              <table:table-cell office:value-type="float" office:value="126.623376623377">
                <text:p>126.62337662337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05.484720701424">
                <text:p>705.484720701424</text:p>
              </table:table-cell>
              <table:table-cell office:value-type="float" office:value="134.642639055078">
                <text:p>134.64263905507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8.917901531052">
                <text:p>708.917901531052</text:p>
              </table:table-cell>
              <table:table-cell office:value-type="float" office:value="138.348089301071">
                <text:p>138.34808930107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711.944843811426">
                <text:p>711.944843811426</text:p>
              </table:table-cell>
              <table:table-cell office:value-type="float" office:value="140.7191272157">
                <text:p>140.719127215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15.076844894141">
                <text:p>715.076844894141</text:p>
              </table:table-cell>
              <table:table-cell office:value-type="float" office:value="142.239353905081">
                <text:p>142.23935390508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717.965507568723">
                <text:p>717.965507568723</text:p>
              </table:table-cell>
              <table:table-cell office:value-type="float" office:value="145.418030071213">
                <text:p>145.41803007121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20.582358407195">
                <text:p>720.582358407195</text:p>
              </table:table-cell>
              <table:table-cell office:value-type="float" office:value="148.503299600794">
                <text:p>148.50329960079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23.737109984051">
                <text:p>723.737109984051</text:p>
              </table:table-cell>
              <table:table-cell office:value-type="float" office:value="151.634294193155">
                <text:p>151.63429419315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27.355360288626">
                <text:p>727.355360288626</text:p>
              </table:table-cell>
              <table:table-cell office:value-type="float" office:value="152.461908697643">
                <text:p>152.46190869764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1.729198538163">
                <text:p>731.729198538163</text:p>
              </table:table-cell>
              <table:table-cell office:value-type="float" office:value="153.374788425159">
                <text:p>153.3747884251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2="1" draw:dots2-length="0.213cm" draw:distance="0.071cm"/>
  </office:styles>
</office:document-styles>
</file>